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1.95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112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5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fo:border-bottom="1.76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order-bottom="0.74pt solid #000000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order-bottom="0.74pt solid #000000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2.49pt solid #000000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=0.1" style:apply-style-name="ConditionalStyle_5f_1" style:base-cell-address="'Hoja 1'.G2"/>
    </style:style>
    <style:style style:name="ce24" style:family="table-cell" style:parent-style-name="Default" style:data-style-name="N11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=0.1" style:apply-style-name="ConditionalStyle_5f_1" style:base-cell-address="'Hoja 1'.G2"/>
    </style:style>
    <style:style style:name="ce25" style:family="table-cell" style:parent-style-name="Default" style:data-style-name="N11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=0.1" style:apply-style-name="ConditionalStyle_5f_1" style:base-cell-address="'Hoja 1'.G2"/>
    </style:style>
    <style:style style:name="ce26" style:family="table-cell" style:parent-style-name="Default" style:data-style-name="N11">
      <style:table-cell-properties fo:border-bottom="0.74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=0.1" style:apply-style-name="ConditionalStyle_5f_1" style:base-cell-address="'Hoja 1'.G2"/>
    </style:style>
    <style:style style:name="ce27" style:family="table-cell" style:parent-style-name="Default" style:data-style-name="N11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=0.1" style:apply-style-name="ConditionalStyle_5f_1" style:base-cell-address="'Hoja 1'.G2"/>
    </style:style>
    <style:style style:name="ce28" style:family="table-cell" style:parent-style-name="Default" style:data-style-name="N11">
      <style:table-cell-properties fo:border-bottom="2.49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  <style:map style:condition="cell-content()&gt;=0.1" style:apply-style-name="ConditionalStyle_5f_1" style:base-cell-address="'Hoja 1'.G2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1" style:family="table-cell" style:parent-style-name="Default" style:data-style-name="N1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49" style:family="table-cell" style:parent-style-name="Default" style:data-style-name="N11">
      <style:table-cell-properties fo:border-bottom="0.74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0" style:family="table-cell" style:parent-style-name="Default" style:data-style-name="N11">
      <style:table-cell-properties fo:border-bottom="0.74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1" style:family="table-cell" style:parent-style-name="Default" style:data-style-name="N11">
      <style:table-cell-properties fo:border-bottom="2.49pt solid #000000" style:diagonal-bl-tr="none" style:diagonal-tl-br="none" fo:border-left="none" fo:border-right="2.49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6" style:family="table-cell" style:parent-style-name="Default" style:data-style-name="N128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9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solución PWM:</text:p>
          </table:table-cell>
          <table:covered-table-cell table:style-name="ce6"/>
          <table:table-cell table:style-name="ce11" table:formula="of:=(2^[.E1])-1" office:value-type="float" office:value="1023" calcext:value-type="float">
            <text:p>1023.00</text:p>
          </table:table-cell>
          <table:table-cell table:style-name="ce1" office:value-type="string" calcext:value-type="string">
            <text:p>Nº bits:</text:p>
          </table:table-cell>
          <table:table-cell table:style-name="ce16" office:value-type="float" office:value="10" calcext:value-type="float">
            <text:p>10</text:p>
          </table:table-cell>
          <table:table-cell table:style-name="ce17" office:value-type="string" calcext:value-type="string" table:number-columns-spanned="5" table:number-rows-spanned="1">
            <text:p>Errores</text:p>
          </table:table-cell>
          <table:covered-table-cell table:number-columns-repeated="3" table:style-name="ce22"/>
          <table:covered-table-cell table:style-name="ce47"/>
          <table:table-cell table:number-columns-repeated="1014"/>
        </table:table-row>
        <table:table-row table:style-name="ro1">
          <table:table-cell table:style-name="ce2" office:value-type="string" calcext:value-type="string">
            <text:p>Paso</text:p>
          </table:table-cell>
          <table:table-cell table:style-name="ce7" office:value-type="string" calcext:value-type="string">
            <text:p>Ángulo Eléctrico Objetivo</text:p>
          </table:table-cell>
          <table:table-cell table:style-name="ce12" office:value-type="string" calcext:value-type="string">
            <text:p>Corriente en A</text:p>
          </table:table-cell>
          <table:table-cell table:style-name="ce12" office:value-type="string" calcext:value-type="string">
            <text:p>Corriente en B</text:p>
          </table:table-cell>
          <table:table-cell table:style-name="ce7" office:value-type="string" calcext:value-type="string">
            <text:p>Ángulo Eléctrico Obtenido</text:p>
          </table:table-cell>
          <table:table-cell table:style-name="ce18" office:value-type="string" calcext:value-type="string">
            <text:p>Error Absoluto</text:p>
          </table:table-cell>
          <table:table-cell table:style-name="ce23" office:value-type="string" calcext:value-type="string">
            <text:p>Error Relativo</text:p>
          </table:table-cell>
          <table:table-cell table:style-name="ce29" office:value-type="string" calcext:value-type="string">
            <text:p>Max:</text:p>
          </table:table-cell>
          <table:table-cell table:style-name="ce41" table:formula="of:=MAX([.G$1:.G$1048576])" office:value-type="percentage" office:value="0.0839417656" calcext:value-type="percentage">
            <text:p>8.39%</text:p>
          </table:table-cell>
          <table:table-cell table:style-name="ce48"/>
          <table:table-cell table:number-columns-repeated="1014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8" table:formula="of:=[.A3]*90/(256)" office:value-type="float" office:value="0" calcext:value-type="float">
            <text:p>0.00º</text:p>
          </table:table-cell>
          <table:table-cell table:style-name="ce13" table:formula="of:=ROUND([.C$1]*SIN([.B3]*PI()/180);0)" office:value-type="float" office:value="0" calcext:value-type="float">
            <text:p>0</text:p>
          </table:table-cell>
          <table:table-cell table:style-name="ce13" table:formula="of:=ROUND([.C$1]*SIN(([.B3]+90)*PI()/180);0)" office:value-type="float" office:value="1023" calcext:value-type="float">
            <text:p>1023</text:p>
          </table:table-cell>
          <table:table-cell table:style-name="ce8" table:formula="of:=MOD(ATAN2([.D3];[.C3])*180/PI()+360;360)" office:value-type="float" office:value="0" calcext:value-type="float">
            <text:p>0.00º</text:p>
          </table:table-cell>
          <table:table-cell table:style-name="ce19" table:formula="of:=[.B3]-[.E3]" office:value-type="float" office:value="0" calcext:value-type="float">
            <text:p>0.0000</text:p>
          </table:table-cell>
          <table:table-cell table:style-name="ce24" table:formula="of:=ABS([.F3]/[.B$4])" office:value-type="percentage" office:value="0" calcext:value-type="percentage">
            <text:p>0.00%</text:p>
          </table:table-cell>
          <table:table-cell table:style-name="ce29" office:value-type="string" calcext:value-type="string">
            <text:p>&gt;10%</text:p>
          </table:table-cell>
          <table:table-cell table:style-name="ce13" table:formula="of:=COUNTIF([.G$1:.G$1048576];&quot;&gt;=0,1&quot;)" office:value-type="float" office:value="0" calcext:value-type="float">
            <text:p>0</text:p>
          </table:table-cell>
          <table:table-cell table:style-name="ce49" table:formula="of:=[.I3]/1024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table:formula="of:=[.A4]*90/(256)" office:value-type="float" office:value="0.3515625" calcext:value-type="float">
            <text:p>0.35º</text:p>
          </table:table-cell>
          <table:table-cell table:style-name="ce14" table:formula="of:=ROUND([.C$1]*SIN([.B4]*PI()/180);0)" office:value-type="float" office:value="6" calcext:value-type="float">
            <text:p>6</text:p>
          </table:table-cell>
          <table:table-cell table:style-name="ce14" table:formula="of:=ROUND([.C$1]*SIN(([.B4]+90)*PI()/180);0)" office:value-type="float" office:value="1023" calcext:value-type="float">
            <text:p>1023</text:p>
          </table:table-cell>
          <table:table-cell table:style-name="ce9" table:formula="of:=MOD(ATAN2([.D4];[.C4])*180/PI()+360;360)" office:value-type="float" office:value="0.336041774463013" calcext:value-type="float">
            <text:p>0.34º</text:p>
          </table:table-cell>
          <table:table-cell table:style-name="ce20" table:formula="of:=[.B4]-[.E4]" office:value-type="float" office:value="0.0155207255369874" calcext:value-type="float">
            <text:p>0.0155</text:p>
          </table:table-cell>
          <table:table-cell table:style-name="ce25" table:formula="of:=ABS([.F4]/[.B$4])" office:value-type="percentage" office:value="0.0441478415274307" calcext:value-type="percentage">
            <text:p>4.41%</text:p>
          </table:table-cell>
          <table:table-cell table:style-name="ce30" office:value-type="string" calcext:value-type="string">
            <text:p>&gt;5%</text:p>
          </table:table-cell>
          <table:table-cell table:style-name="ce14" table:formula="of:=COUNTIF([.G$1:.G$1048576];&quot;&gt;=0,05&quot;)" office:value-type="float" office:value="320" calcext:value-type="float">
            <text:p>320</text:p>
          </table:table-cell>
          <table:table-cell table:style-name="ce50" table:formula="of:=[.I4]/1024" office:value-type="percentage" office:value="0.3125" calcext:value-type="percentage">
            <text:p>31.25%</text:p>
          </table:table-cell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table:formula="of:=[.A5]*90/(256)" office:value-type="float" office:value="0.703125" calcext:value-type="float">
            <text:p>0.70º</text:p>
          </table:table-cell>
          <table:table-cell table:style-name="ce14" table:formula="of:=ROUND([.C$1]*SIN([.B5]*PI()/180);0)" office:value-type="float" office:value="13" calcext:value-type="float">
            <text:p>13</text:p>
          </table:table-cell>
          <table:table-cell table:style-name="ce14" table:formula="of:=ROUND([.C$1]*SIN(([.B5]+90)*PI()/180);0)" office:value-type="float" office:value="1023" calcext:value-type="float">
            <text:p>1023</text:p>
          </table:table-cell>
          <table:table-cell table:style-name="ce9" table:formula="of:=MOD(ATAN2([.D5];[.C5])*180/PI()+360;360)" office:value-type="float" office:value="0.728059671048186" calcext:value-type="float">
            <text:p>0.73º</text:p>
          </table:table-cell>
          <table:table-cell table:style-name="ce20" table:formula="of:=[.B5]-[.E5]" office:value-type="float" office:value="-0.0249346710481859" calcext:value-type="float">
            <text:p>-0.0249</text:p>
          </table:table-cell>
          <table:table-cell table:style-name="ce25" table:formula="of:=ABS([.F5]/[.B$4])" office:value-type="percentage" office:value="0.0709252865370622" calcext:value-type="percentage">
            <text:p>7.09%</text:p>
          </table:table-cell>
          <table:table-cell table:style-name="ce31" office:value-type="string" calcext:value-type="string">
            <text:p>&gt;1%</text:p>
          </table:table-cell>
          <table:table-cell table:style-name="ce15" table:formula="of:=COUNTIF([.G$1:.G$1048576];&quot;&gt;0,01&quot;)" office:value-type="float" office:value="880" calcext:value-type="float">
            <text:p>880</text:p>
          </table:table-cell>
          <table:table-cell table:style-name="ce51" table:formula="of:=[.I5]/1024" office:value-type="percentage" office:value="0.859375" calcext:value-type="percentage">
            <text:p>85.94%</text:p>
          </table:table-cell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table:formula="of:=[.A6]*90/(256)" office:value-type="float" office:value="1.0546875" calcext:value-type="float">
            <text:p>1.05º</text:p>
          </table:table-cell>
          <table:table-cell table:style-name="ce14" table:formula="of:=ROUND([.C$1]*SIN([.B6]*PI()/180);0)" office:value-type="float" office:value="19" calcext:value-type="float">
            <text:p>19</text:p>
          </table:table-cell>
          <table:table-cell table:style-name="ce14" table:formula="of:=ROUND([.C$1]*SIN(([.B6]+90)*PI()/180);0)" office:value-type="float" office:value="1023" calcext:value-type="float">
            <text:p>1023</text:p>
          </table:table-cell>
          <table:table-cell table:style-name="ce9" table:formula="of:=MOD(ATAN2([.D6];[.C6])*180/PI()+360;360)" office:value-type="float" office:value="1.06402215403381" calcext:value-type="float">
            <text:p>1.06º</text:p>
          </table:table-cell>
          <table:table-cell table:style-name="ce20" table:formula="of:=[.B6]-[.E6]" office:value-type="float" office:value="-0.00933465403380751" calcext:value-type="float">
            <text:p>-0.0093</text:p>
          </table:table-cell>
          <table:table-cell table:style-name="ce26" table:formula="of:=ABS([.F6]/[.B$4])" office:value-type="percentage" office:value="0.0265519048072747" calcext:value-type="percentage">
            <text:p>2.66%</text:p>
          </table:table-cell>
          <table:table-cell table:style-name="ce32" office:value-type="string" calcext:value-type="string" table:number-columns-spanned="3" table:number-rows-spanned="2">
            <text:p>Detalles de implementación</text:p>
          </table:table-cell>
          <table:covered-table-cell table:style-name="ce42"/>
          <table:covered-table-cell table:style-name="ce52"/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table:formula="of:=[.A7]*90/(256)" office:value-type="float" office:value="1.40625" calcext:value-type="float">
            <text:p>1.41º</text:p>
          </table:table-cell>
          <table:table-cell table:style-name="ce14" table:formula="of:=ROUND([.C$1]*SIN([.B7]*PI()/180);0)" office:value-type="float" office:value="25" calcext:value-type="float">
            <text:p>25</text:p>
          </table:table-cell>
          <table:table-cell table:style-name="ce14" table:formula="of:=ROUND([.C$1]*SIN(([.B7]+90)*PI()/180);0)" office:value-type="float" office:value="1023" calcext:value-type="float">
            <text:p>1023</text:p>
          </table:table-cell>
          <table:table-cell table:style-name="ce9" table:formula="of:=MOD(ATAN2([.D7];[.C7])*180/PI()+360;360)" office:value-type="float" office:value="1.39991147809076" calcext:value-type="float">
            <text:p>1.40º</text:p>
          </table:table-cell>
          <table:table-cell table:style-name="ce20" table:formula="of:=[.B7]-[.E7]" office:value-type="float" office:value="0.00633852190924245" calcext:value-type="float">
            <text:p>0.0063</text:p>
          </table:table-cell>
          <table:table-cell table:style-name="ce27" table:formula="of:=ABS([.F7]/[.B$4])" office:value-type="percentage" office:value="0.0180295734307341" calcext:value-type="percentage">
            <text:p>1.80%</text:p>
          </table:table-cell>
          <table:covered-table-cell table:style-name="ce33"/>
          <table:covered-table-cell table:style-name="ce43"/>
          <table:covered-table-cell table:style-name="ce5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table:formula="of:=[.A8]*90/(256)" office:value-type="float" office:value="1.7578125" calcext:value-type="float">
            <text:p>1.76º</text:p>
          </table:table-cell>
          <table:table-cell table:style-name="ce14" table:formula="of:=ROUND([.C$1]*SIN([.B8]*PI()/180);0)" office:value-type="float" office:value="31" calcext:value-type="float">
            <text:p>31</text:p>
          </table:table-cell>
          <table:table-cell table:style-name="ce14" table:formula="of:=ROUND([.C$1]*SIN(([.B8]+90)*PI()/180);0)" office:value-type="float" office:value="1023" calcext:value-type="float">
            <text:p>1023</text:p>
          </table:table-cell>
          <table:table-cell table:style-name="ce9" table:formula="of:=MOD(ATAN2([.D8];[.C8])*180/PI()+360;360)" office:value-type="float" office:value="1.7357045889284" calcext:value-type="float">
            <text:p>1.74º</text:p>
          </table:table-cell>
          <table:table-cell table:style-name="ce20" table:formula="of:=[.B8]-[.E8]" office:value-type="float" office:value="0.0221079110716005" calcext:value-type="float">
            <text:p>0.0221</text:p>
          </table:table-cell>
          <table:table-cell table:style-name="ce27" table:formula="of:=ABS([.F8]/[.B$4])" office:value-type="percentage" office:value="0.0628847248258858" calcext:value-type="percentage">
            <text:p>6.29%</text:p>
          </table:table-cell>
          <table:table-cell table:style-name="ce34" office:value-type="string" calcext:value-type="string" table:number-columns-spanned="2" table:number-rows-spanned="1">
            <text:p>Reloj de PWM (MHz):</text:p>
          </table:table-cell>
          <table:covered-table-cell table:style-name="ce44"/>
          <table:table-cell table:style-name="ce54" office:value-type="float" office:value="16" calcext:value-type="float">
            <text:p>16.00 MHz</text:p>
          </table:table-cell>
          <table:table-cell table:number-columns-repeated="101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table:formula="of:=[.A9]*90/(256)" office:value-type="float" office:value="2.109375" calcext:value-type="float">
            <text:p>2.11º</text:p>
          </table:table-cell>
          <table:table-cell table:style-name="ce14" table:formula="of:=ROUND([.C$1]*SIN([.B9]*PI()/180);0)" office:value-type="float" office:value="38" calcext:value-type="float">
            <text:p>38</text:p>
          </table:table-cell>
          <table:table-cell table:style-name="ce14" table:formula="of:=ROUND([.C$1]*SIN(([.B9]+90)*PI()/180);0)" office:value-type="float" office:value="1022" calcext:value-type="float">
            <text:p>1022</text:p>
          </table:table-cell>
          <table:table-cell table:style-name="ce9" table:formula="of:=MOD(ATAN2([.D9];[.C9])*180/PI()+360;360)" office:value-type="float" office:value="2.12939051639404" calcext:value-type="float">
            <text:p>2.13º</text:p>
          </table:table-cell>
          <table:table-cell table:style-name="ce20" table:formula="of:=[.B9]-[.E9]" office:value-type="float" office:value="-0.0200155163940394" calcext:value-type="float">
            <text:p>-0.0200</text:p>
          </table:table-cell>
          <table:table-cell table:style-name="ce27" table:formula="of:=ABS([.F9]/[.B$4])" office:value-type="percentage" office:value="0.0569330244097121" calcext:value-type="percentage">
            <text:p>5.69%</text:p>
          </table:table-cell>
          <table:table-cell table:style-name="ce35" office:value-type="string" calcext:value-type="string" table:number-columns-spanned="2" table:number-rows-spanned="1">
            <text:p>Preescalador:</text:p>
          </table:table-cell>
          <table:covered-table-cell table:style-name="ce45"/>
          <table:table-cell table:style-name="ce55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table:formula="of:=[.A10]*90/(256)" office:value-type="float" office:value="2.4609375" calcext:value-type="float">
            <text:p>2.46º</text:p>
          </table:table-cell>
          <table:table-cell table:style-name="ce14" table:formula="of:=ROUND([.C$1]*SIN([.B10]*PI()/180);0)" office:value-type="float" office:value="44" calcext:value-type="float">
            <text:p>44</text:p>
          </table:table-cell>
          <table:table-cell table:style-name="ce14" table:formula="of:=ROUND([.C$1]*SIN(([.B10]+90)*PI()/180);0)" office:value-type="float" office:value="1022" calcext:value-type="float">
            <text:p>1022</text:p>
          </table:table-cell>
          <table:table-cell table:style-name="ce9" table:formula="of:=MOD(ATAN2([.D10];[.C10])*180/PI()+360;360)" office:value-type="float" office:value="2.46522350540914" calcext:value-type="float">
            <text:p>2.47º</text:p>
          </table:table-cell>
          <table:table-cell table:style-name="ce20" table:formula="of:=[.B10]-[.E10]" office:value-type="float" office:value="-0.00428600540914204" calcext:value-type="float">
            <text:p>-0.0043</text:p>
          </table:table-cell>
          <table:table-cell table:style-name="ce27" table:formula="of:=ABS([.F10]/[.B$4])" office:value-type="percentage" office:value="0.0121913042748929" calcext:value-type="percentage">
            <text:p>1.22%</text:p>
          </table:table-cell>
          <table:table-cell table:style-name="ce35" office:value-type="string" calcext:value-type="string" table:number-columns-spanned="2" table:number-rows-spanned="1">
            <text:p>Frecuencia de PWM:</text:p>
          </table:table-cell>
          <table:covered-table-cell table:style-name="ce45"/>
          <table:table-cell table:style-name="ce56" table:formula="of:=[.J8]*(10^6)/([.J9]*[.C1])" office:value-type="float" office:value="15640.2737" calcext:value-type="float">
            <text:p>15640 Hz</text:p>
          </table:table-cell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9" table:formula="of:=[.A11]*90/(256)" office:value-type="float" office:value="2.8125" calcext:value-type="float">
            <text:p>2.81º</text:p>
          </table:table-cell>
          <table:table-cell table:style-name="ce14" table:formula="of:=ROUND([.C$1]*SIN([.B11]*PI()/180);0)" office:value-type="float" office:value="50" calcext:value-type="float">
            <text:p>50</text:p>
          </table:table-cell>
          <table:table-cell table:style-name="ce14" table:formula="of:=ROUND([.C$1]*SIN(([.B11]+90)*PI()/180);0)" office:value-type="float" office:value="1022" calcext:value-type="float">
            <text:p>1022</text:p>
          </table:table-cell>
          <table:table-cell table:style-name="ce9" table:formula="of:=MOD(ATAN2([.D11];[.C11])*180/PI()+360;360)" office:value-type="float" office:value="2.80088708726799" calcext:value-type="float">
            <text:p>2.80º</text:p>
          </table:table-cell>
          <table:table-cell table:style-name="ce20" table:formula="of:=[.B11]-[.E11]" office:value-type="float" office:value="0.011612912732005" calcext:value-type="float">
            <text:p>0.0116</text:p>
          </table:table-cell>
          <table:table-cell table:style-name="ce27" table:formula="of:=ABS([.F11]/[.B$4])" office:value-type="percentage" office:value="0.0330322851043699" calcext:value-type="percentage">
            <text:p>3.30%</text:p>
          </table:table-cell>
          <table:table-cell table:style-name="ce36" office:value-type="string" calcext:value-type="string" table:number-columns-spanned="2" table:number-rows-spanned="1">
            <text:p>RPM max*</text:p>
          </table:table-cell>
          <table:covered-table-cell/>
          <table:table-cell table:style-name="ce57" table:formula="of:=60*[.J10]*(1.8/256)/360" office:value-type="float" office:value="18.32844575" calcext:value-type="float">
            <text:p>18.32844575</text:p>
          </table:table-cell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9" table:formula="of:=[.A12]*90/(256)" office:value-type="float" office:value="3.1640625" calcext:value-type="float">
            <text:p>3.16º</text:p>
          </table:table-cell>
          <table:table-cell table:style-name="ce14" table:formula="of:=ROUND([.C$1]*SIN([.B12]*PI()/180);0)" office:value-type="float" office:value="56" calcext:value-type="float">
            <text:p>56</text:p>
          </table:table-cell>
          <table:table-cell table:style-name="ce14" table:formula="of:=ROUND([.C$1]*SIN(([.B12]+90)*PI()/180);0)" office:value-type="float" office:value="1021" calcext:value-type="float">
            <text:p>1021</text:p>
          </table:table-cell>
          <table:table-cell table:style-name="ce9" table:formula="of:=MOD(ATAN2([.D12];[.C12])*180/PI()+360;360)" office:value-type="float" office:value="3.1394240761303" calcext:value-type="float">
            <text:p>3.14º</text:p>
          </table:table-cell>
          <table:table-cell table:style-name="ce20" table:formula="of:=[.B12]-[.E12]" office:value-type="float" office:value="0.0246384238697033" calcext:value-type="float">
            <text:p>0.0246</text:p>
          </table:table-cell>
          <table:table-cell table:style-name="ce27" table:formula="of:=ABS([.F12]/[.B$4])" office:value-type="percentage" office:value="0.0700826278960449" calcext:value-type="percentage">
            <text:p>7.01%</text:p>
          </table:table-cell>
          <table:table-cell table:style-name="ce37" office:value-type="string" calcext:value-type="string" table:number-columns-spanned="2" table:number-rows-spanned="2">
            <text:p>*Suponiendo un paso por periodo del PWM (no necesario)</text:p>
          </table:table-cell>
          <table:covered-table-cell/>
          <table:table-cell table:style-name="ce58" table:number-columns-spanned="1" table:number-rows-spanned="2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table:formula="of:=[.A13]*90/(256)" office:value-type="float" office:value="3.515625" calcext:value-type="float">
            <text:p>3.52º</text:p>
          </table:table-cell>
          <table:table-cell table:style-name="ce14" table:formula="of:=ROUND([.C$1]*SIN([.B13]*PI()/180);0)" office:value-type="float" office:value="63" calcext:value-type="float">
            <text:p>63</text:p>
          </table:table-cell>
          <table:table-cell table:style-name="ce14" table:formula="of:=ROUND([.C$1]*SIN(([.B13]+90)*PI()/180);0)" office:value-type="float" office:value="1021" calcext:value-type="float">
            <text:p>1021</text:p>
          </table:table-cell>
          <table:table-cell table:style-name="ce9" table:formula="of:=MOD(ATAN2([.D13];[.C13])*180/PI()+360;360)" office:value-type="float" office:value="3.53091422879061" calcext:value-type="float">
            <text:p>3.53º</text:p>
          </table:table-cell>
          <table:table-cell table:style-name="ce20" table:formula="of:=[.B13]-[.E13]" office:value-type="float" office:value="-0.015289228790607" calcext:value-type="float">
            <text:p>-0.0153</text:p>
          </table:table-cell>
          <table:table-cell table:style-name="ce27" table:formula="of:=ABS([.F13]/[.B$4])" office:value-type="percentage" office:value="0.0434893618932822" calcext:value-type="percentage">
            <text:p>4.35%</text:p>
          </table:table-cell>
          <table:covered-table-cell table:style-name="ce38"/>
          <table:covered-table-cell table:style-name="ce46"/>
          <table:covered-table-cell table:style-name="ce59"/>
          <table:table-cell table:number-columns-repeated="101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9" table:formula="of:=[.A14]*90/(256)" office:value-type="float" office:value="3.8671875" calcext:value-type="float">
            <text:p>3.87º</text:p>
          </table:table-cell>
          <table:table-cell table:style-name="ce14" table:formula="of:=ROUND([.C$1]*SIN([.B14]*PI()/180);0)" office:value-type="float" office:value="69" calcext:value-type="float">
            <text:p>69</text:p>
          </table:table-cell>
          <table:table-cell table:style-name="ce14" table:formula="of:=ROUND([.C$1]*SIN(([.B14]+90)*PI()/180);0)" office:value-type="float" office:value="1021" calcext:value-type="float">
            <text:p>1021</text:p>
          </table:table-cell>
          <table:table-cell table:style-name="ce9" table:formula="of:=MOD(ATAN2([.D14];[.C14])*180/PI()+360;360)" office:value-type="float" office:value="3.8662160649032" calcext:value-type="float">
            <text:p>3.87º</text:p>
          </table:table-cell>
          <table:table-cell table:style-name="ce20" table:formula="of:=[.B14]-[.E14]" office:value-type="float" office:value="0.000971435096801088" calcext:value-type="float">
            <text:p>0.0010</text:p>
          </table:table-cell>
          <table:table-cell table:style-name="ce27" table:formula="of:=ABS([.F14]/[.B$4])" office:value-type="percentage" office:value="0.0027631931642342" calcext:value-type="percentage">
            <text:p>0.28%</text:p>
          </table:table-cell>
          <table:table-cell table:style-name="ce39" table:number-columns-repeated="3"/>
          <table:table-cell table:number-columns-repeated="101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9" table:formula="of:=[.A15]*90/(256)" office:value-type="float" office:value="4.21875" calcext:value-type="float">
            <text:p>4.22º</text:p>
          </table:table-cell>
          <table:table-cell table:style-name="ce14" table:formula="of:=ROUND([.C$1]*SIN([.B15]*PI()/180);0)" office:value-type="float" office:value="75" calcext:value-type="float">
            <text:p>75</text:p>
          </table:table-cell>
          <table:table-cell table:style-name="ce14" table:formula="of:=ROUND([.C$1]*SIN(([.B15]+90)*PI()/180);0)" office:value-type="float" office:value="1020" calcext:value-type="float">
            <text:p>1020</text:p>
          </table:table-cell>
          <table:table-cell table:style-name="ce9" table:formula="of:=MOD(ATAN2([.D15];[.C15])*180/PI()+360;360)" office:value-type="float" office:value="4.20535700170859" calcext:value-type="float">
            <text:p>4.21º</text:p>
          </table:table-cell>
          <table:table-cell table:style-name="ce20" table:formula="of:=[.B15]-[.E15]" office:value-type="float" office:value="0.0133929982914083" calcext:value-type="float">
            <text:p>0.0134</text:p>
          </table:table-cell>
          <table:table-cell table:style-name="ce27" table:formula="of:=ABS([.F15]/[.B$4])" office:value-type="percentage" office:value="0.0380956395844502" calcext:value-type="percentage">
            <text:p>3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9" table:formula="of:=[.A16]*90/(256)" office:value-type="float" office:value="4.5703125" calcext:value-type="float">
            <text:p>4.57º</text:p>
          </table:table-cell>
          <table:table-cell table:style-name="ce14" table:formula="of:=ROUND([.C$1]*SIN([.B16]*PI()/180);0)" office:value-type="float" office:value="82" calcext:value-type="float">
            <text:p>82</text:p>
          </table:table-cell>
          <table:table-cell table:style-name="ce14" table:formula="of:=ROUND([.C$1]*SIN(([.B16]+90)*PI()/180);0)" office:value-type="float" office:value="1020" calcext:value-type="float">
            <text:p>1020</text:p>
          </table:table-cell>
          <table:table-cell table:style-name="ce9" table:formula="of:=MOD(ATAN2([.D16];[.C16])*180/PI()+360;360)" office:value-type="float" office:value="4.59624660926704" calcext:value-type="float">
            <text:p>4.60º</text:p>
          </table:table-cell>
          <table:table-cell table:style-name="ce20" table:formula="of:=[.B16]-[.E16]" office:value-type="float" office:value="-0.0259341092670411" calcext:value-type="float">
            <text:p>-0.0259</text:p>
          </table:table-cell>
          <table:table-cell table:style-name="ce27" table:formula="of:=ABS([.F16]/[.B$4])" office:value-type="percentage" office:value="0.0737681330262502" calcext:value-type="percentage">
            <text:p>7.3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9" table:formula="of:=[.A17]*90/(256)" office:value-type="float" office:value="4.921875" calcext:value-type="float">
            <text:p>4.92º</text:p>
          </table:table-cell>
          <table:table-cell table:style-name="ce14" table:formula="of:=ROUND([.C$1]*SIN([.B17]*PI()/180);0)" office:value-type="float" office:value="88" calcext:value-type="float">
            <text:p>88</text:p>
          </table:table-cell>
          <table:table-cell table:style-name="ce14" table:formula="of:=ROUND([.C$1]*SIN(([.B17]+90)*PI()/180);0)" office:value-type="float" office:value="1019" calcext:value-type="float">
            <text:p>1019</text:p>
          </table:table-cell>
          <table:table-cell table:style-name="ce9" table:formula="of:=MOD(ATAN2([.D17];[.C17])*180/PI()+360;360)" office:value-type="float" office:value="4.93577042280418" calcext:value-type="float">
            <text:p>4.94º</text:p>
          </table:table-cell>
          <table:table-cell table:style-name="ce20" table:formula="of:=[.B17]-[.E17]" office:value-type="float" office:value="-0.0138954228041825" calcext:value-type="float">
            <text:p>-0.0139</text:p>
          </table:table-cell>
          <table:table-cell table:style-name="ce27" table:formula="of:=ABS([.F17]/[.B$4])" office:value-type="percentage" office:value="0.0395247581985637" calcext:value-type="percentage">
            <text:p>3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table:formula="of:=[.A18]*90/(256)" office:value-type="float" office:value="5.2734375" calcext:value-type="float">
            <text:p>5.27º</text:p>
          </table:table-cell>
          <table:table-cell table:style-name="ce14" table:formula="of:=ROUND([.C$1]*SIN([.B18]*PI()/180);0)" office:value-type="float" office:value="94" calcext:value-type="float">
            <text:p>94</text:p>
          </table:table-cell>
          <table:table-cell table:style-name="ce14" table:formula="of:=ROUND([.C$1]*SIN(([.B18]+90)*PI()/180);0)" office:value-type="float" office:value="1019" calcext:value-type="float">
            <text:p>1019</text:p>
          </table:table-cell>
          <table:table-cell table:style-name="ce9" table:formula="of:=MOD(ATAN2([.D18];[.C18])*180/PI()+360;360)" office:value-type="float" office:value="5.27046502099375" calcext:value-type="float">
            <text:p>5.27º</text:p>
          </table:table-cell>
          <table:table-cell table:style-name="ce20" table:formula="of:=[.B18]-[.E18]" office:value-type="float" office:value="0.00297247900624598" calcext:value-type="float">
            <text:p>0.0030</text:p>
          </table:table-cell>
          <table:table-cell table:style-name="ce27" table:formula="of:=ABS([.F18]/[.B$4])" office:value-type="percentage" office:value="0.00845505139554411" calcext:value-type="percentage">
            <text:p>0.8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9" table:formula="of:=[.A19]*90/(256)" office:value-type="float" office:value="5.625" calcext:value-type="float">
            <text:p>5.63º</text:p>
          </table:table-cell>
          <table:table-cell table:style-name="ce14" table:formula="of:=ROUND([.C$1]*SIN([.B19]*PI()/180);0)" office:value-type="float" office:value="100" calcext:value-type="float">
            <text:p>100</text:p>
          </table:table-cell>
          <table:table-cell table:style-name="ce14" table:formula="of:=ROUND([.C$1]*SIN(([.B19]+90)*PI()/180);0)" office:value-type="float" office:value="1018" calcext:value-type="float">
            <text:p>1018</text:p>
          </table:table-cell>
          <table:table-cell table:style-name="ce9" table:formula="of:=MOD(ATAN2([.D19];[.C19])*180/PI()+360;360)" office:value-type="float" office:value="5.61026989068478" calcext:value-type="float">
            <text:p>5.61º</text:p>
          </table:table-cell>
          <table:table-cell table:style-name="ce20" table:formula="of:=[.B19]-[.E19]" office:value-type="float" office:value="0.0147301093152237" calcext:value-type="float">
            <text:p>0.0147</text:p>
          </table:table-cell>
          <table:table-cell table:style-name="ce27" table:formula="of:=ABS([.F19]/[.B$4])" office:value-type="percentage" office:value="0.041898977607747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9" table:formula="of:=[.A20]*90/(256)" office:value-type="float" office:value="5.9765625" calcext:value-type="float">
            <text:p>5.98º</text:p>
          </table:table-cell>
          <table:table-cell table:style-name="ce14" table:formula="of:=ROUND([.C$1]*SIN([.B20]*PI()/180);0)" office:value-type="float" office:value="107" calcext:value-type="float">
            <text:p>107</text:p>
          </table:table-cell>
          <table:table-cell table:style-name="ce14" table:formula="of:=ROUND([.C$1]*SIN(([.B20]+90)*PI()/180);0)" office:value-type="float" office:value="1017" calcext:value-type="float">
            <text:p>1017</text:p>
          </table:table-cell>
          <table:table-cell table:style-name="ce9" table:formula="of:=MOD(ATAN2([.D20];[.C20])*180/PI()+360;360)" office:value-type="float" office:value="6.00607327696719" calcext:value-type="float">
            <text:p>6.01º</text:p>
          </table:table-cell>
          <table:table-cell table:style-name="ce20" table:formula="of:=[.B20]-[.E20]" office:value-type="float" office:value="-0.0295107769671858" calcext:value-type="float">
            <text:p>-0.0295</text:p>
          </table:table-cell>
          <table:table-cell table:style-name="ce27" table:formula="of:=ABS([.F20]/[.B$4])" office:value-type="percentage" office:value="0.0839417655955509" calcext:value-type="percentage">
            <text:p>8.3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9" table:formula="of:=[.A21]*90/(256)" office:value-type="float" office:value="6.328125" calcext:value-type="float">
            <text:p>6.33º</text:p>
          </table:table-cell>
          <table:table-cell table:style-name="ce14" table:formula="of:=ROUND([.C$1]*SIN([.B21]*PI()/180);0)" office:value-type="float" office:value="113" calcext:value-type="float">
            <text:p>113</text:p>
          </table:table-cell>
          <table:table-cell table:style-name="ce14" table:formula="of:=ROUND([.C$1]*SIN(([.B21]+90)*PI()/180);0)" office:value-type="float" office:value="1017" calcext:value-type="float">
            <text:p>1017</text:p>
          </table:table-cell>
          <table:table-cell table:style-name="ce9" table:formula="of:=MOD(ATAN2([.D21];[.C21])*180/PI()+360;360)" office:value-type="float" office:value="6.34019174590992" calcext:value-type="float">
            <text:p>6.34º</text:p>
          </table:table-cell>
          <table:table-cell table:style-name="ce20" table:formula="of:=[.B21]-[.E21]" office:value-type="float" office:value="-0.0120667459099195" calcext:value-type="float">
            <text:p>-0.0121</text:p>
          </table:table-cell>
          <table:table-cell table:style-name="ce27" table:formula="of:=ABS([.F21]/[.B$4])" office:value-type="percentage" office:value="0.0343231883659933" calcext:value-type="percentage">
            <text:p>3.4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9" table:formula="of:=[.A22]*90/(256)" office:value-type="float" office:value="6.6796875" calcext:value-type="float">
            <text:p>6.68º</text:p>
          </table:table-cell>
          <table:table-cell table:style-name="ce14" table:formula="of:=ROUND([.C$1]*SIN([.B22]*PI()/180);0)" office:value-type="float" office:value="119" calcext:value-type="float">
            <text:p>119</text:p>
          </table:table-cell>
          <table:table-cell table:style-name="ce14" table:formula="of:=ROUND([.C$1]*SIN(([.B22]+90)*PI()/180);0)" office:value-type="float" office:value="1016" calcext:value-type="float">
            <text:p>1016</text:p>
          </table:table-cell>
          <table:table-cell table:style-name="ce9" table:formula="of:=MOD(ATAN2([.D22];[.C22])*180/PI()+360;360)" office:value-type="float" office:value="6.68038723778506" calcext:value-type="float">
            <text:p>6.68º</text:p>
          </table:table-cell>
          <table:table-cell table:style-name="ce20" table:formula="of:=[.B22]-[.E22]" office:value-type="float" office:value="-0.000699737785055277" calcext:value-type="float">
            <text:p>-0.0007</text:p>
          </table:table-cell>
          <table:table-cell table:style-name="ce27" table:formula="of:=ABS([.F22]/[.B$4])" office:value-type="percentage" office:value="0.00199036525526834" calcext:value-type="percentage">
            <text:p>0.2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table:formula="of:=[.A23]*90/(256)" office:value-type="float" office:value="7.03125" calcext:value-type="float">
            <text:p>7.03º</text:p>
          </table:table-cell>
          <table:table-cell table:style-name="ce14" table:formula="of:=ROUND([.C$1]*SIN([.B23]*PI()/180);0)" office:value-type="float" office:value="125" calcext:value-type="float">
            <text:p>125</text:p>
          </table:table-cell>
          <table:table-cell table:style-name="ce14" table:formula="of:=ROUND([.C$1]*SIN(([.B23]+90)*PI()/180);0)" office:value-type="float" office:value="1015" calcext:value-type="float">
            <text:p>1015</text:p>
          </table:table-cell>
          <table:table-cell table:style-name="ce9" table:formula="of:=MOD(ATAN2([.D23];[.C23])*180/PI()+360;360)" office:value-type="float" office:value="7.02077914520118" calcext:value-type="float">
            <text:p>7.02º</text:p>
          </table:table-cell>
          <table:table-cell table:style-name="ce20" table:formula="of:=[.B23]-[.E23]" office:value-type="float" office:value="0.0104708547988253" calcext:value-type="float">
            <text:p>0.0105</text:p>
          </table:table-cell>
          <table:table-cell table:style-name="ce27" table:formula="of:=ABS([.F23]/[.B$4])" office:value-type="percentage" office:value="0.029783764761103" calcext:value-type="percentage">
            <text:p>2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9" table:formula="of:=[.A24]*90/(256)" office:value-type="float" office:value="7.3828125" calcext:value-type="float">
            <text:p>7.38º</text:p>
          </table:table-cell>
          <table:table-cell table:style-name="ce14" table:formula="of:=ROUND([.C$1]*SIN([.B24]*PI()/180);0)" office:value-type="float" office:value="131" calcext:value-type="float">
            <text:p>131</text:p>
          </table:table-cell>
          <table:table-cell table:style-name="ce14" table:formula="of:=ROUND([.C$1]*SIN(([.B24]+90)*PI()/180);0)" office:value-type="float" office:value="1015" calcext:value-type="float">
            <text:p>1015</text:p>
          </table:table-cell>
          <table:table-cell table:style-name="ce9" table:formula="of:=MOD(ATAN2([.D24];[.C24])*180/PI()+360;360)" office:value-type="float" office:value="7.3541704686952" calcext:value-type="float">
            <text:p>7.35º</text:p>
          </table:table-cell>
          <table:table-cell table:style-name="ce20" table:formula="of:=[.B24]-[.E24]" office:value-type="float" office:value="0.0286420313047984" calcext:value-type="float">
            <text:p>0.0286</text:p>
          </table:table-cell>
          <table:table-cell table:style-name="ce27" table:formula="of:=ABS([.F24]/[.B$4])" office:value-type="percentage" office:value="0.0814706668225376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9" table:formula="of:=[.A25]*90/(256)" office:value-type="float" office:value="7.734375" calcext:value-type="float">
            <text:p>7.73º</text:p>
          </table:table-cell>
          <table:table-cell table:style-name="ce14" table:formula="of:=ROUND([.C$1]*SIN([.B25]*PI()/180);0)" office:value-type="float" office:value="138" calcext:value-type="float">
            <text:p>138</text:p>
          </table:table-cell>
          <table:table-cell table:style-name="ce14" table:formula="of:=ROUND([.C$1]*SIN(([.B25]+90)*PI()/180);0)" office:value-type="float" office:value="1014" calcext:value-type="float">
            <text:p>1014</text:p>
          </table:table-cell>
          <table:table-cell table:style-name="ce9" table:formula="of:=MOD(ATAN2([.D25];[.C25])*180/PI()+360;360)" office:value-type="float" office:value="7.75003642291932" calcext:value-type="float">
            <text:p>7.75º</text:p>
          </table:table-cell>
          <table:table-cell table:style-name="ce20" table:formula="of:=[.B25]-[.E25]" office:value-type="float" office:value="-0.0156614229193224" calcext:value-type="float">
            <text:p>-0.0157</text:p>
          </table:table-cell>
          <table:table-cell table:style-name="ce27" table:formula="of:=ABS([.F25]/[.B$4])" office:value-type="percentage" office:value="0.0445480474149614" calcext:value-type="percentage">
            <text:p>4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9" table:formula="of:=[.A26]*90/(256)" office:value-type="float" office:value="8.0859375" calcext:value-type="float">
            <text:p>8.09º</text:p>
          </table:table-cell>
          <table:table-cell table:style-name="ce14" table:formula="of:=ROUND([.C$1]*SIN([.B26]*PI()/180);0)" office:value-type="float" office:value="144" calcext:value-type="float">
            <text:p>144</text:p>
          </table:table-cell>
          <table:table-cell table:style-name="ce14" table:formula="of:=ROUND([.C$1]*SIN(([.B26]+90)*PI()/180);0)" office:value-type="float" office:value="1013" calcext:value-type="float">
            <text:p>1013</text:p>
          </table:table-cell>
          <table:table-cell table:style-name="ce9" table:formula="of:=MOD(ATAN2([.D26];[.C26])*180/PI()+360;360)" office:value-type="float" office:value="8.09050610647688" calcext:value-type="float">
            <text:p>8.09º</text:p>
          </table:table-cell>
          <table:table-cell table:style-name="ce20" table:formula="of:=[.B26]-[.E26]" office:value-type="float" office:value="-0.00456860647688018" calcext:value-type="float">
            <text:p>-0.0046</text:p>
          </table:table-cell>
          <table:table-cell table:style-name="ce27" table:formula="of:=ABS([.F26]/[.B$4])" office:value-type="percentage" office:value="0.0129951473120147" calcext:value-type="percentage">
            <text:p>1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table:formula="of:=[.A27]*90/(256)" office:value-type="float" office:value="8.4375" calcext:value-type="float">
            <text:p>8.44º</text:p>
          </table:table-cell>
          <table:table-cell table:style-name="ce14" table:formula="of:=ROUND([.C$1]*SIN([.B27]*PI()/180);0)" office:value-type="float" office:value="150" calcext:value-type="float">
            <text:p>150</text:p>
          </table:table-cell>
          <table:table-cell table:style-name="ce14" table:formula="of:=ROUND([.C$1]*SIN(([.B27]+90)*PI()/180);0)" office:value-type="float" office:value="1012" calcext:value-type="float">
            <text:p>1012</text:p>
          </table:table-cell>
          <table:table-cell table:style-name="ce9" table:formula="of:=MOD(ATAN2([.D27];[.C27])*180/PI()+360;360)" office:value-type="float" office:value="8.4310727157519" calcext:value-type="float">
            <text:p>8.43º</text:p>
          </table:table-cell>
          <table:table-cell table:style-name="ce20" table:formula="of:=[.B27]-[.E27]" office:value-type="float" office:value="0.00642728424810457" calcext:value-type="float">
            <text:p>0.0064</text:p>
          </table:table-cell>
          <table:table-cell table:style-name="ce27" table:formula="of:=ABS([.F27]/[.B$4])" office:value-type="percentage" office:value="0.0182820529723863" calcext:value-type="percentage">
            <text:p>1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table:formula="of:=[.A28]*90/(256)" office:value-type="float" office:value="8.7890625" calcext:value-type="float">
            <text:p>8.79º</text:p>
          </table:table-cell>
          <table:table-cell table:style-name="ce14" table:formula="of:=ROUND([.C$1]*SIN([.B28]*PI()/180);0)" office:value-type="float" office:value="156" calcext:value-type="float">
            <text:p>156</text:p>
          </table:table-cell>
          <table:table-cell table:style-name="ce14" table:formula="of:=ROUND([.C$1]*SIN(([.B28]+90)*PI()/180);0)" office:value-type="float" office:value="1011" calcext:value-type="float">
            <text:p>1011</text:p>
          </table:table-cell>
          <table:table-cell table:style-name="ce9" table:formula="of:=MOD(ATAN2([.D28];[.C28])*180/PI()+360;360)" office:value-type="float" office:value="8.7717122182811" calcext:value-type="float">
            <text:p>8.77º</text:p>
          </table:table-cell>
          <table:table-cell table:style-name="ce20" table:formula="of:=[.B28]-[.E28]" office:value-type="float" office:value="0.0173502817189046" calcext:value-type="float">
            <text:p>0.0174</text:p>
          </table:table-cell>
          <table:table-cell table:style-name="ce27" table:formula="of:=ABS([.F28]/[.B$4])" office:value-type="percentage" office:value="0.0493519124448843" calcext:value-type="percentage">
            <text:p>4.9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9" table:formula="of:=[.A29]*90/(256)" office:value-type="float" office:value="9.140625" calcext:value-type="float">
            <text:p>9.14º</text:p>
          </table:table-cell>
          <table:table-cell table:style-name="ce14" table:formula="of:=ROUND([.C$1]*SIN([.B29]*PI()/180);0)" office:value-type="float" office:value="163" calcext:value-type="float">
            <text:p>163</text:p>
          </table:table-cell>
          <table:table-cell table:style-name="ce14" table:formula="of:=ROUND([.C$1]*SIN(([.B29]+90)*PI()/180);0)" office:value-type="float" office:value="1010" calcext:value-type="float">
            <text:p>1010</text:p>
          </table:table-cell>
          <table:table-cell table:style-name="ce9" table:formula="of:=MOD(ATAN2([.D29];[.C29])*180/PI()+360;360)" office:value-type="float" office:value="9.16769762433773" calcext:value-type="float">
            <text:p>9.17º</text:p>
          </table:table-cell>
          <table:table-cell table:style-name="ce20" table:formula="of:=[.B29]-[.E29]" office:value-type="float" office:value="-0.0270726243377339" calcext:value-type="float">
            <text:p>-0.0271</text:p>
          </table:table-cell>
          <table:table-cell table:style-name="ce27" table:formula="of:=ABS([.F29]/[.B$4])" office:value-type="percentage" office:value="0.0770065758939988" calcext:value-type="percentage">
            <text:p>7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9" table:formula="of:=[.A30]*90/(256)" office:value-type="float" office:value="9.4921875" calcext:value-type="float">
            <text:p>9.49º</text:p>
          </table:table-cell>
          <table:table-cell table:style-name="ce14" table:formula="of:=ROUND([.C$1]*SIN([.B30]*PI()/180);0)" office:value-type="float" office:value="169" calcext:value-type="float">
            <text:p>169</text:p>
          </table:table-cell>
          <table:table-cell table:style-name="ce14" table:formula="of:=ROUND([.C$1]*SIN(([.B30]+90)*PI()/180);0)" office:value-type="float" office:value="1009" calcext:value-type="float">
            <text:p>1009</text:p>
          </table:table-cell>
          <table:table-cell table:style-name="ce9" table:formula="of:=MOD(ATAN2([.D30];[.C30])*180/PI()+360;360)" office:value-type="float" office:value="9.50835769507665" calcext:value-type="float">
            <text:p>9.51º</text:p>
          </table:table-cell>
          <table:table-cell table:style-name="ce20" table:formula="of:=[.B30]-[.E30]" office:value-type="float" office:value="-0.0161701950766542" calcext:value-type="float">
            <text:p>-0.0162</text:p>
          </table:table-cell>
          <table:table-cell table:style-name="ce27" table:formula="of:=ABS([.F30]/[.B$4])" office:value-type="percentage" office:value="0.0459952215513719" calcext:value-type="percentage">
            <text:p>4.6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9" table:formula="of:=[.A31]*90/(256)" office:value-type="float" office:value="9.84375" calcext:value-type="float">
            <text:p>9.84º</text:p>
          </table:table-cell>
          <table:table-cell table:style-name="ce14" table:formula="of:=ROUND([.C$1]*SIN([.B31]*PI()/180);0)" office:value-type="float" office:value="175" calcext:value-type="float">
            <text:p>175</text:p>
          </table:table-cell>
          <table:table-cell table:style-name="ce14" table:formula="of:=ROUND([.C$1]*SIN(([.B31]+90)*PI()/180);0)" office:value-type="float" office:value="1008" calcext:value-type="float">
            <text:p>1008</text:p>
          </table:table-cell>
          <table:table-cell table:style-name="ce9" table:formula="of:=MOD(ATAN2([.D31];[.C31])*180/PI()+360;360)" office:value-type="float" office:value="9.84901451111705" calcext:value-type="float">
            <text:p>9.85º</text:p>
          </table:table-cell>
          <table:table-cell table:style-name="ce20" table:formula="of:=[.B31]-[.E31]" office:value-type="float" office:value="-0.00526451111704773" calcext:value-type="float">
            <text:p>-0.0053</text:p>
          </table:table-cell>
          <table:table-cell table:style-name="ce27" table:formula="of:=ABS([.F31]/[.B$4])" office:value-type="percentage" office:value="0.0149746093996024" calcext:value-type="percentage">
            <text:p>1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9" table:formula="of:=[.A32]*90/(256)" office:value-type="float" office:value="10.1953125" calcext:value-type="float">
            <text:p>10.20º</text:p>
          </table:table-cell>
          <table:table-cell table:style-name="ce14" table:formula="of:=ROUND([.C$1]*SIN([.B32]*PI()/180);0)" office:value-type="float" office:value="181" calcext:value-type="float">
            <text:p>181</text:p>
          </table:table-cell>
          <table:table-cell table:style-name="ce14" table:formula="of:=ROUND([.C$1]*SIN(([.B32]+90)*PI()/180);0)" office:value-type="float" office:value="1007" calcext:value-type="float">
            <text:p>1007</text:p>
          </table:table-cell>
          <table:table-cell table:style-name="ce9" table:formula="of:=MOD(ATAN2([.D32];[.C32])*180/PI()+360;360)" office:value-type="float" office:value="10.1896439901451" calcext:value-type="float">
            <text:p>10.19º</text:p>
          </table:table-cell>
          <table:table-cell table:style-name="ce20" table:formula="of:=[.B32]-[.E32]" office:value-type="float" office:value="0.00566850985489964" calcext:value-type="float">
            <text:p>0.0057</text:p>
          </table:table-cell>
          <table:table-cell table:style-name="ce27" table:formula="of:=ABS([.F32]/[.B$4])" office:value-type="percentage" office:value="0.0161237613650479" calcext:value-type="percentage">
            <text:p>1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table:formula="of:=[.A33]*90/(256)" office:value-type="float" office:value="10.546875" calcext:value-type="float">
            <text:p>10.55º</text:p>
          </table:table-cell>
          <table:table-cell table:style-name="ce14" table:formula="of:=ROUND([.C$1]*SIN([.B33]*PI()/180);0)" office:value-type="float" office:value="187" calcext:value-type="float">
            <text:p>187</text:p>
          </table:table-cell>
          <table:table-cell table:style-name="ce14" table:formula="of:=ROUND([.C$1]*SIN(([.B33]+90)*PI()/180);0)" office:value-type="float" office:value="1006" calcext:value-type="float">
            <text:p>1006</text:p>
          </table:table-cell>
          <table:table-cell table:style-name="ce9" table:formula="of:=MOD(ATAN2([.D33];[.C33])*180/PI()+360;360)" office:value-type="float" office:value="10.5302220614405" calcext:value-type="float">
            <text:p>10.53º</text:p>
          </table:table-cell>
          <table:table-cell table:style-name="ce20" table:formula="of:=[.B33]-[.E33]" office:value-type="float" office:value="0.0166529385595027" calcext:value-type="float">
            <text:p>0.0167</text:p>
          </table:table-cell>
          <table:table-cell table:style-name="ce27" table:formula="of:=ABS([.F33]/[.B$4])" office:value-type="percentage" office:value="0.047368358569252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9" table:formula="of:=[.A34]*90/(256)" office:value-type="float" office:value="10.8984375" calcext:value-type="float">
            <text:p>10.90º</text:p>
          </table:table-cell>
          <table:table-cell table:style-name="ce14" table:formula="of:=ROUND([.C$1]*SIN([.B34]*PI()/180);0)" office:value-type="float" office:value="193" calcext:value-type="float">
            <text:p>193</text:p>
          </table:table-cell>
          <table:table-cell table:style-name="ce14" table:formula="of:=ROUND([.C$1]*SIN(([.B34]+90)*PI()/180);0)" office:value-type="float" office:value="1005" calcext:value-type="float">
            <text:p>1005</text:p>
          </table:table-cell>
          <table:table-cell table:style-name="ce9" table:formula="of:=MOD(ATAN2([.D34];[.C34])*180/PI()+360;360)" office:value-type="float" office:value="10.8707246760771" calcext:value-type="float">
            <text:p>10.87º</text:p>
          </table:table-cell>
          <table:table-cell table:style-name="ce20" table:formula="of:=[.B34]-[.E34]" office:value-type="float" office:value="0.0277128239228546" calcext:value-type="float">
            <text:p>0.0277</text:p>
          </table:table-cell>
          <table:table-cell table:style-name="ce27" table:formula="of:=ABS([.F34]/[.B$4])" office:value-type="percentage" office:value="0.0788275880472308" calcext:value-type="percentage">
            <text:p>7.8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9" table:formula="of:=[.A35]*90/(256)" office:value-type="float" office:value="11.25" calcext:value-type="float">
            <text:p>11.25º</text:p>
          </table:table-cell>
          <table:table-cell table:style-name="ce14" table:formula="of:=ROUND([.C$1]*SIN([.B35]*PI()/180);0)" office:value-type="float" office:value="200" calcext:value-type="float">
            <text:p>200</text:p>
          </table:table-cell>
          <table:table-cell table:style-name="ce14" table:formula="of:=ROUND([.C$1]*SIN(([.B35]+90)*PI()/180);0)" office:value-type="float" office:value="1003" calcext:value-type="float">
            <text:p>1003</text:p>
          </table:table-cell>
          <table:table-cell table:style-name="ce9" table:formula="of:=MOD(ATAN2([.D35];[.C35])*180/PI()+360;360)" office:value-type="float" office:value="11.2769722976869" calcext:value-type="float">
            <text:p>11.28º</text:p>
          </table:table-cell>
          <table:table-cell table:style-name="ce20" table:formula="of:=[.B35]-[.E35]" office:value-type="float" office:value="-0.026972297686882" calcext:value-type="float">
            <text:p>-0.0270</text:p>
          </table:table-cell>
          <table:table-cell table:style-name="ce27" table:formula="of:=ABS([.F35]/[.B$4])" office:value-type="percentage" office:value="0.0767212023093533" calcext:value-type="percentage">
            <text:p>7.6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9" table:formula="of:=[.A36]*90/(256)" office:value-type="float" office:value="11.6015625" calcext:value-type="float">
            <text:p>11.60º</text:p>
          </table:table-cell>
          <table:table-cell table:style-name="ce14" table:formula="of:=ROUND([.C$1]*SIN([.B36]*PI()/180);0)" office:value-type="float" office:value="206" calcext:value-type="float">
            <text:p>206</text:p>
          </table:table-cell>
          <table:table-cell table:style-name="ce14" table:formula="of:=ROUND([.C$1]*SIN(([.B36]+90)*PI()/180);0)" office:value-type="float" office:value="1002" calcext:value-type="float">
            <text:p>1002</text:p>
          </table:table-cell>
          <table:table-cell table:style-name="ce9" table:formula="of:=MOD(ATAN2([.D36];[.C36])*180/PI()+360;360)" office:value-type="float" office:value="11.6174988882678" calcext:value-type="float">
            <text:p>11.62º</text:p>
          </table:table-cell>
          <table:table-cell table:style-name="ce20" table:formula="of:=[.B36]-[.E36]" office:value-type="float" office:value="-0.0159363882678463" calcext:value-type="float">
            <text:p>-0.0159</text:p>
          </table:table-cell>
          <table:table-cell table:style-name="ce27" table:formula="of:=ABS([.F36]/[.B$4])" office:value-type="percentage" office:value="0.0453301710729849" calcext:value-type="percentage">
            <text:p>4.5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9" table:formula="of:=[.A37]*90/(256)" office:value-type="float" office:value="11.953125" calcext:value-type="float">
            <text:p>11.95º</text:p>
          </table:table-cell>
          <table:table-cell table:style-name="ce14" table:formula="of:=ROUND([.C$1]*SIN([.B37]*PI()/180);0)" office:value-type="float" office:value="212" calcext:value-type="float">
            <text:p>212</text:p>
          </table:table-cell>
          <table:table-cell table:style-name="ce14" table:formula="of:=ROUND([.C$1]*SIN(([.B37]+90)*PI()/180);0)" office:value-type="float" office:value="1001" calcext:value-type="float">
            <text:p>1001</text:p>
          </table:table-cell>
          <table:table-cell table:style-name="ce9" table:formula="of:=MOD(ATAN2([.D37];[.C37])*180/PI()+360;360)" office:value-type="float" office:value="11.9578732225645" calcext:value-type="float">
            <text:p>11.96º</text:p>
          </table:table-cell>
          <table:table-cell table:style-name="ce20" table:formula="of:=[.B37]-[.E37]" office:value-type="float" office:value="-0.00474822256450125" calcext:value-type="float">
            <text:p>-0.0047</text:p>
          </table:table-cell>
          <table:table-cell table:style-name="ce27" table:formula="of:=ABS([.F37]/[.B$4])" office:value-type="percentage" office:value="0.0135060552945813" calcext:value-type="percentage">
            <text:p>1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 table:formula="of:=[.A38]*90/(256)" office:value-type="float" office:value="12.3046875" calcext:value-type="float">
            <text:p>12.30º</text:p>
          </table:table-cell>
          <table:table-cell table:style-name="ce14" table:formula="of:=ROUND([.C$1]*SIN([.B38]*PI()/180);0)" office:value-type="float" office:value="218" calcext:value-type="float">
            <text:p>218</text:p>
          </table:table-cell>
          <table:table-cell table:style-name="ce14" table:formula="of:=ROUND([.C$1]*SIN(([.B38]+90)*PI()/180);0)" office:value-type="float" office:value="999" calcext:value-type="float">
            <text:p>999</text:p>
          </table:table-cell>
          <table:table-cell table:style-name="ce9" table:formula="of:=MOD(ATAN2([.D38];[.C38])*180/PI()+360;360)" office:value-type="float" office:value="12.3100066021429" calcext:value-type="float">
            <text:p>12.31º</text:p>
          </table:table-cell>
          <table:table-cell table:style-name="ce20" table:formula="of:=[.B38]-[.E38]" office:value-type="float" office:value="-0.0053191021429484" calcext:value-type="float">
            <text:p>-0.0053</text:p>
          </table:table-cell>
          <table:table-cell table:style-name="ce27" table:formula="of:=ABS([.F38]/[.B$4])" office:value-type="percentage" office:value="0.0151298905399421" calcext:value-type="percentage">
            <text:p>1.5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9" table:formula="of:=[.A39]*90/(256)" office:value-type="float" office:value="12.65625" calcext:value-type="float">
            <text:p>12.66º</text:p>
          </table:table-cell>
          <table:table-cell table:style-name="ce14" table:formula="of:=ROUND([.C$1]*SIN([.B39]*PI()/180);0)" office:value-type="float" office:value="224" calcext:value-type="float">
            <text:p>224</text:p>
          </table:table-cell>
          <table:table-cell table:style-name="ce14" table:formula="of:=ROUND([.C$1]*SIN(([.B39]+90)*PI()/180);0)" office:value-type="float" office:value="998" calcext:value-type="float">
            <text:p>998</text:p>
          </table:table-cell>
          <table:table-cell table:style-name="ce9" table:formula="of:=MOD(ATAN2([.D39];[.C39])*180/PI()+360;360)" office:value-type="float" office:value="12.6503256171143" calcext:value-type="float">
            <text:p>12.65º</text:p>
          </table:table-cell>
          <table:table-cell table:style-name="ce20" table:formula="of:=[.B39]-[.E39]" office:value-type="float" office:value="0.00592438288572339" calcext:value-type="float">
            <text:p>0.0059</text:p>
          </table:table-cell>
          <table:table-cell table:style-name="ce27" table:formula="of:=ABS([.F39]/[.B$4])" office:value-type="percentage" office:value="0.0168515779860576" calcext:value-type="percentage">
            <text:p>1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9" table:formula="of:=[.A40]*90/(256)" office:value-type="float" office:value="13.0078125" calcext:value-type="float">
            <text:p>13.01º</text:p>
          </table:table-cell>
          <table:table-cell table:style-name="ce14" table:formula="of:=ROUND([.C$1]*SIN([.B40]*PI()/180);0)" office:value-type="float" office:value="230" calcext:value-type="float">
            <text:p>230</text:p>
          </table:table-cell>
          <table:table-cell table:style-name="ce14" table:formula="of:=ROUND([.C$1]*SIN(([.B40]+90)*PI()/180);0)" office:value-type="float" office:value="997" calcext:value-type="float">
            <text:p>997</text:p>
          </table:table-cell>
          <table:table-cell table:style-name="ce9" table:formula="of:=MOD(ATAN2([.D40];[.C40])*180/PI()+360;360)" office:value-type="float" office:value="12.9904196064055" calcext:value-type="float">
            <text:p>12.99º</text:p>
          </table:table-cell>
          <table:table-cell table:style-name="ce20" table:formula="of:=[.B40]-[.E40]" office:value-type="float" office:value="0.01739289359449" calcext:value-type="float">
            <text:p>0.0174</text:p>
          </table:table-cell>
          <table:table-cell table:style-name="ce27" table:formula="of:=ABS([.F40]/[.B$4])" office:value-type="percentage" office:value="0.0494731195576605" calcext:value-type="percentage">
            <text:p>4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9" table:formula="of:=[.A41]*90/(256)" office:value-type="float" office:value="13.359375" calcext:value-type="float">
            <text:p>13.36º</text:p>
          </table:table-cell>
          <table:table-cell table:style-name="ce14" table:formula="of:=ROUND([.C$1]*SIN([.B41]*PI()/180);0)" office:value-type="float" office:value="236" calcext:value-type="float">
            <text:p>236</text:p>
          </table:table-cell>
          <table:table-cell table:style-name="ce14" table:formula="of:=ROUND([.C$1]*SIN(([.B41]+90)*PI()/180);0)" office:value-type="float" office:value="995" calcext:value-type="float">
            <text:p>995</text:p>
          </table:table-cell>
          <table:table-cell table:style-name="ce9" table:formula="of:=MOD(ATAN2([.D41];[.C41])*180/PI()+360;360)" office:value-type="float" office:value="13.3431831652152" calcext:value-type="float">
            <text:p>13.34º</text:p>
          </table:table-cell>
          <table:table-cell table:style-name="ce20" table:formula="of:=[.B41]-[.E41]" office:value-type="float" office:value="0.0161918347847632" calcext:value-type="float">
            <text:p>0.0162</text:p>
          </table:table-cell>
          <table:table-cell table:style-name="ce27" table:formula="of:=ABS([.F41]/[.B$4])" office:value-type="percentage" office:value="0.0460567744988819" calcext:value-type="percentage">
            <text:p>4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9" table:formula="of:=[.A42]*90/(256)" office:value-type="float" office:value="13.7109375" calcext:value-type="float">
            <text:p>13.71º</text:p>
          </table:table-cell>
          <table:table-cell table:style-name="ce14" table:formula="of:=ROUND([.C$1]*SIN([.B42]*PI()/180);0)" office:value-type="float" office:value="242" calcext:value-type="float">
            <text:p>242</text:p>
          </table:table-cell>
          <table:table-cell table:style-name="ce14" table:formula="of:=ROUND([.C$1]*SIN(([.B42]+90)*PI()/180);0)" office:value-type="float" office:value="994" calcext:value-type="float">
            <text:p>994</text:p>
          </table:table-cell>
          <table:table-cell table:style-name="ce9" table:formula="of:=MOD(ATAN2([.D42];[.C42])*180/PI()+360;360)" office:value-type="float" office:value="13.6830733871928" calcext:value-type="float">
            <text:p>13.68º</text:p>
          </table:table-cell>
          <table:table-cell table:style-name="ce20" table:formula="of:=[.B42]-[.E42]" office:value-type="float" office:value="0.0278641128072081" calcext:value-type="float">
            <text:p>0.0279</text:p>
          </table:table-cell>
          <table:table-cell table:style-name="ce27" table:formula="of:=ABS([.F42]/[.B$4])" office:value-type="percentage" office:value="0.0792579208738365" calcext:value-type="percentage">
            <text:p>7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table:formula="of:=[.A43]*90/(256)" office:value-type="float" office:value="14.0625" calcext:value-type="float">
            <text:p>14.06º</text:p>
          </table:table-cell>
          <table:table-cell table:style-name="ce14" table:formula="of:=ROUND([.C$1]*SIN([.B43]*PI()/180);0)" office:value-type="float" office:value="249" calcext:value-type="float">
            <text:p>249</text:p>
          </table:table-cell>
          <table:table-cell table:style-name="ce14" table:formula="of:=ROUND([.C$1]*SIN(([.B43]+90)*PI()/180);0)" office:value-type="float" office:value="992" calcext:value-type="float">
            <text:p>992</text:p>
          </table:table-cell>
          <table:table-cell table:style-name="ce9" table:formula="of:=MOD(ATAN2([.D43];[.C43])*180/PI()+360;360)" office:value-type="float" office:value="14.0905908829889" calcext:value-type="float">
            <text:p>14.09º</text:p>
          </table:table-cell>
          <table:table-cell table:style-name="ce20" table:formula="of:=[.B43]-[.E43]" office:value-type="float" office:value="-0.0280908829888631" calcext:value-type="float">
            <text:p>-0.0281</text:p>
          </table:table-cell>
          <table:table-cell table:style-name="ce27" table:formula="of:=ABS([.F43]/[.B$4])" office:value-type="percentage" office:value="0.0799029560572106" calcext:value-type="percentage">
            <text:p>7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table:formula="of:=[.A44]*90/(256)" office:value-type="float" office:value="14.4140625" calcext:value-type="float">
            <text:p>14.41º</text:p>
          </table:table-cell>
          <table:table-cell table:style-name="ce14" table:formula="of:=ROUND([.C$1]*SIN([.B44]*PI()/180);0)" office:value-type="float" office:value="255" calcext:value-type="float">
            <text:p>255</text:p>
          </table:table-cell>
          <table:table-cell table:style-name="ce14" table:formula="of:=ROUND([.C$1]*SIN(([.B44]+90)*PI()/180);0)" office:value-type="float" office:value="991" calcext:value-type="float">
            <text:p>991</text:p>
          </table:table-cell>
          <table:table-cell table:style-name="ce9" table:formula="of:=MOD(ATAN2([.D44];[.C44])*180/PI()+360;360)" office:value-type="float" office:value="14.4300693599085" calcext:value-type="float">
            <text:p>14.43º</text:p>
          </table:table-cell>
          <table:table-cell table:style-name="ce20" table:formula="of:=[.B44]-[.E44]" office:value-type="float" office:value="-0.0160068599085434" calcext:value-type="float">
            <text:p>-0.0160</text:p>
          </table:table-cell>
          <table:table-cell table:style-name="ce27" table:formula="of:=ABS([.F44]/[.B$4])" office:value-type="percentage" office:value="0.0455306237398569" calcext:value-type="percentage">
            <text:p>4.5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9" table:formula="of:=[.A45]*90/(256)" office:value-type="float" office:value="14.765625" calcext:value-type="float">
            <text:p>14.77º</text:p>
          </table:table-cell>
          <table:table-cell table:style-name="ce14" table:formula="of:=ROUND([.C$1]*SIN([.B45]*PI()/180);0)" office:value-type="float" office:value="261" calcext:value-type="float">
            <text:p>261</text:p>
          </table:table-cell>
          <table:table-cell table:style-name="ce14" table:formula="of:=ROUND([.C$1]*SIN(([.B45]+90)*PI()/180);0)" office:value-type="float" office:value="989" calcext:value-type="float">
            <text:p>989</text:p>
          </table:table-cell>
          <table:table-cell table:style-name="ce9" table:formula="of:=MOD(ATAN2([.D45];[.C45])*180/PI()+360;360)" office:value-type="float" office:value="14.7834782815053" calcext:value-type="float">
            <text:p>14.78º</text:p>
          </table:table-cell>
          <table:table-cell table:style-name="ce20" table:formula="of:=[.B45]-[.E45]" office:value-type="float" office:value="-0.0178532815053245" calcext:value-type="float">
            <text:p>-0.0179</text:p>
          </table:table-cell>
          <table:table-cell table:style-name="ce27" table:formula="of:=ABS([.F45]/[.B$4])" office:value-type="percentage" office:value="0.050782667392923" calcext:value-type="percentage">
            <text:p>5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9" table:formula="of:=[.A46]*90/(256)" office:value-type="float" office:value="15.1171875" calcext:value-type="float">
            <text:p>15.12º</text:p>
          </table:table-cell>
          <table:table-cell table:style-name="ce14" table:formula="of:=ROUND([.C$1]*SIN([.B46]*PI()/180);0)" office:value-type="float" office:value="267" calcext:value-type="float">
            <text:p>267</text:p>
          </table:table-cell>
          <table:table-cell table:style-name="ce14" table:formula="of:=ROUND([.C$1]*SIN(([.B46]+90)*PI()/180);0)" office:value-type="float" office:value="988" calcext:value-type="float">
            <text:p>988</text:p>
          </table:table-cell>
          <table:table-cell table:style-name="ce9" table:formula="of:=MOD(ATAN2([.D46];[.C46])*180/PI()+360;360)" office:value-type="float" office:value="15.1225466500864" calcext:value-type="float">
            <text:p>15.12º</text:p>
          </table:table-cell>
          <table:table-cell table:style-name="ce20" table:formula="of:=[.B46]-[.E46]" office:value-type="float" office:value="-0.00535915008640586" calcext:value-type="float">
            <text:p>-0.0054</text:p>
          </table:table-cell>
          <table:table-cell table:style-name="ce27" table:formula="of:=ABS([.F46]/[.B$4])" office:value-type="percentage" office:value="0.0152438046902211" calcext:value-type="percentage">
            <text:p>1.5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9" table:formula="of:=[.A47]*90/(256)" office:value-type="float" office:value="15.46875" calcext:value-type="float">
            <text:p>15.47º</text:p>
          </table:table-cell>
          <table:table-cell table:style-name="ce14" table:formula="of:=ROUND([.C$1]*SIN([.B47]*PI()/180);0)" office:value-type="float" office:value="273" calcext:value-type="float">
            <text:p>273</text:p>
          </table:table-cell>
          <table:table-cell table:style-name="ce14" table:formula="of:=ROUND([.C$1]*SIN(([.B47]+90)*PI()/180);0)" office:value-type="float" office:value="986" calcext:value-type="float">
            <text:p>986</text:p>
          </table:table-cell>
          <table:table-cell table:style-name="ce9" table:formula="of:=MOD(ATAN2([.D47];[.C47])*180/PI()+360;360)" office:value-type="float" office:value="15.476147188976" calcext:value-type="float">
            <text:p>15.48º</text:p>
          </table:table-cell>
          <table:table-cell table:style-name="ce20" table:formula="of:=[.B47]-[.E47]" office:value-type="float" office:value="-0.00739718897597186" calcext:value-type="float">
            <text:p>-0.0074</text:p>
          </table:table-cell>
          <table:table-cell table:style-name="ce27" table:formula="of:=ABS([.F47]/[.B$4])" office:value-type="percentage" office:value="0.0210408930872088" calcext:value-type="percentage">
            <text:p>2.1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9" table:formula="of:=[.A48]*90/(256)" office:value-type="float" office:value="15.8203125" calcext:value-type="float">
            <text:p>15.82º</text:p>
          </table:table-cell>
          <table:table-cell table:style-name="ce14" table:formula="of:=ROUND([.C$1]*SIN([.B48]*PI()/180);0)" office:value-type="float" office:value="279" calcext:value-type="float">
            <text:p>279</text:p>
          </table:table-cell>
          <table:table-cell table:style-name="ce14" table:formula="of:=ROUND([.C$1]*SIN(([.B48]+90)*PI()/180);0)" office:value-type="float" office:value="984" calcext:value-type="float">
            <text:p>984</text:p>
          </table:table-cell>
          <table:table-cell table:style-name="ce9" table:formula="of:=MOD(ATAN2([.D48];[.C48])*180/PI()+360;360)" office:value-type="float" office:value="15.8299734553007" calcext:value-type="float">
            <text:p>15.83º</text:p>
          </table:table-cell>
          <table:table-cell table:style-name="ce20" table:formula="of:=[.B48]-[.E48]" office:value-type="float" office:value="-0.00966095530071698" calcext:value-type="float">
            <text:p>-0.0097</text:p>
          </table:table-cell>
          <table:table-cell table:style-name="ce27" table:formula="of:=ABS([.F48]/[.B$4])" office:value-type="percentage" office:value="0.0274800506331505" calcext:value-type="percentage">
            <text:p>2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table:formula="of:=[.A49]*90/(256)" office:value-type="float" office:value="16.171875" calcext:value-type="float">
            <text:p>16.17º</text:p>
          </table:table-cell>
          <table:table-cell table:style-name="ce14" table:formula="of:=ROUND([.C$1]*SIN([.B49]*PI()/180);0)" office:value-type="float" office:value="285" calcext:value-type="float">
            <text:p>285</text:p>
          </table:table-cell>
          <table:table-cell table:style-name="ce14" table:formula="of:=ROUND([.C$1]*SIN(([.B49]+90)*PI()/180);0)" office:value-type="float" office:value="983" calcext:value-type="float">
            <text:p>983</text:p>
          </table:table-cell>
          <table:table-cell table:style-name="ce9" table:formula="of:=MOD(ATAN2([.D49];[.C49])*180/PI()+360;360)" office:value-type="float" office:value="16.1683953930545" calcext:value-type="float">
            <text:p>16.17º</text:p>
          </table:table-cell>
          <table:table-cell table:style-name="ce20" table:formula="of:=[.B49]-[.E49]" office:value-type="float" office:value="0.0034796069455183" calcext:value-type="float">
            <text:p>0.0035</text:p>
          </table:table-cell>
          <table:table-cell table:style-name="ce27" table:formula="of:=ABS([.F49]/[.B$4])" office:value-type="percentage" office:value="0.00989754864502983" calcext:value-type="percentage">
            <text:p>0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table:formula="of:=[.A50]*90/(256)" office:value-type="float" office:value="16.5234375" calcext:value-type="float">
            <text:p>16.52º</text:p>
          </table:table-cell>
          <table:table-cell table:style-name="ce14" table:formula="of:=ROUND([.C$1]*SIN([.B50]*PI()/180);0)" office:value-type="float" office:value="291" calcext:value-type="float">
            <text:p>291</text:p>
          </table:table-cell>
          <table:table-cell table:style-name="ce14" table:formula="of:=ROUND([.C$1]*SIN(([.B50]+90)*PI()/180);0)" office:value-type="float" office:value="981" calcext:value-type="float">
            <text:p>981</text:p>
          </table:table-cell>
          <table:table-cell table:style-name="ce9" table:formula="of:=MOD(ATAN2([.D50];[.C50])*180/PI()+360;360)" office:value-type="float" office:value="16.5222569916405" calcext:value-type="float">
            <text:p>16.52º</text:p>
          </table:table-cell>
          <table:table-cell table:style-name="ce20" table:formula="of:=[.B50]-[.E50]" office:value-type="float" office:value="0.00118050835953909" calcext:value-type="float">
            <text:p>0.0012</text:p>
          </table:table-cell>
          <table:table-cell table:style-name="ce27" table:formula="of:=ABS([.F50]/[.B$4])" office:value-type="percentage" office:value="0.00335789044491119" calcext:value-type="percentage">
            <text:p>0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9" table:formula="of:=[.A51]*90/(256)" office:value-type="float" office:value="16.875" calcext:value-type="float">
            <text:p>16.88º</text:p>
          </table:table-cell>
          <table:table-cell table:style-name="ce14" table:formula="of:=ROUND([.C$1]*SIN([.B51]*PI()/180);0)" office:value-type="float" office:value="297" calcext:value-type="float">
            <text:p>297</text:p>
          </table:table-cell>
          <table:table-cell table:style-name="ce14" table:formula="of:=ROUND([.C$1]*SIN(([.B51]+90)*PI()/180);0)" office:value-type="float" office:value="979" calcext:value-type="float">
            <text:p>979</text:p>
          </table:table-cell>
          <table:table-cell table:style-name="ce9" table:formula="of:=MOD(ATAN2([.D51];[.C51])*180/PI()+360;360)" office:value-type="float" office:value="16.8762646167112" calcext:value-type="float">
            <text:p>16.88º</text:p>
          </table:table-cell>
          <table:table-cell table:style-name="ce20" table:formula="of:=[.B51]-[.E51]" office:value-type="float" office:value="-0.0012646167111825" calcext:value-type="float">
            <text:p>-0.0013</text:p>
          </table:table-cell>
          <table:table-cell table:style-name="ce27" table:formula="of:=ABS([.F51]/[.B$4])" office:value-type="percentage" office:value="0.00359713197847466" calcext:value-type="percentage">
            <text:p>0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9" table:formula="of:=[.A52]*90/(256)" office:value-type="float" office:value="17.2265625" calcext:value-type="float">
            <text:p>17.23º</text:p>
          </table:table-cell>
          <table:table-cell table:style-name="ce14" table:formula="of:=ROUND([.C$1]*SIN([.B52]*PI()/180);0)" office:value-type="float" office:value="303" calcext:value-type="float">
            <text:p>303</text:p>
          </table:table-cell>
          <table:table-cell table:style-name="ce14" table:formula="of:=ROUND([.C$1]*SIN(([.B52]+90)*PI()/180);0)" office:value-type="float" office:value="977" calcext:value-type="float">
            <text:p>977</text:p>
          </table:table-cell>
          <table:table-cell table:style-name="ce9" table:formula="of:=MOD(ATAN2([.D52];[.C52])*180/PI()+360;360)" office:value-type="float" office:value="17.2303913154628" calcext:value-type="float">
            <text:p>17.23º</text:p>
          </table:table-cell>
          <table:table-cell table:style-name="ce20" table:formula="of:=[.B52]-[.E52]" office:value-type="float" office:value="-0.00382881546278213" calcext:value-type="float">
            <text:p>-0.0038</text:p>
          </table:table-cell>
          <table:table-cell table:style-name="ce27" table:formula="of:=ABS([.F52]/[.B$4])" office:value-type="percentage" office:value="0.0108908528719136" calcext:value-type="percentage">
            <text:p>1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9" table:formula="of:=[.A53]*90/(256)" office:value-type="float" office:value="17.578125" calcext:value-type="float">
            <text:p>17.58º</text:p>
          </table:table-cell>
          <table:table-cell table:style-name="ce14" table:formula="of:=ROUND([.C$1]*SIN([.B53]*PI()/180);0)" office:value-type="float" office:value="309" calcext:value-type="float">
            <text:p>309</text:p>
          </table:table-cell>
          <table:table-cell table:style-name="ce14" table:formula="of:=ROUND([.C$1]*SIN(([.B53]+90)*PI()/180);0)" office:value-type="float" office:value="975" calcext:value-type="float">
            <text:p>975</text:p>
          </table:table-cell>
          <table:table-cell table:style-name="ce9" table:formula="of:=MOD(ATAN2([.D53];[.C53])*180/PI()+360;360)" office:value-type="float" office:value="17.5846100805725" calcext:value-type="float">
            <text:p>17.58º</text:p>
          </table:table-cell>
          <table:table-cell table:style-name="ce20" table:formula="of:=[.B53]-[.E53]" office:value-type="float" office:value="-0.00648508057253139" calcext:value-type="float">
            <text:p>-0.0065</text:p>
          </table:table-cell>
          <table:table-cell table:style-name="ce27" table:formula="of:=ABS([.F53]/[.B$4])" office:value-type="percentage" office:value="0.0184464514063115" calcext:value-type="percentage">
            <text:p>1.8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 table:formula="of:=[.A54]*90/(256)" office:value-type="float" office:value="17.9296875" calcext:value-type="float">
            <text:p>17.93º</text:p>
          </table:table-cell>
          <table:table-cell table:style-name="ce14" table:formula="of:=ROUND([.C$1]*SIN([.B54]*PI()/180);0)" office:value-type="float" office:value="315" calcext:value-type="float">
            <text:p>315</text:p>
          </table:table-cell>
          <table:table-cell table:style-name="ce14" table:formula="of:=ROUND([.C$1]*SIN(([.B54]+90)*PI()/180);0)" office:value-type="float" office:value="973" calcext:value-type="float">
            <text:p>973</text:p>
          </table:table-cell>
          <table:table-cell table:style-name="ce9" table:formula="of:=MOD(ATAN2([.D54];[.C54])*180/PI()+360;360)" office:value-type="float" office:value="17.9388938625268" calcext:value-type="float">
            <text:p>17.94º</text:p>
          </table:table-cell>
          <table:table-cell table:style-name="ce20" table:formula="of:=[.B54]-[.E54]" office:value-type="float" office:value="-0.00920636252675422" calcext:value-type="float">
            <text:p>-0.0092</text:p>
          </table:table-cell>
          <table:table-cell table:style-name="ce27" table:formula="of:=ABS([.F54]/[.B$4])" office:value-type="percentage" office:value="0.0261869867427676" calcext:value-type="percentage">
            <text:p>2.6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 table:formula="of:=[.A55]*90/(256)" office:value-type="float" office:value="18.28125" calcext:value-type="float">
            <text:p>18.28º</text:p>
          </table:table-cell>
          <table:table-cell table:style-name="ce14" table:formula="of:=ROUND([.C$1]*SIN([.B55]*PI()/180);0)" office:value-type="float" office:value="321" calcext:value-type="float">
            <text:p>321</text:p>
          </table:table-cell>
          <table:table-cell table:style-name="ce14" table:formula="of:=ROUND([.C$1]*SIN(([.B55]+90)*PI()/180);0)" office:value-type="float" office:value="971" calcext:value-type="float">
            <text:p>971</text:p>
          </table:table-cell>
          <table:table-cell table:style-name="ce9" table:formula="of:=MOD(ATAN2([.D55];[.C55])*180/PI()+360;360)" office:value-type="float" office:value="18.2932155819969" calcext:value-type="float">
            <text:p>18.29º</text:p>
          </table:table-cell>
          <table:table-cell table:style-name="ce20" table:formula="of:=[.B55]-[.E55]" office:value-type="float" office:value="-0.0119655819968898" calcext:value-type="float">
            <text:p>-0.0120</text:p>
          </table:table-cell>
          <table:table-cell table:style-name="ce27" table:formula="of:=ABS([.F55]/[.B$4])" office:value-type="percentage" office:value="0.0340354332355976" calcext:value-type="percentage">
            <text:p>3.4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table:formula="of:=[.A56]*90/(256)" office:value-type="float" office:value="18.6328125" calcext:value-type="float">
            <text:p>18.63º</text:p>
          </table:table-cell>
          <table:table-cell table:style-name="ce14" table:formula="of:=ROUND([.C$1]*SIN([.B56]*PI()/180);0)" office:value-type="float" office:value="327" calcext:value-type="float">
            <text:p>327</text:p>
          </table:table-cell>
          <table:table-cell table:style-name="ce14" table:formula="of:=ROUND([.C$1]*SIN(([.B56]+90)*PI()/180);0)" office:value-type="float" office:value="969" calcext:value-type="float">
            <text:p>969</text:p>
          </table:table-cell>
          <table:table-cell table:style-name="ce9" table:formula="of:=MOD(ATAN2([.D56];[.C56])*180/PI()+360;360)" office:value-type="float" office:value="18.6475481422497" calcext:value-type="float">
            <text:p>18.65º</text:p>
          </table:table-cell>
          <table:table-cell table:style-name="ce20" table:formula="of:=[.B56]-[.E56]" office:value-type="float" office:value="-0.0147356422496614" calcext:value-type="float">
            <text:p>-0.0147</text:p>
          </table:table-cell>
          <table:table-cell table:style-name="ce27" table:formula="of:=ABS([.F56]/[.B$4])" office:value-type="percentage" office:value="0.0419147157323702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9" table:formula="of:=[.A57]*90/(256)" office:value-type="float" office:value="18.984375" calcext:value-type="float">
            <text:p>18.98º</text:p>
          </table:table-cell>
          <table:table-cell table:style-name="ce14" table:formula="of:=ROUND([.C$1]*SIN([.B57]*PI()/180);0)" office:value-type="float" office:value="333" calcext:value-type="float">
            <text:p>333</text:p>
          </table:table-cell>
          <table:table-cell table:style-name="ce14" table:formula="of:=ROUND([.C$1]*SIN(([.B57]+90)*PI()/180);0)" office:value-type="float" office:value="967" calcext:value-type="float">
            <text:p>967</text:p>
          </table:table-cell>
          <table:table-cell table:style-name="ce9" table:formula="of:=MOD(ATAN2([.D57];[.C57])*180/PI()+360;360)" office:value-type="float" office:value="19.0018644415773" calcext:value-type="float">
            <text:p>19.00º</text:p>
          </table:table-cell>
          <table:table-cell table:style-name="ce20" table:formula="of:=[.B57]-[.E57]" office:value-type="float" office:value="-0.0174894415772542" calcext:value-type="float">
            <text:p>-0.0175</text:p>
          </table:table-cell>
          <table:table-cell table:style-name="ce27" table:formula="of:=ABS([.F57]/[.B$4])" office:value-type="percentage" office:value="0.0497477449308563" calcext:value-type="percentage">
            <text:p>4.9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9" table:formula="of:=[.A58]*90/(256)" office:value-type="float" office:value="19.3359375" calcext:value-type="float">
            <text:p>19.34º</text:p>
          </table:table-cell>
          <table:table-cell table:style-name="ce14" table:formula="of:=ROUND([.C$1]*SIN([.B58]*PI()/180);0)" office:value-type="float" office:value="339" calcext:value-type="float">
            <text:p>339</text:p>
          </table:table-cell>
          <table:table-cell table:style-name="ce14" table:formula="of:=ROUND([.C$1]*SIN(([.B58]+90)*PI()/180);0)" office:value-type="float" office:value="965" calcext:value-type="float">
            <text:p>965</text:p>
          </table:table-cell>
          <table:table-cell table:style-name="ce9" table:formula="of:=MOD(ATAN2([.D58];[.C58])*180/PI()+360;360)" office:value-type="float" office:value="19.3561373857333" calcext:value-type="float">
            <text:p>19.36º</text:p>
          </table:table-cell>
          <table:table-cell table:style-name="ce20" table:formula="of:=[.B58]-[.E58]" office:value-type="float" office:value="-0.0201998857333479" calcext:value-type="float">
            <text:p>-0.0202</text:p>
          </table:table-cell>
          <table:table-cell table:style-name="ce27" table:formula="of:=ABS([.F58]/[.B$4])" office:value-type="percentage" office:value="0.0574574527526339" calcext:value-type="percentage">
            <text:p>5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 table:formula="of:=[.A59]*90/(256)" office:value-type="float" office:value="19.6875" calcext:value-type="float">
            <text:p>19.69º</text:p>
          </table:table-cell>
          <table:table-cell table:style-name="ce14" table:formula="of:=ROUND([.C$1]*SIN([.B59]*PI()/180);0)" office:value-type="float" office:value="345" calcext:value-type="float">
            <text:p>345</text:p>
          </table:table-cell>
          <table:table-cell table:style-name="ce14" table:formula="of:=ROUND([.C$1]*SIN(([.B59]+90)*PI()/180);0)" office:value-type="float" office:value="963" calcext:value-type="float">
            <text:p>963</text:p>
          </table:table-cell>
          <table:table-cell table:style-name="ce9" table:formula="of:=MOD(ATAN2([.D59];[.C59])*180/PI()+360;360)" office:value-type="float" office:value="19.7103399003604" calcext:value-type="float">
            <text:p>19.71º</text:p>
          </table:table-cell>
          <table:table-cell table:style-name="ce20" table:formula="of:=[.B59]-[.E59]" office:value-type="float" office:value="-0.0228399003603954" calcext:value-type="float">
            <text:p>-0.0228</text:p>
          </table:table-cell>
          <table:table-cell table:style-name="ce27" table:formula="of:=ABS([.F59]/[.B$4])" office:value-type="percentage" office:value="0.0649668276917914" calcext:value-type="percentage">
            <text:p>6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 table:formula="of:=[.A60]*90/(256)" office:value-type="float" office:value="20.0390625" calcext:value-type="float">
            <text:p>20.04º</text:p>
          </table:table-cell>
          <table:table-cell table:style-name="ce14" table:formula="of:=ROUND([.C$1]*SIN([.B60]*PI()/180);0)" office:value-type="float" office:value="351" calcext:value-type="float">
            <text:p>351</text:p>
          </table:table-cell>
          <table:table-cell table:style-name="ce14" table:formula="of:=ROUND([.C$1]*SIN(([.B60]+90)*PI()/180);0)" office:value-type="float" office:value="961" calcext:value-type="float">
            <text:p>961</text:p>
          </table:table-cell>
          <table:table-cell table:style-name="ce9" table:formula="of:=MOD(ATAN2([.D60];[.C60])*180/PI()+360;360)" office:value-type="float" office:value="20.0644449433942" calcext:value-type="float">
            <text:p>20.06º</text:p>
          </table:table-cell>
          <table:table-cell table:style-name="ce20" table:formula="of:=[.B60]-[.E60]" office:value-type="float" office:value="-0.0253824433941645" calcext:value-type="float">
            <text:p>-0.0254</text:p>
          </table:table-cell>
          <table:table-cell table:style-name="ce27" table:formula="of:=ABS([.F60]/[.B$4])" office:value-type="percentage" office:value="0.0721989500989568" calcext:value-type="percentage">
            <text:p>7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9" table:formula="of:=[.A61]*90/(256)" office:value-type="float" office:value="20.390625" calcext:value-type="float">
            <text:p>20.39º</text:p>
          </table:table-cell>
          <table:table-cell table:style-name="ce14" table:formula="of:=ROUND([.C$1]*SIN([.B61]*PI()/180);0)" office:value-type="float" office:value="356" calcext:value-type="float">
            <text:p>356</text:p>
          </table:table-cell>
          <table:table-cell table:style-name="ce14" table:formula="of:=ROUND([.C$1]*SIN(([.B61]+90)*PI()/180);0)" office:value-type="float" office:value="959" calcext:value-type="float">
            <text:p>959</text:p>
          </table:table-cell>
          <table:table-cell table:style-name="ce9" table:formula="of:=MOD(ATAN2([.D61];[.C61])*180/PI()+360;360)" office:value-type="float" office:value="20.3659340630469" calcext:value-type="float">
            <text:p>20.37º</text:p>
          </table:table-cell>
          <table:table-cell table:style-name="ce20" table:formula="of:=[.B61]-[.E61]" office:value-type="float" office:value="0.0246909369530499" calcext:value-type="float">
            <text:p>0.0247</text:p>
          </table:table-cell>
          <table:table-cell table:style-name="ce27" table:formula="of:=ABS([.F61]/[.B$4])" office:value-type="percentage" office:value="0.0702319984442309" calcext:value-type="percentage">
            <text:p>7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9" table:formula="of:=[.A62]*90/(256)" office:value-type="float" office:value="20.7421875" calcext:value-type="float">
            <text:p>20.74º</text:p>
          </table:table-cell>
          <table:table-cell table:style-name="ce14" table:formula="of:=ROUND([.C$1]*SIN([.B62]*PI()/180);0)" office:value-type="float" office:value="362" calcext:value-type="float">
            <text:p>362</text:p>
          </table:table-cell>
          <table:table-cell table:style-name="ce14" table:formula="of:=ROUND([.C$1]*SIN(([.B62]+90)*PI()/180);0)" office:value-type="float" office:value="957" calcext:value-type="float">
            <text:p>957</text:p>
          </table:table-cell>
          <table:table-cell table:style-name="ce9" table:formula="of:=MOD(ATAN2([.D62];[.C62])*180/PI()+360;360)" office:value-type="float" office:value="20.7198968076682" calcext:value-type="float">
            <text:p>20.72º</text:p>
          </table:table-cell>
          <table:table-cell table:style-name="ce20" table:formula="of:=[.B62]-[.E62]" office:value-type="float" office:value="0.022290692331751" calcext:value-type="float">
            <text:p>0.0223</text:p>
          </table:table-cell>
          <table:table-cell table:style-name="ce27" table:formula="of:=ABS([.F62]/[.B$4])" office:value-type="percentage" office:value="0.0634046359658694" calcext:value-type="percentage">
            <text:p>6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9" table:formula="of:=[.A63]*90/(256)" office:value-type="float" office:value="21.09375" calcext:value-type="float">
            <text:p>21.09º</text:p>
          </table:table-cell>
          <table:table-cell table:style-name="ce14" table:formula="of:=ROUND([.C$1]*SIN([.B63]*PI()/180);0)" office:value-type="float" office:value="368" calcext:value-type="float">
            <text:p>368</text:p>
          </table:table-cell>
          <table:table-cell table:style-name="ce14" table:formula="of:=ROUND([.C$1]*SIN(([.B63]+90)*PI()/180);0)" office:value-type="float" office:value="954" calcext:value-type="float">
            <text:p>954</text:p>
          </table:table-cell>
          <table:table-cell table:style-name="ce9" table:formula="of:=MOD(ATAN2([.D63];[.C63])*180/PI()+360;360)" office:value-type="float" office:value="21.0938332171654" calcext:value-type="float">
            <text:p>21.09º</text:p>
          </table:table-cell>
          <table:table-cell table:style-name="ce20" table:formula="of:=[.B63]-[.E63]" office:value-type="float" office:value="-0.0000832171654110425" calcext:value-type="float">
            <text:p>-0.0001</text:p>
          </table:table-cell>
          <table:table-cell table:style-name="ce27" table:formula="of:=ABS([.F63]/[.B$4])" office:value-type="percentage" office:value="0.000236706603835854" calcext:value-type="percentage">
            <text:p>0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 table:formula="of:=[.A64]*90/(256)" office:value-type="float" office:value="21.4453125" calcext:value-type="float">
            <text:p>21.45º</text:p>
          </table:table-cell>
          <table:table-cell table:style-name="ce14" table:formula="of:=ROUND([.C$1]*SIN([.B64]*PI()/180);0)" office:value-type="float" office:value="374" calcext:value-type="float">
            <text:p>374</text:p>
          </table:table-cell>
          <table:table-cell table:style-name="ce14" table:formula="of:=ROUND([.C$1]*SIN(([.B64]+90)*PI()/180);0)" office:value-type="float" office:value="952" calcext:value-type="float">
            <text:p>952</text:p>
          </table:table-cell>
          <table:table-cell table:style-name="ce9" table:formula="of:=MOD(ATAN2([.D64];[.C64])*180/PI()+360;360)" office:value-type="float" office:value="21.4477363271054" calcext:value-type="float">
            <text:p>21.45º</text:p>
          </table:table-cell>
          <table:table-cell table:style-name="ce20" table:formula="of:=[.B64]-[.E64]" office:value-type="float" office:value="-0.00242382710536049" calcext:value-type="float">
            <text:p>-0.0024</text:p>
          </table:table-cell>
          <table:table-cell table:style-name="ce27" table:formula="of:=ABS([.F64]/[.B$4])" office:value-type="percentage" office:value="0.0068944415441365" calcext:value-type="percentage">
            <text:p>0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9" table:formula="of:=[.A65]*90/(256)" office:value-type="float" office:value="21.796875" calcext:value-type="float">
            <text:p>21.80º</text:p>
          </table:table-cell>
          <table:table-cell table:style-name="ce14" table:formula="of:=ROUND([.C$1]*SIN([.B65]*PI()/180);0)" office:value-type="float" office:value="380" calcext:value-type="float">
            <text:p>380</text:p>
          </table:table-cell>
          <table:table-cell table:style-name="ce14" table:formula="of:=ROUND([.C$1]*SIN(([.B65]+90)*PI()/180);0)" office:value-type="float" office:value="950" calcext:value-type="float">
            <text:p>950</text:p>
          </table:table-cell>
          <table:table-cell table:style-name="ce9" table:formula="of:=MOD(ATAN2([.D65];[.C65])*180/PI()+360;360)" office:value-type="float" office:value="21.8014094863518" calcext:value-type="float">
            <text:p>21.80º</text:p>
          </table:table-cell>
          <table:table-cell table:style-name="ce20" table:formula="of:=[.B65]-[.E65]" office:value-type="float" office:value="-0.0045344863518153" calcext:value-type="float">
            <text:p>-0.0045</text:p>
          </table:table-cell>
          <table:table-cell table:style-name="ce27" table:formula="of:=ABS([.F65]/[.B$4])" office:value-type="percentage" office:value="0.0128980945118302" calcext:value-type="percentage">
            <text:p>1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9" table:formula="of:=[.A66]*90/(256)" office:value-type="float" office:value="22.1484375" calcext:value-type="float">
            <text:p>22.15º</text:p>
          </table:table-cell>
          <table:table-cell table:style-name="ce14" table:formula="of:=ROUND([.C$1]*SIN([.B66]*PI()/180);0)" office:value-type="float" office:value="386" calcext:value-type="float">
            <text:p>386</text:p>
          </table:table-cell>
          <table:table-cell table:style-name="ce14" table:formula="of:=ROUND([.C$1]*SIN(([.B66]+90)*PI()/180);0)" office:value-type="float" office:value="948" calcext:value-type="float">
            <text:p>948</text:p>
          </table:table-cell>
          <table:table-cell table:style-name="ce9" table:formula="of:=MOD(ATAN2([.D66];[.C66])*180/PI()+360;360)" office:value-type="float" office:value="22.1548259952463" calcext:value-type="float">
            <text:p>22.15º</text:p>
          </table:table-cell>
          <table:table-cell table:style-name="ce20" table:formula="of:=[.B66]-[.E66]" office:value-type="float" office:value="-0.00638849524625584" calcext:value-type="float">
            <text:p>-0.0064</text:p>
          </table:table-cell>
          <table:table-cell table:style-name="ce27" table:formula="of:=ABS([.F66]/[.B$4])" office:value-type="percentage" office:value="0.0181717198115722" calcext:value-type="percentage">
            <text:p>1.8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9" table:formula="of:=[.A67]*90/(256)" office:value-type="float" office:value="22.5" calcext:value-type="float">
            <text:p>22.50º</text:p>
          </table:table-cell>
          <table:table-cell table:style-name="ce14" table:formula="of:=ROUND([.C$1]*SIN([.B67]*PI()/180);0)" office:value-type="float" office:value="391" calcext:value-type="float">
            <text:p>391</text:p>
          </table:table-cell>
          <table:table-cell table:style-name="ce14" table:formula="of:=ROUND([.C$1]*SIN(([.B67]+90)*PI()/180);0)" office:value-type="float" office:value="945" calcext:value-type="float">
            <text:p>945</text:p>
          </table:table-cell>
          <table:table-cell table:style-name="ce9" table:formula="of:=MOD(ATAN2([.D67];[.C67])*180/PI()+360;360)" office:value-type="float" office:value="22.4776493150239" calcext:value-type="float">
            <text:p>22.48º</text:p>
          </table:table-cell>
          <table:table-cell table:style-name="ce20" table:formula="of:=[.B67]-[.E67]" office:value-type="float" office:value="0.0223506849760611" calcext:value-type="float">
            <text:p>0.0224</text:p>
          </table:table-cell>
          <table:table-cell table:style-name="ce27" table:formula="of:=ABS([.F67]/[.B$4])" office:value-type="percentage" office:value="0.0635752817096848" calcext:value-type="percentage">
            <text:p>6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9" table:formula="of:=[.A68]*90/(256)" office:value-type="float" office:value="22.8515625" calcext:value-type="float">
            <text:p>22.85º</text:p>
          </table:table-cell>
          <table:table-cell table:style-name="ce14" table:formula="of:=ROUND([.C$1]*SIN([.B68]*PI()/180);0)" office:value-type="float" office:value="397" calcext:value-type="float">
            <text:p>397</text:p>
          </table:table-cell>
          <table:table-cell table:style-name="ce14" table:formula="of:=ROUND([.C$1]*SIN(([.B68]+90)*PI()/180);0)" office:value-type="float" office:value="943" calcext:value-type="float">
            <text:p>943</text:p>
          </table:table-cell>
          <table:table-cell table:style-name="ce9" table:formula="of:=MOD(ATAN2([.D68];[.C68])*180/PI()+360;360)" office:value-type="float" office:value="22.8309378369765" calcext:value-type="float">
            <text:p>22.83º</text:p>
          </table:table-cell>
          <table:table-cell table:style-name="ce20" table:formula="of:=[.B68]-[.E68]" office:value-type="float" office:value="0.0206246630235114" calcext:value-type="float">
            <text:p>0.0206</text:p>
          </table:table-cell>
          <table:table-cell table:style-name="ce27" table:formula="of:=ABS([.F68]/[.B$4])" office:value-type="percentage" office:value="0.0586657081557658" calcext:value-type="percentage">
            <text:p>5.8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9" table:formula="of:=[.A69]*90/(256)" office:value-type="float" office:value="23.203125" calcext:value-type="float">
            <text:p>23.20º</text:p>
          </table:table-cell>
          <table:table-cell table:style-name="ce14" table:formula="of:=ROUND([.C$1]*SIN([.B69]*PI()/180);0)" office:value-type="float" office:value="403" calcext:value-type="float">
            <text:p>403</text:p>
          </table:table-cell>
          <table:table-cell table:style-name="ce14" table:formula="of:=ROUND([.C$1]*SIN(([.B69]+90)*PI()/180);0)" office:value-type="float" office:value="940" calcext:value-type="float">
            <text:p>940</text:p>
          </table:table-cell>
          <table:table-cell table:style-name="ce9" table:formula="of:=MOD(ATAN2([.D69];[.C69])*180/PI()+360;360)" office:value-type="float" office:value="23.2059465001931" calcext:value-type="float">
            <text:p>23.21º</text:p>
          </table:table-cell>
          <table:table-cell table:style-name="ce20" table:formula="of:=[.B69]-[.E69]" office:value-type="float" office:value="-0.00282150019307892" calcext:value-type="float">
            <text:p>-0.0028</text:p>
          </table:table-cell>
          <table:table-cell table:style-name="ce27" table:formula="of:=ABS([.F69]/[.B$4])" office:value-type="percentage" office:value="0.00802560054920226" calcext:value-type="percentage">
            <text:p>0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9" table:formula="of:=[.A70]*90/(256)" office:value-type="float" office:value="23.5546875" calcext:value-type="float">
            <text:p>23.55º</text:p>
          </table:table-cell>
          <table:table-cell table:style-name="ce14" table:formula="of:=ROUND([.C$1]*SIN([.B70]*PI()/180);0)" office:value-type="float" office:value="409" calcext:value-type="float">
            <text:p>409</text:p>
          </table:table-cell>
          <table:table-cell table:style-name="ce14" table:formula="of:=ROUND([.C$1]*SIN(([.B70]+90)*PI()/180);0)" office:value-type="float" office:value="938" calcext:value-type="float">
            <text:p>938</text:p>
          </table:table-cell>
          <table:table-cell table:style-name="ce9" table:formula="of:=MOD(ATAN2([.D70];[.C70])*180/PI()+360;360)" office:value-type="float" office:value="23.5588441000522" calcext:value-type="float">
            <text:p>23.56º</text:p>
          </table:table-cell>
          <table:table-cell table:style-name="ce20" table:formula="of:=[.B70]-[.E70]" office:value-type="float" office:value="-0.00415660005222662" calcext:value-type="float">
            <text:p>-0.0042</text:p>
          </table:table-cell>
          <table:table-cell table:style-name="ce27" table:formula="of:=ABS([.F70]/[.B$4])" office:value-type="percentage" office:value="0.0118232179263335" calcext:value-type="percentage">
            <text:p>1.1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9" table:formula="of:=[.A71]*90/(256)" office:value-type="float" office:value="23.90625" calcext:value-type="float">
            <text:p>23.91º</text:p>
          </table:table-cell>
          <table:table-cell table:style-name="ce14" table:formula="of:=ROUND([.C$1]*SIN([.B71]*PI()/180);0)" office:value-type="float" office:value="415" calcext:value-type="float">
            <text:p>415</text:p>
          </table:table-cell>
          <table:table-cell table:style-name="ce14" table:formula="of:=ROUND([.C$1]*SIN(([.B71]+90)*PI()/180);0)" office:value-type="float" office:value="935" calcext:value-type="float">
            <text:p>935</text:p>
          </table:table-cell>
          <table:table-cell table:style-name="ce9" table:formula="of:=MOD(ATAN2([.D71];[.C71])*180/PI()+360;360)" office:value-type="float" office:value="23.9340543468813" calcext:value-type="float">
            <text:p>23.93º</text:p>
          </table:table-cell>
          <table:table-cell table:style-name="ce20" table:formula="of:=[.B71]-[.E71]" office:value-type="float" office:value="-0.0278043468812825" calcext:value-type="float">
            <text:p>-0.0278</text:p>
          </table:table-cell>
          <table:table-cell table:style-name="ce27" table:formula="of:=ABS([.F71]/[.B$4])" office:value-type="percentage" office:value="0.0790879200178703" calcext:value-type="percentage">
            <text:p>7.9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9" table:formula="of:=[.A72]*90/(256)" office:value-type="float" office:value="24.2578125" calcext:value-type="float">
            <text:p>24.26º</text:p>
          </table:table-cell>
          <table:table-cell table:style-name="ce14" table:formula="of:=ROUND([.C$1]*SIN([.B72]*PI()/180);0)" office:value-type="float" office:value="420" calcext:value-type="float">
            <text:p>420</text:p>
          </table:table-cell>
          <table:table-cell table:style-name="ce14" table:formula="of:=ROUND([.C$1]*SIN(([.B72]+90)*PI()/180);0)" office:value-type="float" office:value="933" calcext:value-type="float">
            <text:p>933</text:p>
          </table:table-cell>
          <table:table-cell table:style-name="ce9" table:formula="of:=MOD(ATAN2([.D72];[.C72])*180/PI()+360;360)" office:value-type="float" office:value="24.2354051814798" calcext:value-type="float">
            <text:p>24.24º</text:p>
          </table:table-cell>
          <table:table-cell table:style-name="ce20" table:formula="of:=[.B72]-[.E72]" office:value-type="float" office:value="0.0224073185202087" calcext:value-type="float">
            <text:p>0.0224</text:p>
          </table:table-cell>
          <table:table-cell table:style-name="ce27" table:formula="of:=ABS([.F72]/[.B$4])" office:value-type="percentage" office:value="0.0637363726797048" calcext:value-type="percentage">
            <text:p>6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9" table:formula="of:=[.A73]*90/(256)" office:value-type="float" office:value="24.609375" calcext:value-type="float">
            <text:p>24.61º</text:p>
          </table:table-cell>
          <table:table-cell table:style-name="ce14" table:formula="of:=ROUND([.C$1]*SIN([.B73]*PI()/180);0)" office:value-type="float" office:value="426" calcext:value-type="float">
            <text:p>426</text:p>
          </table:table-cell>
          <table:table-cell table:style-name="ce14" table:formula="of:=ROUND([.C$1]*SIN(([.B73]+90)*PI()/180);0)" office:value-type="float" office:value="930" calcext:value-type="float">
            <text:p>930</text:p>
          </table:table-cell>
          <table:table-cell table:style-name="ce9" table:formula="of:=MOD(ATAN2([.D73];[.C73])*180/PI()+360;360)" office:value-type="float" office:value="24.6108352197183" calcext:value-type="float">
            <text:p>24.61º</text:p>
          </table:table-cell>
          <table:table-cell table:style-name="ce20" table:formula="of:=[.B73]-[.E73]" office:value-type="float" office:value="-0.00146021971829668" calcext:value-type="float">
            <text:p>-0.0015</text:p>
          </table:table-cell>
          <table:table-cell table:style-name="ce27" table:formula="of:=ABS([.F73]/[.B$4])" office:value-type="percentage" office:value="0.00415351386537724" calcext:value-type="percentage">
            <text:p>0.4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9" table:formula="of:=[.A74]*90/(256)" office:value-type="float" office:value="24.9609375" calcext:value-type="float">
            <text:p>24.96º</text:p>
          </table:table-cell>
          <table:table-cell table:style-name="ce14" table:formula="of:=ROUND([.C$1]*SIN([.B74]*PI()/180);0)" office:value-type="float" office:value="432" calcext:value-type="float">
            <text:p>432</text:p>
          </table:table-cell>
          <table:table-cell table:style-name="ce14" table:formula="of:=ROUND([.C$1]*SIN(([.B74]+90)*PI()/180);0)" office:value-type="float" office:value="927" calcext:value-type="float">
            <text:p>927</text:p>
          </table:table-cell>
          <table:table-cell table:style-name="ce9" table:formula="of:=MOD(ATAN2([.D74];[.C74])*180/PI()+360;360)" office:value-type="float" office:value="24.9864332047799" calcext:value-type="float">
            <text:p>24.99º</text:p>
          </table:table-cell>
          <table:table-cell table:style-name="ce20" table:formula="of:=[.B74]-[.E74]" office:value-type="float" office:value="-0.0254957047798712" calcext:value-type="float">
            <text:p>-0.0255</text:p>
          </table:table-cell>
          <table:table-cell table:style-name="ce27" table:formula="of:=ABS([.F74]/[.B$4])" office:value-type="percentage" office:value="0.0725211158183002" calcext:value-type="percentage">
            <text:p>7.2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9" table:formula="of:=[.A75]*90/(256)" office:value-type="float" office:value="25.3125" calcext:value-type="float">
            <text:p>25.31º</text:p>
          </table:table-cell>
          <table:table-cell table:style-name="ce14" table:formula="of:=ROUND([.C$1]*SIN([.B75]*PI()/180);0)" office:value-type="float" office:value="437" calcext:value-type="float">
            <text:p>437</text:p>
          </table:table-cell>
          <table:table-cell table:style-name="ce14" table:formula="of:=ROUND([.C$1]*SIN(([.B75]+90)*PI()/180);0)" office:value-type="float" office:value="925" calcext:value-type="float">
            <text:p>925</text:p>
          </table:table-cell>
          <table:table-cell table:style-name="ce9" table:formula="of:=MOD(ATAN2([.D75];[.C75])*180/PI()+360;360)" office:value-type="float" office:value="25.287569529929" calcext:value-type="float">
            <text:p>25.29º</text:p>
          </table:table-cell>
          <table:table-cell table:style-name="ce20" table:formula="of:=[.B75]-[.E75]" office:value-type="float" office:value="0.0249304700710127" calcext:value-type="float">
            <text:p>0.0249</text:p>
          </table:table-cell>
          <table:table-cell table:style-name="ce27" table:formula="of:=ABS([.F75]/[.B$4])" office:value-type="percentage" office:value="0.0709133370908805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9" table:formula="of:=[.A76]*90/(256)" office:value-type="float" office:value="25.6640625" calcext:value-type="float">
            <text:p>25.66º</text:p>
          </table:table-cell>
          <table:table-cell table:style-name="ce14" table:formula="of:=ROUND([.C$1]*SIN([.B76]*PI()/180);0)" office:value-type="float" office:value="443" calcext:value-type="float">
            <text:p>443</text:p>
          </table:table-cell>
          <table:table-cell table:style-name="ce14" table:formula="of:=ROUND([.C$1]*SIN(([.B76]+90)*PI()/180);0)" office:value-type="float" office:value="922" calcext:value-type="float">
            <text:p>922</text:p>
          </table:table-cell>
          <table:table-cell table:style-name="ce9" table:formula="of:=MOD(ATAN2([.D76];[.C76])*180/PI()+360;360)" office:value-type="float" office:value="25.6632244502325" calcext:value-type="float">
            <text:p>25.66º</text:p>
          </table:table-cell>
          <table:table-cell table:style-name="ce20" table:formula="of:=[.B76]-[.E76]" office:value-type="float" office:value="0.000838049767480698" calcext:value-type="float">
            <text:p>0.0008</text:p>
          </table:table-cell>
          <table:table-cell table:style-name="ce27" table:formula="of:=ABS([.F76]/[.B$4])" office:value-type="percentage" office:value="0.00238378600527843" calcext:value-type="percentage">
            <text:p>0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9" table:formula="of:=[.A77]*90/(256)" office:value-type="float" office:value="26.015625" calcext:value-type="float">
            <text:p>26.02º</text:p>
          </table:table-cell>
          <table:table-cell table:style-name="ce14" table:formula="of:=ROUND([.C$1]*SIN([.B77]*PI()/180);0)" office:value-type="float" office:value="449" calcext:value-type="float">
            <text:p>449</text:p>
          </table:table-cell>
          <table:table-cell table:style-name="ce14" table:formula="of:=ROUND([.C$1]*SIN(([.B77]+90)*PI()/180);0)" office:value-type="float" office:value="919" calcext:value-type="float">
            <text:p>919</text:p>
          </table:table-cell>
          <table:table-cell table:style-name="ce9" table:formula="of:=MOD(ATAN2([.D77];[.C77])*180/PI()+360;360)" office:value-type="float" office:value="26.0389569247301" calcext:value-type="float">
            <text:p>26.04º</text:p>
          </table:table-cell>
          <table:table-cell table:style-name="ce20" table:formula="of:=[.B77]-[.E77]" office:value-type="float" office:value="-0.0233319247301438" calcext:value-type="float">
            <text:p>-0.0233</text:p>
          </table:table-cell>
          <table:table-cell table:style-name="ce27" table:formula="of:=ABS([.F77]/[.B$4])" office:value-type="percentage" office:value="0.0663663636768534" calcext:value-type="percentage">
            <text:p>6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9" table:formula="of:=[.A78]*90/(256)" office:value-type="float" office:value="26.3671875" calcext:value-type="float">
            <text:p>26.37º</text:p>
          </table:table-cell>
          <table:table-cell table:style-name="ce14" table:formula="of:=ROUND([.C$1]*SIN([.B78]*PI()/180);0)" office:value-type="float" office:value="454" calcext:value-type="float">
            <text:p>454</text:p>
          </table:table-cell>
          <table:table-cell table:style-name="ce14" table:formula="of:=ROUND([.C$1]*SIN(([.B78]+90)*PI()/180);0)" office:value-type="float" office:value="917" calcext:value-type="float">
            <text:p>917</text:p>
          </table:table-cell>
          <table:table-cell table:style-name="ce9" table:formula="of:=MOD(ATAN2([.D78];[.C78])*180/PI()+360;360)" office:value-type="float" office:value="26.3396755844035" calcext:value-type="float">
            <text:p>26.34º</text:p>
          </table:table-cell>
          <table:table-cell table:style-name="ce20" table:formula="of:=[.B78]-[.E78]" office:value-type="float" office:value="0.0275119155964489" calcext:value-type="float">
            <text:p>0.0275</text:p>
          </table:table-cell>
          <table:table-cell table:style-name="ce27" table:formula="of:=ABS([.F78]/[.B$4])" office:value-type="percentage" office:value="0.0782561154743437" calcext:value-type="percentage">
            <text:p>7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9" table:formula="of:=[.A79]*90/(256)" office:value-type="float" office:value="26.71875" calcext:value-type="float">
            <text:p>26.72º</text:p>
          </table:table-cell>
          <table:table-cell table:style-name="ce14" table:formula="of:=ROUND([.C$1]*SIN([.B79]*PI()/180);0)" office:value-type="float" office:value="460" calcext:value-type="float">
            <text:p>460</text:p>
          </table:table-cell>
          <table:table-cell table:style-name="ce14" table:formula="of:=ROUND([.C$1]*SIN(([.B79]+90)*PI()/180);0)" office:value-type="float" office:value="914" calcext:value-type="float">
            <text:p>914</text:p>
          </table:table-cell>
          <table:table-cell table:style-name="ce9" table:formula="of:=MOD(ATAN2([.D79];[.C79])*180/PI()+360;360)" office:value-type="float" office:value="26.7153020027122" calcext:value-type="float">
            <text:p>26.72º</text:p>
          </table:table-cell>
          <table:table-cell table:style-name="ce20" table:formula="of:=[.B79]-[.E79]" office:value-type="float" office:value="0.00344799728776479" calcext:value-type="float">
            <text:p>0.0034</text:p>
          </table:table-cell>
          <table:table-cell table:style-name="ce27" table:formula="of:=ABS([.F79]/[.B$4])" office:value-type="percentage" office:value="0.00980763672964208" calcext:value-type="percentage">
            <text:p>0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9" table:formula="of:=[.A80]*90/(256)" office:value-type="float" office:value="27.0703125" calcext:value-type="float">
            <text:p>27.07º</text:p>
          </table:table-cell>
          <table:table-cell table:style-name="ce14" table:formula="of:=ROUND([.C$1]*SIN([.B80]*PI()/180);0)" office:value-type="float" office:value="466" calcext:value-type="float">
            <text:p>466</text:p>
          </table:table-cell>
          <table:table-cell table:style-name="ce14" table:formula="of:=ROUND([.C$1]*SIN(([.B80]+90)*PI()/180);0)" office:value-type="float" office:value="911" calcext:value-type="float">
            <text:p>911</text:p>
          </table:table-cell>
          <table:table-cell table:style-name="ce9" table:formula="of:=MOD(ATAN2([.D80];[.C80])*180/PI()+360;360)" office:value-type="float" office:value="27.0909155060421" calcext:value-type="float">
            <text:p>27.09º</text:p>
          </table:table-cell>
          <table:table-cell table:style-name="ce20" table:formula="of:=[.B80]-[.E80]" office:value-type="float" office:value="-0.0206030060421085" calcext:value-type="float">
            <text:p>-0.0206</text:p>
          </table:table-cell>
          <table:table-cell table:style-name="ce27" table:formula="of:=ABS([.F80]/[.B$4])" office:value-type="percentage" office:value="0.0586041060753309" calcext:value-type="percentage">
            <text:p>5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9" table:formula="of:=[.A81]*90/(256)" office:value-type="float" office:value="27.421875" calcext:value-type="float">
            <text:p>27.42º</text:p>
          </table:table-cell>
          <table:table-cell table:style-name="ce14" table:formula="of:=ROUND([.C$1]*SIN([.B81]*PI()/180);0)" office:value-type="float" office:value="471" calcext:value-type="float">
            <text:p>471</text:p>
          </table:table-cell>
          <table:table-cell table:style-name="ce14" table:formula="of:=ROUND([.C$1]*SIN(([.B81]+90)*PI()/180);0)" office:value-type="float" office:value="908" calcext:value-type="float">
            <text:p>908</text:p>
          </table:table-cell>
          <table:table-cell table:style-name="ce9" table:formula="of:=MOD(ATAN2([.D81];[.C81])*180/PI()+360;360)" office:value-type="float" office:value="27.4167840168958" calcext:value-type="float">
            <text:p>27.42º</text:p>
          </table:table-cell>
          <table:table-cell table:style-name="ce20" table:formula="of:=[.B81]-[.E81]" office:value-type="float" office:value="0.00509098310419631" calcext:value-type="float">
            <text:p>0.0051</text:p>
          </table:table-cell>
          <table:table-cell table:style-name="ce27" table:formula="of:=ABS([.F81]/[.B$4])" office:value-type="percentage" office:value="0.0144810186074917" calcext:value-type="percentage">
            <text:p>1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9" table:formula="of:=[.A82]*90/(256)" office:value-type="float" office:value="27.7734375" calcext:value-type="float">
            <text:p>27.77º</text:p>
          </table:table-cell>
          <table:table-cell table:style-name="ce14" table:formula="of:=ROUND([.C$1]*SIN([.B82]*PI()/180);0)" office:value-type="float" office:value="477" calcext:value-type="float">
            <text:p>477</text:p>
          </table:table-cell>
          <table:table-cell table:style-name="ce14" table:formula="of:=ROUND([.C$1]*SIN(([.B82]+90)*PI()/180);0)" office:value-type="float" office:value="905" calcext:value-type="float">
            <text:p>905</text:p>
          </table:table-cell>
          <table:table-cell table:style-name="ce9" table:formula="of:=MOD(ATAN2([.D82];[.C82])*180/PI()+360;360)" office:value-type="float" office:value="27.7924511426808" calcext:value-type="float">
            <text:p>27.79º</text:p>
          </table:table-cell>
          <table:table-cell table:style-name="ce20" table:formula="of:=[.B82]-[.E82]" office:value-type="float" office:value="-0.0190136426808181" calcext:value-type="float">
            <text:p>-0.0190</text:p>
          </table:table-cell>
          <table:table-cell table:style-name="ce27" table:formula="of:=ABS([.F82]/[.B$4])" office:value-type="percentage" office:value="0.0540832502921047" calcext:value-type="percentage">
            <text:p>5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9" table:formula="of:=[.A83]*90/(256)" office:value-type="float" office:value="28.125" calcext:value-type="float">
            <text:p>28.13º</text:p>
          </table:table-cell>
          <table:table-cell table:style-name="ce14" table:formula="of:=ROUND([.C$1]*SIN([.B83]*PI()/180);0)" office:value-type="float" office:value="482" calcext:value-type="float">
            <text:p>482</text:p>
          </table:table-cell>
          <table:table-cell table:style-name="ce14" table:formula="of:=ROUND([.C$1]*SIN(([.B83]+90)*PI()/180);0)" office:value-type="float" office:value="902" calcext:value-type="float">
            <text:p>902</text:p>
          </table:table-cell>
          <table:table-cell table:style-name="ce9" table:formula="of:=MOD(ATAN2([.D83];[.C83])*180/PI()+360;360)" office:value-type="float" office:value="28.1186241002271" calcext:value-type="float">
            <text:p>28.12º</text:p>
          </table:table-cell>
          <table:table-cell table:style-name="ce20" table:formula="of:=[.B83]-[.E83]" office:value-type="float" office:value="0.00637589977293374" calcext:value-type="float">
            <text:p>0.0064</text:p>
          </table:table-cell>
          <table:table-cell table:style-name="ce27" table:formula="of:=ABS([.F83]/[.B$4])" office:value-type="percentage" office:value="0.018135892687456" calcext:value-type="percentage">
            <text:p>1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9" table:formula="of:=[.A84]*90/(256)" office:value-type="float" office:value="28.4765625" calcext:value-type="float">
            <text:p>28.48º</text:p>
          </table:table-cell>
          <table:table-cell table:style-name="ce14" table:formula="of:=ROUND([.C$1]*SIN([.B84]*PI()/180);0)" office:value-type="float" office:value="488" calcext:value-type="float">
            <text:p>488</text:p>
          </table:table-cell>
          <table:table-cell table:style-name="ce14" table:formula="of:=ROUND([.C$1]*SIN(([.B84]+90)*PI()/180);0)" office:value-type="float" office:value="899" calcext:value-type="float">
            <text:p>899</text:p>
          </table:table-cell>
          <table:table-cell table:style-name="ce9" table:formula="of:=MOD(ATAN2([.D84];[.C84])*180/PI()+360;360)" office:value-type="float" office:value="28.4942321381531" calcext:value-type="float">
            <text:p>28.49º</text:p>
          </table:table-cell>
          <table:table-cell table:style-name="ce20" table:formula="of:=[.B84]-[.E84]" office:value-type="float" office:value="-0.0176696381531087" calcext:value-type="float">
            <text:p>-0.0177</text:p>
          </table:table-cell>
          <table:table-cell table:style-name="ce27" table:formula="of:=ABS([.F84]/[.B$4])" office:value-type="percentage" office:value="0.0502603040799537" calcext:value-type="percentage">
            <text:p>5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9" table:formula="of:=[.A85]*90/(256)" office:value-type="float" office:value="28.828125" calcext:value-type="float">
            <text:p>28.83º</text:p>
          </table:table-cell>
          <table:table-cell table:style-name="ce14" table:formula="of:=ROUND([.C$1]*SIN([.B85]*PI()/180);0)" office:value-type="float" office:value="493" calcext:value-type="float">
            <text:p>493</text:p>
          </table:table-cell>
          <table:table-cell table:style-name="ce14" table:formula="of:=ROUND([.C$1]*SIN(([.B85]+90)*PI()/180);0)" office:value-type="float" office:value="896" calcext:value-type="float">
            <text:p>896</text:p>
          </table:table-cell>
          <table:table-cell table:style-name="ce9" table:formula="of:=MOD(ATAN2([.D85];[.C85])*180/PI()+360;360)" office:value-type="float" office:value="28.8206118090232" calcext:value-type="float">
            <text:p>28.82º</text:p>
          </table:table-cell>
          <table:table-cell table:style-name="ce20" table:formula="of:=[.B85]-[.E85]" office:value-type="float" office:value="0.0075131909767947" calcext:value-type="float">
            <text:p>0.0075</text:p>
          </table:table-cell>
          <table:table-cell table:style-name="ce27" table:formula="of:=ABS([.F85]/[.B$4])" office:value-type="percentage" office:value="0.0213708543339938" calcext:value-type="percentage">
            <text:p>2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9" table:formula="of:=[.A86]*90/(256)" office:value-type="float" office:value="29.1796875" calcext:value-type="float">
            <text:p>29.18º</text:p>
          </table:table-cell>
          <table:table-cell table:style-name="ce14" table:formula="of:=ROUND([.C$1]*SIN([.B86]*PI()/180);0)" office:value-type="float" office:value="499" calcext:value-type="float">
            <text:p>499</text:p>
          </table:table-cell>
          <table:table-cell table:style-name="ce14" table:formula="of:=ROUND([.C$1]*SIN(([.B86]+90)*PI()/180);0)" office:value-type="float" office:value="893" calcext:value-type="float">
            <text:p>893</text:p>
          </table:table-cell>
          <table:table-cell table:style-name="ce9" table:formula="of:=MOD(ATAN2([.D86];[.C86])*180/PI()+360;360)" office:value-type="float" office:value="29.1960480072747" calcext:value-type="float">
            <text:p>29.20º</text:p>
          </table:table-cell>
          <table:table-cell table:style-name="ce20" table:formula="of:=[.B86]-[.E86]" office:value-type="float" office:value="-0.0163605072747259" calcext:value-type="float">
            <text:p>-0.0164</text:p>
          </table:table-cell>
          <table:table-cell table:style-name="ce27" table:formula="of:=ABS([.F86]/[.B$4])" office:value-type="percentage" office:value="0.0465365540258871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9" table:formula="of:=[.A87]*90/(256)" office:value-type="float" office:value="29.53125" calcext:value-type="float">
            <text:p>29.53º</text:p>
          </table:table-cell>
          <table:table-cell table:style-name="ce14" table:formula="of:=ROUND([.C$1]*SIN([.B87]*PI()/180);0)" office:value-type="float" office:value="504" calcext:value-type="float">
            <text:p>504</text:p>
          </table:table-cell>
          <table:table-cell table:style-name="ce14" table:formula="of:=ROUND([.C$1]*SIN(([.B87]+90)*PI()/180);0)" office:value-type="float" office:value="890" calcext:value-type="float">
            <text:p>890</text:p>
          </table:table-cell>
          <table:table-cell table:style-name="ce9" table:formula="of:=MOD(ATAN2([.D87];[.C87])*180/PI()+360;360)" office:value-type="float" office:value="29.5225364338868" calcext:value-type="float">
            <text:p>29.52º</text:p>
          </table:table-cell>
          <table:table-cell table:style-name="ce20" table:formula="of:=[.B87]-[.E87]" office:value-type="float" office:value="0.00871356611321517" calcext:value-type="float">
            <text:p>0.0087</text:p>
          </table:table-cell>
          <table:table-cell table:style-name="ce27" table:formula="of:=ABS([.F87]/[.B$4])" office:value-type="percentage" office:value="0.0247852547220342" calcext:value-type="percentage">
            <text:p>2.4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9" table:formula="of:=[.A88]*90/(256)" office:value-type="float" office:value="29.8828125" calcext:value-type="float">
            <text:p>29.88º</text:p>
          </table:table-cell>
          <table:table-cell table:style-name="ce14" table:formula="of:=ROUND([.C$1]*SIN([.B88]*PI()/180);0)" office:value-type="float" office:value="510" calcext:value-type="float">
            <text:p>510</text:p>
          </table:table-cell>
          <table:table-cell table:style-name="ce14" table:formula="of:=ROUND([.C$1]*SIN(([.B88]+90)*PI()/180);0)" office:value-type="float" office:value="887" calcext:value-type="float">
            <text:p>887</text:p>
          </table:table-cell>
          <table:table-cell table:style-name="ce9" table:formula="of:=MOD(ATAN2([.D88];[.C88])*180/PI()+360;360)" office:value-type="float" office:value="29.8976882021074" calcext:value-type="float">
            <text:p>29.90º</text:p>
          </table:table-cell>
          <table:table-cell table:style-name="ce20" table:formula="of:=[.B88]-[.E88]" office:value-type="float" office:value="-0.0148757021073607" calcext:value-type="float">
            <text:p>-0.0149</text:p>
          </table:table-cell>
          <table:table-cell table:style-name="ce27" table:formula="of:=ABS([.F88]/[.B$4])" office:value-type="percentage" office:value="0.0423131082164926" calcext:value-type="percentage">
            <text:p>4.2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9" table:formula="of:=[.A89]*90/(256)" office:value-type="float" office:value="30.234375" calcext:value-type="float">
            <text:p>30.23º</text:p>
          </table:table-cell>
          <table:table-cell table:style-name="ce14" table:formula="of:=ROUND([.C$1]*SIN([.B89]*PI()/180);0)" office:value-type="float" office:value="515" calcext:value-type="float">
            <text:p>515</text:p>
          </table:table-cell>
          <table:table-cell table:style-name="ce14" table:formula="of:=ROUND([.C$1]*SIN(([.B89]+90)*PI()/180);0)" office:value-type="float" office:value="884" calcext:value-type="float">
            <text:p>884</text:p>
          </table:table-cell>
          <table:table-cell table:style-name="ce9" table:formula="of:=MOD(ATAN2([.D89];[.C89])*180/PI()+360;360)" office:value-type="float" office:value="30.224187378987" calcext:value-type="float">
            <text:p>30.22º</text:p>
          </table:table-cell>
          <table:table-cell table:style-name="ce20" table:formula="of:=[.B89]-[.E89]" office:value-type="float" office:value="0.0101876210129603" calcext:value-type="float">
            <text:p>0.0102</text:p>
          </table:table-cell>
          <table:table-cell table:style-name="ce27" table:formula="of:=ABS([.F89]/[.B$4])" office:value-type="percentage" office:value="0.0289781219924205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9" table:formula="of:=[.A90]*90/(256)" office:value-type="float" office:value="30.5859375" calcext:value-type="float">
            <text:p>30.59º</text:p>
          </table:table-cell>
          <table:table-cell table:style-name="ce14" table:formula="of:=ROUND([.C$1]*SIN([.B90]*PI()/180);0)" office:value-type="float" office:value="521" calcext:value-type="float">
            <text:p>521</text:p>
          </table:table-cell>
          <table:table-cell table:style-name="ce14" table:formula="of:=ROUND([.C$1]*SIN(([.B90]+90)*PI()/180);0)" office:value-type="float" office:value="881" calcext:value-type="float">
            <text:p>881</text:p>
          </table:table-cell>
          <table:table-cell table:style-name="ce9" table:formula="of:=MOD(ATAN2([.D90];[.C90])*180/PI()+360;360)" office:value-type="float" office:value="30.5989424907366" calcext:value-type="float">
            <text:p>30.60º</text:p>
          </table:table-cell>
          <table:table-cell table:style-name="ce20" table:formula="of:=[.B90]-[.E90]" office:value-type="float" office:value="-0.0130049907365901" calcext:value-type="float">
            <text:p>-0.0130</text:p>
          </table:table-cell>
          <table:table-cell table:style-name="ce27" table:formula="of:=ABS([.F90]/[.B$4])" office:value-type="percentage" office:value="0.0369919736507452" calcext:value-type="percentage">
            <text:p>3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9" table:formula="of:=[.A91]*90/(256)" office:value-type="float" office:value="30.9375" calcext:value-type="float">
            <text:p>30.94º</text:p>
          </table:table-cell>
          <table:table-cell table:style-name="ce14" table:formula="of:=ROUND([.C$1]*SIN([.B91]*PI()/180);0)" office:value-type="float" office:value="526" calcext:value-type="float">
            <text:p>526</text:p>
          </table:table-cell>
          <table:table-cell table:style-name="ce14" table:formula="of:=ROUND([.C$1]*SIN(([.B91]+90)*PI()/180);0)" office:value-type="float" office:value="877" calcext:value-type="float">
            <text:p>877</text:p>
          </table:table-cell>
          <table:table-cell table:style-name="ce9" table:formula="of:=MOD(ATAN2([.D91];[.C91])*180/PI()+360;360)" office:value-type="float" office:value="30.9541479828574" calcext:value-type="float">
            <text:p>30.95º</text:p>
          </table:table-cell>
          <table:table-cell table:style-name="ce20" table:formula="of:=[.B91]-[.E91]" office:value-type="float" office:value="-0.0166479828573642" calcext:value-type="float">
            <text:p>-0.0166</text:p>
          </table:table-cell>
          <table:table-cell table:style-name="ce27" table:formula="of:=ABS([.F91]/[.B$4])" office:value-type="percentage" office:value="0.047354262349836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9" table:formula="of:=[.A92]*90/(256)" office:value-type="float" office:value="31.2890625" calcext:value-type="float">
            <text:p>31.29º</text:p>
          </table:table-cell>
          <table:table-cell table:style-name="ce14" table:formula="of:=ROUND([.C$1]*SIN([.B92]*PI()/180);0)" office:value-type="float" office:value="531" calcext:value-type="float">
            <text:p>531</text:p>
          </table:table-cell>
          <table:table-cell table:style-name="ce14" table:formula="of:=ROUND([.C$1]*SIN(([.B92]+90)*PI()/180);0)" office:value-type="float" office:value="874" calcext:value-type="float">
            <text:p>874</text:p>
          </table:table-cell>
          <table:table-cell table:style-name="ce9" table:formula="of:=MOD(ATAN2([.D92];[.C92])*180/PI()+360;360)" office:value-type="float" office:value="31.2808354221935" calcext:value-type="float">
            <text:p>31.28º</text:p>
          </table:table-cell>
          <table:table-cell table:style-name="ce20" table:formula="of:=[.B92]-[.E92]" office:value-type="float" office:value="0.0082270778064526" calcext:value-type="float">
            <text:p>0.0082</text:p>
          </table:table-cell>
          <table:table-cell table:style-name="ce27" table:formula="of:=ABS([.F92]/[.B$4])" office:value-type="percentage" office:value="0.0234014657605763" calcext:value-type="percentage">
            <text:p>2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9" table:formula="of:=[.A93]*90/(256)" office:value-type="float" office:value="31.640625" calcext:value-type="float">
            <text:p>31.64º</text:p>
          </table:table-cell>
          <table:table-cell table:style-name="ce14" table:formula="of:=ROUND([.C$1]*SIN([.B93]*PI()/180);0)" office:value-type="float" office:value="537" calcext:value-type="float">
            <text:p>537</text:p>
          </table:table-cell>
          <table:table-cell table:style-name="ce14" table:formula="of:=ROUND([.C$1]*SIN(([.B93]+90)*PI()/180);0)" office:value-type="float" office:value="871" calcext:value-type="float">
            <text:p>871</text:p>
          </table:table-cell>
          <table:table-cell table:style-name="ce9" table:formula="of:=MOD(ATAN2([.D93];[.C93])*180/PI()+360;360)" office:value-type="float" office:value="31.6551906361376" calcext:value-type="float">
            <text:p>31.66º</text:p>
          </table:table-cell>
          <table:table-cell table:style-name="ce20" table:formula="of:=[.B93]-[.E93]" office:value-type="float" office:value="-0.0145656361376041" calcext:value-type="float">
            <text:p>-0.0146</text:p>
          </table:table-cell>
          <table:table-cell table:style-name="ce27" table:formula="of:=ABS([.F93]/[.B$4])" office:value-type="percentage" office:value="0.0414311427914072" calcext:value-type="percentage">
            <text:p>4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9" table:formula="of:=[.A94]*90/(256)" office:value-type="float" office:value="31.9921875" calcext:value-type="float">
            <text:p>31.99º</text:p>
          </table:table-cell>
          <table:table-cell table:style-name="ce14" table:formula="of:=ROUND([.C$1]*SIN([.B94]*PI()/180);0)" office:value-type="float" office:value="542" calcext:value-type="float">
            <text:p>542</text:p>
          </table:table-cell>
          <table:table-cell table:style-name="ce14" table:formula="of:=ROUND([.C$1]*SIN(([.B94]+90)*PI()/180);0)" office:value-type="float" office:value="868" calcext:value-type="float">
            <text:p>868</text:p>
          </table:table-cell>
          <table:table-cell table:style-name="ce9" table:formula="of:=MOD(ATAN2([.D94];[.C94])*180/PI()+360;360)" office:value-type="float" office:value="31.9816435038223" calcext:value-type="float">
            <text:p>31.98º</text:p>
          </table:table-cell>
          <table:table-cell table:style-name="ce20" table:formula="of:=[.B94]-[.E94]" office:value-type="float" office:value="0.0105439961776597" calcext:value-type="float">
            <text:p>0.0105</text:p>
          </table:table-cell>
          <table:table-cell table:style-name="ce27" table:formula="of:=ABS([.F94]/[.B$4])" office:value-type="percentage" office:value="0.0299918113497875" calcext:value-type="percentage">
            <text:p>3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9" table:formula="of:=[.A95]*90/(256)" office:value-type="float" office:value="32.34375" calcext:value-type="float">
            <text:p>32.34º</text:p>
          </table:table-cell>
          <table:table-cell table:style-name="ce14" table:formula="of:=ROUND([.C$1]*SIN([.B95]*PI()/180);0)" office:value-type="float" office:value="547" calcext:value-type="float">
            <text:p>547</text:p>
          </table:table-cell>
          <table:table-cell table:style-name="ce14" table:formula="of:=ROUND([.C$1]*SIN(([.B95]+90)*PI()/180);0)" office:value-type="float" office:value="864" calcext:value-type="float">
            <text:p>864</text:p>
          </table:table-cell>
          <table:table-cell table:style-name="ce9" table:formula="of:=MOD(ATAN2([.D95];[.C95])*180/PI()+360;360)" office:value-type="float" office:value="32.3379765131299" calcext:value-type="float">
            <text:p>32.34º</text:p>
          </table:table-cell>
          <table:table-cell table:style-name="ce20" table:formula="of:=[.B95]-[.E95]" office:value-type="float" office:value="0.00577348687005497" calcext:value-type="float">
            <text:p>0.0058</text:p>
          </table:table-cell>
          <table:table-cell table:style-name="ce27" table:formula="of:=ABS([.F95]/[.B$4])" office:value-type="percentage" office:value="0.0164223626526008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9" table:formula="of:=[.A96]*90/(256)" office:value-type="float" office:value="32.6953125" calcext:value-type="float">
            <text:p>32.70º</text:p>
          </table:table-cell>
          <table:table-cell table:style-name="ce14" table:formula="of:=ROUND([.C$1]*SIN([.B96]*PI()/180);0)" office:value-type="float" office:value="553" calcext:value-type="float">
            <text:p>553</text:p>
          </table:table-cell>
          <table:table-cell table:style-name="ce14" table:formula="of:=ROUND([.C$1]*SIN(([.B96]+90)*PI()/180);0)" office:value-type="float" office:value="861" calcext:value-type="float">
            <text:p>861</text:p>
          </table:table-cell>
          <table:table-cell table:style-name="ce9" table:formula="of:=MOD(ATAN2([.D96];[.C96])*180/PI()+360;360)" office:value-type="float" office:value="32.7116768367247" calcext:value-type="float">
            <text:p>32.71º</text:p>
          </table:table-cell>
          <table:table-cell table:style-name="ce20" table:formula="of:=[.B96]-[.E96]" office:value-type="float" office:value="-0.0163643367246777" calcext:value-type="float">
            <text:p>-0.0164</text:p>
          </table:table-cell>
          <table:table-cell table:style-name="ce27" table:formula="of:=ABS([.F96]/[.B$4])" office:value-type="percentage" office:value="0.0465474466835278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9" table:formula="of:=[.A97]*90/(256)" office:value-type="float" office:value="33.046875" calcext:value-type="float">
            <text:p>33.05º</text:p>
          </table:table-cell>
          <table:table-cell table:style-name="ce14" table:formula="of:=ROUND([.C$1]*SIN([.B97]*PI()/180);0)" office:value-type="float" office:value="558" calcext:value-type="float">
            <text:p>558</text:p>
          </table:table-cell>
          <table:table-cell table:style-name="ce14" table:formula="of:=ROUND([.C$1]*SIN(([.B97]+90)*PI()/180);0)" office:value-type="float" office:value="858" calcext:value-type="float">
            <text:p>858</text:p>
          </table:table-cell>
          <table:table-cell table:style-name="ce9" table:formula="of:=MOD(ATAN2([.D97];[.C97])*180/PI()+360;360)" office:value-type="float" office:value="33.0379486023338" calcext:value-type="float">
            <text:p>33.04º</text:p>
          </table:table-cell>
          <table:table-cell table:style-name="ce20" table:formula="of:=[.B97]-[.E97]" office:value-type="float" office:value="0.0089263976662437" calcext:value-type="float">
            <text:p>0.0089</text:p>
          </table:table-cell>
          <table:table-cell table:style-name="ce27" table:formula="of:=ABS([.F97]/[.B$4])" office:value-type="percentage" office:value="0.0253906422506487" calcext:value-type="percentage">
            <text:p>2.5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9" table:formula="of:=[.A98]*90/(256)" office:value-type="float" office:value="33.3984375" calcext:value-type="float">
            <text:p>33.40º</text:p>
          </table:table-cell>
          <table:table-cell table:style-name="ce14" table:formula="of:=ROUND([.C$1]*SIN([.B98]*PI()/180);0)" office:value-type="float" office:value="563" calcext:value-type="float">
            <text:p>563</text:p>
          </table:table-cell>
          <table:table-cell table:style-name="ce14" table:formula="of:=ROUND([.C$1]*SIN(([.B98]+90)*PI()/180);0)" office:value-type="float" office:value="854" calcext:value-type="float">
            <text:p>854</text:p>
          </table:table-cell>
          <table:table-cell table:style-name="ce9" table:formula="of:=MOD(ATAN2([.D98];[.C98])*180/PI()+360;360)" office:value-type="float" office:value="33.3948912299649" calcext:value-type="float">
            <text:p>33.39º</text:p>
          </table:table-cell>
          <table:table-cell table:style-name="ce20" table:formula="of:=[.B98]-[.E98]" office:value-type="float" office:value="0.00354627003508767" calcext:value-type="float">
            <text:p>0.0035</text:p>
          </table:table-cell>
          <table:table-cell table:style-name="ce27" table:formula="of:=ABS([.F98]/[.B$4])" office:value-type="percentage" office:value="0.0100871680998049" calcext:value-type="percentage">
            <text:p>1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9" table:formula="of:=[.A99]*90/(256)" office:value-type="float" office:value="33.75" calcext:value-type="float">
            <text:p>33.75º</text:p>
          </table:table-cell>
          <table:table-cell table:style-name="ce14" table:formula="of:=ROUND([.C$1]*SIN([.B99]*PI()/180);0)" office:value-type="float" office:value="568" calcext:value-type="float">
            <text:p>568</text:p>
          </table:table-cell>
          <table:table-cell table:style-name="ce14" table:formula="of:=ROUND([.C$1]*SIN(([.B99]+90)*PI()/180);0)" office:value-type="float" office:value="851" calcext:value-type="float">
            <text:p>851</text:p>
          </table:table-cell>
          <table:table-cell table:style-name="ce9" table:formula="of:=MOD(ATAN2([.D99];[.C99])*180/PI()+360;360)" office:value-type="float" office:value="33.721130564147" calcext:value-type="float">
            <text:p>33.72º</text:p>
          </table:table-cell>
          <table:table-cell table:style-name="ce20" table:formula="of:=[.B99]-[.E99]" office:value-type="float" office:value="0.0288694358529824" calcext:value-type="float">
            <text:p>0.0289</text:p>
          </table:table-cell>
          <table:table-cell table:style-name="ce27" table:formula="of:=ABS([.F99]/[.B$4])" office:value-type="percentage" office:value="0.0821175064262611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9" table:formula="of:=[.A100]*90/(256)" office:value-type="float" office:value="34.1015625" calcext:value-type="float">
            <text:p>34.10º</text:p>
          </table:table-cell>
          <table:table-cell table:style-name="ce14" table:formula="of:=ROUND([.C$1]*SIN([.B100]*PI()/180);0)" office:value-type="float" office:value="574" calcext:value-type="float">
            <text:p>574</text:p>
          </table:table-cell>
          <table:table-cell table:style-name="ce14" table:formula="of:=ROUND([.C$1]*SIN(([.B100]+90)*PI()/180);0)" office:value-type="float" office:value="847" calcext:value-type="float">
            <text:p>847</text:p>
          </table:table-cell>
          <table:table-cell table:style-name="ce9" table:formula="of:=MOD(ATAN2([.D100];[.C100])*180/PI()+360;360)" office:value-type="float" office:value="34.1249417520059" calcext:value-type="float">
            <text:p>34.12º</text:p>
          </table:table-cell>
          <table:table-cell table:style-name="ce20" table:formula="of:=[.B100]-[.E100]" office:value-type="float" office:value="-0.0233792520058955" calcext:value-type="float">
            <text:p>-0.0234</text:p>
          </table:table-cell>
          <table:table-cell table:style-name="ce27" table:formula="of:=ABS([.F100]/[.B$4])" office:value-type="percentage" office:value="0.0665009834834362" calcext:value-type="percentage">
            <text:p>6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9" table:formula="of:=[.A101]*90/(256)" office:value-type="float" office:value="34.453125" calcext:value-type="float">
            <text:p>34.45º</text:p>
          </table:table-cell>
          <table:table-cell table:style-name="ce14" table:formula="of:=ROUND([.C$1]*SIN([.B101]*PI()/180);0)" office:value-type="float" office:value="579" calcext:value-type="float">
            <text:p>579</text:p>
          </table:table-cell>
          <table:table-cell table:style-name="ce14" table:formula="of:=ROUND([.C$1]*SIN(([.B101]+90)*PI()/180);0)" office:value-type="float" office:value="844" calcext:value-type="float">
            <text:p>844</text:p>
          </table:table-cell>
          <table:table-cell table:style-name="ce9" table:formula="of:=MOD(ATAN2([.D101];[.C101])*180/PI()+360;360)" office:value-type="float" office:value="34.4508610743492" calcext:value-type="float">
            <text:p>34.45º</text:p>
          </table:table-cell>
          <table:table-cell table:style-name="ce20" table:formula="of:=[.B101]-[.E101]" office:value-type="float" office:value="0.00226392565082278" calcext:value-type="float">
            <text:p>0.0023</text:p>
          </table:table-cell>
          <table:table-cell table:style-name="ce27" table:formula="of:=ABS([.F101]/[.B$4])" office:value-type="percentage" office:value="0.00643961074011814" calcext:value-type="percentage">
            <text:p>0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9" table:formula="of:=[.A102]*90/(256)" office:value-type="float" office:value="34.8046875" calcext:value-type="float">
            <text:p>34.80º</text:p>
          </table:table-cell>
          <table:table-cell table:style-name="ce14" table:formula="of:=ROUND([.C$1]*SIN([.B102]*PI()/180);0)" office:value-type="float" office:value="584" calcext:value-type="float">
            <text:p>584</text:p>
          </table:table-cell>
          <table:table-cell table:style-name="ce14" table:formula="of:=ROUND([.C$1]*SIN(([.B102]+90)*PI()/180);0)" office:value-type="float" office:value="840" calcext:value-type="float">
            <text:p>840</text:p>
          </table:table-cell>
          <table:table-cell table:style-name="ce9" table:formula="of:=MOD(ATAN2([.D102];[.C102])*180/PI()+360;360)" office:value-type="float" office:value="34.8084981499723" calcext:value-type="float">
            <text:p>34.81º</text:p>
          </table:table-cell>
          <table:table-cell table:style-name="ce20" table:formula="of:=[.B102]-[.E102]" office:value-type="float" office:value="-0.00381064997230851" calcext:value-type="float">
            <text:p>-0.0038</text:p>
          </table:table-cell>
          <table:table-cell table:style-name="ce27" table:formula="of:=ABS([.F102]/[.B$4])" office:value-type="percentage" office:value="0.0108391821434553" calcext:value-type="percentage">
            <text:p>1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table:formula="of:=[.A103]*90/(256)" office:value-type="float" office:value="35.15625" calcext:value-type="float">
            <text:p>35.16º</text:p>
          </table:table-cell>
          <table:table-cell table:style-name="ce14" table:formula="of:=ROUND([.C$1]*SIN([.B103]*PI()/180);0)" office:value-type="float" office:value="589" calcext:value-type="float">
            <text:p>589</text:p>
          </table:table-cell>
          <table:table-cell table:style-name="ce14" table:formula="of:=ROUND([.C$1]*SIN(([.B103]+90)*PI()/180);0)" office:value-type="float" office:value="836" calcext:value-type="float">
            <text:p>836</text:p>
          </table:table-cell>
          <table:table-cell table:style-name="ce9" table:formula="of:=MOD(ATAN2([.D103];[.C103])*180/PI()+360;360)" office:value-type="float" office:value="35.1664360357929" calcext:value-type="float">
            <text:p>35.17º</text:p>
          </table:table-cell>
          <table:table-cell table:style-name="ce20" table:formula="of:=[.B103]-[.E103]" office:value-type="float" office:value="-0.0101860357929127" calcext:value-type="float">
            <text:p>-0.0102</text:p>
          </table:table-cell>
          <table:table-cell table:style-name="ce27" table:formula="of:=ABS([.F103]/[.B$4])" office:value-type="percentage" office:value="0.0289736129220627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9" table:formula="of:=[.A104]*90/(256)" office:value-type="float" office:value="35.5078125" calcext:value-type="float">
            <text:p>35.51º</text:p>
          </table:table-cell>
          <table:table-cell table:style-name="ce14" table:formula="of:=ROUND([.C$1]*SIN([.B104]*PI()/180);0)" office:value-type="float" office:value="594" calcext:value-type="float">
            <text:p>594</text:p>
          </table:table-cell>
          <table:table-cell table:style-name="ce14" table:formula="of:=ROUND([.C$1]*SIN(([.B104]+90)*PI()/180);0)" office:value-type="float" office:value="833" calcext:value-type="float">
            <text:p>833</text:p>
          </table:table-cell>
          <table:table-cell table:style-name="ce9" table:formula="of:=MOD(ATAN2([.D104];[.C104])*180/PI()+360;360)" office:value-type="float" office:value="35.4921067918586" calcext:value-type="float">
            <text:p>35.49º</text:p>
          </table:table-cell>
          <table:table-cell table:style-name="ce20" table:formula="of:=[.B104]-[.E104]" office:value-type="float" office:value="0.0157057081413541" calcext:value-type="float">
            <text:p>0.0157</text:p>
          </table:table-cell>
          <table:table-cell table:style-name="ce27" table:formula="of:=ABS([.F104]/[.B$4])" office:value-type="percentage" office:value="0.0446740142687405" calcext:value-type="percentage">
            <text:p>4.4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9" table:formula="of:=[.A105]*90/(256)" office:value-type="float" office:value="35.859375" calcext:value-type="float">
            <text:p>35.86º</text:p>
          </table:table-cell>
          <table:table-cell table:style-name="ce14" table:formula="of:=ROUND([.C$1]*SIN([.B105]*PI()/180);0)" office:value-type="float" office:value="599" calcext:value-type="float">
            <text:p>599</text:p>
          </table:table-cell>
          <table:table-cell table:style-name="ce14" table:formula="of:=ROUND([.C$1]*SIN(([.B105]+90)*PI()/180);0)" office:value-type="float" office:value="829" calcext:value-type="float">
            <text:p>829</text:p>
          </table:table-cell>
          <table:table-cell table:style-name="ce9" table:formula="of:=MOD(ATAN2([.D105];[.C105])*180/PI()+360;360)" office:value-type="float" office:value="35.8502681681995" calcext:value-type="float">
            <text:p>35.85º</text:p>
          </table:table-cell>
          <table:table-cell table:style-name="ce20" table:formula="of:=[.B105]-[.E105]" office:value-type="float" office:value="0.00910683180052274" calcext:value-type="float">
            <text:p>0.0091</text:p>
          </table:table-cell>
          <table:table-cell table:style-name="ce27" table:formula="of:=ABS([.F105]/[.B$4])" office:value-type="percentage" office:value="0.0259038771214869" calcext:value-type="percentage">
            <text:p>2.5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9" table:formula="of:=[.A106]*90/(256)" office:value-type="float" office:value="36.2109375" calcext:value-type="float">
            <text:p>36.21º</text:p>
          </table:table-cell>
          <table:table-cell table:style-name="ce14" table:formula="of:=ROUND([.C$1]*SIN([.B106]*PI()/180);0)" office:value-type="float" office:value="604" calcext:value-type="float">
            <text:p>604</text:p>
          </table:table-cell>
          <table:table-cell table:style-name="ce14" table:formula="of:=ROUND([.C$1]*SIN(([.B106]+90)*PI()/180);0)" office:value-type="float" office:value="825" calcext:value-type="float">
            <text:p>825</text:p>
          </table:table-cell>
          <table:table-cell table:style-name="ce9" table:formula="of:=MOD(ATAN2([.D106];[.C106])*180/PI()+360;360)" office:value-type="float" office:value="36.2086494249941" calcext:value-type="float">
            <text:p>36.21º</text:p>
          </table:table-cell>
          <table:table-cell table:style-name="ce20" table:formula="of:=[.B106]-[.E106]" office:value-type="float" office:value="0.00228807500587891" calcext:value-type="float">
            <text:p>0.0023</text:p>
          </table:table-cell>
          <table:table-cell table:style-name="ce27" table:formula="of:=ABS([.F106]/[.B$4])" office:value-type="percentage" office:value="0.00650830223894445" calcext:value-type="percentage">
            <text:p>0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9" table:formula="of:=[.A107]*90/(256)" office:value-type="float" office:value="36.5625" calcext:value-type="float">
            <text:p>36.56º</text:p>
          </table:table-cell>
          <table:table-cell table:style-name="ce14" table:formula="of:=ROUND([.C$1]*SIN([.B107]*PI()/180);0)" office:value-type="float" office:value="609" calcext:value-type="float">
            <text:p>609</text:p>
          </table:table-cell>
          <table:table-cell table:style-name="ce14" table:formula="of:=ROUND([.C$1]*SIN(([.B107]+90)*PI()/180);0)" office:value-type="float" office:value="822" calcext:value-type="float">
            <text:p>822</text:p>
          </table:table-cell>
          <table:table-cell table:style-name="ce9" table:formula="of:=MOD(ATAN2([.D107];[.C107])*180/PI()+360;360)" office:value-type="float" office:value="36.533855871381" calcext:value-type="float">
            <text:p>36.53º</text:p>
          </table:table-cell>
          <table:table-cell table:style-name="ce20" table:formula="of:=[.B107]-[.E107]" office:value-type="float" office:value="0.0286441286189643" calcext:value-type="float">
            <text:p>0.0286</text:p>
          </table:table-cell>
          <table:table-cell table:style-name="ce27" table:formula="of:=ABS([.F107]/[.B$4])" office:value-type="percentage" office:value="0.081476632516165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9" table:formula="of:=[.A108]*90/(256)" office:value-type="float" office:value="36.9140625" calcext:value-type="float">
            <text:p>36.91º</text:p>
          </table:table-cell>
          <table:table-cell table:style-name="ce14" table:formula="of:=ROUND([.C$1]*SIN([.B108]*PI()/180);0)" office:value-type="float" office:value="614" calcext:value-type="float">
            <text:p>614</text:p>
          </table:table-cell>
          <table:table-cell table:style-name="ce14" table:formula="of:=ROUND([.C$1]*SIN(([.B108]+90)*PI()/180);0)" office:value-type="float" office:value="818" calcext:value-type="float">
            <text:p>818</text:p>
          </table:table-cell>
          <table:table-cell table:style-name="ce9" table:formula="of:=MOD(ATAN2([.D108];[.C108])*180/PI()+360;360)" office:value-type="float" office:value="36.8923050672723" calcext:value-type="float">
            <text:p>36.89º</text:p>
          </table:table-cell>
          <table:table-cell table:style-name="ce20" table:formula="of:=[.B108]-[.E108]" office:value-type="float" office:value="0.0217574327277248" calcext:value-type="float">
            <text:p>0.0218</text:p>
          </table:table-cell>
          <table:table-cell table:style-name="ce27" table:formula="of:=ABS([.F108]/[.B$4])" office:value-type="percentage" office:value="0.0618878086477505" calcext:value-type="percentage">
            <text:p>6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9" table:formula="of:=[.A109]*90/(256)" office:value-type="float" office:value="37.265625" calcext:value-type="float">
            <text:p>37.27º</text:p>
          </table:table-cell>
          <table:table-cell table:style-name="ce14" table:formula="of:=ROUND([.C$1]*SIN([.B109]*PI()/180);0)" office:value-type="float" office:value="619" calcext:value-type="float">
            <text:p>619</text:p>
          </table:table-cell>
          <table:table-cell table:style-name="ce14" table:formula="of:=ROUND([.C$1]*SIN(([.B109]+90)*PI()/180);0)" office:value-type="float" office:value="814" calcext:value-type="float">
            <text:p>814</text:p>
          </table:table-cell>
          <table:table-cell table:style-name="ce9" table:formula="of:=MOD(ATAN2([.D109];[.C109])*180/PI()+360;360)" office:value-type="float" office:value="37.2508927154078" calcext:value-type="float">
            <text:p>37.25º</text:p>
          </table:table-cell>
          <table:table-cell table:style-name="ce20" table:formula="of:=[.B109]-[.E109]" office:value-type="float" office:value="0.0147322845922417" calcext:value-type="float">
            <text:p>0.0147</text:p>
          </table:table-cell>
          <table:table-cell table:style-name="ce27" table:formula="of:=ABS([.F109]/[.B$4])" office:value-type="percentage" office:value="0.0419051650623765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9" table:formula="of:=[.A110]*90/(256)" office:value-type="float" office:value="37.6171875" calcext:value-type="float">
            <text:p>37.62º</text:p>
          </table:table-cell>
          <table:table-cell table:style-name="ce14" table:formula="of:=ROUND([.C$1]*SIN([.B110]*PI()/180);0)" office:value-type="float" office:value="624" calcext:value-type="float">
            <text:p>624</text:p>
          </table:table-cell>
          <table:table-cell table:style-name="ce14" table:formula="of:=ROUND([.C$1]*SIN(([.B110]+90)*PI()/180);0)" office:value-type="float" office:value="810" calcext:value-type="float">
            <text:p>810</text:p>
          </table:table-cell>
          <table:table-cell table:style-name="ce9" table:formula="of:=MOD(ATAN2([.D110];[.C110])*180/PI()+360;360)" office:value-type="float" office:value="37.6095907907123" calcext:value-type="float">
            <text:p>37.61º</text:p>
          </table:table-cell>
          <table:table-cell table:style-name="ce20" table:formula="of:=[.B110]-[.E110]" office:value-type="float" office:value="0.00759670928772493" calcext:value-type="float">
            <text:p>0.0076</text:p>
          </table:table-cell>
          <table:table-cell table:style-name="ce27" table:formula="of:=ABS([.F110]/[.B$4])" office:value-type="percentage" office:value="0.0216084175295287" calcext:value-type="percentage">
            <text:p>2.1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9" table:formula="of:=[.A111]*90/(256)" office:value-type="float" office:value="37.96875" calcext:value-type="float">
            <text:p>37.97º</text:p>
          </table:table-cell>
          <table:table-cell table:style-name="ce14" table:formula="of:=ROUND([.C$1]*SIN([.B111]*PI()/180);0)" office:value-type="float" office:value="629" calcext:value-type="float">
            <text:p>629</text:p>
          </table:table-cell>
          <table:table-cell table:style-name="ce14" table:formula="of:=ROUND([.C$1]*SIN(([.B111]+90)*PI()/180);0)" office:value-type="float" office:value="806" calcext:value-type="float">
            <text:p>806</text:p>
          </table:table-cell>
          <table:table-cell table:style-name="ce9" table:formula="of:=MOD(ATAN2([.D111];[.C111])*180/PI()+360;360)" office:value-type="float" office:value="37.9683712162285" calcext:value-type="float">
            <text:p>37.97º</text:p>
          </table:table-cell>
          <table:table-cell table:style-name="ce20" table:formula="of:=[.B111]-[.E111]" office:value-type="float" office:value="0.000378783771452618" calcext:value-type="float">
            <text:p>0.0004</text:p>
          </table:table-cell>
          <table:table-cell table:style-name="ce27" table:formula="of:=ABS([.F111]/[.B$4])" office:value-type="percentage" office:value="0.00107742939435411" calcext:value-type="percentage">
            <text:p>0.1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9" table:formula="of:=[.A112]*90/(256)" office:value-type="float" office:value="38.3203125" calcext:value-type="float">
            <text:p>38.32º</text:p>
          </table:table-cell>
          <table:table-cell table:style-name="ce14" table:formula="of:=ROUND([.C$1]*SIN([.B112]*PI()/180);0)" office:value-type="float" office:value="634" calcext:value-type="float">
            <text:p>634</text:p>
          </table:table-cell>
          <table:table-cell table:style-name="ce14" table:formula="of:=ROUND([.C$1]*SIN(([.B112]+90)*PI()/180);0)" office:value-type="float" office:value="803" calcext:value-type="float">
            <text:p>803</text:p>
          </table:table-cell>
          <table:table-cell table:style-name="ce9" table:formula="of:=MOD(ATAN2([.D112];[.C112])*180/PI()+360;360)" office:value-type="float" office:value="38.2924765842357" calcext:value-type="float">
            <text:p>38.29º</text:p>
          </table:table-cell>
          <table:table-cell table:style-name="ce20" table:formula="of:=[.B112]-[.E112]" office:value-type="float" office:value="0.0278359157642853" calcext:value-type="float">
            <text:p>0.0278</text:p>
          </table:table-cell>
          <table:table-cell table:style-name="ce27" table:formula="of:=ABS([.F112]/[.B$4])" office:value-type="percentage" office:value="0.079177715951745" calcext:value-type="percentage">
            <text:p>7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9" table:formula="of:=[.A113]*90/(256)" office:value-type="float" office:value="38.671875" calcext:value-type="float">
            <text:p>38.67º</text:p>
          </table:table-cell>
          <table:table-cell table:style-name="ce14" table:formula="of:=ROUND([.C$1]*SIN([.B113]*PI()/180);0)" office:value-type="float" office:value="639" calcext:value-type="float">
            <text:p>639</text:p>
          </table:table-cell>
          <table:table-cell table:style-name="ce14" table:formula="of:=ROUND([.C$1]*SIN(([.B113]+90)*PI()/180);0)" office:value-type="float" office:value="799" calcext:value-type="float">
            <text:p>799</text:p>
          </table:table-cell>
          <table:table-cell table:style-name="ce9" table:formula="of:=MOD(ATAN2([.D113];[.C113])*180/PI()+360;360)" office:value-type="float" office:value="38.6510621421884" calcext:value-type="float">
            <text:p>38.65º</text:p>
          </table:table-cell>
          <table:table-cell table:style-name="ce20" table:formula="of:=[.B113]-[.E113]" office:value-type="float" office:value="0.0208128578116202" calcext:value-type="float">
            <text:p>0.0208</text:p>
          </table:table-cell>
          <table:table-cell table:style-name="ce27" table:formula="of:=ABS([.F113]/[.B$4])" office:value-type="percentage" office:value="0.0592010177752753" calcext:value-type="percentage">
            <text:p>5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9" table:formula="of:=[.A114]*90/(256)" office:value-type="float" office:value="39.0234375" calcext:value-type="float">
            <text:p>39.02º</text:p>
          </table:table-cell>
          <table:table-cell table:style-name="ce14" table:formula="of:=ROUND([.C$1]*SIN([.B114]*PI()/180);0)" office:value-type="float" office:value="644" calcext:value-type="float">
            <text:p>644</text:p>
          </table:table-cell>
          <table:table-cell table:style-name="ce14" table:formula="of:=ROUND([.C$1]*SIN(([.B114]+90)*PI()/180);0)" office:value-type="float" office:value="795" calcext:value-type="float">
            <text:p>795</text:p>
          </table:table-cell>
          <table:table-cell table:style-name="ce9" table:formula="of:=MOD(ATAN2([.D114];[.C114])*180/PI()+360;360)" office:value-type="float" office:value="39.009648385283" calcext:value-type="float">
            <text:p>39.01º</text:p>
          </table:table-cell>
          <table:table-cell table:style-name="ce20" table:formula="of:=[.B114]-[.E114]" office:value-type="float" office:value="0.0137891147170421" calcext:value-type="float">
            <text:p>0.0138</text:p>
          </table:table-cell>
          <table:table-cell table:style-name="ce27" table:formula="of:=ABS([.F114]/[.B$4])" office:value-type="percentage" office:value="0.0392223707506976" calcext:value-type="percentage">
            <text:p>3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9" table:formula="of:=[.A115]*90/(256)" office:value-type="float" office:value="39.375" calcext:value-type="float">
            <text:p>39.38º</text:p>
          </table:table-cell>
          <table:table-cell table:style-name="ce14" table:formula="of:=ROUND([.C$1]*SIN([.B115]*PI()/180);0)" office:value-type="float" office:value="649" calcext:value-type="float">
            <text:p>649</text:p>
          </table:table-cell>
          <table:table-cell table:style-name="ce14" table:formula="of:=ROUND([.C$1]*SIN(([.B115]+90)*PI()/180);0)" office:value-type="float" office:value="791" calcext:value-type="float">
            <text:p>791</text:p>
          </table:table-cell>
          <table:table-cell table:style-name="ce9" table:formula="of:=MOD(ATAN2([.D115];[.C115])*180/PI()+360;360)" office:value-type="float" office:value="39.3682072247445" calcext:value-type="float">
            <text:p>39.37º</text:p>
          </table:table-cell>
          <table:table-cell table:style-name="ce20" table:formula="of:=[.B115]-[.E115]" office:value-type="float" office:value="0.00679277525551925" calcext:value-type="float">
            <text:p>0.0068</text:p>
          </table:table-cell>
          <table:table-cell table:style-name="ce27" table:formula="of:=ABS([.F115]/[.B$4])" office:value-type="percentage" office:value="0.0193216718379214" calcext:value-type="percentage">
            <text:p>1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table:formula="of:=[.A116]*90/(256)" office:value-type="float" office:value="39.7265625" calcext:value-type="float">
            <text:p>39.73º</text:p>
          </table:table-cell>
          <table:table-cell table:style-name="ce14" table:formula="of:=ROUND([.C$1]*SIN([.B116]*PI()/180);0)" office:value-type="float" office:value="654" calcext:value-type="float">
            <text:p>654</text:p>
          </table:table-cell>
          <table:table-cell table:style-name="ce14" table:formula="of:=ROUND([.C$1]*SIN(([.B116]+90)*PI()/180);0)" office:value-type="float" office:value="787" calcext:value-type="float">
            <text:p>787</text:p>
          </table:table-cell>
          <table:table-cell table:style-name="ce9" table:formula="of:=MOD(ATAN2([.D116];[.C116])*180/PI()+360;360)" office:value-type="float" office:value="39.7267105846754" calcext:value-type="float">
            <text:p>39.73º</text:p>
          </table:table-cell>
          <table:table-cell table:style-name="ce20" table:formula="of:=[.B116]-[.E116]" office:value-type="float" office:value="-0.00014808467540206" calcext:value-type="float">
            <text:p>-0.0001</text:p>
          </table:table-cell>
          <table:table-cell table:style-name="ce27" table:formula="of:=ABS([.F116]/[.B$4])" office:value-type="percentage" office:value="0.00042121863225475" calcext:value-type="percentage">
            <text:p>0.0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9" table:formula="of:=[.A117]*90/(256)" office:value-type="float" office:value="40.078125" calcext:value-type="float">
            <text:p>40.08º</text:p>
          </table:table-cell>
          <table:table-cell table:style-name="ce14" table:formula="of:=ROUND([.C$1]*SIN([.B117]*PI()/180);0)" office:value-type="float" office:value="659" calcext:value-type="float">
            <text:p>659</text:p>
          </table:table-cell>
          <table:table-cell table:style-name="ce14" table:formula="of:=ROUND([.C$1]*SIN(([.B117]+90)*PI()/180);0)" office:value-type="float" office:value="783" calcext:value-type="float">
            <text:p>783</text:p>
          </table:table-cell>
          <table:table-cell table:style-name="ce9" table:formula="of:=MOD(ATAN2([.D117];[.C117])*180/PI()+360;360)" office:value-type="float" office:value="40.0851304152396" calcext:value-type="float">
            <text:p>40.09º</text:p>
          </table:table-cell>
          <table:table-cell table:style-name="ce20" table:formula="of:=[.B117]-[.E117]" office:value-type="float" office:value="-0.00700541523963238" calcext:value-type="float">
            <text:p>-0.0070</text:p>
          </table:table-cell>
          <table:table-cell table:style-name="ce27" table:formula="of:=ABS([.F117]/[.B$4])" office:value-type="percentage" office:value="0.0199265144593988" calcext:value-type="percentage">
            <text:p>1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9" table:formula="of:=[.A118]*90/(256)" office:value-type="float" office:value="40.4296875" calcext:value-type="float">
            <text:p>40.43º</text:p>
          </table:table-cell>
          <table:table-cell table:style-name="ce14" table:formula="of:=ROUND([.C$1]*SIN([.B118]*PI()/180);0)" office:value-type="float" office:value="663" calcext:value-type="float">
            <text:p>663</text:p>
          </table:table-cell>
          <table:table-cell table:style-name="ce14" table:formula="of:=ROUND([.C$1]*SIN(([.B118]+90)*PI()/180);0)" office:value-type="float" office:value="779" calcext:value-type="float">
            <text:p>779</text:p>
          </table:table-cell>
          <table:table-cell table:style-name="ce9" table:formula="of:=MOD(ATAN2([.D118];[.C118])*180/PI()+360;360)" office:value-type="float" office:value="40.4008118746347" calcext:value-type="float">
            <text:p>40.40º</text:p>
          </table:table-cell>
          <table:table-cell table:style-name="ce20" table:formula="of:=[.B118]-[.E118]" office:value-type="float" office:value="0.0288756253653446" calcext:value-type="float">
            <text:p>0.0289</text:p>
          </table:table-cell>
          <table:table-cell table:style-name="ce27" table:formula="of:=ABS([.F118]/[.B$4])" office:value-type="percentage" office:value="0.0821351121503135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9" table:formula="of:=[.A119]*90/(256)" office:value-type="float" office:value="40.78125" calcext:value-type="float">
            <text:p>40.78º</text:p>
          </table:table-cell>
          <table:table-cell table:style-name="ce14" table:formula="of:=ROUND([.C$1]*SIN([.B119]*PI()/180);0)" office:value-type="float" office:value="668" calcext:value-type="float">
            <text:p>668</text:p>
          </table:table-cell>
          <table:table-cell table:style-name="ce14" table:formula="of:=ROUND([.C$1]*SIN(([.B119]+90)*PI()/180);0)" office:value-type="float" office:value="775" calcext:value-type="float">
            <text:p>775</text:p>
          </table:table-cell>
          <table:table-cell table:style-name="ce9" table:formula="of:=MOD(ATAN2([.D119];[.C119])*180/PI()+360;360)" office:value-type="float" office:value="40.7592175215997" calcext:value-type="float">
            <text:p>40.76º</text:p>
          </table:table-cell>
          <table:table-cell table:style-name="ce20" table:formula="of:=[.B119]-[.E119]" office:value-type="float" office:value="0.0220324784003196" calcext:value-type="float">
            <text:p>0.0220</text:p>
          </table:table-cell>
          <table:table-cell table:style-name="ce27" table:formula="of:=ABS([.F119]/[.B$4])" office:value-type="percentage" office:value="0.0626701607831314" calcext:value-type="percentage">
            <text:p>6.2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9" table:formula="of:=[.A120]*90/(256)" office:value-type="float" office:value="41.1328125" calcext:value-type="float">
            <text:p>41.13º</text:p>
          </table:table-cell>
          <table:table-cell table:style-name="ce14" table:formula="of:=ROUND([.C$1]*SIN([.B120]*PI()/180);0)" office:value-type="float" office:value="673" calcext:value-type="float">
            <text:p>673</text:p>
          </table:table-cell>
          <table:table-cell table:style-name="ce14" table:formula="of:=ROUND([.C$1]*SIN(([.B120]+90)*PI()/180);0)" office:value-type="float" office:value="771" calcext:value-type="float">
            <text:p>771</text:p>
          </table:table-cell>
          <table:table-cell table:style-name="ce9" table:formula="of:=MOD(ATAN2([.D120];[.C120])*180/PI()+360;360)" office:value-type="float" office:value="41.1174588747693" calcext:value-type="float">
            <text:p>41.12º</text:p>
          </table:table-cell>
          <table:table-cell table:style-name="ce20" table:formula="of:=[.B120]-[.E120]" office:value-type="float" office:value="0.0153536252307163" calcext:value-type="float">
            <text:p>0.0154</text:p>
          </table:table-cell>
          <table:table-cell table:style-name="ce27" table:formula="of:=ABS([.F120]/[.B$4])" office:value-type="percentage" office:value="0.0436725339895929" calcext:value-type="percentage">
            <text:p>4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9" table:formula="of:=[.A121]*90/(256)" office:value-type="float" office:value="41.484375" calcext:value-type="float">
            <text:p>41.48º</text:p>
          </table:table-cell>
          <table:table-cell table:style-name="ce14" table:formula="of:=ROUND([.C$1]*SIN([.B121]*PI()/180);0)" office:value-type="float" office:value="678" calcext:value-type="float">
            <text:p>678</text:p>
          </table:table-cell>
          <table:table-cell table:style-name="ce14" table:formula="of:=ROUND([.C$1]*SIN(([.B121]+90)*PI()/180);0)" office:value-type="float" office:value="766" calcext:value-type="float">
            <text:p>766</text:p>
          </table:table-cell>
          <table:table-cell table:style-name="ce9" table:formula="of:=MOD(ATAN2([.D121];[.C121])*180/PI()+360;360)" office:value-type="float" office:value="41.5126034658882" calcext:value-type="float">
            <text:p>41.51º</text:p>
          </table:table-cell>
          <table:table-cell table:style-name="ce20" table:formula="of:=[.B121]-[.E121]" office:value-type="float" office:value="-0.0282284658881622" calcext:value-type="float">
            <text:p>-0.0282</text:p>
          </table:table-cell>
          <table:table-cell table:style-name="ce27" table:formula="of:=ABS([.F121]/[.B$4])" office:value-type="percentage" office:value="0.0802943029707725" calcext:value-type="percentage">
            <text:p>8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9" table:formula="of:=[.A122]*90/(256)" office:value-type="float" office:value="41.8359375" calcext:value-type="float">
            <text:p>41.84º</text:p>
          </table:table-cell>
          <table:table-cell table:style-name="ce14" table:formula="of:=ROUND([.C$1]*SIN([.B122]*PI()/180);0)" office:value-type="float" office:value="682" calcext:value-type="float">
            <text:p>682</text:p>
          </table:table-cell>
          <table:table-cell table:style-name="ce14" table:formula="of:=ROUND([.C$1]*SIN(([.B122]+90)*PI()/180);0)" office:value-type="float" office:value="762" calcext:value-type="float">
            <text:p>762</text:p>
          </table:table-cell>
          <table:table-cell table:style-name="ce9" table:formula="of:=MOD(ATAN2([.D122];[.C122])*180/PI()+360;360)" office:value-type="float" office:value="41.8289602727506" calcext:value-type="float">
            <text:p>41.83º</text:p>
          </table:table-cell>
          <table:table-cell table:style-name="ce20" table:formula="of:=[.B122]-[.E122]" office:value-type="float" office:value="0.00697722724936511" calcext:value-type="float">
            <text:p>0.0070</text:p>
          </table:table-cell>
          <table:table-cell table:style-name="ce27" table:formula="of:=ABS([.F122]/[.B$4])" office:value-type="percentage" office:value="0.019846335287083" calcext:value-type="percentage">
            <text:p>1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9" table:formula="of:=[.A123]*90/(256)" office:value-type="float" office:value="42.1875" calcext:value-type="float">
            <text:p>42.19º</text:p>
          </table:table-cell>
          <table:table-cell table:style-name="ce14" table:formula="of:=ROUND([.C$1]*SIN([.B123]*PI()/180);0)" office:value-type="float" office:value="687" calcext:value-type="float">
            <text:p>687</text:p>
          </table:table-cell>
          <table:table-cell table:style-name="ce14" table:formula="of:=ROUND([.C$1]*SIN(([.B123]+90)*PI()/180);0)" office:value-type="float" office:value="758" calcext:value-type="float">
            <text:p>758</text:p>
          </table:table-cell>
          <table:table-cell table:style-name="ce9" table:formula="of:=MOD(ATAN2([.D123];[.C123])*180/PI()+360;360)" office:value-type="float" office:value="42.1870371173449" calcext:value-type="float">
            <text:p>42.19º</text:p>
          </table:table-cell>
          <table:table-cell table:style-name="ce20" table:formula="of:=[.B123]-[.E123]" office:value-type="float" office:value="0.00046288265508565" calcext:value-type="float">
            <text:p>0.0005</text:p>
          </table:table-cell>
          <table:table-cell table:style-name="ce27" table:formula="of:=ABS([.F123]/[.B$4])" office:value-type="percentage" office:value="0.00131664399668807" calcext:value-type="percentage">
            <text:p>0.1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9" table:formula="of:=[.A124]*90/(256)" office:value-type="float" office:value="42.5390625" calcext:value-type="float">
            <text:p>42.54º</text:p>
          </table:table-cell>
          <table:table-cell table:style-name="ce14" table:formula="of:=ROUND([.C$1]*SIN([.B124]*PI()/180);0)" office:value-type="float" office:value="692" calcext:value-type="float">
            <text:p>692</text:p>
          </table:table-cell>
          <table:table-cell table:style-name="ce14" table:formula="of:=ROUND([.C$1]*SIN(([.B124]+90)*PI()/180);0)" office:value-type="float" office:value="754" calcext:value-type="float">
            <text:p>754</text:p>
          </table:table-cell>
          <table:table-cell table:style-name="ce9" table:formula="of:=MOD(ATAN2([.D124];[.C124])*180/PI()+360;360)" office:value-type="float" office:value="42.5448382980682" calcext:value-type="float">
            <text:p>42.54º</text:p>
          </table:table-cell>
          <table:table-cell table:style-name="ce20" table:formula="of:=[.B124]-[.E124]" office:value-type="float" office:value="-0.0057757980681572" calcext:value-type="float">
            <text:p>-0.0058</text:p>
          </table:table-cell>
          <table:table-cell table:style-name="ce27" table:formula="of:=ABS([.F124]/[.B$4])" office:value-type="percentage" office:value="0.0164289367272027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9" table:formula="of:=[.A125]*90/(256)" office:value-type="float" office:value="42.890625" calcext:value-type="float">
            <text:p>42.89º</text:p>
          </table:table-cell>
          <table:table-cell table:style-name="ce14" table:formula="of:=ROUND([.C$1]*SIN([.B125]*PI()/180);0)" office:value-type="float" office:value="696" calcext:value-type="float">
            <text:p>696</text:p>
          </table:table-cell>
          <table:table-cell table:style-name="ce14" table:formula="of:=ROUND([.C$1]*SIN(([.B125]+90)*PI()/180);0)" office:value-type="float" office:value="750" calcext:value-type="float">
            <text:p>750</text:p>
          </table:table-cell>
          <table:table-cell table:style-name="ce9" table:formula="of:=MOD(ATAN2([.D125];[.C125])*180/PI()+360;360)" office:value-type="float" office:value="42.8613174223337" calcext:value-type="float">
            <text:p>42.86º</text:p>
          </table:table-cell>
          <table:table-cell table:style-name="ce20" table:formula="of:=[.B125]-[.E125]" office:value-type="float" office:value="0.0293075776663159" calcext:value-type="float">
            <text:p>0.0293</text:p>
          </table:table-cell>
          <table:table-cell table:style-name="ce27" table:formula="of:=ABS([.F125]/[.B$4])" office:value-type="percentage" office:value="0.0833637764730762" calcext:value-type="percentage">
            <text:p>8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9" table:formula="of:=[.A126]*90/(256)" office:value-type="float" office:value="43.2421875" calcext:value-type="float">
            <text:p>43.24º</text:p>
          </table:table-cell>
          <table:table-cell table:style-name="ce14" table:formula="of:=ROUND([.C$1]*SIN([.B126]*PI()/180);0)" office:value-type="float" office:value="701" calcext:value-type="float">
            <text:p>701</text:p>
          </table:table-cell>
          <table:table-cell table:style-name="ce14" table:formula="of:=ROUND([.C$1]*SIN(([.B126]+90)*PI()/180);0)" office:value-type="float" office:value="745" calcext:value-type="float">
            <text:p>745</text:p>
          </table:table-cell>
          <table:table-cell table:style-name="ce9" table:formula="of:=MOD(ATAN2([.D126];[.C126])*180/PI()+360;360)" office:value-type="float" office:value="43.2570977502687" calcext:value-type="float">
            <text:p>43.26º</text:p>
          </table:table-cell>
          <table:table-cell table:style-name="ce20" table:formula="of:=[.B126]-[.E126]" office:value-type="float" office:value="-0.014910250268656" calcext:value-type="float">
            <text:p>-0.0149</text:p>
          </table:table-cell>
          <table:table-cell table:style-name="ce27" table:formula="of:=ABS([.F126]/[.B$4])" office:value-type="percentage" office:value="0.0424113785419548" calcext:value-type="percentage">
            <text:p>4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9" table:formula="of:=[.A127]*90/(256)" office:value-type="float" office:value="43.59375" calcext:value-type="float">
            <text:p>43.59º</text:p>
          </table:table-cell>
          <table:table-cell table:style-name="ce14" table:formula="of:=ROUND([.C$1]*SIN([.B127]*PI()/180);0)" office:value-type="float" office:value="705" calcext:value-type="float">
            <text:p>705</text:p>
          </table:table-cell>
          <table:table-cell table:style-name="ce14" table:formula="of:=ROUND([.C$1]*SIN(([.B127]+90)*PI()/180);0)" office:value-type="float" office:value="741" calcext:value-type="float">
            <text:p>741</text:p>
          </table:table-cell>
          <table:table-cell table:style-name="ce9" table:formula="of:=MOD(ATAN2([.D127];[.C127])*180/PI()+360;360)" office:value-type="float" office:value="43.5738436644055" calcext:value-type="float">
            <text:p>43.57º</text:p>
          </table:table-cell>
          <table:table-cell table:style-name="ce20" table:formula="of:=[.B127]-[.E127]" office:value-type="float" office:value="0.0199063355944986" calcext:value-type="float">
            <text:p>0.0199</text:p>
          </table:table-cell>
          <table:table-cell table:style-name="ce27" table:formula="of:=ABS([.F127]/[.B$4])" office:value-type="percentage" office:value="0.0566224656910183" calcext:value-type="percentage">
            <text:p>5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9" table:formula="of:=[.A128]*90/(256)" office:value-type="float" office:value="43.9453125" calcext:value-type="float">
            <text:p>43.95º</text:p>
          </table:table-cell>
          <table:table-cell table:style-name="ce14" table:formula="of:=ROUND([.C$1]*SIN([.B128]*PI()/180);0)" office:value-type="float" office:value="710" calcext:value-type="float">
            <text:p>710</text:p>
          </table:table-cell>
          <table:table-cell table:style-name="ce14" table:formula="of:=ROUND([.C$1]*SIN(([.B128]+90)*PI()/180);0)" office:value-type="float" office:value="737" calcext:value-type="float">
            <text:p>737</text:p>
          </table:table-cell>
          <table:table-cell table:style-name="ce9" table:formula="of:=MOD(ATAN2([.D128];[.C128])*180/PI()+360;360)" office:value-type="float" office:value="43.9310251923497" calcext:value-type="float">
            <text:p>43.93º</text:p>
          </table:table-cell>
          <table:table-cell table:style-name="ce20" table:formula="of:=[.B128]-[.E128]" office:value-type="float" office:value="0.0142873076503065" calcext:value-type="float">
            <text:p>0.0143</text:p>
          </table:table-cell>
          <table:table-cell table:style-name="ce27" table:formula="of:=ABS([.F128]/[.B$4])" office:value-type="percentage" office:value="0.0406394528719829" calcext:value-type="percentage">
            <text:p>4.0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9" table:formula="of:=[.A129]*90/(256)" office:value-type="float" office:value="44.296875" calcext:value-type="float">
            <text:p>44.30º</text:p>
          </table:table-cell>
          <table:table-cell table:style-name="ce14" table:formula="of:=ROUND([.C$1]*SIN([.B129]*PI()/180);0)" office:value-type="float" office:value="714" calcext:value-type="float">
            <text:p>714</text:p>
          </table:table-cell>
          <table:table-cell table:style-name="ce14" table:formula="of:=ROUND([.C$1]*SIN(([.B129]+90)*PI()/180);0)" office:value-type="float" office:value="732" calcext:value-type="float">
            <text:p>732</text:p>
          </table:table-cell>
          <table:table-cell table:style-name="ce9" table:formula="of:=MOD(ATAN2([.D129];[.C129])*180/PI()+360;360)" office:value-type="float" office:value="44.2868113649824" calcext:value-type="float">
            <text:p>44.29º</text:p>
          </table:table-cell>
          <table:table-cell table:style-name="ce20" table:formula="of:=[.B129]-[.E129]" office:value-type="float" office:value="0.0100636350175591" calcext:value-type="float">
            <text:p>0.0101</text:p>
          </table:table-cell>
          <table:table-cell table:style-name="ce27" table:formula="of:=ABS([.F129]/[.B$4])" office:value-type="percentage" office:value="0.0286254507166127" calcext:value-type="percentage">
            <text:p>2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9" table:formula="of:=[.A130]*90/(256)" office:value-type="float" office:value="44.6484375" calcext:value-type="float">
            <text:p>44.65º</text:p>
          </table:table-cell>
          <table:table-cell table:style-name="ce14" table:formula="of:=ROUND([.C$1]*SIN([.B130]*PI()/180);0)" office:value-type="float" office:value="719" calcext:value-type="float">
            <text:p>719</text:p>
          </table:table-cell>
          <table:table-cell table:style-name="ce14" table:formula="of:=ROUND([.C$1]*SIN(([.B130]+90)*PI()/180);0)" office:value-type="float" office:value="728" calcext:value-type="float">
            <text:p>728</text:p>
          </table:table-cell>
          <table:table-cell table:style-name="ce9" table:formula="of:=MOD(ATAN2([.D130];[.C130])*180/PI()+360;360)" office:value-type="float" office:value="44.6436383094482" calcext:value-type="float">
            <text:p>44.64º</text:p>
          </table:table-cell>
          <table:table-cell table:style-name="ce20" table:formula="of:=[.B130]-[.E130]" office:value-type="float" office:value="0.0047991905517506" calcext:value-type="float">
            <text:p>0.0048</text:p>
          </table:table-cell>
          <table:table-cell table:style-name="ce27" table:formula="of:=ABS([.F130]/[.B$4])" office:value-type="percentage" office:value="0.0136510309027573" calcext:value-type="percentage">
            <text:p>1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table:style-name="ce9" table:formula="of:=[.A131]*90/(256)" office:value-type="float" office:value="45" calcext:value-type="float">
            <text:p>45.00º</text:p>
          </table:table-cell>
          <table:table-cell table:style-name="ce14" table:formula="of:=ROUND([.C$1]*SIN([.B131]*PI()/180);0)" office:value-type="float" office:value="723" calcext:value-type="float">
            <text:p>723</text:p>
          </table:table-cell>
          <table:table-cell table:style-name="ce14" table:formula="of:=ROUND([.C$1]*SIN(([.B131]+90)*PI()/180);0)" office:value-type="float" office:value="723" calcext:value-type="float">
            <text:p>723</text:p>
          </table:table-cell>
          <table:table-cell table:style-name="ce9" table:formula="of:=MOD(ATAN2([.D131];[.C131])*180/PI()+360;360)" office:value-type="float" office:value="45" calcext:value-type="float">
            <text:p>45.00º</text:p>
          </table:table-cell>
          <table:table-cell table:style-name="ce20" table:formula="of:=[.B131]-[.E131]" office:value-type="float" office:value="0" calcext:value-type="float">
            <text:p>0.0000</text:p>
          </table:table-cell>
          <table:table-cell table:style-name="ce27" table:formula="of:=ABS([.F131]/[.B$4])" office:value-type="percentage" office:value="0" calcext:value-type="percentage">
            <text:p>0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9" table:formula="of:=[.A132]*90/(256)" office:value-type="float" office:value="45.3515625" calcext:value-type="float">
            <text:p>45.35º</text:p>
          </table:table-cell>
          <table:table-cell table:style-name="ce14" table:formula="of:=ROUND([.C$1]*SIN([.B132]*PI()/180);0)" office:value-type="float" office:value="728" calcext:value-type="float">
            <text:p>728</text:p>
          </table:table-cell>
          <table:table-cell table:style-name="ce14" table:formula="of:=ROUND([.C$1]*SIN(([.B132]+90)*PI()/180);0)" office:value-type="float" office:value="719" calcext:value-type="float">
            <text:p>719</text:p>
          </table:table-cell>
          <table:table-cell table:style-name="ce9" table:formula="of:=MOD(ATAN2([.D132];[.C132])*180/PI()+360;360)" office:value-type="float" office:value="45.3563616905518" calcext:value-type="float">
            <text:p>45.36º</text:p>
          </table:table-cell>
          <table:table-cell table:style-name="ce20" table:formula="of:=[.B132]-[.E132]" office:value-type="float" office:value="-0.0047991905517506" calcext:value-type="float">
            <text:p>-0.0048</text:p>
          </table:table-cell>
          <table:table-cell table:style-name="ce27" table:formula="of:=ABS([.F132]/[.B$4])" office:value-type="percentage" office:value="0.0136510309027573" calcext:value-type="percentage">
            <text:p>1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9" table:formula="of:=[.A133]*90/(256)" office:value-type="float" office:value="45.703125" calcext:value-type="float">
            <text:p>45.70º</text:p>
          </table:table-cell>
          <table:table-cell table:style-name="ce14" table:formula="of:=ROUND([.C$1]*SIN([.B133]*PI()/180);0)" office:value-type="float" office:value="732" calcext:value-type="float">
            <text:p>732</text:p>
          </table:table-cell>
          <table:table-cell table:style-name="ce14" table:formula="of:=ROUND([.C$1]*SIN(([.B133]+90)*PI()/180);0)" office:value-type="float" office:value="714" calcext:value-type="float">
            <text:p>714</text:p>
          </table:table-cell>
          <table:table-cell table:style-name="ce9" table:formula="of:=MOD(ATAN2([.D133];[.C133])*180/PI()+360;360)" office:value-type="float" office:value="45.7131886350176" calcext:value-type="float">
            <text:p>45.71º</text:p>
          </table:table-cell>
          <table:table-cell table:style-name="ce20" table:formula="of:=[.B133]-[.E133]" office:value-type="float" office:value="-0.010063635017616" calcext:value-type="float">
            <text:p>-0.0101</text:p>
          </table:table-cell>
          <table:table-cell table:style-name="ce27" table:formula="of:=ABS([.F133]/[.B$4])" office:value-type="percentage" office:value="0.0286254507167743" calcext:value-type="percentage">
            <text:p>2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table:style-name="ce9" table:formula="of:=[.A134]*90/(256)" office:value-type="float" office:value="46.0546875" calcext:value-type="float">
            <text:p>46.05º</text:p>
          </table:table-cell>
          <table:table-cell table:style-name="ce14" table:formula="of:=ROUND([.C$1]*SIN([.B134]*PI()/180);0)" office:value-type="float" office:value="737" calcext:value-type="float">
            <text:p>737</text:p>
          </table:table-cell>
          <table:table-cell table:style-name="ce14" table:formula="of:=ROUND([.C$1]*SIN(([.B134]+90)*PI()/180);0)" office:value-type="float" office:value="710" calcext:value-type="float">
            <text:p>710</text:p>
          </table:table-cell>
          <table:table-cell table:style-name="ce9" table:formula="of:=MOD(ATAN2([.D134];[.C134])*180/PI()+360;360)" office:value-type="float" office:value="46.0689748076503" calcext:value-type="float">
            <text:p>46.07º</text:p>
          </table:table-cell>
          <table:table-cell table:style-name="ce20" table:formula="of:=[.B134]-[.E134]" office:value-type="float" office:value="-0.0142873076503065" calcext:value-type="float">
            <text:p>-0.0143</text:p>
          </table:table-cell>
          <table:table-cell table:style-name="ce27" table:formula="of:=ABS([.F134]/[.B$4])" office:value-type="percentage" office:value="0.0406394528719829" calcext:value-type="percentage">
            <text:p>4.0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9" table:formula="of:=[.A135]*90/(256)" office:value-type="float" office:value="46.40625" calcext:value-type="float">
            <text:p>46.41º</text:p>
          </table:table-cell>
          <table:table-cell table:style-name="ce14" table:formula="of:=ROUND([.C$1]*SIN([.B135]*PI()/180);0)" office:value-type="float" office:value="741" calcext:value-type="float">
            <text:p>741</text:p>
          </table:table-cell>
          <table:table-cell table:style-name="ce14" table:formula="of:=ROUND([.C$1]*SIN(([.B135]+90)*PI()/180);0)" office:value-type="float" office:value="705" calcext:value-type="float">
            <text:p>705</text:p>
          </table:table-cell>
          <table:table-cell table:style-name="ce9" table:formula="of:=MOD(ATAN2([.D135];[.C135])*180/PI()+360;360)" office:value-type="float" office:value="46.4261563355945" calcext:value-type="float">
            <text:p>46.43º</text:p>
          </table:table-cell>
          <table:table-cell table:style-name="ce20" table:formula="of:=[.B135]-[.E135]" office:value-type="float" office:value="-0.0199063355944986" calcext:value-type="float">
            <text:p>-0.0199</text:p>
          </table:table-cell>
          <table:table-cell table:style-name="ce27" table:formula="of:=ABS([.F135]/[.B$4])" office:value-type="percentage" office:value="0.0566224656910183" calcext:value-type="percentage">
            <text:p>5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9" table:formula="of:=[.A136]*90/(256)" office:value-type="float" office:value="46.7578125" calcext:value-type="float">
            <text:p>46.76º</text:p>
          </table:table-cell>
          <table:table-cell table:style-name="ce14" table:formula="of:=ROUND([.C$1]*SIN([.B136]*PI()/180);0)" office:value-type="float" office:value="745" calcext:value-type="float">
            <text:p>745</text:p>
          </table:table-cell>
          <table:table-cell table:style-name="ce14" table:formula="of:=ROUND([.C$1]*SIN(([.B136]+90)*PI()/180);0)" office:value-type="float" office:value="701" calcext:value-type="float">
            <text:p>701</text:p>
          </table:table-cell>
          <table:table-cell table:style-name="ce9" table:formula="of:=MOD(ATAN2([.D136];[.C136])*180/PI()+360;360)" office:value-type="float" office:value="46.7429022497313" calcext:value-type="float">
            <text:p>46.74º</text:p>
          </table:table-cell>
          <table:table-cell table:style-name="ce20" table:formula="of:=[.B136]-[.E136]" office:value-type="float" office:value="0.014910250268656" calcext:value-type="float">
            <text:p>0.0149</text:p>
          </table:table-cell>
          <table:table-cell table:style-name="ce27" table:formula="of:=ABS([.F136]/[.B$4])" office:value-type="percentage" office:value="0.0424113785419548" calcext:value-type="percentage">
            <text:p>4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9" table:formula="of:=[.A137]*90/(256)" office:value-type="float" office:value="47.109375" calcext:value-type="float">
            <text:p>47.11º</text:p>
          </table:table-cell>
          <table:table-cell table:style-name="ce14" table:formula="of:=ROUND([.C$1]*SIN([.B137]*PI()/180);0)" office:value-type="float" office:value="750" calcext:value-type="float">
            <text:p>750</text:p>
          </table:table-cell>
          <table:table-cell table:style-name="ce14" table:formula="of:=ROUND([.C$1]*SIN(([.B137]+90)*PI()/180);0)" office:value-type="float" office:value="696" calcext:value-type="float">
            <text:p>696</text:p>
          </table:table-cell>
          <table:table-cell table:style-name="ce9" table:formula="of:=MOD(ATAN2([.D137];[.C137])*180/PI()+360;360)" office:value-type="float" office:value="47.1386825776663" calcext:value-type="float">
            <text:p>47.14º</text:p>
          </table:table-cell>
          <table:table-cell table:style-name="ce20" table:formula="of:=[.B137]-[.E137]" office:value-type="float" office:value="-0.0293075776663159" calcext:value-type="float">
            <text:p>-0.0293</text:p>
          </table:table-cell>
          <table:table-cell table:style-name="ce27" table:formula="of:=ABS([.F137]/[.B$4])" office:value-type="percentage" office:value="0.0833637764730762" calcext:value-type="percentage">
            <text:p>8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9" table:formula="of:=[.A138]*90/(256)" office:value-type="float" office:value="47.4609375" calcext:value-type="float">
            <text:p>47.46º</text:p>
          </table:table-cell>
          <table:table-cell table:style-name="ce14" table:formula="of:=ROUND([.C$1]*SIN([.B138]*PI()/180);0)" office:value-type="float" office:value="754" calcext:value-type="float">
            <text:p>754</text:p>
          </table:table-cell>
          <table:table-cell table:style-name="ce14" table:formula="of:=ROUND([.C$1]*SIN(([.B138]+90)*PI()/180);0)" office:value-type="float" office:value="692" calcext:value-type="float">
            <text:p>692</text:p>
          </table:table-cell>
          <table:table-cell table:style-name="ce9" table:formula="of:=MOD(ATAN2([.D138];[.C138])*180/PI()+360;360)" office:value-type="float" office:value="47.4551617019319" calcext:value-type="float">
            <text:p>47.46º</text:p>
          </table:table-cell>
          <table:table-cell table:style-name="ce20" table:formula="of:=[.B138]-[.E138]" office:value-type="float" office:value="0.00577579806810036" calcext:value-type="float">
            <text:p>0.0058</text:p>
          </table:table-cell>
          <table:table-cell table:style-name="ce27" table:formula="of:=ABS([.F138]/[.B$4])" office:value-type="percentage" office:value="0.016428936727041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9" table:formula="of:=[.A139]*90/(256)" office:value-type="float" office:value="47.8125" calcext:value-type="float">
            <text:p>47.81º</text:p>
          </table:table-cell>
          <table:table-cell table:style-name="ce14" table:formula="of:=ROUND([.C$1]*SIN([.B139]*PI()/180);0)" office:value-type="float" office:value="758" calcext:value-type="float">
            <text:p>758</text:p>
          </table:table-cell>
          <table:table-cell table:style-name="ce14" table:formula="of:=ROUND([.C$1]*SIN(([.B139]+90)*PI()/180);0)" office:value-type="float" office:value="687" calcext:value-type="float">
            <text:p>687</text:p>
          </table:table-cell>
          <table:table-cell table:style-name="ce9" table:formula="of:=MOD(ATAN2([.D139];[.C139])*180/PI()+360;360)" office:value-type="float" office:value="47.8129628826551" calcext:value-type="float">
            <text:p>47.81º</text:p>
          </table:table-cell>
          <table:table-cell table:style-name="ce20" table:formula="of:=[.B139]-[.E139]" office:value-type="float" office:value="-0.00046288265508565" calcext:value-type="float">
            <text:p>-0.0005</text:p>
          </table:table-cell>
          <table:table-cell table:style-name="ce27" table:formula="of:=ABS([.F139]/[.B$4])" office:value-type="percentage" office:value="0.00131664399668807" calcext:value-type="percentage">
            <text:p>0.1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9" table:formula="of:=[.A140]*90/(256)" office:value-type="float" office:value="48.1640625" calcext:value-type="float">
            <text:p>48.16º</text:p>
          </table:table-cell>
          <table:table-cell table:style-name="ce14" table:formula="of:=ROUND([.C$1]*SIN([.B140]*PI()/180);0)" office:value-type="float" office:value="762" calcext:value-type="float">
            <text:p>762</text:p>
          </table:table-cell>
          <table:table-cell table:style-name="ce14" table:formula="of:=ROUND([.C$1]*SIN(([.B140]+90)*PI()/180);0)" office:value-type="float" office:value="682" calcext:value-type="float">
            <text:p>682</text:p>
          </table:table-cell>
          <table:table-cell table:style-name="ce9" table:formula="of:=MOD(ATAN2([.D140];[.C140])*180/PI()+360;360)" office:value-type="float" office:value="48.1710397272494" calcext:value-type="float">
            <text:p>48.17º</text:p>
          </table:table-cell>
          <table:table-cell table:style-name="ce20" table:formula="of:=[.B140]-[.E140]" office:value-type="float" office:value="-0.00697722724942196" calcext:value-type="float">
            <text:p>-0.0070</text:p>
          </table:table-cell>
          <table:table-cell table:style-name="ce27" table:formula="of:=ABS([.F140]/[.B$4])" office:value-type="percentage" office:value="0.0198463352872447" calcext:value-type="percentage">
            <text:p>1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9" table:formula="of:=[.A141]*90/(256)" office:value-type="float" office:value="48.515625" calcext:value-type="float">
            <text:p>48.52º</text:p>
          </table:table-cell>
          <table:table-cell table:style-name="ce14" table:formula="of:=ROUND([.C$1]*SIN([.B141]*PI()/180);0)" office:value-type="float" office:value="766" calcext:value-type="float">
            <text:p>766</text:p>
          </table:table-cell>
          <table:table-cell table:style-name="ce14" table:formula="of:=ROUND([.C$1]*SIN(([.B141]+90)*PI()/180);0)" office:value-type="float" office:value="678" calcext:value-type="float">
            <text:p>678</text:p>
          </table:table-cell>
          <table:table-cell table:style-name="ce9" table:formula="of:=MOD(ATAN2([.D141];[.C141])*180/PI()+360;360)" office:value-type="float" office:value="48.4873965341118" calcext:value-type="float">
            <text:p>48.49º</text:p>
          </table:table-cell>
          <table:table-cell table:style-name="ce20" table:formula="of:=[.B141]-[.E141]" office:value-type="float" office:value="0.0282284658881622" calcext:value-type="float">
            <text:p>0.0282</text:p>
          </table:table-cell>
          <table:table-cell table:style-name="ce27" table:formula="of:=ABS([.F141]/[.B$4])" office:value-type="percentage" office:value="0.0802943029707725" calcext:value-type="percentage">
            <text:p>8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9" table:formula="of:=[.A142]*90/(256)" office:value-type="float" office:value="48.8671875" calcext:value-type="float">
            <text:p>48.87º</text:p>
          </table:table-cell>
          <table:table-cell table:style-name="ce14" table:formula="of:=ROUND([.C$1]*SIN([.B142]*PI()/180);0)" office:value-type="float" office:value="771" calcext:value-type="float">
            <text:p>771</text:p>
          </table:table-cell>
          <table:table-cell table:style-name="ce14" table:formula="of:=ROUND([.C$1]*SIN(([.B142]+90)*PI()/180);0)" office:value-type="float" office:value="673" calcext:value-type="float">
            <text:p>673</text:p>
          </table:table-cell>
          <table:table-cell table:style-name="ce9" table:formula="of:=MOD(ATAN2([.D142];[.C142])*180/PI()+360;360)" office:value-type="float" office:value="48.8825411252307" calcext:value-type="float">
            <text:p>48.88º</text:p>
          </table:table-cell>
          <table:table-cell table:style-name="ce20" table:formula="of:=[.B142]-[.E142]" office:value-type="float" office:value="-0.0153536252307163" calcext:value-type="float">
            <text:p>-0.0154</text:p>
          </table:table-cell>
          <table:table-cell table:style-name="ce27" table:formula="of:=ABS([.F142]/[.B$4])" office:value-type="percentage" office:value="0.0436725339895929" calcext:value-type="percentage">
            <text:p>4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9" table:formula="of:=[.A143]*90/(256)" office:value-type="float" office:value="49.21875" calcext:value-type="float">
            <text:p>49.22º</text:p>
          </table:table-cell>
          <table:table-cell table:style-name="ce14" table:formula="of:=ROUND([.C$1]*SIN([.B143]*PI()/180);0)" office:value-type="float" office:value="775" calcext:value-type="float">
            <text:p>775</text:p>
          </table:table-cell>
          <table:table-cell table:style-name="ce14" table:formula="of:=ROUND([.C$1]*SIN(([.B143]+90)*PI()/180);0)" office:value-type="float" office:value="668" calcext:value-type="float">
            <text:p>668</text:p>
          </table:table-cell>
          <table:table-cell table:style-name="ce9" table:formula="of:=MOD(ATAN2([.D143];[.C143])*180/PI()+360;360)" office:value-type="float" office:value="49.2407824784003" calcext:value-type="float">
            <text:p>49.24º</text:p>
          </table:table-cell>
          <table:table-cell table:style-name="ce20" table:formula="of:=[.B143]-[.E143]" office:value-type="float" office:value="-0.0220324784003196" calcext:value-type="float">
            <text:p>-0.0220</text:p>
          </table:table-cell>
          <table:table-cell table:style-name="ce27" table:formula="of:=ABS([.F143]/[.B$4])" office:value-type="percentage" office:value="0.0626701607831314" calcext:value-type="percentage">
            <text:p>6.2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9" table:formula="of:=[.A144]*90/(256)" office:value-type="float" office:value="49.5703125" calcext:value-type="float">
            <text:p>49.57º</text:p>
          </table:table-cell>
          <table:table-cell table:style-name="ce14" table:formula="of:=ROUND([.C$1]*SIN([.B144]*PI()/180);0)" office:value-type="float" office:value="779" calcext:value-type="float">
            <text:p>779</text:p>
          </table:table-cell>
          <table:table-cell table:style-name="ce14" table:formula="of:=ROUND([.C$1]*SIN(([.B144]+90)*PI()/180);0)" office:value-type="float" office:value="663" calcext:value-type="float">
            <text:p>663</text:p>
          </table:table-cell>
          <table:table-cell table:style-name="ce9" table:formula="of:=MOD(ATAN2([.D144];[.C144])*180/PI()+360;360)" office:value-type="float" office:value="49.5991881253653" calcext:value-type="float">
            <text:p>49.60º</text:p>
          </table:table-cell>
          <table:table-cell table:style-name="ce20" table:formula="of:=[.B144]-[.E144]" office:value-type="float" office:value="-0.0288756253653446" calcext:value-type="float">
            <text:p>-0.0289</text:p>
          </table:table-cell>
          <table:table-cell table:style-name="ce27" table:formula="of:=ABS([.F144]/[.B$4])" office:value-type="percentage" office:value="0.0821351121503135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9" table:formula="of:=[.A145]*90/(256)" office:value-type="float" office:value="49.921875" calcext:value-type="float">
            <text:p>49.92º</text:p>
          </table:table-cell>
          <table:table-cell table:style-name="ce14" table:formula="of:=ROUND([.C$1]*SIN([.B145]*PI()/180);0)" office:value-type="float" office:value="783" calcext:value-type="float">
            <text:p>783</text:p>
          </table:table-cell>
          <table:table-cell table:style-name="ce14" table:formula="of:=ROUND([.C$1]*SIN(([.B145]+90)*PI()/180);0)" office:value-type="float" office:value="659" calcext:value-type="float">
            <text:p>659</text:p>
          </table:table-cell>
          <table:table-cell table:style-name="ce9" table:formula="of:=MOD(ATAN2([.D145];[.C145])*180/PI()+360;360)" office:value-type="float" office:value="49.9148695847604" calcext:value-type="float">
            <text:p>49.91º</text:p>
          </table:table-cell>
          <table:table-cell table:style-name="ce20" table:formula="of:=[.B145]-[.E145]" office:value-type="float" office:value="0.00700541523963238" calcext:value-type="float">
            <text:p>0.0070</text:p>
          </table:table-cell>
          <table:table-cell table:style-name="ce27" table:formula="of:=ABS([.F145]/[.B$4])" office:value-type="percentage" office:value="0.0199265144593988" calcext:value-type="percentage">
            <text:p>1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9" table:formula="of:=[.A146]*90/(256)" office:value-type="float" office:value="50.2734375" calcext:value-type="float">
            <text:p>50.27º</text:p>
          </table:table-cell>
          <table:table-cell table:style-name="ce14" table:formula="of:=ROUND([.C$1]*SIN([.B146]*PI()/180);0)" office:value-type="float" office:value="787" calcext:value-type="float">
            <text:p>787</text:p>
          </table:table-cell>
          <table:table-cell table:style-name="ce14" table:formula="of:=ROUND([.C$1]*SIN(([.B146]+90)*PI()/180);0)" office:value-type="float" office:value="654" calcext:value-type="float">
            <text:p>654</text:p>
          </table:table-cell>
          <table:table-cell table:style-name="ce9" table:formula="of:=MOD(ATAN2([.D146];[.C146])*180/PI()+360;360)" office:value-type="float" office:value="50.2732894153246" calcext:value-type="float">
            <text:p>50.27º</text:p>
          </table:table-cell>
          <table:table-cell table:style-name="ce20" table:formula="of:=[.B146]-[.E146]" office:value-type="float" office:value="0.00014808467540206" calcext:value-type="float">
            <text:p>0.0001</text:p>
          </table:table-cell>
          <table:table-cell table:style-name="ce27" table:formula="of:=ABS([.F146]/[.B$4])" office:value-type="percentage" office:value="0.00042121863225475" calcext:value-type="percentage">
            <text:p>0.0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9" table:formula="of:=[.A147]*90/(256)" office:value-type="float" office:value="50.625" calcext:value-type="float">
            <text:p>50.63º</text:p>
          </table:table-cell>
          <table:table-cell table:style-name="ce14" table:formula="of:=ROUND([.C$1]*SIN([.B147]*PI()/180);0)" office:value-type="float" office:value="791" calcext:value-type="float">
            <text:p>791</text:p>
          </table:table-cell>
          <table:table-cell table:style-name="ce14" table:formula="of:=ROUND([.C$1]*SIN(([.B147]+90)*PI()/180);0)" office:value-type="float" office:value="649" calcext:value-type="float">
            <text:p>649</text:p>
          </table:table-cell>
          <table:table-cell table:style-name="ce9" table:formula="of:=MOD(ATAN2([.D147];[.C147])*180/PI()+360;360)" office:value-type="float" office:value="50.6317927752555" calcext:value-type="float">
            <text:p>50.63º</text:p>
          </table:table-cell>
          <table:table-cell table:style-name="ce20" table:formula="of:=[.B147]-[.E147]" office:value-type="float" office:value="-0.00679277525551925" calcext:value-type="float">
            <text:p>-0.0068</text:p>
          </table:table-cell>
          <table:table-cell table:style-name="ce27" table:formula="of:=ABS([.F147]/[.B$4])" office:value-type="percentage" office:value="0.0193216718379214" calcext:value-type="percentage">
            <text:p>1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9" table:formula="of:=[.A148]*90/(256)" office:value-type="float" office:value="50.9765625" calcext:value-type="float">
            <text:p>50.98º</text:p>
          </table:table-cell>
          <table:table-cell table:style-name="ce14" table:formula="of:=ROUND([.C$1]*SIN([.B148]*PI()/180);0)" office:value-type="float" office:value="795" calcext:value-type="float">
            <text:p>795</text:p>
          </table:table-cell>
          <table:table-cell table:style-name="ce14" table:formula="of:=ROUND([.C$1]*SIN(([.B148]+90)*PI()/180);0)" office:value-type="float" office:value="644" calcext:value-type="float">
            <text:p>644</text:p>
          </table:table-cell>
          <table:table-cell table:style-name="ce9" table:formula="of:=MOD(ATAN2([.D148];[.C148])*180/PI()+360;360)" office:value-type="float" office:value="50.990351614717" calcext:value-type="float">
            <text:p>50.99º</text:p>
          </table:table-cell>
          <table:table-cell table:style-name="ce20" table:formula="of:=[.B148]-[.E148]" office:value-type="float" office:value="-0.0137891147170421" calcext:value-type="float">
            <text:p>-0.0138</text:p>
          </table:table-cell>
          <table:table-cell table:style-name="ce27" table:formula="of:=ABS([.F148]/[.B$4])" office:value-type="percentage" office:value="0.0392223707506976" calcext:value-type="percentage">
            <text:p>3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9" table:formula="of:=[.A149]*90/(256)" office:value-type="float" office:value="51.328125" calcext:value-type="float">
            <text:p>51.33º</text:p>
          </table:table-cell>
          <table:table-cell table:style-name="ce14" table:formula="of:=ROUND([.C$1]*SIN([.B149]*PI()/180);0)" office:value-type="float" office:value="799" calcext:value-type="float">
            <text:p>799</text:p>
          </table:table-cell>
          <table:table-cell table:style-name="ce14" table:formula="of:=ROUND([.C$1]*SIN(([.B149]+90)*PI()/180);0)" office:value-type="float" office:value="639" calcext:value-type="float">
            <text:p>639</text:p>
          </table:table-cell>
          <table:table-cell table:style-name="ce9" table:formula="of:=MOD(ATAN2([.D149];[.C149])*180/PI()+360;360)" office:value-type="float" office:value="51.3489378578116" calcext:value-type="float">
            <text:p>51.35º</text:p>
          </table:table-cell>
          <table:table-cell table:style-name="ce20" table:formula="of:=[.B149]-[.E149]" office:value-type="float" office:value="-0.0208128578116202" calcext:value-type="float">
            <text:p>-0.0208</text:p>
          </table:table-cell>
          <table:table-cell table:style-name="ce27" table:formula="of:=ABS([.F149]/[.B$4])" office:value-type="percentage" office:value="0.0592010177752753" calcext:value-type="percentage">
            <text:p>5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9" table:formula="of:=[.A150]*90/(256)" office:value-type="float" office:value="51.6796875" calcext:value-type="float">
            <text:p>51.68º</text:p>
          </table:table-cell>
          <table:table-cell table:style-name="ce14" table:formula="of:=ROUND([.C$1]*SIN([.B150]*PI()/180);0)" office:value-type="float" office:value="803" calcext:value-type="float">
            <text:p>803</text:p>
          </table:table-cell>
          <table:table-cell table:style-name="ce14" table:formula="of:=ROUND([.C$1]*SIN(([.B150]+90)*PI()/180);0)" office:value-type="float" office:value="634" calcext:value-type="float">
            <text:p>634</text:p>
          </table:table-cell>
          <table:table-cell table:style-name="ce9" table:formula="of:=MOD(ATAN2([.D150];[.C150])*180/PI()+360;360)" office:value-type="float" office:value="51.7075234157643" calcext:value-type="float">
            <text:p>51.71º</text:p>
          </table:table-cell>
          <table:table-cell table:style-name="ce20" table:formula="of:=[.B150]-[.E150]" office:value-type="float" office:value="-0.0278359157642853" calcext:value-type="float">
            <text:p>-0.0278</text:p>
          </table:table-cell>
          <table:table-cell table:style-name="ce27" table:formula="of:=ABS([.F150]/[.B$4])" office:value-type="percentage" office:value="0.079177715951745" calcext:value-type="percentage">
            <text:p>7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9" table:formula="of:=[.A151]*90/(256)" office:value-type="float" office:value="52.03125" calcext:value-type="float">
            <text:p>52.03º</text:p>
          </table:table-cell>
          <table:table-cell table:style-name="ce14" table:formula="of:=ROUND([.C$1]*SIN([.B151]*PI()/180);0)" office:value-type="float" office:value="806" calcext:value-type="float">
            <text:p>806</text:p>
          </table:table-cell>
          <table:table-cell table:style-name="ce14" table:formula="of:=ROUND([.C$1]*SIN(([.B151]+90)*PI()/180);0)" office:value-type="float" office:value="629" calcext:value-type="float">
            <text:p>629</text:p>
          </table:table-cell>
          <table:table-cell table:style-name="ce9" table:formula="of:=MOD(ATAN2([.D151];[.C151])*180/PI()+360;360)" office:value-type="float" office:value="52.0316287837715" calcext:value-type="float">
            <text:p>52.03º</text:p>
          </table:table-cell>
          <table:table-cell table:style-name="ce20" table:formula="of:=[.B151]-[.E151]" office:value-type="float" office:value="-0.000378783771452618" calcext:value-type="float">
            <text:p>-0.0004</text:p>
          </table:table-cell>
          <table:table-cell table:style-name="ce27" table:formula="of:=ABS([.F151]/[.B$4])" office:value-type="percentage" office:value="0.00107742939435411" calcext:value-type="percentage">
            <text:p>0.1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9" table:formula="of:=[.A152]*90/(256)" office:value-type="float" office:value="52.3828125" calcext:value-type="float">
            <text:p>52.38º</text:p>
          </table:table-cell>
          <table:table-cell table:style-name="ce14" table:formula="of:=ROUND([.C$1]*SIN([.B152]*PI()/180);0)" office:value-type="float" office:value="810" calcext:value-type="float">
            <text:p>810</text:p>
          </table:table-cell>
          <table:table-cell table:style-name="ce14" table:formula="of:=ROUND([.C$1]*SIN(([.B152]+90)*PI()/180);0)" office:value-type="float" office:value="624" calcext:value-type="float">
            <text:p>624</text:p>
          </table:table-cell>
          <table:table-cell table:style-name="ce9" table:formula="of:=MOD(ATAN2([.D152];[.C152])*180/PI()+360;360)" office:value-type="float" office:value="52.3904092092877" calcext:value-type="float">
            <text:p>52.39º</text:p>
          </table:table-cell>
          <table:table-cell table:style-name="ce20" table:formula="of:=[.B152]-[.E152]" office:value-type="float" office:value="-0.00759670928772493" calcext:value-type="float">
            <text:p>-0.0076</text:p>
          </table:table-cell>
          <table:table-cell table:style-name="ce27" table:formula="of:=ABS([.F152]/[.B$4])" office:value-type="percentage" office:value="0.0216084175295287" calcext:value-type="percentage">
            <text:p>2.1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9" table:formula="of:=[.A153]*90/(256)" office:value-type="float" office:value="52.734375" calcext:value-type="float">
            <text:p>52.73º</text:p>
          </table:table-cell>
          <table:table-cell table:style-name="ce14" table:formula="of:=ROUND([.C$1]*SIN([.B153]*PI()/180);0)" office:value-type="float" office:value="814" calcext:value-type="float">
            <text:p>814</text:p>
          </table:table-cell>
          <table:table-cell table:style-name="ce14" table:formula="of:=ROUND([.C$1]*SIN(([.B153]+90)*PI()/180);0)" office:value-type="float" office:value="619" calcext:value-type="float">
            <text:p>619</text:p>
          </table:table-cell>
          <table:table-cell table:style-name="ce9" table:formula="of:=MOD(ATAN2([.D153];[.C153])*180/PI()+360;360)" office:value-type="float" office:value="52.7491072845922" calcext:value-type="float">
            <text:p>52.75º</text:p>
          </table:table-cell>
          <table:table-cell table:style-name="ce20" table:formula="of:=[.B153]-[.E153]" office:value-type="float" office:value="-0.0147322845922417" calcext:value-type="float">
            <text:p>-0.0147</text:p>
          </table:table-cell>
          <table:table-cell table:style-name="ce27" table:formula="of:=ABS([.F153]/[.B$4])" office:value-type="percentage" office:value="0.0419051650623765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9" table:formula="of:=[.A154]*90/(256)" office:value-type="float" office:value="53.0859375" calcext:value-type="float">
            <text:p>53.09º</text:p>
          </table:table-cell>
          <table:table-cell table:style-name="ce14" table:formula="of:=ROUND([.C$1]*SIN([.B154]*PI()/180);0)" office:value-type="float" office:value="818" calcext:value-type="float">
            <text:p>818</text:p>
          </table:table-cell>
          <table:table-cell table:style-name="ce14" table:formula="of:=ROUND([.C$1]*SIN(([.B154]+90)*PI()/180);0)" office:value-type="float" office:value="614" calcext:value-type="float">
            <text:p>614</text:p>
          </table:table-cell>
          <table:table-cell table:style-name="ce9" table:formula="of:=MOD(ATAN2([.D154];[.C154])*180/PI()+360;360)" office:value-type="float" office:value="53.1076949327277" calcext:value-type="float">
            <text:p>53.11º</text:p>
          </table:table-cell>
          <table:table-cell table:style-name="ce20" table:formula="of:=[.B154]-[.E154]" office:value-type="float" office:value="-0.0217574327277248" calcext:value-type="float">
            <text:p>-0.0218</text:p>
          </table:table-cell>
          <table:table-cell table:style-name="ce27" table:formula="of:=ABS([.F154]/[.B$4])" office:value-type="percentage" office:value="0.0618878086477505" calcext:value-type="percentage">
            <text:p>6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9" table:formula="of:=[.A155]*90/(256)" office:value-type="float" office:value="53.4375" calcext:value-type="float">
            <text:p>53.44º</text:p>
          </table:table-cell>
          <table:table-cell table:style-name="ce14" table:formula="of:=ROUND([.C$1]*SIN([.B155]*PI()/180);0)" office:value-type="float" office:value="822" calcext:value-type="float">
            <text:p>822</text:p>
          </table:table-cell>
          <table:table-cell table:style-name="ce14" table:formula="of:=ROUND([.C$1]*SIN(([.B155]+90)*PI()/180);0)" office:value-type="float" office:value="609" calcext:value-type="float">
            <text:p>609</text:p>
          </table:table-cell>
          <table:table-cell table:style-name="ce9" table:formula="of:=MOD(ATAN2([.D155];[.C155])*180/PI()+360;360)" office:value-type="float" office:value="53.466144128619" calcext:value-type="float">
            <text:p>53.47º</text:p>
          </table:table-cell>
          <table:table-cell table:style-name="ce20" table:formula="of:=[.B155]-[.E155]" office:value-type="float" office:value="-0.0286441286189643" calcext:value-type="float">
            <text:p>-0.0286</text:p>
          </table:table-cell>
          <table:table-cell table:style-name="ce27" table:formula="of:=ABS([.F155]/[.B$4])" office:value-type="percentage" office:value="0.081476632516165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9" table:formula="of:=[.A156]*90/(256)" office:value-type="float" office:value="53.7890625" calcext:value-type="float">
            <text:p>53.79º</text:p>
          </table:table-cell>
          <table:table-cell table:style-name="ce14" table:formula="of:=ROUND([.C$1]*SIN([.B156]*PI()/180);0)" office:value-type="float" office:value="825" calcext:value-type="float">
            <text:p>825</text:p>
          </table:table-cell>
          <table:table-cell table:style-name="ce14" table:formula="of:=ROUND([.C$1]*SIN(([.B156]+90)*PI()/180);0)" office:value-type="float" office:value="604" calcext:value-type="float">
            <text:p>604</text:p>
          </table:table-cell>
          <table:table-cell table:style-name="ce9" table:formula="of:=MOD(ATAN2([.D156];[.C156])*180/PI()+360;360)" office:value-type="float" office:value="53.7913505750059" calcext:value-type="float">
            <text:p>53.79º</text:p>
          </table:table-cell>
          <table:table-cell table:style-name="ce20" table:formula="of:=[.B156]-[.E156]" office:value-type="float" office:value="-0.00228807500587891" calcext:value-type="float">
            <text:p>-0.0023</text:p>
          </table:table-cell>
          <table:table-cell table:style-name="ce27" table:formula="of:=ABS([.F156]/[.B$4])" office:value-type="percentage" office:value="0.00650830223894445" calcext:value-type="percentage">
            <text:p>0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9" table:formula="of:=[.A157]*90/(256)" office:value-type="float" office:value="54.140625" calcext:value-type="float">
            <text:p>54.14º</text:p>
          </table:table-cell>
          <table:table-cell table:style-name="ce14" table:formula="of:=ROUND([.C$1]*SIN([.B157]*PI()/180);0)" office:value-type="float" office:value="829" calcext:value-type="float">
            <text:p>829</text:p>
          </table:table-cell>
          <table:table-cell table:style-name="ce14" table:formula="of:=ROUND([.C$1]*SIN(([.B157]+90)*PI()/180);0)" office:value-type="float" office:value="599" calcext:value-type="float">
            <text:p>599</text:p>
          </table:table-cell>
          <table:table-cell table:style-name="ce9" table:formula="of:=MOD(ATAN2([.D157];[.C157])*180/PI()+360;360)" office:value-type="float" office:value="54.1497318318005" calcext:value-type="float">
            <text:p>54.15º</text:p>
          </table:table-cell>
          <table:table-cell table:style-name="ce20" table:formula="of:=[.B157]-[.E157]" office:value-type="float" office:value="-0.00910683180052274" calcext:value-type="float">
            <text:p>-0.0091</text:p>
          </table:table-cell>
          <table:table-cell table:style-name="ce27" table:formula="of:=ABS([.F157]/[.B$4])" office:value-type="percentage" office:value="0.0259038771214869" calcext:value-type="percentage">
            <text:p>2.5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9" table:formula="of:=[.A158]*90/(256)" office:value-type="float" office:value="54.4921875" calcext:value-type="float">
            <text:p>54.49º</text:p>
          </table:table-cell>
          <table:table-cell table:style-name="ce14" table:formula="of:=ROUND([.C$1]*SIN([.B158]*PI()/180);0)" office:value-type="float" office:value="833" calcext:value-type="float">
            <text:p>833</text:p>
          </table:table-cell>
          <table:table-cell table:style-name="ce14" table:formula="of:=ROUND([.C$1]*SIN(([.B158]+90)*PI()/180);0)" office:value-type="float" office:value="594" calcext:value-type="float">
            <text:p>594</text:p>
          </table:table-cell>
          <table:table-cell table:style-name="ce9" table:formula="of:=MOD(ATAN2([.D158];[.C158])*180/PI()+360;360)" office:value-type="float" office:value="54.5078932081414" calcext:value-type="float">
            <text:p>54.51º</text:p>
          </table:table-cell>
          <table:table-cell table:style-name="ce20" table:formula="of:=[.B158]-[.E158]" office:value-type="float" office:value="-0.0157057081413541" calcext:value-type="float">
            <text:p>-0.0157</text:p>
          </table:table-cell>
          <table:table-cell table:style-name="ce27" table:formula="of:=ABS([.F158]/[.B$4])" office:value-type="percentage" office:value="0.0446740142687405" calcext:value-type="percentage">
            <text:p>4.4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9" table:formula="of:=[.A159]*90/(256)" office:value-type="float" office:value="54.84375" calcext:value-type="float">
            <text:p>54.84º</text:p>
          </table:table-cell>
          <table:table-cell table:style-name="ce14" table:formula="of:=ROUND([.C$1]*SIN([.B159]*PI()/180);0)" office:value-type="float" office:value="836" calcext:value-type="float">
            <text:p>836</text:p>
          </table:table-cell>
          <table:table-cell table:style-name="ce14" table:formula="of:=ROUND([.C$1]*SIN(([.B159]+90)*PI()/180);0)" office:value-type="float" office:value="589" calcext:value-type="float">
            <text:p>589</text:p>
          </table:table-cell>
          <table:table-cell table:style-name="ce9" table:formula="of:=MOD(ATAN2([.D159];[.C159])*180/PI()+360;360)" office:value-type="float" office:value="54.8335639642071" calcext:value-type="float">
            <text:p>54.83º</text:p>
          </table:table-cell>
          <table:table-cell table:style-name="ce20" table:formula="of:=[.B159]-[.E159]" office:value-type="float" office:value="0.0101860357929127" calcext:value-type="float">
            <text:p>0.0102</text:p>
          </table:table-cell>
          <table:table-cell table:style-name="ce27" table:formula="of:=ABS([.F159]/[.B$4])" office:value-type="percentage" office:value="0.0289736129220627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9" table:formula="of:=[.A160]*90/(256)" office:value-type="float" office:value="55.1953125" calcext:value-type="float">
            <text:p>55.20º</text:p>
          </table:table-cell>
          <table:table-cell table:style-name="ce14" table:formula="of:=ROUND([.C$1]*SIN([.B160]*PI()/180);0)" office:value-type="float" office:value="840" calcext:value-type="float">
            <text:p>840</text:p>
          </table:table-cell>
          <table:table-cell table:style-name="ce14" table:formula="of:=ROUND([.C$1]*SIN(([.B160]+90)*PI()/180);0)" office:value-type="float" office:value="584" calcext:value-type="float">
            <text:p>584</text:p>
          </table:table-cell>
          <table:table-cell table:style-name="ce9" table:formula="of:=MOD(ATAN2([.D160];[.C160])*180/PI()+360;360)" office:value-type="float" office:value="55.1915018500277" calcext:value-type="float">
            <text:p>55.19º</text:p>
          </table:table-cell>
          <table:table-cell table:style-name="ce20" table:formula="of:=[.B160]-[.E160]" office:value-type="float" office:value="0.00381064997230851" calcext:value-type="float">
            <text:p>0.0038</text:p>
          </table:table-cell>
          <table:table-cell table:style-name="ce27" table:formula="of:=ABS([.F160]/[.B$4])" office:value-type="percentage" office:value="0.0108391821434553" calcext:value-type="percentage">
            <text:p>1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9" table:formula="of:=[.A161]*90/(256)" office:value-type="float" office:value="55.546875" calcext:value-type="float">
            <text:p>55.55º</text:p>
          </table:table-cell>
          <table:table-cell table:style-name="ce14" table:formula="of:=ROUND([.C$1]*SIN([.B161]*PI()/180);0)" office:value-type="float" office:value="844" calcext:value-type="float">
            <text:p>844</text:p>
          </table:table-cell>
          <table:table-cell table:style-name="ce14" table:formula="of:=ROUND([.C$1]*SIN(([.B161]+90)*PI()/180);0)" office:value-type="float" office:value="579" calcext:value-type="float">
            <text:p>579</text:p>
          </table:table-cell>
          <table:table-cell table:style-name="ce9" table:formula="of:=MOD(ATAN2([.D161];[.C161])*180/PI()+360;360)" office:value-type="float" office:value="55.5491389256508" calcext:value-type="float">
            <text:p>55.55º</text:p>
          </table:table-cell>
          <table:table-cell table:style-name="ce20" table:formula="of:=[.B161]-[.E161]" office:value-type="float" office:value="-0.00226392565082278" calcext:value-type="float">
            <text:p>-0.0023</text:p>
          </table:table-cell>
          <table:table-cell table:style-name="ce27" table:formula="of:=ABS([.F161]/[.B$4])" office:value-type="percentage" office:value="0.00643961074011814" calcext:value-type="percentage">
            <text:p>0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9" table:formula="of:=[.A162]*90/(256)" office:value-type="float" office:value="55.8984375" calcext:value-type="float">
            <text:p>55.90º</text:p>
          </table:table-cell>
          <table:table-cell table:style-name="ce14" table:formula="of:=ROUND([.C$1]*SIN([.B162]*PI()/180);0)" office:value-type="float" office:value="847" calcext:value-type="float">
            <text:p>847</text:p>
          </table:table-cell>
          <table:table-cell table:style-name="ce14" table:formula="of:=ROUND([.C$1]*SIN(([.B162]+90)*PI()/180);0)" office:value-type="float" office:value="574" calcext:value-type="float">
            <text:p>574</text:p>
          </table:table-cell>
          <table:table-cell table:style-name="ce9" table:formula="of:=MOD(ATAN2([.D162];[.C162])*180/PI()+360;360)" office:value-type="float" office:value="55.8750582479941" calcext:value-type="float">
            <text:p>55.88º</text:p>
          </table:table-cell>
          <table:table-cell table:style-name="ce20" table:formula="of:=[.B162]-[.E162]" office:value-type="float" office:value="0.0233792520058955" calcext:value-type="float">
            <text:p>0.0234</text:p>
          </table:table-cell>
          <table:table-cell table:style-name="ce27" table:formula="of:=ABS([.F162]/[.B$4])" office:value-type="percentage" office:value="0.0665009834834362" calcext:value-type="percentage">
            <text:p>6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9" table:formula="of:=[.A163]*90/(256)" office:value-type="float" office:value="56.25" calcext:value-type="float">
            <text:p>56.25º</text:p>
          </table:table-cell>
          <table:table-cell table:style-name="ce14" table:formula="of:=ROUND([.C$1]*SIN([.B163]*PI()/180);0)" office:value-type="float" office:value="851" calcext:value-type="float">
            <text:p>851</text:p>
          </table:table-cell>
          <table:table-cell table:style-name="ce14" table:formula="of:=ROUND([.C$1]*SIN(([.B163]+90)*PI()/180);0)" office:value-type="float" office:value="568" calcext:value-type="float">
            <text:p>568</text:p>
          </table:table-cell>
          <table:table-cell table:style-name="ce9" table:formula="of:=MOD(ATAN2([.D163];[.C163])*180/PI()+360;360)" office:value-type="float" office:value="56.278869435853" calcext:value-type="float">
            <text:p>56.28º</text:p>
          </table:table-cell>
          <table:table-cell table:style-name="ce20" table:formula="of:=[.B163]-[.E163]" office:value-type="float" office:value="-0.0288694358529824" calcext:value-type="float">
            <text:p>-0.0289</text:p>
          </table:table-cell>
          <table:table-cell table:style-name="ce27" table:formula="of:=ABS([.F163]/[.B$4])" office:value-type="percentage" office:value="0.0821175064262611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9" table:formula="of:=[.A164]*90/(256)" office:value-type="float" office:value="56.6015625" calcext:value-type="float">
            <text:p>56.60º</text:p>
          </table:table-cell>
          <table:table-cell table:style-name="ce14" table:formula="of:=ROUND([.C$1]*SIN([.B164]*PI()/180);0)" office:value-type="float" office:value="854" calcext:value-type="float">
            <text:p>854</text:p>
          </table:table-cell>
          <table:table-cell table:style-name="ce14" table:formula="of:=ROUND([.C$1]*SIN(([.B164]+90)*PI()/180);0)" office:value-type="float" office:value="563" calcext:value-type="float">
            <text:p>563</text:p>
          </table:table-cell>
          <table:table-cell table:style-name="ce9" table:formula="of:=MOD(ATAN2([.D164];[.C164])*180/PI()+360;360)" office:value-type="float" office:value="56.6051087700351" calcext:value-type="float">
            <text:p>56.61º</text:p>
          </table:table-cell>
          <table:table-cell table:style-name="ce20" table:formula="of:=[.B164]-[.E164]" office:value-type="float" office:value="-0.00354627003514452" calcext:value-type="float">
            <text:p>-0.0035</text:p>
          </table:table-cell>
          <table:table-cell table:style-name="ce27" table:formula="of:=ABS([.F164]/[.B$4])" office:value-type="percentage" office:value="0.0100871680999666" calcext:value-type="percentage">
            <text:p>1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9" table:formula="of:=[.A165]*90/(256)" office:value-type="float" office:value="56.953125" calcext:value-type="float">
            <text:p>56.95º</text:p>
          </table:table-cell>
          <table:table-cell table:style-name="ce14" table:formula="of:=ROUND([.C$1]*SIN([.B165]*PI()/180);0)" office:value-type="float" office:value="858" calcext:value-type="float">
            <text:p>858</text:p>
          </table:table-cell>
          <table:table-cell table:style-name="ce14" table:formula="of:=ROUND([.C$1]*SIN(([.B165]+90)*PI()/180);0)" office:value-type="float" office:value="558" calcext:value-type="float">
            <text:p>558</text:p>
          </table:table-cell>
          <table:table-cell table:style-name="ce9" table:formula="of:=MOD(ATAN2([.D165];[.C165])*180/PI()+360;360)" office:value-type="float" office:value="56.9620513976662" calcext:value-type="float">
            <text:p>56.96º</text:p>
          </table:table-cell>
          <table:table-cell table:style-name="ce20" table:formula="of:=[.B165]-[.E165]" office:value-type="float" office:value="-0.0089263976662437" calcext:value-type="float">
            <text:p>-0.0089</text:p>
          </table:table-cell>
          <table:table-cell table:style-name="ce27" table:formula="of:=ABS([.F165]/[.B$4])" office:value-type="percentage" office:value="0.0253906422506487" calcext:value-type="percentage">
            <text:p>2.5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9" table:formula="of:=[.A166]*90/(256)" office:value-type="float" office:value="57.3046875" calcext:value-type="float">
            <text:p>57.30º</text:p>
          </table:table-cell>
          <table:table-cell table:style-name="ce14" table:formula="of:=ROUND([.C$1]*SIN([.B166]*PI()/180);0)" office:value-type="float" office:value="861" calcext:value-type="float">
            <text:p>861</text:p>
          </table:table-cell>
          <table:table-cell table:style-name="ce14" table:formula="of:=ROUND([.C$1]*SIN(([.B166]+90)*PI()/180);0)" office:value-type="float" office:value="553" calcext:value-type="float">
            <text:p>553</text:p>
          </table:table-cell>
          <table:table-cell table:style-name="ce9" table:formula="of:=MOD(ATAN2([.D166];[.C166])*180/PI()+360;360)" office:value-type="float" office:value="57.2883231632753" calcext:value-type="float">
            <text:p>57.29º</text:p>
          </table:table-cell>
          <table:table-cell table:style-name="ce20" table:formula="of:=[.B166]-[.E166]" office:value-type="float" office:value="0.0163643367246777" calcext:value-type="float">
            <text:p>0.0164</text:p>
          </table:table-cell>
          <table:table-cell table:style-name="ce27" table:formula="of:=ABS([.F166]/[.B$4])" office:value-type="percentage" office:value="0.0465474466835278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9" table:formula="of:=[.A167]*90/(256)" office:value-type="float" office:value="57.65625" calcext:value-type="float">
            <text:p>57.66º</text:p>
          </table:table-cell>
          <table:table-cell table:style-name="ce14" table:formula="of:=ROUND([.C$1]*SIN([.B167]*PI()/180);0)" office:value-type="float" office:value="864" calcext:value-type="float">
            <text:p>864</text:p>
          </table:table-cell>
          <table:table-cell table:style-name="ce14" table:formula="of:=ROUND([.C$1]*SIN(([.B167]+90)*PI()/180);0)" office:value-type="float" office:value="547" calcext:value-type="float">
            <text:p>547</text:p>
          </table:table-cell>
          <table:table-cell table:style-name="ce9" table:formula="of:=MOD(ATAN2([.D167];[.C167])*180/PI()+360;360)" office:value-type="float" office:value="57.6620234868701" calcext:value-type="float">
            <text:p>57.66º</text:p>
          </table:table-cell>
          <table:table-cell table:style-name="ce20" table:formula="of:=[.B167]-[.E167]" office:value-type="float" office:value="-0.00577348687005497" calcext:value-type="float">
            <text:p>-0.0058</text:p>
          </table:table-cell>
          <table:table-cell table:style-name="ce27" table:formula="of:=ABS([.F167]/[.B$4])" office:value-type="percentage" office:value="0.0164223626526008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9" table:formula="of:=[.A168]*90/(256)" office:value-type="float" office:value="58.0078125" calcext:value-type="float">
            <text:p>58.01º</text:p>
          </table:table-cell>
          <table:table-cell table:style-name="ce14" table:formula="of:=ROUND([.C$1]*SIN([.B168]*PI()/180);0)" office:value-type="float" office:value="868" calcext:value-type="float">
            <text:p>868</text:p>
          </table:table-cell>
          <table:table-cell table:style-name="ce14" table:formula="of:=ROUND([.C$1]*SIN(([.B168]+90)*PI()/180);0)" office:value-type="float" office:value="542" calcext:value-type="float">
            <text:p>542</text:p>
          </table:table-cell>
          <table:table-cell table:style-name="ce9" table:formula="of:=MOD(ATAN2([.D168];[.C168])*180/PI()+360;360)" office:value-type="float" office:value="58.0183564961777" calcext:value-type="float">
            <text:p>58.02º</text:p>
          </table:table-cell>
          <table:table-cell table:style-name="ce20" table:formula="of:=[.B168]-[.E168]" office:value-type="float" office:value="-0.0105439961776597" calcext:value-type="float">
            <text:p>-0.0105</text:p>
          </table:table-cell>
          <table:table-cell table:style-name="ce27" table:formula="of:=ABS([.F168]/[.B$4])" office:value-type="percentage" office:value="0.0299918113497875" calcext:value-type="percentage">
            <text:p>3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9" table:formula="of:=[.A169]*90/(256)" office:value-type="float" office:value="58.359375" calcext:value-type="float">
            <text:p>58.36º</text:p>
          </table:table-cell>
          <table:table-cell table:style-name="ce14" table:formula="of:=ROUND([.C$1]*SIN([.B169]*PI()/180);0)" office:value-type="float" office:value="871" calcext:value-type="float">
            <text:p>871</text:p>
          </table:table-cell>
          <table:table-cell table:style-name="ce14" table:formula="of:=ROUND([.C$1]*SIN(([.B169]+90)*PI()/180);0)" office:value-type="float" office:value="537" calcext:value-type="float">
            <text:p>537</text:p>
          </table:table-cell>
          <table:table-cell table:style-name="ce9" table:formula="of:=MOD(ATAN2([.D169];[.C169])*180/PI()+360;360)" office:value-type="float" office:value="58.3448093638624" calcext:value-type="float">
            <text:p>58.34º</text:p>
          </table:table-cell>
          <table:table-cell table:style-name="ce20" table:formula="of:=[.B169]-[.E169]" office:value-type="float" office:value="0.0145656361376041" calcext:value-type="float">
            <text:p>0.0146</text:p>
          </table:table-cell>
          <table:table-cell table:style-name="ce27" table:formula="of:=ABS([.F169]/[.B$4])" office:value-type="percentage" office:value="0.0414311427914072" calcext:value-type="percentage">
            <text:p>4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9" table:formula="of:=[.A170]*90/(256)" office:value-type="float" office:value="58.7109375" calcext:value-type="float">
            <text:p>58.71º</text:p>
          </table:table-cell>
          <table:table-cell table:style-name="ce14" table:formula="of:=ROUND([.C$1]*SIN([.B170]*PI()/180);0)" office:value-type="float" office:value="874" calcext:value-type="float">
            <text:p>874</text:p>
          </table:table-cell>
          <table:table-cell table:style-name="ce14" table:formula="of:=ROUND([.C$1]*SIN(([.B170]+90)*PI()/180);0)" office:value-type="float" office:value="531" calcext:value-type="float">
            <text:p>531</text:p>
          </table:table-cell>
          <table:table-cell table:style-name="ce9" table:formula="of:=MOD(ATAN2([.D170];[.C170])*180/PI()+360;360)" office:value-type="float" office:value="58.7191645778065" calcext:value-type="float">
            <text:p>58.72º</text:p>
          </table:table-cell>
          <table:table-cell table:style-name="ce20" table:formula="of:=[.B170]-[.E170]" office:value-type="float" office:value="-0.0082270778064526" calcext:value-type="float">
            <text:p>-0.0082</text:p>
          </table:table-cell>
          <table:table-cell table:style-name="ce27" table:formula="of:=ABS([.F170]/[.B$4])" office:value-type="percentage" office:value="0.0234014657605763" calcext:value-type="percentage">
            <text:p>2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9" table:formula="of:=[.A171]*90/(256)" office:value-type="float" office:value="59.0625" calcext:value-type="float">
            <text:p>59.06º</text:p>
          </table:table-cell>
          <table:table-cell table:style-name="ce14" table:formula="of:=ROUND([.C$1]*SIN([.B171]*PI()/180);0)" office:value-type="float" office:value="877" calcext:value-type="float">
            <text:p>877</text:p>
          </table:table-cell>
          <table:table-cell table:style-name="ce14" table:formula="of:=ROUND([.C$1]*SIN(([.B171]+90)*PI()/180);0)" office:value-type="float" office:value="526" calcext:value-type="float">
            <text:p>526</text:p>
          </table:table-cell>
          <table:table-cell table:style-name="ce9" table:formula="of:=MOD(ATAN2([.D171];[.C171])*180/PI()+360;360)" office:value-type="float" office:value="59.0458520171426" calcext:value-type="float">
            <text:p>59.05º</text:p>
          </table:table-cell>
          <table:table-cell table:style-name="ce20" table:formula="of:=[.B171]-[.E171]" office:value-type="float" office:value="0.0166479828573642" calcext:value-type="float">
            <text:p>0.0166</text:p>
          </table:table-cell>
          <table:table-cell table:style-name="ce27" table:formula="of:=ABS([.F171]/[.B$4])" office:value-type="percentage" office:value="0.047354262349836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table:style-name="ce9" table:formula="of:=[.A172]*90/(256)" office:value-type="float" office:value="59.4140625" calcext:value-type="float">
            <text:p>59.41º</text:p>
          </table:table-cell>
          <table:table-cell table:style-name="ce14" table:formula="of:=ROUND([.C$1]*SIN([.B172]*PI()/180);0)" office:value-type="float" office:value="881" calcext:value-type="float">
            <text:p>881</text:p>
          </table:table-cell>
          <table:table-cell table:style-name="ce14" table:formula="of:=ROUND([.C$1]*SIN(([.B172]+90)*PI()/180);0)" office:value-type="float" office:value="521" calcext:value-type="float">
            <text:p>521</text:p>
          </table:table-cell>
          <table:table-cell table:style-name="ce9" table:formula="of:=MOD(ATAN2([.D172];[.C172])*180/PI()+360;360)" office:value-type="float" office:value="59.4010575092634" calcext:value-type="float">
            <text:p>59.40º</text:p>
          </table:table-cell>
          <table:table-cell table:style-name="ce20" table:formula="of:=[.B172]-[.E172]" office:value-type="float" office:value="0.0130049907365901" calcext:value-type="float">
            <text:p>0.0130</text:p>
          </table:table-cell>
          <table:table-cell table:style-name="ce27" table:formula="of:=ABS([.F172]/[.B$4])" office:value-type="percentage" office:value="0.0369919736507452" calcext:value-type="percentage">
            <text:p>3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table:style-name="ce9" table:formula="of:=[.A173]*90/(256)" office:value-type="float" office:value="59.765625" calcext:value-type="float">
            <text:p>59.77º</text:p>
          </table:table-cell>
          <table:table-cell table:style-name="ce14" table:formula="of:=ROUND([.C$1]*SIN([.B173]*PI()/180);0)" office:value-type="float" office:value="884" calcext:value-type="float">
            <text:p>884</text:p>
          </table:table-cell>
          <table:table-cell table:style-name="ce14" table:formula="of:=ROUND([.C$1]*SIN(([.B173]+90)*PI()/180);0)" office:value-type="float" office:value="515" calcext:value-type="float">
            <text:p>515</text:p>
          </table:table-cell>
          <table:table-cell table:style-name="ce9" table:formula="of:=MOD(ATAN2([.D173];[.C173])*180/PI()+360;360)" office:value-type="float" office:value="59.775812621013" calcext:value-type="float">
            <text:p>59.78º</text:p>
          </table:table-cell>
          <table:table-cell table:style-name="ce20" table:formula="of:=[.B173]-[.E173]" office:value-type="float" office:value="-0.0101876210129603" calcext:value-type="float">
            <text:p>-0.0102</text:p>
          </table:table-cell>
          <table:table-cell table:style-name="ce27" table:formula="of:=ABS([.F173]/[.B$4])" office:value-type="percentage" office:value="0.0289781219924205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table:style-name="ce9" table:formula="of:=[.A174]*90/(256)" office:value-type="float" office:value="60.1171875" calcext:value-type="float">
            <text:p>60.12º</text:p>
          </table:table-cell>
          <table:table-cell table:style-name="ce14" table:formula="of:=ROUND([.C$1]*SIN([.B174]*PI()/180);0)" office:value-type="float" office:value="887" calcext:value-type="float">
            <text:p>887</text:p>
          </table:table-cell>
          <table:table-cell table:style-name="ce14" table:formula="of:=ROUND([.C$1]*SIN(([.B174]+90)*PI()/180);0)" office:value-type="float" office:value="510" calcext:value-type="float">
            <text:p>510</text:p>
          </table:table-cell>
          <table:table-cell table:style-name="ce9" table:formula="of:=MOD(ATAN2([.D174];[.C174])*180/PI()+360;360)" office:value-type="float" office:value="60.1023117978926" calcext:value-type="float">
            <text:p>60.10º</text:p>
          </table:table-cell>
          <table:table-cell table:style-name="ce20" table:formula="of:=[.B174]-[.E174]" office:value-type="float" office:value="0.0148757021073607" calcext:value-type="float">
            <text:p>0.0149</text:p>
          </table:table-cell>
          <table:table-cell table:style-name="ce27" table:formula="of:=ABS([.F174]/[.B$4])" office:value-type="percentage" office:value="0.0423131082164926" calcext:value-type="percentage">
            <text:p>4.2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table:style-name="ce9" table:formula="of:=[.A175]*90/(256)" office:value-type="float" office:value="60.46875" calcext:value-type="float">
            <text:p>60.47º</text:p>
          </table:table-cell>
          <table:table-cell table:style-name="ce14" table:formula="of:=ROUND([.C$1]*SIN([.B175]*PI()/180);0)" office:value-type="float" office:value="890" calcext:value-type="float">
            <text:p>890</text:p>
          </table:table-cell>
          <table:table-cell table:style-name="ce14" table:formula="of:=ROUND([.C$1]*SIN(([.B175]+90)*PI()/180);0)" office:value-type="float" office:value="504" calcext:value-type="float">
            <text:p>504</text:p>
          </table:table-cell>
          <table:table-cell table:style-name="ce9" table:formula="of:=MOD(ATAN2([.D175];[.C175])*180/PI()+360;360)" office:value-type="float" office:value="60.4774635661132" calcext:value-type="float">
            <text:p>60.48º</text:p>
          </table:table-cell>
          <table:table-cell table:style-name="ce20" table:formula="of:=[.B175]-[.E175]" office:value-type="float" office:value="-0.00871356611321517" calcext:value-type="float">
            <text:p>-0.0087</text:p>
          </table:table-cell>
          <table:table-cell table:style-name="ce27" table:formula="of:=ABS([.F175]/[.B$4])" office:value-type="percentage" office:value="0.0247852547220342" calcext:value-type="percentage">
            <text:p>2.4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table:style-name="ce9" table:formula="of:=[.A176]*90/(256)" office:value-type="float" office:value="60.8203125" calcext:value-type="float">
            <text:p>60.82º</text:p>
          </table:table-cell>
          <table:table-cell table:style-name="ce14" table:formula="of:=ROUND([.C$1]*SIN([.B176]*PI()/180);0)" office:value-type="float" office:value="893" calcext:value-type="float">
            <text:p>893</text:p>
          </table:table-cell>
          <table:table-cell table:style-name="ce14" table:formula="of:=ROUND([.C$1]*SIN(([.B176]+90)*PI()/180);0)" office:value-type="float" office:value="499" calcext:value-type="float">
            <text:p>499</text:p>
          </table:table-cell>
          <table:table-cell table:style-name="ce9" table:formula="of:=MOD(ATAN2([.D176];[.C176])*180/PI()+360;360)" office:value-type="float" office:value="60.8039519927253" calcext:value-type="float">
            <text:p>60.80º</text:p>
          </table:table-cell>
          <table:table-cell table:style-name="ce20" table:formula="of:=[.B176]-[.E176]" office:value-type="float" office:value="0.0163605072746691" calcext:value-type="float">
            <text:p>0.0164</text:p>
          </table:table-cell>
          <table:table-cell table:style-name="ce27" table:formula="of:=ABS([.F176]/[.B$4])" office:value-type="percentage" office:value="0.0465365540257254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table:style-name="ce9" table:formula="of:=[.A177]*90/(256)" office:value-type="float" office:value="61.171875" calcext:value-type="float">
            <text:p>61.17º</text:p>
          </table:table-cell>
          <table:table-cell table:style-name="ce14" table:formula="of:=ROUND([.C$1]*SIN([.B177]*PI()/180);0)" office:value-type="float" office:value="896" calcext:value-type="float">
            <text:p>896</text:p>
          </table:table-cell>
          <table:table-cell table:style-name="ce14" table:formula="of:=ROUND([.C$1]*SIN(([.B177]+90)*PI()/180);0)" office:value-type="float" office:value="493" calcext:value-type="float">
            <text:p>493</text:p>
          </table:table-cell>
          <table:table-cell table:style-name="ce9" table:formula="of:=MOD(ATAN2([.D177];[.C177])*180/PI()+360;360)" office:value-type="float" office:value="61.1793881909768" calcext:value-type="float">
            <text:p>61.18º</text:p>
          </table:table-cell>
          <table:table-cell table:style-name="ce20" table:formula="of:=[.B177]-[.E177]" office:value-type="float" office:value="-0.0075131909767947" calcext:value-type="float">
            <text:p>-0.0075</text:p>
          </table:table-cell>
          <table:table-cell table:style-name="ce27" table:formula="of:=ABS([.F177]/[.B$4])" office:value-type="percentage" office:value="0.0213708543339938" calcext:value-type="percentage">
            <text:p>2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9" table:formula="of:=[.A178]*90/(256)" office:value-type="float" office:value="61.5234375" calcext:value-type="float">
            <text:p>61.52º</text:p>
          </table:table-cell>
          <table:table-cell table:style-name="ce14" table:formula="of:=ROUND([.C$1]*SIN([.B178]*PI()/180);0)" office:value-type="float" office:value="899" calcext:value-type="float">
            <text:p>899</text:p>
          </table:table-cell>
          <table:table-cell table:style-name="ce14" table:formula="of:=ROUND([.C$1]*SIN(([.B178]+90)*PI()/180);0)" office:value-type="float" office:value="488" calcext:value-type="float">
            <text:p>488</text:p>
          </table:table-cell>
          <table:table-cell table:style-name="ce9" table:formula="of:=MOD(ATAN2([.D178];[.C178])*180/PI()+360;360)" office:value-type="float" office:value="61.5057678618469" calcext:value-type="float">
            <text:p>61.51º</text:p>
          </table:table-cell>
          <table:table-cell table:style-name="ce20" table:formula="of:=[.B178]-[.E178]" office:value-type="float" office:value="0.0176696381531087" calcext:value-type="float">
            <text:p>0.0177</text:p>
          </table:table-cell>
          <table:table-cell table:style-name="ce27" table:formula="of:=ABS([.F178]/[.B$4])" office:value-type="percentage" office:value="0.0502603040799537" calcext:value-type="percentage">
            <text:p>5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table:style-name="ce9" table:formula="of:=[.A179]*90/(256)" office:value-type="float" office:value="61.875" calcext:value-type="float">
            <text:p>61.88º</text:p>
          </table:table-cell>
          <table:table-cell table:style-name="ce14" table:formula="of:=ROUND([.C$1]*SIN([.B179]*PI()/180);0)" office:value-type="float" office:value="902" calcext:value-type="float">
            <text:p>902</text:p>
          </table:table-cell>
          <table:table-cell table:style-name="ce14" table:formula="of:=ROUND([.C$1]*SIN(([.B179]+90)*PI()/180);0)" office:value-type="float" office:value="482" calcext:value-type="float">
            <text:p>482</text:p>
          </table:table-cell>
          <table:table-cell table:style-name="ce9" table:formula="of:=MOD(ATAN2([.D179];[.C179])*180/PI()+360;360)" office:value-type="float" office:value="61.8813758997729" calcext:value-type="float">
            <text:p>61.88º</text:p>
          </table:table-cell>
          <table:table-cell table:style-name="ce20" table:formula="of:=[.B179]-[.E179]" office:value-type="float" office:value="-0.00637589977293374" calcext:value-type="float">
            <text:p>-0.0064</text:p>
          </table:table-cell>
          <table:table-cell table:style-name="ce27" table:formula="of:=ABS([.F179]/[.B$4])" office:value-type="percentage" office:value="0.018135892687456" calcext:value-type="percentage">
            <text:p>1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table:style-name="ce9" table:formula="of:=[.A180]*90/(256)" office:value-type="float" office:value="62.2265625" calcext:value-type="float">
            <text:p>62.23º</text:p>
          </table:table-cell>
          <table:table-cell table:style-name="ce14" table:formula="of:=ROUND([.C$1]*SIN([.B180]*PI()/180);0)" office:value-type="float" office:value="905" calcext:value-type="float">
            <text:p>905</text:p>
          </table:table-cell>
          <table:table-cell table:style-name="ce14" table:formula="of:=ROUND([.C$1]*SIN(([.B180]+90)*PI()/180);0)" office:value-type="float" office:value="477" calcext:value-type="float">
            <text:p>477</text:p>
          </table:table-cell>
          <table:table-cell table:style-name="ce9" table:formula="of:=MOD(ATAN2([.D180];[.C180])*180/PI()+360;360)" office:value-type="float" office:value="62.2075488573192" calcext:value-type="float">
            <text:p>62.21º</text:p>
          </table:table-cell>
          <table:table-cell table:style-name="ce20" table:formula="of:=[.B180]-[.E180]" office:value-type="float" office:value="0.0190136426807612" calcext:value-type="float">
            <text:p>0.0190</text:p>
          </table:table-cell>
          <table:table-cell table:style-name="ce27" table:formula="of:=ABS([.F180]/[.B$4])" office:value-type="percentage" office:value="0.054083250291943" calcext:value-type="percentage">
            <text:p>5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table:style-name="ce9" table:formula="of:=[.A181]*90/(256)" office:value-type="float" office:value="62.578125" calcext:value-type="float">
            <text:p>62.58º</text:p>
          </table:table-cell>
          <table:table-cell table:style-name="ce14" table:formula="of:=ROUND([.C$1]*SIN([.B181]*PI()/180);0)" office:value-type="float" office:value="908" calcext:value-type="float">
            <text:p>908</text:p>
          </table:table-cell>
          <table:table-cell table:style-name="ce14" table:formula="of:=ROUND([.C$1]*SIN(([.B181]+90)*PI()/180);0)" office:value-type="float" office:value="471" calcext:value-type="float">
            <text:p>471</text:p>
          </table:table-cell>
          <table:table-cell table:style-name="ce9" table:formula="of:=MOD(ATAN2([.D181];[.C181])*180/PI()+360;360)" office:value-type="float" office:value="62.5832159831042" calcext:value-type="float">
            <text:p>62.58º</text:p>
          </table:table-cell>
          <table:table-cell table:style-name="ce20" table:formula="of:=[.B181]-[.E181]" office:value-type="float" office:value="-0.00509098310419631" calcext:value-type="float">
            <text:p>-0.0051</text:p>
          </table:table-cell>
          <table:table-cell table:style-name="ce27" table:formula="of:=ABS([.F181]/[.B$4])" office:value-type="percentage" office:value="0.0144810186074917" calcext:value-type="percentage">
            <text:p>1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table:style-name="ce9" table:formula="of:=[.A182]*90/(256)" office:value-type="float" office:value="62.9296875" calcext:value-type="float">
            <text:p>62.93º</text:p>
          </table:table-cell>
          <table:table-cell table:style-name="ce14" table:formula="of:=ROUND([.C$1]*SIN([.B182]*PI()/180);0)" office:value-type="float" office:value="911" calcext:value-type="float">
            <text:p>911</text:p>
          </table:table-cell>
          <table:table-cell table:style-name="ce14" table:formula="of:=ROUND([.C$1]*SIN(([.B182]+90)*PI()/180);0)" office:value-type="float" office:value="466" calcext:value-type="float">
            <text:p>466</text:p>
          </table:table-cell>
          <table:table-cell table:style-name="ce9" table:formula="of:=MOD(ATAN2([.D182];[.C182])*180/PI()+360;360)" office:value-type="float" office:value="62.9090844939579" calcext:value-type="float">
            <text:p>62.91º</text:p>
          </table:table-cell>
          <table:table-cell table:style-name="ce20" table:formula="of:=[.B182]-[.E182]" office:value-type="float" office:value="0.0206030060421085" calcext:value-type="float">
            <text:p>0.0206</text:p>
          </table:table-cell>
          <table:table-cell table:style-name="ce27" table:formula="of:=ABS([.F182]/[.B$4])" office:value-type="percentage" office:value="0.0586041060753309" calcext:value-type="percentage">
            <text:p>5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table:style-name="ce9" table:formula="of:=[.A183]*90/(256)" office:value-type="float" office:value="63.28125" calcext:value-type="float">
            <text:p>63.28º</text:p>
          </table:table-cell>
          <table:table-cell table:style-name="ce14" table:formula="of:=ROUND([.C$1]*SIN([.B183]*PI()/180);0)" office:value-type="float" office:value="914" calcext:value-type="float">
            <text:p>914</text:p>
          </table:table-cell>
          <table:table-cell table:style-name="ce14" table:formula="of:=ROUND([.C$1]*SIN(([.B183]+90)*PI()/180);0)" office:value-type="float" office:value="460" calcext:value-type="float">
            <text:p>460</text:p>
          </table:table-cell>
          <table:table-cell table:style-name="ce9" table:formula="of:=MOD(ATAN2([.D183];[.C183])*180/PI()+360;360)" office:value-type="float" office:value="63.2846979972878" calcext:value-type="float">
            <text:p>63.28º</text:p>
          </table:table-cell>
          <table:table-cell table:style-name="ce20" table:formula="of:=[.B183]-[.E183]" office:value-type="float" office:value="-0.00344799728776479" calcext:value-type="float">
            <text:p>-0.0034</text:p>
          </table:table-cell>
          <table:table-cell table:style-name="ce27" table:formula="of:=ABS([.F183]/[.B$4])" office:value-type="percentage" office:value="0.00980763672964208" calcext:value-type="percentage">
            <text:p>0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table:style-name="ce9" table:formula="of:=[.A184]*90/(256)" office:value-type="float" office:value="63.6328125" calcext:value-type="float">
            <text:p>63.63º</text:p>
          </table:table-cell>
          <table:table-cell table:style-name="ce14" table:formula="of:=ROUND([.C$1]*SIN([.B184]*PI()/180);0)" office:value-type="float" office:value="917" calcext:value-type="float">
            <text:p>917</text:p>
          </table:table-cell>
          <table:table-cell table:style-name="ce14" table:formula="of:=ROUND([.C$1]*SIN(([.B184]+90)*PI()/180);0)" office:value-type="float" office:value="454" calcext:value-type="float">
            <text:p>454</text:p>
          </table:table-cell>
          <table:table-cell table:style-name="ce9" table:formula="of:=MOD(ATAN2([.D184];[.C184])*180/PI()+360;360)" office:value-type="float" office:value="63.6603244155964" calcext:value-type="float">
            <text:p>63.66º</text:p>
          </table:table-cell>
          <table:table-cell table:style-name="ce20" table:formula="of:=[.B184]-[.E184]" office:value-type="float" office:value="-0.0275119155964489" calcext:value-type="float">
            <text:p>-0.0275</text:p>
          </table:table-cell>
          <table:table-cell table:style-name="ce27" table:formula="of:=ABS([.F184]/[.B$4])" office:value-type="percentage" office:value="0.0782561154743437" calcext:value-type="percentage">
            <text:p>7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table:style-name="ce9" table:formula="of:=[.A185]*90/(256)" office:value-type="float" office:value="63.984375" calcext:value-type="float">
            <text:p>63.98º</text:p>
          </table:table-cell>
          <table:table-cell table:style-name="ce14" table:formula="of:=ROUND([.C$1]*SIN([.B185]*PI()/180);0)" office:value-type="float" office:value="919" calcext:value-type="float">
            <text:p>919</text:p>
          </table:table-cell>
          <table:table-cell table:style-name="ce14" table:formula="of:=ROUND([.C$1]*SIN(([.B185]+90)*PI()/180);0)" office:value-type="float" office:value="449" calcext:value-type="float">
            <text:p>449</text:p>
          </table:table-cell>
          <table:table-cell table:style-name="ce9" table:formula="of:=MOD(ATAN2([.D185];[.C185])*180/PI()+360;360)" office:value-type="float" office:value="63.9610430752699" calcext:value-type="float">
            <text:p>63.96º</text:p>
          </table:table-cell>
          <table:table-cell table:style-name="ce20" table:formula="of:=[.B185]-[.E185]" office:value-type="float" office:value="0.0233319247300869" calcext:value-type="float">
            <text:p>0.0233</text:p>
          </table:table-cell>
          <table:table-cell table:style-name="ce27" table:formula="of:=ABS([.F185]/[.B$4])" office:value-type="percentage" office:value="0.0663663636766917" calcext:value-type="percentage">
            <text:p>6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9" table:formula="of:=[.A186]*90/(256)" office:value-type="float" office:value="64.3359375" calcext:value-type="float">
            <text:p>64.34º</text:p>
          </table:table-cell>
          <table:table-cell table:style-name="ce14" table:formula="of:=ROUND([.C$1]*SIN([.B186]*PI()/180);0)" office:value-type="float" office:value="922" calcext:value-type="float">
            <text:p>922</text:p>
          </table:table-cell>
          <table:table-cell table:style-name="ce14" table:formula="of:=ROUND([.C$1]*SIN(([.B186]+90)*PI()/180);0)" office:value-type="float" office:value="443" calcext:value-type="float">
            <text:p>443</text:p>
          </table:table-cell>
          <table:table-cell table:style-name="ce9" table:formula="of:=MOD(ATAN2([.D186];[.C186])*180/PI()+360;360)" office:value-type="float" office:value="64.3367755497675" calcext:value-type="float">
            <text:p>64.34º</text:p>
          </table:table-cell>
          <table:table-cell table:style-name="ce20" table:formula="of:=[.B186]-[.E186]" office:value-type="float" office:value="-0.000838049767480698" calcext:value-type="float">
            <text:p>-0.0008</text:p>
          </table:table-cell>
          <table:table-cell table:style-name="ce27" table:formula="of:=ABS([.F186]/[.B$4])" office:value-type="percentage" office:value="0.00238378600527843" calcext:value-type="percentage">
            <text:p>0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table:style-name="ce9" table:formula="of:=[.A187]*90/(256)" office:value-type="float" office:value="64.6875" calcext:value-type="float">
            <text:p>64.69º</text:p>
          </table:table-cell>
          <table:table-cell table:style-name="ce14" table:formula="of:=ROUND([.C$1]*SIN([.B187]*PI()/180);0)" office:value-type="float" office:value="925" calcext:value-type="float">
            <text:p>925</text:p>
          </table:table-cell>
          <table:table-cell table:style-name="ce14" table:formula="of:=ROUND([.C$1]*SIN(([.B187]+90)*PI()/180);0)" office:value-type="float" office:value="437" calcext:value-type="float">
            <text:p>437</text:p>
          </table:table-cell>
          <table:table-cell table:style-name="ce9" table:formula="of:=MOD(ATAN2([.D187];[.C187])*180/PI()+360;360)" office:value-type="float" office:value="64.712430470071" calcext:value-type="float">
            <text:p>64.71º</text:p>
          </table:table-cell>
          <table:table-cell table:style-name="ce20" table:formula="of:=[.B187]-[.E187]" office:value-type="float" office:value="-0.0249304700710127" calcext:value-type="float">
            <text:p>-0.0249</text:p>
          </table:table-cell>
          <table:table-cell table:style-name="ce27" table:formula="of:=ABS([.F187]/[.B$4])" office:value-type="percentage" office:value="0.0709133370908805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9" table:formula="of:=[.A188]*90/(256)" office:value-type="float" office:value="65.0390625" calcext:value-type="float">
            <text:p>65.04º</text:p>
          </table:table-cell>
          <table:table-cell table:style-name="ce14" table:formula="of:=ROUND([.C$1]*SIN([.B188]*PI()/180);0)" office:value-type="float" office:value="927" calcext:value-type="float">
            <text:p>927</text:p>
          </table:table-cell>
          <table:table-cell table:style-name="ce14" table:formula="of:=ROUND([.C$1]*SIN(([.B188]+90)*PI()/180);0)" office:value-type="float" office:value="432" calcext:value-type="float">
            <text:p>432</text:p>
          </table:table-cell>
          <table:table-cell table:style-name="ce9" table:formula="of:=MOD(ATAN2([.D188];[.C188])*180/PI()+360;360)" office:value-type="float" office:value="65.0135667952201" calcext:value-type="float">
            <text:p>65.01º</text:p>
          </table:table-cell>
          <table:table-cell table:style-name="ce20" table:formula="of:=[.B188]-[.E188]" office:value-type="float" office:value="0.0254957047798712" calcext:value-type="float">
            <text:p>0.0255</text:p>
          </table:table-cell>
          <table:table-cell table:style-name="ce27" table:formula="of:=ABS([.F188]/[.B$4])" office:value-type="percentage" office:value="0.0725211158183002" calcext:value-type="percentage">
            <text:p>7.2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9" table:formula="of:=[.A189]*90/(256)" office:value-type="float" office:value="65.390625" calcext:value-type="float">
            <text:p>65.39º</text:p>
          </table:table-cell>
          <table:table-cell table:style-name="ce14" table:formula="of:=ROUND([.C$1]*SIN([.B189]*PI()/180);0)" office:value-type="float" office:value="930" calcext:value-type="float">
            <text:p>930</text:p>
          </table:table-cell>
          <table:table-cell table:style-name="ce14" table:formula="of:=ROUND([.C$1]*SIN(([.B189]+90)*PI()/180);0)" office:value-type="float" office:value="426" calcext:value-type="float">
            <text:p>426</text:p>
          </table:table-cell>
          <table:table-cell table:style-name="ce9" table:formula="of:=MOD(ATAN2([.D189];[.C189])*180/PI()+360;360)" office:value-type="float" office:value="65.3891647802817" calcext:value-type="float">
            <text:p>65.39º</text:p>
          </table:table-cell>
          <table:table-cell table:style-name="ce20" table:formula="of:=[.B189]-[.E189]" office:value-type="float" office:value="0.00146021971829668" calcext:value-type="float">
            <text:p>0.0015</text:p>
          </table:table-cell>
          <table:table-cell table:style-name="ce27" table:formula="of:=ABS([.F189]/[.B$4])" office:value-type="percentage" office:value="0.00415351386537724" calcext:value-type="percentage">
            <text:p>0.4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9" table:formula="of:=[.A190]*90/(256)" office:value-type="float" office:value="65.7421875" calcext:value-type="float">
            <text:p>65.74º</text:p>
          </table:table-cell>
          <table:table-cell table:style-name="ce14" table:formula="of:=ROUND([.C$1]*SIN([.B190]*PI()/180);0)" office:value-type="float" office:value="933" calcext:value-type="float">
            <text:p>933</text:p>
          </table:table-cell>
          <table:table-cell table:style-name="ce14" table:formula="of:=ROUND([.C$1]*SIN(([.B190]+90)*PI()/180);0)" office:value-type="float" office:value="420" calcext:value-type="float">
            <text:p>420</text:p>
          </table:table-cell>
          <table:table-cell table:style-name="ce9" table:formula="of:=MOD(ATAN2([.D190];[.C190])*180/PI()+360;360)" office:value-type="float" office:value="65.7645948185202" calcext:value-type="float">
            <text:p>65.76º</text:p>
          </table:table-cell>
          <table:table-cell table:style-name="ce20" table:formula="of:=[.B190]-[.E190]" office:value-type="float" office:value="-0.0224073185202087" calcext:value-type="float">
            <text:p>-0.0224</text:p>
          </table:table-cell>
          <table:table-cell table:style-name="ce27" table:formula="of:=ABS([.F190]/[.B$4])" office:value-type="percentage" office:value="0.0637363726797048" calcext:value-type="percentage">
            <text:p>6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9" table:formula="of:=[.A191]*90/(256)" office:value-type="float" office:value="66.09375" calcext:value-type="float">
            <text:p>66.09º</text:p>
          </table:table-cell>
          <table:table-cell table:style-name="ce14" table:formula="of:=ROUND([.C$1]*SIN([.B191]*PI()/180);0)" office:value-type="float" office:value="935" calcext:value-type="float">
            <text:p>935</text:p>
          </table:table-cell>
          <table:table-cell table:style-name="ce14" table:formula="of:=ROUND([.C$1]*SIN(([.B191]+90)*PI()/180);0)" office:value-type="float" office:value="415" calcext:value-type="float">
            <text:p>415</text:p>
          </table:table-cell>
          <table:table-cell table:style-name="ce9" table:formula="of:=MOD(ATAN2([.D191];[.C191])*180/PI()+360;360)" office:value-type="float" office:value="66.0659456531187" calcext:value-type="float">
            <text:p>66.07º</text:p>
          </table:table-cell>
          <table:table-cell table:style-name="ce20" table:formula="of:=[.B191]-[.E191]" office:value-type="float" office:value="0.0278043468812825" calcext:value-type="float">
            <text:p>0.0278</text:p>
          </table:table-cell>
          <table:table-cell table:style-name="ce27" table:formula="of:=ABS([.F191]/[.B$4])" office:value-type="percentage" office:value="0.0790879200178703" calcext:value-type="percentage">
            <text:p>7.9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9" table:formula="of:=[.A192]*90/(256)" office:value-type="float" office:value="66.4453125" calcext:value-type="float">
            <text:p>66.45º</text:p>
          </table:table-cell>
          <table:table-cell table:style-name="ce14" table:formula="of:=ROUND([.C$1]*SIN([.B192]*PI()/180);0)" office:value-type="float" office:value="938" calcext:value-type="float">
            <text:p>938</text:p>
          </table:table-cell>
          <table:table-cell table:style-name="ce14" table:formula="of:=ROUND([.C$1]*SIN(([.B192]+90)*PI()/180);0)" office:value-type="float" office:value="409" calcext:value-type="float">
            <text:p>409</text:p>
          </table:table-cell>
          <table:table-cell table:style-name="ce9" table:formula="of:=MOD(ATAN2([.D192];[.C192])*180/PI()+360;360)" office:value-type="float" office:value="66.4411558999478" calcext:value-type="float">
            <text:p>66.44º</text:p>
          </table:table-cell>
          <table:table-cell table:style-name="ce20" table:formula="of:=[.B192]-[.E192]" office:value-type="float" office:value="0.00415660005222662" calcext:value-type="float">
            <text:p>0.0042</text:p>
          </table:table-cell>
          <table:table-cell table:style-name="ce27" table:formula="of:=ABS([.F192]/[.B$4])" office:value-type="percentage" office:value="0.0118232179263335" calcext:value-type="percentage">
            <text:p>1.1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table:style-name="ce9" table:formula="of:=[.A193]*90/(256)" office:value-type="float" office:value="66.796875" calcext:value-type="float">
            <text:p>66.80º</text:p>
          </table:table-cell>
          <table:table-cell table:style-name="ce14" table:formula="of:=ROUND([.C$1]*SIN([.B193]*PI()/180);0)" office:value-type="float" office:value="940" calcext:value-type="float">
            <text:p>940</text:p>
          </table:table-cell>
          <table:table-cell table:style-name="ce14" table:formula="of:=ROUND([.C$1]*SIN(([.B193]+90)*PI()/180);0)" office:value-type="float" office:value="403" calcext:value-type="float">
            <text:p>403</text:p>
          </table:table-cell>
          <table:table-cell table:style-name="ce9" table:formula="of:=MOD(ATAN2([.D193];[.C193])*180/PI()+360;360)" office:value-type="float" office:value="66.7940534998069" calcext:value-type="float">
            <text:p>66.79º</text:p>
          </table:table-cell>
          <table:table-cell table:style-name="ce20" table:formula="of:=[.B193]-[.E193]" office:value-type="float" office:value="0.00282150019307892" calcext:value-type="float">
            <text:p>0.0028</text:p>
          </table:table-cell>
          <table:table-cell table:style-name="ce27" table:formula="of:=ABS([.F193]/[.B$4])" office:value-type="percentage" office:value="0.00802560054920226" calcext:value-type="percentage">
            <text:p>0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9" table:formula="of:=[.A194]*90/(256)" office:value-type="float" office:value="67.1484375" calcext:value-type="float">
            <text:p>67.15º</text:p>
          </table:table-cell>
          <table:table-cell table:style-name="ce14" table:formula="of:=ROUND([.C$1]*SIN([.B194]*PI()/180);0)" office:value-type="float" office:value="943" calcext:value-type="float">
            <text:p>943</text:p>
          </table:table-cell>
          <table:table-cell table:style-name="ce14" table:formula="of:=ROUND([.C$1]*SIN(([.B194]+90)*PI()/180);0)" office:value-type="float" office:value="397" calcext:value-type="float">
            <text:p>397</text:p>
          </table:table-cell>
          <table:table-cell table:style-name="ce9" table:formula="of:=MOD(ATAN2([.D194];[.C194])*180/PI()+360;360)" office:value-type="float" office:value="67.1690621630236" calcext:value-type="float">
            <text:p>67.17º</text:p>
          </table:table-cell>
          <table:table-cell table:style-name="ce20" table:formula="of:=[.B194]-[.E194]" office:value-type="float" office:value="-0.0206246630235682" calcext:value-type="float">
            <text:p>-0.0206</text:p>
          </table:table-cell>
          <table:table-cell table:style-name="ce27" table:formula="of:=ABS([.F194]/[.B$4])" office:value-type="percentage" office:value="0.0586657081559275" calcext:value-type="percentage">
            <text:p>5.8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table:style-name="ce9" table:formula="of:=[.A195]*90/(256)" office:value-type="float" office:value="67.5" calcext:value-type="float">
            <text:p>67.50º</text:p>
          </table:table-cell>
          <table:table-cell table:style-name="ce14" table:formula="of:=ROUND([.C$1]*SIN([.B195]*PI()/180);0)" office:value-type="float" office:value="945" calcext:value-type="float">
            <text:p>945</text:p>
          </table:table-cell>
          <table:table-cell table:style-name="ce14" table:formula="of:=ROUND([.C$1]*SIN(([.B195]+90)*PI()/180);0)" office:value-type="float" office:value="391" calcext:value-type="float">
            <text:p>391</text:p>
          </table:table-cell>
          <table:table-cell table:style-name="ce9" table:formula="of:=MOD(ATAN2([.D195];[.C195])*180/PI()+360;360)" office:value-type="float" office:value="67.5223506849761" calcext:value-type="float">
            <text:p>67.52º</text:p>
          </table:table-cell>
          <table:table-cell table:style-name="ce20" table:formula="of:=[.B195]-[.E195]" office:value-type="float" office:value="-0.0223506849760611" calcext:value-type="float">
            <text:p>-0.0224</text:p>
          </table:table-cell>
          <table:table-cell table:style-name="ce27" table:formula="of:=ABS([.F195]/[.B$4])" office:value-type="percentage" office:value="0.0635752817096848" calcext:value-type="percentage">
            <text:p>6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9" table:formula="of:=[.A196]*90/(256)" office:value-type="float" office:value="67.8515625" calcext:value-type="float">
            <text:p>67.85º</text:p>
          </table:table-cell>
          <table:table-cell table:style-name="ce14" table:formula="of:=ROUND([.C$1]*SIN([.B196]*PI()/180);0)" office:value-type="float" office:value="948" calcext:value-type="float">
            <text:p>948</text:p>
          </table:table-cell>
          <table:table-cell table:style-name="ce14" table:formula="of:=ROUND([.C$1]*SIN(([.B196]+90)*PI()/180);0)" office:value-type="float" office:value="386" calcext:value-type="float">
            <text:p>386</text:p>
          </table:table-cell>
          <table:table-cell table:style-name="ce9" table:formula="of:=MOD(ATAN2([.D196];[.C196])*180/PI()+360;360)" office:value-type="float" office:value="67.8451740047538" calcext:value-type="float">
            <text:p>67.85º</text:p>
          </table:table-cell>
          <table:table-cell table:style-name="ce20" table:formula="of:=[.B196]-[.E196]" office:value-type="float" office:value="0.00638849524625584" calcext:value-type="float">
            <text:p>0.0064</text:p>
          </table:table-cell>
          <table:table-cell table:style-name="ce27" table:formula="of:=ABS([.F196]/[.B$4])" office:value-type="percentage" office:value="0.0181717198115722" calcext:value-type="percentage">
            <text:p>1.8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table:style-name="ce9" table:formula="of:=[.A197]*90/(256)" office:value-type="float" office:value="68.203125" calcext:value-type="float">
            <text:p>68.20º</text:p>
          </table:table-cell>
          <table:table-cell table:style-name="ce14" table:formula="of:=ROUND([.C$1]*SIN([.B197]*PI()/180);0)" office:value-type="float" office:value="950" calcext:value-type="float">
            <text:p>950</text:p>
          </table:table-cell>
          <table:table-cell table:style-name="ce14" table:formula="of:=ROUND([.C$1]*SIN(([.B197]+90)*PI()/180);0)" office:value-type="float" office:value="380" calcext:value-type="float">
            <text:p>380</text:p>
          </table:table-cell>
          <table:table-cell table:style-name="ce9" table:formula="of:=MOD(ATAN2([.D197];[.C197])*180/PI()+360;360)" office:value-type="float" office:value="68.1985905136482" calcext:value-type="float">
            <text:p>68.20º</text:p>
          </table:table-cell>
          <table:table-cell table:style-name="ce20" table:formula="of:=[.B197]-[.E197]" office:value-type="float" office:value="0.0045344863518153" calcext:value-type="float">
            <text:p>0.0045</text:p>
          </table:table-cell>
          <table:table-cell table:style-name="ce27" table:formula="of:=ABS([.F197]/[.B$4])" office:value-type="percentage" office:value="0.0128980945118302" calcext:value-type="percentage">
            <text:p>1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table:style-name="ce9" table:formula="of:=[.A198]*90/(256)" office:value-type="float" office:value="68.5546875" calcext:value-type="float">
            <text:p>68.55º</text:p>
          </table:table-cell>
          <table:table-cell table:style-name="ce14" table:formula="of:=ROUND([.C$1]*SIN([.B198]*PI()/180);0)" office:value-type="float" office:value="952" calcext:value-type="float">
            <text:p>952</text:p>
          </table:table-cell>
          <table:table-cell table:style-name="ce14" table:formula="of:=ROUND([.C$1]*SIN(([.B198]+90)*PI()/180);0)" office:value-type="float" office:value="374" calcext:value-type="float">
            <text:p>374</text:p>
          </table:table-cell>
          <table:table-cell table:style-name="ce9" table:formula="of:=MOD(ATAN2([.D198];[.C198])*180/PI()+360;360)" office:value-type="float" office:value="68.5522636728946" calcext:value-type="float">
            <text:p>68.55º</text:p>
          </table:table-cell>
          <table:table-cell table:style-name="ce20" table:formula="of:=[.B198]-[.E198]" office:value-type="float" office:value="0.00242382710536049" calcext:value-type="float">
            <text:p>0.0024</text:p>
          </table:table-cell>
          <table:table-cell table:style-name="ce27" table:formula="of:=ABS([.F198]/[.B$4])" office:value-type="percentage" office:value="0.0068944415441365" calcext:value-type="percentage">
            <text:p>0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9" table:formula="of:=[.A199]*90/(256)" office:value-type="float" office:value="68.90625" calcext:value-type="float">
            <text:p>68.91º</text:p>
          </table:table-cell>
          <table:table-cell table:style-name="ce14" table:formula="of:=ROUND([.C$1]*SIN([.B199]*PI()/180);0)" office:value-type="float" office:value="954" calcext:value-type="float">
            <text:p>954</text:p>
          </table:table-cell>
          <table:table-cell table:style-name="ce14" table:formula="of:=ROUND([.C$1]*SIN(([.B199]+90)*PI()/180);0)" office:value-type="float" office:value="368" calcext:value-type="float">
            <text:p>368</text:p>
          </table:table-cell>
          <table:table-cell table:style-name="ce9" table:formula="of:=MOD(ATAN2([.D199];[.C199])*180/PI()+360;360)" office:value-type="float" office:value="68.9061667828346" calcext:value-type="float">
            <text:p>68.91º</text:p>
          </table:table-cell>
          <table:table-cell table:style-name="ce20" table:formula="of:=[.B199]-[.E199]" office:value-type="float" office:value="0.0000832171654110425" calcext:value-type="float">
            <text:p>0.0001</text:p>
          </table:table-cell>
          <table:table-cell table:style-name="ce27" table:formula="of:=ABS([.F199]/[.B$4])" office:value-type="percentage" office:value="0.000236706603835854" calcext:value-type="percentage">
            <text:p>0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table:style-name="ce9" table:formula="of:=[.A200]*90/(256)" office:value-type="float" office:value="69.2578125" calcext:value-type="float">
            <text:p>69.26º</text:p>
          </table:table-cell>
          <table:table-cell table:style-name="ce14" table:formula="of:=ROUND([.C$1]*SIN([.B200]*PI()/180);0)" office:value-type="float" office:value="957" calcext:value-type="float">
            <text:p>957</text:p>
          </table:table-cell>
          <table:table-cell table:style-name="ce14" table:formula="of:=ROUND([.C$1]*SIN(([.B200]+90)*PI()/180);0)" office:value-type="float" office:value="362" calcext:value-type="float">
            <text:p>362</text:p>
          </table:table-cell>
          <table:table-cell table:style-name="ce9" table:formula="of:=MOD(ATAN2([.D200];[.C200])*180/PI()+360;360)" office:value-type="float" office:value="69.2801031923318" calcext:value-type="float">
            <text:p>69.28º</text:p>
          </table:table-cell>
          <table:table-cell table:style-name="ce20" table:formula="of:=[.B200]-[.E200]" office:value-type="float" office:value="-0.022290692331751" calcext:value-type="float">
            <text:p>-0.0223</text:p>
          </table:table-cell>
          <table:table-cell table:style-name="ce27" table:formula="of:=ABS([.F200]/[.B$4])" office:value-type="percentage" office:value="0.0634046359658694" calcext:value-type="percentage">
            <text:p>6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9" table:formula="of:=[.A201]*90/(256)" office:value-type="float" office:value="69.609375" calcext:value-type="float">
            <text:p>69.61º</text:p>
          </table:table-cell>
          <table:table-cell table:style-name="ce14" table:formula="of:=ROUND([.C$1]*SIN([.B201]*PI()/180);0)" office:value-type="float" office:value="959" calcext:value-type="float">
            <text:p>959</text:p>
          </table:table-cell>
          <table:table-cell table:style-name="ce14" table:formula="of:=ROUND([.C$1]*SIN(([.B201]+90)*PI()/180);0)" office:value-type="float" office:value="356" calcext:value-type="float">
            <text:p>356</text:p>
          </table:table-cell>
          <table:table-cell table:style-name="ce9" table:formula="of:=MOD(ATAN2([.D201];[.C201])*180/PI()+360;360)" office:value-type="float" office:value="69.6340659369531" calcext:value-type="float">
            <text:p>69.63º</text:p>
          </table:table-cell>
          <table:table-cell table:style-name="ce20" table:formula="of:=[.B201]-[.E201]" office:value-type="float" office:value="-0.0246909369530499" calcext:value-type="float">
            <text:p>-0.0247</text:p>
          </table:table-cell>
          <table:table-cell table:style-name="ce27" table:formula="of:=ABS([.F201]/[.B$4])" office:value-type="percentage" office:value="0.0702319984442309" calcext:value-type="percentage">
            <text:p>7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table:style-name="ce9" table:formula="of:=[.A202]*90/(256)" office:value-type="float" office:value="69.9609375" calcext:value-type="float">
            <text:p>69.96º</text:p>
          </table:table-cell>
          <table:table-cell table:style-name="ce14" table:formula="of:=ROUND([.C$1]*SIN([.B202]*PI()/180);0)" office:value-type="float" office:value="961" calcext:value-type="float">
            <text:p>961</text:p>
          </table:table-cell>
          <table:table-cell table:style-name="ce14" table:formula="of:=ROUND([.C$1]*SIN(([.B202]+90)*PI()/180);0)" office:value-type="float" office:value="351" calcext:value-type="float">
            <text:p>351</text:p>
          </table:table-cell>
          <table:table-cell table:style-name="ce9" table:formula="of:=MOD(ATAN2([.D202];[.C202])*180/PI()+360;360)" office:value-type="float" office:value="69.9355550566058" calcext:value-type="float">
            <text:p>69.94º</text:p>
          </table:table-cell>
          <table:table-cell table:style-name="ce20" table:formula="of:=[.B202]-[.E202]" office:value-type="float" office:value="0.0253824433941645" calcext:value-type="float">
            <text:p>0.0254</text:p>
          </table:table-cell>
          <table:table-cell table:style-name="ce27" table:formula="of:=ABS([.F202]/[.B$4])" office:value-type="percentage" office:value="0.0721989500989568" calcext:value-type="percentage">
            <text:p>7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table:style-name="ce9" table:formula="of:=[.A203]*90/(256)" office:value-type="float" office:value="70.3125" calcext:value-type="float">
            <text:p>70.31º</text:p>
          </table:table-cell>
          <table:table-cell table:style-name="ce14" table:formula="of:=ROUND([.C$1]*SIN([.B203]*PI()/180);0)" office:value-type="float" office:value="963" calcext:value-type="float">
            <text:p>963</text:p>
          </table:table-cell>
          <table:table-cell table:style-name="ce14" table:formula="of:=ROUND([.C$1]*SIN(([.B203]+90)*PI()/180);0)" office:value-type="float" office:value="345" calcext:value-type="float">
            <text:p>345</text:p>
          </table:table-cell>
          <table:table-cell table:style-name="ce9" table:formula="of:=MOD(ATAN2([.D203];[.C203])*180/PI()+360;360)" office:value-type="float" office:value="70.2896600996396" calcext:value-type="float">
            <text:p>70.29º</text:p>
          </table:table-cell>
          <table:table-cell table:style-name="ce20" table:formula="of:=[.B203]-[.E203]" office:value-type="float" office:value="0.0228399003603954" calcext:value-type="float">
            <text:p>0.0228</text:p>
          </table:table-cell>
          <table:table-cell table:style-name="ce27" table:formula="of:=ABS([.F203]/[.B$4])" office:value-type="percentage" office:value="0.0649668276917914" calcext:value-type="percentage">
            <text:p>6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table:style-name="ce9" table:formula="of:=[.A204]*90/(256)" office:value-type="float" office:value="70.6640625" calcext:value-type="float">
            <text:p>70.66º</text:p>
          </table:table-cell>
          <table:table-cell table:style-name="ce14" table:formula="of:=ROUND([.C$1]*SIN([.B204]*PI()/180);0)" office:value-type="float" office:value="965" calcext:value-type="float">
            <text:p>965</text:p>
          </table:table-cell>
          <table:table-cell table:style-name="ce14" table:formula="of:=ROUND([.C$1]*SIN(([.B204]+90)*PI()/180);0)" office:value-type="float" office:value="339" calcext:value-type="float">
            <text:p>339</text:p>
          </table:table-cell>
          <table:table-cell table:style-name="ce9" table:formula="of:=MOD(ATAN2([.D204];[.C204])*180/PI()+360;360)" office:value-type="float" office:value="70.6438626142667" calcext:value-type="float">
            <text:p>70.64º</text:p>
          </table:table-cell>
          <table:table-cell table:style-name="ce20" table:formula="of:=[.B204]-[.E204]" office:value-type="float" office:value="0.0201998857333479" calcext:value-type="float">
            <text:p>0.0202</text:p>
          </table:table-cell>
          <table:table-cell table:style-name="ce27" table:formula="of:=ABS([.F204]/[.B$4])" office:value-type="percentage" office:value="0.0574574527526339" calcext:value-type="percentage">
            <text:p>5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9" table:formula="of:=[.A205]*90/(256)" office:value-type="float" office:value="71.015625" calcext:value-type="float">
            <text:p>71.02º</text:p>
          </table:table-cell>
          <table:table-cell table:style-name="ce14" table:formula="of:=ROUND([.C$1]*SIN([.B205]*PI()/180);0)" office:value-type="float" office:value="967" calcext:value-type="float">
            <text:p>967</text:p>
          </table:table-cell>
          <table:table-cell table:style-name="ce14" table:formula="of:=ROUND([.C$1]*SIN(([.B205]+90)*PI()/180);0)" office:value-type="float" office:value="333" calcext:value-type="float">
            <text:p>333</text:p>
          </table:table-cell>
          <table:table-cell table:style-name="ce9" table:formula="of:=MOD(ATAN2([.D205];[.C205])*180/PI()+360;360)" office:value-type="float" office:value="70.9981355584227" calcext:value-type="float">
            <text:p>71.00º</text:p>
          </table:table-cell>
          <table:table-cell table:style-name="ce20" table:formula="of:=[.B205]-[.E205]" office:value-type="float" office:value="0.0174894415772542" calcext:value-type="float">
            <text:p>0.0175</text:p>
          </table:table-cell>
          <table:table-cell table:style-name="ce27" table:formula="of:=ABS([.F205]/[.B$4])" office:value-type="percentage" office:value="0.0497477449308563" calcext:value-type="percentage">
            <text:p>4.9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table:style-name="ce9" table:formula="of:=[.A206]*90/(256)" office:value-type="float" office:value="71.3671875" calcext:value-type="float">
            <text:p>71.37º</text:p>
          </table:table-cell>
          <table:table-cell table:style-name="ce14" table:formula="of:=ROUND([.C$1]*SIN([.B206]*PI()/180);0)" office:value-type="float" office:value="969" calcext:value-type="float">
            <text:p>969</text:p>
          </table:table-cell>
          <table:table-cell table:style-name="ce14" table:formula="of:=ROUND([.C$1]*SIN(([.B206]+90)*PI()/180);0)" office:value-type="float" office:value="327" calcext:value-type="float">
            <text:p>327</text:p>
          </table:table-cell>
          <table:table-cell table:style-name="ce9" table:formula="of:=MOD(ATAN2([.D206];[.C206])*180/PI()+360;360)" office:value-type="float" office:value="71.3524518577503" calcext:value-type="float">
            <text:p>71.35º</text:p>
          </table:table-cell>
          <table:table-cell table:style-name="ce20" table:formula="of:=[.B206]-[.E206]" office:value-type="float" office:value="0.0147356422496614" calcext:value-type="float">
            <text:p>0.0147</text:p>
          </table:table-cell>
          <table:table-cell table:style-name="ce27" table:formula="of:=ABS([.F206]/[.B$4])" office:value-type="percentage" office:value="0.0419147157323702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table:style-name="ce9" table:formula="of:=[.A207]*90/(256)" office:value-type="float" office:value="71.71875" calcext:value-type="float">
            <text:p>71.72º</text:p>
          </table:table-cell>
          <table:table-cell table:style-name="ce14" table:formula="of:=ROUND([.C$1]*SIN([.B207]*PI()/180);0)" office:value-type="float" office:value="971" calcext:value-type="float">
            <text:p>971</text:p>
          </table:table-cell>
          <table:table-cell table:style-name="ce14" table:formula="of:=ROUND([.C$1]*SIN(([.B207]+90)*PI()/180);0)" office:value-type="float" office:value="321" calcext:value-type="float">
            <text:p>321</text:p>
          </table:table-cell>
          <table:table-cell table:style-name="ce9" table:formula="of:=MOD(ATAN2([.D207];[.C207])*180/PI()+360;360)" office:value-type="float" office:value="71.7067844180031" calcext:value-type="float">
            <text:p>71.71º</text:p>
          </table:table-cell>
          <table:table-cell table:style-name="ce20" table:formula="of:=[.B207]-[.E207]" office:value-type="float" office:value="0.0119655819968898" calcext:value-type="float">
            <text:p>0.0120</text:p>
          </table:table-cell>
          <table:table-cell table:style-name="ce27" table:formula="of:=ABS([.F207]/[.B$4])" office:value-type="percentage" office:value="0.0340354332355976" calcext:value-type="percentage">
            <text:p>3.4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table:style-name="ce9" table:formula="of:=[.A208]*90/(256)" office:value-type="float" office:value="72.0703125" calcext:value-type="float">
            <text:p>72.07º</text:p>
          </table:table-cell>
          <table:table-cell table:style-name="ce14" table:formula="of:=ROUND([.C$1]*SIN([.B208]*PI()/180);0)" office:value-type="float" office:value="973" calcext:value-type="float">
            <text:p>973</text:p>
          </table:table-cell>
          <table:table-cell table:style-name="ce14" table:formula="of:=ROUND([.C$1]*SIN(([.B208]+90)*PI()/180);0)" office:value-type="float" office:value="315" calcext:value-type="float">
            <text:p>315</text:p>
          </table:table-cell>
          <table:table-cell table:style-name="ce9" table:formula="of:=MOD(ATAN2([.D208];[.C208])*180/PI()+360;360)" office:value-type="float" office:value="72.0611061374733" calcext:value-type="float">
            <text:p>72.06º</text:p>
          </table:table-cell>
          <table:table-cell table:style-name="ce20" table:formula="of:=[.B208]-[.E208]" office:value-type="float" office:value="0.00920636252675422" calcext:value-type="float">
            <text:p>0.0092</text:p>
          </table:table-cell>
          <table:table-cell table:style-name="ce27" table:formula="of:=ABS([.F208]/[.B$4])" office:value-type="percentage" office:value="0.0261869867427676" calcext:value-type="percentage">
            <text:p>2.6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table:style-name="ce9" table:formula="of:=[.A209]*90/(256)" office:value-type="float" office:value="72.421875" calcext:value-type="float">
            <text:p>72.42º</text:p>
          </table:table-cell>
          <table:table-cell table:style-name="ce14" table:formula="of:=ROUND([.C$1]*SIN([.B209]*PI()/180);0)" office:value-type="float" office:value="975" calcext:value-type="float">
            <text:p>975</text:p>
          </table:table-cell>
          <table:table-cell table:style-name="ce14" table:formula="of:=ROUND([.C$1]*SIN(([.B209]+90)*PI()/180);0)" office:value-type="float" office:value="309" calcext:value-type="float">
            <text:p>309</text:p>
          </table:table-cell>
          <table:table-cell table:style-name="ce9" table:formula="of:=MOD(ATAN2([.D209];[.C209])*180/PI()+360;360)" office:value-type="float" office:value="72.4153899194275" calcext:value-type="float">
            <text:p>72.42º</text:p>
          </table:table-cell>
          <table:table-cell table:style-name="ce20" table:formula="of:=[.B209]-[.E209]" office:value-type="float" office:value="0.00648508057247454" calcext:value-type="float">
            <text:p>0.0065</text:p>
          </table:table-cell>
          <table:table-cell table:style-name="ce27" table:formula="of:=ABS([.F209]/[.B$4])" office:value-type="percentage" office:value="0.0184464514061498" calcext:value-type="percentage">
            <text:p>1.8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table:style-name="ce9" table:formula="of:=[.A210]*90/(256)" office:value-type="float" office:value="72.7734375" calcext:value-type="float">
            <text:p>72.77º</text:p>
          </table:table-cell>
          <table:table-cell table:style-name="ce14" table:formula="of:=ROUND([.C$1]*SIN([.B210]*PI()/180);0)" office:value-type="float" office:value="977" calcext:value-type="float">
            <text:p>977</text:p>
          </table:table-cell>
          <table:table-cell table:style-name="ce14" table:formula="of:=ROUND([.C$1]*SIN(([.B210]+90)*PI()/180);0)" office:value-type="float" office:value="303" calcext:value-type="float">
            <text:p>303</text:p>
          </table:table-cell>
          <table:table-cell table:style-name="ce9" table:formula="of:=MOD(ATAN2([.D210];[.C210])*180/PI()+360;360)" office:value-type="float" office:value="72.7696086845373" calcext:value-type="float">
            <text:p>72.77º</text:p>
          </table:table-cell>
          <table:table-cell table:style-name="ce20" table:formula="of:=[.B210]-[.E210]" office:value-type="float" office:value="0.00382881546272529" calcext:value-type="float">
            <text:p>0.0038</text:p>
          </table:table-cell>
          <table:table-cell table:style-name="ce27" table:formula="of:=ABS([.F210]/[.B$4])" office:value-type="percentage" office:value="0.0108908528717519" calcext:value-type="percentage">
            <text:p>1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table:style-name="ce9" table:formula="of:=[.A211]*90/(256)" office:value-type="float" office:value="73.125" calcext:value-type="float">
            <text:p>73.13º</text:p>
          </table:table-cell>
          <table:table-cell table:style-name="ce14" table:formula="of:=ROUND([.C$1]*SIN([.B211]*PI()/180);0)" office:value-type="float" office:value="979" calcext:value-type="float">
            <text:p>979</text:p>
          </table:table-cell>
          <table:table-cell table:style-name="ce14" table:formula="of:=ROUND([.C$1]*SIN(([.B211]+90)*PI()/180);0)" office:value-type="float" office:value="297" calcext:value-type="float">
            <text:p>297</text:p>
          </table:table-cell>
          <table:table-cell table:style-name="ce9" table:formula="of:=MOD(ATAN2([.D211];[.C211])*180/PI()+360;360)" office:value-type="float" office:value="73.1237353832888" calcext:value-type="float">
            <text:p>73.12º</text:p>
          </table:table-cell>
          <table:table-cell table:style-name="ce20" table:formula="of:=[.B211]-[.E211]" office:value-type="float" office:value="0.0012646167111825" calcext:value-type="float">
            <text:p>0.0013</text:p>
          </table:table-cell>
          <table:table-cell table:style-name="ce27" table:formula="of:=ABS([.F211]/[.B$4])" office:value-type="percentage" office:value="0.00359713197847466" calcext:value-type="percentage">
            <text:p>0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table:style-name="ce9" table:formula="of:=[.A212]*90/(256)" office:value-type="float" office:value="73.4765625" calcext:value-type="float">
            <text:p>73.48º</text:p>
          </table:table-cell>
          <table:table-cell table:style-name="ce14" table:formula="of:=ROUND([.C$1]*SIN([.B212]*PI()/180);0)" office:value-type="float" office:value="981" calcext:value-type="float">
            <text:p>981</text:p>
          </table:table-cell>
          <table:table-cell table:style-name="ce14" table:formula="of:=ROUND([.C$1]*SIN(([.B212]+90)*PI()/180);0)" office:value-type="float" office:value="291" calcext:value-type="float">
            <text:p>291</text:p>
          </table:table-cell>
          <table:table-cell table:style-name="ce9" table:formula="of:=MOD(ATAN2([.D212];[.C212])*180/PI()+360;360)" office:value-type="float" office:value="73.4777430083595" calcext:value-type="float">
            <text:p>73.48º</text:p>
          </table:table-cell>
          <table:table-cell table:style-name="ce20" table:formula="of:=[.B212]-[.E212]" office:value-type="float" office:value="-0.00118050835953909" calcext:value-type="float">
            <text:p>-0.0012</text:p>
          </table:table-cell>
          <table:table-cell table:style-name="ce27" table:formula="of:=ABS([.F212]/[.B$4])" office:value-type="percentage" office:value="0.00335789044491119" calcext:value-type="percentage">
            <text:p>0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table:style-name="ce9" table:formula="of:=[.A213]*90/(256)" office:value-type="float" office:value="73.828125" calcext:value-type="float">
            <text:p>73.83º</text:p>
          </table:table-cell>
          <table:table-cell table:style-name="ce14" table:formula="of:=ROUND([.C$1]*SIN([.B213]*PI()/180);0)" office:value-type="float" office:value="983" calcext:value-type="float">
            <text:p>983</text:p>
          </table:table-cell>
          <table:table-cell table:style-name="ce14" table:formula="of:=ROUND([.C$1]*SIN(([.B213]+90)*PI()/180);0)" office:value-type="float" office:value="285" calcext:value-type="float">
            <text:p>285</text:p>
          </table:table-cell>
          <table:table-cell table:style-name="ce9" table:formula="of:=MOD(ATAN2([.D213];[.C213])*180/PI()+360;360)" office:value-type="float" office:value="73.8316046069455" calcext:value-type="float">
            <text:p>73.83º</text:p>
          </table:table-cell>
          <table:table-cell table:style-name="ce20" table:formula="of:=[.B213]-[.E213]" office:value-type="float" office:value="-0.0034796069455183" calcext:value-type="float">
            <text:p>-0.0035</text:p>
          </table:table-cell>
          <table:table-cell table:style-name="ce27" table:formula="of:=ABS([.F213]/[.B$4])" office:value-type="percentage" office:value="0.00989754864502983" calcext:value-type="percentage">
            <text:p>0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table:style-name="ce9" table:formula="of:=[.A214]*90/(256)" office:value-type="float" office:value="74.1796875" calcext:value-type="float">
            <text:p>74.18º</text:p>
          </table:table-cell>
          <table:table-cell table:style-name="ce14" table:formula="of:=ROUND([.C$1]*SIN([.B214]*PI()/180);0)" office:value-type="float" office:value="984" calcext:value-type="float">
            <text:p>984</text:p>
          </table:table-cell>
          <table:table-cell table:style-name="ce14" table:formula="of:=ROUND([.C$1]*SIN(([.B214]+90)*PI()/180);0)" office:value-type="float" office:value="279" calcext:value-type="float">
            <text:p>279</text:p>
          </table:table-cell>
          <table:table-cell table:style-name="ce9" table:formula="of:=MOD(ATAN2([.D214];[.C214])*180/PI()+360;360)" office:value-type="float" office:value="74.1700265446993" calcext:value-type="float">
            <text:p>74.17º</text:p>
          </table:table-cell>
          <table:table-cell table:style-name="ce20" table:formula="of:=[.B214]-[.E214]" office:value-type="float" office:value="0.00966095530071698" calcext:value-type="float">
            <text:p>0.0097</text:p>
          </table:table-cell>
          <table:table-cell table:style-name="ce27" table:formula="of:=ABS([.F214]/[.B$4])" office:value-type="percentage" office:value="0.0274800506331505" calcext:value-type="percentage">
            <text:p>2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table:style-name="ce9" table:formula="of:=[.A215]*90/(256)" office:value-type="float" office:value="74.53125" calcext:value-type="float">
            <text:p>74.53º</text:p>
          </table:table-cell>
          <table:table-cell table:style-name="ce14" table:formula="of:=ROUND([.C$1]*SIN([.B215]*PI()/180);0)" office:value-type="float" office:value="986" calcext:value-type="float">
            <text:p>986</text:p>
          </table:table-cell>
          <table:table-cell table:style-name="ce14" table:formula="of:=ROUND([.C$1]*SIN(([.B215]+90)*PI()/180);0)" office:value-type="float" office:value="273" calcext:value-type="float">
            <text:p>273</text:p>
          </table:table-cell>
          <table:table-cell table:style-name="ce9" table:formula="of:=MOD(ATAN2([.D215];[.C215])*180/PI()+360;360)" office:value-type="float" office:value="74.523852811024" calcext:value-type="float">
            <text:p>74.52º</text:p>
          </table:table-cell>
          <table:table-cell table:style-name="ce20" table:formula="of:=[.B215]-[.E215]" office:value-type="float" office:value="0.00739718897597186" calcext:value-type="float">
            <text:p>0.0074</text:p>
          </table:table-cell>
          <table:table-cell table:style-name="ce27" table:formula="of:=ABS([.F215]/[.B$4])" office:value-type="percentage" office:value="0.0210408930872088" calcext:value-type="percentage">
            <text:p>2.1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9" table:formula="of:=[.A216]*90/(256)" office:value-type="float" office:value="74.8828125" calcext:value-type="float">
            <text:p>74.88º</text:p>
          </table:table-cell>
          <table:table-cell table:style-name="ce14" table:formula="of:=ROUND([.C$1]*SIN([.B216]*PI()/180);0)" office:value-type="float" office:value="988" calcext:value-type="float">
            <text:p>988</text:p>
          </table:table-cell>
          <table:table-cell table:style-name="ce14" table:formula="of:=ROUND([.C$1]*SIN(([.B216]+90)*PI()/180);0)" office:value-type="float" office:value="267" calcext:value-type="float">
            <text:p>267</text:p>
          </table:table-cell>
          <table:table-cell table:style-name="ce9" table:formula="of:=MOD(ATAN2([.D216];[.C216])*180/PI()+360;360)" office:value-type="float" office:value="74.8774533499136" calcext:value-type="float">
            <text:p>74.88º</text:p>
          </table:table-cell>
          <table:table-cell table:style-name="ce20" table:formula="of:=[.B216]-[.E216]" office:value-type="float" office:value="0.00535915008640586" calcext:value-type="float">
            <text:p>0.0054</text:p>
          </table:table-cell>
          <table:table-cell table:style-name="ce27" table:formula="of:=ABS([.F216]/[.B$4])" office:value-type="percentage" office:value="0.0152438046902211" calcext:value-type="percentage">
            <text:p>1.5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9" table:formula="of:=[.A217]*90/(256)" office:value-type="float" office:value="75.234375" calcext:value-type="float">
            <text:p>75.23º</text:p>
          </table:table-cell>
          <table:table-cell table:style-name="ce14" table:formula="of:=ROUND([.C$1]*SIN([.B217]*PI()/180);0)" office:value-type="float" office:value="989" calcext:value-type="float">
            <text:p>989</text:p>
          </table:table-cell>
          <table:table-cell table:style-name="ce14" table:formula="of:=ROUND([.C$1]*SIN(([.B217]+90)*PI()/180);0)" office:value-type="float" office:value="261" calcext:value-type="float">
            <text:p>261</text:p>
          </table:table-cell>
          <table:table-cell table:style-name="ce9" table:formula="of:=MOD(ATAN2([.D217];[.C217])*180/PI()+360;360)" office:value-type="float" office:value="75.2165217184947" calcext:value-type="float">
            <text:p>75.22º</text:p>
          </table:table-cell>
          <table:table-cell table:style-name="ce20" table:formula="of:=[.B217]-[.E217]" office:value-type="float" office:value="0.0178532815053245" calcext:value-type="float">
            <text:p>0.0179</text:p>
          </table:table-cell>
          <table:table-cell table:style-name="ce27" table:formula="of:=ABS([.F217]/[.B$4])" office:value-type="percentage" office:value="0.050782667392923" calcext:value-type="percentage">
            <text:p>5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table:style-name="ce9" table:formula="of:=[.A218]*90/(256)" office:value-type="float" office:value="75.5859375" calcext:value-type="float">
            <text:p>75.59º</text:p>
          </table:table-cell>
          <table:table-cell table:style-name="ce14" table:formula="of:=ROUND([.C$1]*SIN([.B218]*PI()/180);0)" office:value-type="float" office:value="991" calcext:value-type="float">
            <text:p>991</text:p>
          </table:table-cell>
          <table:table-cell table:style-name="ce14" table:formula="of:=ROUND([.C$1]*SIN(([.B218]+90)*PI()/180);0)" office:value-type="float" office:value="255" calcext:value-type="float">
            <text:p>255</text:p>
          </table:table-cell>
          <table:table-cell table:style-name="ce9" table:formula="of:=MOD(ATAN2([.D218];[.C218])*180/PI()+360;360)" office:value-type="float" office:value="75.5699306400915" calcext:value-type="float">
            <text:p>75.57º</text:p>
          </table:table-cell>
          <table:table-cell table:style-name="ce20" table:formula="of:=[.B218]-[.E218]" office:value-type="float" office:value="0.0160068599085434" calcext:value-type="float">
            <text:p>0.0160</text:p>
          </table:table-cell>
          <table:table-cell table:style-name="ce27" table:formula="of:=ABS([.F218]/[.B$4])" office:value-type="percentage" office:value="0.0455306237398569" calcext:value-type="percentage">
            <text:p>4.5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9" table:formula="of:=[.A219]*90/(256)" office:value-type="float" office:value="75.9375" calcext:value-type="float">
            <text:p>75.94º</text:p>
          </table:table-cell>
          <table:table-cell table:style-name="ce14" table:formula="of:=ROUND([.C$1]*SIN([.B219]*PI()/180);0)" office:value-type="float" office:value="992" calcext:value-type="float">
            <text:p>992</text:p>
          </table:table-cell>
          <table:table-cell table:style-name="ce14" table:formula="of:=ROUND([.C$1]*SIN(([.B219]+90)*PI()/180);0)" office:value-type="float" office:value="249" calcext:value-type="float">
            <text:p>249</text:p>
          </table:table-cell>
          <table:table-cell table:style-name="ce9" table:formula="of:=MOD(ATAN2([.D219];[.C219])*180/PI()+360;360)" office:value-type="float" office:value="75.9094091170112" calcext:value-type="float">
            <text:p>75.91º</text:p>
          </table:table-cell>
          <table:table-cell table:style-name="ce20" table:formula="of:=[.B219]-[.E219]" office:value-type="float" office:value="0.0280908829888062" calcext:value-type="float">
            <text:p>0.0281</text:p>
          </table:table-cell>
          <table:table-cell table:style-name="ce27" table:formula="of:=ABS([.F219]/[.B$4])" office:value-type="percentage" office:value="0.0799029560570489" calcext:value-type="percentage">
            <text:p>7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table:style-name="ce9" table:formula="of:=[.A220]*90/(256)" office:value-type="float" office:value="76.2890625" calcext:value-type="float">
            <text:p>76.29º</text:p>
          </table:table-cell>
          <table:table-cell table:style-name="ce14" table:formula="of:=ROUND([.C$1]*SIN([.B220]*PI()/180);0)" office:value-type="float" office:value="994" calcext:value-type="float">
            <text:p>994</text:p>
          </table:table-cell>
          <table:table-cell table:style-name="ce14" table:formula="of:=ROUND([.C$1]*SIN(([.B220]+90)*PI()/180);0)" office:value-type="float" office:value="242" calcext:value-type="float">
            <text:p>242</text:p>
          </table:table-cell>
          <table:table-cell table:style-name="ce9" table:formula="of:=MOD(ATAN2([.D220];[.C220])*180/PI()+360;360)" office:value-type="float" office:value="76.3169266128072" calcext:value-type="float">
            <text:p>76.32º</text:p>
          </table:table-cell>
          <table:table-cell table:style-name="ce20" table:formula="of:=[.B220]-[.E220]" office:value-type="float" office:value="-0.0278641128072081" calcext:value-type="float">
            <text:p>-0.0279</text:p>
          </table:table-cell>
          <table:table-cell table:style-name="ce27" table:formula="of:=ABS([.F220]/[.B$4])" office:value-type="percentage" office:value="0.0792579208738365" calcext:value-type="percentage">
            <text:p>7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table:style-name="ce9" table:formula="of:=[.A221]*90/(256)" office:value-type="float" office:value="76.640625" calcext:value-type="float">
            <text:p>76.64º</text:p>
          </table:table-cell>
          <table:table-cell table:style-name="ce14" table:formula="of:=ROUND([.C$1]*SIN([.B221]*PI()/180);0)" office:value-type="float" office:value="995" calcext:value-type="float">
            <text:p>995</text:p>
          </table:table-cell>
          <table:table-cell table:style-name="ce14" table:formula="of:=ROUND([.C$1]*SIN(([.B221]+90)*PI()/180);0)" office:value-type="float" office:value="236" calcext:value-type="float">
            <text:p>236</text:p>
          </table:table-cell>
          <table:table-cell table:style-name="ce9" table:formula="of:=MOD(ATAN2([.D221];[.C221])*180/PI()+360;360)" office:value-type="float" office:value="76.6568168347848" calcext:value-type="float">
            <text:p>76.66º</text:p>
          </table:table-cell>
          <table:table-cell table:style-name="ce20" table:formula="of:=[.B221]-[.E221]" office:value-type="float" office:value="-0.0161918347847632" calcext:value-type="float">
            <text:p>-0.0162</text:p>
          </table:table-cell>
          <table:table-cell table:style-name="ce27" table:formula="of:=ABS([.F221]/[.B$4])" office:value-type="percentage" office:value="0.0460567744988819" calcext:value-type="percentage">
            <text:p>4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table:style-name="ce9" table:formula="of:=[.A222]*90/(256)" office:value-type="float" office:value="76.9921875" calcext:value-type="float">
            <text:p>76.99º</text:p>
          </table:table-cell>
          <table:table-cell table:style-name="ce14" table:formula="of:=ROUND([.C$1]*SIN([.B222]*PI()/180);0)" office:value-type="float" office:value="997" calcext:value-type="float">
            <text:p>997</text:p>
          </table:table-cell>
          <table:table-cell table:style-name="ce14" table:formula="of:=ROUND([.C$1]*SIN(([.B222]+90)*PI()/180);0)" office:value-type="float" office:value="230" calcext:value-type="float">
            <text:p>230</text:p>
          </table:table-cell>
          <table:table-cell table:style-name="ce9" table:formula="of:=MOD(ATAN2([.D222];[.C222])*180/PI()+360;360)" office:value-type="float" office:value="77.0095803935945" calcext:value-type="float">
            <text:p>77.01º</text:p>
          </table:table-cell>
          <table:table-cell table:style-name="ce20" table:formula="of:=[.B222]-[.E222]" office:value-type="float" office:value="-0.01739289359449" calcext:value-type="float">
            <text:p>-0.0174</text:p>
          </table:table-cell>
          <table:table-cell table:style-name="ce27" table:formula="of:=ABS([.F222]/[.B$4])" office:value-type="percentage" office:value="0.0494731195576605" calcext:value-type="percentage">
            <text:p>4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table:style-name="ce9" table:formula="of:=[.A223]*90/(256)" office:value-type="float" office:value="77.34375" calcext:value-type="float">
            <text:p>77.34º</text:p>
          </table:table-cell>
          <table:table-cell table:style-name="ce14" table:formula="of:=ROUND([.C$1]*SIN([.B223]*PI()/180);0)" office:value-type="float" office:value="998" calcext:value-type="float">
            <text:p>998</text:p>
          </table:table-cell>
          <table:table-cell table:style-name="ce14" table:formula="of:=ROUND([.C$1]*SIN(([.B223]+90)*PI()/180);0)" office:value-type="float" office:value="224" calcext:value-type="float">
            <text:p>224</text:p>
          </table:table-cell>
          <table:table-cell table:style-name="ce9" table:formula="of:=MOD(ATAN2([.D223];[.C223])*180/PI()+360;360)" office:value-type="float" office:value="77.3496743828857" calcext:value-type="float">
            <text:p>77.35º</text:p>
          </table:table-cell>
          <table:table-cell table:style-name="ce20" table:formula="of:=[.B223]-[.E223]" office:value-type="float" office:value="-0.00592438288572339" calcext:value-type="float">
            <text:p>-0.0059</text:p>
          </table:table-cell>
          <table:table-cell table:style-name="ce27" table:formula="of:=ABS([.F223]/[.B$4])" office:value-type="percentage" office:value="0.0168515779860576" calcext:value-type="percentage">
            <text:p>1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table:style-name="ce9" table:formula="of:=[.A224]*90/(256)" office:value-type="float" office:value="77.6953125" calcext:value-type="float">
            <text:p>77.70º</text:p>
          </table:table-cell>
          <table:table-cell table:style-name="ce14" table:formula="of:=ROUND([.C$1]*SIN([.B224]*PI()/180);0)" office:value-type="float" office:value="999" calcext:value-type="float">
            <text:p>999</text:p>
          </table:table-cell>
          <table:table-cell table:style-name="ce14" table:formula="of:=ROUND([.C$1]*SIN(([.B224]+90)*PI()/180);0)" office:value-type="float" office:value="218" calcext:value-type="float">
            <text:p>218</text:p>
          </table:table-cell>
          <table:table-cell table:style-name="ce9" table:formula="of:=MOD(ATAN2([.D224];[.C224])*180/PI()+360;360)" office:value-type="float" office:value="77.6899933978571" calcext:value-type="float">
            <text:p>77.69º</text:p>
          </table:table-cell>
          <table:table-cell table:style-name="ce20" table:formula="of:=[.B224]-[.E224]" office:value-type="float" office:value="0.0053191021429484" calcext:value-type="float">
            <text:p>0.0053</text:p>
          </table:table-cell>
          <table:table-cell table:style-name="ce27" table:formula="of:=ABS([.F224]/[.B$4])" office:value-type="percentage" office:value="0.0151298905399421" calcext:value-type="percentage">
            <text:p>1.5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9" table:formula="of:=[.A225]*90/(256)" office:value-type="float" office:value="78.046875" calcext:value-type="float">
            <text:p>78.05º</text:p>
          </table:table-cell>
          <table:table-cell table:style-name="ce14" table:formula="of:=ROUND([.C$1]*SIN([.B225]*PI()/180);0)" office:value-type="float" office:value="1001" calcext:value-type="float">
            <text:p>1001</text:p>
          </table:table-cell>
          <table:table-cell table:style-name="ce14" table:formula="of:=ROUND([.C$1]*SIN(([.B225]+90)*PI()/180);0)" office:value-type="float" office:value="212" calcext:value-type="float">
            <text:p>212</text:p>
          </table:table-cell>
          <table:table-cell table:style-name="ce9" table:formula="of:=MOD(ATAN2([.D225];[.C225])*180/PI()+360;360)" office:value-type="float" office:value="78.0421267774355" calcext:value-type="float">
            <text:p>78.04º</text:p>
          </table:table-cell>
          <table:table-cell table:style-name="ce20" table:formula="of:=[.B225]-[.E225]" office:value-type="float" office:value="0.00474822256450125" calcext:value-type="float">
            <text:p>0.0047</text:p>
          </table:table-cell>
          <table:table-cell table:style-name="ce27" table:formula="of:=ABS([.F225]/[.B$4])" office:value-type="percentage" office:value="0.0135060552945813" calcext:value-type="percentage">
            <text:p>1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9" table:formula="of:=[.A226]*90/(256)" office:value-type="float" office:value="78.3984375" calcext:value-type="float">
            <text:p>78.40º</text:p>
          </table:table-cell>
          <table:table-cell table:style-name="ce14" table:formula="of:=ROUND([.C$1]*SIN([.B226]*PI()/180);0)" office:value-type="float" office:value="1002" calcext:value-type="float">
            <text:p>1002</text:p>
          </table:table-cell>
          <table:table-cell table:style-name="ce14" table:formula="of:=ROUND([.C$1]*SIN(([.B226]+90)*PI()/180);0)" office:value-type="float" office:value="206" calcext:value-type="float">
            <text:p>206</text:p>
          </table:table-cell>
          <table:table-cell table:style-name="ce9" table:formula="of:=MOD(ATAN2([.D226];[.C226])*180/PI()+360;360)" office:value-type="float" office:value="78.3825011117322" calcext:value-type="float">
            <text:p>78.38º</text:p>
          </table:table-cell>
          <table:table-cell table:style-name="ce20" table:formula="of:=[.B226]-[.E226]" office:value-type="float" office:value="0.0159363882678463" calcext:value-type="float">
            <text:p>0.0159</text:p>
          </table:table-cell>
          <table:table-cell table:style-name="ce27" table:formula="of:=ABS([.F226]/[.B$4])" office:value-type="percentage" office:value="0.0453301710729849" calcext:value-type="percentage">
            <text:p>4.5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9" table:formula="of:=[.A227]*90/(256)" office:value-type="float" office:value="78.75" calcext:value-type="float">
            <text:p>78.75º</text:p>
          </table:table-cell>
          <table:table-cell table:style-name="ce14" table:formula="of:=ROUND([.C$1]*SIN([.B227]*PI()/180);0)" office:value-type="float" office:value="1003" calcext:value-type="float">
            <text:p>1003</text:p>
          </table:table-cell>
          <table:table-cell table:style-name="ce14" table:formula="of:=ROUND([.C$1]*SIN(([.B227]+90)*PI()/180);0)" office:value-type="float" office:value="200" calcext:value-type="float">
            <text:p>200</text:p>
          </table:table-cell>
          <table:table-cell table:style-name="ce9" table:formula="of:=MOD(ATAN2([.D227];[.C227])*180/PI()+360;360)" office:value-type="float" office:value="78.7230277023132" calcext:value-type="float">
            <text:p>78.72º</text:p>
          </table:table-cell>
          <table:table-cell table:style-name="ce20" table:formula="of:=[.B227]-[.E227]" office:value-type="float" office:value="0.0269722976868252" calcext:value-type="float">
            <text:p>0.0270</text:p>
          </table:table-cell>
          <table:table-cell table:style-name="ce27" table:formula="of:=ABS([.F227]/[.B$4])" office:value-type="percentage" office:value="0.0767212023091916" calcext:value-type="percentage">
            <text:p>7.6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table:style-name="ce9" table:formula="of:=[.A228]*90/(256)" office:value-type="float" office:value="79.1015625" calcext:value-type="float">
            <text:p>79.10º</text:p>
          </table:table-cell>
          <table:table-cell table:style-name="ce14" table:formula="of:=ROUND([.C$1]*SIN([.B228]*PI()/180);0)" office:value-type="float" office:value="1005" calcext:value-type="float">
            <text:p>1005</text:p>
          </table:table-cell>
          <table:table-cell table:style-name="ce14" table:formula="of:=ROUND([.C$1]*SIN(([.B228]+90)*PI()/180);0)" office:value-type="float" office:value="193" calcext:value-type="float">
            <text:p>193</text:p>
          </table:table-cell>
          <table:table-cell table:style-name="ce9" table:formula="of:=MOD(ATAN2([.D228];[.C228])*180/PI()+360;360)" office:value-type="float" office:value="79.1292753239229" calcext:value-type="float">
            <text:p>79.13º</text:p>
          </table:table-cell>
          <table:table-cell table:style-name="ce20" table:formula="of:=[.B228]-[.E228]" office:value-type="float" office:value="-0.0277128239228546" calcext:value-type="float">
            <text:p>-0.0277</text:p>
          </table:table-cell>
          <table:table-cell table:style-name="ce27" table:formula="of:=ABS([.F228]/[.B$4])" office:value-type="percentage" office:value="0.0788275880472308" calcext:value-type="percentage">
            <text:p>7.8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9" table:formula="of:=[.A229]*90/(256)" office:value-type="float" office:value="79.453125" calcext:value-type="float">
            <text:p>79.45º</text:p>
          </table:table-cell>
          <table:table-cell table:style-name="ce14" table:formula="of:=ROUND([.C$1]*SIN([.B229]*PI()/180);0)" office:value-type="float" office:value="1006" calcext:value-type="float">
            <text:p>1006</text:p>
          </table:table-cell>
          <table:table-cell table:style-name="ce14" table:formula="of:=ROUND([.C$1]*SIN(([.B229]+90)*PI()/180);0)" office:value-type="float" office:value="187" calcext:value-type="float">
            <text:p>187</text:p>
          </table:table-cell>
          <table:table-cell table:style-name="ce9" table:formula="of:=MOD(ATAN2([.D229];[.C229])*180/PI()+360;360)" office:value-type="float" office:value="79.4697779385596" calcext:value-type="float">
            <text:p>79.47º</text:p>
          </table:table-cell>
          <table:table-cell table:style-name="ce20" table:formula="of:=[.B229]-[.E229]" office:value-type="float" office:value="-0.0166529385595595" calcext:value-type="float">
            <text:p>-0.0167</text:p>
          </table:table-cell>
          <table:table-cell table:style-name="ce27" table:formula="of:=ABS([.F229]/[.B$4])" office:value-type="percentage" office:value="0.0473683585694137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9" table:formula="of:=[.A230]*90/(256)" office:value-type="float" office:value="79.8046875" calcext:value-type="float">
            <text:p>79.80º</text:p>
          </table:table-cell>
          <table:table-cell table:style-name="ce14" table:formula="of:=ROUND([.C$1]*SIN([.B230]*PI()/180);0)" office:value-type="float" office:value="1007" calcext:value-type="float">
            <text:p>1007</text:p>
          </table:table-cell>
          <table:table-cell table:style-name="ce14" table:formula="of:=ROUND([.C$1]*SIN(([.B230]+90)*PI()/180);0)" office:value-type="float" office:value="181" calcext:value-type="float">
            <text:p>181</text:p>
          </table:table-cell>
          <table:table-cell table:style-name="ce9" table:formula="of:=MOD(ATAN2([.D230];[.C230])*180/PI()+360;360)" office:value-type="float" office:value="79.8103560098549" calcext:value-type="float">
            <text:p>79.81º</text:p>
          </table:table-cell>
          <table:table-cell table:style-name="ce20" table:formula="of:=[.B230]-[.E230]" office:value-type="float" office:value="-0.00566850985489964" calcext:value-type="float">
            <text:p>-0.0057</text:p>
          </table:table-cell>
          <table:table-cell table:style-name="ce27" table:formula="of:=ABS([.F230]/[.B$4])" office:value-type="percentage" office:value="0.0161237613650479" calcext:value-type="percentage">
            <text:p>1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table:style-name="ce9" table:formula="of:=[.A231]*90/(256)" office:value-type="float" office:value="80.15625" calcext:value-type="float">
            <text:p>80.16º</text:p>
          </table:table-cell>
          <table:table-cell table:style-name="ce14" table:formula="of:=ROUND([.C$1]*SIN([.B231]*PI()/180);0)" office:value-type="float" office:value="1008" calcext:value-type="float">
            <text:p>1008</text:p>
          </table:table-cell>
          <table:table-cell table:style-name="ce14" table:formula="of:=ROUND([.C$1]*SIN(([.B231]+90)*PI()/180);0)" office:value-type="float" office:value="175" calcext:value-type="float">
            <text:p>175</text:p>
          </table:table-cell>
          <table:table-cell table:style-name="ce9" table:formula="of:=MOD(ATAN2([.D231];[.C231])*180/PI()+360;360)" office:value-type="float" office:value="80.150985488883" calcext:value-type="float">
            <text:p>80.15º</text:p>
          </table:table-cell>
          <table:table-cell table:style-name="ce20" table:formula="of:=[.B231]-[.E231]" office:value-type="float" office:value="0.00526451111704773" calcext:value-type="float">
            <text:p>0.0053</text:p>
          </table:table-cell>
          <table:table-cell table:style-name="ce27" table:formula="of:=ABS([.F231]/[.B$4])" office:value-type="percentage" office:value="0.0149746093996024" calcext:value-type="percentage">
            <text:p>1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table:style-name="ce9" table:formula="of:=[.A232]*90/(256)" office:value-type="float" office:value="80.5078125" calcext:value-type="float">
            <text:p>80.51º</text:p>
          </table:table-cell>
          <table:table-cell table:style-name="ce14" table:formula="of:=ROUND([.C$1]*SIN([.B232]*PI()/180);0)" office:value-type="float" office:value="1009" calcext:value-type="float">
            <text:p>1009</text:p>
          </table:table-cell>
          <table:table-cell table:style-name="ce14" table:formula="of:=ROUND([.C$1]*SIN(([.B232]+90)*PI()/180);0)" office:value-type="float" office:value="169" calcext:value-type="float">
            <text:p>169</text:p>
          </table:table-cell>
          <table:table-cell table:style-name="ce9" table:formula="of:=MOD(ATAN2([.D232];[.C232])*180/PI()+360;360)" office:value-type="float" office:value="80.4916423049234" calcext:value-type="float">
            <text:p>80.49º</text:p>
          </table:table-cell>
          <table:table-cell table:style-name="ce20" table:formula="of:=[.B232]-[.E232]" office:value-type="float" office:value="0.0161701950765973" calcext:value-type="float">
            <text:p>0.0162</text:p>
          </table:table-cell>
          <table:table-cell table:style-name="ce27" table:formula="of:=ABS([.F232]/[.B$4])" office:value-type="percentage" office:value="0.0459952215512102" calcext:value-type="percentage">
            <text:p>4.6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9" table:formula="of:=[.A233]*90/(256)" office:value-type="float" office:value="80.859375" calcext:value-type="float">
            <text:p>80.86º</text:p>
          </table:table-cell>
          <table:table-cell table:style-name="ce14" table:formula="of:=ROUND([.C$1]*SIN([.B233]*PI()/180);0)" office:value-type="float" office:value="1010" calcext:value-type="float">
            <text:p>1010</text:p>
          </table:table-cell>
          <table:table-cell table:style-name="ce14" table:formula="of:=ROUND([.C$1]*SIN(([.B233]+90)*PI()/180);0)" office:value-type="float" office:value="163" calcext:value-type="float">
            <text:p>163</text:p>
          </table:table-cell>
          <table:table-cell table:style-name="ce9" table:formula="of:=MOD(ATAN2([.D233];[.C233])*180/PI()+360;360)" office:value-type="float" office:value="80.8323023756623" calcext:value-type="float">
            <text:p>80.83º</text:p>
          </table:table-cell>
          <table:table-cell table:style-name="ce20" table:formula="of:=[.B233]-[.E233]" office:value-type="float" office:value="0.0270726243377339" calcext:value-type="float">
            <text:p>0.0271</text:p>
          </table:table-cell>
          <table:table-cell table:style-name="ce27" table:formula="of:=ABS([.F233]/[.B$4])" office:value-type="percentage" office:value="0.0770065758939988" calcext:value-type="percentage">
            <text:p>7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table:style-name="ce9" table:formula="of:=[.A234]*90/(256)" office:value-type="float" office:value="81.2109375" calcext:value-type="float">
            <text:p>81.21º</text:p>
          </table:table-cell>
          <table:table-cell table:style-name="ce14" table:formula="of:=ROUND([.C$1]*SIN([.B234]*PI()/180);0)" office:value-type="float" office:value="1011" calcext:value-type="float">
            <text:p>1011</text:p>
          </table:table-cell>
          <table:table-cell table:style-name="ce14" table:formula="of:=ROUND([.C$1]*SIN(([.B234]+90)*PI()/180);0)" office:value-type="float" office:value="156" calcext:value-type="float">
            <text:p>156</text:p>
          </table:table-cell>
          <table:table-cell table:style-name="ce9" table:formula="of:=MOD(ATAN2([.D234];[.C234])*180/PI()+360;360)" office:value-type="float" office:value="81.2282877817189" calcext:value-type="float">
            <text:p>81.23º</text:p>
          </table:table-cell>
          <table:table-cell table:style-name="ce20" table:formula="of:=[.B234]-[.E234]" office:value-type="float" office:value="-0.0173502817189046" calcext:value-type="float">
            <text:p>-0.0174</text:p>
          </table:table-cell>
          <table:table-cell table:style-name="ce27" table:formula="of:=ABS([.F234]/[.B$4])" office:value-type="percentage" office:value="0.0493519124448843" calcext:value-type="percentage">
            <text:p>4.9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9" table:formula="of:=[.A235]*90/(256)" office:value-type="float" office:value="81.5625" calcext:value-type="float">
            <text:p>81.56º</text:p>
          </table:table-cell>
          <table:table-cell table:style-name="ce14" table:formula="of:=ROUND([.C$1]*SIN([.B235]*PI()/180);0)" office:value-type="float" office:value="1012" calcext:value-type="float">
            <text:p>1012</text:p>
          </table:table-cell>
          <table:table-cell table:style-name="ce14" table:formula="of:=ROUND([.C$1]*SIN(([.B235]+90)*PI()/180);0)" office:value-type="float" office:value="150" calcext:value-type="float">
            <text:p>150</text:p>
          </table:table-cell>
          <table:table-cell table:style-name="ce9" table:formula="of:=MOD(ATAN2([.D235];[.C235])*180/PI()+360;360)" office:value-type="float" office:value="81.568927284248" calcext:value-type="float">
            <text:p>81.57º</text:p>
          </table:table-cell>
          <table:table-cell table:style-name="ce20" table:formula="of:=[.B235]-[.E235]" office:value-type="float" office:value="-0.00642728424804773" calcext:value-type="float">
            <text:p>-0.0064</text:p>
          </table:table-cell>
          <table:table-cell table:style-name="ce27" table:formula="of:=ABS([.F235]/[.B$4])" office:value-type="percentage" office:value="0.0182820529722246" calcext:value-type="percentage">
            <text:p>1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table:style-name="ce9" table:formula="of:=[.A236]*90/(256)" office:value-type="float" office:value="81.9140625" calcext:value-type="float">
            <text:p>81.91º</text:p>
          </table:table-cell>
          <table:table-cell table:style-name="ce14" table:formula="of:=ROUND([.C$1]*SIN([.B236]*PI()/180);0)" office:value-type="float" office:value="1013" calcext:value-type="float">
            <text:p>1013</text:p>
          </table:table-cell>
          <table:table-cell table:style-name="ce14" table:formula="of:=ROUND([.C$1]*SIN(([.B236]+90)*PI()/180);0)" office:value-type="float" office:value="144" calcext:value-type="float">
            <text:p>144</text:p>
          </table:table-cell>
          <table:table-cell table:style-name="ce9" table:formula="of:=MOD(ATAN2([.D236];[.C236])*180/PI()+360;360)" office:value-type="float" office:value="81.9094938935231" calcext:value-type="float">
            <text:p>81.91º</text:p>
          </table:table-cell>
          <table:table-cell table:style-name="ce20" table:formula="of:=[.B236]-[.E236]" office:value-type="float" office:value="0.00456860647688018" calcext:value-type="float">
            <text:p>0.0046</text:p>
          </table:table-cell>
          <table:table-cell table:style-name="ce27" table:formula="of:=ABS([.F236]/[.B$4])" office:value-type="percentage" office:value="0.0129951473120147" calcext:value-type="percentage">
            <text:p>1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9" table:formula="of:=[.A237]*90/(256)" office:value-type="float" office:value="82.265625" calcext:value-type="float">
            <text:p>82.27º</text:p>
          </table:table-cell>
          <table:table-cell table:style-name="ce14" table:formula="of:=ROUND([.C$1]*SIN([.B237]*PI()/180);0)" office:value-type="float" office:value="1014" calcext:value-type="float">
            <text:p>1014</text:p>
          </table:table-cell>
          <table:table-cell table:style-name="ce14" table:formula="of:=ROUND([.C$1]*SIN(([.B237]+90)*PI()/180);0)" office:value-type="float" office:value="138" calcext:value-type="float">
            <text:p>138</text:p>
          </table:table-cell>
          <table:table-cell table:style-name="ce9" table:formula="of:=MOD(ATAN2([.D237];[.C237])*180/PI()+360;360)" office:value-type="float" office:value="82.2499635770807" calcext:value-type="float">
            <text:p>82.25º</text:p>
          </table:table-cell>
          <table:table-cell table:style-name="ce20" table:formula="of:=[.B237]-[.E237]" office:value-type="float" office:value="0.0156614229192655" calcext:value-type="float">
            <text:p>0.0157</text:p>
          </table:table-cell>
          <table:table-cell table:style-name="ce27" table:formula="of:=ABS([.F237]/[.B$4])" office:value-type="percentage" office:value="0.0445480474147997" calcext:value-type="percentage">
            <text:p>4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table:style-name="ce9" table:formula="of:=[.A238]*90/(256)" office:value-type="float" office:value="82.6171875" calcext:value-type="float">
            <text:p>82.62º</text:p>
          </table:table-cell>
          <table:table-cell table:style-name="ce14" table:formula="of:=ROUND([.C$1]*SIN([.B238]*PI()/180);0)" office:value-type="float" office:value="1015" calcext:value-type="float">
            <text:p>1015</text:p>
          </table:table-cell>
          <table:table-cell table:style-name="ce14" table:formula="of:=ROUND([.C$1]*SIN(([.B238]+90)*PI()/180);0)" office:value-type="float" office:value="131" calcext:value-type="float">
            <text:p>131</text:p>
          </table:table-cell>
          <table:table-cell table:style-name="ce9" table:formula="of:=MOD(ATAN2([.D238];[.C238])*180/PI()+360;360)" office:value-type="float" office:value="82.6458295313048" calcext:value-type="float">
            <text:p>82.65º</text:p>
          </table:table-cell>
          <table:table-cell table:style-name="ce20" table:formula="of:=[.B238]-[.E238]" office:value-type="float" office:value="-0.0286420313047984" calcext:value-type="float">
            <text:p>-0.0286</text:p>
          </table:table-cell>
          <table:table-cell table:style-name="ce27" table:formula="of:=ABS([.F238]/[.B$4])" office:value-type="percentage" office:value="0.0814706668225376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table:style-name="ce9" table:formula="of:=[.A239]*90/(256)" office:value-type="float" office:value="82.96875" calcext:value-type="float">
            <text:p>82.97º</text:p>
          </table:table-cell>
          <table:table-cell table:style-name="ce14" table:formula="of:=ROUND([.C$1]*SIN([.B239]*PI()/180);0)" office:value-type="float" office:value="1015" calcext:value-type="float">
            <text:p>1015</text:p>
          </table:table-cell>
          <table:table-cell table:style-name="ce14" table:formula="of:=ROUND([.C$1]*SIN(([.B239]+90)*PI()/180);0)" office:value-type="float" office:value="125" calcext:value-type="float">
            <text:p>125</text:p>
          </table:table-cell>
          <table:table-cell table:style-name="ce9" table:formula="of:=MOD(ATAN2([.D239];[.C239])*180/PI()+360;360)" office:value-type="float" office:value="82.9792208547988" calcext:value-type="float">
            <text:p>82.98º</text:p>
          </table:table-cell>
          <table:table-cell table:style-name="ce20" table:formula="of:=[.B239]-[.E239]" office:value-type="float" office:value="-0.0104708547988253" calcext:value-type="float">
            <text:p>-0.0105</text:p>
          </table:table-cell>
          <table:table-cell table:style-name="ce27" table:formula="of:=ABS([.F239]/[.B$4])" office:value-type="percentage" office:value="0.029783764761103" calcext:value-type="percentage">
            <text:p>2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table:style-name="ce9" table:formula="of:=[.A240]*90/(256)" office:value-type="float" office:value="83.3203125" calcext:value-type="float">
            <text:p>83.32º</text:p>
          </table:table-cell>
          <table:table-cell table:style-name="ce14" table:formula="of:=ROUND([.C$1]*SIN([.B240]*PI()/180);0)" office:value-type="float" office:value="1016" calcext:value-type="float">
            <text:p>1016</text:p>
          </table:table-cell>
          <table:table-cell table:style-name="ce14" table:formula="of:=ROUND([.C$1]*SIN(([.B240]+90)*PI()/180);0)" office:value-type="float" office:value="119" calcext:value-type="float">
            <text:p>119</text:p>
          </table:table-cell>
          <table:table-cell table:style-name="ce9" table:formula="of:=MOD(ATAN2([.D240];[.C240])*180/PI()+360;360)" office:value-type="float" office:value="83.319612762215" calcext:value-type="float">
            <text:p>83.32º</text:p>
          </table:table-cell>
          <table:table-cell table:style-name="ce20" table:formula="of:=[.B240]-[.E240]" office:value-type="float" office:value="0.000699737785055277" calcext:value-type="float">
            <text:p>0.0007</text:p>
          </table:table-cell>
          <table:table-cell table:style-name="ce27" table:formula="of:=ABS([.F240]/[.B$4])" office:value-type="percentage" office:value="0.00199036525526834" calcext:value-type="percentage">
            <text:p>0.2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9" table:formula="of:=[.A241]*90/(256)" office:value-type="float" office:value="83.671875" calcext:value-type="float">
            <text:p>83.67º</text:p>
          </table:table-cell>
          <table:table-cell table:style-name="ce14" table:formula="of:=ROUND([.C$1]*SIN([.B241]*PI()/180);0)" office:value-type="float" office:value="1017" calcext:value-type="float">
            <text:p>1017</text:p>
          </table:table-cell>
          <table:table-cell table:style-name="ce14" table:formula="of:=ROUND([.C$1]*SIN(([.B241]+90)*PI()/180);0)" office:value-type="float" office:value="113" calcext:value-type="float">
            <text:p>113</text:p>
          </table:table-cell>
          <table:table-cell table:style-name="ce9" table:formula="of:=MOD(ATAN2([.D241];[.C241])*180/PI()+360;360)" office:value-type="float" office:value="83.6598082540901" calcext:value-type="float">
            <text:p>83.66º</text:p>
          </table:table-cell>
          <table:table-cell table:style-name="ce20" table:formula="of:=[.B241]-[.E241]" office:value-type="float" office:value="0.0120667459099195" calcext:value-type="float">
            <text:p>0.0121</text:p>
          </table:table-cell>
          <table:table-cell table:style-name="ce27" table:formula="of:=ABS([.F241]/[.B$4])" office:value-type="percentage" office:value="0.0343231883659933" calcext:value-type="percentage">
            <text:p>3.4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9" table:formula="of:=[.A242]*90/(256)" office:value-type="float" office:value="84.0234375" calcext:value-type="float">
            <text:p>84.02º</text:p>
          </table:table-cell>
          <table:table-cell table:style-name="ce14" table:formula="of:=ROUND([.C$1]*SIN([.B242]*PI()/180);0)" office:value-type="float" office:value="1017" calcext:value-type="float">
            <text:p>1017</text:p>
          </table:table-cell>
          <table:table-cell table:style-name="ce14" table:formula="of:=ROUND([.C$1]*SIN(([.B242]+90)*PI()/180);0)" office:value-type="float" office:value="107" calcext:value-type="float">
            <text:p>107</text:p>
          </table:table-cell>
          <table:table-cell table:style-name="ce9" table:formula="of:=MOD(ATAN2([.D242];[.C242])*180/PI()+360;360)" office:value-type="float" office:value="83.9939267230328" calcext:value-type="float">
            <text:p>83.99º</text:p>
          </table:table-cell>
          <table:table-cell table:style-name="ce20" table:formula="of:=[.B242]-[.E242]" office:value-type="float" office:value="0.0295107769671858" calcext:value-type="float">
            <text:p>0.0295</text:p>
          </table:table-cell>
          <table:table-cell table:style-name="ce27" table:formula="of:=ABS([.F242]/[.B$4])" office:value-type="percentage" office:value="0.0839417655955509" calcext:value-type="percentage">
            <text:p>8.3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9" table:formula="of:=[.A243]*90/(256)" office:value-type="float" office:value="84.375" calcext:value-type="float">
            <text:p>84.38º</text:p>
          </table:table-cell>
          <table:table-cell table:style-name="ce14" table:formula="of:=ROUND([.C$1]*SIN([.B243]*PI()/180);0)" office:value-type="float" office:value="1018" calcext:value-type="float">
            <text:p>1018</text:p>
          </table:table-cell>
          <table:table-cell table:style-name="ce14" table:formula="of:=ROUND([.C$1]*SIN(([.B243]+90)*PI()/180);0)" office:value-type="float" office:value="100" calcext:value-type="float">
            <text:p>100</text:p>
          </table:table-cell>
          <table:table-cell table:style-name="ce9" table:formula="of:=MOD(ATAN2([.D243];[.C243])*180/PI()+360;360)" office:value-type="float" office:value="84.3897301093152" calcext:value-type="float">
            <text:p>84.39º</text:p>
          </table:table-cell>
          <table:table-cell table:style-name="ce20" table:formula="of:=[.B243]-[.E243]" office:value-type="float" office:value="-0.0147301093152237" calcext:value-type="float">
            <text:p>-0.0147</text:p>
          </table:table-cell>
          <table:table-cell table:style-name="ce27" table:formula="of:=ABS([.F243]/[.B$4])" office:value-type="percentage" office:value="0.041898977607747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9" table:formula="of:=[.A244]*90/(256)" office:value-type="float" office:value="84.7265625" calcext:value-type="float">
            <text:p>84.73º</text:p>
          </table:table-cell>
          <table:table-cell table:style-name="ce14" table:formula="of:=ROUND([.C$1]*SIN([.B244]*PI()/180);0)" office:value-type="float" office:value="1019" calcext:value-type="float">
            <text:p>1019</text:p>
          </table:table-cell>
          <table:table-cell table:style-name="ce14" table:formula="of:=ROUND([.C$1]*SIN(([.B244]+90)*PI()/180);0)" office:value-type="float" office:value="94" calcext:value-type="float">
            <text:p>94</text:p>
          </table:table-cell>
          <table:table-cell table:style-name="ce9" table:formula="of:=MOD(ATAN2([.D244];[.C244])*180/PI()+360;360)" office:value-type="float" office:value="84.7295349790062" calcext:value-type="float">
            <text:p>84.73º</text:p>
          </table:table-cell>
          <table:table-cell table:style-name="ce20" table:formula="of:=[.B244]-[.E244]" office:value-type="float" office:value="-0.00297247900624598" calcext:value-type="float">
            <text:p>-0.0030</text:p>
          </table:table-cell>
          <table:table-cell table:style-name="ce27" table:formula="of:=ABS([.F244]/[.B$4])" office:value-type="percentage" office:value="0.00845505139554411" calcext:value-type="percentage">
            <text:p>0.8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9" table:formula="of:=[.A245]*90/(256)" office:value-type="float" office:value="85.078125" calcext:value-type="float">
            <text:p>85.08º</text:p>
          </table:table-cell>
          <table:table-cell table:style-name="ce14" table:formula="of:=ROUND([.C$1]*SIN([.B245]*PI()/180);0)" office:value-type="float" office:value="1019" calcext:value-type="float">
            <text:p>1019</text:p>
          </table:table-cell>
          <table:table-cell table:style-name="ce14" table:formula="of:=ROUND([.C$1]*SIN(([.B245]+90)*PI()/180);0)" office:value-type="float" office:value="88" calcext:value-type="float">
            <text:p>88</text:p>
          </table:table-cell>
          <table:table-cell table:style-name="ce9" table:formula="of:=MOD(ATAN2([.D245];[.C245])*180/PI()+360;360)" office:value-type="float" office:value="85.0642295771958" calcext:value-type="float">
            <text:p>85.06º</text:p>
          </table:table-cell>
          <table:table-cell table:style-name="ce20" table:formula="of:=[.B245]-[.E245]" office:value-type="float" office:value="0.0138954228041825" calcext:value-type="float">
            <text:p>0.0139</text:p>
          </table:table-cell>
          <table:table-cell table:style-name="ce27" table:formula="of:=ABS([.F245]/[.B$4])" office:value-type="percentage" office:value="0.0395247581985637" calcext:value-type="percentage">
            <text:p>3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9" table:formula="of:=[.A246]*90/(256)" office:value-type="float" office:value="85.4296875" calcext:value-type="float">
            <text:p>85.43º</text:p>
          </table:table-cell>
          <table:table-cell table:style-name="ce14" table:formula="of:=ROUND([.C$1]*SIN([.B246]*PI()/180);0)" office:value-type="float" office:value="1020" calcext:value-type="float">
            <text:p>1020</text:p>
          </table:table-cell>
          <table:table-cell table:style-name="ce14" table:formula="of:=ROUND([.C$1]*SIN(([.B246]+90)*PI()/180);0)" office:value-type="float" office:value="82" calcext:value-type="float">
            <text:p>82</text:p>
          </table:table-cell>
          <table:table-cell table:style-name="ce9" table:formula="of:=MOD(ATAN2([.D246];[.C246])*180/PI()+360;360)" office:value-type="float" office:value="85.403753390733" calcext:value-type="float">
            <text:p>85.40º</text:p>
          </table:table-cell>
          <table:table-cell table:style-name="ce20" table:formula="of:=[.B246]-[.E246]" office:value-type="float" office:value="0.0259341092670411" calcext:value-type="float">
            <text:p>0.0259</text:p>
          </table:table-cell>
          <table:table-cell table:style-name="ce27" table:formula="of:=ABS([.F246]/[.B$4])" office:value-type="percentage" office:value="0.0737681330262502" calcext:value-type="percentage">
            <text:p>7.3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table:style-name="ce9" table:formula="of:=[.A247]*90/(256)" office:value-type="float" office:value="85.78125" calcext:value-type="float">
            <text:p>85.78º</text:p>
          </table:table-cell>
          <table:table-cell table:style-name="ce14" table:formula="of:=ROUND([.C$1]*SIN([.B247]*PI()/180);0)" office:value-type="float" office:value="1020" calcext:value-type="float">
            <text:p>1020</text:p>
          </table:table-cell>
          <table:table-cell table:style-name="ce14" table:formula="of:=ROUND([.C$1]*SIN(([.B247]+90)*PI()/180);0)" office:value-type="float" office:value="75" calcext:value-type="float">
            <text:p>75</text:p>
          </table:table-cell>
          <table:table-cell table:style-name="ce9" table:formula="of:=MOD(ATAN2([.D247];[.C247])*180/PI()+360;360)" office:value-type="float" office:value="85.7946429982914" calcext:value-type="float">
            <text:p>85.79º</text:p>
          </table:table-cell>
          <table:table-cell table:style-name="ce20" table:formula="of:=[.B247]-[.E247]" office:value-type="float" office:value="-0.0133929982914083" calcext:value-type="float">
            <text:p>-0.0134</text:p>
          </table:table-cell>
          <table:table-cell table:style-name="ce27" table:formula="of:=ABS([.F247]/[.B$4])" office:value-type="percentage" office:value="0.0380956395844502" calcext:value-type="percentage">
            <text:p>3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9" table:formula="of:=[.A248]*90/(256)" office:value-type="float" office:value="86.1328125" calcext:value-type="float">
            <text:p>86.13º</text:p>
          </table:table-cell>
          <table:table-cell table:style-name="ce14" table:formula="of:=ROUND([.C$1]*SIN([.B248]*PI()/180);0)" office:value-type="float" office:value="1021" calcext:value-type="float">
            <text:p>1021</text:p>
          </table:table-cell>
          <table:table-cell table:style-name="ce14" table:formula="of:=ROUND([.C$1]*SIN(([.B248]+90)*PI()/180);0)" office:value-type="float" office:value="69" calcext:value-type="float">
            <text:p>69</text:p>
          </table:table-cell>
          <table:table-cell table:style-name="ce9" table:formula="of:=MOD(ATAN2([.D248];[.C248])*180/PI()+360;360)" office:value-type="float" office:value="86.1337839350968" calcext:value-type="float">
            <text:p>86.13º</text:p>
          </table:table-cell>
          <table:table-cell table:style-name="ce20" table:formula="of:=[.B248]-[.E248]" office:value-type="float" office:value="-0.000971435096801088" calcext:value-type="float">
            <text:p>-0.0010</text:p>
          </table:table-cell>
          <table:table-cell table:style-name="ce27" table:formula="of:=ABS([.F248]/[.B$4])" office:value-type="percentage" office:value="0.0027631931642342" calcext:value-type="percentage">
            <text:p>0.2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table:style-name="ce9" table:formula="of:=[.A249]*90/(256)" office:value-type="float" office:value="86.484375" calcext:value-type="float">
            <text:p>86.48º</text:p>
          </table:table-cell>
          <table:table-cell table:style-name="ce14" table:formula="of:=ROUND([.C$1]*SIN([.B249]*PI()/180);0)" office:value-type="float" office:value="1021" calcext:value-type="float">
            <text:p>1021</text:p>
          </table:table-cell>
          <table:table-cell table:style-name="ce14" table:formula="of:=ROUND([.C$1]*SIN(([.B249]+90)*PI()/180);0)" office:value-type="float" office:value="63" calcext:value-type="float">
            <text:p>63</text:p>
          </table:table-cell>
          <table:table-cell table:style-name="ce9" table:formula="of:=MOD(ATAN2([.D249];[.C249])*180/PI()+360;360)" office:value-type="float" office:value="86.4690857712094" calcext:value-type="float">
            <text:p>86.47º</text:p>
          </table:table-cell>
          <table:table-cell table:style-name="ce20" table:formula="of:=[.B249]-[.E249]" office:value-type="float" office:value="0.015289228790607" calcext:value-type="float">
            <text:p>0.0153</text:p>
          </table:table-cell>
          <table:table-cell table:style-name="ce27" table:formula="of:=ABS([.F249]/[.B$4])" office:value-type="percentage" office:value="0.0434893618932822" calcext:value-type="percentage">
            <text:p>4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table:style-name="ce9" table:formula="of:=[.A250]*90/(256)" office:value-type="float" office:value="86.8359375" calcext:value-type="float">
            <text:p>86.84º</text:p>
          </table:table-cell>
          <table:table-cell table:style-name="ce14" table:formula="of:=ROUND([.C$1]*SIN([.B250]*PI()/180);0)" office:value-type="float" office:value="1021" calcext:value-type="float">
            <text:p>1021</text:p>
          </table:table-cell>
          <table:table-cell table:style-name="ce14" table:formula="of:=ROUND([.C$1]*SIN(([.B250]+90)*PI()/180);0)" office:value-type="float" office:value="56" calcext:value-type="float">
            <text:p>56</text:p>
          </table:table-cell>
          <table:table-cell table:style-name="ce9" table:formula="of:=MOD(ATAN2([.D250];[.C250])*180/PI()+360;360)" office:value-type="float" office:value="86.8605759238697" calcext:value-type="float">
            <text:p>86.86º</text:p>
          </table:table-cell>
          <table:table-cell table:style-name="ce20" table:formula="of:=[.B250]-[.E250]" office:value-type="float" office:value="-0.0246384238697033" calcext:value-type="float">
            <text:p>-0.0246</text:p>
          </table:table-cell>
          <table:table-cell table:style-name="ce27" table:formula="of:=ABS([.F250]/[.B$4])" office:value-type="percentage" office:value="0.0700826278960449" calcext:value-type="percentage">
            <text:p>7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table:style-name="ce9" table:formula="of:=[.A251]*90/(256)" office:value-type="float" office:value="87.1875" calcext:value-type="float">
            <text:p>87.19º</text:p>
          </table:table-cell>
          <table:table-cell table:style-name="ce14" table:formula="of:=ROUND([.C$1]*SIN([.B251]*PI()/180);0)" office:value-type="float" office:value="1022" calcext:value-type="float">
            <text:p>1022</text:p>
          </table:table-cell>
          <table:table-cell table:style-name="ce14" table:formula="of:=ROUND([.C$1]*SIN(([.B251]+90)*PI()/180);0)" office:value-type="float" office:value="50" calcext:value-type="float">
            <text:p>50</text:p>
          </table:table-cell>
          <table:table-cell table:style-name="ce9" table:formula="of:=MOD(ATAN2([.D251];[.C251])*180/PI()+360;360)" office:value-type="float" office:value="87.199112912732" calcext:value-type="float">
            <text:p>87.20º</text:p>
          </table:table-cell>
          <table:table-cell table:style-name="ce20" table:formula="of:=[.B251]-[.E251]" office:value-type="float" office:value="-0.011612912732005" calcext:value-type="float">
            <text:p>-0.0116</text:p>
          </table:table-cell>
          <table:table-cell table:style-name="ce27" table:formula="of:=ABS([.F251]/[.B$4])" office:value-type="percentage" office:value="0.0330322851043699" calcext:value-type="percentage">
            <text:p>3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9" table:formula="of:=[.A252]*90/(256)" office:value-type="float" office:value="87.5390625" calcext:value-type="float">
            <text:p>87.54º</text:p>
          </table:table-cell>
          <table:table-cell table:style-name="ce14" table:formula="of:=ROUND([.C$1]*SIN([.B252]*PI()/180);0)" office:value-type="float" office:value="1022" calcext:value-type="float">
            <text:p>1022</text:p>
          </table:table-cell>
          <table:table-cell table:style-name="ce14" table:formula="of:=ROUND([.C$1]*SIN(([.B252]+90)*PI()/180);0)" office:value-type="float" office:value="44" calcext:value-type="float">
            <text:p>44</text:p>
          </table:table-cell>
          <table:table-cell table:style-name="ce9" table:formula="of:=MOD(ATAN2([.D252];[.C252])*180/PI()+360;360)" office:value-type="float" office:value="87.5347764945908" calcext:value-type="float">
            <text:p>87.53º</text:p>
          </table:table-cell>
          <table:table-cell table:style-name="ce20" table:formula="of:=[.B252]-[.E252]" office:value-type="float" office:value="0.00428600540919888" calcext:value-type="float">
            <text:p>0.0043</text:p>
          </table:table-cell>
          <table:table-cell table:style-name="ce27" table:formula="of:=ABS([.F252]/[.B$4])" office:value-type="percentage" office:value="0.0121913042750546" calcext:value-type="percentage">
            <text:p>1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table:style-name="ce9" table:formula="of:=[.A253]*90/(256)" office:value-type="float" office:value="87.890625" calcext:value-type="float">
            <text:p>87.89º</text:p>
          </table:table-cell>
          <table:table-cell table:style-name="ce14" table:formula="of:=ROUND([.C$1]*SIN([.B253]*PI()/180);0)" office:value-type="float" office:value="1022" calcext:value-type="float">
            <text:p>1022</text:p>
          </table:table-cell>
          <table:table-cell table:style-name="ce14" table:formula="of:=ROUND([.C$1]*SIN(([.B253]+90)*PI()/180);0)" office:value-type="float" office:value="38" calcext:value-type="float">
            <text:p>38</text:p>
          </table:table-cell>
          <table:table-cell table:style-name="ce9" table:formula="of:=MOD(ATAN2([.D253];[.C253])*180/PI()+360;360)" office:value-type="float" office:value="87.870609483606" calcext:value-type="float">
            <text:p>87.87º</text:p>
          </table:table-cell>
          <table:table-cell table:style-name="ce20" table:formula="of:=[.B253]-[.E253]" office:value-type="float" office:value="0.0200155163940394" calcext:value-type="float">
            <text:p>0.0200</text:p>
          </table:table-cell>
          <table:table-cell table:style-name="ce27" table:formula="of:=ABS([.F253]/[.B$4])" office:value-type="percentage" office:value="0.0569330244097121" calcext:value-type="percentage">
            <text:p>5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table:style-name="ce9" table:formula="of:=[.A254]*90/(256)" office:value-type="float" office:value="88.2421875" calcext:value-type="float">
            <text:p>88.24º</text:p>
          </table:table-cell>
          <table:table-cell table:style-name="ce14" table:formula="of:=ROUND([.C$1]*SIN([.B254]*PI()/180);0)" office:value-type="float" office:value="1023" calcext:value-type="float">
            <text:p>1023</text:p>
          </table:table-cell>
          <table:table-cell table:style-name="ce14" table:formula="of:=ROUND([.C$1]*SIN(([.B254]+90)*PI()/180);0)" office:value-type="float" office:value="31" calcext:value-type="float">
            <text:p>31</text:p>
          </table:table-cell>
          <table:table-cell table:style-name="ce9" table:formula="of:=MOD(ATAN2([.D254];[.C254])*180/PI()+360;360)" office:value-type="float" office:value="88.2642954110716" calcext:value-type="float">
            <text:p>88.26º</text:p>
          </table:table-cell>
          <table:table-cell table:style-name="ce20" table:formula="of:=[.B254]-[.E254]" office:value-type="float" office:value="-0.0221079110716005" calcext:value-type="float">
            <text:p>-0.0221</text:p>
          </table:table-cell>
          <table:table-cell table:style-name="ce27" table:formula="of:=ABS([.F254]/[.B$4])" office:value-type="percentage" office:value="0.0628847248258858" calcext:value-type="percentage">
            <text:p>6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table:style-name="ce9" table:formula="of:=[.A255]*90/(256)" office:value-type="float" office:value="88.59375" calcext:value-type="float">
            <text:p>88.59º</text:p>
          </table:table-cell>
          <table:table-cell table:style-name="ce14" table:formula="of:=ROUND([.C$1]*SIN([.B255]*PI()/180);0)" office:value-type="float" office:value="1023" calcext:value-type="float">
            <text:p>1023</text:p>
          </table:table-cell>
          <table:table-cell table:style-name="ce14" table:formula="of:=ROUND([.C$1]*SIN(([.B255]+90)*PI()/180);0)" office:value-type="float" office:value="25" calcext:value-type="float">
            <text:p>25</text:p>
          </table:table-cell>
          <table:table-cell table:style-name="ce9" table:formula="of:=MOD(ATAN2([.D255];[.C255])*180/PI()+360;360)" office:value-type="float" office:value="88.6000885219092" calcext:value-type="float">
            <text:p>88.60º</text:p>
          </table:table-cell>
          <table:table-cell table:style-name="ce20" table:formula="of:=[.B255]-[.E255]" office:value-type="float" office:value="-0.00633852190924245" calcext:value-type="float">
            <text:p>-0.0063</text:p>
          </table:table-cell>
          <table:table-cell table:style-name="ce27" table:formula="of:=ABS([.F255]/[.B$4])" office:value-type="percentage" office:value="0.0180295734307341" calcext:value-type="percentage">
            <text:p>1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9" table:formula="of:=[.A256]*90/(256)" office:value-type="float" office:value="88.9453125" calcext:value-type="float">
            <text:p>88.95º</text:p>
          </table:table-cell>
          <table:table-cell table:style-name="ce14" table:formula="of:=ROUND([.C$1]*SIN([.B256]*PI()/180);0)" office:value-type="float" office:value="1023" calcext:value-type="float">
            <text:p>1023</text:p>
          </table:table-cell>
          <table:table-cell table:style-name="ce14" table:formula="of:=ROUND([.C$1]*SIN(([.B256]+90)*PI()/180);0)" office:value-type="float" office:value="19" calcext:value-type="float">
            <text:p>19</text:p>
          </table:table-cell>
          <table:table-cell table:style-name="ce9" table:formula="of:=MOD(ATAN2([.D256];[.C256])*180/PI()+360;360)" office:value-type="float" office:value="88.9359778459662" calcext:value-type="float">
            <text:p>88.94º</text:p>
          </table:table-cell>
          <table:table-cell table:style-name="ce20" table:formula="of:=[.B256]-[.E256]" office:value-type="float" office:value="0.00933465403380751" calcext:value-type="float">
            <text:p>0.0093</text:p>
          </table:table-cell>
          <table:table-cell table:style-name="ce27" table:formula="of:=ABS([.F256]/[.B$4])" office:value-type="percentage" office:value="0.0265519048072747" calcext:value-type="percentage">
            <text:p>2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9" table:formula="of:=[.A257]*90/(256)" office:value-type="float" office:value="89.296875" calcext:value-type="float">
            <text:p>89.30º</text:p>
          </table:table-cell>
          <table:table-cell table:style-name="ce14" table:formula="of:=ROUND([.C$1]*SIN([.B257]*PI()/180);0)" office:value-type="float" office:value="1023" calcext:value-type="float">
            <text:p>1023</text:p>
          </table:table-cell>
          <table:table-cell table:style-name="ce14" table:formula="of:=ROUND([.C$1]*SIN(([.B257]+90)*PI()/180);0)" office:value-type="float" office:value="13" calcext:value-type="float">
            <text:p>13</text:p>
          </table:table-cell>
          <table:table-cell table:style-name="ce9" table:formula="of:=MOD(ATAN2([.D257];[.C257])*180/PI()+360;360)" office:value-type="float" office:value="89.2719403289518" calcext:value-type="float">
            <text:p>89.27º</text:p>
          </table:table-cell>
          <table:table-cell table:style-name="ce20" table:formula="of:=[.B257]-[.E257]" office:value-type="float" office:value="0.0249346710481859" calcext:value-type="float">
            <text:p>0.0249</text:p>
          </table:table-cell>
          <table:table-cell table:style-name="ce27" table:formula="of:=ABS([.F257]/[.B$4])" office:value-type="percentage" office:value="0.0709252865370622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table:style-name="ce9" table:formula="of:=[.A258]*90/(256)" office:value-type="float" office:value="89.6484375" calcext:value-type="float">
            <text:p>89.65º</text:p>
          </table:table-cell>
          <table:table-cell table:style-name="ce14" table:formula="of:=ROUND([.C$1]*SIN([.B258]*PI()/180);0)" office:value-type="float" office:value="1023" calcext:value-type="float">
            <text:p>1023</text:p>
          </table:table-cell>
          <table:table-cell table:style-name="ce14" table:formula="of:=ROUND([.C$1]*SIN(([.B258]+90)*PI()/180);0)" office:value-type="float" office:value="6" calcext:value-type="float">
            <text:p>6</text:p>
          </table:table-cell>
          <table:table-cell table:style-name="ce9" table:formula="of:=MOD(ATAN2([.D258];[.C258])*180/PI()+360;360)" office:value-type="float" office:value="89.663958225537" calcext:value-type="float">
            <text:p>89.66º</text:p>
          </table:table-cell>
          <table:table-cell table:style-name="ce20" table:formula="of:=[.B258]-[.E258]" office:value-type="float" office:value="-0.0155207255369874" calcext:value-type="float">
            <text:p>-0.0155</text:p>
          </table:table-cell>
          <table:table-cell table:style-name="ce27" table:formula="of:=ABS([.F258]/[.B$4])" office:value-type="percentage" office:value="0.0441478415274307" calcext:value-type="percentage">
            <text:p>4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table:style-name="ce9" table:formula="of:=[.A259]*90/(256)" office:value-type="float" office:value="90" calcext:value-type="float">
            <text:p>90.00º</text:p>
          </table:table-cell>
          <table:table-cell table:style-name="ce14" table:formula="of:=ROUND([.C$1]*SIN([.B259]*PI()/180);0)" office:value-type="float" office:value="1023" calcext:value-type="float">
            <text:p>1023</text:p>
          </table:table-cell>
          <table:table-cell table:style-name="ce14" table:formula="of:=ROUND([.C$1]*SIN(([.B259]+90)*PI()/180);0)" office:value-type="float" office:value="0" calcext:value-type="float">
            <text:p>0</text:p>
          </table:table-cell>
          <table:table-cell table:style-name="ce9" table:formula="of:=MOD(ATAN2([.D259];[.C259])*180/PI()+360;360)" office:value-type="float" office:value="90" calcext:value-type="float">
            <text:p>90.00º</text:p>
          </table:table-cell>
          <table:table-cell table:style-name="ce20" table:formula="of:=[.B259]-[.E259]" office:value-type="float" office:value="0" calcext:value-type="float">
            <text:p>0.0000</text:p>
          </table:table-cell>
          <table:table-cell table:style-name="ce27" table:formula="of:=ABS([.F259]/[.B$4])" office:value-type="percentage" office:value="0" calcext:value-type="percentage">
            <text:p>0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table:style-name="ce9" table:formula="of:=[.A260]*90/(256)" office:value-type="float" office:value="90.3515625" calcext:value-type="float">
            <text:p>90.35º</text:p>
          </table:table-cell>
          <table:table-cell table:style-name="ce14" table:formula="of:=ROUND([.C$1]*SIN([.B260]*PI()/180);0)" office:value-type="float" office:value="1023" calcext:value-type="float">
            <text:p>1023</text:p>
          </table:table-cell>
          <table:table-cell table:style-name="ce14" table:formula="of:=ROUND([.C$1]*SIN(([.B260]+90)*PI()/180);0)" office:value-type="float" office:value="-6" calcext:value-type="float">
            <text:p>-6</text:p>
          </table:table-cell>
          <table:table-cell table:style-name="ce9" table:formula="of:=MOD(ATAN2([.D260];[.C260])*180/PI()+360;360)" office:value-type="float" office:value="90.336041774463" calcext:value-type="float">
            <text:p>90.34º</text:p>
          </table:table-cell>
          <table:table-cell table:style-name="ce20" table:formula="of:=[.B260]-[.E260]" office:value-type="float" office:value="0.0155207255369874" calcext:value-type="float">
            <text:p>0.0155</text:p>
          </table:table-cell>
          <table:table-cell table:style-name="ce27" table:formula="of:=ABS([.F260]/[.B$4])" office:value-type="percentage" office:value="0.0441478415274307" calcext:value-type="percentage">
            <text:p>4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table:style-name="ce9" table:formula="of:=[.A261]*90/(256)" office:value-type="float" office:value="90.703125" calcext:value-type="float">
            <text:p>90.70º</text:p>
          </table:table-cell>
          <table:table-cell table:style-name="ce14" table:formula="of:=ROUND([.C$1]*SIN([.B261]*PI()/180);0)" office:value-type="float" office:value="1023" calcext:value-type="float">
            <text:p>1023</text:p>
          </table:table-cell>
          <table:table-cell table:style-name="ce14" table:formula="of:=ROUND([.C$1]*SIN(([.B261]+90)*PI()/180);0)" office:value-type="float" office:value="-13" calcext:value-type="float">
            <text:p>-13</text:p>
          </table:table-cell>
          <table:table-cell table:style-name="ce9" table:formula="of:=MOD(ATAN2([.D261];[.C261])*180/PI()+360;360)" office:value-type="float" office:value="90.7280596710482" calcext:value-type="float">
            <text:p>90.73º</text:p>
          </table:table-cell>
          <table:table-cell table:style-name="ce20" table:formula="of:=[.B261]-[.E261]" office:value-type="float" office:value="-0.0249346710481859" calcext:value-type="float">
            <text:p>-0.0249</text:p>
          </table:table-cell>
          <table:table-cell table:style-name="ce27" table:formula="of:=ABS([.F261]/[.B$4])" office:value-type="percentage" office:value="0.0709252865370622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table:style-name="ce9" table:formula="of:=[.A262]*90/(256)" office:value-type="float" office:value="91.0546875" calcext:value-type="float">
            <text:p>91.05º</text:p>
          </table:table-cell>
          <table:table-cell table:style-name="ce14" table:formula="of:=ROUND([.C$1]*SIN([.B262]*PI()/180);0)" office:value-type="float" office:value="1023" calcext:value-type="float">
            <text:p>1023</text:p>
          </table:table-cell>
          <table:table-cell table:style-name="ce14" table:formula="of:=ROUND([.C$1]*SIN(([.B262]+90)*PI()/180);0)" office:value-type="float" office:value="-19" calcext:value-type="float">
            <text:p>-19</text:p>
          </table:table-cell>
          <table:table-cell table:style-name="ce9" table:formula="of:=MOD(ATAN2([.D262];[.C262])*180/PI()+360;360)" office:value-type="float" office:value="91.0640221540338" calcext:value-type="float">
            <text:p>91.06º</text:p>
          </table:table-cell>
          <table:table-cell table:style-name="ce20" table:formula="of:=[.B262]-[.E262]" office:value-type="float" office:value="-0.00933465403380751" calcext:value-type="float">
            <text:p>-0.0093</text:p>
          </table:table-cell>
          <table:table-cell table:style-name="ce27" table:formula="of:=ABS([.F262]/[.B$4])" office:value-type="percentage" office:value="0.0265519048072747" calcext:value-type="percentage">
            <text:p>2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table:style-name="ce9" table:formula="of:=[.A263]*90/(256)" office:value-type="float" office:value="91.40625" calcext:value-type="float">
            <text:p>91.41º</text:p>
          </table:table-cell>
          <table:table-cell table:style-name="ce14" table:formula="of:=ROUND([.C$1]*SIN([.B263]*PI()/180);0)" office:value-type="float" office:value="1023" calcext:value-type="float">
            <text:p>1023</text:p>
          </table:table-cell>
          <table:table-cell table:style-name="ce14" table:formula="of:=ROUND([.C$1]*SIN(([.B263]+90)*PI()/180);0)" office:value-type="float" office:value="-25" calcext:value-type="float">
            <text:p>-25</text:p>
          </table:table-cell>
          <table:table-cell table:style-name="ce9" table:formula="of:=MOD(ATAN2([.D263];[.C263])*180/PI()+360;360)" office:value-type="float" office:value="91.3999114780908" calcext:value-type="float">
            <text:p>91.40º</text:p>
          </table:table-cell>
          <table:table-cell table:style-name="ce20" table:formula="of:=[.B263]-[.E263]" office:value-type="float" office:value="0.00633852190924245" calcext:value-type="float">
            <text:p>0.0063</text:p>
          </table:table-cell>
          <table:table-cell table:style-name="ce27" table:formula="of:=ABS([.F263]/[.B$4])" office:value-type="percentage" office:value="0.0180295734307341" calcext:value-type="percentage">
            <text:p>1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9" table:formula="of:=[.A264]*90/(256)" office:value-type="float" office:value="91.7578125" calcext:value-type="float">
            <text:p>91.76º</text:p>
          </table:table-cell>
          <table:table-cell table:style-name="ce14" table:formula="of:=ROUND([.C$1]*SIN([.B264]*PI()/180);0)" office:value-type="float" office:value="1023" calcext:value-type="float">
            <text:p>1023</text:p>
          </table:table-cell>
          <table:table-cell table:style-name="ce14" table:formula="of:=ROUND([.C$1]*SIN(([.B264]+90)*PI()/180);0)" office:value-type="float" office:value="-31" calcext:value-type="float">
            <text:p>-31</text:p>
          </table:table-cell>
          <table:table-cell table:style-name="ce9" table:formula="of:=MOD(ATAN2([.D264];[.C264])*180/PI()+360;360)" office:value-type="float" office:value="91.7357045889284" calcext:value-type="float">
            <text:p>91.74º</text:p>
          </table:table-cell>
          <table:table-cell table:style-name="ce20" table:formula="of:=[.B264]-[.E264]" office:value-type="float" office:value="0.0221079110716005" calcext:value-type="float">
            <text:p>0.0221</text:p>
          </table:table-cell>
          <table:table-cell table:style-name="ce27" table:formula="of:=ABS([.F264]/[.B$4])" office:value-type="percentage" office:value="0.0628847248258858" calcext:value-type="percentage">
            <text:p>6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table:style-name="ce9" table:formula="of:=[.A265]*90/(256)" office:value-type="float" office:value="92.109375" calcext:value-type="float">
            <text:p>92.11º</text:p>
          </table:table-cell>
          <table:table-cell table:style-name="ce14" table:formula="of:=ROUND([.C$1]*SIN([.B265]*PI()/180);0)" office:value-type="float" office:value="1022" calcext:value-type="float">
            <text:p>1022</text:p>
          </table:table-cell>
          <table:table-cell table:style-name="ce14" table:formula="of:=ROUND([.C$1]*SIN(([.B265]+90)*PI()/180);0)" office:value-type="float" office:value="-38" calcext:value-type="float">
            <text:p>-38</text:p>
          </table:table-cell>
          <table:table-cell table:style-name="ce9" table:formula="of:=MOD(ATAN2([.D265];[.C265])*180/PI()+360;360)" office:value-type="float" office:value="92.1293905163941" calcext:value-type="float">
            <text:p>92.13º</text:p>
          </table:table-cell>
          <table:table-cell table:style-name="ce20" table:formula="of:=[.B265]-[.E265]" office:value-type="float" office:value="-0.0200155163940963" calcext:value-type="float">
            <text:p>-0.0200</text:p>
          </table:table-cell>
          <table:table-cell table:style-name="ce27" table:formula="of:=ABS([.F265]/[.B$4])" office:value-type="percentage" office:value="0.0569330244098738" calcext:value-type="percentage">
            <text:p>5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table:style-name="ce9" table:formula="of:=[.A266]*90/(256)" office:value-type="float" office:value="92.4609375" calcext:value-type="float">
            <text:p>92.46º</text:p>
          </table:table-cell>
          <table:table-cell table:style-name="ce14" table:formula="of:=ROUND([.C$1]*SIN([.B266]*PI()/180);0)" office:value-type="float" office:value="1022" calcext:value-type="float">
            <text:p>1022</text:p>
          </table:table-cell>
          <table:table-cell table:style-name="ce14" table:formula="of:=ROUND([.C$1]*SIN(([.B266]+90)*PI()/180);0)" office:value-type="float" office:value="-44" calcext:value-type="float">
            <text:p>-44</text:p>
          </table:table-cell>
          <table:table-cell table:style-name="ce9" table:formula="of:=MOD(ATAN2([.D266];[.C266])*180/PI()+360;360)" office:value-type="float" office:value="92.4652235054092" calcext:value-type="float">
            <text:p>92.47º</text:p>
          </table:table-cell>
          <table:table-cell table:style-name="ce20" table:formula="of:=[.B266]-[.E266]" office:value-type="float" office:value="-0.00428600540919888" calcext:value-type="float">
            <text:p>-0.0043</text:p>
          </table:table-cell>
          <table:table-cell table:style-name="ce27" table:formula="of:=ABS([.F266]/[.B$4])" office:value-type="percentage" office:value="0.0121913042750546" calcext:value-type="percentage">
            <text:p>1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table:style-name="ce9" table:formula="of:=[.A267]*90/(256)" office:value-type="float" office:value="92.8125" calcext:value-type="float">
            <text:p>92.81º</text:p>
          </table:table-cell>
          <table:table-cell table:style-name="ce14" table:formula="of:=ROUND([.C$1]*SIN([.B267]*PI()/180);0)" office:value-type="float" office:value="1022" calcext:value-type="float">
            <text:p>1022</text:p>
          </table:table-cell>
          <table:table-cell table:style-name="ce14" table:formula="of:=ROUND([.C$1]*SIN(([.B267]+90)*PI()/180);0)" office:value-type="float" office:value="-50" calcext:value-type="float">
            <text:p>-50</text:p>
          </table:table-cell>
          <table:table-cell table:style-name="ce9" table:formula="of:=MOD(ATAN2([.D267];[.C267])*180/PI()+360;360)" office:value-type="float" office:value="92.800887087268" calcext:value-type="float">
            <text:p>92.80º</text:p>
          </table:table-cell>
          <table:table-cell table:style-name="ce20" table:formula="of:=[.B267]-[.E267]" office:value-type="float" office:value="0.011612912732005" calcext:value-type="float">
            <text:p>0.0116</text:p>
          </table:table-cell>
          <table:table-cell table:style-name="ce27" table:formula="of:=ABS([.F267]/[.B$4])" office:value-type="percentage" office:value="0.0330322851043699" calcext:value-type="percentage">
            <text:p>3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9" table:formula="of:=[.A268]*90/(256)" office:value-type="float" office:value="93.1640625" calcext:value-type="float">
            <text:p>93.16º</text:p>
          </table:table-cell>
          <table:table-cell table:style-name="ce14" table:formula="of:=ROUND([.C$1]*SIN([.B268]*PI()/180);0)" office:value-type="float" office:value="1021" calcext:value-type="float">
            <text:p>1021</text:p>
          </table:table-cell>
          <table:table-cell table:style-name="ce14" table:formula="of:=ROUND([.C$1]*SIN(([.B268]+90)*PI()/180);0)" office:value-type="float" office:value="-56" calcext:value-type="float">
            <text:p>-56</text:p>
          </table:table-cell>
          <table:table-cell table:style-name="ce9" table:formula="of:=MOD(ATAN2([.D268];[.C268])*180/PI()+360;360)" office:value-type="float" office:value="93.1394240761303" calcext:value-type="float">
            <text:p>93.14º</text:p>
          </table:table-cell>
          <table:table-cell table:style-name="ce20" table:formula="of:=[.B268]-[.E268]" office:value-type="float" office:value="0.0246384238697033" calcext:value-type="float">
            <text:p>0.0246</text:p>
          </table:table-cell>
          <table:table-cell table:style-name="ce27" table:formula="of:=ABS([.F268]/[.B$4])" office:value-type="percentage" office:value="0.0700826278960449" calcext:value-type="percentage">
            <text:p>7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9" table:formula="of:=[.A269]*90/(256)" office:value-type="float" office:value="93.515625" calcext:value-type="float">
            <text:p>93.52º</text:p>
          </table:table-cell>
          <table:table-cell table:style-name="ce14" table:formula="of:=ROUND([.C$1]*SIN([.B269]*PI()/180);0)" office:value-type="float" office:value="1021" calcext:value-type="float">
            <text:p>1021</text:p>
          </table:table-cell>
          <table:table-cell table:style-name="ce14" table:formula="of:=ROUND([.C$1]*SIN(([.B269]+90)*PI()/180);0)" office:value-type="float" office:value="-63" calcext:value-type="float">
            <text:p>-63</text:p>
          </table:table-cell>
          <table:table-cell table:style-name="ce9" table:formula="of:=MOD(ATAN2([.D269];[.C269])*180/PI()+360;360)" office:value-type="float" office:value="93.5309142287906" calcext:value-type="float">
            <text:p>93.53º</text:p>
          </table:table-cell>
          <table:table-cell table:style-name="ce20" table:formula="of:=[.B269]-[.E269]" office:value-type="float" office:value="-0.015289228790607" calcext:value-type="float">
            <text:p>-0.0153</text:p>
          </table:table-cell>
          <table:table-cell table:style-name="ce27" table:formula="of:=ABS([.F269]/[.B$4])" office:value-type="percentage" office:value="0.0434893618932822" calcext:value-type="percentage">
            <text:p>4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table:style-name="ce9" table:formula="of:=[.A270]*90/(256)" office:value-type="float" office:value="93.8671875" calcext:value-type="float">
            <text:p>93.87º</text:p>
          </table:table-cell>
          <table:table-cell table:style-name="ce14" table:formula="of:=ROUND([.C$1]*SIN([.B270]*PI()/180);0)" office:value-type="float" office:value="1021" calcext:value-type="float">
            <text:p>1021</text:p>
          </table:table-cell>
          <table:table-cell table:style-name="ce14" table:formula="of:=ROUND([.C$1]*SIN(([.B270]+90)*PI()/180);0)" office:value-type="float" office:value="-69" calcext:value-type="float">
            <text:p>-69</text:p>
          </table:table-cell>
          <table:table-cell table:style-name="ce9" table:formula="of:=MOD(ATAN2([.D270];[.C270])*180/PI()+360;360)" office:value-type="float" office:value="93.8662160649032" calcext:value-type="float">
            <text:p>93.87º</text:p>
          </table:table-cell>
          <table:table-cell table:style-name="ce20" table:formula="of:=[.B270]-[.E270]" office:value-type="float" office:value="0.000971435096801088" calcext:value-type="float">
            <text:p>0.0010</text:p>
          </table:table-cell>
          <table:table-cell table:style-name="ce27" table:formula="of:=ABS([.F270]/[.B$4])" office:value-type="percentage" office:value="0.0027631931642342" calcext:value-type="percentage">
            <text:p>0.2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table:style-name="ce9" table:formula="of:=[.A271]*90/(256)" office:value-type="float" office:value="94.21875" calcext:value-type="float">
            <text:p>94.22º</text:p>
          </table:table-cell>
          <table:table-cell table:style-name="ce14" table:formula="of:=ROUND([.C$1]*SIN([.B271]*PI()/180);0)" office:value-type="float" office:value="1020" calcext:value-type="float">
            <text:p>1020</text:p>
          </table:table-cell>
          <table:table-cell table:style-name="ce14" table:formula="of:=ROUND([.C$1]*SIN(([.B271]+90)*PI()/180);0)" office:value-type="float" office:value="-75" calcext:value-type="float">
            <text:p>-75</text:p>
          </table:table-cell>
          <table:table-cell table:style-name="ce9" table:formula="of:=MOD(ATAN2([.D271];[.C271])*180/PI()+360;360)" office:value-type="float" office:value="94.2053570017086" calcext:value-type="float">
            <text:p>94.21º</text:p>
          </table:table-cell>
          <table:table-cell table:style-name="ce20" table:formula="of:=[.B271]-[.E271]" office:value-type="float" office:value="0.0133929982914083" calcext:value-type="float">
            <text:p>0.0134</text:p>
          </table:table-cell>
          <table:table-cell table:style-name="ce27" table:formula="of:=ABS([.F271]/[.B$4])" office:value-type="percentage" office:value="0.0380956395844502" calcext:value-type="percentage">
            <text:p>3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9" table:formula="of:=[.A272]*90/(256)" office:value-type="float" office:value="94.5703125" calcext:value-type="float">
            <text:p>94.57º</text:p>
          </table:table-cell>
          <table:table-cell table:style-name="ce14" table:formula="of:=ROUND([.C$1]*SIN([.B272]*PI()/180);0)" office:value-type="float" office:value="1020" calcext:value-type="float">
            <text:p>1020</text:p>
          </table:table-cell>
          <table:table-cell table:style-name="ce14" table:formula="of:=ROUND([.C$1]*SIN(([.B272]+90)*PI()/180);0)" office:value-type="float" office:value="-82" calcext:value-type="float">
            <text:p>-82</text:p>
          </table:table-cell>
          <table:table-cell table:style-name="ce9" table:formula="of:=MOD(ATAN2([.D272];[.C272])*180/PI()+360;360)" office:value-type="float" office:value="94.596246609267" calcext:value-type="float">
            <text:p>94.60º</text:p>
          </table:table-cell>
          <table:table-cell table:style-name="ce20" table:formula="of:=[.B272]-[.E272]" office:value-type="float" office:value="-0.0259341092670411" calcext:value-type="float">
            <text:p>-0.0259</text:p>
          </table:table-cell>
          <table:table-cell table:style-name="ce27" table:formula="of:=ABS([.F272]/[.B$4])" office:value-type="percentage" office:value="0.0737681330262502" calcext:value-type="percentage">
            <text:p>7.3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9" table:formula="of:=[.A273]*90/(256)" office:value-type="float" office:value="94.921875" calcext:value-type="float">
            <text:p>94.92º</text:p>
          </table:table-cell>
          <table:table-cell table:style-name="ce14" table:formula="of:=ROUND([.C$1]*SIN([.B273]*PI()/180);0)" office:value-type="float" office:value="1019" calcext:value-type="float">
            <text:p>1019</text:p>
          </table:table-cell>
          <table:table-cell table:style-name="ce14" table:formula="of:=ROUND([.C$1]*SIN(([.B273]+90)*PI()/180);0)" office:value-type="float" office:value="-88" calcext:value-type="float">
            <text:p>-88</text:p>
          </table:table-cell>
          <table:table-cell table:style-name="ce9" table:formula="of:=MOD(ATAN2([.D273];[.C273])*180/PI()+360;360)" office:value-type="float" office:value="94.9357704228042" calcext:value-type="float">
            <text:p>94.94º</text:p>
          </table:table-cell>
          <table:table-cell table:style-name="ce20" table:formula="of:=[.B273]-[.E273]" office:value-type="float" office:value="-0.0138954228042394" calcext:value-type="float">
            <text:p>-0.0139</text:p>
          </table:table-cell>
          <table:table-cell table:style-name="ce27" table:formula="of:=ABS([.F273]/[.B$4])" office:value-type="percentage" office:value="0.0395247581987254" calcext:value-type="percentage">
            <text:p>3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9" table:formula="of:=[.A274]*90/(256)" office:value-type="float" office:value="95.2734375" calcext:value-type="float">
            <text:p>95.27º</text:p>
          </table:table-cell>
          <table:table-cell table:style-name="ce14" table:formula="of:=ROUND([.C$1]*SIN([.B274]*PI()/180);0)" office:value-type="float" office:value="1019" calcext:value-type="float">
            <text:p>1019</text:p>
          </table:table-cell>
          <table:table-cell table:style-name="ce14" table:formula="of:=ROUND([.C$1]*SIN(([.B274]+90)*PI()/180);0)" office:value-type="float" office:value="-94" calcext:value-type="float">
            <text:p>-94</text:p>
          </table:table-cell>
          <table:table-cell table:style-name="ce9" table:formula="of:=MOD(ATAN2([.D274];[.C274])*180/PI()+360;360)" office:value-type="float" office:value="95.2704650209938" calcext:value-type="float">
            <text:p>95.27º</text:p>
          </table:table-cell>
          <table:table-cell table:style-name="ce20" table:formula="of:=[.B274]-[.E274]" office:value-type="float" office:value="0.00297247900624598" calcext:value-type="float">
            <text:p>0.0030</text:p>
          </table:table-cell>
          <table:table-cell table:style-name="ce27" table:formula="of:=ABS([.F274]/[.B$4])" office:value-type="percentage" office:value="0.00845505139554411" calcext:value-type="percentage">
            <text:p>0.8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table:style-name="ce9" table:formula="of:=[.A275]*90/(256)" office:value-type="float" office:value="95.625" calcext:value-type="float">
            <text:p>95.63º</text:p>
          </table:table-cell>
          <table:table-cell table:style-name="ce14" table:formula="of:=ROUND([.C$1]*SIN([.B275]*PI()/180);0)" office:value-type="float" office:value="1018" calcext:value-type="float">
            <text:p>1018</text:p>
          </table:table-cell>
          <table:table-cell table:style-name="ce14" table:formula="of:=ROUND([.C$1]*SIN(([.B275]+90)*PI()/180);0)" office:value-type="float" office:value="-100" calcext:value-type="float">
            <text:p>-100</text:p>
          </table:table-cell>
          <table:table-cell table:style-name="ce9" table:formula="of:=MOD(ATAN2([.D275];[.C275])*180/PI()+360;360)" office:value-type="float" office:value="95.6102698906848" calcext:value-type="float">
            <text:p>95.61º</text:p>
          </table:table-cell>
          <table:table-cell table:style-name="ce20" table:formula="of:=[.B275]-[.E275]" office:value-type="float" office:value="0.0147301093152237" calcext:value-type="float">
            <text:p>0.0147</text:p>
          </table:table-cell>
          <table:table-cell table:style-name="ce27" table:formula="of:=ABS([.F275]/[.B$4])" office:value-type="percentage" office:value="0.041898977607747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table:style-name="ce9" table:formula="of:=[.A276]*90/(256)" office:value-type="float" office:value="95.9765625" calcext:value-type="float">
            <text:p>95.98º</text:p>
          </table:table-cell>
          <table:table-cell table:style-name="ce14" table:formula="of:=ROUND([.C$1]*SIN([.B276]*PI()/180);0)" office:value-type="float" office:value="1017" calcext:value-type="float">
            <text:p>1017</text:p>
          </table:table-cell>
          <table:table-cell table:style-name="ce14" table:formula="of:=ROUND([.C$1]*SIN(([.B276]+90)*PI()/180);0)" office:value-type="float" office:value="-107" calcext:value-type="float">
            <text:p>-107</text:p>
          </table:table-cell>
          <table:table-cell table:style-name="ce9" table:formula="of:=MOD(ATAN2([.D276];[.C276])*180/PI()+360;360)" office:value-type="float" office:value="96.0060732769672" calcext:value-type="float">
            <text:p>96.01º</text:p>
          </table:table-cell>
          <table:table-cell table:style-name="ce20" table:formula="of:=[.B276]-[.E276]" office:value-type="float" office:value="-0.0295107769671858" calcext:value-type="float">
            <text:p>-0.0295</text:p>
          </table:table-cell>
          <table:table-cell table:style-name="ce27" table:formula="of:=ABS([.F276]/[.B$4])" office:value-type="percentage" office:value="0.0839417655955509" calcext:value-type="percentage">
            <text:p>8.3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table:style-name="ce9" table:formula="of:=[.A277]*90/(256)" office:value-type="float" office:value="96.328125" calcext:value-type="float">
            <text:p>96.33º</text:p>
          </table:table-cell>
          <table:table-cell table:style-name="ce14" table:formula="of:=ROUND([.C$1]*SIN([.B277]*PI()/180);0)" office:value-type="float" office:value="1017" calcext:value-type="float">
            <text:p>1017</text:p>
          </table:table-cell>
          <table:table-cell table:style-name="ce14" table:formula="of:=ROUND([.C$1]*SIN(([.B277]+90)*PI()/180);0)" office:value-type="float" office:value="-113" calcext:value-type="float">
            <text:p>-113</text:p>
          </table:table-cell>
          <table:table-cell table:style-name="ce9" table:formula="of:=MOD(ATAN2([.D277];[.C277])*180/PI()+360;360)" office:value-type="float" office:value="96.3401917459099" calcext:value-type="float">
            <text:p>96.34º</text:p>
          </table:table-cell>
          <table:table-cell table:style-name="ce20" table:formula="of:=[.B277]-[.E277]" office:value-type="float" office:value="-0.0120667459099195" calcext:value-type="float">
            <text:p>-0.0121</text:p>
          </table:table-cell>
          <table:table-cell table:style-name="ce27" table:formula="of:=ABS([.F277]/[.B$4])" office:value-type="percentage" office:value="0.0343231883659933" calcext:value-type="percentage">
            <text:p>3.4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table:style-name="ce9" table:formula="of:=[.A278]*90/(256)" office:value-type="float" office:value="96.6796875" calcext:value-type="float">
            <text:p>96.68º</text:p>
          </table:table-cell>
          <table:table-cell table:style-name="ce14" table:formula="of:=ROUND([.C$1]*SIN([.B278]*PI()/180);0)" office:value-type="float" office:value="1016" calcext:value-type="float">
            <text:p>1016</text:p>
          </table:table-cell>
          <table:table-cell table:style-name="ce14" table:formula="of:=ROUND([.C$1]*SIN(([.B278]+90)*PI()/180);0)" office:value-type="float" office:value="-119" calcext:value-type="float">
            <text:p>-119</text:p>
          </table:table-cell>
          <table:table-cell table:style-name="ce9" table:formula="of:=MOD(ATAN2([.D278];[.C278])*180/PI()+360;360)" office:value-type="float" office:value="96.6803872377851" calcext:value-type="float">
            <text:p>96.68º</text:p>
          </table:table-cell>
          <table:table-cell table:style-name="ce20" table:formula="of:=[.B278]-[.E278]" office:value-type="float" office:value="-0.000699737785055277" calcext:value-type="float">
            <text:p>-0.0007</text:p>
          </table:table-cell>
          <table:table-cell table:style-name="ce27" table:formula="of:=ABS([.F278]/[.B$4])" office:value-type="percentage" office:value="0.00199036525526834" calcext:value-type="percentage">
            <text:p>0.2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9" table:formula="of:=[.A279]*90/(256)" office:value-type="float" office:value="97.03125" calcext:value-type="float">
            <text:p>97.03º</text:p>
          </table:table-cell>
          <table:table-cell table:style-name="ce14" table:formula="of:=ROUND([.C$1]*SIN([.B279]*PI()/180);0)" office:value-type="float" office:value="1015" calcext:value-type="float">
            <text:p>1015</text:p>
          </table:table-cell>
          <table:table-cell table:style-name="ce14" table:formula="of:=ROUND([.C$1]*SIN(([.B279]+90)*PI()/180);0)" office:value-type="float" office:value="-125" calcext:value-type="float">
            <text:p>-125</text:p>
          </table:table-cell>
          <table:table-cell table:style-name="ce9" table:formula="of:=MOD(ATAN2([.D279];[.C279])*180/PI()+360;360)" office:value-type="float" office:value="97.0207791452012" calcext:value-type="float">
            <text:p>97.02º</text:p>
          </table:table-cell>
          <table:table-cell table:style-name="ce20" table:formula="of:=[.B279]-[.E279]" office:value-type="float" office:value="0.0104708547988253" calcext:value-type="float">
            <text:p>0.0105</text:p>
          </table:table-cell>
          <table:table-cell table:style-name="ce27" table:formula="of:=ABS([.F279]/[.B$4])" office:value-type="percentage" office:value="0.029783764761103" calcext:value-type="percentage">
            <text:p>2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table:style-name="ce9" table:formula="of:=[.A280]*90/(256)" office:value-type="float" office:value="97.3828125" calcext:value-type="float">
            <text:p>97.38º</text:p>
          </table:table-cell>
          <table:table-cell table:style-name="ce14" table:formula="of:=ROUND([.C$1]*SIN([.B280]*PI()/180);0)" office:value-type="float" office:value="1015" calcext:value-type="float">
            <text:p>1015</text:p>
          </table:table-cell>
          <table:table-cell table:style-name="ce14" table:formula="of:=ROUND([.C$1]*SIN(([.B280]+90)*PI()/180);0)" office:value-type="float" office:value="-131" calcext:value-type="float">
            <text:p>-131</text:p>
          </table:table-cell>
          <table:table-cell table:style-name="ce9" table:formula="of:=MOD(ATAN2([.D280];[.C280])*180/PI()+360;360)" office:value-type="float" office:value="97.3541704686952" calcext:value-type="float">
            <text:p>97.35º</text:p>
          </table:table-cell>
          <table:table-cell table:style-name="ce20" table:formula="of:=[.B280]-[.E280]" office:value-type="float" office:value="0.0286420313047984" calcext:value-type="float">
            <text:p>0.0286</text:p>
          </table:table-cell>
          <table:table-cell table:style-name="ce27" table:formula="of:=ABS([.F280]/[.B$4])" office:value-type="percentage" office:value="0.0814706668225376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table:style-name="ce9" table:formula="of:=[.A281]*90/(256)" office:value-type="float" office:value="97.734375" calcext:value-type="float">
            <text:p>97.73º</text:p>
          </table:table-cell>
          <table:table-cell table:style-name="ce14" table:formula="of:=ROUND([.C$1]*SIN([.B281]*PI()/180);0)" office:value-type="float" office:value="1014" calcext:value-type="float">
            <text:p>1014</text:p>
          </table:table-cell>
          <table:table-cell table:style-name="ce14" table:formula="of:=ROUND([.C$1]*SIN(([.B281]+90)*PI()/180);0)" office:value-type="float" office:value="-138" calcext:value-type="float">
            <text:p>-138</text:p>
          </table:table-cell>
          <table:table-cell table:style-name="ce9" table:formula="of:=MOD(ATAN2([.D281];[.C281])*180/PI()+360;360)" office:value-type="float" office:value="97.7500364229193" calcext:value-type="float">
            <text:p>97.75º</text:p>
          </table:table-cell>
          <table:table-cell table:style-name="ce20" table:formula="of:=[.B281]-[.E281]" office:value-type="float" office:value="-0.0156614229193224" calcext:value-type="float">
            <text:p>-0.0157</text:p>
          </table:table-cell>
          <table:table-cell table:style-name="ce27" table:formula="of:=ABS([.F281]/[.B$4])" office:value-type="percentage" office:value="0.0445480474149614" calcext:value-type="percentage">
            <text:p>4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table:style-name="ce9" table:formula="of:=[.A282]*90/(256)" office:value-type="float" office:value="98.0859375" calcext:value-type="float">
            <text:p>98.09º</text:p>
          </table:table-cell>
          <table:table-cell table:style-name="ce14" table:formula="of:=ROUND([.C$1]*SIN([.B282]*PI()/180);0)" office:value-type="float" office:value="1013" calcext:value-type="float">
            <text:p>1013</text:p>
          </table:table-cell>
          <table:table-cell table:style-name="ce14" table:formula="of:=ROUND([.C$1]*SIN(([.B282]+90)*PI()/180);0)" office:value-type="float" office:value="-144" calcext:value-type="float">
            <text:p>-144</text:p>
          </table:table-cell>
          <table:table-cell table:style-name="ce9" table:formula="of:=MOD(ATAN2([.D282];[.C282])*180/PI()+360;360)" office:value-type="float" office:value="98.0905061064769" calcext:value-type="float">
            <text:p>98.09º</text:p>
          </table:table-cell>
          <table:table-cell table:style-name="ce20" table:formula="of:=[.B282]-[.E282]" office:value-type="float" office:value="-0.00456860647688018" calcext:value-type="float">
            <text:p>-0.0046</text:p>
          </table:table-cell>
          <table:table-cell table:style-name="ce27" table:formula="of:=ABS([.F282]/[.B$4])" office:value-type="percentage" office:value="0.0129951473120147" calcext:value-type="percentage">
            <text:p>1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9" table:formula="of:=[.A283]*90/(256)" office:value-type="float" office:value="98.4375" calcext:value-type="float">
            <text:p>98.44º</text:p>
          </table:table-cell>
          <table:table-cell table:style-name="ce14" table:formula="of:=ROUND([.C$1]*SIN([.B283]*PI()/180);0)" office:value-type="float" office:value="1012" calcext:value-type="float">
            <text:p>1012</text:p>
          </table:table-cell>
          <table:table-cell table:style-name="ce14" table:formula="of:=ROUND([.C$1]*SIN(([.B283]+90)*PI()/180);0)" office:value-type="float" office:value="-150" calcext:value-type="float">
            <text:p>-150</text:p>
          </table:table-cell>
          <table:table-cell table:style-name="ce9" table:formula="of:=MOD(ATAN2([.D283];[.C283])*180/PI()+360;360)" office:value-type="float" office:value="98.431072715752" calcext:value-type="float">
            <text:p>98.43º</text:p>
          </table:table-cell>
          <table:table-cell table:style-name="ce20" table:formula="of:=[.B283]-[.E283]" office:value-type="float" office:value="0.00642728424804773" calcext:value-type="float">
            <text:p>0.0064</text:p>
          </table:table-cell>
          <table:table-cell table:style-name="ce27" table:formula="of:=ABS([.F283]/[.B$4])" office:value-type="percentage" office:value="0.0182820529722246" calcext:value-type="percentage">
            <text:p>1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table:style-name="ce9" table:formula="of:=[.A284]*90/(256)" office:value-type="float" office:value="98.7890625" calcext:value-type="float">
            <text:p>98.79º</text:p>
          </table:table-cell>
          <table:table-cell table:style-name="ce14" table:formula="of:=ROUND([.C$1]*SIN([.B284]*PI()/180);0)" office:value-type="float" office:value="1011" calcext:value-type="float">
            <text:p>1011</text:p>
          </table:table-cell>
          <table:table-cell table:style-name="ce14" table:formula="of:=ROUND([.C$1]*SIN(([.B284]+90)*PI()/180);0)" office:value-type="float" office:value="-156" calcext:value-type="float">
            <text:p>-156</text:p>
          </table:table-cell>
          <table:table-cell table:style-name="ce9" table:formula="of:=MOD(ATAN2([.D284];[.C284])*180/PI()+360;360)" office:value-type="float" office:value="98.7717122182811" calcext:value-type="float">
            <text:p>98.77º</text:p>
          </table:table-cell>
          <table:table-cell table:style-name="ce20" table:formula="of:=[.B284]-[.E284]" office:value-type="float" office:value="0.0173502817189046" calcext:value-type="float">
            <text:p>0.0174</text:p>
          </table:table-cell>
          <table:table-cell table:style-name="ce27" table:formula="of:=ABS([.F284]/[.B$4])" office:value-type="percentage" office:value="0.0493519124448843" calcext:value-type="percentage">
            <text:p>4.9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table:style-name="ce9" table:formula="of:=[.A285]*90/(256)" office:value-type="float" office:value="99.140625" calcext:value-type="float">
            <text:p>99.14º</text:p>
          </table:table-cell>
          <table:table-cell table:style-name="ce14" table:formula="of:=ROUND([.C$1]*SIN([.B285]*PI()/180);0)" office:value-type="float" office:value="1010" calcext:value-type="float">
            <text:p>1010</text:p>
          </table:table-cell>
          <table:table-cell table:style-name="ce14" table:formula="of:=ROUND([.C$1]*SIN(([.B285]+90)*PI()/180);0)" office:value-type="float" office:value="-163" calcext:value-type="float">
            <text:p>-163</text:p>
          </table:table-cell>
          <table:table-cell table:style-name="ce9" table:formula="of:=MOD(ATAN2([.D285];[.C285])*180/PI()+360;360)" office:value-type="float" office:value="99.1676976243377" calcext:value-type="float">
            <text:p>99.17º</text:p>
          </table:table-cell>
          <table:table-cell table:style-name="ce20" table:formula="of:=[.B285]-[.E285]" office:value-type="float" office:value="-0.0270726243377339" calcext:value-type="float">
            <text:p>-0.0271</text:p>
          </table:table-cell>
          <table:table-cell table:style-name="ce27" table:formula="of:=ABS([.F285]/[.B$4])" office:value-type="percentage" office:value="0.0770065758939988" calcext:value-type="percentage">
            <text:p>7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table:style-name="ce9" table:formula="of:=[.A286]*90/(256)" office:value-type="float" office:value="99.4921875" calcext:value-type="float">
            <text:p>99.49º</text:p>
          </table:table-cell>
          <table:table-cell table:style-name="ce14" table:formula="of:=ROUND([.C$1]*SIN([.B286]*PI()/180);0)" office:value-type="float" office:value="1009" calcext:value-type="float">
            <text:p>1009</text:p>
          </table:table-cell>
          <table:table-cell table:style-name="ce14" table:formula="of:=ROUND([.C$1]*SIN(([.B286]+90)*PI()/180);0)" office:value-type="float" office:value="-169" calcext:value-type="float">
            <text:p>-169</text:p>
          </table:table-cell>
          <table:table-cell table:style-name="ce9" table:formula="of:=MOD(ATAN2([.D286];[.C286])*180/PI()+360;360)" office:value-type="float" office:value="99.5083576950767" calcext:value-type="float">
            <text:p>99.51º</text:p>
          </table:table-cell>
          <table:table-cell table:style-name="ce20" table:formula="of:=[.B286]-[.E286]" office:value-type="float" office:value="-0.0161701950766542" calcext:value-type="float">
            <text:p>-0.0162</text:p>
          </table:table-cell>
          <table:table-cell table:style-name="ce27" table:formula="of:=ABS([.F286]/[.B$4])" office:value-type="percentage" office:value="0.0459952215513719" calcext:value-type="percentage">
            <text:p>4.6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table:style-name="ce9" table:formula="of:=[.A287]*90/(256)" office:value-type="float" office:value="99.84375" calcext:value-type="float">
            <text:p>99.84º</text:p>
          </table:table-cell>
          <table:table-cell table:style-name="ce14" table:formula="of:=ROUND([.C$1]*SIN([.B287]*PI()/180);0)" office:value-type="float" office:value="1008" calcext:value-type="float">
            <text:p>1008</text:p>
          </table:table-cell>
          <table:table-cell table:style-name="ce14" table:formula="of:=ROUND([.C$1]*SIN(([.B287]+90)*PI()/180);0)" office:value-type="float" office:value="-175" calcext:value-type="float">
            <text:p>-175</text:p>
          </table:table-cell>
          <table:table-cell table:style-name="ce9" table:formula="of:=MOD(ATAN2([.D287];[.C287])*180/PI()+360;360)" office:value-type="float" office:value="99.8490145111171" calcext:value-type="float">
            <text:p>99.85º</text:p>
          </table:table-cell>
          <table:table-cell table:style-name="ce20" table:formula="of:=[.B287]-[.E287]" office:value-type="float" office:value="-0.00526451111704773" calcext:value-type="float">
            <text:p>-0.0053</text:p>
          </table:table-cell>
          <table:table-cell table:style-name="ce27" table:formula="of:=ABS([.F287]/[.B$4])" office:value-type="percentage" office:value="0.0149746093996024" calcext:value-type="percentage">
            <text:p>1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table:style-name="ce9" table:formula="of:=[.A288]*90/(256)" office:value-type="float" office:value="100.1953125" calcext:value-type="float">
            <text:p>100.20º</text:p>
          </table:table-cell>
          <table:table-cell table:style-name="ce14" table:formula="of:=ROUND([.C$1]*SIN([.B288]*PI()/180);0)" office:value-type="float" office:value="1007" calcext:value-type="float">
            <text:p>1007</text:p>
          </table:table-cell>
          <table:table-cell table:style-name="ce14" table:formula="of:=ROUND([.C$1]*SIN(([.B288]+90)*PI()/180);0)" office:value-type="float" office:value="-181" calcext:value-type="float">
            <text:p>-181</text:p>
          </table:table-cell>
          <table:table-cell table:style-name="ce9" table:formula="of:=MOD(ATAN2([.D288];[.C288])*180/PI()+360;360)" office:value-type="float" office:value="100.189643990145" calcext:value-type="float">
            <text:p>100.19º</text:p>
          </table:table-cell>
          <table:table-cell table:style-name="ce20" table:formula="of:=[.B288]-[.E288]" office:value-type="float" office:value="0.00566850985489964" calcext:value-type="float">
            <text:p>0.0057</text:p>
          </table:table-cell>
          <table:table-cell table:style-name="ce27" table:formula="of:=ABS([.F288]/[.B$4])" office:value-type="percentage" office:value="0.0161237613650479" calcext:value-type="percentage">
            <text:p>1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table:style-name="ce9" table:formula="of:=[.A289]*90/(256)" office:value-type="float" office:value="100.546875" calcext:value-type="float">
            <text:p>100.55º</text:p>
          </table:table-cell>
          <table:table-cell table:style-name="ce14" table:formula="of:=ROUND([.C$1]*SIN([.B289]*PI()/180);0)" office:value-type="float" office:value="1006" calcext:value-type="float">
            <text:p>1006</text:p>
          </table:table-cell>
          <table:table-cell table:style-name="ce14" table:formula="of:=ROUND([.C$1]*SIN(([.B289]+90)*PI()/180);0)" office:value-type="float" office:value="-187" calcext:value-type="float">
            <text:p>-187</text:p>
          </table:table-cell>
          <table:table-cell table:style-name="ce9" table:formula="of:=MOD(ATAN2([.D289];[.C289])*180/PI()+360;360)" office:value-type="float" office:value="100.53022206144" calcext:value-type="float">
            <text:p>100.53º</text:p>
          </table:table-cell>
          <table:table-cell table:style-name="ce20" table:formula="of:=[.B289]-[.E289]" office:value-type="float" office:value="0.0166529385595595" calcext:value-type="float">
            <text:p>0.0167</text:p>
          </table:table-cell>
          <table:table-cell table:style-name="ce27" table:formula="of:=ABS([.F289]/[.B$4])" office:value-type="percentage" office:value="0.0473683585694137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table:style-name="ce9" table:formula="of:=[.A290]*90/(256)" office:value-type="float" office:value="100.8984375" calcext:value-type="float">
            <text:p>100.90º</text:p>
          </table:table-cell>
          <table:table-cell table:style-name="ce14" table:formula="of:=ROUND([.C$1]*SIN([.B290]*PI()/180);0)" office:value-type="float" office:value="1005" calcext:value-type="float">
            <text:p>1005</text:p>
          </table:table-cell>
          <table:table-cell table:style-name="ce14" table:formula="of:=ROUND([.C$1]*SIN(([.B290]+90)*PI()/180);0)" office:value-type="float" office:value="-193" calcext:value-type="float">
            <text:p>-193</text:p>
          </table:table-cell>
          <table:table-cell table:style-name="ce9" table:formula="of:=MOD(ATAN2([.D290];[.C290])*180/PI()+360;360)" office:value-type="float" office:value="100.870724676077" calcext:value-type="float">
            <text:p>100.87º</text:p>
          </table:table-cell>
          <table:table-cell table:style-name="ce20" table:formula="of:=[.B290]-[.E290]" office:value-type="float" office:value="0.0277128239228546" calcext:value-type="float">
            <text:p>0.0277</text:p>
          </table:table-cell>
          <table:table-cell table:style-name="ce27" table:formula="of:=ABS([.F290]/[.B$4])" office:value-type="percentage" office:value="0.0788275880472308" calcext:value-type="percentage">
            <text:p>7.8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9" table:formula="of:=[.A291]*90/(256)" office:value-type="float" office:value="101.25" calcext:value-type="float">
            <text:p>101.25º</text:p>
          </table:table-cell>
          <table:table-cell table:style-name="ce14" table:formula="of:=ROUND([.C$1]*SIN([.B291]*PI()/180);0)" office:value-type="float" office:value="1003" calcext:value-type="float">
            <text:p>1003</text:p>
          </table:table-cell>
          <table:table-cell table:style-name="ce14" table:formula="of:=ROUND([.C$1]*SIN(([.B291]+90)*PI()/180);0)" office:value-type="float" office:value="-200" calcext:value-type="float">
            <text:p>-200</text:p>
          </table:table-cell>
          <table:table-cell table:style-name="ce9" table:formula="of:=MOD(ATAN2([.D291];[.C291])*180/PI()+360;360)" office:value-type="float" office:value="101.276972297687" calcext:value-type="float">
            <text:p>101.28º</text:p>
          </table:table-cell>
          <table:table-cell table:style-name="ce20" table:formula="of:=[.B291]-[.E291]" office:value-type="float" office:value="-0.0269722976868252" calcext:value-type="float">
            <text:p>-0.0270</text:p>
          </table:table-cell>
          <table:table-cell table:style-name="ce27" table:formula="of:=ABS([.F291]/[.B$4])" office:value-type="percentage" office:value="0.0767212023091916" calcext:value-type="percentage">
            <text:p>7.6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9" table:formula="of:=[.A292]*90/(256)" office:value-type="float" office:value="101.6015625" calcext:value-type="float">
            <text:p>101.60º</text:p>
          </table:table-cell>
          <table:table-cell table:style-name="ce14" table:formula="of:=ROUND([.C$1]*SIN([.B292]*PI()/180);0)" office:value-type="float" office:value="1002" calcext:value-type="float">
            <text:p>1002</text:p>
          </table:table-cell>
          <table:table-cell table:style-name="ce14" table:formula="of:=ROUND([.C$1]*SIN(([.B292]+90)*PI()/180);0)" office:value-type="float" office:value="-206" calcext:value-type="float">
            <text:p>-206</text:p>
          </table:table-cell>
          <table:table-cell table:style-name="ce9" table:formula="of:=MOD(ATAN2([.D292];[.C292])*180/PI()+360;360)" office:value-type="float" office:value="101.617498888268" calcext:value-type="float">
            <text:p>101.62º</text:p>
          </table:table-cell>
          <table:table-cell table:style-name="ce20" table:formula="of:=[.B292]-[.E292]" office:value-type="float" office:value="-0.0159363882678463" calcext:value-type="float">
            <text:p>-0.0159</text:p>
          </table:table-cell>
          <table:table-cell table:style-name="ce27" table:formula="of:=ABS([.F292]/[.B$4])" office:value-type="percentage" office:value="0.0453301710729849" calcext:value-type="percentage">
            <text:p>4.5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9" table:formula="of:=[.A293]*90/(256)" office:value-type="float" office:value="101.953125" calcext:value-type="float">
            <text:p>101.95º</text:p>
          </table:table-cell>
          <table:table-cell table:style-name="ce14" table:formula="of:=ROUND([.C$1]*SIN([.B293]*PI()/180);0)" office:value-type="float" office:value="1001" calcext:value-type="float">
            <text:p>1001</text:p>
          </table:table-cell>
          <table:table-cell table:style-name="ce14" table:formula="of:=ROUND([.C$1]*SIN(([.B293]+90)*PI()/180);0)" office:value-type="float" office:value="-212" calcext:value-type="float">
            <text:p>-212</text:p>
          </table:table-cell>
          <table:table-cell table:style-name="ce9" table:formula="of:=MOD(ATAN2([.D293];[.C293])*180/PI()+360;360)" office:value-type="float" office:value="101.957873222565" calcext:value-type="float">
            <text:p>101.96º</text:p>
          </table:table-cell>
          <table:table-cell table:style-name="ce20" table:formula="of:=[.B293]-[.E293]" office:value-type="float" office:value="-0.00474822256450125" calcext:value-type="float">
            <text:p>-0.0047</text:p>
          </table:table-cell>
          <table:table-cell table:style-name="ce27" table:formula="of:=ABS([.F293]/[.B$4])" office:value-type="percentage" office:value="0.0135060552945813" calcext:value-type="percentage">
            <text:p>1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table:style-name="ce9" table:formula="of:=[.A294]*90/(256)" office:value-type="float" office:value="102.3046875" calcext:value-type="float">
            <text:p>102.30º</text:p>
          </table:table-cell>
          <table:table-cell table:style-name="ce14" table:formula="of:=ROUND([.C$1]*SIN([.B294]*PI()/180);0)" office:value-type="float" office:value="999" calcext:value-type="float">
            <text:p>999</text:p>
          </table:table-cell>
          <table:table-cell table:style-name="ce14" table:formula="of:=ROUND([.C$1]*SIN(([.B294]+90)*PI()/180);0)" office:value-type="float" office:value="-218" calcext:value-type="float">
            <text:p>-218</text:p>
          </table:table-cell>
          <table:table-cell table:style-name="ce9" table:formula="of:=MOD(ATAN2([.D294];[.C294])*180/PI()+360;360)" office:value-type="float" office:value="102.310006602143" calcext:value-type="float">
            <text:p>102.31º</text:p>
          </table:table-cell>
          <table:table-cell table:style-name="ce20" table:formula="of:=[.B294]-[.E294]" office:value-type="float" office:value="-0.0053191021429484" calcext:value-type="float">
            <text:p>-0.0053</text:p>
          </table:table-cell>
          <table:table-cell table:style-name="ce27" table:formula="of:=ABS([.F294]/[.B$4])" office:value-type="percentage" office:value="0.0151298905399421" calcext:value-type="percentage">
            <text:p>1.5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table:style-name="ce9" table:formula="of:=[.A295]*90/(256)" office:value-type="float" office:value="102.65625" calcext:value-type="float">
            <text:p>102.66º</text:p>
          </table:table-cell>
          <table:table-cell table:style-name="ce14" table:formula="of:=ROUND([.C$1]*SIN([.B295]*PI()/180);0)" office:value-type="float" office:value="998" calcext:value-type="float">
            <text:p>998</text:p>
          </table:table-cell>
          <table:table-cell table:style-name="ce14" table:formula="of:=ROUND([.C$1]*SIN(([.B295]+90)*PI()/180);0)" office:value-type="float" office:value="-224" calcext:value-type="float">
            <text:p>-224</text:p>
          </table:table-cell>
          <table:table-cell table:style-name="ce9" table:formula="of:=MOD(ATAN2([.D295];[.C295])*180/PI()+360;360)" office:value-type="float" office:value="102.650325617114" calcext:value-type="float">
            <text:p>102.65º</text:p>
          </table:table-cell>
          <table:table-cell table:style-name="ce20" table:formula="of:=[.B295]-[.E295]" office:value-type="float" office:value="0.00592438288572339" calcext:value-type="float">
            <text:p>0.0059</text:p>
          </table:table-cell>
          <table:table-cell table:style-name="ce27" table:formula="of:=ABS([.F295]/[.B$4])" office:value-type="percentage" office:value="0.0168515779860576" calcext:value-type="percentage">
            <text:p>1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table:style-name="ce9" table:formula="of:=[.A296]*90/(256)" office:value-type="float" office:value="103.0078125" calcext:value-type="float">
            <text:p>103.01º</text:p>
          </table:table-cell>
          <table:table-cell table:style-name="ce14" table:formula="of:=ROUND([.C$1]*SIN([.B296]*PI()/180);0)" office:value-type="float" office:value="997" calcext:value-type="float">
            <text:p>997</text:p>
          </table:table-cell>
          <table:table-cell table:style-name="ce14" table:formula="of:=ROUND([.C$1]*SIN(([.B296]+90)*PI()/180);0)" office:value-type="float" office:value="-230" calcext:value-type="float">
            <text:p>-230</text:p>
          </table:table-cell>
          <table:table-cell table:style-name="ce9" table:formula="of:=MOD(ATAN2([.D296];[.C296])*180/PI()+360;360)" office:value-type="float" office:value="102.990419606406" calcext:value-type="float">
            <text:p>102.99º</text:p>
          </table:table-cell>
          <table:table-cell table:style-name="ce20" table:formula="of:=[.B296]-[.E296]" office:value-type="float" office:value="0.01739289359449" calcext:value-type="float">
            <text:p>0.0174</text:p>
          </table:table-cell>
          <table:table-cell table:style-name="ce27" table:formula="of:=ABS([.F296]/[.B$4])" office:value-type="percentage" office:value="0.0494731195576605" calcext:value-type="percentage">
            <text:p>4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table:style-name="ce9" table:formula="of:=[.A297]*90/(256)" office:value-type="float" office:value="103.359375" calcext:value-type="float">
            <text:p>103.36º</text:p>
          </table:table-cell>
          <table:table-cell table:style-name="ce14" table:formula="of:=ROUND([.C$1]*SIN([.B297]*PI()/180);0)" office:value-type="float" office:value="995" calcext:value-type="float">
            <text:p>995</text:p>
          </table:table-cell>
          <table:table-cell table:style-name="ce14" table:formula="of:=ROUND([.C$1]*SIN(([.B297]+90)*PI()/180);0)" office:value-type="float" office:value="-236" calcext:value-type="float">
            <text:p>-236</text:p>
          </table:table-cell>
          <table:table-cell table:style-name="ce9" table:formula="of:=MOD(ATAN2([.D297];[.C297])*180/PI()+360;360)" office:value-type="float" office:value="103.343183165215" calcext:value-type="float">
            <text:p>103.34º</text:p>
          </table:table-cell>
          <table:table-cell table:style-name="ce20" table:formula="of:=[.B297]-[.E297]" office:value-type="float" office:value="0.0161918347847632" calcext:value-type="float">
            <text:p>0.0162</text:p>
          </table:table-cell>
          <table:table-cell table:style-name="ce27" table:formula="of:=ABS([.F297]/[.B$4])" office:value-type="percentage" office:value="0.0460567744988819" calcext:value-type="percentage">
            <text:p>4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table:style-name="ce9" table:formula="of:=[.A298]*90/(256)" office:value-type="float" office:value="103.7109375" calcext:value-type="float">
            <text:p>103.71º</text:p>
          </table:table-cell>
          <table:table-cell table:style-name="ce14" table:formula="of:=ROUND([.C$1]*SIN([.B298]*PI()/180);0)" office:value-type="float" office:value="994" calcext:value-type="float">
            <text:p>994</text:p>
          </table:table-cell>
          <table:table-cell table:style-name="ce14" table:formula="of:=ROUND([.C$1]*SIN(([.B298]+90)*PI()/180);0)" office:value-type="float" office:value="-242" calcext:value-type="float">
            <text:p>-242</text:p>
          </table:table-cell>
          <table:table-cell table:style-name="ce9" table:formula="of:=MOD(ATAN2([.D298];[.C298])*180/PI()+360;360)" office:value-type="float" office:value="103.683073387193" calcext:value-type="float">
            <text:p>103.68º</text:p>
          </table:table-cell>
          <table:table-cell table:style-name="ce20" table:formula="of:=[.B298]-[.E298]" office:value-type="float" office:value="0.0278641128072081" calcext:value-type="float">
            <text:p>0.0279</text:p>
          </table:table-cell>
          <table:table-cell table:style-name="ce27" table:formula="of:=ABS([.F298]/[.B$4])" office:value-type="percentage" office:value="0.0792579208738365" calcext:value-type="percentage">
            <text:p>7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table:style-name="ce9" table:formula="of:=[.A299]*90/(256)" office:value-type="float" office:value="104.0625" calcext:value-type="float">
            <text:p>104.06º</text:p>
          </table:table-cell>
          <table:table-cell table:style-name="ce14" table:formula="of:=ROUND([.C$1]*SIN([.B299]*PI()/180);0)" office:value-type="float" office:value="992" calcext:value-type="float">
            <text:p>992</text:p>
          </table:table-cell>
          <table:table-cell table:style-name="ce14" table:formula="of:=ROUND([.C$1]*SIN(([.B299]+90)*PI()/180);0)" office:value-type="float" office:value="-249" calcext:value-type="float">
            <text:p>-249</text:p>
          </table:table-cell>
          <table:table-cell table:style-name="ce9" table:formula="of:=MOD(ATAN2([.D299];[.C299])*180/PI()+360;360)" office:value-type="float" office:value="104.090590882989" calcext:value-type="float">
            <text:p>104.09º</text:p>
          </table:table-cell>
          <table:table-cell table:style-name="ce20" table:formula="of:=[.B299]-[.E299]" office:value-type="float" office:value="-0.0280908829888631" calcext:value-type="float">
            <text:p>-0.0281</text:p>
          </table:table-cell>
          <table:table-cell table:style-name="ce27" table:formula="of:=ABS([.F299]/[.B$4])" office:value-type="percentage" office:value="0.0799029560572106" calcext:value-type="percentage">
            <text:p>7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9" table:formula="of:=[.A300]*90/(256)" office:value-type="float" office:value="104.4140625" calcext:value-type="float">
            <text:p>104.41º</text:p>
          </table:table-cell>
          <table:table-cell table:style-name="ce14" table:formula="of:=ROUND([.C$1]*SIN([.B300]*PI()/180);0)" office:value-type="float" office:value="991" calcext:value-type="float">
            <text:p>991</text:p>
          </table:table-cell>
          <table:table-cell table:style-name="ce14" table:formula="of:=ROUND([.C$1]*SIN(([.B300]+90)*PI()/180);0)" office:value-type="float" office:value="-255" calcext:value-type="float">
            <text:p>-255</text:p>
          </table:table-cell>
          <table:table-cell table:style-name="ce9" table:formula="of:=MOD(ATAN2([.D300];[.C300])*180/PI()+360;360)" office:value-type="float" office:value="104.430069359909" calcext:value-type="float">
            <text:p>104.43º</text:p>
          </table:table-cell>
          <table:table-cell table:style-name="ce20" table:formula="of:=[.B300]-[.E300]" office:value-type="float" office:value="-0.0160068599085434" calcext:value-type="float">
            <text:p>-0.0160</text:p>
          </table:table-cell>
          <table:table-cell table:style-name="ce27" table:formula="of:=ABS([.F300]/[.B$4])" office:value-type="percentage" office:value="0.0455306237398569" calcext:value-type="percentage">
            <text:p>4.5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9" table:formula="of:=[.A301]*90/(256)" office:value-type="float" office:value="104.765625" calcext:value-type="float">
            <text:p>104.77º</text:p>
          </table:table-cell>
          <table:table-cell table:style-name="ce14" table:formula="of:=ROUND([.C$1]*SIN([.B301]*PI()/180);0)" office:value-type="float" office:value="989" calcext:value-type="float">
            <text:p>989</text:p>
          </table:table-cell>
          <table:table-cell table:style-name="ce14" table:formula="of:=ROUND([.C$1]*SIN(([.B301]+90)*PI()/180);0)" office:value-type="float" office:value="-261" calcext:value-type="float">
            <text:p>-261</text:p>
          </table:table-cell>
          <table:table-cell table:style-name="ce9" table:formula="of:=MOD(ATAN2([.D301];[.C301])*180/PI()+360;360)" office:value-type="float" office:value="104.783478281505" calcext:value-type="float">
            <text:p>104.78º</text:p>
          </table:table-cell>
          <table:table-cell table:style-name="ce20" table:formula="of:=[.B301]-[.E301]" office:value-type="float" office:value="-0.0178532815053813" calcext:value-type="float">
            <text:p>-0.0179</text:p>
          </table:table-cell>
          <table:table-cell table:style-name="ce27" table:formula="of:=ABS([.F301]/[.B$4])" office:value-type="percentage" office:value="0.0507826673930847" calcext:value-type="percentage">
            <text:p>5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table:style-name="ce9" table:formula="of:=[.A302]*90/(256)" office:value-type="float" office:value="105.1171875" calcext:value-type="float">
            <text:p>105.12º</text:p>
          </table:table-cell>
          <table:table-cell table:style-name="ce14" table:formula="of:=ROUND([.C$1]*SIN([.B302]*PI()/180);0)" office:value-type="float" office:value="988" calcext:value-type="float">
            <text:p>988</text:p>
          </table:table-cell>
          <table:table-cell table:style-name="ce14" table:formula="of:=ROUND([.C$1]*SIN(([.B302]+90)*PI()/180);0)" office:value-type="float" office:value="-267" calcext:value-type="float">
            <text:p>-267</text:p>
          </table:table-cell>
          <table:table-cell table:style-name="ce9" table:formula="of:=MOD(ATAN2([.D302];[.C302])*180/PI()+360;360)" office:value-type="float" office:value="105.122546650086" calcext:value-type="float">
            <text:p>105.12º</text:p>
          </table:table-cell>
          <table:table-cell table:style-name="ce20" table:formula="of:=[.B302]-[.E302]" office:value-type="float" office:value="-0.00535915008640586" calcext:value-type="float">
            <text:p>-0.0054</text:p>
          </table:table-cell>
          <table:table-cell table:style-name="ce27" table:formula="of:=ABS([.F302]/[.B$4])" office:value-type="percentage" office:value="0.0152438046902211" calcext:value-type="percentage">
            <text:p>1.5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table:style-name="ce9" table:formula="of:=[.A303]*90/(256)" office:value-type="float" office:value="105.46875" calcext:value-type="float">
            <text:p>105.47º</text:p>
          </table:table-cell>
          <table:table-cell table:style-name="ce14" table:formula="of:=ROUND([.C$1]*SIN([.B303]*PI()/180);0)" office:value-type="float" office:value="986" calcext:value-type="float">
            <text:p>986</text:p>
          </table:table-cell>
          <table:table-cell table:style-name="ce14" table:formula="of:=ROUND([.C$1]*SIN(([.B303]+90)*PI()/180);0)" office:value-type="float" office:value="-273" calcext:value-type="float">
            <text:p>-273</text:p>
          </table:table-cell>
          <table:table-cell table:style-name="ce9" table:formula="of:=MOD(ATAN2([.D303];[.C303])*180/PI()+360;360)" office:value-type="float" office:value="105.476147188976" calcext:value-type="float">
            <text:p>105.48º</text:p>
          </table:table-cell>
          <table:table-cell table:style-name="ce20" table:formula="of:=[.B303]-[.E303]" office:value-type="float" office:value="-0.00739718897597186" calcext:value-type="float">
            <text:p>-0.0074</text:p>
          </table:table-cell>
          <table:table-cell table:style-name="ce27" table:formula="of:=ABS([.F303]/[.B$4])" office:value-type="percentage" office:value="0.0210408930872088" calcext:value-type="percentage">
            <text:p>2.1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9" table:formula="of:=[.A304]*90/(256)" office:value-type="float" office:value="105.8203125" calcext:value-type="float">
            <text:p>105.82º</text:p>
          </table:table-cell>
          <table:table-cell table:style-name="ce14" table:formula="of:=ROUND([.C$1]*SIN([.B304]*PI()/180);0)" office:value-type="float" office:value="984" calcext:value-type="float">
            <text:p>984</text:p>
          </table:table-cell>
          <table:table-cell table:style-name="ce14" table:formula="of:=ROUND([.C$1]*SIN(([.B304]+90)*PI()/180);0)" office:value-type="float" office:value="-279" calcext:value-type="float">
            <text:p>-279</text:p>
          </table:table-cell>
          <table:table-cell table:style-name="ce9" table:formula="of:=MOD(ATAN2([.D304];[.C304])*180/PI()+360;360)" office:value-type="float" office:value="105.829973455301" calcext:value-type="float">
            <text:p>105.83º</text:p>
          </table:table-cell>
          <table:table-cell table:style-name="ce20" table:formula="of:=[.B304]-[.E304]" office:value-type="float" office:value="-0.00966095530071698" calcext:value-type="float">
            <text:p>-0.0097</text:p>
          </table:table-cell>
          <table:table-cell table:style-name="ce27" table:formula="of:=ABS([.F304]/[.B$4])" office:value-type="percentage" office:value="0.0274800506331505" calcext:value-type="percentage">
            <text:p>2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table:style-name="ce9" table:formula="of:=[.A305]*90/(256)" office:value-type="float" office:value="106.171875" calcext:value-type="float">
            <text:p>106.17º</text:p>
          </table:table-cell>
          <table:table-cell table:style-name="ce14" table:formula="of:=ROUND([.C$1]*SIN([.B305]*PI()/180);0)" office:value-type="float" office:value="983" calcext:value-type="float">
            <text:p>983</text:p>
          </table:table-cell>
          <table:table-cell table:style-name="ce14" table:formula="of:=ROUND([.C$1]*SIN(([.B305]+90)*PI()/180);0)" office:value-type="float" office:value="-285" calcext:value-type="float">
            <text:p>-285</text:p>
          </table:table-cell>
          <table:table-cell table:style-name="ce9" table:formula="of:=MOD(ATAN2([.D305];[.C305])*180/PI()+360;360)" office:value-type="float" office:value="106.168395393055" calcext:value-type="float">
            <text:p>106.17º</text:p>
          </table:table-cell>
          <table:table-cell table:style-name="ce20" table:formula="of:=[.B305]-[.E305]" office:value-type="float" office:value="0.00347960694546146" calcext:value-type="float">
            <text:p>0.0035</text:p>
          </table:table-cell>
          <table:table-cell table:style-name="ce27" table:formula="of:=ABS([.F305]/[.B$4])" office:value-type="percentage" office:value="0.00989754864486814" calcext:value-type="percentage">
            <text:p>0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table:style-name="ce9" table:formula="of:=[.A306]*90/(256)" office:value-type="float" office:value="106.5234375" calcext:value-type="float">
            <text:p>106.52º</text:p>
          </table:table-cell>
          <table:table-cell table:style-name="ce14" table:formula="of:=ROUND([.C$1]*SIN([.B306]*PI()/180);0)" office:value-type="float" office:value="981" calcext:value-type="float">
            <text:p>981</text:p>
          </table:table-cell>
          <table:table-cell table:style-name="ce14" table:formula="of:=ROUND([.C$1]*SIN(([.B306]+90)*PI()/180);0)" office:value-type="float" office:value="-291" calcext:value-type="float">
            <text:p>-291</text:p>
          </table:table-cell>
          <table:table-cell table:style-name="ce9" table:formula="of:=MOD(ATAN2([.D306];[.C306])*180/PI()+360;360)" office:value-type="float" office:value="106.52225699164" calcext:value-type="float">
            <text:p>106.52º</text:p>
          </table:table-cell>
          <table:table-cell table:style-name="ce20" table:formula="of:=[.B306]-[.E306]" office:value-type="float" office:value="0.00118050835953909" calcext:value-type="float">
            <text:p>0.0012</text:p>
          </table:table-cell>
          <table:table-cell table:style-name="ce27" table:formula="of:=ABS([.F306]/[.B$4])" office:value-type="percentage" office:value="0.00335789044491119" calcext:value-type="percentage">
            <text:p>0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table:style-name="ce9" table:formula="of:=[.A307]*90/(256)" office:value-type="float" office:value="106.875" calcext:value-type="float">
            <text:p>106.88º</text:p>
          </table:table-cell>
          <table:table-cell table:style-name="ce14" table:formula="of:=ROUND([.C$1]*SIN([.B307]*PI()/180);0)" office:value-type="float" office:value="979" calcext:value-type="float">
            <text:p>979</text:p>
          </table:table-cell>
          <table:table-cell table:style-name="ce14" table:formula="of:=ROUND([.C$1]*SIN(([.B307]+90)*PI()/180);0)" office:value-type="float" office:value="-297" calcext:value-type="float">
            <text:p>-297</text:p>
          </table:table-cell>
          <table:table-cell table:style-name="ce9" table:formula="of:=MOD(ATAN2([.D307];[.C307])*180/PI()+360;360)" office:value-type="float" office:value="106.876264616711" calcext:value-type="float">
            <text:p>106.88º</text:p>
          </table:table-cell>
          <table:table-cell table:style-name="ce20" table:formula="of:=[.B307]-[.E307]" office:value-type="float" office:value="-0.0012646167111825" calcext:value-type="float">
            <text:p>-0.0013</text:p>
          </table:table-cell>
          <table:table-cell table:style-name="ce27" table:formula="of:=ABS([.F307]/[.B$4])" office:value-type="percentage" office:value="0.00359713197847466" calcext:value-type="percentage">
            <text:p>0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table:style-name="ce9" table:formula="of:=[.A308]*90/(256)" office:value-type="float" office:value="107.2265625" calcext:value-type="float">
            <text:p>107.23º</text:p>
          </table:table-cell>
          <table:table-cell table:style-name="ce14" table:formula="of:=ROUND([.C$1]*SIN([.B308]*PI()/180);0)" office:value-type="float" office:value="977" calcext:value-type="float">
            <text:p>977</text:p>
          </table:table-cell>
          <table:table-cell table:style-name="ce14" table:formula="of:=ROUND([.C$1]*SIN(([.B308]+90)*PI()/180);0)" office:value-type="float" office:value="-303" calcext:value-type="float">
            <text:p>-303</text:p>
          </table:table-cell>
          <table:table-cell table:style-name="ce9" table:formula="of:=MOD(ATAN2([.D308];[.C308])*180/PI()+360;360)" office:value-type="float" office:value="107.230391315463" calcext:value-type="float">
            <text:p>107.23º</text:p>
          </table:table-cell>
          <table:table-cell table:style-name="ce20" table:formula="of:=[.B308]-[.E308]" office:value-type="float" office:value="-0.00382881546278213" calcext:value-type="float">
            <text:p>-0.0038</text:p>
          </table:table-cell>
          <table:table-cell table:style-name="ce27" table:formula="of:=ABS([.F308]/[.B$4])" office:value-type="percentage" office:value="0.0108908528719136" calcext:value-type="percentage">
            <text:p>1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9" table:formula="of:=[.A309]*90/(256)" office:value-type="float" office:value="107.578125" calcext:value-type="float">
            <text:p>107.58º</text:p>
          </table:table-cell>
          <table:table-cell table:style-name="ce14" table:formula="of:=ROUND([.C$1]*SIN([.B309]*PI()/180);0)" office:value-type="float" office:value="975" calcext:value-type="float">
            <text:p>975</text:p>
          </table:table-cell>
          <table:table-cell table:style-name="ce14" table:formula="of:=ROUND([.C$1]*SIN(([.B309]+90)*PI()/180);0)" office:value-type="float" office:value="-309" calcext:value-type="float">
            <text:p>-309</text:p>
          </table:table-cell>
          <table:table-cell table:style-name="ce9" table:formula="of:=MOD(ATAN2([.D309];[.C309])*180/PI()+360;360)" office:value-type="float" office:value="107.584610080573" calcext:value-type="float">
            <text:p>107.58º</text:p>
          </table:table-cell>
          <table:table-cell table:style-name="ce20" table:formula="of:=[.B309]-[.E309]" office:value-type="float" office:value="-0.00648508057253139" calcext:value-type="float">
            <text:p>-0.0065</text:p>
          </table:table-cell>
          <table:table-cell table:style-name="ce27" table:formula="of:=ABS([.F309]/[.B$4])" office:value-type="percentage" office:value="0.0184464514063115" calcext:value-type="percentage">
            <text:p>1.8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table:style-name="ce9" table:formula="of:=[.A310]*90/(256)" office:value-type="float" office:value="107.9296875" calcext:value-type="float">
            <text:p>107.93º</text:p>
          </table:table-cell>
          <table:table-cell table:style-name="ce14" table:formula="of:=ROUND([.C$1]*SIN([.B310]*PI()/180);0)" office:value-type="float" office:value="973" calcext:value-type="float">
            <text:p>973</text:p>
          </table:table-cell>
          <table:table-cell table:style-name="ce14" table:formula="of:=ROUND([.C$1]*SIN(([.B310]+90)*PI()/180);0)" office:value-type="float" office:value="-315" calcext:value-type="float">
            <text:p>-315</text:p>
          </table:table-cell>
          <table:table-cell table:style-name="ce9" table:formula="of:=MOD(ATAN2([.D310];[.C310])*180/PI()+360;360)" office:value-type="float" office:value="107.938893862527" calcext:value-type="float">
            <text:p>107.94º</text:p>
          </table:table-cell>
          <table:table-cell table:style-name="ce20" table:formula="of:=[.B310]-[.E310]" office:value-type="float" office:value="-0.00920636252675422" calcext:value-type="float">
            <text:p>-0.0092</text:p>
          </table:table-cell>
          <table:table-cell table:style-name="ce27" table:formula="of:=ABS([.F310]/[.B$4])" office:value-type="percentage" office:value="0.0261869867427676" calcext:value-type="percentage">
            <text:p>2.6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table:style-name="ce9" table:formula="of:=[.A311]*90/(256)" office:value-type="float" office:value="108.28125" calcext:value-type="float">
            <text:p>108.28º</text:p>
          </table:table-cell>
          <table:table-cell table:style-name="ce14" table:formula="of:=ROUND([.C$1]*SIN([.B311]*PI()/180);0)" office:value-type="float" office:value="971" calcext:value-type="float">
            <text:p>971</text:p>
          </table:table-cell>
          <table:table-cell table:style-name="ce14" table:formula="of:=ROUND([.C$1]*SIN(([.B311]+90)*PI()/180);0)" office:value-type="float" office:value="-321" calcext:value-type="float">
            <text:p>-321</text:p>
          </table:table-cell>
          <table:table-cell table:style-name="ce9" table:formula="of:=MOD(ATAN2([.D311];[.C311])*180/PI()+360;360)" office:value-type="float" office:value="108.293215581997" calcext:value-type="float">
            <text:p>108.29º</text:p>
          </table:table-cell>
          <table:table-cell table:style-name="ce20" table:formula="of:=[.B311]-[.E311]" office:value-type="float" office:value="-0.0119655819968898" calcext:value-type="float">
            <text:p>-0.0120</text:p>
          </table:table-cell>
          <table:table-cell table:style-name="ce27" table:formula="of:=ABS([.F311]/[.B$4])" office:value-type="percentage" office:value="0.0340354332355976" calcext:value-type="percentage">
            <text:p>3.4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table:style-name="ce9" table:formula="of:=[.A312]*90/(256)" office:value-type="float" office:value="108.6328125" calcext:value-type="float">
            <text:p>108.63º</text:p>
          </table:table-cell>
          <table:table-cell table:style-name="ce14" table:formula="of:=ROUND([.C$1]*SIN([.B312]*PI()/180);0)" office:value-type="float" office:value="969" calcext:value-type="float">
            <text:p>969</text:p>
          </table:table-cell>
          <table:table-cell table:style-name="ce14" table:formula="of:=ROUND([.C$1]*SIN(([.B312]+90)*PI()/180);0)" office:value-type="float" office:value="-327" calcext:value-type="float">
            <text:p>-327</text:p>
          </table:table-cell>
          <table:table-cell table:style-name="ce9" table:formula="of:=MOD(ATAN2([.D312];[.C312])*180/PI()+360;360)" office:value-type="float" office:value="108.64754814225" calcext:value-type="float">
            <text:p>108.65º</text:p>
          </table:table-cell>
          <table:table-cell table:style-name="ce20" table:formula="of:=[.B312]-[.E312]" office:value-type="float" office:value="-0.0147356422496614" calcext:value-type="float">
            <text:p>-0.0147</text:p>
          </table:table-cell>
          <table:table-cell table:style-name="ce27" table:formula="of:=ABS([.F312]/[.B$4])" office:value-type="percentage" office:value="0.0419147157323702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table:style-name="ce9" table:formula="of:=[.A313]*90/(256)" office:value-type="float" office:value="108.984375" calcext:value-type="float">
            <text:p>108.98º</text:p>
          </table:table-cell>
          <table:table-cell table:style-name="ce14" table:formula="of:=ROUND([.C$1]*SIN([.B313]*PI()/180);0)" office:value-type="float" office:value="967" calcext:value-type="float">
            <text:p>967</text:p>
          </table:table-cell>
          <table:table-cell table:style-name="ce14" table:formula="of:=ROUND([.C$1]*SIN(([.B313]+90)*PI()/180);0)" office:value-type="float" office:value="-333" calcext:value-type="float">
            <text:p>-333</text:p>
          </table:table-cell>
          <table:table-cell table:style-name="ce9" table:formula="of:=MOD(ATAN2([.D313];[.C313])*180/PI()+360;360)" office:value-type="float" office:value="109.001864441577" calcext:value-type="float">
            <text:p>109.00º</text:p>
          </table:table-cell>
          <table:table-cell table:style-name="ce20" table:formula="of:=[.B313]-[.E313]" office:value-type="float" office:value="-0.0174894415772542" calcext:value-type="float">
            <text:p>-0.0175</text:p>
          </table:table-cell>
          <table:table-cell table:style-name="ce27" table:formula="of:=ABS([.F313]/[.B$4])" office:value-type="percentage" office:value="0.0497477449308563" calcext:value-type="percentage">
            <text:p>4.9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table:style-name="ce9" table:formula="of:=[.A314]*90/(256)" office:value-type="float" office:value="109.3359375" calcext:value-type="float">
            <text:p>109.34º</text:p>
          </table:table-cell>
          <table:table-cell table:style-name="ce14" table:formula="of:=ROUND([.C$1]*SIN([.B314]*PI()/180);0)" office:value-type="float" office:value="965" calcext:value-type="float">
            <text:p>965</text:p>
          </table:table-cell>
          <table:table-cell table:style-name="ce14" table:formula="of:=ROUND([.C$1]*SIN(([.B314]+90)*PI()/180);0)" office:value-type="float" office:value="-339" calcext:value-type="float">
            <text:p>-339</text:p>
          </table:table-cell>
          <table:table-cell table:style-name="ce9" table:formula="of:=MOD(ATAN2([.D314];[.C314])*180/PI()+360;360)" office:value-type="float" office:value="109.356137385733" calcext:value-type="float">
            <text:p>109.36º</text:p>
          </table:table-cell>
          <table:table-cell table:style-name="ce20" table:formula="of:=[.B314]-[.E314]" office:value-type="float" office:value="-0.0201998857333479" calcext:value-type="float">
            <text:p>-0.0202</text:p>
          </table:table-cell>
          <table:table-cell table:style-name="ce27" table:formula="of:=ABS([.F314]/[.B$4])" office:value-type="percentage" office:value="0.0574574527526339" calcext:value-type="percentage">
            <text:p>5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table:style-name="ce9" table:formula="of:=[.A315]*90/(256)" office:value-type="float" office:value="109.6875" calcext:value-type="float">
            <text:p>109.69º</text:p>
          </table:table-cell>
          <table:table-cell table:style-name="ce14" table:formula="of:=ROUND([.C$1]*SIN([.B315]*PI()/180);0)" office:value-type="float" office:value="963" calcext:value-type="float">
            <text:p>963</text:p>
          </table:table-cell>
          <table:table-cell table:style-name="ce14" table:formula="of:=ROUND([.C$1]*SIN(([.B315]+90)*PI()/180);0)" office:value-type="float" office:value="-345" calcext:value-type="float">
            <text:p>-345</text:p>
          </table:table-cell>
          <table:table-cell table:style-name="ce9" table:formula="of:=MOD(ATAN2([.D315];[.C315])*180/PI()+360;360)" office:value-type="float" office:value="109.71033990036" calcext:value-type="float">
            <text:p>109.71º</text:p>
          </table:table-cell>
          <table:table-cell table:style-name="ce20" table:formula="of:=[.B315]-[.E315]" office:value-type="float" office:value="-0.0228399003603954" calcext:value-type="float">
            <text:p>-0.0228</text:p>
          </table:table-cell>
          <table:table-cell table:style-name="ce27" table:formula="of:=ABS([.F315]/[.B$4])" office:value-type="percentage" office:value="0.0649668276917914" calcext:value-type="percentage">
            <text:p>6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table:style-name="ce9" table:formula="of:=[.A316]*90/(256)" office:value-type="float" office:value="110.0390625" calcext:value-type="float">
            <text:p>110.04º</text:p>
          </table:table-cell>
          <table:table-cell table:style-name="ce14" table:formula="of:=ROUND([.C$1]*SIN([.B316]*PI()/180);0)" office:value-type="float" office:value="961" calcext:value-type="float">
            <text:p>961</text:p>
          </table:table-cell>
          <table:table-cell table:style-name="ce14" table:formula="of:=ROUND([.C$1]*SIN(([.B316]+90)*PI()/180);0)" office:value-type="float" office:value="-351" calcext:value-type="float">
            <text:p>-351</text:p>
          </table:table-cell>
          <table:table-cell table:style-name="ce9" table:formula="of:=MOD(ATAN2([.D316];[.C316])*180/PI()+360;360)" office:value-type="float" office:value="110.064444943394" calcext:value-type="float">
            <text:p>110.06º</text:p>
          </table:table-cell>
          <table:table-cell table:style-name="ce20" table:formula="of:=[.B316]-[.E316]" office:value-type="float" office:value="-0.0253824433941645" calcext:value-type="float">
            <text:p>-0.0254</text:p>
          </table:table-cell>
          <table:table-cell table:style-name="ce27" table:formula="of:=ABS([.F316]/[.B$4])" office:value-type="percentage" office:value="0.0721989500989568" calcext:value-type="percentage">
            <text:p>7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table:style-name="ce9" table:formula="of:=[.A317]*90/(256)" office:value-type="float" office:value="110.390625" calcext:value-type="float">
            <text:p>110.39º</text:p>
          </table:table-cell>
          <table:table-cell table:style-name="ce14" table:formula="of:=ROUND([.C$1]*SIN([.B317]*PI()/180);0)" office:value-type="float" office:value="959" calcext:value-type="float">
            <text:p>959</text:p>
          </table:table-cell>
          <table:table-cell table:style-name="ce14" table:formula="of:=ROUND([.C$1]*SIN(([.B317]+90)*PI()/180);0)" office:value-type="float" office:value="-356" calcext:value-type="float">
            <text:p>-356</text:p>
          </table:table-cell>
          <table:table-cell table:style-name="ce9" table:formula="of:=MOD(ATAN2([.D317];[.C317])*180/PI()+360;360)" office:value-type="float" office:value="110.365934063047" calcext:value-type="float">
            <text:p>110.37º</text:p>
          </table:table-cell>
          <table:table-cell table:style-name="ce20" table:formula="of:=[.B317]-[.E317]" office:value-type="float" office:value="0.0246909369530499" calcext:value-type="float">
            <text:p>0.0247</text:p>
          </table:table-cell>
          <table:table-cell table:style-name="ce27" table:formula="of:=ABS([.F317]/[.B$4])" office:value-type="percentage" office:value="0.0702319984442309" calcext:value-type="percentage">
            <text:p>7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table:style-name="ce9" table:formula="of:=[.A318]*90/(256)" office:value-type="float" office:value="110.7421875" calcext:value-type="float">
            <text:p>110.74º</text:p>
          </table:table-cell>
          <table:table-cell table:style-name="ce14" table:formula="of:=ROUND([.C$1]*SIN([.B318]*PI()/180);0)" office:value-type="float" office:value="957" calcext:value-type="float">
            <text:p>957</text:p>
          </table:table-cell>
          <table:table-cell table:style-name="ce14" table:formula="of:=ROUND([.C$1]*SIN(([.B318]+90)*PI()/180);0)" office:value-type="float" office:value="-362" calcext:value-type="float">
            <text:p>-362</text:p>
          </table:table-cell>
          <table:table-cell table:style-name="ce9" table:formula="of:=MOD(ATAN2([.D318];[.C318])*180/PI()+360;360)" office:value-type="float" office:value="110.719896807668" calcext:value-type="float">
            <text:p>110.72º</text:p>
          </table:table-cell>
          <table:table-cell table:style-name="ce20" table:formula="of:=[.B318]-[.E318]" office:value-type="float" office:value="0.022290692331751" calcext:value-type="float">
            <text:p>0.0223</text:p>
          </table:table-cell>
          <table:table-cell table:style-name="ce27" table:formula="of:=ABS([.F318]/[.B$4])" office:value-type="percentage" office:value="0.0634046359658694" calcext:value-type="percentage">
            <text:p>6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table:style-name="ce9" table:formula="of:=[.A319]*90/(256)" office:value-type="float" office:value="111.09375" calcext:value-type="float">
            <text:p>111.09º</text:p>
          </table:table-cell>
          <table:table-cell table:style-name="ce14" table:formula="of:=ROUND([.C$1]*SIN([.B319]*PI()/180);0)" office:value-type="float" office:value="954" calcext:value-type="float">
            <text:p>954</text:p>
          </table:table-cell>
          <table:table-cell table:style-name="ce14" table:formula="of:=ROUND([.C$1]*SIN(([.B319]+90)*PI()/180);0)" office:value-type="float" office:value="-368" calcext:value-type="float">
            <text:p>-368</text:p>
          </table:table-cell>
          <table:table-cell table:style-name="ce9" table:formula="of:=MOD(ATAN2([.D319];[.C319])*180/PI()+360;360)" office:value-type="float" office:value="111.093833217165" calcext:value-type="float">
            <text:p>111.09º</text:p>
          </table:table-cell>
          <table:table-cell table:style-name="ce20" table:formula="of:=[.B319]-[.E319]" office:value-type="float" office:value="-0.0000832171654110425" calcext:value-type="float">
            <text:p>-0.0001</text:p>
          </table:table-cell>
          <table:table-cell table:style-name="ce27" table:formula="of:=ABS([.F319]/[.B$4])" office:value-type="percentage" office:value="0.000236706603835854" calcext:value-type="percentage">
            <text:p>0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table:style-name="ce9" table:formula="of:=[.A320]*90/(256)" office:value-type="float" office:value="111.4453125" calcext:value-type="float">
            <text:p>111.45º</text:p>
          </table:table-cell>
          <table:table-cell table:style-name="ce14" table:formula="of:=ROUND([.C$1]*SIN([.B320]*PI()/180);0)" office:value-type="float" office:value="952" calcext:value-type="float">
            <text:p>952</text:p>
          </table:table-cell>
          <table:table-cell table:style-name="ce14" table:formula="of:=ROUND([.C$1]*SIN(([.B320]+90)*PI()/180);0)" office:value-type="float" office:value="-374" calcext:value-type="float">
            <text:p>-374</text:p>
          </table:table-cell>
          <table:table-cell table:style-name="ce9" table:formula="of:=MOD(ATAN2([.D320];[.C320])*180/PI()+360;360)" office:value-type="float" office:value="111.447736327105" calcext:value-type="float">
            <text:p>111.45º</text:p>
          </table:table-cell>
          <table:table-cell table:style-name="ce20" table:formula="of:=[.B320]-[.E320]" office:value-type="float" office:value="-0.00242382710536049" calcext:value-type="float">
            <text:p>-0.0024</text:p>
          </table:table-cell>
          <table:table-cell table:style-name="ce27" table:formula="of:=ABS([.F320]/[.B$4])" office:value-type="percentage" office:value="0.0068944415441365" calcext:value-type="percentage">
            <text:p>0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table:style-name="ce9" table:formula="of:=[.A321]*90/(256)" office:value-type="float" office:value="111.796875" calcext:value-type="float">
            <text:p>111.80º</text:p>
          </table:table-cell>
          <table:table-cell table:style-name="ce14" table:formula="of:=ROUND([.C$1]*SIN([.B321]*PI()/180);0)" office:value-type="float" office:value="950" calcext:value-type="float">
            <text:p>950</text:p>
          </table:table-cell>
          <table:table-cell table:style-name="ce14" table:formula="of:=ROUND([.C$1]*SIN(([.B321]+90)*PI()/180);0)" office:value-type="float" office:value="-380" calcext:value-type="float">
            <text:p>-380</text:p>
          </table:table-cell>
          <table:table-cell table:style-name="ce9" table:formula="of:=MOD(ATAN2([.D321];[.C321])*180/PI()+360;360)" office:value-type="float" office:value="111.801409486352" calcext:value-type="float">
            <text:p>111.80º</text:p>
          </table:table-cell>
          <table:table-cell table:style-name="ce20" table:formula="of:=[.B321]-[.E321]" office:value-type="float" office:value="-0.0045344863518153" calcext:value-type="float">
            <text:p>-0.0045</text:p>
          </table:table-cell>
          <table:table-cell table:style-name="ce27" table:formula="of:=ABS([.F321]/[.B$4])" office:value-type="percentage" office:value="0.0128980945118302" calcext:value-type="percentage">
            <text:p>1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table:style-name="ce9" table:formula="of:=[.A322]*90/(256)" office:value-type="float" office:value="112.1484375" calcext:value-type="float">
            <text:p>112.15º</text:p>
          </table:table-cell>
          <table:table-cell table:style-name="ce14" table:formula="of:=ROUND([.C$1]*SIN([.B322]*PI()/180);0)" office:value-type="float" office:value="948" calcext:value-type="float">
            <text:p>948</text:p>
          </table:table-cell>
          <table:table-cell table:style-name="ce14" table:formula="of:=ROUND([.C$1]*SIN(([.B322]+90)*PI()/180);0)" office:value-type="float" office:value="-386" calcext:value-type="float">
            <text:p>-386</text:p>
          </table:table-cell>
          <table:table-cell table:style-name="ce9" table:formula="of:=MOD(ATAN2([.D322];[.C322])*180/PI()+360;360)" office:value-type="float" office:value="112.154825995246" calcext:value-type="float">
            <text:p>112.15º</text:p>
          </table:table-cell>
          <table:table-cell table:style-name="ce20" table:formula="of:=[.B322]-[.E322]" office:value-type="float" office:value="-0.00638849524625584" calcext:value-type="float">
            <text:p>-0.0064</text:p>
          </table:table-cell>
          <table:table-cell table:style-name="ce27" table:formula="of:=ABS([.F322]/[.B$4])" office:value-type="percentage" office:value="0.0181717198115722" calcext:value-type="percentage">
            <text:p>1.8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table:style-name="ce9" table:formula="of:=[.A323]*90/(256)" office:value-type="float" office:value="112.5" calcext:value-type="float">
            <text:p>112.50º</text:p>
          </table:table-cell>
          <table:table-cell table:style-name="ce14" table:formula="of:=ROUND([.C$1]*SIN([.B323]*PI()/180);0)" office:value-type="float" office:value="945" calcext:value-type="float">
            <text:p>945</text:p>
          </table:table-cell>
          <table:table-cell table:style-name="ce14" table:formula="of:=ROUND([.C$1]*SIN(([.B323]+90)*PI()/180);0)" office:value-type="float" office:value="-391" calcext:value-type="float">
            <text:p>-391</text:p>
          </table:table-cell>
          <table:table-cell table:style-name="ce9" table:formula="of:=MOD(ATAN2([.D323];[.C323])*180/PI()+360;360)" office:value-type="float" office:value="112.477649315024" calcext:value-type="float">
            <text:p>112.48º</text:p>
          </table:table-cell>
          <table:table-cell table:style-name="ce20" table:formula="of:=[.B323]-[.E323]" office:value-type="float" office:value="0.0223506849760042" calcext:value-type="float">
            <text:p>0.0224</text:p>
          </table:table-cell>
          <table:table-cell table:style-name="ce27" table:formula="of:=ABS([.F323]/[.B$4])" office:value-type="percentage" office:value="0.0635752817095232" calcext:value-type="percentage">
            <text:p>6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table:style-name="ce9" table:formula="of:=[.A324]*90/(256)" office:value-type="float" office:value="112.8515625" calcext:value-type="float">
            <text:p>112.85º</text:p>
          </table:table-cell>
          <table:table-cell table:style-name="ce14" table:formula="of:=ROUND([.C$1]*SIN([.B324]*PI()/180);0)" office:value-type="float" office:value="943" calcext:value-type="float">
            <text:p>943</text:p>
          </table:table-cell>
          <table:table-cell table:style-name="ce14" table:formula="of:=ROUND([.C$1]*SIN(([.B324]+90)*PI()/180);0)" office:value-type="float" office:value="-397" calcext:value-type="float">
            <text:p>-397</text:p>
          </table:table-cell>
          <table:table-cell table:style-name="ce9" table:formula="of:=MOD(ATAN2([.D324];[.C324])*180/PI()+360;360)" office:value-type="float" office:value="112.830937836976" calcext:value-type="float">
            <text:p>112.83º</text:p>
          </table:table-cell>
          <table:table-cell table:style-name="ce20" table:formula="of:=[.B324]-[.E324]" office:value-type="float" office:value="0.0206246630235114" calcext:value-type="float">
            <text:p>0.0206</text:p>
          </table:table-cell>
          <table:table-cell table:style-name="ce27" table:formula="of:=ABS([.F324]/[.B$4])" office:value-type="percentage" office:value="0.0586657081557658" calcext:value-type="percentage">
            <text:p>5.8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table:style-name="ce9" table:formula="of:=[.A325]*90/(256)" office:value-type="float" office:value="113.203125" calcext:value-type="float">
            <text:p>113.20º</text:p>
          </table:table-cell>
          <table:table-cell table:style-name="ce14" table:formula="of:=ROUND([.C$1]*SIN([.B325]*PI()/180);0)" office:value-type="float" office:value="940" calcext:value-type="float">
            <text:p>940</text:p>
          </table:table-cell>
          <table:table-cell table:style-name="ce14" table:formula="of:=ROUND([.C$1]*SIN(([.B325]+90)*PI()/180);0)" office:value-type="float" office:value="-403" calcext:value-type="float">
            <text:p>-403</text:p>
          </table:table-cell>
          <table:table-cell table:style-name="ce9" table:formula="of:=MOD(ATAN2([.D325];[.C325])*180/PI()+360;360)" office:value-type="float" office:value="113.205946500193" calcext:value-type="float">
            <text:p>113.21º</text:p>
          </table:table-cell>
          <table:table-cell table:style-name="ce20" table:formula="of:=[.B325]-[.E325]" office:value-type="float" office:value="-0.00282150019307892" calcext:value-type="float">
            <text:p>-0.0028</text:p>
          </table:table-cell>
          <table:table-cell table:style-name="ce27" table:formula="of:=ABS([.F325]/[.B$4])" office:value-type="percentage" office:value="0.00802560054920226" calcext:value-type="percentage">
            <text:p>0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table:style-name="ce9" table:formula="of:=[.A326]*90/(256)" office:value-type="float" office:value="113.5546875" calcext:value-type="float">
            <text:p>113.55º</text:p>
          </table:table-cell>
          <table:table-cell table:style-name="ce14" table:formula="of:=ROUND([.C$1]*SIN([.B326]*PI()/180);0)" office:value-type="float" office:value="938" calcext:value-type="float">
            <text:p>938</text:p>
          </table:table-cell>
          <table:table-cell table:style-name="ce14" table:formula="of:=ROUND([.C$1]*SIN(([.B326]+90)*PI()/180);0)" office:value-type="float" office:value="-409" calcext:value-type="float">
            <text:p>-409</text:p>
          </table:table-cell>
          <table:table-cell table:style-name="ce9" table:formula="of:=MOD(ATAN2([.D326];[.C326])*180/PI()+360;360)" office:value-type="float" office:value="113.558844100052" calcext:value-type="float">
            <text:p>113.56º</text:p>
          </table:table-cell>
          <table:table-cell table:style-name="ce20" table:formula="of:=[.B326]-[.E326]" office:value-type="float" office:value="-0.00415660005222662" calcext:value-type="float">
            <text:p>-0.0042</text:p>
          </table:table-cell>
          <table:table-cell table:style-name="ce27" table:formula="of:=ABS([.F326]/[.B$4])" office:value-type="percentage" office:value="0.0118232179263335" calcext:value-type="percentage">
            <text:p>1.1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table:style-name="ce9" table:formula="of:=[.A327]*90/(256)" office:value-type="float" office:value="113.90625" calcext:value-type="float">
            <text:p>113.91º</text:p>
          </table:table-cell>
          <table:table-cell table:style-name="ce14" table:formula="of:=ROUND([.C$1]*SIN([.B327]*PI()/180);0)" office:value-type="float" office:value="935" calcext:value-type="float">
            <text:p>935</text:p>
          </table:table-cell>
          <table:table-cell table:style-name="ce14" table:formula="of:=ROUND([.C$1]*SIN(([.B327]+90)*PI()/180);0)" office:value-type="float" office:value="-415" calcext:value-type="float">
            <text:p>-415</text:p>
          </table:table-cell>
          <table:table-cell table:style-name="ce9" table:formula="of:=MOD(ATAN2([.D327];[.C327])*180/PI()+360;360)" office:value-type="float" office:value="113.934054346881" calcext:value-type="float">
            <text:p>113.93º</text:p>
          </table:table-cell>
          <table:table-cell table:style-name="ce20" table:formula="of:=[.B327]-[.E327]" office:value-type="float" office:value="-0.0278043468812825" calcext:value-type="float">
            <text:p>-0.0278</text:p>
          </table:table-cell>
          <table:table-cell table:style-name="ce27" table:formula="of:=ABS([.F327]/[.B$4])" office:value-type="percentage" office:value="0.0790879200178703" calcext:value-type="percentage">
            <text:p>7.9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table:style-name="ce9" table:formula="of:=[.A328]*90/(256)" office:value-type="float" office:value="114.2578125" calcext:value-type="float">
            <text:p>114.26º</text:p>
          </table:table-cell>
          <table:table-cell table:style-name="ce14" table:formula="of:=ROUND([.C$1]*SIN([.B328]*PI()/180);0)" office:value-type="float" office:value="933" calcext:value-type="float">
            <text:p>933</text:p>
          </table:table-cell>
          <table:table-cell table:style-name="ce14" table:formula="of:=ROUND([.C$1]*SIN(([.B328]+90)*PI()/180);0)" office:value-type="float" office:value="-420" calcext:value-type="float">
            <text:p>-420</text:p>
          </table:table-cell>
          <table:table-cell table:style-name="ce9" table:formula="of:=MOD(ATAN2([.D328];[.C328])*180/PI()+360;360)" office:value-type="float" office:value="114.23540518148" calcext:value-type="float">
            <text:p>114.24º</text:p>
          </table:table-cell>
          <table:table-cell table:style-name="ce20" table:formula="of:=[.B328]-[.E328]" office:value-type="float" office:value="0.0224073185202087" calcext:value-type="float">
            <text:p>0.0224</text:p>
          </table:table-cell>
          <table:table-cell table:style-name="ce27" table:formula="of:=ABS([.F328]/[.B$4])" office:value-type="percentage" office:value="0.0637363726797048" calcext:value-type="percentage">
            <text:p>6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table:style-name="ce9" table:formula="of:=[.A329]*90/(256)" office:value-type="float" office:value="114.609375" calcext:value-type="float">
            <text:p>114.61º</text:p>
          </table:table-cell>
          <table:table-cell table:style-name="ce14" table:formula="of:=ROUND([.C$1]*SIN([.B329]*PI()/180);0)" office:value-type="float" office:value="930" calcext:value-type="float">
            <text:p>930</text:p>
          </table:table-cell>
          <table:table-cell table:style-name="ce14" table:formula="of:=ROUND([.C$1]*SIN(([.B329]+90)*PI()/180);0)" office:value-type="float" office:value="-426" calcext:value-type="float">
            <text:p>-426</text:p>
          </table:table-cell>
          <table:table-cell table:style-name="ce9" table:formula="of:=MOD(ATAN2([.D329];[.C329])*180/PI()+360;360)" office:value-type="float" office:value="114.610835219718" calcext:value-type="float">
            <text:p>114.61º</text:p>
          </table:table-cell>
          <table:table-cell table:style-name="ce20" table:formula="of:=[.B329]-[.E329]" office:value-type="float" office:value="-0.00146021971829668" calcext:value-type="float">
            <text:p>-0.0015</text:p>
          </table:table-cell>
          <table:table-cell table:style-name="ce27" table:formula="of:=ABS([.F329]/[.B$4])" office:value-type="percentage" office:value="0.00415351386537724" calcext:value-type="percentage">
            <text:p>0.4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table:style-name="ce9" table:formula="of:=[.A330]*90/(256)" office:value-type="float" office:value="114.9609375" calcext:value-type="float">
            <text:p>114.96º</text:p>
          </table:table-cell>
          <table:table-cell table:style-name="ce14" table:formula="of:=ROUND([.C$1]*SIN([.B330]*PI()/180);0)" office:value-type="float" office:value="927" calcext:value-type="float">
            <text:p>927</text:p>
          </table:table-cell>
          <table:table-cell table:style-name="ce14" table:formula="of:=ROUND([.C$1]*SIN(([.B330]+90)*PI()/180);0)" office:value-type="float" office:value="-432" calcext:value-type="float">
            <text:p>-432</text:p>
          </table:table-cell>
          <table:table-cell table:style-name="ce9" table:formula="of:=MOD(ATAN2([.D330];[.C330])*180/PI()+360;360)" office:value-type="float" office:value="114.98643320478" calcext:value-type="float">
            <text:p>114.99º</text:p>
          </table:table-cell>
          <table:table-cell table:style-name="ce20" table:formula="of:=[.B330]-[.E330]" office:value-type="float" office:value="-0.0254957047798712" calcext:value-type="float">
            <text:p>-0.0255</text:p>
          </table:table-cell>
          <table:table-cell table:style-name="ce27" table:formula="of:=ABS([.F330]/[.B$4])" office:value-type="percentage" office:value="0.0725211158183002" calcext:value-type="percentage">
            <text:p>7.2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table:style-name="ce9" table:formula="of:=[.A331]*90/(256)" office:value-type="float" office:value="115.3125" calcext:value-type="float">
            <text:p>115.31º</text:p>
          </table:table-cell>
          <table:table-cell table:style-name="ce14" table:formula="of:=ROUND([.C$1]*SIN([.B331]*PI()/180);0)" office:value-type="float" office:value="925" calcext:value-type="float">
            <text:p>925</text:p>
          </table:table-cell>
          <table:table-cell table:style-name="ce14" table:formula="of:=ROUND([.C$1]*SIN(([.B331]+90)*PI()/180);0)" office:value-type="float" office:value="-437" calcext:value-type="float">
            <text:p>-437</text:p>
          </table:table-cell>
          <table:table-cell table:style-name="ce9" table:formula="of:=MOD(ATAN2([.D331];[.C331])*180/PI()+360;360)" office:value-type="float" office:value="115.287569529929" calcext:value-type="float">
            <text:p>115.29º</text:p>
          </table:table-cell>
          <table:table-cell table:style-name="ce20" table:formula="of:=[.B331]-[.E331]" office:value-type="float" office:value="0.0249304700709558" calcext:value-type="float">
            <text:p>0.0249</text:p>
          </table:table-cell>
          <table:table-cell table:style-name="ce27" table:formula="of:=ABS([.F331]/[.B$4])" office:value-type="percentage" office:value="0.0709133370907188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table:style-name="ce9" table:formula="of:=[.A332]*90/(256)" office:value-type="float" office:value="115.6640625" calcext:value-type="float">
            <text:p>115.66º</text:p>
          </table:table-cell>
          <table:table-cell table:style-name="ce14" table:formula="of:=ROUND([.C$1]*SIN([.B332]*PI()/180);0)" office:value-type="float" office:value="922" calcext:value-type="float">
            <text:p>922</text:p>
          </table:table-cell>
          <table:table-cell table:style-name="ce14" table:formula="of:=ROUND([.C$1]*SIN(([.B332]+90)*PI()/180);0)" office:value-type="float" office:value="-443" calcext:value-type="float">
            <text:p>-443</text:p>
          </table:table-cell>
          <table:table-cell table:style-name="ce9" table:formula="of:=MOD(ATAN2([.D332];[.C332])*180/PI()+360;360)" office:value-type="float" office:value="115.663224450233" calcext:value-type="float">
            <text:p>115.66º</text:p>
          </table:table-cell>
          <table:table-cell table:style-name="ce20" table:formula="of:=[.B332]-[.E332]" office:value-type="float" office:value="0.000838049767480698" calcext:value-type="float">
            <text:p>0.0008</text:p>
          </table:table-cell>
          <table:table-cell table:style-name="ce27" table:formula="of:=ABS([.F332]/[.B$4])" office:value-type="percentage" office:value="0.00238378600527843" calcext:value-type="percentage">
            <text:p>0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table:style-name="ce9" table:formula="of:=[.A333]*90/(256)" office:value-type="float" office:value="116.015625" calcext:value-type="float">
            <text:p>116.02º</text:p>
          </table:table-cell>
          <table:table-cell table:style-name="ce14" table:formula="of:=ROUND([.C$1]*SIN([.B333]*PI()/180);0)" office:value-type="float" office:value="919" calcext:value-type="float">
            <text:p>919</text:p>
          </table:table-cell>
          <table:table-cell table:style-name="ce14" table:formula="of:=ROUND([.C$1]*SIN(([.B333]+90)*PI()/180);0)" office:value-type="float" office:value="-449" calcext:value-type="float">
            <text:p>-449</text:p>
          </table:table-cell>
          <table:table-cell table:style-name="ce9" table:formula="of:=MOD(ATAN2([.D333];[.C333])*180/PI()+360;360)" office:value-type="float" office:value="116.03895692473" calcext:value-type="float">
            <text:p>116.04º</text:p>
          </table:table-cell>
          <table:table-cell table:style-name="ce20" table:formula="of:=[.B333]-[.E333]" office:value-type="float" office:value="-0.0233319247300869" calcext:value-type="float">
            <text:p>-0.0233</text:p>
          </table:table-cell>
          <table:table-cell table:style-name="ce27" table:formula="of:=ABS([.F333]/[.B$4])" office:value-type="percentage" office:value="0.0663663636766917" calcext:value-type="percentage">
            <text:p>6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9" table:formula="of:=[.A334]*90/(256)" office:value-type="float" office:value="116.3671875" calcext:value-type="float">
            <text:p>116.37º</text:p>
          </table:table-cell>
          <table:table-cell table:style-name="ce14" table:formula="of:=ROUND([.C$1]*SIN([.B334]*PI()/180);0)" office:value-type="float" office:value="917" calcext:value-type="float">
            <text:p>917</text:p>
          </table:table-cell>
          <table:table-cell table:style-name="ce14" table:formula="of:=ROUND([.C$1]*SIN(([.B334]+90)*PI()/180);0)" office:value-type="float" office:value="-454" calcext:value-type="float">
            <text:p>-454</text:p>
          </table:table-cell>
          <table:table-cell table:style-name="ce9" table:formula="of:=MOD(ATAN2([.D334];[.C334])*180/PI()+360;360)" office:value-type="float" office:value="116.339675584404" calcext:value-type="float">
            <text:p>116.34º</text:p>
          </table:table-cell>
          <table:table-cell table:style-name="ce20" table:formula="of:=[.B334]-[.E334]" office:value-type="float" office:value="0.0275119155964489" calcext:value-type="float">
            <text:p>0.0275</text:p>
          </table:table-cell>
          <table:table-cell table:style-name="ce27" table:formula="of:=ABS([.F334]/[.B$4])" office:value-type="percentage" office:value="0.0782561154743437" calcext:value-type="percentage">
            <text:p>7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table:style-name="ce9" table:formula="of:=[.A335]*90/(256)" office:value-type="float" office:value="116.71875" calcext:value-type="float">
            <text:p>116.72º</text:p>
          </table:table-cell>
          <table:table-cell table:style-name="ce14" table:formula="of:=ROUND([.C$1]*SIN([.B335]*PI()/180);0)" office:value-type="float" office:value="914" calcext:value-type="float">
            <text:p>914</text:p>
          </table:table-cell>
          <table:table-cell table:style-name="ce14" table:formula="of:=ROUND([.C$1]*SIN(([.B335]+90)*PI()/180);0)" office:value-type="float" office:value="-460" calcext:value-type="float">
            <text:p>-460</text:p>
          </table:table-cell>
          <table:table-cell table:style-name="ce9" table:formula="of:=MOD(ATAN2([.D335];[.C335])*180/PI()+360;360)" office:value-type="float" office:value="116.715302002712" calcext:value-type="float">
            <text:p>116.72º</text:p>
          </table:table-cell>
          <table:table-cell table:style-name="ce20" table:formula="of:=[.B335]-[.E335]" office:value-type="float" office:value="0.00344799728776479" calcext:value-type="float">
            <text:p>0.0034</text:p>
          </table:table-cell>
          <table:table-cell table:style-name="ce27" table:formula="of:=ABS([.F335]/[.B$4])" office:value-type="percentage" office:value="0.00980763672964208" calcext:value-type="percentage">
            <text:p>0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table:style-name="ce9" table:formula="of:=[.A336]*90/(256)" office:value-type="float" office:value="117.0703125" calcext:value-type="float">
            <text:p>117.07º</text:p>
          </table:table-cell>
          <table:table-cell table:style-name="ce14" table:formula="of:=ROUND([.C$1]*SIN([.B336]*PI()/180);0)" office:value-type="float" office:value="911" calcext:value-type="float">
            <text:p>911</text:p>
          </table:table-cell>
          <table:table-cell table:style-name="ce14" table:formula="of:=ROUND([.C$1]*SIN(([.B336]+90)*PI()/180);0)" office:value-type="float" office:value="-466" calcext:value-type="float">
            <text:p>-466</text:p>
          </table:table-cell>
          <table:table-cell table:style-name="ce9" table:formula="of:=MOD(ATAN2([.D336];[.C336])*180/PI()+360;360)" office:value-type="float" office:value="117.090915506042" calcext:value-type="float">
            <text:p>117.09º</text:p>
          </table:table-cell>
          <table:table-cell table:style-name="ce20" table:formula="of:=[.B336]-[.E336]" office:value-type="float" office:value="-0.0206030060421085" calcext:value-type="float">
            <text:p>-0.0206</text:p>
          </table:table-cell>
          <table:table-cell table:style-name="ce27" table:formula="of:=ABS([.F336]/[.B$4])" office:value-type="percentage" office:value="0.0586041060753309" calcext:value-type="percentage">
            <text:p>5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table:style-name="ce9" table:formula="of:=[.A337]*90/(256)" office:value-type="float" office:value="117.421875" calcext:value-type="float">
            <text:p>117.42º</text:p>
          </table:table-cell>
          <table:table-cell table:style-name="ce14" table:formula="of:=ROUND([.C$1]*SIN([.B337]*PI()/180);0)" office:value-type="float" office:value="908" calcext:value-type="float">
            <text:p>908</text:p>
          </table:table-cell>
          <table:table-cell table:style-name="ce14" table:formula="of:=ROUND([.C$1]*SIN(([.B337]+90)*PI()/180);0)" office:value-type="float" office:value="-471" calcext:value-type="float">
            <text:p>-471</text:p>
          </table:table-cell>
          <table:table-cell table:style-name="ce9" table:formula="of:=MOD(ATAN2([.D337];[.C337])*180/PI()+360;360)" office:value-type="float" office:value="117.416784016896" calcext:value-type="float">
            <text:p>117.42º</text:p>
          </table:table-cell>
          <table:table-cell table:style-name="ce20" table:formula="of:=[.B337]-[.E337]" office:value-type="float" office:value="0.00509098310419631" calcext:value-type="float">
            <text:p>0.0051</text:p>
          </table:table-cell>
          <table:table-cell table:style-name="ce27" table:formula="of:=ABS([.F337]/[.B$4])" office:value-type="percentage" office:value="0.0144810186074917" calcext:value-type="percentage">
            <text:p>1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table:style-name="ce9" table:formula="of:=[.A338]*90/(256)" office:value-type="float" office:value="117.7734375" calcext:value-type="float">
            <text:p>117.77º</text:p>
          </table:table-cell>
          <table:table-cell table:style-name="ce14" table:formula="of:=ROUND([.C$1]*SIN([.B338]*PI()/180);0)" office:value-type="float" office:value="905" calcext:value-type="float">
            <text:p>905</text:p>
          </table:table-cell>
          <table:table-cell table:style-name="ce14" table:formula="of:=ROUND([.C$1]*SIN(([.B338]+90)*PI()/180);0)" office:value-type="float" office:value="-477" calcext:value-type="float">
            <text:p>-477</text:p>
          </table:table-cell>
          <table:table-cell table:style-name="ce9" table:formula="of:=MOD(ATAN2([.D338];[.C338])*180/PI()+360;360)" office:value-type="float" office:value="117.792451142681" calcext:value-type="float">
            <text:p>117.79º</text:p>
          </table:table-cell>
          <table:table-cell table:style-name="ce20" table:formula="of:=[.B338]-[.E338]" office:value-type="float" office:value="-0.0190136426808181" calcext:value-type="float">
            <text:p>-0.0190</text:p>
          </table:table-cell>
          <table:table-cell table:style-name="ce27" table:formula="of:=ABS([.F338]/[.B$4])" office:value-type="percentage" office:value="0.0540832502921047" calcext:value-type="percentage">
            <text:p>5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table:style-name="ce9" table:formula="of:=[.A339]*90/(256)" office:value-type="float" office:value="118.125" calcext:value-type="float">
            <text:p>118.13º</text:p>
          </table:table-cell>
          <table:table-cell table:style-name="ce14" table:formula="of:=ROUND([.C$1]*SIN([.B339]*PI()/180);0)" office:value-type="float" office:value="902" calcext:value-type="float">
            <text:p>902</text:p>
          </table:table-cell>
          <table:table-cell table:style-name="ce14" table:formula="of:=ROUND([.C$1]*SIN(([.B339]+90)*PI()/180);0)" office:value-type="float" office:value="-482" calcext:value-type="float">
            <text:p>-482</text:p>
          </table:table-cell>
          <table:table-cell table:style-name="ce9" table:formula="of:=MOD(ATAN2([.D339];[.C339])*180/PI()+360;360)" office:value-type="float" office:value="118.118624100227" calcext:value-type="float">
            <text:p>118.12º</text:p>
          </table:table-cell>
          <table:table-cell table:style-name="ce20" table:formula="of:=[.B339]-[.E339]" office:value-type="float" office:value="0.00637589977293374" calcext:value-type="float">
            <text:p>0.0064</text:p>
          </table:table-cell>
          <table:table-cell table:style-name="ce27" table:formula="of:=ABS([.F339]/[.B$4])" office:value-type="percentage" office:value="0.018135892687456" calcext:value-type="percentage">
            <text:p>1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table:style-name="ce9" table:formula="of:=[.A340]*90/(256)" office:value-type="float" office:value="118.4765625" calcext:value-type="float">
            <text:p>118.48º</text:p>
          </table:table-cell>
          <table:table-cell table:style-name="ce14" table:formula="of:=ROUND([.C$1]*SIN([.B340]*PI()/180);0)" office:value-type="float" office:value="899" calcext:value-type="float">
            <text:p>899</text:p>
          </table:table-cell>
          <table:table-cell table:style-name="ce14" table:formula="of:=ROUND([.C$1]*SIN(([.B340]+90)*PI()/180);0)" office:value-type="float" office:value="-488" calcext:value-type="float">
            <text:p>-488</text:p>
          </table:table-cell>
          <table:table-cell table:style-name="ce9" table:formula="of:=MOD(ATAN2([.D340];[.C340])*180/PI()+360;360)" office:value-type="float" office:value="118.494232138153" calcext:value-type="float">
            <text:p>118.49º</text:p>
          </table:table-cell>
          <table:table-cell table:style-name="ce20" table:formula="of:=[.B340]-[.E340]" office:value-type="float" office:value="-0.0176696381531656" calcext:value-type="float">
            <text:p>-0.0177</text:p>
          </table:table-cell>
          <table:table-cell table:style-name="ce27" table:formula="of:=ABS([.F340]/[.B$4])" office:value-type="percentage" office:value="0.0502603040801154" calcext:value-type="percentage">
            <text:p>5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8" calcext:value-type="float">
            <text:p>338</text:p>
          </table:table-cell>
          <table:table-cell table:style-name="ce9" table:formula="of:=[.A341]*90/(256)" office:value-type="float" office:value="118.828125" calcext:value-type="float">
            <text:p>118.83º</text:p>
          </table:table-cell>
          <table:table-cell table:style-name="ce14" table:formula="of:=ROUND([.C$1]*SIN([.B341]*PI()/180);0)" office:value-type="float" office:value="896" calcext:value-type="float">
            <text:p>896</text:p>
          </table:table-cell>
          <table:table-cell table:style-name="ce14" table:formula="of:=ROUND([.C$1]*SIN(([.B341]+90)*PI()/180);0)" office:value-type="float" office:value="-493" calcext:value-type="float">
            <text:p>-493</text:p>
          </table:table-cell>
          <table:table-cell table:style-name="ce9" table:formula="of:=MOD(ATAN2([.D341];[.C341])*180/PI()+360;360)" office:value-type="float" office:value="118.820611809023" calcext:value-type="float">
            <text:p>118.82º</text:p>
          </table:table-cell>
          <table:table-cell table:style-name="ce20" table:formula="of:=[.B341]-[.E341]" office:value-type="float" office:value="0.00751319097673786" calcext:value-type="float">
            <text:p>0.0075</text:p>
          </table:table-cell>
          <table:table-cell table:style-name="ce27" table:formula="of:=ABS([.F341]/[.B$4])" office:value-type="percentage" office:value="0.0213708543338321" calcext:value-type="percentage">
            <text:p>2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39" calcext:value-type="float">
            <text:p>339</text:p>
          </table:table-cell>
          <table:table-cell table:style-name="ce9" table:formula="of:=[.A342]*90/(256)" office:value-type="float" office:value="119.1796875" calcext:value-type="float">
            <text:p>119.18º</text:p>
          </table:table-cell>
          <table:table-cell table:style-name="ce14" table:formula="of:=ROUND([.C$1]*SIN([.B342]*PI()/180);0)" office:value-type="float" office:value="893" calcext:value-type="float">
            <text:p>893</text:p>
          </table:table-cell>
          <table:table-cell table:style-name="ce14" table:formula="of:=ROUND([.C$1]*SIN(([.B342]+90)*PI()/180);0)" office:value-type="float" office:value="-499" calcext:value-type="float">
            <text:p>-499</text:p>
          </table:table-cell>
          <table:table-cell table:style-name="ce9" table:formula="of:=MOD(ATAN2([.D342];[.C342])*180/PI()+360;360)" office:value-type="float" office:value="119.196048007275" calcext:value-type="float">
            <text:p>119.20º</text:p>
          </table:table-cell>
          <table:table-cell table:style-name="ce20" table:formula="of:=[.B342]-[.E342]" office:value-type="float" office:value="-0.0163605072747259" calcext:value-type="float">
            <text:p>-0.0164</text:p>
          </table:table-cell>
          <table:table-cell table:style-name="ce27" table:formula="of:=ABS([.F342]/[.B$4])" office:value-type="percentage" office:value="0.0465365540258871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table:style-name="ce9" table:formula="of:=[.A343]*90/(256)" office:value-type="float" office:value="119.53125" calcext:value-type="float">
            <text:p>119.53º</text:p>
          </table:table-cell>
          <table:table-cell table:style-name="ce14" table:formula="of:=ROUND([.C$1]*SIN([.B343]*PI()/180);0)" office:value-type="float" office:value="890" calcext:value-type="float">
            <text:p>890</text:p>
          </table:table-cell>
          <table:table-cell table:style-name="ce14" table:formula="of:=ROUND([.C$1]*SIN(([.B343]+90)*PI()/180);0)" office:value-type="float" office:value="-504" calcext:value-type="float">
            <text:p>-504</text:p>
          </table:table-cell>
          <table:table-cell table:style-name="ce9" table:formula="of:=MOD(ATAN2([.D343];[.C343])*180/PI()+360;360)" office:value-type="float" office:value="119.522536433887" calcext:value-type="float">
            <text:p>119.52º</text:p>
          </table:table-cell>
          <table:table-cell table:style-name="ce20" table:formula="of:=[.B343]-[.E343]" office:value-type="float" office:value="0.00871356611321517" calcext:value-type="float">
            <text:p>0.0087</text:p>
          </table:table-cell>
          <table:table-cell table:style-name="ce27" table:formula="of:=ABS([.F343]/[.B$4])" office:value-type="percentage" office:value="0.0247852547220342" calcext:value-type="percentage">
            <text:p>2.4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9" table:formula="of:=[.A344]*90/(256)" office:value-type="float" office:value="119.8828125" calcext:value-type="float">
            <text:p>119.88º</text:p>
          </table:table-cell>
          <table:table-cell table:style-name="ce14" table:formula="of:=ROUND([.C$1]*SIN([.B344]*PI()/180);0)" office:value-type="float" office:value="887" calcext:value-type="float">
            <text:p>887</text:p>
          </table:table-cell>
          <table:table-cell table:style-name="ce14" table:formula="of:=ROUND([.C$1]*SIN(([.B344]+90)*PI()/180);0)" office:value-type="float" office:value="-510" calcext:value-type="float">
            <text:p>-510</text:p>
          </table:table-cell>
          <table:table-cell table:style-name="ce9" table:formula="of:=MOD(ATAN2([.D344];[.C344])*180/PI()+360;360)" office:value-type="float" office:value="119.897688202107" calcext:value-type="float">
            <text:p>119.90º</text:p>
          </table:table-cell>
          <table:table-cell table:style-name="ce20" table:formula="of:=[.B344]-[.E344]" office:value-type="float" office:value="-0.0148757021073607" calcext:value-type="float">
            <text:p>-0.0149</text:p>
          </table:table-cell>
          <table:table-cell table:style-name="ce27" table:formula="of:=ABS([.F344]/[.B$4])" office:value-type="percentage" office:value="0.0423131082164926" calcext:value-type="percentage">
            <text:p>4.2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2" calcext:value-type="float">
            <text:p>342</text:p>
          </table:table-cell>
          <table:table-cell table:style-name="ce9" table:formula="of:=[.A345]*90/(256)" office:value-type="float" office:value="120.234375" calcext:value-type="float">
            <text:p>120.23º</text:p>
          </table:table-cell>
          <table:table-cell table:style-name="ce14" table:formula="of:=ROUND([.C$1]*SIN([.B345]*PI()/180);0)" office:value-type="float" office:value="884" calcext:value-type="float">
            <text:p>884</text:p>
          </table:table-cell>
          <table:table-cell table:style-name="ce14" table:formula="of:=ROUND([.C$1]*SIN(([.B345]+90)*PI()/180);0)" office:value-type="float" office:value="-515" calcext:value-type="float">
            <text:p>-515</text:p>
          </table:table-cell>
          <table:table-cell table:style-name="ce9" table:formula="of:=MOD(ATAN2([.D345];[.C345])*180/PI()+360;360)" office:value-type="float" office:value="120.224187378987" calcext:value-type="float">
            <text:p>120.22º</text:p>
          </table:table-cell>
          <table:table-cell table:style-name="ce20" table:formula="of:=[.B345]-[.E345]" office:value-type="float" office:value="0.0101876210129603" calcext:value-type="float">
            <text:p>0.0102</text:p>
          </table:table-cell>
          <table:table-cell table:style-name="ce27" table:formula="of:=ABS([.F345]/[.B$4])" office:value-type="percentage" office:value="0.0289781219924205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3" calcext:value-type="float">
            <text:p>343</text:p>
          </table:table-cell>
          <table:table-cell table:style-name="ce9" table:formula="of:=[.A346]*90/(256)" office:value-type="float" office:value="120.5859375" calcext:value-type="float">
            <text:p>120.59º</text:p>
          </table:table-cell>
          <table:table-cell table:style-name="ce14" table:formula="of:=ROUND([.C$1]*SIN([.B346]*PI()/180);0)" office:value-type="float" office:value="881" calcext:value-type="float">
            <text:p>881</text:p>
          </table:table-cell>
          <table:table-cell table:style-name="ce14" table:formula="of:=ROUND([.C$1]*SIN(([.B346]+90)*PI()/180);0)" office:value-type="float" office:value="-521" calcext:value-type="float">
            <text:p>-521</text:p>
          </table:table-cell>
          <table:table-cell table:style-name="ce9" table:formula="of:=MOD(ATAN2([.D346];[.C346])*180/PI()+360;360)" office:value-type="float" office:value="120.598942490737" calcext:value-type="float">
            <text:p>120.60º</text:p>
          </table:table-cell>
          <table:table-cell table:style-name="ce20" table:formula="of:=[.B346]-[.E346]" office:value-type="float" office:value="-0.0130049907365901" calcext:value-type="float">
            <text:p>-0.0130</text:p>
          </table:table-cell>
          <table:table-cell table:style-name="ce27" table:formula="of:=ABS([.F346]/[.B$4])" office:value-type="percentage" office:value="0.0369919736507452" calcext:value-type="percentage">
            <text:p>3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4" calcext:value-type="float">
            <text:p>344</text:p>
          </table:table-cell>
          <table:table-cell table:style-name="ce9" table:formula="of:=[.A347]*90/(256)" office:value-type="float" office:value="120.9375" calcext:value-type="float">
            <text:p>120.94º</text:p>
          </table:table-cell>
          <table:table-cell table:style-name="ce14" table:formula="of:=ROUND([.C$1]*SIN([.B347]*PI()/180);0)" office:value-type="float" office:value="877" calcext:value-type="float">
            <text:p>877</text:p>
          </table:table-cell>
          <table:table-cell table:style-name="ce14" table:formula="of:=ROUND([.C$1]*SIN(([.B347]+90)*PI()/180);0)" office:value-type="float" office:value="-526" calcext:value-type="float">
            <text:p>-526</text:p>
          </table:table-cell>
          <table:table-cell table:style-name="ce9" table:formula="of:=MOD(ATAN2([.D347];[.C347])*180/PI()+360;360)" office:value-type="float" office:value="120.954147982857" calcext:value-type="float">
            <text:p>120.95º</text:p>
          </table:table-cell>
          <table:table-cell table:style-name="ce20" table:formula="of:=[.B347]-[.E347]" office:value-type="float" office:value="-0.0166479828573642" calcext:value-type="float">
            <text:p>-0.0166</text:p>
          </table:table-cell>
          <table:table-cell table:style-name="ce27" table:formula="of:=ABS([.F347]/[.B$4])" office:value-type="percentage" office:value="0.047354262349836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5" calcext:value-type="float">
            <text:p>345</text:p>
          </table:table-cell>
          <table:table-cell table:style-name="ce9" table:formula="of:=[.A348]*90/(256)" office:value-type="float" office:value="121.2890625" calcext:value-type="float">
            <text:p>121.29º</text:p>
          </table:table-cell>
          <table:table-cell table:style-name="ce14" table:formula="of:=ROUND([.C$1]*SIN([.B348]*PI()/180);0)" office:value-type="float" office:value="874" calcext:value-type="float">
            <text:p>874</text:p>
          </table:table-cell>
          <table:table-cell table:style-name="ce14" table:formula="of:=ROUND([.C$1]*SIN(([.B348]+90)*PI()/180);0)" office:value-type="float" office:value="-531" calcext:value-type="float">
            <text:p>-531</text:p>
          </table:table-cell>
          <table:table-cell table:style-name="ce9" table:formula="of:=MOD(ATAN2([.D348];[.C348])*180/PI()+360;360)" office:value-type="float" office:value="121.280835422194" calcext:value-type="float">
            <text:p>121.28º</text:p>
          </table:table-cell>
          <table:table-cell table:style-name="ce20" table:formula="of:=[.B348]-[.E348]" office:value-type="float" office:value="0.0082270778064526" calcext:value-type="float">
            <text:p>0.0082</text:p>
          </table:table-cell>
          <table:table-cell table:style-name="ce27" table:formula="of:=ABS([.F348]/[.B$4])" office:value-type="percentage" office:value="0.0234014657605763" calcext:value-type="percentage">
            <text:p>2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6" calcext:value-type="float">
            <text:p>346</text:p>
          </table:table-cell>
          <table:table-cell table:style-name="ce9" table:formula="of:=[.A349]*90/(256)" office:value-type="float" office:value="121.640625" calcext:value-type="float">
            <text:p>121.64º</text:p>
          </table:table-cell>
          <table:table-cell table:style-name="ce14" table:formula="of:=ROUND([.C$1]*SIN([.B349]*PI()/180);0)" office:value-type="float" office:value="871" calcext:value-type="float">
            <text:p>871</text:p>
          </table:table-cell>
          <table:table-cell table:style-name="ce14" table:formula="of:=ROUND([.C$1]*SIN(([.B349]+90)*PI()/180);0)" office:value-type="float" office:value="-537" calcext:value-type="float">
            <text:p>-537</text:p>
          </table:table-cell>
          <table:table-cell table:style-name="ce9" table:formula="of:=MOD(ATAN2([.D349];[.C349])*180/PI()+360;360)" office:value-type="float" office:value="121.655190636138" calcext:value-type="float">
            <text:p>121.66º</text:p>
          </table:table-cell>
          <table:table-cell table:style-name="ce20" table:formula="of:=[.B349]-[.E349]" office:value-type="float" office:value="-0.0145656361376041" calcext:value-type="float">
            <text:p>-0.0146</text:p>
          </table:table-cell>
          <table:table-cell table:style-name="ce27" table:formula="of:=ABS([.F349]/[.B$4])" office:value-type="percentage" office:value="0.0414311427914072" calcext:value-type="percentage">
            <text:p>4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7" calcext:value-type="float">
            <text:p>347</text:p>
          </table:table-cell>
          <table:table-cell table:style-name="ce9" table:formula="of:=[.A350]*90/(256)" office:value-type="float" office:value="121.9921875" calcext:value-type="float">
            <text:p>121.99º</text:p>
          </table:table-cell>
          <table:table-cell table:style-name="ce14" table:formula="of:=ROUND([.C$1]*SIN([.B350]*PI()/180);0)" office:value-type="float" office:value="868" calcext:value-type="float">
            <text:p>868</text:p>
          </table:table-cell>
          <table:table-cell table:style-name="ce14" table:formula="of:=ROUND([.C$1]*SIN(([.B350]+90)*PI()/180);0)" office:value-type="float" office:value="-542" calcext:value-type="float">
            <text:p>-542</text:p>
          </table:table-cell>
          <table:table-cell table:style-name="ce9" table:formula="of:=MOD(ATAN2([.D350];[.C350])*180/PI()+360;360)" office:value-type="float" office:value="121.981643503822" calcext:value-type="float">
            <text:p>121.98º</text:p>
          </table:table-cell>
          <table:table-cell table:style-name="ce20" table:formula="of:=[.B350]-[.E350]" office:value-type="float" office:value="0.0105439961776597" calcext:value-type="float">
            <text:p>0.0105</text:p>
          </table:table-cell>
          <table:table-cell table:style-name="ce27" table:formula="of:=ABS([.F350]/[.B$4])" office:value-type="percentage" office:value="0.0299918113497875" calcext:value-type="percentage">
            <text:p>3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8" calcext:value-type="float">
            <text:p>348</text:p>
          </table:table-cell>
          <table:table-cell table:style-name="ce9" table:formula="of:=[.A351]*90/(256)" office:value-type="float" office:value="122.34375" calcext:value-type="float">
            <text:p>122.34º</text:p>
          </table:table-cell>
          <table:table-cell table:style-name="ce14" table:formula="of:=ROUND([.C$1]*SIN([.B351]*PI()/180);0)" office:value-type="float" office:value="864" calcext:value-type="float">
            <text:p>864</text:p>
          </table:table-cell>
          <table:table-cell table:style-name="ce14" table:formula="of:=ROUND([.C$1]*SIN(([.B351]+90)*PI()/180);0)" office:value-type="float" office:value="-547" calcext:value-type="float">
            <text:p>-547</text:p>
          </table:table-cell>
          <table:table-cell table:style-name="ce9" table:formula="of:=MOD(ATAN2([.D351];[.C351])*180/PI()+360;360)" office:value-type="float" office:value="122.33797651313" calcext:value-type="float">
            <text:p>122.34º</text:p>
          </table:table-cell>
          <table:table-cell table:style-name="ce20" table:formula="of:=[.B351]-[.E351]" office:value-type="float" office:value="0.00577348686999812" calcext:value-type="float">
            <text:p>0.0058</text:p>
          </table:table-cell>
          <table:table-cell table:style-name="ce27" table:formula="of:=ABS([.F351]/[.B$4])" office:value-type="percentage" office:value="0.0164223626524391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49" calcext:value-type="float">
            <text:p>349</text:p>
          </table:table-cell>
          <table:table-cell table:style-name="ce9" table:formula="of:=[.A352]*90/(256)" office:value-type="float" office:value="122.6953125" calcext:value-type="float">
            <text:p>122.70º</text:p>
          </table:table-cell>
          <table:table-cell table:style-name="ce14" table:formula="of:=ROUND([.C$1]*SIN([.B352]*PI()/180);0)" office:value-type="float" office:value="861" calcext:value-type="float">
            <text:p>861</text:p>
          </table:table-cell>
          <table:table-cell table:style-name="ce14" table:formula="of:=ROUND([.C$1]*SIN(([.B352]+90)*PI()/180);0)" office:value-type="float" office:value="-553" calcext:value-type="float">
            <text:p>-553</text:p>
          </table:table-cell>
          <table:table-cell table:style-name="ce9" table:formula="of:=MOD(ATAN2([.D352];[.C352])*180/PI()+360;360)" office:value-type="float" office:value="122.711676836725" calcext:value-type="float">
            <text:p>122.71º</text:p>
          </table:table-cell>
          <table:table-cell table:style-name="ce20" table:formula="of:=[.B352]-[.E352]" office:value-type="float" office:value="-0.0163643367246777" calcext:value-type="float">
            <text:p>-0.0164</text:p>
          </table:table-cell>
          <table:table-cell table:style-name="ce27" table:formula="of:=ABS([.F352]/[.B$4])" office:value-type="percentage" office:value="0.0465474466835278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table:style-name="ce9" table:formula="of:=[.A353]*90/(256)" office:value-type="float" office:value="123.046875" calcext:value-type="float">
            <text:p>123.05º</text:p>
          </table:table-cell>
          <table:table-cell table:style-name="ce14" table:formula="of:=ROUND([.C$1]*SIN([.B353]*PI()/180);0)" office:value-type="float" office:value="858" calcext:value-type="float">
            <text:p>858</text:p>
          </table:table-cell>
          <table:table-cell table:style-name="ce14" table:formula="of:=ROUND([.C$1]*SIN(([.B353]+90)*PI()/180);0)" office:value-type="float" office:value="-558" calcext:value-type="float">
            <text:p>-558</text:p>
          </table:table-cell>
          <table:table-cell table:style-name="ce9" table:formula="of:=MOD(ATAN2([.D353];[.C353])*180/PI()+360;360)" office:value-type="float" office:value="123.037948602334" calcext:value-type="float">
            <text:p>123.04º</text:p>
          </table:table-cell>
          <table:table-cell table:style-name="ce20" table:formula="of:=[.B353]-[.E353]" office:value-type="float" office:value="0.00892639766618686" calcext:value-type="float">
            <text:p>0.0089</text:p>
          </table:table-cell>
          <table:table-cell table:style-name="ce27" table:formula="of:=ABS([.F353]/[.B$4])" office:value-type="percentage" office:value="0.0253906422504871" calcext:value-type="percentage">
            <text:p>2.5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1" calcext:value-type="float">
            <text:p>351</text:p>
          </table:table-cell>
          <table:table-cell table:style-name="ce9" table:formula="of:=[.A354]*90/(256)" office:value-type="float" office:value="123.3984375" calcext:value-type="float">
            <text:p>123.40º</text:p>
          </table:table-cell>
          <table:table-cell table:style-name="ce14" table:formula="of:=ROUND([.C$1]*SIN([.B354]*PI()/180);0)" office:value-type="float" office:value="854" calcext:value-type="float">
            <text:p>854</text:p>
          </table:table-cell>
          <table:table-cell table:style-name="ce14" table:formula="of:=ROUND([.C$1]*SIN(([.B354]+90)*PI()/180);0)" office:value-type="float" office:value="-563" calcext:value-type="float">
            <text:p>-563</text:p>
          </table:table-cell>
          <table:table-cell table:style-name="ce9" table:formula="of:=MOD(ATAN2([.D354];[.C354])*180/PI()+360;360)" office:value-type="float" office:value="123.394891229965" calcext:value-type="float">
            <text:p>123.39º</text:p>
          </table:table-cell>
          <table:table-cell table:style-name="ce20" table:formula="of:=[.B354]-[.E354]" office:value-type="float" office:value="0.00354627003508767" calcext:value-type="float">
            <text:p>0.0035</text:p>
          </table:table-cell>
          <table:table-cell table:style-name="ce27" table:formula="of:=ABS([.F354]/[.B$4])" office:value-type="percentage" office:value="0.0100871680998049" calcext:value-type="percentage">
            <text:p>1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2" calcext:value-type="float">
            <text:p>352</text:p>
          </table:table-cell>
          <table:table-cell table:style-name="ce9" table:formula="of:=[.A355]*90/(256)" office:value-type="float" office:value="123.75" calcext:value-type="float">
            <text:p>123.75º</text:p>
          </table:table-cell>
          <table:table-cell table:style-name="ce14" table:formula="of:=ROUND([.C$1]*SIN([.B355]*PI()/180);0)" office:value-type="float" office:value="851" calcext:value-type="float">
            <text:p>851</text:p>
          </table:table-cell>
          <table:table-cell table:style-name="ce14" table:formula="of:=ROUND([.C$1]*SIN(([.B355]+90)*PI()/180);0)" office:value-type="float" office:value="-568" calcext:value-type="float">
            <text:p>-568</text:p>
          </table:table-cell>
          <table:table-cell table:style-name="ce9" table:formula="of:=MOD(ATAN2([.D355];[.C355])*180/PI()+360;360)" office:value-type="float" office:value="123.721130564147" calcext:value-type="float">
            <text:p>123.72º</text:p>
          </table:table-cell>
          <table:table-cell table:style-name="ce20" table:formula="of:=[.B355]-[.E355]" office:value-type="float" office:value="0.0288694358529824" calcext:value-type="float">
            <text:p>0.0289</text:p>
          </table:table-cell>
          <table:table-cell table:style-name="ce27" table:formula="of:=ABS([.F355]/[.B$4])" office:value-type="percentage" office:value="0.0821175064262611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3" calcext:value-type="float">
            <text:p>353</text:p>
          </table:table-cell>
          <table:table-cell table:style-name="ce9" table:formula="of:=[.A356]*90/(256)" office:value-type="float" office:value="124.1015625" calcext:value-type="float">
            <text:p>124.10º</text:p>
          </table:table-cell>
          <table:table-cell table:style-name="ce14" table:formula="of:=ROUND([.C$1]*SIN([.B356]*PI()/180);0)" office:value-type="float" office:value="847" calcext:value-type="float">
            <text:p>847</text:p>
          </table:table-cell>
          <table:table-cell table:style-name="ce14" table:formula="of:=ROUND([.C$1]*SIN(([.B356]+90)*PI()/180);0)" office:value-type="float" office:value="-574" calcext:value-type="float">
            <text:p>-574</text:p>
          </table:table-cell>
          <table:table-cell table:style-name="ce9" table:formula="of:=MOD(ATAN2([.D356];[.C356])*180/PI()+360;360)" office:value-type="float" office:value="124.124941752006" calcext:value-type="float">
            <text:p>124.12º</text:p>
          </table:table-cell>
          <table:table-cell table:style-name="ce20" table:formula="of:=[.B356]-[.E356]" office:value-type="float" office:value="-0.0233792520058955" calcext:value-type="float">
            <text:p>-0.0234</text:p>
          </table:table-cell>
          <table:table-cell table:style-name="ce27" table:formula="of:=ABS([.F356]/[.B$4])" office:value-type="percentage" office:value="0.0665009834834362" calcext:value-type="percentage">
            <text:p>6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4" calcext:value-type="float">
            <text:p>354</text:p>
          </table:table-cell>
          <table:table-cell table:style-name="ce9" table:formula="of:=[.A357]*90/(256)" office:value-type="float" office:value="124.453125" calcext:value-type="float">
            <text:p>124.45º</text:p>
          </table:table-cell>
          <table:table-cell table:style-name="ce14" table:formula="of:=ROUND([.C$1]*SIN([.B357]*PI()/180);0)" office:value-type="float" office:value="844" calcext:value-type="float">
            <text:p>844</text:p>
          </table:table-cell>
          <table:table-cell table:style-name="ce14" table:formula="of:=ROUND([.C$1]*SIN(([.B357]+90)*PI()/180);0)" office:value-type="float" office:value="-579" calcext:value-type="float">
            <text:p>-579</text:p>
          </table:table-cell>
          <table:table-cell table:style-name="ce9" table:formula="of:=MOD(ATAN2([.D357];[.C357])*180/PI()+360;360)" office:value-type="float" office:value="124.450861074349" calcext:value-type="float">
            <text:p>124.45º</text:p>
          </table:table-cell>
          <table:table-cell table:style-name="ce20" table:formula="of:=[.B357]-[.E357]" office:value-type="float" office:value="0.00226392565076594" calcext:value-type="float">
            <text:p>0.0023</text:p>
          </table:table-cell>
          <table:table-cell table:style-name="ce27" table:formula="of:=ABS([.F357]/[.B$4])" office:value-type="percentage" office:value="0.00643961073995645" calcext:value-type="percentage">
            <text:p>0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5" calcext:value-type="float">
            <text:p>355</text:p>
          </table:table-cell>
          <table:table-cell table:style-name="ce9" table:formula="of:=[.A358]*90/(256)" office:value-type="float" office:value="124.8046875" calcext:value-type="float">
            <text:p>124.80º</text:p>
          </table:table-cell>
          <table:table-cell table:style-name="ce14" table:formula="of:=ROUND([.C$1]*SIN([.B358]*PI()/180);0)" office:value-type="float" office:value="840" calcext:value-type="float">
            <text:p>840</text:p>
          </table:table-cell>
          <table:table-cell table:style-name="ce14" table:formula="of:=ROUND([.C$1]*SIN(([.B358]+90)*PI()/180);0)" office:value-type="float" office:value="-584" calcext:value-type="float">
            <text:p>-584</text:p>
          </table:table-cell>
          <table:table-cell table:style-name="ce9" table:formula="of:=MOD(ATAN2([.D358];[.C358])*180/PI()+360;360)" office:value-type="float" office:value="124.808498149972" calcext:value-type="float">
            <text:p>124.81º</text:p>
          </table:table-cell>
          <table:table-cell table:style-name="ce20" table:formula="of:=[.B358]-[.E358]" office:value-type="float" office:value="-0.00381064997236535" calcext:value-type="float">
            <text:p>-0.0038</text:p>
          </table:table-cell>
          <table:table-cell table:style-name="ce27" table:formula="of:=ABS([.F358]/[.B$4])" office:value-type="percentage" office:value="0.010839182143617" calcext:value-type="percentage">
            <text:p>1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6" calcext:value-type="float">
            <text:p>356</text:p>
          </table:table-cell>
          <table:table-cell table:style-name="ce9" table:formula="of:=[.A359]*90/(256)" office:value-type="float" office:value="125.15625" calcext:value-type="float">
            <text:p>125.16º</text:p>
          </table:table-cell>
          <table:table-cell table:style-name="ce14" table:formula="of:=ROUND([.C$1]*SIN([.B359]*PI()/180);0)" office:value-type="float" office:value="836" calcext:value-type="float">
            <text:p>836</text:p>
          </table:table-cell>
          <table:table-cell table:style-name="ce14" table:formula="of:=ROUND([.C$1]*SIN(([.B359]+90)*PI()/180);0)" office:value-type="float" office:value="-589" calcext:value-type="float">
            <text:p>-589</text:p>
          </table:table-cell>
          <table:table-cell table:style-name="ce9" table:formula="of:=MOD(ATAN2([.D359];[.C359])*180/PI()+360;360)" office:value-type="float" office:value="125.166436035793" calcext:value-type="float">
            <text:p>125.17º</text:p>
          </table:table-cell>
          <table:table-cell table:style-name="ce20" table:formula="of:=[.B359]-[.E359]" office:value-type="float" office:value="-0.0101860357929127" calcext:value-type="float">
            <text:p>-0.0102</text:p>
          </table:table-cell>
          <table:table-cell table:style-name="ce27" table:formula="of:=ABS([.F359]/[.B$4])" office:value-type="percentage" office:value="0.0289736129220627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7" calcext:value-type="float">
            <text:p>357</text:p>
          </table:table-cell>
          <table:table-cell table:style-name="ce9" table:formula="of:=[.A360]*90/(256)" office:value-type="float" office:value="125.5078125" calcext:value-type="float">
            <text:p>125.51º</text:p>
          </table:table-cell>
          <table:table-cell table:style-name="ce14" table:formula="of:=ROUND([.C$1]*SIN([.B360]*PI()/180);0)" office:value-type="float" office:value="833" calcext:value-type="float">
            <text:p>833</text:p>
          </table:table-cell>
          <table:table-cell table:style-name="ce14" table:formula="of:=ROUND([.C$1]*SIN(([.B360]+90)*PI()/180);0)" office:value-type="float" office:value="-594" calcext:value-type="float">
            <text:p>-594</text:p>
          </table:table-cell>
          <table:table-cell table:style-name="ce9" table:formula="of:=MOD(ATAN2([.D360];[.C360])*180/PI()+360;360)" office:value-type="float" office:value="125.492106791859" calcext:value-type="float">
            <text:p>125.49º</text:p>
          </table:table-cell>
          <table:table-cell table:style-name="ce20" table:formula="of:=[.B360]-[.E360]" office:value-type="float" office:value="0.0157057081413541" calcext:value-type="float">
            <text:p>0.0157</text:p>
          </table:table-cell>
          <table:table-cell table:style-name="ce27" table:formula="of:=ABS([.F360]/[.B$4])" office:value-type="percentage" office:value="0.0446740142687405" calcext:value-type="percentage">
            <text:p>4.4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8" calcext:value-type="float">
            <text:p>358</text:p>
          </table:table-cell>
          <table:table-cell table:style-name="ce9" table:formula="of:=[.A361]*90/(256)" office:value-type="float" office:value="125.859375" calcext:value-type="float">
            <text:p>125.86º</text:p>
          </table:table-cell>
          <table:table-cell table:style-name="ce14" table:formula="of:=ROUND([.C$1]*SIN([.B361]*PI()/180);0)" office:value-type="float" office:value="829" calcext:value-type="float">
            <text:p>829</text:p>
          </table:table-cell>
          <table:table-cell table:style-name="ce14" table:formula="of:=ROUND([.C$1]*SIN(([.B361]+90)*PI()/180);0)" office:value-type="float" office:value="-599" calcext:value-type="float">
            <text:p>-599</text:p>
          </table:table-cell>
          <table:table-cell table:style-name="ce9" table:formula="of:=MOD(ATAN2([.D361];[.C361])*180/PI()+360;360)" office:value-type="float" office:value="125.850268168199" calcext:value-type="float">
            <text:p>125.85º</text:p>
          </table:table-cell>
          <table:table-cell table:style-name="ce20" table:formula="of:=[.B361]-[.E361]" office:value-type="float" office:value="0.00910683180052274" calcext:value-type="float">
            <text:p>0.0091</text:p>
          </table:table-cell>
          <table:table-cell table:style-name="ce27" table:formula="of:=ABS([.F361]/[.B$4])" office:value-type="percentage" office:value="0.0259038771214869" calcext:value-type="percentage">
            <text:p>2.5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59" calcext:value-type="float">
            <text:p>359</text:p>
          </table:table-cell>
          <table:table-cell table:style-name="ce9" table:formula="of:=[.A362]*90/(256)" office:value-type="float" office:value="126.2109375" calcext:value-type="float">
            <text:p>126.21º</text:p>
          </table:table-cell>
          <table:table-cell table:style-name="ce14" table:formula="of:=ROUND([.C$1]*SIN([.B362]*PI()/180);0)" office:value-type="float" office:value="825" calcext:value-type="float">
            <text:p>825</text:p>
          </table:table-cell>
          <table:table-cell table:style-name="ce14" table:formula="of:=ROUND([.C$1]*SIN(([.B362]+90)*PI()/180);0)" office:value-type="float" office:value="-604" calcext:value-type="float">
            <text:p>-604</text:p>
          </table:table-cell>
          <table:table-cell table:style-name="ce9" table:formula="of:=MOD(ATAN2([.D362];[.C362])*180/PI()+360;360)" office:value-type="float" office:value="126.208649424994" calcext:value-type="float">
            <text:p>126.21º</text:p>
          </table:table-cell>
          <table:table-cell table:style-name="ce20" table:formula="of:=[.B362]-[.E362]" office:value-type="float" office:value="0.00228807500587891" calcext:value-type="float">
            <text:p>0.0023</text:p>
          </table:table-cell>
          <table:table-cell table:style-name="ce27" table:formula="of:=ABS([.F362]/[.B$4])" office:value-type="percentage" office:value="0.00650830223894445" calcext:value-type="percentage">
            <text:p>0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0" calcext:value-type="float">
            <text:p>360</text:p>
          </table:table-cell>
          <table:table-cell table:style-name="ce9" table:formula="of:=[.A363]*90/(256)" office:value-type="float" office:value="126.5625" calcext:value-type="float">
            <text:p>126.56º</text:p>
          </table:table-cell>
          <table:table-cell table:style-name="ce14" table:formula="of:=ROUND([.C$1]*SIN([.B363]*PI()/180);0)" office:value-type="float" office:value="822" calcext:value-type="float">
            <text:p>822</text:p>
          </table:table-cell>
          <table:table-cell table:style-name="ce14" table:formula="of:=ROUND([.C$1]*SIN(([.B363]+90)*PI()/180);0)" office:value-type="float" office:value="-609" calcext:value-type="float">
            <text:p>-609</text:p>
          </table:table-cell>
          <table:table-cell table:style-name="ce9" table:formula="of:=MOD(ATAN2([.D363];[.C363])*180/PI()+360;360)" office:value-type="float" office:value="126.533855871381" calcext:value-type="float">
            <text:p>126.53º</text:p>
          </table:table-cell>
          <table:table-cell table:style-name="ce20" table:formula="of:=[.B363]-[.E363]" office:value-type="float" office:value="0.0286441286189643" calcext:value-type="float">
            <text:p>0.0286</text:p>
          </table:table-cell>
          <table:table-cell table:style-name="ce27" table:formula="of:=ABS([.F363]/[.B$4])" office:value-type="percentage" office:value="0.081476632516165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1" calcext:value-type="float">
            <text:p>361</text:p>
          </table:table-cell>
          <table:table-cell table:style-name="ce9" table:formula="of:=[.A364]*90/(256)" office:value-type="float" office:value="126.9140625" calcext:value-type="float">
            <text:p>126.91º</text:p>
          </table:table-cell>
          <table:table-cell table:style-name="ce14" table:formula="of:=ROUND([.C$1]*SIN([.B364]*PI()/180);0)" office:value-type="float" office:value="818" calcext:value-type="float">
            <text:p>818</text:p>
          </table:table-cell>
          <table:table-cell table:style-name="ce14" table:formula="of:=ROUND([.C$1]*SIN(([.B364]+90)*PI()/180);0)" office:value-type="float" office:value="-614" calcext:value-type="float">
            <text:p>-614</text:p>
          </table:table-cell>
          <table:table-cell table:style-name="ce9" table:formula="of:=MOD(ATAN2([.D364];[.C364])*180/PI()+360;360)" office:value-type="float" office:value="126.892305067272" calcext:value-type="float">
            <text:p>126.89º</text:p>
          </table:table-cell>
          <table:table-cell table:style-name="ce20" table:formula="of:=[.B364]-[.E364]" office:value-type="float" office:value="0.0217574327277248" calcext:value-type="float">
            <text:p>0.0218</text:p>
          </table:table-cell>
          <table:table-cell table:style-name="ce27" table:formula="of:=ABS([.F364]/[.B$4])" office:value-type="percentage" office:value="0.0618878086477505" calcext:value-type="percentage">
            <text:p>6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2" calcext:value-type="float">
            <text:p>362</text:p>
          </table:table-cell>
          <table:table-cell table:style-name="ce9" table:formula="of:=[.A365]*90/(256)" office:value-type="float" office:value="127.265625" calcext:value-type="float">
            <text:p>127.27º</text:p>
          </table:table-cell>
          <table:table-cell table:style-name="ce14" table:formula="of:=ROUND([.C$1]*SIN([.B365]*PI()/180);0)" office:value-type="float" office:value="814" calcext:value-type="float">
            <text:p>814</text:p>
          </table:table-cell>
          <table:table-cell table:style-name="ce14" table:formula="of:=ROUND([.C$1]*SIN(([.B365]+90)*PI()/180);0)" office:value-type="float" office:value="-619" calcext:value-type="float">
            <text:p>-619</text:p>
          </table:table-cell>
          <table:table-cell table:style-name="ce9" table:formula="of:=MOD(ATAN2([.D365];[.C365])*180/PI()+360;360)" office:value-type="float" office:value="127.250892715408" calcext:value-type="float">
            <text:p>127.25º</text:p>
          </table:table-cell>
          <table:table-cell table:style-name="ce20" table:formula="of:=[.B365]-[.E365]" office:value-type="float" office:value="0.0147322845922417" calcext:value-type="float">
            <text:p>0.0147</text:p>
          </table:table-cell>
          <table:table-cell table:style-name="ce27" table:formula="of:=ABS([.F365]/[.B$4])" office:value-type="percentage" office:value="0.0419051650623765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3" calcext:value-type="float">
            <text:p>363</text:p>
          </table:table-cell>
          <table:table-cell table:style-name="ce9" table:formula="of:=[.A366]*90/(256)" office:value-type="float" office:value="127.6171875" calcext:value-type="float">
            <text:p>127.62º</text:p>
          </table:table-cell>
          <table:table-cell table:style-name="ce14" table:formula="of:=ROUND([.C$1]*SIN([.B366]*PI()/180);0)" office:value-type="float" office:value="810" calcext:value-type="float">
            <text:p>810</text:p>
          </table:table-cell>
          <table:table-cell table:style-name="ce14" table:formula="of:=ROUND([.C$1]*SIN(([.B366]+90)*PI()/180);0)" office:value-type="float" office:value="-624" calcext:value-type="float">
            <text:p>-624</text:p>
          </table:table-cell>
          <table:table-cell table:style-name="ce9" table:formula="of:=MOD(ATAN2([.D366];[.C366])*180/PI()+360;360)" office:value-type="float" office:value="127.609590790712" calcext:value-type="float">
            <text:p>127.61º</text:p>
          </table:table-cell>
          <table:table-cell table:style-name="ce20" table:formula="of:=[.B366]-[.E366]" office:value-type="float" office:value="0.00759670928772493" calcext:value-type="float">
            <text:p>0.0076</text:p>
          </table:table-cell>
          <table:table-cell table:style-name="ce27" table:formula="of:=ABS([.F366]/[.B$4])" office:value-type="percentage" office:value="0.0216084175295287" calcext:value-type="percentage">
            <text:p>2.1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4" calcext:value-type="float">
            <text:p>364</text:p>
          </table:table-cell>
          <table:table-cell table:style-name="ce9" table:formula="of:=[.A367]*90/(256)" office:value-type="float" office:value="127.96875" calcext:value-type="float">
            <text:p>127.97º</text:p>
          </table:table-cell>
          <table:table-cell table:style-name="ce14" table:formula="of:=ROUND([.C$1]*SIN([.B367]*PI()/180);0)" office:value-type="float" office:value="806" calcext:value-type="float">
            <text:p>806</text:p>
          </table:table-cell>
          <table:table-cell table:style-name="ce14" table:formula="of:=ROUND([.C$1]*SIN(([.B367]+90)*PI()/180);0)" office:value-type="float" office:value="-629" calcext:value-type="float">
            <text:p>-629</text:p>
          </table:table-cell>
          <table:table-cell table:style-name="ce9" table:formula="of:=MOD(ATAN2([.D367];[.C367])*180/PI()+360;360)" office:value-type="float" office:value="127.968371216229" calcext:value-type="float">
            <text:p>127.97º</text:p>
          </table:table-cell>
          <table:table-cell table:style-name="ce20" table:formula="of:=[.B367]-[.E367]" office:value-type="float" office:value="0.000378783771452618" calcext:value-type="float">
            <text:p>0.0004</text:p>
          </table:table-cell>
          <table:table-cell table:style-name="ce27" table:formula="of:=ABS([.F367]/[.B$4])" office:value-type="percentage" office:value="0.00107742939435411" calcext:value-type="percentage">
            <text:p>0.1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5" calcext:value-type="float">
            <text:p>365</text:p>
          </table:table-cell>
          <table:table-cell table:style-name="ce9" table:formula="of:=[.A368]*90/(256)" office:value-type="float" office:value="128.3203125" calcext:value-type="float">
            <text:p>128.32º</text:p>
          </table:table-cell>
          <table:table-cell table:style-name="ce14" table:formula="of:=ROUND([.C$1]*SIN([.B368]*PI()/180);0)" office:value-type="float" office:value="803" calcext:value-type="float">
            <text:p>803</text:p>
          </table:table-cell>
          <table:table-cell table:style-name="ce14" table:formula="of:=ROUND([.C$1]*SIN(([.B368]+90)*PI()/180);0)" office:value-type="float" office:value="-634" calcext:value-type="float">
            <text:p>-634</text:p>
          </table:table-cell>
          <table:table-cell table:style-name="ce9" table:formula="of:=MOD(ATAN2([.D368];[.C368])*180/PI()+360;360)" office:value-type="float" office:value="128.292476584236" calcext:value-type="float">
            <text:p>128.29º</text:p>
          </table:table-cell>
          <table:table-cell table:style-name="ce20" table:formula="of:=[.B368]-[.E368]" office:value-type="float" office:value="0.0278359157642853" calcext:value-type="float">
            <text:p>0.0278</text:p>
          </table:table-cell>
          <table:table-cell table:style-name="ce27" table:formula="of:=ABS([.F368]/[.B$4])" office:value-type="percentage" office:value="0.079177715951745" calcext:value-type="percentage">
            <text:p>7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table:style-name="ce9" table:formula="of:=[.A369]*90/(256)" office:value-type="float" office:value="128.671875" calcext:value-type="float">
            <text:p>128.67º</text:p>
          </table:table-cell>
          <table:table-cell table:style-name="ce14" table:formula="of:=ROUND([.C$1]*SIN([.B369]*PI()/180);0)" office:value-type="float" office:value="799" calcext:value-type="float">
            <text:p>799</text:p>
          </table:table-cell>
          <table:table-cell table:style-name="ce14" table:formula="of:=ROUND([.C$1]*SIN(([.B369]+90)*PI()/180);0)" office:value-type="float" office:value="-639" calcext:value-type="float">
            <text:p>-639</text:p>
          </table:table-cell>
          <table:table-cell table:style-name="ce9" table:formula="of:=MOD(ATAN2([.D369];[.C369])*180/PI()+360;360)" office:value-type="float" office:value="128.651062142188" calcext:value-type="float">
            <text:p>128.65º</text:p>
          </table:table-cell>
          <table:table-cell table:style-name="ce20" table:formula="of:=[.B369]-[.E369]" office:value-type="float" office:value="0.0208128578116202" calcext:value-type="float">
            <text:p>0.0208</text:p>
          </table:table-cell>
          <table:table-cell table:style-name="ce27" table:formula="of:=ABS([.F369]/[.B$4])" office:value-type="percentage" office:value="0.0592010177752753" calcext:value-type="percentage">
            <text:p>5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7" calcext:value-type="float">
            <text:p>367</text:p>
          </table:table-cell>
          <table:table-cell table:style-name="ce9" table:formula="of:=[.A370]*90/(256)" office:value-type="float" office:value="129.0234375" calcext:value-type="float">
            <text:p>129.02º</text:p>
          </table:table-cell>
          <table:table-cell table:style-name="ce14" table:formula="of:=ROUND([.C$1]*SIN([.B370]*PI()/180);0)" office:value-type="float" office:value="795" calcext:value-type="float">
            <text:p>795</text:p>
          </table:table-cell>
          <table:table-cell table:style-name="ce14" table:formula="of:=ROUND([.C$1]*SIN(([.B370]+90)*PI()/180);0)" office:value-type="float" office:value="-644" calcext:value-type="float">
            <text:p>-644</text:p>
          </table:table-cell>
          <table:table-cell table:style-name="ce9" table:formula="of:=MOD(ATAN2([.D370];[.C370])*180/PI()+360;360)" office:value-type="float" office:value="129.009648385283" calcext:value-type="float">
            <text:p>129.01º</text:p>
          </table:table-cell>
          <table:table-cell table:style-name="ce20" table:formula="of:=[.B370]-[.E370]" office:value-type="float" office:value="0.0137891147170421" calcext:value-type="float">
            <text:p>0.0138</text:p>
          </table:table-cell>
          <table:table-cell table:style-name="ce27" table:formula="of:=ABS([.F370]/[.B$4])" office:value-type="percentage" office:value="0.0392223707506976" calcext:value-type="percentage">
            <text:p>3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8" calcext:value-type="float">
            <text:p>368</text:p>
          </table:table-cell>
          <table:table-cell table:style-name="ce9" table:formula="of:=[.A371]*90/(256)" office:value-type="float" office:value="129.375" calcext:value-type="float">
            <text:p>129.38º</text:p>
          </table:table-cell>
          <table:table-cell table:style-name="ce14" table:formula="of:=ROUND([.C$1]*SIN([.B371]*PI()/180);0)" office:value-type="float" office:value="791" calcext:value-type="float">
            <text:p>791</text:p>
          </table:table-cell>
          <table:table-cell table:style-name="ce14" table:formula="of:=ROUND([.C$1]*SIN(([.B371]+90)*PI()/180);0)" office:value-type="float" office:value="-649" calcext:value-type="float">
            <text:p>-649</text:p>
          </table:table-cell>
          <table:table-cell table:style-name="ce9" table:formula="of:=MOD(ATAN2([.D371];[.C371])*180/PI()+360;360)" office:value-type="float" office:value="129.368207224744" calcext:value-type="float">
            <text:p>129.37º</text:p>
          </table:table-cell>
          <table:table-cell table:style-name="ce20" table:formula="of:=[.B371]-[.E371]" office:value-type="float" office:value="0.00679277525557609" calcext:value-type="float">
            <text:p>0.0068</text:p>
          </table:table-cell>
          <table:table-cell table:style-name="ce27" table:formula="of:=ABS([.F371]/[.B$4])" office:value-type="percentage" office:value="0.0193216718380831" calcext:value-type="percentage">
            <text:p>1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69" calcext:value-type="float">
            <text:p>369</text:p>
          </table:table-cell>
          <table:table-cell table:style-name="ce9" table:formula="of:=[.A372]*90/(256)" office:value-type="float" office:value="129.7265625" calcext:value-type="float">
            <text:p>129.73º</text:p>
          </table:table-cell>
          <table:table-cell table:style-name="ce14" table:formula="of:=ROUND([.C$1]*SIN([.B372]*PI()/180);0)" office:value-type="float" office:value="787" calcext:value-type="float">
            <text:p>787</text:p>
          </table:table-cell>
          <table:table-cell table:style-name="ce14" table:formula="of:=ROUND([.C$1]*SIN(([.B372]+90)*PI()/180);0)" office:value-type="float" office:value="-654" calcext:value-type="float">
            <text:p>-654</text:p>
          </table:table-cell>
          <table:table-cell table:style-name="ce9" table:formula="of:=MOD(ATAN2([.D372];[.C372])*180/PI()+360;360)" office:value-type="float" office:value="129.726710584675" calcext:value-type="float">
            <text:p>129.73º</text:p>
          </table:table-cell>
          <table:table-cell table:style-name="ce20" table:formula="of:=[.B372]-[.E372]" office:value-type="float" office:value="-0.00014808467540206" calcext:value-type="float">
            <text:p>-0.0001</text:p>
          </table:table-cell>
          <table:table-cell table:style-name="ce27" table:formula="of:=ABS([.F372]/[.B$4])" office:value-type="percentage" office:value="0.00042121863225475" calcext:value-type="percentage">
            <text:p>0.0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table:style-name="ce9" table:formula="of:=[.A373]*90/(256)" office:value-type="float" office:value="130.078125" calcext:value-type="float">
            <text:p>130.08º</text:p>
          </table:table-cell>
          <table:table-cell table:style-name="ce14" table:formula="of:=ROUND([.C$1]*SIN([.B373]*PI()/180);0)" office:value-type="float" office:value="783" calcext:value-type="float">
            <text:p>783</text:p>
          </table:table-cell>
          <table:table-cell table:style-name="ce14" table:formula="of:=ROUND([.C$1]*SIN(([.B373]+90)*PI()/180);0)" office:value-type="float" office:value="-659" calcext:value-type="float">
            <text:p>-659</text:p>
          </table:table-cell>
          <table:table-cell table:style-name="ce9" table:formula="of:=MOD(ATAN2([.D373];[.C373])*180/PI()+360;360)" office:value-type="float" office:value="130.08513041524" calcext:value-type="float">
            <text:p>130.09º</text:p>
          </table:table-cell>
          <table:table-cell table:style-name="ce20" table:formula="of:=[.B373]-[.E373]" office:value-type="float" office:value="-0.00700541523963238" calcext:value-type="float">
            <text:p>-0.0070</text:p>
          </table:table-cell>
          <table:table-cell table:style-name="ce27" table:formula="of:=ABS([.F373]/[.B$4])" office:value-type="percentage" office:value="0.0199265144593988" calcext:value-type="percentage">
            <text:p>1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1" calcext:value-type="float">
            <text:p>371</text:p>
          </table:table-cell>
          <table:table-cell table:style-name="ce9" table:formula="of:=[.A374]*90/(256)" office:value-type="float" office:value="130.4296875" calcext:value-type="float">
            <text:p>130.43º</text:p>
          </table:table-cell>
          <table:table-cell table:style-name="ce14" table:formula="of:=ROUND([.C$1]*SIN([.B374]*PI()/180);0)" office:value-type="float" office:value="779" calcext:value-type="float">
            <text:p>779</text:p>
          </table:table-cell>
          <table:table-cell table:style-name="ce14" table:formula="of:=ROUND([.C$1]*SIN(([.B374]+90)*PI()/180);0)" office:value-type="float" office:value="-663" calcext:value-type="float">
            <text:p>-663</text:p>
          </table:table-cell>
          <table:table-cell table:style-name="ce9" table:formula="of:=MOD(ATAN2([.D374];[.C374])*180/PI()+360;360)" office:value-type="float" office:value="130.400811874635" calcext:value-type="float">
            <text:p>130.40º</text:p>
          </table:table-cell>
          <table:table-cell table:style-name="ce20" table:formula="of:=[.B374]-[.E374]" office:value-type="float" office:value="0.0288756253653446" calcext:value-type="float">
            <text:p>0.0289</text:p>
          </table:table-cell>
          <table:table-cell table:style-name="ce27" table:formula="of:=ABS([.F374]/[.B$4])" office:value-type="percentage" office:value="0.0821351121503135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2" calcext:value-type="float">
            <text:p>372</text:p>
          </table:table-cell>
          <table:table-cell table:style-name="ce9" table:formula="of:=[.A375]*90/(256)" office:value-type="float" office:value="130.78125" calcext:value-type="float">
            <text:p>130.78º</text:p>
          </table:table-cell>
          <table:table-cell table:style-name="ce14" table:formula="of:=ROUND([.C$1]*SIN([.B375]*PI()/180);0)" office:value-type="float" office:value="775" calcext:value-type="float">
            <text:p>775</text:p>
          </table:table-cell>
          <table:table-cell table:style-name="ce14" table:formula="of:=ROUND([.C$1]*SIN(([.B375]+90)*PI()/180);0)" office:value-type="float" office:value="-668" calcext:value-type="float">
            <text:p>-668</text:p>
          </table:table-cell>
          <table:table-cell table:style-name="ce9" table:formula="of:=MOD(ATAN2([.D375];[.C375])*180/PI()+360;360)" office:value-type="float" office:value="130.7592175216" calcext:value-type="float">
            <text:p>130.76º</text:p>
          </table:table-cell>
          <table:table-cell table:style-name="ce20" table:formula="of:=[.B375]-[.E375]" office:value-type="float" office:value="0.0220324784003196" calcext:value-type="float">
            <text:p>0.0220</text:p>
          </table:table-cell>
          <table:table-cell table:style-name="ce27" table:formula="of:=ABS([.F375]/[.B$4])" office:value-type="percentage" office:value="0.0626701607831314" calcext:value-type="percentage">
            <text:p>6.2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3" calcext:value-type="float">
            <text:p>373</text:p>
          </table:table-cell>
          <table:table-cell table:style-name="ce9" table:formula="of:=[.A376]*90/(256)" office:value-type="float" office:value="131.1328125" calcext:value-type="float">
            <text:p>131.13º</text:p>
          </table:table-cell>
          <table:table-cell table:style-name="ce14" table:formula="of:=ROUND([.C$1]*SIN([.B376]*PI()/180);0)" office:value-type="float" office:value="771" calcext:value-type="float">
            <text:p>771</text:p>
          </table:table-cell>
          <table:table-cell table:style-name="ce14" table:formula="of:=ROUND([.C$1]*SIN(([.B376]+90)*PI()/180);0)" office:value-type="float" office:value="-673" calcext:value-type="float">
            <text:p>-673</text:p>
          </table:table-cell>
          <table:table-cell table:style-name="ce9" table:formula="of:=MOD(ATAN2([.D376];[.C376])*180/PI()+360;360)" office:value-type="float" office:value="131.117458874769" calcext:value-type="float">
            <text:p>131.12º</text:p>
          </table:table-cell>
          <table:table-cell table:style-name="ce20" table:formula="of:=[.B376]-[.E376]" office:value-type="float" office:value="0.0153536252306594" calcext:value-type="float">
            <text:p>0.0154</text:p>
          </table:table-cell>
          <table:table-cell table:style-name="ce27" table:formula="of:=ABS([.F376]/[.B$4])" office:value-type="percentage" office:value="0.0436725339894312" calcext:value-type="percentage">
            <text:p>4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4" calcext:value-type="float">
            <text:p>374</text:p>
          </table:table-cell>
          <table:table-cell table:style-name="ce9" table:formula="of:=[.A377]*90/(256)" office:value-type="float" office:value="131.484375" calcext:value-type="float">
            <text:p>131.48º</text:p>
          </table:table-cell>
          <table:table-cell table:style-name="ce14" table:formula="of:=ROUND([.C$1]*SIN([.B377]*PI()/180);0)" office:value-type="float" office:value="766" calcext:value-type="float">
            <text:p>766</text:p>
          </table:table-cell>
          <table:table-cell table:style-name="ce14" table:formula="of:=ROUND([.C$1]*SIN(([.B377]+90)*PI()/180);0)" office:value-type="float" office:value="-678" calcext:value-type="float">
            <text:p>-678</text:p>
          </table:table-cell>
          <table:table-cell table:style-name="ce9" table:formula="of:=MOD(ATAN2([.D377];[.C377])*180/PI()+360;360)" office:value-type="float" office:value="131.512603465888" calcext:value-type="float">
            <text:p>131.51º</text:p>
          </table:table-cell>
          <table:table-cell table:style-name="ce20" table:formula="of:=[.B377]-[.E377]" office:value-type="float" office:value="-0.0282284658881622" calcext:value-type="float">
            <text:p>-0.0282</text:p>
          </table:table-cell>
          <table:table-cell table:style-name="ce27" table:formula="of:=ABS([.F377]/[.B$4])" office:value-type="percentage" office:value="0.0802943029707725" calcext:value-type="percentage">
            <text:p>8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5" calcext:value-type="float">
            <text:p>375</text:p>
          </table:table-cell>
          <table:table-cell table:style-name="ce9" table:formula="of:=[.A378]*90/(256)" office:value-type="float" office:value="131.8359375" calcext:value-type="float">
            <text:p>131.84º</text:p>
          </table:table-cell>
          <table:table-cell table:style-name="ce14" table:formula="of:=ROUND([.C$1]*SIN([.B378]*PI()/180);0)" office:value-type="float" office:value="762" calcext:value-type="float">
            <text:p>762</text:p>
          </table:table-cell>
          <table:table-cell table:style-name="ce14" table:formula="of:=ROUND([.C$1]*SIN(([.B378]+90)*PI()/180);0)" office:value-type="float" office:value="-682" calcext:value-type="float">
            <text:p>-682</text:p>
          </table:table-cell>
          <table:table-cell table:style-name="ce9" table:formula="of:=MOD(ATAN2([.D378];[.C378])*180/PI()+360;360)" office:value-type="float" office:value="131.828960272751" calcext:value-type="float">
            <text:p>131.83º</text:p>
          </table:table-cell>
          <table:table-cell table:style-name="ce20" table:formula="of:=[.B378]-[.E378]" office:value-type="float" office:value="0.00697722724942196" calcext:value-type="float">
            <text:p>0.0070</text:p>
          </table:table-cell>
          <table:table-cell table:style-name="ce27" table:formula="of:=ABS([.F378]/[.B$4])" office:value-type="percentage" office:value="0.0198463352872447" calcext:value-type="percentage">
            <text:p>1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6" calcext:value-type="float">
            <text:p>376</text:p>
          </table:table-cell>
          <table:table-cell table:style-name="ce9" table:formula="of:=[.A379]*90/(256)" office:value-type="float" office:value="132.1875" calcext:value-type="float">
            <text:p>132.19º</text:p>
          </table:table-cell>
          <table:table-cell table:style-name="ce14" table:formula="of:=ROUND([.C$1]*SIN([.B379]*PI()/180);0)" office:value-type="float" office:value="758" calcext:value-type="float">
            <text:p>758</text:p>
          </table:table-cell>
          <table:table-cell table:style-name="ce14" table:formula="of:=ROUND([.C$1]*SIN(([.B379]+90)*PI()/180);0)" office:value-type="float" office:value="-687" calcext:value-type="float">
            <text:p>-687</text:p>
          </table:table-cell>
          <table:table-cell table:style-name="ce9" table:formula="of:=MOD(ATAN2([.D379];[.C379])*180/PI()+360;360)" office:value-type="float" office:value="132.187037117345" calcext:value-type="float">
            <text:p>132.19º</text:p>
          </table:table-cell>
          <table:table-cell table:style-name="ce20" table:formula="of:=[.B379]-[.E379]" office:value-type="float" office:value="0.000462882655142494" calcext:value-type="float">
            <text:p>0.0005</text:p>
          </table:table-cell>
          <table:table-cell table:style-name="ce27" table:formula="of:=ABS([.F379]/[.B$4])" office:value-type="percentage" office:value="0.00131664399684976" calcext:value-type="percentage">
            <text:p>0.1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7" calcext:value-type="float">
            <text:p>377</text:p>
          </table:table-cell>
          <table:table-cell table:style-name="ce9" table:formula="of:=[.A380]*90/(256)" office:value-type="float" office:value="132.5390625" calcext:value-type="float">
            <text:p>132.54º</text:p>
          </table:table-cell>
          <table:table-cell table:style-name="ce14" table:formula="of:=ROUND([.C$1]*SIN([.B380]*PI()/180);0)" office:value-type="float" office:value="754" calcext:value-type="float">
            <text:p>754</text:p>
          </table:table-cell>
          <table:table-cell table:style-name="ce14" table:formula="of:=ROUND([.C$1]*SIN(([.B380]+90)*PI()/180);0)" office:value-type="float" office:value="-692" calcext:value-type="float">
            <text:p>-692</text:p>
          </table:table-cell>
          <table:table-cell table:style-name="ce9" table:formula="of:=MOD(ATAN2([.D380];[.C380])*180/PI()+360;360)" office:value-type="float" office:value="132.544838298068" calcext:value-type="float">
            <text:p>132.54º</text:p>
          </table:table-cell>
          <table:table-cell table:style-name="ce20" table:formula="of:=[.B380]-[.E380]" office:value-type="float" office:value="-0.0057757980681572" calcext:value-type="float">
            <text:p>-0.0058</text:p>
          </table:table-cell>
          <table:table-cell table:style-name="ce27" table:formula="of:=ABS([.F380]/[.B$4])" office:value-type="percentage" office:value="0.0164289367272027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8" calcext:value-type="float">
            <text:p>378</text:p>
          </table:table-cell>
          <table:table-cell table:style-name="ce9" table:formula="of:=[.A381]*90/(256)" office:value-type="float" office:value="132.890625" calcext:value-type="float">
            <text:p>132.89º</text:p>
          </table:table-cell>
          <table:table-cell table:style-name="ce14" table:formula="of:=ROUND([.C$1]*SIN([.B381]*PI()/180);0)" office:value-type="float" office:value="750" calcext:value-type="float">
            <text:p>750</text:p>
          </table:table-cell>
          <table:table-cell table:style-name="ce14" table:formula="of:=ROUND([.C$1]*SIN(([.B381]+90)*PI()/180);0)" office:value-type="float" office:value="-696" calcext:value-type="float">
            <text:p>-696</text:p>
          </table:table-cell>
          <table:table-cell table:style-name="ce9" table:formula="of:=MOD(ATAN2([.D381];[.C381])*180/PI()+360;360)" office:value-type="float" office:value="132.861317422334" calcext:value-type="float">
            <text:p>132.86º</text:p>
          </table:table-cell>
          <table:table-cell table:style-name="ce20" table:formula="of:=[.B381]-[.E381]" office:value-type="float" office:value="0.0293075776663159" calcext:value-type="float">
            <text:p>0.0293</text:p>
          </table:table-cell>
          <table:table-cell table:style-name="ce27" table:formula="of:=ABS([.F381]/[.B$4])" office:value-type="percentage" office:value="0.0833637764730762" calcext:value-type="percentage">
            <text:p>8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79" calcext:value-type="float">
            <text:p>379</text:p>
          </table:table-cell>
          <table:table-cell table:style-name="ce9" table:formula="of:=[.A382]*90/(256)" office:value-type="float" office:value="133.2421875" calcext:value-type="float">
            <text:p>133.24º</text:p>
          </table:table-cell>
          <table:table-cell table:style-name="ce14" table:formula="of:=ROUND([.C$1]*SIN([.B382]*PI()/180);0)" office:value-type="float" office:value="745" calcext:value-type="float">
            <text:p>745</text:p>
          </table:table-cell>
          <table:table-cell table:style-name="ce14" table:formula="of:=ROUND([.C$1]*SIN(([.B382]+90)*PI()/180);0)" office:value-type="float" office:value="-701" calcext:value-type="float">
            <text:p>-701</text:p>
          </table:table-cell>
          <table:table-cell table:style-name="ce9" table:formula="of:=MOD(ATAN2([.D382];[.C382])*180/PI()+360;360)" office:value-type="float" office:value="133.257097750269" calcext:value-type="float">
            <text:p>133.26º</text:p>
          </table:table-cell>
          <table:table-cell table:style-name="ce20" table:formula="of:=[.B382]-[.E382]" office:value-type="float" office:value="-0.0149102502687128" calcext:value-type="float">
            <text:p>-0.0149</text:p>
          </table:table-cell>
          <table:table-cell table:style-name="ce27" table:formula="of:=ABS([.F382]/[.B$4])" office:value-type="percentage" office:value="0.0424113785421165" calcext:value-type="percentage">
            <text:p>4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0" calcext:value-type="float">
            <text:p>380</text:p>
          </table:table-cell>
          <table:table-cell table:style-name="ce9" table:formula="of:=[.A383]*90/(256)" office:value-type="float" office:value="133.59375" calcext:value-type="float">
            <text:p>133.59º</text:p>
          </table:table-cell>
          <table:table-cell table:style-name="ce14" table:formula="of:=ROUND([.C$1]*SIN([.B383]*PI()/180);0)" office:value-type="float" office:value="741" calcext:value-type="float">
            <text:p>741</text:p>
          </table:table-cell>
          <table:table-cell table:style-name="ce14" table:formula="of:=ROUND([.C$1]*SIN(([.B383]+90)*PI()/180);0)" office:value-type="float" office:value="-705" calcext:value-type="float">
            <text:p>-705</text:p>
          </table:table-cell>
          <table:table-cell table:style-name="ce9" table:formula="of:=MOD(ATAN2([.D383];[.C383])*180/PI()+360;360)" office:value-type="float" office:value="133.573843664406" calcext:value-type="float">
            <text:p>133.57º</text:p>
          </table:table-cell>
          <table:table-cell table:style-name="ce20" table:formula="of:=[.B383]-[.E383]" office:value-type="float" office:value="0.0199063355944418" calcext:value-type="float">
            <text:p>0.0199</text:p>
          </table:table-cell>
          <table:table-cell table:style-name="ce27" table:formula="of:=ABS([.F383]/[.B$4])" office:value-type="percentage" office:value="0.0566224656908566" calcext:value-type="percentage">
            <text:p>5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1" calcext:value-type="float">
            <text:p>381</text:p>
          </table:table-cell>
          <table:table-cell table:style-name="ce9" table:formula="of:=[.A384]*90/(256)" office:value-type="float" office:value="133.9453125" calcext:value-type="float">
            <text:p>133.95º</text:p>
          </table:table-cell>
          <table:table-cell table:style-name="ce14" table:formula="of:=ROUND([.C$1]*SIN([.B384]*PI()/180);0)" office:value-type="float" office:value="737" calcext:value-type="float">
            <text:p>737</text:p>
          </table:table-cell>
          <table:table-cell table:style-name="ce14" table:formula="of:=ROUND([.C$1]*SIN(([.B384]+90)*PI()/180);0)" office:value-type="float" office:value="-710" calcext:value-type="float">
            <text:p>-710</text:p>
          </table:table-cell>
          <table:table-cell table:style-name="ce9" table:formula="of:=MOD(ATAN2([.D384];[.C384])*180/PI()+360;360)" office:value-type="float" office:value="133.93102519235" calcext:value-type="float">
            <text:p>133.93º</text:p>
          </table:table-cell>
          <table:table-cell table:style-name="ce20" table:formula="of:=[.B384]-[.E384]" office:value-type="float" office:value="0.0142873076503065" calcext:value-type="float">
            <text:p>0.0143</text:p>
          </table:table-cell>
          <table:table-cell table:style-name="ce27" table:formula="of:=ABS([.F384]/[.B$4])" office:value-type="percentage" office:value="0.0406394528719829" calcext:value-type="percentage">
            <text:p>4.0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2" calcext:value-type="float">
            <text:p>382</text:p>
          </table:table-cell>
          <table:table-cell table:style-name="ce9" table:formula="of:=[.A385]*90/(256)" office:value-type="float" office:value="134.296875" calcext:value-type="float">
            <text:p>134.30º</text:p>
          </table:table-cell>
          <table:table-cell table:style-name="ce14" table:formula="of:=ROUND([.C$1]*SIN([.B385]*PI()/180);0)" office:value-type="float" office:value="732" calcext:value-type="float">
            <text:p>732</text:p>
          </table:table-cell>
          <table:table-cell table:style-name="ce14" table:formula="of:=ROUND([.C$1]*SIN(([.B385]+90)*PI()/180);0)" office:value-type="float" office:value="-714" calcext:value-type="float">
            <text:p>-714</text:p>
          </table:table-cell>
          <table:table-cell table:style-name="ce9" table:formula="of:=MOD(ATAN2([.D385];[.C385])*180/PI()+360;360)" office:value-type="float" office:value="134.286811364982" calcext:value-type="float">
            <text:p>134.29º</text:p>
          </table:table-cell>
          <table:table-cell table:style-name="ce20" table:formula="of:=[.B385]-[.E385]" office:value-type="float" office:value="0.0100636350175591" calcext:value-type="float">
            <text:p>0.0101</text:p>
          </table:table-cell>
          <table:table-cell table:style-name="ce27" table:formula="of:=ABS([.F385]/[.B$4])" office:value-type="percentage" office:value="0.0286254507166127" calcext:value-type="percentage">
            <text:p>2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3" calcext:value-type="float">
            <text:p>383</text:p>
          </table:table-cell>
          <table:table-cell table:style-name="ce9" table:formula="of:=[.A386]*90/(256)" office:value-type="float" office:value="134.6484375" calcext:value-type="float">
            <text:p>134.65º</text:p>
          </table:table-cell>
          <table:table-cell table:style-name="ce14" table:formula="of:=ROUND([.C$1]*SIN([.B386]*PI()/180);0)" office:value-type="float" office:value="728" calcext:value-type="float">
            <text:p>728</text:p>
          </table:table-cell>
          <table:table-cell table:style-name="ce14" table:formula="of:=ROUND([.C$1]*SIN(([.B386]+90)*PI()/180);0)" office:value-type="float" office:value="-719" calcext:value-type="float">
            <text:p>-719</text:p>
          </table:table-cell>
          <table:table-cell table:style-name="ce9" table:formula="of:=MOD(ATAN2([.D386];[.C386])*180/PI()+360;360)" office:value-type="float" office:value="134.643638309448" calcext:value-type="float">
            <text:p>134.64º</text:p>
          </table:table-cell>
          <table:table-cell table:style-name="ce20" table:formula="of:=[.B386]-[.E386]" office:value-type="float" office:value="0.0047991905517506" calcext:value-type="float">
            <text:p>0.0048</text:p>
          </table:table-cell>
          <table:table-cell table:style-name="ce27" table:formula="of:=ABS([.F386]/[.B$4])" office:value-type="percentage" office:value="0.0136510309027573" calcext:value-type="percentage">
            <text:p>1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4" calcext:value-type="float">
            <text:p>384</text:p>
          </table:table-cell>
          <table:table-cell table:style-name="ce9" table:formula="of:=[.A387]*90/(256)" office:value-type="float" office:value="135" calcext:value-type="float">
            <text:p>135.00º</text:p>
          </table:table-cell>
          <table:table-cell table:style-name="ce14" table:formula="of:=ROUND([.C$1]*SIN([.B387]*PI()/180);0)" office:value-type="float" office:value="723" calcext:value-type="float">
            <text:p>723</text:p>
          </table:table-cell>
          <table:table-cell table:style-name="ce14" table:formula="of:=ROUND([.C$1]*SIN(([.B387]+90)*PI()/180);0)" office:value-type="float" office:value="-723" calcext:value-type="float">
            <text:p>-723</text:p>
          </table:table-cell>
          <table:table-cell table:style-name="ce9" table:formula="of:=MOD(ATAN2([.D387];[.C387])*180/PI()+360;360)" office:value-type="float" office:value="135" calcext:value-type="float">
            <text:p>135.00º</text:p>
          </table:table-cell>
          <table:table-cell table:style-name="ce20" table:formula="of:=[.B387]-[.E387]" office:value-type="float" office:value="0" calcext:value-type="float">
            <text:p>0.0000</text:p>
          </table:table-cell>
          <table:table-cell table:style-name="ce27" table:formula="of:=ABS([.F387]/[.B$4])" office:value-type="percentage" office:value="0" calcext:value-type="percentage">
            <text:p>0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5" calcext:value-type="float">
            <text:p>385</text:p>
          </table:table-cell>
          <table:table-cell table:style-name="ce9" table:formula="of:=[.A388]*90/(256)" office:value-type="float" office:value="135.3515625" calcext:value-type="float">
            <text:p>135.35º</text:p>
          </table:table-cell>
          <table:table-cell table:style-name="ce14" table:formula="of:=ROUND([.C$1]*SIN([.B388]*PI()/180);0)" office:value-type="float" office:value="719" calcext:value-type="float">
            <text:p>719</text:p>
          </table:table-cell>
          <table:table-cell table:style-name="ce14" table:formula="of:=ROUND([.C$1]*SIN(([.B388]+90)*PI()/180);0)" office:value-type="float" office:value="-728" calcext:value-type="float">
            <text:p>-728</text:p>
          </table:table-cell>
          <table:table-cell table:style-name="ce9" table:formula="of:=MOD(ATAN2([.D388];[.C388])*180/PI()+360;360)" office:value-type="float" office:value="135.356361690552" calcext:value-type="float">
            <text:p>135.36º</text:p>
          </table:table-cell>
          <table:table-cell table:style-name="ce20" table:formula="of:=[.B388]-[.E388]" office:value-type="float" office:value="-0.00479919055180744" calcext:value-type="float">
            <text:p>-0.0048</text:p>
          </table:table-cell>
          <table:table-cell table:style-name="ce27" table:formula="of:=ABS([.F388]/[.B$4])" office:value-type="percentage" office:value="0.0136510309029189" calcext:value-type="percentage">
            <text:p>1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6" calcext:value-type="float">
            <text:p>386</text:p>
          </table:table-cell>
          <table:table-cell table:style-name="ce9" table:formula="of:=[.A389]*90/(256)" office:value-type="float" office:value="135.703125" calcext:value-type="float">
            <text:p>135.70º</text:p>
          </table:table-cell>
          <table:table-cell table:style-name="ce14" table:formula="of:=ROUND([.C$1]*SIN([.B389]*PI()/180);0)" office:value-type="float" office:value="714" calcext:value-type="float">
            <text:p>714</text:p>
          </table:table-cell>
          <table:table-cell table:style-name="ce14" table:formula="of:=ROUND([.C$1]*SIN(([.B389]+90)*PI()/180);0)" office:value-type="float" office:value="-732" calcext:value-type="float">
            <text:p>-732</text:p>
          </table:table-cell>
          <table:table-cell table:style-name="ce9" table:formula="of:=MOD(ATAN2([.D389];[.C389])*180/PI()+360;360)" office:value-type="float" office:value="135.713188635018" calcext:value-type="float">
            <text:p>135.71º</text:p>
          </table:table-cell>
          <table:table-cell table:style-name="ce20" table:formula="of:=[.B389]-[.E389]" office:value-type="float" office:value="-0.010063635017616" calcext:value-type="float">
            <text:p>-0.0101</text:p>
          </table:table-cell>
          <table:table-cell table:style-name="ce27" table:formula="of:=ABS([.F389]/[.B$4])" office:value-type="percentage" office:value="0.0286254507167743" calcext:value-type="percentage">
            <text:p>2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7" calcext:value-type="float">
            <text:p>387</text:p>
          </table:table-cell>
          <table:table-cell table:style-name="ce9" table:formula="of:=[.A390]*90/(256)" office:value-type="float" office:value="136.0546875" calcext:value-type="float">
            <text:p>136.05º</text:p>
          </table:table-cell>
          <table:table-cell table:style-name="ce14" table:formula="of:=ROUND([.C$1]*SIN([.B390]*PI()/180);0)" office:value-type="float" office:value="710" calcext:value-type="float">
            <text:p>710</text:p>
          </table:table-cell>
          <table:table-cell table:style-name="ce14" table:formula="of:=ROUND([.C$1]*SIN(([.B390]+90)*PI()/180);0)" office:value-type="float" office:value="-737" calcext:value-type="float">
            <text:p>-737</text:p>
          </table:table-cell>
          <table:table-cell table:style-name="ce9" table:formula="of:=MOD(ATAN2([.D390];[.C390])*180/PI()+360;360)" office:value-type="float" office:value="136.06897480765" calcext:value-type="float">
            <text:p>136.07º</text:p>
          </table:table-cell>
          <table:table-cell table:style-name="ce20" table:formula="of:=[.B390]-[.E390]" office:value-type="float" office:value="-0.0142873076503065" calcext:value-type="float">
            <text:p>-0.0143</text:p>
          </table:table-cell>
          <table:table-cell table:style-name="ce27" table:formula="of:=ABS([.F390]/[.B$4])" office:value-type="percentage" office:value="0.0406394528719829" calcext:value-type="percentage">
            <text:p>4.0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8" calcext:value-type="float">
            <text:p>388</text:p>
          </table:table-cell>
          <table:table-cell table:style-name="ce9" table:formula="of:=[.A391]*90/(256)" office:value-type="float" office:value="136.40625" calcext:value-type="float">
            <text:p>136.41º</text:p>
          </table:table-cell>
          <table:table-cell table:style-name="ce14" table:formula="of:=ROUND([.C$1]*SIN([.B391]*PI()/180);0)" office:value-type="float" office:value="705" calcext:value-type="float">
            <text:p>705</text:p>
          </table:table-cell>
          <table:table-cell table:style-name="ce14" table:formula="of:=ROUND([.C$1]*SIN(([.B391]+90)*PI()/180);0)" office:value-type="float" office:value="-741" calcext:value-type="float">
            <text:p>-741</text:p>
          </table:table-cell>
          <table:table-cell table:style-name="ce9" table:formula="of:=MOD(ATAN2([.D391];[.C391])*180/PI()+360;360)" office:value-type="float" office:value="136.426156335594" calcext:value-type="float">
            <text:p>136.43º</text:p>
          </table:table-cell>
          <table:table-cell table:style-name="ce20" table:formula="of:=[.B391]-[.E391]" office:value-type="float" office:value="-0.0199063355944418" calcext:value-type="float">
            <text:p>-0.0199</text:p>
          </table:table-cell>
          <table:table-cell table:style-name="ce27" table:formula="of:=ABS([.F391]/[.B$4])" office:value-type="percentage" office:value="0.0566224656908566" calcext:value-type="percentage">
            <text:p>5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89" calcext:value-type="float">
            <text:p>389</text:p>
          </table:table-cell>
          <table:table-cell table:style-name="ce9" table:formula="of:=[.A392]*90/(256)" office:value-type="float" office:value="136.7578125" calcext:value-type="float">
            <text:p>136.76º</text:p>
          </table:table-cell>
          <table:table-cell table:style-name="ce14" table:formula="of:=ROUND([.C$1]*SIN([.B392]*PI()/180);0)" office:value-type="float" office:value="701" calcext:value-type="float">
            <text:p>701</text:p>
          </table:table-cell>
          <table:table-cell table:style-name="ce14" table:formula="of:=ROUND([.C$1]*SIN(([.B392]+90)*PI()/180);0)" office:value-type="float" office:value="-745" calcext:value-type="float">
            <text:p>-745</text:p>
          </table:table-cell>
          <table:table-cell table:style-name="ce9" table:formula="of:=MOD(ATAN2([.D392];[.C392])*180/PI()+360;360)" office:value-type="float" office:value="136.742902249731" calcext:value-type="float">
            <text:p>136.74º</text:p>
          </table:table-cell>
          <table:table-cell table:style-name="ce20" table:formula="of:=[.B392]-[.E392]" office:value-type="float" office:value="0.014910250268656" calcext:value-type="float">
            <text:p>0.0149</text:p>
          </table:table-cell>
          <table:table-cell table:style-name="ce27" table:formula="of:=ABS([.F392]/[.B$4])" office:value-type="percentage" office:value="0.0424113785419548" calcext:value-type="percentage">
            <text:p>4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0" calcext:value-type="float">
            <text:p>390</text:p>
          </table:table-cell>
          <table:table-cell table:style-name="ce9" table:formula="of:=[.A393]*90/(256)" office:value-type="float" office:value="137.109375" calcext:value-type="float">
            <text:p>137.11º</text:p>
          </table:table-cell>
          <table:table-cell table:style-name="ce14" table:formula="of:=ROUND([.C$1]*SIN([.B393]*PI()/180);0)" office:value-type="float" office:value="696" calcext:value-type="float">
            <text:p>696</text:p>
          </table:table-cell>
          <table:table-cell table:style-name="ce14" table:formula="of:=ROUND([.C$1]*SIN(([.B393]+90)*PI()/180);0)" office:value-type="float" office:value="-750" calcext:value-type="float">
            <text:p>-750</text:p>
          </table:table-cell>
          <table:table-cell table:style-name="ce9" table:formula="of:=MOD(ATAN2([.D393];[.C393])*180/PI()+360;360)" office:value-type="float" office:value="137.138682577666" calcext:value-type="float">
            <text:p>137.14º</text:p>
          </table:table-cell>
          <table:table-cell table:style-name="ce20" table:formula="of:=[.B393]-[.E393]" office:value-type="float" office:value="-0.029307577666259" calcext:value-type="float">
            <text:p>-0.0293</text:p>
          </table:table-cell>
          <table:table-cell table:style-name="ce27" table:formula="of:=ABS([.F393]/[.B$4])" office:value-type="percentage" office:value="0.0833637764729146" calcext:value-type="percentage">
            <text:p>8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1" calcext:value-type="float">
            <text:p>391</text:p>
          </table:table-cell>
          <table:table-cell table:style-name="ce9" table:formula="of:=[.A394]*90/(256)" office:value-type="float" office:value="137.4609375" calcext:value-type="float">
            <text:p>137.46º</text:p>
          </table:table-cell>
          <table:table-cell table:style-name="ce14" table:formula="of:=ROUND([.C$1]*SIN([.B394]*PI()/180);0)" office:value-type="float" office:value="692" calcext:value-type="float">
            <text:p>692</text:p>
          </table:table-cell>
          <table:table-cell table:style-name="ce14" table:formula="of:=ROUND([.C$1]*SIN(([.B394]+90)*PI()/180);0)" office:value-type="float" office:value="-754" calcext:value-type="float">
            <text:p>-754</text:p>
          </table:table-cell>
          <table:table-cell table:style-name="ce9" table:formula="of:=MOD(ATAN2([.D394];[.C394])*180/PI()+360;360)" office:value-type="float" office:value="137.455161701932" calcext:value-type="float">
            <text:p>137.46º</text:p>
          </table:table-cell>
          <table:table-cell table:style-name="ce20" table:formula="of:=[.B394]-[.E394]" office:value-type="float" office:value="0.00577579806810036" calcext:value-type="float">
            <text:p>0.0058</text:p>
          </table:table-cell>
          <table:table-cell table:style-name="ce27" table:formula="of:=ABS([.F394]/[.B$4])" office:value-type="percentage" office:value="0.016428936727041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2" calcext:value-type="float">
            <text:p>392</text:p>
          </table:table-cell>
          <table:table-cell table:style-name="ce9" table:formula="of:=[.A395]*90/(256)" office:value-type="float" office:value="137.8125" calcext:value-type="float">
            <text:p>137.81º</text:p>
          </table:table-cell>
          <table:table-cell table:style-name="ce14" table:formula="of:=ROUND([.C$1]*SIN([.B395]*PI()/180);0)" office:value-type="float" office:value="687" calcext:value-type="float">
            <text:p>687</text:p>
          </table:table-cell>
          <table:table-cell table:style-name="ce14" table:formula="of:=ROUND([.C$1]*SIN(([.B395]+90)*PI()/180);0)" office:value-type="float" office:value="-758" calcext:value-type="float">
            <text:p>-758</text:p>
          </table:table-cell>
          <table:table-cell table:style-name="ce9" table:formula="of:=MOD(ATAN2([.D395];[.C395])*180/PI()+360;360)" office:value-type="float" office:value="137.812962882655" calcext:value-type="float">
            <text:p>137.81º</text:p>
          </table:table-cell>
          <table:table-cell table:style-name="ce20" table:formula="of:=[.B395]-[.E395]" office:value-type="float" office:value="-0.000462882655142494" calcext:value-type="float">
            <text:p>-0.0005</text:p>
          </table:table-cell>
          <table:table-cell table:style-name="ce27" table:formula="of:=ABS([.F395]/[.B$4])" office:value-type="percentage" office:value="0.00131664399684976" calcext:value-type="percentage">
            <text:p>0.1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3" calcext:value-type="float">
            <text:p>393</text:p>
          </table:table-cell>
          <table:table-cell table:style-name="ce9" table:formula="of:=[.A396]*90/(256)" office:value-type="float" office:value="138.1640625" calcext:value-type="float">
            <text:p>138.16º</text:p>
          </table:table-cell>
          <table:table-cell table:style-name="ce14" table:formula="of:=ROUND([.C$1]*SIN([.B396]*PI()/180);0)" office:value-type="float" office:value="682" calcext:value-type="float">
            <text:p>682</text:p>
          </table:table-cell>
          <table:table-cell table:style-name="ce14" table:formula="of:=ROUND([.C$1]*SIN(([.B396]+90)*PI()/180);0)" office:value-type="float" office:value="-762" calcext:value-type="float">
            <text:p>-762</text:p>
          </table:table-cell>
          <table:table-cell table:style-name="ce9" table:formula="of:=MOD(ATAN2([.D396];[.C396])*180/PI()+360;360)" office:value-type="float" office:value="138.171039727249" calcext:value-type="float">
            <text:p>138.17º</text:p>
          </table:table-cell>
          <table:table-cell table:style-name="ce20" table:formula="of:=[.B396]-[.E396]" office:value-type="float" office:value="-0.00697722724942196" calcext:value-type="float">
            <text:p>-0.0070</text:p>
          </table:table-cell>
          <table:table-cell table:style-name="ce27" table:formula="of:=ABS([.F396]/[.B$4])" office:value-type="percentage" office:value="0.0198463352872447" calcext:value-type="percentage">
            <text:p>1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4" calcext:value-type="float">
            <text:p>394</text:p>
          </table:table-cell>
          <table:table-cell table:style-name="ce9" table:formula="of:=[.A397]*90/(256)" office:value-type="float" office:value="138.515625" calcext:value-type="float">
            <text:p>138.52º</text:p>
          </table:table-cell>
          <table:table-cell table:style-name="ce14" table:formula="of:=ROUND([.C$1]*SIN([.B397]*PI()/180);0)" office:value-type="float" office:value="678" calcext:value-type="float">
            <text:p>678</text:p>
          </table:table-cell>
          <table:table-cell table:style-name="ce14" table:formula="of:=ROUND([.C$1]*SIN(([.B397]+90)*PI()/180);0)" office:value-type="float" office:value="-766" calcext:value-type="float">
            <text:p>-766</text:p>
          </table:table-cell>
          <table:table-cell table:style-name="ce9" table:formula="of:=MOD(ATAN2([.D397];[.C397])*180/PI()+360;360)" office:value-type="float" office:value="138.487396534112" calcext:value-type="float">
            <text:p>138.49º</text:p>
          </table:table-cell>
          <table:table-cell table:style-name="ce20" table:formula="of:=[.B397]-[.E397]" office:value-type="float" office:value="0.0282284658881622" calcext:value-type="float">
            <text:p>0.0282</text:p>
          </table:table-cell>
          <table:table-cell table:style-name="ce27" table:formula="of:=ABS([.F397]/[.B$4])" office:value-type="percentage" office:value="0.0802943029707725" calcext:value-type="percentage">
            <text:p>8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5" calcext:value-type="float">
            <text:p>395</text:p>
          </table:table-cell>
          <table:table-cell table:style-name="ce9" table:formula="of:=[.A398]*90/(256)" office:value-type="float" office:value="138.8671875" calcext:value-type="float">
            <text:p>138.87º</text:p>
          </table:table-cell>
          <table:table-cell table:style-name="ce14" table:formula="of:=ROUND([.C$1]*SIN([.B398]*PI()/180);0)" office:value-type="float" office:value="673" calcext:value-type="float">
            <text:p>673</text:p>
          </table:table-cell>
          <table:table-cell table:style-name="ce14" table:formula="of:=ROUND([.C$1]*SIN(([.B398]+90)*PI()/180);0)" office:value-type="float" office:value="-771" calcext:value-type="float">
            <text:p>-771</text:p>
          </table:table-cell>
          <table:table-cell table:style-name="ce9" table:formula="of:=MOD(ATAN2([.D398];[.C398])*180/PI()+360;360)" office:value-type="float" office:value="138.882541125231" calcext:value-type="float">
            <text:p>138.88º</text:p>
          </table:table-cell>
          <table:table-cell table:style-name="ce20" table:formula="of:=[.B398]-[.E398]" office:value-type="float" office:value="-0.0153536252307163" calcext:value-type="float">
            <text:p>-0.0154</text:p>
          </table:table-cell>
          <table:table-cell table:style-name="ce27" table:formula="of:=ABS([.F398]/[.B$4])" office:value-type="percentage" office:value="0.0436725339895929" calcext:value-type="percentage">
            <text:p>4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6" calcext:value-type="float">
            <text:p>396</text:p>
          </table:table-cell>
          <table:table-cell table:style-name="ce9" table:formula="of:=[.A399]*90/(256)" office:value-type="float" office:value="139.21875" calcext:value-type="float">
            <text:p>139.22º</text:p>
          </table:table-cell>
          <table:table-cell table:style-name="ce14" table:formula="of:=ROUND([.C$1]*SIN([.B399]*PI()/180);0)" office:value-type="float" office:value="668" calcext:value-type="float">
            <text:p>668</text:p>
          </table:table-cell>
          <table:table-cell table:style-name="ce14" table:formula="of:=ROUND([.C$1]*SIN(([.B399]+90)*PI()/180);0)" office:value-type="float" office:value="-775" calcext:value-type="float">
            <text:p>-775</text:p>
          </table:table-cell>
          <table:table-cell table:style-name="ce9" table:formula="of:=MOD(ATAN2([.D399];[.C399])*180/PI()+360;360)" office:value-type="float" office:value="139.2407824784" calcext:value-type="float">
            <text:p>139.24º</text:p>
          </table:table-cell>
          <table:table-cell table:style-name="ce20" table:formula="of:=[.B399]-[.E399]" office:value-type="float" office:value="-0.0220324784003196" calcext:value-type="float">
            <text:p>-0.0220</text:p>
          </table:table-cell>
          <table:table-cell table:style-name="ce27" table:formula="of:=ABS([.F399]/[.B$4])" office:value-type="percentage" office:value="0.0626701607831314" calcext:value-type="percentage">
            <text:p>6.2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7" calcext:value-type="float">
            <text:p>397</text:p>
          </table:table-cell>
          <table:table-cell table:style-name="ce9" table:formula="of:=[.A400]*90/(256)" office:value-type="float" office:value="139.5703125" calcext:value-type="float">
            <text:p>139.57º</text:p>
          </table:table-cell>
          <table:table-cell table:style-name="ce14" table:formula="of:=ROUND([.C$1]*SIN([.B400]*PI()/180);0)" office:value-type="float" office:value="663" calcext:value-type="float">
            <text:p>663</text:p>
          </table:table-cell>
          <table:table-cell table:style-name="ce14" table:formula="of:=ROUND([.C$1]*SIN(([.B400]+90)*PI()/180);0)" office:value-type="float" office:value="-779" calcext:value-type="float">
            <text:p>-779</text:p>
          </table:table-cell>
          <table:table-cell table:style-name="ce9" table:formula="of:=MOD(ATAN2([.D400];[.C400])*180/PI()+360;360)" office:value-type="float" office:value="139.599188125365" calcext:value-type="float">
            <text:p>139.60º</text:p>
          </table:table-cell>
          <table:table-cell table:style-name="ce20" table:formula="of:=[.B400]-[.E400]" office:value-type="float" office:value="-0.0288756253653446" calcext:value-type="float">
            <text:p>-0.0289</text:p>
          </table:table-cell>
          <table:table-cell table:style-name="ce27" table:formula="of:=ABS([.F400]/[.B$4])" office:value-type="percentage" office:value="0.0821351121503135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8" calcext:value-type="float">
            <text:p>398</text:p>
          </table:table-cell>
          <table:table-cell table:style-name="ce9" table:formula="of:=[.A401]*90/(256)" office:value-type="float" office:value="139.921875" calcext:value-type="float">
            <text:p>139.92º</text:p>
          </table:table-cell>
          <table:table-cell table:style-name="ce14" table:formula="of:=ROUND([.C$1]*SIN([.B401]*PI()/180);0)" office:value-type="float" office:value="659" calcext:value-type="float">
            <text:p>659</text:p>
          </table:table-cell>
          <table:table-cell table:style-name="ce14" table:formula="of:=ROUND([.C$1]*SIN(([.B401]+90)*PI()/180);0)" office:value-type="float" office:value="-783" calcext:value-type="float">
            <text:p>-783</text:p>
          </table:table-cell>
          <table:table-cell table:style-name="ce9" table:formula="of:=MOD(ATAN2([.D401];[.C401])*180/PI()+360;360)" office:value-type="float" office:value="139.91486958476" calcext:value-type="float">
            <text:p>139.91º</text:p>
          </table:table-cell>
          <table:table-cell table:style-name="ce20" table:formula="of:=[.B401]-[.E401]" office:value-type="float" office:value="0.00700541523963238" calcext:value-type="float">
            <text:p>0.0070</text:p>
          </table:table-cell>
          <table:table-cell table:style-name="ce27" table:formula="of:=ABS([.F401]/[.B$4])" office:value-type="percentage" office:value="0.0199265144593988" calcext:value-type="percentage">
            <text:p>1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399" calcext:value-type="float">
            <text:p>399</text:p>
          </table:table-cell>
          <table:table-cell table:style-name="ce9" table:formula="of:=[.A402]*90/(256)" office:value-type="float" office:value="140.2734375" calcext:value-type="float">
            <text:p>140.27º</text:p>
          </table:table-cell>
          <table:table-cell table:style-name="ce14" table:formula="of:=ROUND([.C$1]*SIN([.B402]*PI()/180);0)" office:value-type="float" office:value="654" calcext:value-type="float">
            <text:p>654</text:p>
          </table:table-cell>
          <table:table-cell table:style-name="ce14" table:formula="of:=ROUND([.C$1]*SIN(([.B402]+90)*PI()/180);0)" office:value-type="float" office:value="-787" calcext:value-type="float">
            <text:p>-787</text:p>
          </table:table-cell>
          <table:table-cell table:style-name="ce9" table:formula="of:=MOD(ATAN2([.D402];[.C402])*180/PI()+360;360)" office:value-type="float" office:value="140.273289415325" calcext:value-type="float">
            <text:p>140.27º</text:p>
          </table:table-cell>
          <table:table-cell table:style-name="ce20" table:formula="of:=[.B402]-[.E402]" office:value-type="float" office:value="0.00014808467540206" calcext:value-type="float">
            <text:p>0.0001</text:p>
          </table:table-cell>
          <table:table-cell table:style-name="ce27" table:formula="of:=ABS([.F402]/[.B$4])" office:value-type="percentage" office:value="0.00042121863225475" calcext:value-type="percentage">
            <text:p>0.0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table:style-name="ce9" table:formula="of:=[.A403]*90/(256)" office:value-type="float" office:value="140.625" calcext:value-type="float">
            <text:p>140.63º</text:p>
          </table:table-cell>
          <table:table-cell table:style-name="ce14" table:formula="of:=ROUND([.C$1]*SIN([.B403]*PI()/180);0)" office:value-type="float" office:value="649" calcext:value-type="float">
            <text:p>649</text:p>
          </table:table-cell>
          <table:table-cell table:style-name="ce14" table:formula="of:=ROUND([.C$1]*SIN(([.B403]+90)*PI()/180);0)" office:value-type="float" office:value="-791" calcext:value-type="float">
            <text:p>-791</text:p>
          </table:table-cell>
          <table:table-cell table:style-name="ce9" table:formula="of:=MOD(ATAN2([.D403];[.C403])*180/PI()+360;360)" office:value-type="float" office:value="140.631792775256" calcext:value-type="float">
            <text:p>140.63º</text:p>
          </table:table-cell>
          <table:table-cell table:style-name="ce20" table:formula="of:=[.B403]-[.E403]" office:value-type="float" office:value="-0.00679277525557609" calcext:value-type="float">
            <text:p>-0.0068</text:p>
          </table:table-cell>
          <table:table-cell table:style-name="ce27" table:formula="of:=ABS([.F403]/[.B$4])" office:value-type="percentage" office:value="0.0193216718380831" calcext:value-type="percentage">
            <text:p>1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table:style-name="ce9" table:formula="of:=[.A404]*90/(256)" office:value-type="float" office:value="140.9765625" calcext:value-type="float">
            <text:p>140.98º</text:p>
          </table:table-cell>
          <table:table-cell table:style-name="ce14" table:formula="of:=ROUND([.C$1]*SIN([.B404]*PI()/180);0)" office:value-type="float" office:value="644" calcext:value-type="float">
            <text:p>644</text:p>
          </table:table-cell>
          <table:table-cell table:style-name="ce14" table:formula="of:=ROUND([.C$1]*SIN(([.B404]+90)*PI()/180);0)" office:value-type="float" office:value="-795" calcext:value-type="float">
            <text:p>-795</text:p>
          </table:table-cell>
          <table:table-cell table:style-name="ce9" table:formula="of:=MOD(ATAN2([.D404];[.C404])*180/PI()+360;360)" office:value-type="float" office:value="140.990351614717" calcext:value-type="float">
            <text:p>140.99º</text:p>
          </table:table-cell>
          <table:table-cell table:style-name="ce20" table:formula="of:=[.B404]-[.E404]" office:value-type="float" office:value="-0.0137891147170421" calcext:value-type="float">
            <text:p>-0.0138</text:p>
          </table:table-cell>
          <table:table-cell table:style-name="ce27" table:formula="of:=ABS([.F404]/[.B$4])" office:value-type="percentage" office:value="0.0392223707506976" calcext:value-type="percentage">
            <text:p>3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table:style-name="ce9" table:formula="of:=[.A405]*90/(256)" office:value-type="float" office:value="141.328125" calcext:value-type="float">
            <text:p>141.33º</text:p>
          </table:table-cell>
          <table:table-cell table:style-name="ce14" table:formula="of:=ROUND([.C$1]*SIN([.B405]*PI()/180);0)" office:value-type="float" office:value="639" calcext:value-type="float">
            <text:p>639</text:p>
          </table:table-cell>
          <table:table-cell table:style-name="ce14" table:formula="of:=ROUND([.C$1]*SIN(([.B405]+90)*PI()/180);0)" office:value-type="float" office:value="-799" calcext:value-type="float">
            <text:p>-799</text:p>
          </table:table-cell>
          <table:table-cell table:style-name="ce9" table:formula="of:=MOD(ATAN2([.D405];[.C405])*180/PI()+360;360)" office:value-type="float" office:value="141.348937857812" calcext:value-type="float">
            <text:p>141.35º</text:p>
          </table:table-cell>
          <table:table-cell table:style-name="ce20" table:formula="of:=[.B405]-[.E405]" office:value-type="float" office:value="-0.0208128578116202" calcext:value-type="float">
            <text:p>-0.0208</text:p>
          </table:table-cell>
          <table:table-cell table:style-name="ce27" table:formula="of:=ABS([.F405]/[.B$4])" office:value-type="percentage" office:value="0.0592010177752753" calcext:value-type="percentage">
            <text:p>5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table:style-name="ce9" table:formula="of:=[.A406]*90/(256)" office:value-type="float" office:value="141.6796875" calcext:value-type="float">
            <text:p>141.68º</text:p>
          </table:table-cell>
          <table:table-cell table:style-name="ce14" table:formula="of:=ROUND([.C$1]*SIN([.B406]*PI()/180);0)" office:value-type="float" office:value="634" calcext:value-type="float">
            <text:p>634</text:p>
          </table:table-cell>
          <table:table-cell table:style-name="ce14" table:formula="of:=ROUND([.C$1]*SIN(([.B406]+90)*PI()/180);0)" office:value-type="float" office:value="-803" calcext:value-type="float">
            <text:p>-803</text:p>
          </table:table-cell>
          <table:table-cell table:style-name="ce9" table:formula="of:=MOD(ATAN2([.D406];[.C406])*180/PI()+360;360)" office:value-type="float" office:value="141.707523415764" calcext:value-type="float">
            <text:p>141.71º</text:p>
          </table:table-cell>
          <table:table-cell table:style-name="ce20" table:formula="of:=[.B406]-[.E406]" office:value-type="float" office:value="-0.0278359157642853" calcext:value-type="float">
            <text:p>-0.0278</text:p>
          </table:table-cell>
          <table:table-cell table:style-name="ce27" table:formula="of:=ABS([.F406]/[.B$4])" office:value-type="percentage" office:value="0.079177715951745" calcext:value-type="percentage">
            <text:p>7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table:style-name="ce9" table:formula="of:=[.A407]*90/(256)" office:value-type="float" office:value="142.03125" calcext:value-type="float">
            <text:p>142.03º</text:p>
          </table:table-cell>
          <table:table-cell table:style-name="ce14" table:formula="of:=ROUND([.C$1]*SIN([.B407]*PI()/180);0)" office:value-type="float" office:value="629" calcext:value-type="float">
            <text:p>629</text:p>
          </table:table-cell>
          <table:table-cell table:style-name="ce14" table:formula="of:=ROUND([.C$1]*SIN(([.B407]+90)*PI()/180);0)" office:value-type="float" office:value="-806" calcext:value-type="float">
            <text:p>-806</text:p>
          </table:table-cell>
          <table:table-cell table:style-name="ce9" table:formula="of:=MOD(ATAN2([.D407];[.C407])*180/PI()+360;360)" office:value-type="float" office:value="142.031628783771" calcext:value-type="float">
            <text:p>142.03º</text:p>
          </table:table-cell>
          <table:table-cell table:style-name="ce20" table:formula="of:=[.B407]-[.E407]" office:value-type="float" office:value="-0.000378783771452618" calcext:value-type="float">
            <text:p>-0.0004</text:p>
          </table:table-cell>
          <table:table-cell table:style-name="ce27" table:formula="of:=ABS([.F407]/[.B$4])" office:value-type="percentage" office:value="0.00107742939435411" calcext:value-type="percentage">
            <text:p>0.1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table:style-name="ce9" table:formula="of:=[.A408]*90/(256)" office:value-type="float" office:value="142.3828125" calcext:value-type="float">
            <text:p>142.38º</text:p>
          </table:table-cell>
          <table:table-cell table:style-name="ce14" table:formula="of:=ROUND([.C$1]*SIN([.B408]*PI()/180);0)" office:value-type="float" office:value="624" calcext:value-type="float">
            <text:p>624</text:p>
          </table:table-cell>
          <table:table-cell table:style-name="ce14" table:formula="of:=ROUND([.C$1]*SIN(([.B408]+90)*PI()/180);0)" office:value-type="float" office:value="-810" calcext:value-type="float">
            <text:p>-810</text:p>
          </table:table-cell>
          <table:table-cell table:style-name="ce9" table:formula="of:=MOD(ATAN2([.D408];[.C408])*180/PI()+360;360)" office:value-type="float" office:value="142.390409209288" calcext:value-type="float">
            <text:p>142.39º</text:p>
          </table:table-cell>
          <table:table-cell table:style-name="ce20" table:formula="of:=[.B408]-[.E408]" office:value-type="float" office:value="-0.00759670928766809" calcext:value-type="float">
            <text:p>-0.0076</text:p>
          </table:table-cell>
          <table:table-cell table:style-name="ce27" table:formula="of:=ABS([.F408]/[.B$4])" office:value-type="percentage" office:value="0.021608417529367" calcext:value-type="percentage">
            <text:p>2.1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9" table:formula="of:=[.A409]*90/(256)" office:value-type="float" office:value="142.734375" calcext:value-type="float">
            <text:p>142.73º</text:p>
          </table:table-cell>
          <table:table-cell table:style-name="ce14" table:formula="of:=ROUND([.C$1]*SIN([.B409]*PI()/180);0)" office:value-type="float" office:value="619" calcext:value-type="float">
            <text:p>619</text:p>
          </table:table-cell>
          <table:table-cell table:style-name="ce14" table:formula="of:=ROUND([.C$1]*SIN(([.B409]+90)*PI()/180);0)" office:value-type="float" office:value="-814" calcext:value-type="float">
            <text:p>-814</text:p>
          </table:table-cell>
          <table:table-cell table:style-name="ce9" table:formula="of:=MOD(ATAN2([.D409];[.C409])*180/PI()+360;360)" office:value-type="float" office:value="142.749107284592" calcext:value-type="float">
            <text:p>142.75º</text:p>
          </table:table-cell>
          <table:table-cell table:style-name="ce20" table:formula="of:=[.B409]-[.E409]" office:value-type="float" office:value="-0.0147322845922417" calcext:value-type="float">
            <text:p>-0.0147</text:p>
          </table:table-cell>
          <table:table-cell table:style-name="ce27" table:formula="of:=ABS([.F409]/[.B$4])" office:value-type="percentage" office:value="0.0419051650623765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table:style-name="ce9" table:formula="of:=[.A410]*90/(256)" office:value-type="float" office:value="143.0859375" calcext:value-type="float">
            <text:p>143.09º</text:p>
          </table:table-cell>
          <table:table-cell table:style-name="ce14" table:formula="of:=ROUND([.C$1]*SIN([.B410]*PI()/180);0)" office:value-type="float" office:value="614" calcext:value-type="float">
            <text:p>614</text:p>
          </table:table-cell>
          <table:table-cell table:style-name="ce14" table:formula="of:=ROUND([.C$1]*SIN(([.B410]+90)*PI()/180);0)" office:value-type="float" office:value="-818" calcext:value-type="float">
            <text:p>-818</text:p>
          </table:table-cell>
          <table:table-cell table:style-name="ce9" table:formula="of:=MOD(ATAN2([.D410];[.C410])*180/PI()+360;360)" office:value-type="float" office:value="143.107694932728" calcext:value-type="float">
            <text:p>143.11º</text:p>
          </table:table-cell>
          <table:table-cell table:style-name="ce20" table:formula="of:=[.B410]-[.E410]" office:value-type="float" office:value="-0.0217574327277248" calcext:value-type="float">
            <text:p>-0.0218</text:p>
          </table:table-cell>
          <table:table-cell table:style-name="ce27" table:formula="of:=ABS([.F410]/[.B$4])" office:value-type="percentage" office:value="0.0618878086477505" calcext:value-type="percentage">
            <text:p>6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table:style-name="ce9" table:formula="of:=[.A411]*90/(256)" office:value-type="float" office:value="143.4375" calcext:value-type="float">
            <text:p>143.44º</text:p>
          </table:table-cell>
          <table:table-cell table:style-name="ce14" table:formula="of:=ROUND([.C$1]*SIN([.B411]*PI()/180);0)" office:value-type="float" office:value="609" calcext:value-type="float">
            <text:p>609</text:p>
          </table:table-cell>
          <table:table-cell table:style-name="ce14" table:formula="of:=ROUND([.C$1]*SIN(([.B411]+90)*PI()/180);0)" office:value-type="float" office:value="-822" calcext:value-type="float">
            <text:p>-822</text:p>
          </table:table-cell>
          <table:table-cell table:style-name="ce9" table:formula="of:=MOD(ATAN2([.D411];[.C411])*180/PI()+360;360)" office:value-type="float" office:value="143.466144128619" calcext:value-type="float">
            <text:p>143.47º</text:p>
          </table:table-cell>
          <table:table-cell table:style-name="ce20" table:formula="of:=[.B411]-[.E411]" office:value-type="float" office:value="-0.0286441286190211" calcext:value-type="float">
            <text:p>-0.0286</text:p>
          </table:table-cell>
          <table:table-cell table:style-name="ce27" table:formula="of:=ABS([.F411]/[.B$4])" office:value-type="percentage" office:value="0.0814766325163267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table:style-name="ce9" table:formula="of:=[.A412]*90/(256)" office:value-type="float" office:value="143.7890625" calcext:value-type="float">
            <text:p>143.79º</text:p>
          </table:table-cell>
          <table:table-cell table:style-name="ce14" table:formula="of:=ROUND([.C$1]*SIN([.B412]*PI()/180);0)" office:value-type="float" office:value="604" calcext:value-type="float">
            <text:p>604</text:p>
          </table:table-cell>
          <table:table-cell table:style-name="ce14" table:formula="of:=ROUND([.C$1]*SIN(([.B412]+90)*PI()/180);0)" office:value-type="float" office:value="-825" calcext:value-type="float">
            <text:p>-825</text:p>
          </table:table-cell>
          <table:table-cell table:style-name="ce9" table:formula="of:=MOD(ATAN2([.D412];[.C412])*180/PI()+360;360)" office:value-type="float" office:value="143.791350575006" calcext:value-type="float">
            <text:p>143.79º</text:p>
          </table:table-cell>
          <table:table-cell table:style-name="ce20" table:formula="of:=[.B412]-[.E412]" office:value-type="float" office:value="-0.00228807500593575" calcext:value-type="float">
            <text:p>-0.0023</text:p>
          </table:table-cell>
          <table:table-cell table:style-name="ce27" table:formula="of:=ABS([.F412]/[.B$4])" office:value-type="percentage" office:value="0.00650830223910614" calcext:value-type="percentage">
            <text:p>0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9" table:formula="of:=[.A413]*90/(256)" office:value-type="float" office:value="144.140625" calcext:value-type="float">
            <text:p>144.14º</text:p>
          </table:table-cell>
          <table:table-cell table:style-name="ce14" table:formula="of:=ROUND([.C$1]*SIN([.B413]*PI()/180);0)" office:value-type="float" office:value="599" calcext:value-type="float">
            <text:p>599</text:p>
          </table:table-cell>
          <table:table-cell table:style-name="ce14" table:formula="of:=ROUND([.C$1]*SIN(([.B413]+90)*PI()/180);0)" office:value-type="float" office:value="-829" calcext:value-type="float">
            <text:p>-829</text:p>
          </table:table-cell>
          <table:table-cell table:style-name="ce9" table:formula="of:=MOD(ATAN2([.D413];[.C413])*180/PI()+360;360)" office:value-type="float" office:value="144.149731831801" calcext:value-type="float">
            <text:p>144.15º</text:p>
          </table:table-cell>
          <table:table-cell table:style-name="ce20" table:formula="of:=[.B413]-[.E413]" office:value-type="float" office:value="-0.00910683180052274" calcext:value-type="float">
            <text:p>-0.0091</text:p>
          </table:table-cell>
          <table:table-cell table:style-name="ce27" table:formula="of:=ABS([.F413]/[.B$4])" office:value-type="percentage" office:value="0.0259038771214869" calcext:value-type="percentage">
            <text:p>2.5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table:style-name="ce9" table:formula="of:=[.A414]*90/(256)" office:value-type="float" office:value="144.4921875" calcext:value-type="float">
            <text:p>144.49º</text:p>
          </table:table-cell>
          <table:table-cell table:style-name="ce14" table:formula="of:=ROUND([.C$1]*SIN([.B414]*PI()/180);0)" office:value-type="float" office:value="594" calcext:value-type="float">
            <text:p>594</text:p>
          </table:table-cell>
          <table:table-cell table:style-name="ce14" table:formula="of:=ROUND([.C$1]*SIN(([.B414]+90)*PI()/180);0)" office:value-type="float" office:value="-833" calcext:value-type="float">
            <text:p>-833</text:p>
          </table:table-cell>
          <table:table-cell table:style-name="ce9" table:formula="of:=MOD(ATAN2([.D414];[.C414])*180/PI()+360;360)" office:value-type="float" office:value="144.507893208141" calcext:value-type="float">
            <text:p>144.51º</text:p>
          </table:table-cell>
          <table:table-cell table:style-name="ce20" table:formula="of:=[.B414]-[.E414]" office:value-type="float" office:value="-0.0157057081413541" calcext:value-type="float">
            <text:p>-0.0157</text:p>
          </table:table-cell>
          <table:table-cell table:style-name="ce27" table:formula="of:=ABS([.F414]/[.B$4])" office:value-type="percentage" office:value="0.0446740142687405" calcext:value-type="percentage">
            <text:p>4.4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9" table:formula="of:=[.A415]*90/(256)" office:value-type="float" office:value="144.84375" calcext:value-type="float">
            <text:p>144.84º</text:p>
          </table:table-cell>
          <table:table-cell table:style-name="ce14" table:formula="of:=ROUND([.C$1]*SIN([.B415]*PI()/180);0)" office:value-type="float" office:value="589" calcext:value-type="float">
            <text:p>589</text:p>
          </table:table-cell>
          <table:table-cell table:style-name="ce14" table:formula="of:=ROUND([.C$1]*SIN(([.B415]+90)*PI()/180);0)" office:value-type="float" office:value="-836" calcext:value-type="float">
            <text:p>-836</text:p>
          </table:table-cell>
          <table:table-cell table:style-name="ce9" table:formula="of:=MOD(ATAN2([.D415];[.C415])*180/PI()+360;360)" office:value-type="float" office:value="144.833563964207" calcext:value-type="float">
            <text:p>144.83º</text:p>
          </table:table-cell>
          <table:table-cell table:style-name="ce20" table:formula="of:=[.B415]-[.E415]" office:value-type="float" office:value="0.0101860357929127" calcext:value-type="float">
            <text:p>0.0102</text:p>
          </table:table-cell>
          <table:table-cell table:style-name="ce27" table:formula="of:=ABS([.F415]/[.B$4])" office:value-type="percentage" office:value="0.0289736129220627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table:style-name="ce9" table:formula="of:=[.A416]*90/(256)" office:value-type="float" office:value="145.1953125" calcext:value-type="float">
            <text:p>145.20º</text:p>
          </table:table-cell>
          <table:table-cell table:style-name="ce14" table:formula="of:=ROUND([.C$1]*SIN([.B416]*PI()/180);0)" office:value-type="float" office:value="584" calcext:value-type="float">
            <text:p>584</text:p>
          </table:table-cell>
          <table:table-cell table:style-name="ce14" table:formula="of:=ROUND([.C$1]*SIN(([.B416]+90)*PI()/180);0)" office:value-type="float" office:value="-840" calcext:value-type="float">
            <text:p>-840</text:p>
          </table:table-cell>
          <table:table-cell table:style-name="ce9" table:formula="of:=MOD(ATAN2([.D416];[.C416])*180/PI()+360;360)" office:value-type="float" office:value="145.191501850028" calcext:value-type="float">
            <text:p>145.19º</text:p>
          </table:table-cell>
          <table:table-cell table:style-name="ce20" table:formula="of:=[.B416]-[.E416]" office:value-type="float" office:value="0.00381064997230851" calcext:value-type="float">
            <text:p>0.0038</text:p>
          </table:table-cell>
          <table:table-cell table:style-name="ce27" table:formula="of:=ABS([.F416]/[.B$4])" office:value-type="percentage" office:value="0.0108391821434553" calcext:value-type="percentage">
            <text:p>1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table:style-name="ce9" table:formula="of:=[.A417]*90/(256)" office:value-type="float" office:value="145.546875" calcext:value-type="float">
            <text:p>145.55º</text:p>
          </table:table-cell>
          <table:table-cell table:style-name="ce14" table:formula="of:=ROUND([.C$1]*SIN([.B417]*PI()/180);0)" office:value-type="float" office:value="579" calcext:value-type="float">
            <text:p>579</text:p>
          </table:table-cell>
          <table:table-cell table:style-name="ce14" table:formula="of:=ROUND([.C$1]*SIN(([.B417]+90)*PI()/180);0)" office:value-type="float" office:value="-844" calcext:value-type="float">
            <text:p>-844</text:p>
          </table:table-cell>
          <table:table-cell table:style-name="ce9" table:formula="of:=MOD(ATAN2([.D417];[.C417])*180/PI()+360;360)" office:value-type="float" office:value="145.549138925651" calcext:value-type="float">
            <text:p>145.55º</text:p>
          </table:table-cell>
          <table:table-cell table:style-name="ce20" table:formula="of:=[.B417]-[.E417]" office:value-type="float" office:value="-0.00226392565082278" calcext:value-type="float">
            <text:p>-0.0023</text:p>
          </table:table-cell>
          <table:table-cell table:style-name="ce27" table:formula="of:=ABS([.F417]/[.B$4])" office:value-type="percentage" office:value="0.00643961074011814" calcext:value-type="percentage">
            <text:p>0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table:style-name="ce9" table:formula="of:=[.A418]*90/(256)" office:value-type="float" office:value="145.8984375" calcext:value-type="float">
            <text:p>145.90º</text:p>
          </table:table-cell>
          <table:table-cell table:style-name="ce14" table:formula="of:=ROUND([.C$1]*SIN([.B418]*PI()/180);0)" office:value-type="float" office:value="574" calcext:value-type="float">
            <text:p>574</text:p>
          </table:table-cell>
          <table:table-cell table:style-name="ce14" table:formula="of:=ROUND([.C$1]*SIN(([.B418]+90)*PI()/180);0)" office:value-type="float" office:value="-847" calcext:value-type="float">
            <text:p>-847</text:p>
          </table:table-cell>
          <table:table-cell table:style-name="ce9" table:formula="of:=MOD(ATAN2([.D418];[.C418])*180/PI()+360;360)" office:value-type="float" office:value="145.875058247994" calcext:value-type="float">
            <text:p>145.88º</text:p>
          </table:table-cell>
          <table:table-cell table:style-name="ce20" table:formula="of:=[.B418]-[.E418]" office:value-type="float" office:value="0.0233792520058955" calcext:value-type="float">
            <text:p>0.0234</text:p>
          </table:table-cell>
          <table:table-cell table:style-name="ce27" table:formula="of:=ABS([.F418]/[.B$4])" office:value-type="percentage" office:value="0.0665009834834362" calcext:value-type="percentage">
            <text:p>6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table:style-name="ce9" table:formula="of:=[.A419]*90/(256)" office:value-type="float" office:value="146.25" calcext:value-type="float">
            <text:p>146.25º</text:p>
          </table:table-cell>
          <table:table-cell table:style-name="ce14" table:formula="of:=ROUND([.C$1]*SIN([.B419]*PI()/180);0)" office:value-type="float" office:value="568" calcext:value-type="float">
            <text:p>568</text:p>
          </table:table-cell>
          <table:table-cell table:style-name="ce14" table:formula="of:=ROUND([.C$1]*SIN(([.B419]+90)*PI()/180);0)" office:value-type="float" office:value="-851" calcext:value-type="float">
            <text:p>-851</text:p>
          </table:table-cell>
          <table:table-cell table:style-name="ce9" table:formula="of:=MOD(ATAN2([.D419];[.C419])*180/PI()+360;360)" office:value-type="float" office:value="146.278869435853" calcext:value-type="float">
            <text:p>146.28º</text:p>
          </table:table-cell>
          <table:table-cell table:style-name="ce20" table:formula="of:=[.B419]-[.E419]" office:value-type="float" office:value="-0.0288694358530392" calcext:value-type="float">
            <text:p>-0.0289</text:p>
          </table:table-cell>
          <table:table-cell table:style-name="ce27" table:formula="of:=ABS([.F419]/[.B$4])" office:value-type="percentage" office:value="0.0821175064264228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9" table:formula="of:=[.A420]*90/(256)" office:value-type="float" office:value="146.6015625" calcext:value-type="float">
            <text:p>146.60º</text:p>
          </table:table-cell>
          <table:table-cell table:style-name="ce14" table:formula="of:=ROUND([.C$1]*SIN([.B420]*PI()/180);0)" office:value-type="float" office:value="563" calcext:value-type="float">
            <text:p>563</text:p>
          </table:table-cell>
          <table:table-cell table:style-name="ce14" table:formula="of:=ROUND([.C$1]*SIN(([.B420]+90)*PI()/180);0)" office:value-type="float" office:value="-854" calcext:value-type="float">
            <text:p>-854</text:p>
          </table:table-cell>
          <table:table-cell table:style-name="ce9" table:formula="of:=MOD(ATAN2([.D420];[.C420])*180/PI()+360;360)" office:value-type="float" office:value="146.605108770035" calcext:value-type="float">
            <text:p>146.61º</text:p>
          </table:table-cell>
          <table:table-cell table:style-name="ce20" table:formula="of:=[.B420]-[.E420]" office:value-type="float" office:value="-0.00354627003514452" calcext:value-type="float">
            <text:p>-0.0035</text:p>
          </table:table-cell>
          <table:table-cell table:style-name="ce27" table:formula="of:=ABS([.F420]/[.B$4])" office:value-type="percentage" office:value="0.0100871680999666" calcext:value-type="percentage">
            <text:p>1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9" table:formula="of:=[.A421]*90/(256)" office:value-type="float" office:value="146.953125" calcext:value-type="float">
            <text:p>146.95º</text:p>
          </table:table-cell>
          <table:table-cell table:style-name="ce14" table:formula="of:=ROUND([.C$1]*SIN([.B421]*PI()/180);0)" office:value-type="float" office:value="558" calcext:value-type="float">
            <text:p>558</text:p>
          </table:table-cell>
          <table:table-cell table:style-name="ce14" table:formula="of:=ROUND([.C$1]*SIN(([.B421]+90)*PI()/180);0)" office:value-type="float" office:value="-858" calcext:value-type="float">
            <text:p>-858</text:p>
          </table:table-cell>
          <table:table-cell table:style-name="ce9" table:formula="of:=MOD(ATAN2([.D421];[.C421])*180/PI()+360;360)" office:value-type="float" office:value="146.962051397666" calcext:value-type="float">
            <text:p>146.96º</text:p>
          </table:table-cell>
          <table:table-cell table:style-name="ce20" table:formula="of:=[.B421]-[.E421]" office:value-type="float" office:value="-0.0089263976662437" calcext:value-type="float">
            <text:p>-0.0089</text:p>
          </table:table-cell>
          <table:table-cell table:style-name="ce27" table:formula="of:=ABS([.F421]/[.B$4])" office:value-type="percentage" office:value="0.0253906422506487" calcext:value-type="percentage">
            <text:p>2.5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table:style-name="ce9" table:formula="of:=[.A422]*90/(256)" office:value-type="float" office:value="147.3046875" calcext:value-type="float">
            <text:p>147.30º</text:p>
          </table:table-cell>
          <table:table-cell table:style-name="ce14" table:formula="of:=ROUND([.C$1]*SIN([.B422]*PI()/180);0)" office:value-type="float" office:value="553" calcext:value-type="float">
            <text:p>553</text:p>
          </table:table-cell>
          <table:table-cell table:style-name="ce14" table:formula="of:=ROUND([.C$1]*SIN(([.B422]+90)*PI()/180);0)" office:value-type="float" office:value="-861" calcext:value-type="float">
            <text:p>-861</text:p>
          </table:table-cell>
          <table:table-cell table:style-name="ce9" table:formula="of:=MOD(ATAN2([.D422];[.C422])*180/PI()+360;360)" office:value-type="float" office:value="147.288323163275" calcext:value-type="float">
            <text:p>147.29º</text:p>
          </table:table-cell>
          <table:table-cell table:style-name="ce20" table:formula="of:=[.B422]-[.E422]" office:value-type="float" office:value="0.0163643367246777" calcext:value-type="float">
            <text:p>0.0164</text:p>
          </table:table-cell>
          <table:table-cell table:style-name="ce27" table:formula="of:=ABS([.F422]/[.B$4])" office:value-type="percentage" office:value="0.0465474466835278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table:style-name="ce9" table:formula="of:=[.A423]*90/(256)" office:value-type="float" office:value="147.65625" calcext:value-type="float">
            <text:p>147.66º</text:p>
          </table:table-cell>
          <table:table-cell table:style-name="ce14" table:formula="of:=ROUND([.C$1]*SIN([.B423]*PI()/180);0)" office:value-type="float" office:value="547" calcext:value-type="float">
            <text:p>547</text:p>
          </table:table-cell>
          <table:table-cell table:style-name="ce14" table:formula="of:=ROUND([.C$1]*SIN(([.B423]+90)*PI()/180);0)" office:value-type="float" office:value="-864" calcext:value-type="float">
            <text:p>-864</text:p>
          </table:table-cell>
          <table:table-cell table:style-name="ce9" table:formula="of:=MOD(ATAN2([.D423];[.C423])*180/PI()+360;360)" office:value-type="float" office:value="147.66202348687" calcext:value-type="float">
            <text:p>147.66º</text:p>
          </table:table-cell>
          <table:table-cell table:style-name="ce20" table:formula="of:=[.B423]-[.E423]" office:value-type="float" office:value="-0.00577348686999812" calcext:value-type="float">
            <text:p>-0.0058</text:p>
          </table:table-cell>
          <table:table-cell table:style-name="ce27" table:formula="of:=ABS([.F423]/[.B$4])" office:value-type="percentage" office:value="0.0164223626524391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table:style-name="ce9" table:formula="of:=[.A424]*90/(256)" office:value-type="float" office:value="148.0078125" calcext:value-type="float">
            <text:p>148.01º</text:p>
          </table:table-cell>
          <table:table-cell table:style-name="ce14" table:formula="of:=ROUND([.C$1]*SIN([.B424]*PI()/180);0)" office:value-type="float" office:value="542" calcext:value-type="float">
            <text:p>542</text:p>
          </table:table-cell>
          <table:table-cell table:style-name="ce14" table:formula="of:=ROUND([.C$1]*SIN(([.B424]+90)*PI()/180);0)" office:value-type="float" office:value="-868" calcext:value-type="float">
            <text:p>-868</text:p>
          </table:table-cell>
          <table:table-cell table:style-name="ce9" table:formula="of:=MOD(ATAN2([.D424];[.C424])*180/PI()+360;360)" office:value-type="float" office:value="148.018356496178" calcext:value-type="float">
            <text:p>148.02º</text:p>
          </table:table-cell>
          <table:table-cell table:style-name="ce20" table:formula="of:=[.B424]-[.E424]" office:value-type="float" office:value="-0.0105439961777165" calcext:value-type="float">
            <text:p>-0.0105</text:p>
          </table:table-cell>
          <table:table-cell table:style-name="ce27" table:formula="of:=ABS([.F424]/[.B$4])" office:value-type="percentage" office:value="0.0299918113499492" calcext:value-type="percentage">
            <text:p>3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table:style-name="ce9" table:formula="of:=[.A425]*90/(256)" office:value-type="float" office:value="148.359375" calcext:value-type="float">
            <text:p>148.36º</text:p>
          </table:table-cell>
          <table:table-cell table:style-name="ce14" table:formula="of:=ROUND([.C$1]*SIN([.B425]*PI()/180);0)" office:value-type="float" office:value="537" calcext:value-type="float">
            <text:p>537</text:p>
          </table:table-cell>
          <table:table-cell table:style-name="ce14" table:formula="of:=ROUND([.C$1]*SIN(([.B425]+90)*PI()/180);0)" office:value-type="float" office:value="-871" calcext:value-type="float">
            <text:p>-871</text:p>
          </table:table-cell>
          <table:table-cell table:style-name="ce9" table:formula="of:=MOD(ATAN2([.D425];[.C425])*180/PI()+360;360)" office:value-type="float" office:value="148.344809363862" calcext:value-type="float">
            <text:p>148.34º</text:p>
          </table:table-cell>
          <table:table-cell table:style-name="ce20" table:formula="of:=[.B425]-[.E425]" office:value-type="float" office:value="0.0145656361376041" calcext:value-type="float">
            <text:p>0.0146</text:p>
          </table:table-cell>
          <table:table-cell table:style-name="ce27" table:formula="of:=ABS([.F425]/[.B$4])" office:value-type="percentage" office:value="0.0414311427914072" calcext:value-type="percentage">
            <text:p>4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9" table:formula="of:=[.A426]*90/(256)" office:value-type="float" office:value="148.7109375" calcext:value-type="float">
            <text:p>148.71º</text:p>
          </table:table-cell>
          <table:table-cell table:style-name="ce14" table:formula="of:=ROUND([.C$1]*SIN([.B426]*PI()/180);0)" office:value-type="float" office:value="531" calcext:value-type="float">
            <text:p>531</text:p>
          </table:table-cell>
          <table:table-cell table:style-name="ce14" table:formula="of:=ROUND([.C$1]*SIN(([.B426]+90)*PI()/180);0)" office:value-type="float" office:value="-874" calcext:value-type="float">
            <text:p>-874</text:p>
          </table:table-cell>
          <table:table-cell table:style-name="ce9" table:formula="of:=MOD(ATAN2([.D426];[.C426])*180/PI()+360;360)" office:value-type="float" office:value="148.719164577807" calcext:value-type="float">
            <text:p>148.72º</text:p>
          </table:table-cell>
          <table:table-cell table:style-name="ce20" table:formula="of:=[.B426]-[.E426]" office:value-type="float" office:value="-0.00822707780650944" calcext:value-type="float">
            <text:p>-0.0082</text:p>
          </table:table-cell>
          <table:table-cell table:style-name="ce27" table:formula="of:=ABS([.F426]/[.B$4])" office:value-type="percentage" office:value="0.023401465760738" calcext:value-type="percentage">
            <text:p>2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table:style-name="ce9" table:formula="of:=[.A427]*90/(256)" office:value-type="float" office:value="149.0625" calcext:value-type="float">
            <text:p>149.06º</text:p>
          </table:table-cell>
          <table:table-cell table:style-name="ce14" table:formula="of:=ROUND([.C$1]*SIN([.B427]*PI()/180);0)" office:value-type="float" office:value="526" calcext:value-type="float">
            <text:p>526</text:p>
          </table:table-cell>
          <table:table-cell table:style-name="ce14" table:formula="of:=ROUND([.C$1]*SIN(([.B427]+90)*PI()/180);0)" office:value-type="float" office:value="-877" calcext:value-type="float">
            <text:p>-877</text:p>
          </table:table-cell>
          <table:table-cell table:style-name="ce9" table:formula="of:=MOD(ATAN2([.D427];[.C427])*180/PI()+360;360)" office:value-type="float" office:value="149.045852017143" calcext:value-type="float">
            <text:p>149.05º</text:p>
          </table:table-cell>
          <table:table-cell table:style-name="ce20" table:formula="of:=[.B427]-[.E427]" office:value-type="float" office:value="0.0166479828573642" calcext:value-type="float">
            <text:p>0.0166</text:p>
          </table:table-cell>
          <table:table-cell table:style-name="ce27" table:formula="of:=ABS([.F427]/[.B$4])" office:value-type="percentage" office:value="0.047354262349836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table:style-name="ce9" table:formula="of:=[.A428]*90/(256)" office:value-type="float" office:value="149.4140625" calcext:value-type="float">
            <text:p>149.41º</text:p>
          </table:table-cell>
          <table:table-cell table:style-name="ce14" table:formula="of:=ROUND([.C$1]*SIN([.B428]*PI()/180);0)" office:value-type="float" office:value="521" calcext:value-type="float">
            <text:p>521</text:p>
          </table:table-cell>
          <table:table-cell table:style-name="ce14" table:formula="of:=ROUND([.C$1]*SIN(([.B428]+90)*PI()/180);0)" office:value-type="float" office:value="-881" calcext:value-type="float">
            <text:p>-881</text:p>
          </table:table-cell>
          <table:table-cell table:style-name="ce9" table:formula="of:=MOD(ATAN2([.D428];[.C428])*180/PI()+360;360)" office:value-type="float" office:value="149.401057509263" calcext:value-type="float">
            <text:p>149.40º</text:p>
          </table:table-cell>
          <table:table-cell table:style-name="ce20" table:formula="of:=[.B428]-[.E428]" office:value-type="float" office:value="0.0130049907365901" calcext:value-type="float">
            <text:p>0.0130</text:p>
          </table:table-cell>
          <table:table-cell table:style-name="ce27" table:formula="of:=ABS([.F428]/[.B$4])" office:value-type="percentage" office:value="0.0369919736507452" calcext:value-type="percentage">
            <text:p>3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table:style-name="ce9" table:formula="of:=[.A429]*90/(256)" office:value-type="float" office:value="149.765625" calcext:value-type="float">
            <text:p>149.77º</text:p>
          </table:table-cell>
          <table:table-cell table:style-name="ce14" table:formula="of:=ROUND([.C$1]*SIN([.B429]*PI()/180);0)" office:value-type="float" office:value="515" calcext:value-type="float">
            <text:p>515</text:p>
          </table:table-cell>
          <table:table-cell table:style-name="ce14" table:formula="of:=ROUND([.C$1]*SIN(([.B429]+90)*PI()/180);0)" office:value-type="float" office:value="-884" calcext:value-type="float">
            <text:p>-884</text:p>
          </table:table-cell>
          <table:table-cell table:style-name="ce9" table:formula="of:=MOD(ATAN2([.D429];[.C429])*180/PI()+360;360)" office:value-type="float" office:value="149.775812621013" calcext:value-type="float">
            <text:p>149.78º</text:p>
          </table:table-cell>
          <table:table-cell table:style-name="ce20" table:formula="of:=[.B429]-[.E429]" office:value-type="float" office:value="-0.0101876210129603" calcext:value-type="float">
            <text:p>-0.0102</text:p>
          </table:table-cell>
          <table:table-cell table:style-name="ce27" table:formula="of:=ABS([.F429]/[.B$4])" office:value-type="percentage" office:value="0.0289781219924205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table:style-name="ce9" table:formula="of:=[.A430]*90/(256)" office:value-type="float" office:value="150.1171875" calcext:value-type="float">
            <text:p>150.12º</text:p>
          </table:table-cell>
          <table:table-cell table:style-name="ce14" table:formula="of:=ROUND([.C$1]*SIN([.B430]*PI()/180);0)" office:value-type="float" office:value="510" calcext:value-type="float">
            <text:p>510</text:p>
          </table:table-cell>
          <table:table-cell table:style-name="ce14" table:formula="of:=ROUND([.C$1]*SIN(([.B430]+90)*PI()/180);0)" office:value-type="float" office:value="-887" calcext:value-type="float">
            <text:p>-887</text:p>
          </table:table-cell>
          <table:table-cell table:style-name="ce9" table:formula="of:=MOD(ATAN2([.D430];[.C430])*180/PI()+360;360)" office:value-type="float" office:value="150.102311797893" calcext:value-type="float">
            <text:p>150.10º</text:p>
          </table:table-cell>
          <table:table-cell table:style-name="ce20" table:formula="of:=[.B430]-[.E430]" office:value-type="float" office:value="0.0148757021073607" calcext:value-type="float">
            <text:p>0.0149</text:p>
          </table:table-cell>
          <table:table-cell table:style-name="ce27" table:formula="of:=ABS([.F430]/[.B$4])" office:value-type="percentage" office:value="0.0423131082164926" calcext:value-type="percentage">
            <text:p>4.2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table:style-name="ce9" table:formula="of:=[.A431]*90/(256)" office:value-type="float" office:value="150.46875" calcext:value-type="float">
            <text:p>150.47º</text:p>
          </table:table-cell>
          <table:table-cell table:style-name="ce14" table:formula="of:=ROUND([.C$1]*SIN([.B431]*PI()/180);0)" office:value-type="float" office:value="504" calcext:value-type="float">
            <text:p>504</text:p>
          </table:table-cell>
          <table:table-cell table:style-name="ce14" table:formula="of:=ROUND([.C$1]*SIN(([.B431]+90)*PI()/180);0)" office:value-type="float" office:value="-890" calcext:value-type="float">
            <text:p>-890</text:p>
          </table:table-cell>
          <table:table-cell table:style-name="ce9" table:formula="of:=MOD(ATAN2([.D431];[.C431])*180/PI()+360;360)" office:value-type="float" office:value="150.477463566113" calcext:value-type="float">
            <text:p>150.48º</text:p>
          </table:table-cell>
          <table:table-cell table:style-name="ce20" table:formula="of:=[.B431]-[.E431]" office:value-type="float" office:value="-0.00871356611321517" calcext:value-type="float">
            <text:p>-0.0087</text:p>
          </table:table-cell>
          <table:table-cell table:style-name="ce27" table:formula="of:=ABS([.F431]/[.B$4])" office:value-type="percentage" office:value="0.0247852547220342" calcext:value-type="percentage">
            <text:p>2.4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table:style-name="ce9" table:formula="of:=[.A432]*90/(256)" office:value-type="float" office:value="150.8203125" calcext:value-type="float">
            <text:p>150.82º</text:p>
          </table:table-cell>
          <table:table-cell table:style-name="ce14" table:formula="of:=ROUND([.C$1]*SIN([.B432]*PI()/180);0)" office:value-type="float" office:value="499" calcext:value-type="float">
            <text:p>499</text:p>
          </table:table-cell>
          <table:table-cell table:style-name="ce14" table:formula="of:=ROUND([.C$1]*SIN(([.B432]+90)*PI()/180);0)" office:value-type="float" office:value="-893" calcext:value-type="float">
            <text:p>-893</text:p>
          </table:table-cell>
          <table:table-cell table:style-name="ce9" table:formula="of:=MOD(ATAN2([.D432];[.C432])*180/PI()+360;360)" office:value-type="float" office:value="150.803951992725" calcext:value-type="float">
            <text:p>150.80º</text:p>
          </table:table-cell>
          <table:table-cell table:style-name="ce20" table:formula="of:=[.B432]-[.E432]" office:value-type="float" office:value="0.0163605072746691" calcext:value-type="float">
            <text:p>0.0164</text:p>
          </table:table-cell>
          <table:table-cell table:style-name="ce27" table:formula="of:=ABS([.F432]/[.B$4])" office:value-type="percentage" office:value="0.0465365540257254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table:style-name="ce9" table:formula="of:=[.A433]*90/(256)" office:value-type="float" office:value="151.171875" calcext:value-type="float">
            <text:p>151.17º</text:p>
          </table:table-cell>
          <table:table-cell table:style-name="ce14" table:formula="of:=ROUND([.C$1]*SIN([.B433]*PI()/180);0)" office:value-type="float" office:value="493" calcext:value-type="float">
            <text:p>493</text:p>
          </table:table-cell>
          <table:table-cell table:style-name="ce14" table:formula="of:=ROUND([.C$1]*SIN(([.B433]+90)*PI()/180);0)" office:value-type="float" office:value="-896" calcext:value-type="float">
            <text:p>-896</text:p>
          </table:table-cell>
          <table:table-cell table:style-name="ce9" table:formula="of:=MOD(ATAN2([.D433];[.C433])*180/PI()+360;360)" office:value-type="float" office:value="151.179388190977" calcext:value-type="float">
            <text:p>151.18º</text:p>
          </table:table-cell>
          <table:table-cell table:style-name="ce20" table:formula="of:=[.B433]-[.E433]" office:value-type="float" office:value="-0.00751319097673786" calcext:value-type="float">
            <text:p>-0.0075</text:p>
          </table:table-cell>
          <table:table-cell table:style-name="ce27" table:formula="of:=ABS([.F433]/[.B$4])" office:value-type="percentage" office:value="0.0213708543338321" calcext:value-type="percentage">
            <text:p>2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9" table:formula="of:=[.A434]*90/(256)" office:value-type="float" office:value="151.5234375" calcext:value-type="float">
            <text:p>151.52º</text:p>
          </table:table-cell>
          <table:table-cell table:style-name="ce14" table:formula="of:=ROUND([.C$1]*SIN([.B434]*PI()/180);0)" office:value-type="float" office:value="488" calcext:value-type="float">
            <text:p>488</text:p>
          </table:table-cell>
          <table:table-cell table:style-name="ce14" table:formula="of:=ROUND([.C$1]*SIN(([.B434]+90)*PI()/180);0)" office:value-type="float" office:value="-899" calcext:value-type="float">
            <text:p>-899</text:p>
          </table:table-cell>
          <table:table-cell table:style-name="ce9" table:formula="of:=MOD(ATAN2([.D434];[.C434])*180/PI()+360;360)" office:value-type="float" office:value="151.505767861847" calcext:value-type="float">
            <text:p>151.51º</text:p>
          </table:table-cell>
          <table:table-cell table:style-name="ce20" table:formula="of:=[.B434]-[.E434]" office:value-type="float" office:value="0.0176696381531087" calcext:value-type="float">
            <text:p>0.0177</text:p>
          </table:table-cell>
          <table:table-cell table:style-name="ce27" table:formula="of:=ABS([.F434]/[.B$4])" office:value-type="percentage" office:value="0.0502603040799537" calcext:value-type="percentage">
            <text:p>5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table:style-name="ce9" table:formula="of:=[.A435]*90/(256)" office:value-type="float" office:value="151.875" calcext:value-type="float">
            <text:p>151.88º</text:p>
          </table:table-cell>
          <table:table-cell table:style-name="ce14" table:formula="of:=ROUND([.C$1]*SIN([.B435]*PI()/180);0)" office:value-type="float" office:value="482" calcext:value-type="float">
            <text:p>482</text:p>
          </table:table-cell>
          <table:table-cell table:style-name="ce14" table:formula="of:=ROUND([.C$1]*SIN(([.B435]+90)*PI()/180);0)" office:value-type="float" office:value="-902" calcext:value-type="float">
            <text:p>-902</text:p>
          </table:table-cell>
          <table:table-cell table:style-name="ce9" table:formula="of:=MOD(ATAN2([.D435];[.C435])*180/PI()+360;360)" office:value-type="float" office:value="151.881375899773" calcext:value-type="float">
            <text:p>151.88º</text:p>
          </table:table-cell>
          <table:table-cell table:style-name="ce20" table:formula="of:=[.B435]-[.E435]" office:value-type="float" office:value="-0.00637589977293374" calcext:value-type="float">
            <text:p>-0.0064</text:p>
          </table:table-cell>
          <table:table-cell table:style-name="ce27" table:formula="of:=ABS([.F435]/[.B$4])" office:value-type="percentage" office:value="0.018135892687456" calcext:value-type="percentage">
            <text:p>1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9" table:formula="of:=[.A436]*90/(256)" office:value-type="float" office:value="152.2265625" calcext:value-type="float">
            <text:p>152.23º</text:p>
          </table:table-cell>
          <table:table-cell table:style-name="ce14" table:formula="of:=ROUND([.C$1]*SIN([.B436]*PI()/180);0)" office:value-type="float" office:value="477" calcext:value-type="float">
            <text:p>477</text:p>
          </table:table-cell>
          <table:table-cell table:style-name="ce14" table:formula="of:=ROUND([.C$1]*SIN(([.B436]+90)*PI()/180);0)" office:value-type="float" office:value="-905" calcext:value-type="float">
            <text:p>-905</text:p>
          </table:table-cell>
          <table:table-cell table:style-name="ce9" table:formula="of:=MOD(ATAN2([.D436];[.C436])*180/PI()+360;360)" office:value-type="float" office:value="152.207548857319" calcext:value-type="float">
            <text:p>152.21º</text:p>
          </table:table-cell>
          <table:table-cell table:style-name="ce20" table:formula="of:=[.B436]-[.E436]" office:value-type="float" office:value="0.0190136426807612" calcext:value-type="float">
            <text:p>0.0190</text:p>
          </table:table-cell>
          <table:table-cell table:style-name="ce27" table:formula="of:=ABS([.F436]/[.B$4])" office:value-type="percentage" office:value="0.054083250291943" calcext:value-type="percentage">
            <text:p>5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table:style-name="ce9" table:formula="of:=[.A437]*90/(256)" office:value-type="float" office:value="152.578125" calcext:value-type="float">
            <text:p>152.58º</text:p>
          </table:table-cell>
          <table:table-cell table:style-name="ce14" table:formula="of:=ROUND([.C$1]*SIN([.B437]*PI()/180);0)" office:value-type="float" office:value="471" calcext:value-type="float">
            <text:p>471</text:p>
          </table:table-cell>
          <table:table-cell table:style-name="ce14" table:formula="of:=ROUND([.C$1]*SIN(([.B437]+90)*PI()/180);0)" office:value-type="float" office:value="-908" calcext:value-type="float">
            <text:p>-908</text:p>
          </table:table-cell>
          <table:table-cell table:style-name="ce9" table:formula="of:=MOD(ATAN2([.D437];[.C437])*180/PI()+360;360)" office:value-type="float" office:value="152.583215983104" calcext:value-type="float">
            <text:p>152.58º</text:p>
          </table:table-cell>
          <table:table-cell table:style-name="ce20" table:formula="of:=[.B437]-[.E437]" office:value-type="float" office:value="-0.00509098310419631" calcext:value-type="float">
            <text:p>-0.0051</text:p>
          </table:table-cell>
          <table:table-cell table:style-name="ce27" table:formula="of:=ABS([.F437]/[.B$4])" office:value-type="percentage" office:value="0.0144810186074917" calcext:value-type="percentage">
            <text:p>1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table:style-name="ce9" table:formula="of:=[.A438]*90/(256)" office:value-type="float" office:value="152.9296875" calcext:value-type="float">
            <text:p>152.93º</text:p>
          </table:table-cell>
          <table:table-cell table:style-name="ce14" table:formula="of:=ROUND([.C$1]*SIN([.B438]*PI()/180);0)" office:value-type="float" office:value="466" calcext:value-type="float">
            <text:p>466</text:p>
          </table:table-cell>
          <table:table-cell table:style-name="ce14" table:formula="of:=ROUND([.C$1]*SIN(([.B438]+90)*PI()/180);0)" office:value-type="float" office:value="-911" calcext:value-type="float">
            <text:p>-911</text:p>
          </table:table-cell>
          <table:table-cell table:style-name="ce9" table:formula="of:=MOD(ATAN2([.D438];[.C438])*180/PI()+360;360)" office:value-type="float" office:value="152.909084493958" calcext:value-type="float">
            <text:p>152.91º</text:p>
          </table:table-cell>
          <table:table-cell table:style-name="ce20" table:formula="of:=[.B438]-[.E438]" office:value-type="float" office:value="0.0206030060421654" calcext:value-type="float">
            <text:p>0.0206</text:p>
          </table:table-cell>
          <table:table-cell table:style-name="ce27" table:formula="of:=ABS([.F438]/[.B$4])" office:value-type="percentage" office:value="0.0586041060754926" calcext:value-type="percentage">
            <text:p>5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9" table:formula="of:=[.A439]*90/(256)" office:value-type="float" office:value="153.28125" calcext:value-type="float">
            <text:p>153.28º</text:p>
          </table:table-cell>
          <table:table-cell table:style-name="ce14" table:formula="of:=ROUND([.C$1]*SIN([.B439]*PI()/180);0)" office:value-type="float" office:value="460" calcext:value-type="float">
            <text:p>460</text:p>
          </table:table-cell>
          <table:table-cell table:style-name="ce14" table:formula="of:=ROUND([.C$1]*SIN(([.B439]+90)*PI()/180);0)" office:value-type="float" office:value="-914" calcext:value-type="float">
            <text:p>-914</text:p>
          </table:table-cell>
          <table:table-cell table:style-name="ce9" table:formula="of:=MOD(ATAN2([.D439];[.C439])*180/PI()+360;360)" office:value-type="float" office:value="153.284697997288" calcext:value-type="float">
            <text:p>153.28º</text:p>
          </table:table-cell>
          <table:table-cell table:style-name="ce20" table:formula="of:=[.B439]-[.E439]" office:value-type="float" office:value="-0.00344799728782164" calcext:value-type="float">
            <text:p>-0.0034</text:p>
          </table:table-cell>
          <table:table-cell table:style-name="ce27" table:formula="of:=ABS([.F439]/[.B$4])" office:value-type="percentage" office:value="0.00980763672980376" calcext:value-type="percentage">
            <text:p>0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9" table:formula="of:=[.A440]*90/(256)" office:value-type="float" office:value="153.6328125" calcext:value-type="float">
            <text:p>153.63º</text:p>
          </table:table-cell>
          <table:table-cell table:style-name="ce14" table:formula="of:=ROUND([.C$1]*SIN([.B440]*PI()/180);0)" office:value-type="float" office:value="454" calcext:value-type="float">
            <text:p>454</text:p>
          </table:table-cell>
          <table:table-cell table:style-name="ce14" table:formula="of:=ROUND([.C$1]*SIN(([.B440]+90)*PI()/180);0)" office:value-type="float" office:value="-917" calcext:value-type="float">
            <text:p>-917</text:p>
          </table:table-cell>
          <table:table-cell table:style-name="ce9" table:formula="of:=MOD(ATAN2([.D440];[.C440])*180/PI()+360;360)" office:value-type="float" office:value="153.660324415597" calcext:value-type="float">
            <text:p>153.66º</text:p>
          </table:table-cell>
          <table:table-cell table:style-name="ce20" table:formula="of:=[.B440]-[.E440]" office:value-type="float" office:value="-0.0275119155965058" calcext:value-type="float">
            <text:p>-0.0275</text:p>
          </table:table-cell>
          <table:table-cell table:style-name="ce27" table:formula="of:=ABS([.F440]/[.B$4])" office:value-type="percentage" office:value="0.0782561154745054" calcext:value-type="percentage">
            <text:p>7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table:style-name="ce9" table:formula="of:=[.A441]*90/(256)" office:value-type="float" office:value="153.984375" calcext:value-type="float">
            <text:p>153.98º</text:p>
          </table:table-cell>
          <table:table-cell table:style-name="ce14" table:formula="of:=ROUND([.C$1]*SIN([.B441]*PI()/180);0)" office:value-type="float" office:value="449" calcext:value-type="float">
            <text:p>449</text:p>
          </table:table-cell>
          <table:table-cell table:style-name="ce14" table:formula="of:=ROUND([.C$1]*SIN(([.B441]+90)*PI()/180);0)" office:value-type="float" office:value="-919" calcext:value-type="float">
            <text:p>-919</text:p>
          </table:table-cell>
          <table:table-cell table:style-name="ce9" table:formula="of:=MOD(ATAN2([.D441];[.C441])*180/PI()+360;360)" office:value-type="float" office:value="153.96104307527" calcext:value-type="float">
            <text:p>153.96º</text:p>
          </table:table-cell>
          <table:table-cell table:style-name="ce20" table:formula="of:=[.B441]-[.E441]" office:value-type="float" office:value="0.0233319247300869" calcext:value-type="float">
            <text:p>0.0233</text:p>
          </table:table-cell>
          <table:table-cell table:style-name="ce27" table:formula="of:=ABS([.F441]/[.B$4])" office:value-type="percentage" office:value="0.0663663636766917" calcext:value-type="percentage">
            <text:p>6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table:style-name="ce9" table:formula="of:=[.A442]*90/(256)" office:value-type="float" office:value="154.3359375" calcext:value-type="float">
            <text:p>154.34º</text:p>
          </table:table-cell>
          <table:table-cell table:style-name="ce14" table:formula="of:=ROUND([.C$1]*SIN([.B442]*PI()/180);0)" office:value-type="float" office:value="443" calcext:value-type="float">
            <text:p>443</text:p>
          </table:table-cell>
          <table:table-cell table:style-name="ce14" table:formula="of:=ROUND([.C$1]*SIN(([.B442]+90)*PI()/180);0)" office:value-type="float" office:value="-922" calcext:value-type="float">
            <text:p>-922</text:p>
          </table:table-cell>
          <table:table-cell table:style-name="ce9" table:formula="of:=MOD(ATAN2([.D442];[.C442])*180/PI()+360;360)" office:value-type="float" office:value="154.336775549767" calcext:value-type="float">
            <text:p>154.34º</text:p>
          </table:table-cell>
          <table:table-cell table:style-name="ce20" table:formula="of:=[.B442]-[.E442]" office:value-type="float" office:value="-0.000838049767480698" calcext:value-type="float">
            <text:p>-0.0008</text:p>
          </table:table-cell>
          <table:table-cell table:style-name="ce27" table:formula="of:=ABS([.F442]/[.B$4])" office:value-type="percentage" office:value="0.00238378600527843" calcext:value-type="percentage">
            <text:p>0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table:style-name="ce9" table:formula="of:=[.A443]*90/(256)" office:value-type="float" office:value="154.6875" calcext:value-type="float">
            <text:p>154.69º</text:p>
          </table:table-cell>
          <table:table-cell table:style-name="ce14" table:formula="of:=ROUND([.C$1]*SIN([.B443]*PI()/180);0)" office:value-type="float" office:value="437" calcext:value-type="float">
            <text:p>437</text:p>
          </table:table-cell>
          <table:table-cell table:style-name="ce14" table:formula="of:=ROUND([.C$1]*SIN(([.B443]+90)*PI()/180);0)" office:value-type="float" office:value="-925" calcext:value-type="float">
            <text:p>-925</text:p>
          </table:table-cell>
          <table:table-cell table:style-name="ce9" table:formula="of:=MOD(ATAN2([.D443];[.C443])*180/PI()+360;360)" office:value-type="float" office:value="154.712430470071" calcext:value-type="float">
            <text:p>154.71º</text:p>
          </table:table-cell>
          <table:table-cell table:style-name="ce20" table:formula="of:=[.B443]-[.E443]" office:value-type="float" office:value="-0.0249304700710127" calcext:value-type="float">
            <text:p>-0.0249</text:p>
          </table:table-cell>
          <table:table-cell table:style-name="ce27" table:formula="of:=ABS([.F443]/[.B$4])" office:value-type="percentage" office:value="0.0709133370908805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table:style-name="ce9" table:formula="of:=[.A444]*90/(256)" office:value-type="float" office:value="155.0390625" calcext:value-type="float">
            <text:p>155.04º</text:p>
          </table:table-cell>
          <table:table-cell table:style-name="ce14" table:formula="of:=ROUND([.C$1]*SIN([.B444]*PI()/180);0)" office:value-type="float" office:value="432" calcext:value-type="float">
            <text:p>432</text:p>
          </table:table-cell>
          <table:table-cell table:style-name="ce14" table:formula="of:=ROUND([.C$1]*SIN(([.B444]+90)*PI()/180);0)" office:value-type="float" office:value="-927" calcext:value-type="float">
            <text:p>-927</text:p>
          </table:table-cell>
          <table:table-cell table:style-name="ce9" table:formula="of:=MOD(ATAN2([.D444];[.C444])*180/PI()+360;360)" office:value-type="float" office:value="155.01356679522" calcext:value-type="float">
            <text:p>155.01º</text:p>
          </table:table-cell>
          <table:table-cell table:style-name="ce20" table:formula="of:=[.B444]-[.E444]" office:value-type="float" office:value="0.0254957047798143" calcext:value-type="float">
            <text:p>0.0255</text:p>
          </table:table-cell>
          <table:table-cell table:style-name="ce27" table:formula="of:=ABS([.F444]/[.B$4])" office:value-type="percentage" office:value="0.0725211158181385" calcext:value-type="percentage">
            <text:p>7.2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table:style-name="ce9" table:formula="of:=[.A445]*90/(256)" office:value-type="float" office:value="155.390625" calcext:value-type="float">
            <text:p>155.39º</text:p>
          </table:table-cell>
          <table:table-cell table:style-name="ce14" table:formula="of:=ROUND([.C$1]*SIN([.B445]*PI()/180);0)" office:value-type="float" office:value="426" calcext:value-type="float">
            <text:p>426</text:p>
          </table:table-cell>
          <table:table-cell table:style-name="ce14" table:formula="of:=ROUND([.C$1]*SIN(([.B445]+90)*PI()/180);0)" office:value-type="float" office:value="-930" calcext:value-type="float">
            <text:p>-930</text:p>
          </table:table-cell>
          <table:table-cell table:style-name="ce9" table:formula="of:=MOD(ATAN2([.D445];[.C445])*180/PI()+360;360)" office:value-type="float" office:value="155.389164780282" calcext:value-type="float">
            <text:p>155.39º</text:p>
          </table:table-cell>
          <table:table-cell table:style-name="ce20" table:formula="of:=[.B445]-[.E445]" office:value-type="float" office:value="0.00146021971829668" calcext:value-type="float">
            <text:p>0.0015</text:p>
          </table:table-cell>
          <table:table-cell table:style-name="ce27" table:formula="of:=ABS([.F445]/[.B$4])" office:value-type="percentage" office:value="0.00415351386537724" calcext:value-type="percentage">
            <text:p>0.4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table:style-name="ce9" table:formula="of:=[.A446]*90/(256)" office:value-type="float" office:value="155.7421875" calcext:value-type="float">
            <text:p>155.74º</text:p>
          </table:table-cell>
          <table:table-cell table:style-name="ce14" table:formula="of:=ROUND([.C$1]*SIN([.B446]*PI()/180);0)" office:value-type="float" office:value="420" calcext:value-type="float">
            <text:p>420</text:p>
          </table:table-cell>
          <table:table-cell table:style-name="ce14" table:formula="of:=ROUND([.C$1]*SIN(([.B446]+90)*PI()/180);0)" office:value-type="float" office:value="-933" calcext:value-type="float">
            <text:p>-933</text:p>
          </table:table-cell>
          <table:table-cell table:style-name="ce9" table:formula="of:=MOD(ATAN2([.D446];[.C446])*180/PI()+360;360)" office:value-type="float" office:value="155.76459481852" calcext:value-type="float">
            <text:p>155.76º</text:p>
          </table:table-cell>
          <table:table-cell table:style-name="ce20" table:formula="of:=[.B446]-[.E446]" office:value-type="float" office:value="-0.0224073185202087" calcext:value-type="float">
            <text:p>-0.0224</text:p>
          </table:table-cell>
          <table:table-cell table:style-name="ce27" table:formula="of:=ABS([.F446]/[.B$4])" office:value-type="percentage" office:value="0.0637363726797048" calcext:value-type="percentage">
            <text:p>6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table:style-name="ce9" table:formula="of:=[.A447]*90/(256)" office:value-type="float" office:value="156.09375" calcext:value-type="float">
            <text:p>156.09º</text:p>
          </table:table-cell>
          <table:table-cell table:style-name="ce14" table:formula="of:=ROUND([.C$1]*SIN([.B447]*PI()/180);0)" office:value-type="float" office:value="415" calcext:value-type="float">
            <text:p>415</text:p>
          </table:table-cell>
          <table:table-cell table:style-name="ce14" table:formula="of:=ROUND([.C$1]*SIN(([.B447]+90)*PI()/180);0)" office:value-type="float" office:value="-935" calcext:value-type="float">
            <text:p>-935</text:p>
          </table:table-cell>
          <table:table-cell table:style-name="ce9" table:formula="of:=MOD(ATAN2([.D447];[.C447])*180/PI()+360;360)" office:value-type="float" office:value="156.065945653119" calcext:value-type="float">
            <text:p>156.07º</text:p>
          </table:table-cell>
          <table:table-cell table:style-name="ce20" table:formula="of:=[.B447]-[.E447]" office:value-type="float" office:value="0.0278043468813394" calcext:value-type="float">
            <text:p>0.0278</text:p>
          </table:table-cell>
          <table:table-cell table:style-name="ce27" table:formula="of:=ABS([.F447]/[.B$4])" office:value-type="percentage" office:value="0.079087920018032" calcext:value-type="percentage">
            <text:p>7.9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table:style-name="ce9" table:formula="of:=[.A448]*90/(256)" office:value-type="float" office:value="156.4453125" calcext:value-type="float">
            <text:p>156.45º</text:p>
          </table:table-cell>
          <table:table-cell table:style-name="ce14" table:formula="of:=ROUND([.C$1]*SIN([.B448]*PI()/180);0)" office:value-type="float" office:value="409" calcext:value-type="float">
            <text:p>409</text:p>
          </table:table-cell>
          <table:table-cell table:style-name="ce14" table:formula="of:=ROUND([.C$1]*SIN(([.B448]+90)*PI()/180);0)" office:value-type="float" office:value="-938" calcext:value-type="float">
            <text:p>-938</text:p>
          </table:table-cell>
          <table:table-cell table:style-name="ce9" table:formula="of:=MOD(ATAN2([.D448];[.C448])*180/PI()+360;360)" office:value-type="float" office:value="156.441155899948" calcext:value-type="float">
            <text:p>156.44º</text:p>
          </table:table-cell>
          <table:table-cell table:style-name="ce20" table:formula="of:=[.B448]-[.E448]" office:value-type="float" office:value="0.00415660005228347" calcext:value-type="float">
            <text:p>0.0042</text:p>
          </table:table-cell>
          <table:table-cell table:style-name="ce27" table:formula="of:=ABS([.F448]/[.B$4])" office:value-type="percentage" office:value="0.0118232179264952" calcext:value-type="percentage">
            <text:p>1.1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table:style-name="ce9" table:formula="of:=[.A449]*90/(256)" office:value-type="float" office:value="156.796875" calcext:value-type="float">
            <text:p>156.80º</text:p>
          </table:table-cell>
          <table:table-cell table:style-name="ce14" table:formula="of:=ROUND([.C$1]*SIN([.B449]*PI()/180);0)" office:value-type="float" office:value="403" calcext:value-type="float">
            <text:p>403</text:p>
          </table:table-cell>
          <table:table-cell table:style-name="ce14" table:formula="of:=ROUND([.C$1]*SIN(([.B449]+90)*PI()/180);0)" office:value-type="float" office:value="-940" calcext:value-type="float">
            <text:p>-940</text:p>
          </table:table-cell>
          <table:table-cell table:style-name="ce9" table:formula="of:=MOD(ATAN2([.D449];[.C449])*180/PI()+360;360)" office:value-type="float" office:value="156.794053499807" calcext:value-type="float">
            <text:p>156.79º</text:p>
          </table:table-cell>
          <table:table-cell table:style-name="ce20" table:formula="of:=[.B449]-[.E449]" office:value-type="float" office:value="0.00282150019313576" calcext:value-type="float">
            <text:p>0.0028</text:p>
          </table:table-cell>
          <table:table-cell table:style-name="ce27" table:formula="of:=ABS([.F449]/[.B$4])" office:value-type="percentage" office:value="0.00802560054936395" calcext:value-type="percentage">
            <text:p>0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9" table:formula="of:=[.A450]*90/(256)" office:value-type="float" office:value="157.1484375" calcext:value-type="float">
            <text:p>157.15º</text:p>
          </table:table-cell>
          <table:table-cell table:style-name="ce14" table:formula="of:=ROUND([.C$1]*SIN([.B450]*PI()/180);0)" office:value-type="float" office:value="397" calcext:value-type="float">
            <text:p>397</text:p>
          </table:table-cell>
          <table:table-cell table:style-name="ce14" table:formula="of:=ROUND([.C$1]*SIN(([.B450]+90)*PI()/180);0)" office:value-type="float" office:value="-943" calcext:value-type="float">
            <text:p>-943</text:p>
          </table:table-cell>
          <table:table-cell table:style-name="ce9" table:formula="of:=MOD(ATAN2([.D450];[.C450])*180/PI()+360;360)" office:value-type="float" office:value="157.169062163024" calcext:value-type="float">
            <text:p>157.17º</text:p>
          </table:table-cell>
          <table:table-cell table:style-name="ce20" table:formula="of:=[.B450]-[.E450]" office:value-type="float" office:value="-0.0206246630235682" calcext:value-type="float">
            <text:p>-0.0206</text:p>
          </table:table-cell>
          <table:table-cell table:style-name="ce27" table:formula="of:=ABS([.F450]/[.B$4])" office:value-type="percentage" office:value="0.0586657081559275" calcext:value-type="percentage">
            <text:p>5.8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9" table:formula="of:=[.A451]*90/(256)" office:value-type="float" office:value="157.5" calcext:value-type="float">
            <text:p>157.50º</text:p>
          </table:table-cell>
          <table:table-cell table:style-name="ce14" table:formula="of:=ROUND([.C$1]*SIN([.B451]*PI()/180);0)" office:value-type="float" office:value="391" calcext:value-type="float">
            <text:p>391</text:p>
          </table:table-cell>
          <table:table-cell table:style-name="ce14" table:formula="of:=ROUND([.C$1]*SIN(([.B451]+90)*PI()/180);0)" office:value-type="float" office:value="-945" calcext:value-type="float">
            <text:p>-945</text:p>
          </table:table-cell>
          <table:table-cell table:style-name="ce9" table:formula="of:=MOD(ATAN2([.D451];[.C451])*180/PI()+360;360)" office:value-type="float" office:value="157.522350684976" calcext:value-type="float">
            <text:p>157.52º</text:p>
          </table:table-cell>
          <table:table-cell table:style-name="ce20" table:formula="of:=[.B451]-[.E451]" office:value-type="float" office:value="-0.0223506849760042" calcext:value-type="float">
            <text:p>-0.0224</text:p>
          </table:table-cell>
          <table:table-cell table:style-name="ce27" table:formula="of:=ABS([.F451]/[.B$4])" office:value-type="percentage" office:value="0.0635752817095232" calcext:value-type="percentage">
            <text:p>6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table:style-name="ce9" table:formula="of:=[.A452]*90/(256)" office:value-type="float" office:value="157.8515625" calcext:value-type="float">
            <text:p>157.85º</text:p>
          </table:table-cell>
          <table:table-cell table:style-name="ce14" table:formula="of:=ROUND([.C$1]*SIN([.B452]*PI()/180);0)" office:value-type="float" office:value="386" calcext:value-type="float">
            <text:p>386</text:p>
          </table:table-cell>
          <table:table-cell table:style-name="ce14" table:formula="of:=ROUND([.C$1]*SIN(([.B452]+90)*PI()/180);0)" office:value-type="float" office:value="-948" calcext:value-type="float">
            <text:p>-948</text:p>
          </table:table-cell>
          <table:table-cell table:style-name="ce9" table:formula="of:=MOD(ATAN2([.D452];[.C452])*180/PI()+360;360)" office:value-type="float" office:value="157.845174004754" calcext:value-type="float">
            <text:p>157.85º</text:p>
          </table:table-cell>
          <table:table-cell table:style-name="ce20" table:formula="of:=[.B452]-[.E452]" office:value-type="float" office:value="0.00638849524625584" calcext:value-type="float">
            <text:p>0.0064</text:p>
          </table:table-cell>
          <table:table-cell table:style-name="ce27" table:formula="of:=ABS([.F452]/[.B$4])" office:value-type="percentage" office:value="0.0181717198115722" calcext:value-type="percentage">
            <text:p>1.8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table:style-name="ce9" table:formula="of:=[.A453]*90/(256)" office:value-type="float" office:value="158.203125" calcext:value-type="float">
            <text:p>158.20º</text:p>
          </table:table-cell>
          <table:table-cell table:style-name="ce14" table:formula="of:=ROUND([.C$1]*SIN([.B453]*PI()/180);0)" office:value-type="float" office:value="380" calcext:value-type="float">
            <text:p>380</text:p>
          </table:table-cell>
          <table:table-cell table:style-name="ce14" table:formula="of:=ROUND([.C$1]*SIN(([.B453]+90)*PI()/180);0)" office:value-type="float" office:value="-950" calcext:value-type="float">
            <text:p>-950</text:p>
          </table:table-cell>
          <table:table-cell table:style-name="ce9" table:formula="of:=MOD(ATAN2([.D453];[.C453])*180/PI()+360;360)" office:value-type="float" office:value="158.198590513648" calcext:value-type="float">
            <text:p>158.20º</text:p>
          </table:table-cell>
          <table:table-cell table:style-name="ce20" table:formula="of:=[.B453]-[.E453]" office:value-type="float" office:value="0.00453448635175846" calcext:value-type="float">
            <text:p>0.0045</text:p>
          </table:table-cell>
          <table:table-cell table:style-name="ce27" table:formula="of:=ABS([.F453]/[.B$4])" office:value-type="percentage" office:value="0.0128980945116685" calcext:value-type="percentage">
            <text:p>1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table:style-name="ce9" table:formula="of:=[.A454]*90/(256)" office:value-type="float" office:value="158.5546875" calcext:value-type="float">
            <text:p>158.55º</text:p>
          </table:table-cell>
          <table:table-cell table:style-name="ce14" table:formula="of:=ROUND([.C$1]*SIN([.B454]*PI()/180);0)" office:value-type="float" office:value="374" calcext:value-type="float">
            <text:p>374</text:p>
          </table:table-cell>
          <table:table-cell table:style-name="ce14" table:formula="of:=ROUND([.C$1]*SIN(([.B454]+90)*PI()/180);0)" office:value-type="float" office:value="-952" calcext:value-type="float">
            <text:p>-952</text:p>
          </table:table-cell>
          <table:table-cell table:style-name="ce9" table:formula="of:=MOD(ATAN2([.D454];[.C454])*180/PI()+360;360)" office:value-type="float" office:value="158.552263672895" calcext:value-type="float">
            <text:p>158.55º</text:p>
          </table:table-cell>
          <table:table-cell table:style-name="ce20" table:formula="of:=[.B454]-[.E454]" office:value-type="float" office:value="0.00242382710530364" calcext:value-type="float">
            <text:p>0.0024</text:p>
          </table:table-cell>
          <table:table-cell table:style-name="ce27" table:formula="of:=ABS([.F454]/[.B$4])" office:value-type="percentage" office:value="0.00689444154397481" calcext:value-type="percentage">
            <text:p>0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9" table:formula="of:=[.A455]*90/(256)" office:value-type="float" office:value="158.90625" calcext:value-type="float">
            <text:p>158.91º</text:p>
          </table:table-cell>
          <table:table-cell table:style-name="ce14" table:formula="of:=ROUND([.C$1]*SIN([.B455]*PI()/180);0)" office:value-type="float" office:value="368" calcext:value-type="float">
            <text:p>368</text:p>
          </table:table-cell>
          <table:table-cell table:style-name="ce14" table:formula="of:=ROUND([.C$1]*SIN(([.B455]+90)*PI()/180);0)" office:value-type="float" office:value="-954" calcext:value-type="float">
            <text:p>-954</text:p>
          </table:table-cell>
          <table:table-cell table:style-name="ce9" table:formula="of:=MOD(ATAN2([.D455];[.C455])*180/PI()+360;360)" office:value-type="float" office:value="158.906166782835" calcext:value-type="float">
            <text:p>158.91º</text:p>
          </table:table-cell>
          <table:table-cell table:style-name="ce20" table:formula="of:=[.B455]-[.E455]" office:value-type="float" office:value="0.0000832171654110425" calcext:value-type="float">
            <text:p>0.0001</text:p>
          </table:table-cell>
          <table:table-cell table:style-name="ce27" table:formula="of:=ABS([.F455]/[.B$4])" office:value-type="percentage" office:value="0.000236706603835854" calcext:value-type="percentage">
            <text:p>0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table:style-name="ce9" table:formula="of:=[.A456]*90/(256)" office:value-type="float" office:value="159.2578125" calcext:value-type="float">
            <text:p>159.26º</text:p>
          </table:table-cell>
          <table:table-cell table:style-name="ce14" table:formula="of:=ROUND([.C$1]*SIN([.B456]*PI()/180);0)" office:value-type="float" office:value="362" calcext:value-type="float">
            <text:p>362</text:p>
          </table:table-cell>
          <table:table-cell table:style-name="ce14" table:formula="of:=ROUND([.C$1]*SIN(([.B456]+90)*PI()/180);0)" office:value-type="float" office:value="-957" calcext:value-type="float">
            <text:p>-957</text:p>
          </table:table-cell>
          <table:table-cell table:style-name="ce9" table:formula="of:=MOD(ATAN2([.D456];[.C456])*180/PI()+360;360)" office:value-type="float" office:value="159.280103192332" calcext:value-type="float">
            <text:p>159.28º</text:p>
          </table:table-cell>
          <table:table-cell table:style-name="ce20" table:formula="of:=[.B456]-[.E456]" office:value-type="float" office:value="-0.0222906923318078" calcext:value-type="float">
            <text:p>-0.0223</text:p>
          </table:table-cell>
          <table:table-cell table:style-name="ce27" table:formula="of:=ABS([.F456]/[.B$4])" office:value-type="percentage" office:value="0.0634046359660311" calcext:value-type="percentage">
            <text:p>6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table:style-name="ce9" table:formula="of:=[.A457]*90/(256)" office:value-type="float" office:value="159.609375" calcext:value-type="float">
            <text:p>159.61º</text:p>
          </table:table-cell>
          <table:table-cell table:style-name="ce14" table:formula="of:=ROUND([.C$1]*SIN([.B457]*PI()/180);0)" office:value-type="float" office:value="356" calcext:value-type="float">
            <text:p>356</text:p>
          </table:table-cell>
          <table:table-cell table:style-name="ce14" table:formula="of:=ROUND([.C$1]*SIN(([.B457]+90)*PI()/180);0)" office:value-type="float" office:value="-959" calcext:value-type="float">
            <text:p>-959</text:p>
          </table:table-cell>
          <table:table-cell table:style-name="ce9" table:formula="of:=MOD(ATAN2([.D457];[.C457])*180/PI()+360;360)" office:value-type="float" office:value="159.634065936953" calcext:value-type="float">
            <text:p>159.63º</text:p>
          </table:table-cell>
          <table:table-cell table:style-name="ce20" table:formula="of:=[.B457]-[.E457]" office:value-type="float" office:value="-0.0246909369529931" calcext:value-type="float">
            <text:p>-0.0247</text:p>
          </table:table-cell>
          <table:table-cell table:style-name="ce27" table:formula="of:=ABS([.F457]/[.B$4])" office:value-type="percentage" office:value="0.0702319984440692" calcext:value-type="percentage">
            <text:p>7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table:style-name="ce9" table:formula="of:=[.A458]*90/(256)" office:value-type="float" office:value="159.9609375" calcext:value-type="float">
            <text:p>159.96º</text:p>
          </table:table-cell>
          <table:table-cell table:style-name="ce14" table:formula="of:=ROUND([.C$1]*SIN([.B458]*PI()/180);0)" office:value-type="float" office:value="351" calcext:value-type="float">
            <text:p>351</text:p>
          </table:table-cell>
          <table:table-cell table:style-name="ce14" table:formula="of:=ROUND([.C$1]*SIN(([.B458]+90)*PI()/180);0)" office:value-type="float" office:value="-961" calcext:value-type="float">
            <text:p>-961</text:p>
          </table:table-cell>
          <table:table-cell table:style-name="ce9" table:formula="of:=MOD(ATAN2([.D458];[.C458])*180/PI()+360;360)" office:value-type="float" office:value="159.935555056606" calcext:value-type="float">
            <text:p>159.94º</text:p>
          </table:table-cell>
          <table:table-cell table:style-name="ce20" table:formula="of:=[.B458]-[.E458]" office:value-type="float" office:value="0.0253824433941645" calcext:value-type="float">
            <text:p>0.0254</text:p>
          </table:table-cell>
          <table:table-cell table:style-name="ce27" table:formula="of:=ABS([.F458]/[.B$4])" office:value-type="percentage" office:value="0.0721989500989568" calcext:value-type="percentage">
            <text:p>7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table:style-name="ce9" table:formula="of:=[.A459]*90/(256)" office:value-type="float" office:value="160.3125" calcext:value-type="float">
            <text:p>160.31º</text:p>
          </table:table-cell>
          <table:table-cell table:style-name="ce14" table:formula="of:=ROUND([.C$1]*SIN([.B459]*PI()/180);0)" office:value-type="float" office:value="345" calcext:value-type="float">
            <text:p>345</text:p>
          </table:table-cell>
          <table:table-cell table:style-name="ce14" table:formula="of:=ROUND([.C$1]*SIN(([.B459]+90)*PI()/180);0)" office:value-type="float" office:value="-963" calcext:value-type="float">
            <text:p>-963</text:p>
          </table:table-cell>
          <table:table-cell table:style-name="ce9" table:formula="of:=MOD(ATAN2([.D459];[.C459])*180/PI()+360;360)" office:value-type="float" office:value="160.28966009964" calcext:value-type="float">
            <text:p>160.29º</text:p>
          </table:table-cell>
          <table:table-cell table:style-name="ce20" table:formula="of:=[.B459]-[.E459]" office:value-type="float" office:value="0.0228399003603954" calcext:value-type="float">
            <text:p>0.0228</text:p>
          </table:table-cell>
          <table:table-cell table:style-name="ce27" table:formula="of:=ABS([.F459]/[.B$4])" office:value-type="percentage" office:value="0.0649668276917914" calcext:value-type="percentage">
            <text:p>6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table:style-name="ce9" table:formula="of:=[.A460]*90/(256)" office:value-type="float" office:value="160.6640625" calcext:value-type="float">
            <text:p>160.66º</text:p>
          </table:table-cell>
          <table:table-cell table:style-name="ce14" table:formula="of:=ROUND([.C$1]*SIN([.B460]*PI()/180);0)" office:value-type="float" office:value="339" calcext:value-type="float">
            <text:p>339</text:p>
          </table:table-cell>
          <table:table-cell table:style-name="ce14" table:formula="of:=ROUND([.C$1]*SIN(([.B460]+90)*PI()/180);0)" office:value-type="float" office:value="-965" calcext:value-type="float">
            <text:p>-965</text:p>
          </table:table-cell>
          <table:table-cell table:style-name="ce9" table:formula="of:=MOD(ATAN2([.D460];[.C460])*180/PI()+360;360)" office:value-type="float" office:value="160.643862614267" calcext:value-type="float">
            <text:p>160.64º</text:p>
          </table:table-cell>
          <table:table-cell table:style-name="ce20" table:formula="of:=[.B460]-[.E460]" office:value-type="float" office:value="0.020199885733291" calcext:value-type="float">
            <text:p>0.0202</text:p>
          </table:table-cell>
          <table:table-cell table:style-name="ce27" table:formula="of:=ABS([.F460]/[.B$4])" office:value-type="percentage" office:value="0.0574574527524722" calcext:value-type="percentage">
            <text:p>5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table:style-name="ce9" table:formula="of:=[.A461]*90/(256)" office:value-type="float" office:value="161.015625" calcext:value-type="float">
            <text:p>161.02º</text:p>
          </table:table-cell>
          <table:table-cell table:style-name="ce14" table:formula="of:=ROUND([.C$1]*SIN([.B461]*PI()/180);0)" office:value-type="float" office:value="333" calcext:value-type="float">
            <text:p>333</text:p>
          </table:table-cell>
          <table:table-cell table:style-name="ce14" table:formula="of:=ROUND([.C$1]*SIN(([.B461]+90)*PI()/180);0)" office:value-type="float" office:value="-967" calcext:value-type="float">
            <text:p>-967</text:p>
          </table:table-cell>
          <table:table-cell table:style-name="ce9" table:formula="of:=MOD(ATAN2([.D461];[.C461])*180/PI()+360;360)" office:value-type="float" office:value="160.998135558423" calcext:value-type="float">
            <text:p>161.00º</text:p>
          </table:table-cell>
          <table:table-cell table:style-name="ce20" table:formula="of:=[.B461]-[.E461]" office:value-type="float" office:value="0.0174894415772542" calcext:value-type="float">
            <text:p>0.0175</text:p>
          </table:table-cell>
          <table:table-cell table:style-name="ce27" table:formula="of:=ABS([.F461]/[.B$4])" office:value-type="percentage" office:value="0.0497477449308563" calcext:value-type="percentage">
            <text:p>4.9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table:style-name="ce9" table:formula="of:=[.A462]*90/(256)" office:value-type="float" office:value="161.3671875" calcext:value-type="float">
            <text:p>161.37º</text:p>
          </table:table-cell>
          <table:table-cell table:style-name="ce14" table:formula="of:=ROUND([.C$1]*SIN([.B462]*PI()/180);0)" office:value-type="float" office:value="327" calcext:value-type="float">
            <text:p>327</text:p>
          </table:table-cell>
          <table:table-cell table:style-name="ce14" table:formula="of:=ROUND([.C$1]*SIN(([.B462]+90)*PI()/180);0)" office:value-type="float" office:value="-969" calcext:value-type="float">
            <text:p>-969</text:p>
          </table:table-cell>
          <table:table-cell table:style-name="ce9" table:formula="of:=MOD(ATAN2([.D462];[.C462])*180/PI()+360;360)" office:value-type="float" office:value="161.35245185775" calcext:value-type="float">
            <text:p>161.35º</text:p>
          </table:table-cell>
          <table:table-cell table:style-name="ce20" table:formula="of:=[.B462]-[.E462]" office:value-type="float" office:value="0.0147356422496614" calcext:value-type="float">
            <text:p>0.0147</text:p>
          </table:table-cell>
          <table:table-cell table:style-name="ce27" table:formula="of:=ABS([.F462]/[.B$4])" office:value-type="percentage" office:value="0.0419147157323702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9" table:formula="of:=[.A463]*90/(256)" office:value-type="float" office:value="161.71875" calcext:value-type="float">
            <text:p>161.72º</text:p>
          </table:table-cell>
          <table:table-cell table:style-name="ce14" table:formula="of:=ROUND([.C$1]*SIN([.B463]*PI()/180);0)" office:value-type="float" office:value="321" calcext:value-type="float">
            <text:p>321</text:p>
          </table:table-cell>
          <table:table-cell table:style-name="ce14" table:formula="of:=ROUND([.C$1]*SIN(([.B463]+90)*PI()/180);0)" office:value-type="float" office:value="-971" calcext:value-type="float">
            <text:p>-971</text:p>
          </table:table-cell>
          <table:table-cell table:style-name="ce9" table:formula="of:=MOD(ATAN2([.D463];[.C463])*180/PI()+360;360)" office:value-type="float" office:value="161.706784418003" calcext:value-type="float">
            <text:p>161.71º</text:p>
          </table:table-cell>
          <table:table-cell table:style-name="ce20" table:formula="of:=[.B463]-[.E463]" office:value-type="float" office:value="0.0119655819969466" calcext:value-type="float">
            <text:p>0.0120</text:p>
          </table:table-cell>
          <table:table-cell table:style-name="ce27" table:formula="of:=ABS([.F463]/[.B$4])" office:value-type="percentage" office:value="0.0340354332357593" calcext:value-type="percentage">
            <text:p>3.4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table:style-name="ce9" table:formula="of:=[.A464]*90/(256)" office:value-type="float" office:value="162.0703125" calcext:value-type="float">
            <text:p>162.07º</text:p>
          </table:table-cell>
          <table:table-cell table:style-name="ce14" table:formula="of:=ROUND([.C$1]*SIN([.B464]*PI()/180);0)" office:value-type="float" office:value="315" calcext:value-type="float">
            <text:p>315</text:p>
          </table:table-cell>
          <table:table-cell table:style-name="ce14" table:formula="of:=ROUND([.C$1]*SIN(([.B464]+90)*PI()/180);0)" office:value-type="float" office:value="-973" calcext:value-type="float">
            <text:p>-973</text:p>
          </table:table-cell>
          <table:table-cell table:style-name="ce9" table:formula="of:=MOD(ATAN2([.D464];[.C464])*180/PI()+360;360)" office:value-type="float" office:value="162.061106137473" calcext:value-type="float">
            <text:p>162.06º</text:p>
          </table:table-cell>
          <table:table-cell table:style-name="ce20" table:formula="of:=[.B464]-[.E464]" office:value-type="float" office:value="0.00920636252681106" calcext:value-type="float">
            <text:p>0.0092</text:p>
          </table:table-cell>
          <table:table-cell table:style-name="ce27" table:formula="of:=ABS([.F464]/[.B$4])" office:value-type="percentage" office:value="0.0261869867429292" calcext:value-type="percentage">
            <text:p>2.6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table:style-name="ce9" table:formula="of:=[.A465]*90/(256)" office:value-type="float" office:value="162.421875" calcext:value-type="float">
            <text:p>162.42º</text:p>
          </table:table-cell>
          <table:table-cell table:style-name="ce14" table:formula="of:=ROUND([.C$1]*SIN([.B465]*PI()/180);0)" office:value-type="float" office:value="309" calcext:value-type="float">
            <text:p>309</text:p>
          </table:table-cell>
          <table:table-cell table:style-name="ce14" table:formula="of:=ROUND([.C$1]*SIN(([.B465]+90)*PI()/180);0)" office:value-type="float" office:value="-975" calcext:value-type="float">
            <text:p>-975</text:p>
          </table:table-cell>
          <table:table-cell table:style-name="ce9" table:formula="of:=MOD(ATAN2([.D465];[.C465])*180/PI()+360;360)" office:value-type="float" office:value="162.415389919428" calcext:value-type="float">
            <text:p>162.42º</text:p>
          </table:table-cell>
          <table:table-cell table:style-name="ce20" table:formula="of:=[.B465]-[.E465]" office:value-type="float" office:value="0.00648508057247454" calcext:value-type="float">
            <text:p>0.0065</text:p>
          </table:table-cell>
          <table:table-cell table:style-name="ce27" table:formula="of:=ABS([.F465]/[.B$4])" office:value-type="percentage" office:value="0.0184464514061498" calcext:value-type="percentage">
            <text:p>1.8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table:style-name="ce9" table:formula="of:=[.A466]*90/(256)" office:value-type="float" office:value="162.7734375" calcext:value-type="float">
            <text:p>162.77º</text:p>
          </table:table-cell>
          <table:table-cell table:style-name="ce14" table:formula="of:=ROUND([.C$1]*SIN([.B466]*PI()/180);0)" office:value-type="float" office:value="303" calcext:value-type="float">
            <text:p>303</text:p>
          </table:table-cell>
          <table:table-cell table:style-name="ce14" table:formula="of:=ROUND([.C$1]*SIN(([.B466]+90)*PI()/180);0)" office:value-type="float" office:value="-977" calcext:value-type="float">
            <text:p>-977</text:p>
          </table:table-cell>
          <table:table-cell table:style-name="ce9" table:formula="of:=MOD(ATAN2([.D466];[.C466])*180/PI()+360;360)" office:value-type="float" office:value="162.769608684537" calcext:value-type="float">
            <text:p>162.77º</text:p>
          </table:table-cell>
          <table:table-cell table:style-name="ce20" table:formula="of:=[.B466]-[.E466]" office:value-type="float" office:value="0.00382881546272529" calcext:value-type="float">
            <text:p>0.0038</text:p>
          </table:table-cell>
          <table:table-cell table:style-name="ce27" table:formula="of:=ABS([.F466]/[.B$4])" office:value-type="percentage" office:value="0.0108908528717519" calcext:value-type="percentage">
            <text:p>1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table:style-name="ce9" table:formula="of:=[.A467]*90/(256)" office:value-type="float" office:value="163.125" calcext:value-type="float">
            <text:p>163.13º</text:p>
          </table:table-cell>
          <table:table-cell table:style-name="ce14" table:formula="of:=ROUND([.C$1]*SIN([.B467]*PI()/180);0)" office:value-type="float" office:value="297" calcext:value-type="float">
            <text:p>297</text:p>
          </table:table-cell>
          <table:table-cell table:style-name="ce14" table:formula="of:=ROUND([.C$1]*SIN(([.B467]+90)*PI()/180);0)" office:value-type="float" office:value="-979" calcext:value-type="float">
            <text:p>-979</text:p>
          </table:table-cell>
          <table:table-cell table:style-name="ce9" table:formula="of:=MOD(ATAN2([.D467];[.C467])*180/PI()+360;360)" office:value-type="float" office:value="163.123735383289" calcext:value-type="float">
            <text:p>163.12º</text:p>
          </table:table-cell>
          <table:table-cell table:style-name="ce20" table:formula="of:=[.B467]-[.E467]" office:value-type="float" office:value="0.0012646167111825" calcext:value-type="float">
            <text:p>0.0013</text:p>
          </table:table-cell>
          <table:table-cell table:style-name="ce27" table:formula="of:=ABS([.F467]/[.B$4])" office:value-type="percentage" office:value="0.00359713197847466" calcext:value-type="percentage">
            <text:p>0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table:style-name="ce9" table:formula="of:=[.A468]*90/(256)" office:value-type="float" office:value="163.4765625" calcext:value-type="float">
            <text:p>163.48º</text:p>
          </table:table-cell>
          <table:table-cell table:style-name="ce14" table:formula="of:=ROUND([.C$1]*SIN([.B468]*PI()/180);0)" office:value-type="float" office:value="291" calcext:value-type="float">
            <text:p>291</text:p>
          </table:table-cell>
          <table:table-cell table:style-name="ce14" table:formula="of:=ROUND([.C$1]*SIN(([.B468]+90)*PI()/180);0)" office:value-type="float" office:value="-981" calcext:value-type="float">
            <text:p>-981</text:p>
          </table:table-cell>
          <table:table-cell table:style-name="ce9" table:formula="of:=MOD(ATAN2([.D468];[.C468])*180/PI()+360;360)" office:value-type="float" office:value="163.47774300836" calcext:value-type="float">
            <text:p>163.48º</text:p>
          </table:table-cell>
          <table:table-cell table:style-name="ce20" table:formula="of:=[.B468]-[.E468]" office:value-type="float" office:value="-0.00118050835953909" calcext:value-type="float">
            <text:p>-0.0012</text:p>
          </table:table-cell>
          <table:table-cell table:style-name="ce27" table:formula="of:=ABS([.F468]/[.B$4])" office:value-type="percentage" office:value="0.00335789044491119" calcext:value-type="percentage">
            <text:p>0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table:style-name="ce9" table:formula="of:=[.A469]*90/(256)" office:value-type="float" office:value="163.828125" calcext:value-type="float">
            <text:p>163.83º</text:p>
          </table:table-cell>
          <table:table-cell table:style-name="ce14" table:formula="of:=ROUND([.C$1]*SIN([.B469]*PI()/180);0)" office:value-type="float" office:value="285" calcext:value-type="float">
            <text:p>285</text:p>
          </table:table-cell>
          <table:table-cell table:style-name="ce14" table:formula="of:=ROUND([.C$1]*SIN(([.B469]+90)*PI()/180);0)" office:value-type="float" office:value="-983" calcext:value-type="float">
            <text:p>-983</text:p>
          </table:table-cell>
          <table:table-cell table:style-name="ce9" table:formula="of:=MOD(ATAN2([.D469];[.C469])*180/PI()+360;360)" office:value-type="float" office:value="163.831604606945" calcext:value-type="float">
            <text:p>163.83º</text:p>
          </table:table-cell>
          <table:table-cell table:style-name="ce20" table:formula="of:=[.B469]-[.E469]" office:value-type="float" office:value="-0.00347960694546146" calcext:value-type="float">
            <text:p>-0.0035</text:p>
          </table:table-cell>
          <table:table-cell table:style-name="ce27" table:formula="of:=ABS([.F469]/[.B$4])" office:value-type="percentage" office:value="0.00989754864486814" calcext:value-type="percentage">
            <text:p>0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table:style-name="ce9" table:formula="of:=[.A470]*90/(256)" office:value-type="float" office:value="164.1796875" calcext:value-type="float">
            <text:p>164.18º</text:p>
          </table:table-cell>
          <table:table-cell table:style-name="ce14" table:formula="of:=ROUND([.C$1]*SIN([.B470]*PI()/180);0)" office:value-type="float" office:value="279" calcext:value-type="float">
            <text:p>279</text:p>
          </table:table-cell>
          <table:table-cell table:style-name="ce14" table:formula="of:=ROUND([.C$1]*SIN(([.B470]+90)*PI()/180);0)" office:value-type="float" office:value="-984" calcext:value-type="float">
            <text:p>-984</text:p>
          </table:table-cell>
          <table:table-cell table:style-name="ce9" table:formula="of:=MOD(ATAN2([.D470];[.C470])*180/PI()+360;360)" office:value-type="float" office:value="164.170026544699" calcext:value-type="float">
            <text:p>164.17º</text:p>
          </table:table-cell>
          <table:table-cell table:style-name="ce20" table:formula="of:=[.B470]-[.E470]" office:value-type="float" office:value="0.00966095530077382" calcext:value-type="float">
            <text:p>0.0097</text:p>
          </table:table-cell>
          <table:table-cell table:style-name="ce27" table:formula="of:=ABS([.F470]/[.B$4])" office:value-type="percentage" office:value="0.0274800506333122" calcext:value-type="percentage">
            <text:p>2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table:style-name="ce9" table:formula="of:=[.A471]*90/(256)" office:value-type="float" office:value="164.53125" calcext:value-type="float">
            <text:p>164.53º</text:p>
          </table:table-cell>
          <table:table-cell table:style-name="ce14" table:formula="of:=ROUND([.C$1]*SIN([.B471]*PI()/180);0)" office:value-type="float" office:value="273" calcext:value-type="float">
            <text:p>273</text:p>
          </table:table-cell>
          <table:table-cell table:style-name="ce14" table:formula="of:=ROUND([.C$1]*SIN(([.B471]+90)*PI()/180);0)" office:value-type="float" office:value="-986" calcext:value-type="float">
            <text:p>-986</text:p>
          </table:table-cell>
          <table:table-cell table:style-name="ce9" table:formula="of:=MOD(ATAN2([.D471];[.C471])*180/PI()+360;360)" office:value-type="float" office:value="164.523852811024" calcext:value-type="float">
            <text:p>164.52º</text:p>
          </table:table-cell>
          <table:table-cell table:style-name="ce20" table:formula="of:=[.B471]-[.E471]" office:value-type="float" office:value="0.00739718897591501" calcext:value-type="float">
            <text:p>0.0074</text:p>
          </table:table-cell>
          <table:table-cell table:style-name="ce27" table:formula="of:=ABS([.F471]/[.B$4])" office:value-type="percentage" office:value="0.0210408930870472" calcext:value-type="percentage">
            <text:p>2.1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table:style-name="ce9" table:formula="of:=[.A472]*90/(256)" office:value-type="float" office:value="164.8828125" calcext:value-type="float">
            <text:p>164.88º</text:p>
          </table:table-cell>
          <table:table-cell table:style-name="ce14" table:formula="of:=ROUND([.C$1]*SIN([.B472]*PI()/180);0)" office:value-type="float" office:value="267" calcext:value-type="float">
            <text:p>267</text:p>
          </table:table-cell>
          <table:table-cell table:style-name="ce14" table:formula="of:=ROUND([.C$1]*SIN(([.B472]+90)*PI()/180);0)" office:value-type="float" office:value="-988" calcext:value-type="float">
            <text:p>-988</text:p>
          </table:table-cell>
          <table:table-cell table:style-name="ce9" table:formula="of:=MOD(ATAN2([.D472];[.C472])*180/PI()+360;360)" office:value-type="float" office:value="164.877453349914" calcext:value-type="float">
            <text:p>164.88º</text:p>
          </table:table-cell>
          <table:table-cell table:style-name="ce20" table:formula="of:=[.B472]-[.E472]" office:value-type="float" office:value="0.00535915008640586" calcext:value-type="float">
            <text:p>0.0054</text:p>
          </table:table-cell>
          <table:table-cell table:style-name="ce27" table:formula="of:=ABS([.F472]/[.B$4])" office:value-type="percentage" office:value="0.0152438046902211" calcext:value-type="percentage">
            <text:p>1.5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table:style-name="ce9" table:formula="of:=[.A473]*90/(256)" office:value-type="float" office:value="165.234375" calcext:value-type="float">
            <text:p>165.23º</text:p>
          </table:table-cell>
          <table:table-cell table:style-name="ce14" table:formula="of:=ROUND([.C$1]*SIN([.B473]*PI()/180);0)" office:value-type="float" office:value="261" calcext:value-type="float">
            <text:p>261</text:p>
          </table:table-cell>
          <table:table-cell table:style-name="ce14" table:formula="of:=ROUND([.C$1]*SIN(([.B473]+90)*PI()/180);0)" office:value-type="float" office:value="-989" calcext:value-type="float">
            <text:p>-989</text:p>
          </table:table-cell>
          <table:table-cell table:style-name="ce9" table:formula="of:=MOD(ATAN2([.D473];[.C473])*180/PI()+360;360)" office:value-type="float" office:value="165.216521718495" calcext:value-type="float">
            <text:p>165.22º</text:p>
          </table:table-cell>
          <table:table-cell table:style-name="ce20" table:formula="of:=[.B473]-[.E473]" office:value-type="float" office:value="0.0178532815053813" calcext:value-type="float">
            <text:p>0.0179</text:p>
          </table:table-cell>
          <table:table-cell table:style-name="ce27" table:formula="of:=ABS([.F473]/[.B$4])" office:value-type="percentage" office:value="0.0507826673930847" calcext:value-type="percentage">
            <text:p>5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table:style-name="ce9" table:formula="of:=[.A474]*90/(256)" office:value-type="float" office:value="165.5859375" calcext:value-type="float">
            <text:p>165.59º</text:p>
          </table:table-cell>
          <table:table-cell table:style-name="ce14" table:formula="of:=ROUND([.C$1]*SIN([.B474]*PI()/180);0)" office:value-type="float" office:value="255" calcext:value-type="float">
            <text:p>255</text:p>
          </table:table-cell>
          <table:table-cell table:style-name="ce14" table:formula="of:=ROUND([.C$1]*SIN(([.B474]+90)*PI()/180);0)" office:value-type="float" office:value="-991" calcext:value-type="float">
            <text:p>-991</text:p>
          </table:table-cell>
          <table:table-cell table:style-name="ce9" table:formula="of:=MOD(ATAN2([.D474];[.C474])*180/PI()+360;360)" office:value-type="float" office:value="165.569930640091" calcext:value-type="float">
            <text:p>165.57º</text:p>
          </table:table-cell>
          <table:table-cell table:style-name="ce20" table:formula="of:=[.B474]-[.E474]" office:value-type="float" office:value="0.0160068599085434" calcext:value-type="float">
            <text:p>0.0160</text:p>
          </table:table-cell>
          <table:table-cell table:style-name="ce27" table:formula="of:=ABS([.F474]/[.B$4])" office:value-type="percentage" office:value="0.0455306237398569" calcext:value-type="percentage">
            <text:p>4.5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table:style-name="ce9" table:formula="of:=[.A475]*90/(256)" office:value-type="float" office:value="165.9375" calcext:value-type="float">
            <text:p>165.94º</text:p>
          </table:table-cell>
          <table:table-cell table:style-name="ce14" table:formula="of:=ROUND([.C$1]*SIN([.B475]*PI()/180);0)" office:value-type="float" office:value="249" calcext:value-type="float">
            <text:p>249</text:p>
          </table:table-cell>
          <table:table-cell table:style-name="ce14" table:formula="of:=ROUND([.C$1]*SIN(([.B475]+90)*PI()/180);0)" office:value-type="float" office:value="-992" calcext:value-type="float">
            <text:p>-992</text:p>
          </table:table-cell>
          <table:table-cell table:style-name="ce9" table:formula="of:=MOD(ATAN2([.D475];[.C475])*180/PI()+360;360)" office:value-type="float" office:value="165.909409117011" calcext:value-type="float">
            <text:p>165.91º</text:p>
          </table:table-cell>
          <table:table-cell table:style-name="ce20" table:formula="of:=[.B475]-[.E475]" office:value-type="float" office:value="0.0280908829888631" calcext:value-type="float">
            <text:p>0.0281</text:p>
          </table:table-cell>
          <table:table-cell table:style-name="ce27" table:formula="of:=ABS([.F475]/[.B$4])" office:value-type="percentage" office:value="0.0799029560572106" calcext:value-type="percentage">
            <text:p>7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table:style-name="ce9" table:formula="of:=[.A476]*90/(256)" office:value-type="float" office:value="166.2890625" calcext:value-type="float">
            <text:p>166.29º</text:p>
          </table:table-cell>
          <table:table-cell table:style-name="ce14" table:formula="of:=ROUND([.C$1]*SIN([.B476]*PI()/180);0)" office:value-type="float" office:value="242" calcext:value-type="float">
            <text:p>242</text:p>
          </table:table-cell>
          <table:table-cell table:style-name="ce14" table:formula="of:=ROUND([.C$1]*SIN(([.B476]+90)*PI()/180);0)" office:value-type="float" office:value="-994" calcext:value-type="float">
            <text:p>-994</text:p>
          </table:table-cell>
          <table:table-cell table:style-name="ce9" table:formula="of:=MOD(ATAN2([.D476];[.C476])*180/PI()+360;360)" office:value-type="float" office:value="166.316926612807" calcext:value-type="float">
            <text:p>166.32º</text:p>
          </table:table-cell>
          <table:table-cell table:style-name="ce20" table:formula="of:=[.B476]-[.E476]" office:value-type="float" office:value="-0.027864112807265" calcext:value-type="float">
            <text:p>-0.0279</text:p>
          </table:table-cell>
          <table:table-cell table:style-name="ce27" table:formula="of:=ABS([.F476]/[.B$4])" office:value-type="percentage" office:value="0.0792579208739982" calcext:value-type="percentage">
            <text:p>7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table:style-name="ce9" table:formula="of:=[.A477]*90/(256)" office:value-type="float" office:value="166.640625" calcext:value-type="float">
            <text:p>166.64º</text:p>
          </table:table-cell>
          <table:table-cell table:style-name="ce14" table:formula="of:=ROUND([.C$1]*SIN([.B477]*PI()/180);0)" office:value-type="float" office:value="236" calcext:value-type="float">
            <text:p>236</text:p>
          </table:table-cell>
          <table:table-cell table:style-name="ce14" table:formula="of:=ROUND([.C$1]*SIN(([.B477]+90)*PI()/180);0)" office:value-type="float" office:value="-995" calcext:value-type="float">
            <text:p>-995</text:p>
          </table:table-cell>
          <table:table-cell table:style-name="ce9" table:formula="of:=MOD(ATAN2([.D477];[.C477])*180/PI()+360;360)" office:value-type="float" office:value="166.656816834785" calcext:value-type="float">
            <text:p>166.66º</text:p>
          </table:table-cell>
          <table:table-cell table:style-name="ce20" table:formula="of:=[.B477]-[.E477]" office:value-type="float" office:value="-0.0161918347847632" calcext:value-type="float">
            <text:p>-0.0162</text:p>
          </table:table-cell>
          <table:table-cell table:style-name="ce27" table:formula="of:=ABS([.F477]/[.B$4])" office:value-type="percentage" office:value="0.0460567744988819" calcext:value-type="percentage">
            <text:p>4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table:style-name="ce9" table:formula="of:=[.A478]*90/(256)" office:value-type="float" office:value="166.9921875" calcext:value-type="float">
            <text:p>166.99º</text:p>
          </table:table-cell>
          <table:table-cell table:style-name="ce14" table:formula="of:=ROUND([.C$1]*SIN([.B478]*PI()/180);0)" office:value-type="float" office:value="230" calcext:value-type="float">
            <text:p>230</text:p>
          </table:table-cell>
          <table:table-cell table:style-name="ce14" table:formula="of:=ROUND([.C$1]*SIN(([.B478]+90)*PI()/180);0)" office:value-type="float" office:value="-997" calcext:value-type="float">
            <text:p>-997</text:p>
          </table:table-cell>
          <table:table-cell table:style-name="ce9" table:formula="of:=MOD(ATAN2([.D478];[.C478])*180/PI()+360;360)" office:value-type="float" office:value="167.009580393594" calcext:value-type="float">
            <text:p>167.01º</text:p>
          </table:table-cell>
          <table:table-cell table:style-name="ce20" table:formula="of:=[.B478]-[.E478]" office:value-type="float" office:value="-0.0173928935944332" calcext:value-type="float">
            <text:p>-0.0174</text:p>
          </table:table-cell>
          <table:table-cell table:style-name="ce27" table:formula="of:=ABS([.F478]/[.B$4])" office:value-type="percentage" office:value="0.0494731195574988" calcext:value-type="percentage">
            <text:p>4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table:style-name="ce9" table:formula="of:=[.A479]*90/(256)" office:value-type="float" office:value="167.34375" calcext:value-type="float">
            <text:p>167.34º</text:p>
          </table:table-cell>
          <table:table-cell table:style-name="ce14" table:formula="of:=ROUND([.C$1]*SIN([.B479]*PI()/180);0)" office:value-type="float" office:value="224" calcext:value-type="float">
            <text:p>224</text:p>
          </table:table-cell>
          <table:table-cell table:style-name="ce14" table:formula="of:=ROUND([.C$1]*SIN(([.B479]+90)*PI()/180);0)" office:value-type="float" office:value="-998" calcext:value-type="float">
            <text:p>-998</text:p>
          </table:table-cell>
          <table:table-cell table:style-name="ce9" table:formula="of:=MOD(ATAN2([.D479];[.C479])*180/PI()+360;360)" office:value-type="float" office:value="167.349674382886" calcext:value-type="float">
            <text:p>167.35º</text:p>
          </table:table-cell>
          <table:table-cell table:style-name="ce20" table:formula="of:=[.B479]-[.E479]" office:value-type="float" office:value="-0.00592438288572339" calcext:value-type="float">
            <text:p>-0.0059</text:p>
          </table:table-cell>
          <table:table-cell table:style-name="ce27" table:formula="of:=ABS([.F479]/[.B$4])" office:value-type="percentage" office:value="0.0168515779860576" calcext:value-type="percentage">
            <text:p>1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table:style-name="ce9" table:formula="of:=[.A480]*90/(256)" office:value-type="float" office:value="167.6953125" calcext:value-type="float">
            <text:p>167.70º</text:p>
          </table:table-cell>
          <table:table-cell table:style-name="ce14" table:formula="of:=ROUND([.C$1]*SIN([.B480]*PI()/180);0)" office:value-type="float" office:value="218" calcext:value-type="float">
            <text:p>218</text:p>
          </table:table-cell>
          <table:table-cell table:style-name="ce14" table:formula="of:=ROUND([.C$1]*SIN(([.B480]+90)*PI()/180);0)" office:value-type="float" office:value="-999" calcext:value-type="float">
            <text:p>-999</text:p>
          </table:table-cell>
          <table:table-cell table:style-name="ce9" table:formula="of:=MOD(ATAN2([.D480];[.C480])*180/PI()+360;360)" office:value-type="float" office:value="167.689993397857" calcext:value-type="float">
            <text:p>167.69º</text:p>
          </table:table-cell>
          <table:table-cell table:style-name="ce20" table:formula="of:=[.B480]-[.E480]" office:value-type="float" office:value="0.0053191021429484" calcext:value-type="float">
            <text:p>0.0053</text:p>
          </table:table-cell>
          <table:table-cell table:style-name="ce27" table:formula="of:=ABS([.F480]/[.B$4])" office:value-type="percentage" office:value="0.0151298905399421" calcext:value-type="percentage">
            <text:p>1.5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table:style-name="ce9" table:formula="of:=[.A481]*90/(256)" office:value-type="float" office:value="168.046875" calcext:value-type="float">
            <text:p>168.05º</text:p>
          </table:table-cell>
          <table:table-cell table:style-name="ce14" table:formula="of:=ROUND([.C$1]*SIN([.B481]*PI()/180);0)" office:value-type="float" office:value="212" calcext:value-type="float">
            <text:p>212</text:p>
          </table:table-cell>
          <table:table-cell table:style-name="ce14" table:formula="of:=ROUND([.C$1]*SIN(([.B481]+90)*PI()/180);0)" office:value-type="float" office:value="-1001" calcext:value-type="float">
            <text:p>-1001</text:p>
          </table:table-cell>
          <table:table-cell table:style-name="ce9" table:formula="of:=MOD(ATAN2([.D481];[.C481])*180/PI()+360;360)" office:value-type="float" office:value="168.042126777435" calcext:value-type="float">
            <text:p>168.04º</text:p>
          </table:table-cell>
          <table:table-cell table:style-name="ce20" table:formula="of:=[.B481]-[.E481]" office:value-type="float" office:value="0.00474822256455809" calcext:value-type="float">
            <text:p>0.0047</text:p>
          </table:table-cell>
          <table:table-cell table:style-name="ce27" table:formula="of:=ABS([.F481]/[.B$4])" office:value-type="percentage" office:value="0.013506055294743" calcext:value-type="percentage">
            <text:p>1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9" table:formula="of:=[.A482]*90/(256)" office:value-type="float" office:value="168.3984375" calcext:value-type="float">
            <text:p>168.40º</text:p>
          </table:table-cell>
          <table:table-cell table:style-name="ce14" table:formula="of:=ROUND([.C$1]*SIN([.B482]*PI()/180);0)" office:value-type="float" office:value="206" calcext:value-type="float">
            <text:p>206</text:p>
          </table:table-cell>
          <table:table-cell table:style-name="ce14" table:formula="of:=ROUND([.C$1]*SIN(([.B482]+90)*PI()/180);0)" office:value-type="float" office:value="-1002" calcext:value-type="float">
            <text:p>-1002</text:p>
          </table:table-cell>
          <table:table-cell table:style-name="ce9" table:formula="of:=MOD(ATAN2([.D482];[.C482])*180/PI()+360;360)" office:value-type="float" office:value="168.382501111732" calcext:value-type="float">
            <text:p>168.38º</text:p>
          </table:table-cell>
          <table:table-cell table:style-name="ce20" table:formula="of:=[.B482]-[.E482]" office:value-type="float" office:value="0.0159363882678463" calcext:value-type="float">
            <text:p>0.0159</text:p>
          </table:table-cell>
          <table:table-cell table:style-name="ce27" table:formula="of:=ABS([.F482]/[.B$4])" office:value-type="percentage" office:value="0.0453301710729849" calcext:value-type="percentage">
            <text:p>4.5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table:style-name="ce9" table:formula="of:=[.A483]*90/(256)" office:value-type="float" office:value="168.75" calcext:value-type="float">
            <text:p>168.75º</text:p>
          </table:table-cell>
          <table:table-cell table:style-name="ce14" table:formula="of:=ROUND([.C$1]*SIN([.B483]*PI()/180);0)" office:value-type="float" office:value="200" calcext:value-type="float">
            <text:p>200</text:p>
          </table:table-cell>
          <table:table-cell table:style-name="ce14" table:formula="of:=ROUND([.C$1]*SIN(([.B483]+90)*PI()/180);0)" office:value-type="float" office:value="-1003" calcext:value-type="float">
            <text:p>-1003</text:p>
          </table:table-cell>
          <table:table-cell table:style-name="ce9" table:formula="of:=MOD(ATAN2([.D483];[.C483])*180/PI()+360;360)" office:value-type="float" office:value="168.723027702313" calcext:value-type="float">
            <text:p>168.72º</text:p>
          </table:table-cell>
          <table:table-cell table:style-name="ce20" table:formula="of:=[.B483]-[.E483]" office:value-type="float" office:value="0.0269722976868252" calcext:value-type="float">
            <text:p>0.0270</text:p>
          </table:table-cell>
          <table:table-cell table:style-name="ce27" table:formula="of:=ABS([.F483]/[.B$4])" office:value-type="percentage" office:value="0.0767212023091916" calcext:value-type="percentage">
            <text:p>7.6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table:style-name="ce9" table:formula="of:=[.A484]*90/(256)" office:value-type="float" office:value="169.1015625" calcext:value-type="float">
            <text:p>169.10º</text:p>
          </table:table-cell>
          <table:table-cell table:style-name="ce14" table:formula="of:=ROUND([.C$1]*SIN([.B484]*PI()/180);0)" office:value-type="float" office:value="193" calcext:value-type="float">
            <text:p>193</text:p>
          </table:table-cell>
          <table:table-cell table:style-name="ce14" table:formula="of:=ROUND([.C$1]*SIN(([.B484]+90)*PI()/180);0)" office:value-type="float" office:value="-1005" calcext:value-type="float">
            <text:p>-1005</text:p>
          </table:table-cell>
          <table:table-cell table:style-name="ce9" table:formula="of:=MOD(ATAN2([.D484];[.C484])*180/PI()+360;360)" office:value-type="float" office:value="169.129275323923" calcext:value-type="float">
            <text:p>169.13º</text:p>
          </table:table-cell>
          <table:table-cell table:style-name="ce20" table:formula="of:=[.B484]-[.E484]" office:value-type="float" office:value="-0.0277128239229114" calcext:value-type="float">
            <text:p>-0.0277</text:p>
          </table:table-cell>
          <table:table-cell table:style-name="ce27" table:formula="of:=ABS([.F484]/[.B$4])" office:value-type="percentage" office:value="0.0788275880473925" calcext:value-type="percentage">
            <text:p>7.8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table:style-name="ce9" table:formula="of:=[.A485]*90/(256)" office:value-type="float" office:value="169.453125" calcext:value-type="float">
            <text:p>169.45º</text:p>
          </table:table-cell>
          <table:table-cell table:style-name="ce14" table:formula="of:=ROUND([.C$1]*SIN([.B485]*PI()/180);0)" office:value-type="float" office:value="187" calcext:value-type="float">
            <text:p>187</text:p>
          </table:table-cell>
          <table:table-cell table:style-name="ce14" table:formula="of:=ROUND([.C$1]*SIN(([.B485]+90)*PI()/180);0)" office:value-type="float" office:value="-1006" calcext:value-type="float">
            <text:p>-1006</text:p>
          </table:table-cell>
          <table:table-cell table:style-name="ce9" table:formula="of:=MOD(ATAN2([.D485];[.C485])*180/PI()+360;360)" office:value-type="float" office:value="169.46977793856" calcext:value-type="float">
            <text:p>169.47º</text:p>
          </table:table-cell>
          <table:table-cell table:style-name="ce20" table:formula="of:=[.B485]-[.E485]" office:value-type="float" office:value="-0.0166529385595595" calcext:value-type="float">
            <text:p>-0.0167</text:p>
          </table:table-cell>
          <table:table-cell table:style-name="ce27" table:formula="of:=ABS([.F485]/[.B$4])" office:value-type="percentage" office:value="0.0473683585694137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table:style-name="ce9" table:formula="of:=[.A486]*90/(256)" office:value-type="float" office:value="169.8046875" calcext:value-type="float">
            <text:p>169.80º</text:p>
          </table:table-cell>
          <table:table-cell table:style-name="ce14" table:formula="of:=ROUND([.C$1]*SIN([.B486]*PI()/180);0)" office:value-type="float" office:value="181" calcext:value-type="float">
            <text:p>181</text:p>
          </table:table-cell>
          <table:table-cell table:style-name="ce14" table:formula="of:=ROUND([.C$1]*SIN(([.B486]+90)*PI()/180);0)" office:value-type="float" office:value="-1007" calcext:value-type="float">
            <text:p>-1007</text:p>
          </table:table-cell>
          <table:table-cell table:style-name="ce9" table:formula="of:=MOD(ATAN2([.D486];[.C486])*180/PI()+360;360)" office:value-type="float" office:value="169.810356009855" calcext:value-type="float">
            <text:p>169.81º</text:p>
          </table:table-cell>
          <table:table-cell table:style-name="ce20" table:formula="of:=[.B486]-[.E486]" office:value-type="float" office:value="-0.00566850985489964" calcext:value-type="float">
            <text:p>-0.0057</text:p>
          </table:table-cell>
          <table:table-cell table:style-name="ce27" table:formula="of:=ABS([.F486]/[.B$4])" office:value-type="percentage" office:value="0.0161237613650479" calcext:value-type="percentage">
            <text:p>1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9" table:formula="of:=[.A487]*90/(256)" office:value-type="float" office:value="170.15625" calcext:value-type="float">
            <text:p>170.16º</text:p>
          </table:table-cell>
          <table:table-cell table:style-name="ce14" table:formula="of:=ROUND([.C$1]*SIN([.B487]*PI()/180);0)" office:value-type="float" office:value="175" calcext:value-type="float">
            <text:p>175</text:p>
          </table:table-cell>
          <table:table-cell table:style-name="ce14" table:formula="of:=ROUND([.C$1]*SIN(([.B487]+90)*PI()/180);0)" office:value-type="float" office:value="-1008" calcext:value-type="float">
            <text:p>-1008</text:p>
          </table:table-cell>
          <table:table-cell table:style-name="ce9" table:formula="of:=MOD(ATAN2([.D487];[.C487])*180/PI()+360;360)" office:value-type="float" office:value="170.150985488883" calcext:value-type="float">
            <text:p>170.15º</text:p>
          </table:table-cell>
          <table:table-cell table:style-name="ce20" table:formula="of:=[.B487]-[.E487]" office:value-type="float" office:value="0.00526451111704773" calcext:value-type="float">
            <text:p>0.0053</text:p>
          </table:table-cell>
          <table:table-cell table:style-name="ce27" table:formula="of:=ABS([.F487]/[.B$4])" office:value-type="percentage" office:value="0.0149746093996024" calcext:value-type="percentage">
            <text:p>1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5" calcext:value-type="float">
            <text:p>485</text:p>
          </table:table-cell>
          <table:table-cell table:style-name="ce9" table:formula="of:=[.A488]*90/(256)" office:value-type="float" office:value="170.5078125" calcext:value-type="float">
            <text:p>170.51º</text:p>
          </table:table-cell>
          <table:table-cell table:style-name="ce14" table:formula="of:=ROUND([.C$1]*SIN([.B488]*PI()/180);0)" office:value-type="float" office:value="169" calcext:value-type="float">
            <text:p>169</text:p>
          </table:table-cell>
          <table:table-cell table:style-name="ce14" table:formula="of:=ROUND([.C$1]*SIN(([.B488]+90)*PI()/180);0)" office:value-type="float" office:value="-1009" calcext:value-type="float">
            <text:p>-1009</text:p>
          </table:table-cell>
          <table:table-cell table:style-name="ce9" table:formula="of:=MOD(ATAN2([.D488];[.C488])*180/PI()+360;360)" office:value-type="float" office:value="170.491642304923" calcext:value-type="float">
            <text:p>170.49º</text:p>
          </table:table-cell>
          <table:table-cell table:style-name="ce20" table:formula="of:=[.B488]-[.E488]" office:value-type="float" office:value="0.0161701950765973" calcext:value-type="float">
            <text:p>0.0162</text:p>
          </table:table-cell>
          <table:table-cell table:style-name="ce27" table:formula="of:=ABS([.F488]/[.B$4])" office:value-type="percentage" office:value="0.0459952215512102" calcext:value-type="percentage">
            <text:p>4.6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table:style-name="ce9" table:formula="of:=[.A489]*90/(256)" office:value-type="float" office:value="170.859375" calcext:value-type="float">
            <text:p>170.86º</text:p>
          </table:table-cell>
          <table:table-cell table:style-name="ce14" table:formula="of:=ROUND([.C$1]*SIN([.B489]*PI()/180);0)" office:value-type="float" office:value="163" calcext:value-type="float">
            <text:p>163</text:p>
          </table:table-cell>
          <table:table-cell table:style-name="ce14" table:formula="of:=ROUND([.C$1]*SIN(([.B489]+90)*PI()/180);0)" office:value-type="float" office:value="-1010" calcext:value-type="float">
            <text:p>-1010</text:p>
          </table:table-cell>
          <table:table-cell table:style-name="ce9" table:formula="of:=MOD(ATAN2([.D489];[.C489])*180/PI()+360;360)" office:value-type="float" office:value="170.832302375662" calcext:value-type="float">
            <text:p>170.83º</text:p>
          </table:table-cell>
          <table:table-cell table:style-name="ce20" table:formula="of:=[.B489]-[.E489]" office:value-type="float" office:value="0.0270726243377339" calcext:value-type="float">
            <text:p>0.0271</text:p>
          </table:table-cell>
          <table:table-cell table:style-name="ce27" table:formula="of:=ABS([.F489]/[.B$4])" office:value-type="percentage" office:value="0.0770065758939988" calcext:value-type="percentage">
            <text:p>7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7" calcext:value-type="float">
            <text:p>487</text:p>
          </table:table-cell>
          <table:table-cell table:style-name="ce9" table:formula="of:=[.A490]*90/(256)" office:value-type="float" office:value="171.2109375" calcext:value-type="float">
            <text:p>171.21º</text:p>
          </table:table-cell>
          <table:table-cell table:style-name="ce14" table:formula="of:=ROUND([.C$1]*SIN([.B490]*PI()/180);0)" office:value-type="float" office:value="156" calcext:value-type="float">
            <text:p>156</text:p>
          </table:table-cell>
          <table:table-cell table:style-name="ce14" table:formula="of:=ROUND([.C$1]*SIN(([.B490]+90)*PI()/180);0)" office:value-type="float" office:value="-1011" calcext:value-type="float">
            <text:p>-1011</text:p>
          </table:table-cell>
          <table:table-cell table:style-name="ce9" table:formula="of:=MOD(ATAN2([.D490];[.C490])*180/PI()+360;360)" office:value-type="float" office:value="171.228287781719" calcext:value-type="float">
            <text:p>171.23º</text:p>
          </table:table-cell>
          <table:table-cell table:style-name="ce20" table:formula="of:=[.B490]-[.E490]" office:value-type="float" office:value="-0.0173502817189046" calcext:value-type="float">
            <text:p>-0.0174</text:p>
          </table:table-cell>
          <table:table-cell table:style-name="ce27" table:formula="of:=ABS([.F490]/[.B$4])" office:value-type="percentage" office:value="0.0493519124448843" calcext:value-type="percentage">
            <text:p>4.9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8" calcext:value-type="float">
            <text:p>488</text:p>
          </table:table-cell>
          <table:table-cell table:style-name="ce9" table:formula="of:=[.A491]*90/(256)" office:value-type="float" office:value="171.5625" calcext:value-type="float">
            <text:p>171.56º</text:p>
          </table:table-cell>
          <table:table-cell table:style-name="ce14" table:formula="of:=ROUND([.C$1]*SIN([.B491]*PI()/180);0)" office:value-type="float" office:value="150" calcext:value-type="float">
            <text:p>150</text:p>
          </table:table-cell>
          <table:table-cell table:style-name="ce14" table:formula="of:=ROUND([.C$1]*SIN(([.B491]+90)*PI()/180);0)" office:value-type="float" office:value="-1012" calcext:value-type="float">
            <text:p>-1012</text:p>
          </table:table-cell>
          <table:table-cell table:style-name="ce9" table:formula="of:=MOD(ATAN2([.D491];[.C491])*180/PI()+360;360)" office:value-type="float" office:value="171.568927284248" calcext:value-type="float">
            <text:p>171.57º</text:p>
          </table:table-cell>
          <table:table-cell table:style-name="ce20" table:formula="of:=[.B491]-[.E491]" office:value-type="float" office:value="-0.00642728424816141" calcext:value-type="float">
            <text:p>-0.0064</text:p>
          </table:table-cell>
          <table:table-cell table:style-name="ce27" table:formula="of:=ABS([.F491]/[.B$4])" office:value-type="percentage" office:value="0.018282052972548" calcext:value-type="percentage">
            <text:p>1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89" calcext:value-type="float">
            <text:p>489</text:p>
          </table:table-cell>
          <table:table-cell table:style-name="ce9" table:formula="of:=[.A492]*90/(256)" office:value-type="float" office:value="171.9140625" calcext:value-type="float">
            <text:p>171.91º</text:p>
          </table:table-cell>
          <table:table-cell table:style-name="ce14" table:formula="of:=ROUND([.C$1]*SIN([.B492]*PI()/180);0)" office:value-type="float" office:value="144" calcext:value-type="float">
            <text:p>144</text:p>
          </table:table-cell>
          <table:table-cell table:style-name="ce14" table:formula="of:=ROUND([.C$1]*SIN(([.B492]+90)*PI()/180);0)" office:value-type="float" office:value="-1013" calcext:value-type="float">
            <text:p>-1013</text:p>
          </table:table-cell>
          <table:table-cell table:style-name="ce9" table:formula="of:=MOD(ATAN2([.D492];[.C492])*180/PI()+360;360)" office:value-type="float" office:value="171.909493893523" calcext:value-type="float">
            <text:p>171.91º</text:p>
          </table:table-cell>
          <table:table-cell table:style-name="ce20" table:formula="of:=[.B492]-[.E492]" office:value-type="float" office:value="0.00456860647682333" calcext:value-type="float">
            <text:p>0.0046</text:p>
          </table:table-cell>
          <table:table-cell table:style-name="ce27" table:formula="of:=ABS([.F492]/[.B$4])" office:value-type="percentage" office:value="0.012995147311853" calcext:value-type="percentage">
            <text:p>1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0" calcext:value-type="float">
            <text:p>490</text:p>
          </table:table-cell>
          <table:table-cell table:style-name="ce9" table:formula="of:=[.A493]*90/(256)" office:value-type="float" office:value="172.265625" calcext:value-type="float">
            <text:p>172.27º</text:p>
          </table:table-cell>
          <table:table-cell table:style-name="ce14" table:formula="of:=ROUND([.C$1]*SIN([.B493]*PI()/180);0)" office:value-type="float" office:value="138" calcext:value-type="float">
            <text:p>138</text:p>
          </table:table-cell>
          <table:table-cell table:style-name="ce14" table:formula="of:=ROUND([.C$1]*SIN(([.B493]+90)*PI()/180);0)" office:value-type="float" office:value="-1014" calcext:value-type="float">
            <text:p>-1014</text:p>
          </table:table-cell>
          <table:table-cell table:style-name="ce9" table:formula="of:=MOD(ATAN2([.D493];[.C493])*180/PI()+360;360)" office:value-type="float" office:value="172.249963577081" calcext:value-type="float">
            <text:p>172.25º</text:p>
          </table:table-cell>
          <table:table-cell table:style-name="ce20" table:formula="of:=[.B493]-[.E493]" office:value-type="float" office:value="0.0156614229192655" calcext:value-type="float">
            <text:p>0.0157</text:p>
          </table:table-cell>
          <table:table-cell table:style-name="ce27" table:formula="of:=ABS([.F493]/[.B$4])" office:value-type="percentage" office:value="0.0445480474147997" calcext:value-type="percentage">
            <text:p>4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1" calcext:value-type="float">
            <text:p>491</text:p>
          </table:table-cell>
          <table:table-cell table:style-name="ce9" table:formula="of:=[.A494]*90/(256)" office:value-type="float" office:value="172.6171875" calcext:value-type="float">
            <text:p>172.62º</text:p>
          </table:table-cell>
          <table:table-cell table:style-name="ce14" table:formula="of:=ROUND([.C$1]*SIN([.B494]*PI()/180);0)" office:value-type="float" office:value="131" calcext:value-type="float">
            <text:p>131</text:p>
          </table:table-cell>
          <table:table-cell table:style-name="ce14" table:formula="of:=ROUND([.C$1]*SIN(([.B494]+90)*PI()/180);0)" office:value-type="float" office:value="-1015" calcext:value-type="float">
            <text:p>-1015</text:p>
          </table:table-cell>
          <table:table-cell table:style-name="ce9" table:formula="of:=MOD(ATAN2([.D494];[.C494])*180/PI()+360;360)" office:value-type="float" office:value="172.645829531305" calcext:value-type="float">
            <text:p>172.65º</text:p>
          </table:table-cell>
          <table:table-cell table:style-name="ce20" table:formula="of:=[.B494]-[.E494]" office:value-type="float" office:value="-0.0286420313047984" calcext:value-type="float">
            <text:p>-0.0286</text:p>
          </table:table-cell>
          <table:table-cell table:style-name="ce27" table:formula="of:=ABS([.F494]/[.B$4])" office:value-type="percentage" office:value="0.0814706668225376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2" calcext:value-type="float">
            <text:p>492</text:p>
          </table:table-cell>
          <table:table-cell table:style-name="ce9" table:formula="of:=[.A495]*90/(256)" office:value-type="float" office:value="172.96875" calcext:value-type="float">
            <text:p>172.97º</text:p>
          </table:table-cell>
          <table:table-cell table:style-name="ce14" table:formula="of:=ROUND([.C$1]*SIN([.B495]*PI()/180);0)" office:value-type="float" office:value="125" calcext:value-type="float">
            <text:p>125</text:p>
          </table:table-cell>
          <table:table-cell table:style-name="ce14" table:formula="of:=ROUND([.C$1]*SIN(([.B495]+90)*PI()/180);0)" office:value-type="float" office:value="-1015" calcext:value-type="float">
            <text:p>-1015</text:p>
          </table:table-cell>
          <table:table-cell table:style-name="ce9" table:formula="of:=MOD(ATAN2([.D495];[.C495])*180/PI()+360;360)" office:value-type="float" office:value="172.979220854799" calcext:value-type="float">
            <text:p>172.98º</text:p>
          </table:table-cell>
          <table:table-cell table:style-name="ce20" table:formula="of:=[.B495]-[.E495]" office:value-type="float" office:value="-0.0104708547987684" calcext:value-type="float">
            <text:p>-0.0105</text:p>
          </table:table-cell>
          <table:table-cell table:style-name="ce27" table:formula="of:=ABS([.F495]/[.B$4])" office:value-type="percentage" office:value="0.0297837647609413" calcext:value-type="percentage">
            <text:p>2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3" calcext:value-type="float">
            <text:p>493</text:p>
          </table:table-cell>
          <table:table-cell table:style-name="ce9" table:formula="of:=[.A496]*90/(256)" office:value-type="float" office:value="173.3203125" calcext:value-type="float">
            <text:p>173.32º</text:p>
          </table:table-cell>
          <table:table-cell table:style-name="ce14" table:formula="of:=ROUND([.C$1]*SIN([.B496]*PI()/180);0)" office:value-type="float" office:value="119" calcext:value-type="float">
            <text:p>119</text:p>
          </table:table-cell>
          <table:table-cell table:style-name="ce14" table:formula="of:=ROUND([.C$1]*SIN(([.B496]+90)*PI()/180);0)" office:value-type="float" office:value="-1016" calcext:value-type="float">
            <text:p>-1016</text:p>
          </table:table-cell>
          <table:table-cell table:style-name="ce9" table:formula="of:=MOD(ATAN2([.D496];[.C496])*180/PI()+360;360)" office:value-type="float" office:value="173.319612762215" calcext:value-type="float">
            <text:p>173.32º</text:p>
          </table:table-cell>
          <table:table-cell table:style-name="ce20" table:formula="of:=[.B496]-[.E496]" office:value-type="float" office:value="0.000699737784998433" calcext:value-type="float">
            <text:p>0.0007</text:p>
          </table:table-cell>
          <table:table-cell table:style-name="ce27" table:formula="of:=ABS([.F496]/[.B$4])" office:value-type="percentage" office:value="0.00199036525510665" calcext:value-type="percentage">
            <text:p>0.2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4" calcext:value-type="float">
            <text:p>494</text:p>
          </table:table-cell>
          <table:table-cell table:style-name="ce9" table:formula="of:=[.A497]*90/(256)" office:value-type="float" office:value="173.671875" calcext:value-type="float">
            <text:p>173.67º</text:p>
          </table:table-cell>
          <table:table-cell table:style-name="ce14" table:formula="of:=ROUND([.C$1]*SIN([.B497]*PI()/180);0)" office:value-type="float" office:value="113" calcext:value-type="float">
            <text:p>113</text:p>
          </table:table-cell>
          <table:table-cell table:style-name="ce14" table:formula="of:=ROUND([.C$1]*SIN(([.B497]+90)*PI()/180);0)" office:value-type="float" office:value="-1017" calcext:value-type="float">
            <text:p>-1017</text:p>
          </table:table-cell>
          <table:table-cell table:style-name="ce9" table:formula="of:=MOD(ATAN2([.D497];[.C497])*180/PI()+360;360)" office:value-type="float" office:value="173.65980825409" calcext:value-type="float">
            <text:p>173.66º</text:p>
          </table:table-cell>
          <table:table-cell table:style-name="ce20" table:formula="of:=[.B497]-[.E497]" office:value-type="float" office:value="0.0120667459099195" calcext:value-type="float">
            <text:p>0.0121</text:p>
          </table:table-cell>
          <table:table-cell table:style-name="ce27" table:formula="of:=ABS([.F497]/[.B$4])" office:value-type="percentage" office:value="0.0343231883659933" calcext:value-type="percentage">
            <text:p>3.4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5" calcext:value-type="float">
            <text:p>495</text:p>
          </table:table-cell>
          <table:table-cell table:style-name="ce9" table:formula="of:=[.A498]*90/(256)" office:value-type="float" office:value="174.0234375" calcext:value-type="float">
            <text:p>174.02º</text:p>
          </table:table-cell>
          <table:table-cell table:style-name="ce14" table:formula="of:=ROUND([.C$1]*SIN([.B498]*PI()/180);0)" office:value-type="float" office:value="107" calcext:value-type="float">
            <text:p>107</text:p>
          </table:table-cell>
          <table:table-cell table:style-name="ce14" table:formula="of:=ROUND([.C$1]*SIN(([.B498]+90)*PI()/180);0)" office:value-type="float" office:value="-1017" calcext:value-type="float">
            <text:p>-1017</text:p>
          </table:table-cell>
          <table:table-cell table:style-name="ce9" table:formula="of:=MOD(ATAN2([.D498];[.C498])*180/PI()+360;360)" office:value-type="float" office:value="173.993926723033" calcext:value-type="float">
            <text:p>173.99º</text:p>
          </table:table-cell>
          <table:table-cell table:style-name="ce20" table:formula="of:=[.B498]-[.E498]" office:value-type="float" office:value="0.0295107769671858" calcext:value-type="float">
            <text:p>0.0295</text:p>
          </table:table-cell>
          <table:table-cell table:style-name="ce27" table:formula="of:=ABS([.F498]/[.B$4])" office:value-type="percentage" office:value="0.0839417655955509" calcext:value-type="percentage">
            <text:p>8.3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table:style-name="ce9" table:formula="of:=[.A499]*90/(256)" office:value-type="float" office:value="174.375" calcext:value-type="float">
            <text:p>174.38º</text:p>
          </table:table-cell>
          <table:table-cell table:style-name="ce14" table:formula="of:=ROUND([.C$1]*SIN([.B499]*PI()/180);0)" office:value-type="float" office:value="100" calcext:value-type="float">
            <text:p>100</text:p>
          </table:table-cell>
          <table:table-cell table:style-name="ce14" table:formula="of:=ROUND([.C$1]*SIN(([.B499]+90)*PI()/180);0)" office:value-type="float" office:value="-1018" calcext:value-type="float">
            <text:p>-1018</text:p>
          </table:table-cell>
          <table:table-cell table:style-name="ce9" table:formula="of:=MOD(ATAN2([.D499];[.C499])*180/PI()+360;360)" office:value-type="float" office:value="174.389730109315" calcext:value-type="float">
            <text:p>174.39º</text:p>
          </table:table-cell>
          <table:table-cell table:style-name="ce20" table:formula="of:=[.B499]-[.E499]" office:value-type="float" office:value="-0.0147301093152237" calcext:value-type="float">
            <text:p>-0.0147</text:p>
          </table:table-cell>
          <table:table-cell table:style-name="ce27" table:formula="of:=ABS([.F499]/[.B$4])" office:value-type="percentage" office:value="0.041898977607747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table:style-name="ce9" table:formula="of:=[.A500]*90/(256)" office:value-type="float" office:value="174.7265625" calcext:value-type="float">
            <text:p>174.73º</text:p>
          </table:table-cell>
          <table:table-cell table:style-name="ce14" table:formula="of:=ROUND([.C$1]*SIN([.B500]*PI()/180);0)" office:value-type="float" office:value="94" calcext:value-type="float">
            <text:p>94</text:p>
          </table:table-cell>
          <table:table-cell table:style-name="ce14" table:formula="of:=ROUND([.C$1]*SIN(([.B500]+90)*PI()/180);0)" office:value-type="float" office:value="-1019" calcext:value-type="float">
            <text:p>-1019</text:p>
          </table:table-cell>
          <table:table-cell table:style-name="ce9" table:formula="of:=MOD(ATAN2([.D500];[.C500])*180/PI()+360;360)" office:value-type="float" office:value="174.729534979006" calcext:value-type="float">
            <text:p>174.73º</text:p>
          </table:table-cell>
          <table:table-cell table:style-name="ce20" table:formula="of:=[.B500]-[.E500]" office:value-type="float" office:value="-0.00297247900630282" calcext:value-type="float">
            <text:p>-0.0030</text:p>
          </table:table-cell>
          <table:table-cell table:style-name="ce27" table:formula="of:=ABS([.F500]/[.B$4])" office:value-type="percentage" office:value="0.0084550513957058" calcext:value-type="percentage">
            <text:p>0.8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table:style-name="ce9" table:formula="of:=[.A501]*90/(256)" office:value-type="float" office:value="175.078125" calcext:value-type="float">
            <text:p>175.08º</text:p>
          </table:table-cell>
          <table:table-cell table:style-name="ce14" table:formula="of:=ROUND([.C$1]*SIN([.B501]*PI()/180);0)" office:value-type="float" office:value="88" calcext:value-type="float">
            <text:p>88</text:p>
          </table:table-cell>
          <table:table-cell table:style-name="ce14" table:formula="of:=ROUND([.C$1]*SIN(([.B501]+90)*PI()/180);0)" office:value-type="float" office:value="-1019" calcext:value-type="float">
            <text:p>-1019</text:p>
          </table:table-cell>
          <table:table-cell table:style-name="ce9" table:formula="of:=MOD(ATAN2([.D501];[.C501])*180/PI()+360;360)" office:value-type="float" office:value="175.064229577196" calcext:value-type="float">
            <text:p>175.06º</text:p>
          </table:table-cell>
          <table:table-cell table:style-name="ce20" table:formula="of:=[.B501]-[.E501]" office:value-type="float" office:value="0.0138954228042394" calcext:value-type="float">
            <text:p>0.0139</text:p>
          </table:table-cell>
          <table:table-cell table:style-name="ce27" table:formula="of:=ABS([.F501]/[.B$4])" office:value-type="percentage" office:value="0.0395247581987254" calcext:value-type="percentage">
            <text:p>3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499" calcext:value-type="float">
            <text:p>499</text:p>
          </table:table-cell>
          <table:table-cell table:style-name="ce9" table:formula="of:=[.A502]*90/(256)" office:value-type="float" office:value="175.4296875" calcext:value-type="float">
            <text:p>175.43º</text:p>
          </table:table-cell>
          <table:table-cell table:style-name="ce14" table:formula="of:=ROUND([.C$1]*SIN([.B502]*PI()/180);0)" office:value-type="float" office:value="82" calcext:value-type="float">
            <text:p>82</text:p>
          </table:table-cell>
          <table:table-cell table:style-name="ce14" table:formula="of:=ROUND([.C$1]*SIN(([.B502]+90)*PI()/180);0)" office:value-type="float" office:value="-1020" calcext:value-type="float">
            <text:p>-1020</text:p>
          </table:table-cell>
          <table:table-cell table:style-name="ce9" table:formula="of:=MOD(ATAN2([.D502];[.C502])*180/PI()+360;360)" office:value-type="float" office:value="175.403753390733" calcext:value-type="float">
            <text:p>175.40º</text:p>
          </table:table-cell>
          <table:table-cell table:style-name="ce20" table:formula="of:=[.B502]-[.E502]" office:value-type="float" office:value="0.0259341092670411" calcext:value-type="float">
            <text:p>0.0259</text:p>
          </table:table-cell>
          <table:table-cell table:style-name="ce27" table:formula="of:=ABS([.F502]/[.B$4])" office:value-type="percentage" office:value="0.0737681330262502" calcext:value-type="percentage">
            <text:p>7.3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table:style-name="ce9" table:formula="of:=[.A503]*90/(256)" office:value-type="float" office:value="175.78125" calcext:value-type="float">
            <text:p>175.78º</text:p>
          </table:table-cell>
          <table:table-cell table:style-name="ce14" table:formula="of:=ROUND([.C$1]*SIN([.B503]*PI()/180);0)" office:value-type="float" office:value="75" calcext:value-type="float">
            <text:p>75</text:p>
          </table:table-cell>
          <table:table-cell table:style-name="ce14" table:formula="of:=ROUND([.C$1]*SIN(([.B503]+90)*PI()/180);0)" office:value-type="float" office:value="-1020" calcext:value-type="float">
            <text:p>-1020</text:p>
          </table:table-cell>
          <table:table-cell table:style-name="ce9" table:formula="of:=MOD(ATAN2([.D503];[.C503])*180/PI()+360;360)" office:value-type="float" office:value="175.794642998291" calcext:value-type="float">
            <text:p>175.79º</text:p>
          </table:table-cell>
          <table:table-cell table:style-name="ce20" table:formula="of:=[.B503]-[.E503]" office:value-type="float" office:value="-0.0133929982914651" calcext:value-type="float">
            <text:p>-0.0134</text:p>
          </table:table-cell>
          <table:table-cell table:style-name="ce27" table:formula="of:=ABS([.F503]/[.B$4])" office:value-type="percentage" office:value="0.0380956395846119" calcext:value-type="percentage">
            <text:p>3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1" calcext:value-type="float">
            <text:p>501</text:p>
          </table:table-cell>
          <table:table-cell table:style-name="ce9" table:formula="of:=[.A504]*90/(256)" office:value-type="float" office:value="176.1328125" calcext:value-type="float">
            <text:p>176.13º</text:p>
          </table:table-cell>
          <table:table-cell table:style-name="ce14" table:formula="of:=ROUND([.C$1]*SIN([.B504]*PI()/180);0)" office:value-type="float" office:value="69" calcext:value-type="float">
            <text:p>69</text:p>
          </table:table-cell>
          <table:table-cell table:style-name="ce14" table:formula="of:=ROUND([.C$1]*SIN(([.B504]+90)*PI()/180);0)" office:value-type="float" office:value="-1021" calcext:value-type="float">
            <text:p>-1021</text:p>
          </table:table-cell>
          <table:table-cell table:style-name="ce9" table:formula="of:=MOD(ATAN2([.D504];[.C504])*180/PI()+360;360)" office:value-type="float" office:value="176.133783935097" calcext:value-type="float">
            <text:p>176.13º</text:p>
          </table:table-cell>
          <table:table-cell table:style-name="ce20" table:formula="of:=[.B504]-[.E504]" office:value-type="float" office:value="-0.000971435096857931" calcext:value-type="float">
            <text:p>-0.0010</text:p>
          </table:table-cell>
          <table:table-cell table:style-name="ce27" table:formula="of:=ABS([.F504]/[.B$4])" office:value-type="percentage" office:value="0.00276319316439589" calcext:value-type="percentage">
            <text:p>0.2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2" calcext:value-type="float">
            <text:p>502</text:p>
          </table:table-cell>
          <table:table-cell table:style-name="ce9" table:formula="of:=[.A505]*90/(256)" office:value-type="float" office:value="176.484375" calcext:value-type="float">
            <text:p>176.48º</text:p>
          </table:table-cell>
          <table:table-cell table:style-name="ce14" table:formula="of:=ROUND([.C$1]*SIN([.B505]*PI()/180);0)" office:value-type="float" office:value="63" calcext:value-type="float">
            <text:p>63</text:p>
          </table:table-cell>
          <table:table-cell table:style-name="ce14" table:formula="of:=ROUND([.C$1]*SIN(([.B505]+90)*PI()/180);0)" office:value-type="float" office:value="-1021" calcext:value-type="float">
            <text:p>-1021</text:p>
          </table:table-cell>
          <table:table-cell table:style-name="ce9" table:formula="of:=MOD(ATAN2([.D505];[.C505])*180/PI()+360;360)" office:value-type="float" office:value="176.469085771209" calcext:value-type="float">
            <text:p>176.47º</text:p>
          </table:table-cell>
          <table:table-cell table:style-name="ce20" table:formula="of:=[.B505]-[.E505]" office:value-type="float" office:value="0.015289228790607" calcext:value-type="float">
            <text:p>0.0153</text:p>
          </table:table-cell>
          <table:table-cell table:style-name="ce27" table:formula="of:=ABS([.F505]/[.B$4])" office:value-type="percentage" office:value="0.0434893618932822" calcext:value-type="percentage">
            <text:p>4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3" calcext:value-type="float">
            <text:p>503</text:p>
          </table:table-cell>
          <table:table-cell table:style-name="ce9" table:formula="of:=[.A506]*90/(256)" office:value-type="float" office:value="176.8359375" calcext:value-type="float">
            <text:p>176.84º</text:p>
          </table:table-cell>
          <table:table-cell table:style-name="ce14" table:formula="of:=ROUND([.C$1]*SIN([.B506]*PI()/180);0)" office:value-type="float" office:value="56" calcext:value-type="float">
            <text:p>56</text:p>
          </table:table-cell>
          <table:table-cell table:style-name="ce14" table:formula="of:=ROUND([.C$1]*SIN(([.B506]+90)*PI()/180);0)" office:value-type="float" office:value="-1021" calcext:value-type="float">
            <text:p>-1021</text:p>
          </table:table-cell>
          <table:table-cell table:style-name="ce9" table:formula="of:=MOD(ATAN2([.D506];[.C506])*180/PI()+360;360)" office:value-type="float" office:value="176.86057592387" calcext:value-type="float">
            <text:p>176.86º</text:p>
          </table:table-cell>
          <table:table-cell table:style-name="ce20" table:formula="of:=[.B506]-[.E506]" office:value-type="float" office:value="-0.0246384238696464" calcext:value-type="float">
            <text:p>-0.0246</text:p>
          </table:table-cell>
          <table:table-cell table:style-name="ce27" table:formula="of:=ABS([.F506]/[.B$4])" office:value-type="percentage" office:value="0.0700826278958832" calcext:value-type="percentage">
            <text:p>7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4" calcext:value-type="float">
            <text:p>504</text:p>
          </table:table-cell>
          <table:table-cell table:style-name="ce9" table:formula="of:=[.A507]*90/(256)" office:value-type="float" office:value="177.1875" calcext:value-type="float">
            <text:p>177.19º</text:p>
          </table:table-cell>
          <table:table-cell table:style-name="ce14" table:formula="of:=ROUND([.C$1]*SIN([.B507]*PI()/180);0)" office:value-type="float" office:value="50" calcext:value-type="float">
            <text:p>50</text:p>
          </table:table-cell>
          <table:table-cell table:style-name="ce14" table:formula="of:=ROUND([.C$1]*SIN(([.B507]+90)*PI()/180);0)" office:value-type="float" office:value="-1022" calcext:value-type="float">
            <text:p>-1022</text:p>
          </table:table-cell>
          <table:table-cell table:style-name="ce9" table:formula="of:=MOD(ATAN2([.D507];[.C507])*180/PI()+360;360)" office:value-type="float" office:value="177.199112912732" calcext:value-type="float">
            <text:p>177.20º</text:p>
          </table:table-cell>
          <table:table-cell table:style-name="ce20" table:formula="of:=[.B507]-[.E507]" office:value-type="float" office:value="-0.0116129127320619" calcext:value-type="float">
            <text:p>-0.0116</text:p>
          </table:table-cell>
          <table:table-cell table:style-name="ce27" table:formula="of:=ABS([.F507]/[.B$4])" office:value-type="percentage" office:value="0.0330322851045316" calcext:value-type="percentage">
            <text:p>3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5" calcext:value-type="float">
            <text:p>505</text:p>
          </table:table-cell>
          <table:table-cell table:style-name="ce9" table:formula="of:=[.A508]*90/(256)" office:value-type="float" office:value="177.5390625" calcext:value-type="float">
            <text:p>177.54º</text:p>
          </table:table-cell>
          <table:table-cell table:style-name="ce14" table:formula="of:=ROUND([.C$1]*SIN([.B508]*PI()/180);0)" office:value-type="float" office:value="44" calcext:value-type="float">
            <text:p>44</text:p>
          </table:table-cell>
          <table:table-cell table:style-name="ce14" table:formula="of:=ROUND([.C$1]*SIN(([.B508]+90)*PI()/180);0)" office:value-type="float" office:value="-1022" calcext:value-type="float">
            <text:p>-1022</text:p>
          </table:table-cell>
          <table:table-cell table:style-name="ce9" table:formula="of:=MOD(ATAN2([.D508];[.C508])*180/PI()+360;360)" office:value-type="float" office:value="177.534776494591" calcext:value-type="float">
            <text:p>177.53º</text:p>
          </table:table-cell>
          <table:table-cell table:style-name="ce20" table:formula="of:=[.B508]-[.E508]" office:value-type="float" office:value="0.00428600540919888" calcext:value-type="float">
            <text:p>0.0043</text:p>
          </table:table-cell>
          <table:table-cell table:style-name="ce27" table:formula="of:=ABS([.F508]/[.B$4])" office:value-type="percentage" office:value="0.0121913042750546" calcext:value-type="percentage">
            <text:p>1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6" calcext:value-type="float">
            <text:p>506</text:p>
          </table:table-cell>
          <table:table-cell table:style-name="ce9" table:formula="of:=[.A509]*90/(256)" office:value-type="float" office:value="177.890625" calcext:value-type="float">
            <text:p>177.89º</text:p>
          </table:table-cell>
          <table:table-cell table:style-name="ce14" table:formula="of:=ROUND([.C$1]*SIN([.B509]*PI()/180);0)" office:value-type="float" office:value="38" calcext:value-type="float">
            <text:p>38</text:p>
          </table:table-cell>
          <table:table-cell table:style-name="ce14" table:formula="of:=ROUND([.C$1]*SIN(([.B509]+90)*PI()/180);0)" office:value-type="float" office:value="-1022" calcext:value-type="float">
            <text:p>-1022</text:p>
          </table:table-cell>
          <table:table-cell table:style-name="ce9" table:formula="of:=MOD(ATAN2([.D509];[.C509])*180/PI()+360;360)" office:value-type="float" office:value="177.870609483606" calcext:value-type="float">
            <text:p>177.87º</text:p>
          </table:table-cell>
          <table:table-cell table:style-name="ce20" table:formula="of:=[.B509]-[.E509]" office:value-type="float" office:value="0.0200155163940963" calcext:value-type="float">
            <text:p>0.0200</text:p>
          </table:table-cell>
          <table:table-cell table:style-name="ce27" table:formula="of:=ABS([.F509]/[.B$4])" office:value-type="percentage" office:value="0.0569330244098738" calcext:value-type="percentage">
            <text:p>5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7" calcext:value-type="float">
            <text:p>507</text:p>
          </table:table-cell>
          <table:table-cell table:style-name="ce9" table:formula="of:=[.A510]*90/(256)" office:value-type="float" office:value="178.2421875" calcext:value-type="float">
            <text:p>178.24º</text:p>
          </table:table-cell>
          <table:table-cell table:style-name="ce14" table:formula="of:=ROUND([.C$1]*SIN([.B510]*PI()/180);0)" office:value-type="float" office:value="31" calcext:value-type="float">
            <text:p>31</text:p>
          </table:table-cell>
          <table:table-cell table:style-name="ce14" table:formula="of:=ROUND([.C$1]*SIN(([.B510]+90)*PI()/180);0)" office:value-type="float" office:value="-1023" calcext:value-type="float">
            <text:p>-1023</text:p>
          </table:table-cell>
          <table:table-cell table:style-name="ce9" table:formula="of:=MOD(ATAN2([.D510];[.C510])*180/PI()+360;360)" office:value-type="float" office:value="178.264295411072" calcext:value-type="float">
            <text:p>178.26º</text:p>
          </table:table-cell>
          <table:table-cell table:style-name="ce20" table:formula="of:=[.B510]-[.E510]" office:value-type="float" office:value="-0.0221079110715436" calcext:value-type="float">
            <text:p>-0.0221</text:p>
          </table:table-cell>
          <table:table-cell table:style-name="ce27" table:formula="of:=ABS([.F510]/[.B$4])" office:value-type="percentage" office:value="0.0628847248257241" calcext:value-type="percentage">
            <text:p>6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8" calcext:value-type="float">
            <text:p>508</text:p>
          </table:table-cell>
          <table:table-cell table:style-name="ce9" table:formula="of:=[.A511]*90/(256)" office:value-type="float" office:value="178.59375" calcext:value-type="float">
            <text:p>178.59º</text:p>
          </table:table-cell>
          <table:table-cell table:style-name="ce14" table:formula="of:=ROUND([.C$1]*SIN([.B511]*PI()/180);0)" office:value-type="float" office:value="25" calcext:value-type="float">
            <text:p>25</text:p>
          </table:table-cell>
          <table:table-cell table:style-name="ce14" table:formula="of:=ROUND([.C$1]*SIN(([.B511]+90)*PI()/180);0)" office:value-type="float" office:value="-1023" calcext:value-type="float">
            <text:p>-1023</text:p>
          </table:table-cell>
          <table:table-cell table:style-name="ce9" table:formula="of:=MOD(ATAN2([.D511];[.C511])*180/PI()+360;360)" office:value-type="float" office:value="178.600088521909" calcext:value-type="float">
            <text:p>178.60º</text:p>
          </table:table-cell>
          <table:table-cell table:style-name="ce20" table:formula="of:=[.B511]-[.E511]" office:value-type="float" office:value="-0.00633852190924245" calcext:value-type="float">
            <text:p>-0.0063</text:p>
          </table:table-cell>
          <table:table-cell table:style-name="ce27" table:formula="of:=ABS([.F511]/[.B$4])" office:value-type="percentage" office:value="0.0180295734307341" calcext:value-type="percentage">
            <text:p>1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09" calcext:value-type="float">
            <text:p>509</text:p>
          </table:table-cell>
          <table:table-cell table:style-name="ce9" table:formula="of:=[.A512]*90/(256)" office:value-type="float" office:value="178.9453125" calcext:value-type="float">
            <text:p>178.95º</text:p>
          </table:table-cell>
          <table:table-cell table:style-name="ce14" table:formula="of:=ROUND([.C$1]*SIN([.B512]*PI()/180);0)" office:value-type="float" office:value="19" calcext:value-type="float">
            <text:p>19</text:p>
          </table:table-cell>
          <table:table-cell table:style-name="ce14" table:formula="of:=ROUND([.C$1]*SIN(([.B512]+90)*PI()/180);0)" office:value-type="float" office:value="-1023" calcext:value-type="float">
            <text:p>-1023</text:p>
          </table:table-cell>
          <table:table-cell table:style-name="ce9" table:formula="of:=MOD(ATAN2([.D512];[.C512])*180/PI()+360;360)" office:value-type="float" office:value="178.935977845966" calcext:value-type="float">
            <text:p>178.94º</text:p>
          </table:table-cell>
          <table:table-cell table:style-name="ce20" table:formula="of:=[.B512]-[.E512]" office:value-type="float" office:value="0.00933465403375067" calcext:value-type="float">
            <text:p>0.0093</text:p>
          </table:table-cell>
          <table:table-cell table:style-name="ce27" table:formula="of:=ABS([.F512]/[.B$4])" office:value-type="percentage" office:value="0.026551904807113" calcext:value-type="percentage">
            <text:p>2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table:style-name="ce9" table:formula="of:=[.A513]*90/(256)" office:value-type="float" office:value="179.296875" calcext:value-type="float">
            <text:p>179.30º</text:p>
          </table:table-cell>
          <table:table-cell table:style-name="ce14" table:formula="of:=ROUND([.C$1]*SIN([.B513]*PI()/180);0)" office:value-type="float" office:value="13" calcext:value-type="float">
            <text:p>13</text:p>
          </table:table-cell>
          <table:table-cell table:style-name="ce14" table:formula="of:=ROUND([.C$1]*SIN(([.B513]+90)*PI()/180);0)" office:value-type="float" office:value="-1023" calcext:value-type="float">
            <text:p>-1023</text:p>
          </table:table-cell>
          <table:table-cell table:style-name="ce9" table:formula="of:=MOD(ATAN2([.D513];[.C513])*180/PI()+360;360)" office:value-type="float" office:value="179.271940328952" calcext:value-type="float">
            <text:p>179.27º</text:p>
          </table:table-cell>
          <table:table-cell table:style-name="ce20" table:formula="of:=[.B513]-[.E513]" office:value-type="float" office:value="0.0249346710481859" calcext:value-type="float">
            <text:p>0.0249</text:p>
          </table:table-cell>
          <table:table-cell table:style-name="ce27" table:formula="of:=ABS([.F513]/[.B$4])" office:value-type="percentage" office:value="0.0709252865370622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1" calcext:value-type="float">
            <text:p>511</text:p>
          </table:table-cell>
          <table:table-cell table:style-name="ce9" table:formula="of:=[.A514]*90/(256)" office:value-type="float" office:value="179.6484375" calcext:value-type="float">
            <text:p>179.65º</text:p>
          </table:table-cell>
          <table:table-cell table:style-name="ce14" table:formula="of:=ROUND([.C$1]*SIN([.B514]*PI()/180);0)" office:value-type="float" office:value="6" calcext:value-type="float">
            <text:p>6</text:p>
          </table:table-cell>
          <table:table-cell table:style-name="ce14" table:formula="of:=ROUND([.C$1]*SIN(([.B514]+90)*PI()/180);0)" office:value-type="float" office:value="-1023" calcext:value-type="float">
            <text:p>-1023</text:p>
          </table:table-cell>
          <table:table-cell table:style-name="ce9" table:formula="of:=MOD(ATAN2([.D514];[.C514])*180/PI()+360;360)" office:value-type="float" office:value="179.663958225537" calcext:value-type="float">
            <text:p>179.66º</text:p>
          </table:table-cell>
          <table:table-cell table:style-name="ce20" table:formula="of:=[.B514]-[.E514]" office:value-type="float" office:value="-0.0155207255370442" calcext:value-type="float">
            <text:p>-0.0155</text:p>
          </table:table-cell>
          <table:table-cell table:style-name="ce27" table:formula="of:=ABS([.F514]/[.B$4])" office:value-type="percentage" office:value="0.0441478415275924" calcext:value-type="percentage">
            <text:p>4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table:style-name="ce9" table:formula="of:=[.A515]*90/(256)" office:value-type="float" office:value="180" calcext:value-type="float">
            <text:p>180.00º</text:p>
          </table:table-cell>
          <table:table-cell table:style-name="ce14" table:formula="of:=ROUND([.C$1]*SIN([.B515]*PI()/180);0)" office:value-type="float" office:value="0" calcext:value-type="float">
            <text:p>0</text:p>
          </table:table-cell>
          <table:table-cell table:style-name="ce14" table:formula="of:=ROUND([.C$1]*SIN(([.B515]+90)*PI()/180);0)" office:value-type="float" office:value="-1023" calcext:value-type="float">
            <text:p>-1023</text:p>
          </table:table-cell>
          <table:table-cell table:style-name="ce9" table:formula="of:=MOD(ATAN2([.D515];[.C515])*180/PI()+360;360)" office:value-type="float" office:value="180" calcext:value-type="float">
            <text:p>180.00º</text:p>
          </table:table-cell>
          <table:table-cell table:style-name="ce20" table:formula="of:=[.B515]-[.E515]" office:value-type="float" office:value="0" calcext:value-type="float">
            <text:p>0.0000</text:p>
          </table:table-cell>
          <table:table-cell table:style-name="ce27" table:formula="of:=ABS([.F515]/[.B$4])" office:value-type="percentage" office:value="0" calcext:value-type="percentage">
            <text:p>0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3" calcext:value-type="float">
            <text:p>513</text:p>
          </table:table-cell>
          <table:table-cell table:style-name="ce9" table:formula="of:=[.A516]*90/(256)" office:value-type="float" office:value="180.3515625" calcext:value-type="float">
            <text:p>180.35º</text:p>
          </table:table-cell>
          <table:table-cell table:style-name="ce14" table:formula="of:=ROUND([.C$1]*SIN([.B516]*PI()/180);0)" office:value-type="float" office:value="-6" calcext:value-type="float">
            <text:p>-6</text:p>
          </table:table-cell>
          <table:table-cell table:style-name="ce14" table:formula="of:=ROUND([.C$1]*SIN(([.B516]+90)*PI()/180);0)" office:value-type="float" office:value="-1023" calcext:value-type="float">
            <text:p>-1023</text:p>
          </table:table-cell>
          <table:table-cell table:style-name="ce9" table:formula="of:=MOD(ATAN2([.D516];[.C516])*180/PI()+360;360)" office:value-type="float" office:value="180.336041774463" calcext:value-type="float">
            <text:p>180.34º</text:p>
          </table:table-cell>
          <table:table-cell table:style-name="ce20" table:formula="of:=[.B516]-[.E516]" office:value-type="float" office:value="0.0155207255369874" calcext:value-type="float">
            <text:p>0.0155</text:p>
          </table:table-cell>
          <table:table-cell table:style-name="ce27" table:formula="of:=ABS([.F516]/[.B$4])" office:value-type="percentage" office:value="0.0441478415274307" calcext:value-type="percentage">
            <text:p>4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4" calcext:value-type="float">
            <text:p>514</text:p>
          </table:table-cell>
          <table:table-cell table:style-name="ce9" table:formula="of:=[.A517]*90/(256)" office:value-type="float" office:value="180.703125" calcext:value-type="float">
            <text:p>180.70º</text:p>
          </table:table-cell>
          <table:table-cell table:style-name="ce14" table:formula="of:=ROUND([.C$1]*SIN([.B517]*PI()/180);0)" office:value-type="float" office:value="-13" calcext:value-type="float">
            <text:p>-13</text:p>
          </table:table-cell>
          <table:table-cell table:style-name="ce14" table:formula="of:=ROUND([.C$1]*SIN(([.B517]+90)*PI()/180);0)" office:value-type="float" office:value="-1023" calcext:value-type="float">
            <text:p>-1023</text:p>
          </table:table-cell>
          <table:table-cell table:style-name="ce9" table:formula="of:=MOD(ATAN2([.D517];[.C517])*180/PI()+360;360)" office:value-type="float" office:value="180.728059671048" calcext:value-type="float">
            <text:p>180.73º</text:p>
          </table:table-cell>
          <table:table-cell table:style-name="ce20" table:formula="of:=[.B517]-[.E517]" office:value-type="float" office:value="-0.0249346710481859" calcext:value-type="float">
            <text:p>-0.0249</text:p>
          </table:table-cell>
          <table:table-cell table:style-name="ce27" table:formula="of:=ABS([.F517]/[.B$4])" office:value-type="percentage" office:value="0.0709252865370622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5" calcext:value-type="float">
            <text:p>515</text:p>
          </table:table-cell>
          <table:table-cell table:style-name="ce9" table:formula="of:=[.A518]*90/(256)" office:value-type="float" office:value="181.0546875" calcext:value-type="float">
            <text:p>181.05º</text:p>
          </table:table-cell>
          <table:table-cell table:style-name="ce14" table:formula="of:=ROUND([.C$1]*SIN([.B518]*PI()/180);0)" office:value-type="float" office:value="-19" calcext:value-type="float">
            <text:p>-19</text:p>
          </table:table-cell>
          <table:table-cell table:style-name="ce14" table:formula="of:=ROUND([.C$1]*SIN(([.B518]+90)*PI()/180);0)" office:value-type="float" office:value="-1023" calcext:value-type="float">
            <text:p>-1023</text:p>
          </table:table-cell>
          <table:table-cell table:style-name="ce9" table:formula="of:=MOD(ATAN2([.D518];[.C518])*180/PI()+360;360)" office:value-type="float" office:value="181.064022154034" calcext:value-type="float">
            <text:p>181.06º</text:p>
          </table:table-cell>
          <table:table-cell table:style-name="ce20" table:formula="of:=[.B518]-[.E518]" office:value-type="float" office:value="-0.00933465403377909" calcext:value-type="float">
            <text:p>-0.0093</text:p>
          </table:table-cell>
          <table:table-cell table:style-name="ce27" table:formula="of:=ABS([.F518]/[.B$4])" office:value-type="percentage" office:value="0.0265519048071938" calcext:value-type="percentage">
            <text:p>2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6" calcext:value-type="float">
            <text:p>516</text:p>
          </table:table-cell>
          <table:table-cell table:style-name="ce9" table:formula="of:=[.A519]*90/(256)" office:value-type="float" office:value="181.40625" calcext:value-type="float">
            <text:p>181.41º</text:p>
          </table:table-cell>
          <table:table-cell table:style-name="ce14" table:formula="of:=ROUND([.C$1]*SIN([.B519]*PI()/180);0)" office:value-type="float" office:value="-25" calcext:value-type="float">
            <text:p>-25</text:p>
          </table:table-cell>
          <table:table-cell table:style-name="ce14" table:formula="of:=ROUND([.C$1]*SIN(([.B519]+90)*PI()/180);0)" office:value-type="float" office:value="-1023" calcext:value-type="float">
            <text:p>-1023</text:p>
          </table:table-cell>
          <table:table-cell table:style-name="ce9" table:formula="of:=MOD(ATAN2([.D519];[.C519])*180/PI()+360;360)" office:value-type="float" office:value="181.399911478091" calcext:value-type="float">
            <text:p>181.40º</text:p>
          </table:table-cell>
          <table:table-cell table:style-name="ce20" table:formula="of:=[.B519]-[.E519]" office:value-type="float" office:value="0.00633852190921402" calcext:value-type="float">
            <text:p>0.0063</text:p>
          </table:table-cell>
          <table:table-cell table:style-name="ce27" table:formula="of:=ABS([.F519]/[.B$4])" office:value-type="percentage" office:value="0.0180295734306532" calcext:value-type="percentage">
            <text:p>1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7" calcext:value-type="float">
            <text:p>517</text:p>
          </table:table-cell>
          <table:table-cell table:style-name="ce9" table:formula="of:=[.A520]*90/(256)" office:value-type="float" office:value="181.7578125" calcext:value-type="float">
            <text:p>181.76º</text:p>
          </table:table-cell>
          <table:table-cell table:style-name="ce14" table:formula="of:=ROUND([.C$1]*SIN([.B520]*PI()/180);0)" office:value-type="float" office:value="-31" calcext:value-type="float">
            <text:p>-31</text:p>
          </table:table-cell>
          <table:table-cell table:style-name="ce14" table:formula="of:=ROUND([.C$1]*SIN(([.B520]+90)*PI()/180);0)" office:value-type="float" office:value="-1023" calcext:value-type="float">
            <text:p>-1023</text:p>
          </table:table-cell>
          <table:table-cell table:style-name="ce9" table:formula="of:=MOD(ATAN2([.D520];[.C520])*180/PI()+360;360)" office:value-type="float" office:value="181.735704588928" calcext:value-type="float">
            <text:p>181.74º</text:p>
          </table:table-cell>
          <table:table-cell table:style-name="ce20" table:formula="of:=[.B520]-[.E520]" office:value-type="float" office:value="0.0221079110716005" calcext:value-type="float">
            <text:p>0.0221</text:p>
          </table:table-cell>
          <table:table-cell table:style-name="ce27" table:formula="of:=ABS([.F520]/[.B$4])" office:value-type="percentage" office:value="0.0628847248258858" calcext:value-type="percentage">
            <text:p>6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8" calcext:value-type="float">
            <text:p>518</text:p>
          </table:table-cell>
          <table:table-cell table:style-name="ce9" table:formula="of:=[.A521]*90/(256)" office:value-type="float" office:value="182.109375" calcext:value-type="float">
            <text:p>182.11º</text:p>
          </table:table-cell>
          <table:table-cell table:style-name="ce14" table:formula="of:=ROUND([.C$1]*SIN([.B521]*PI()/180);0)" office:value-type="float" office:value="-38" calcext:value-type="float">
            <text:p>-38</text:p>
          </table:table-cell>
          <table:table-cell table:style-name="ce14" table:formula="of:=ROUND([.C$1]*SIN(([.B521]+90)*PI()/180);0)" office:value-type="float" office:value="-1022" calcext:value-type="float">
            <text:p>-1022</text:p>
          </table:table-cell>
          <table:table-cell table:style-name="ce9" table:formula="of:=MOD(ATAN2([.D521];[.C521])*180/PI()+360;360)" office:value-type="float" office:value="182.129390516394" calcext:value-type="float">
            <text:p>182.13º</text:p>
          </table:table-cell>
          <table:table-cell table:style-name="ce20" table:formula="of:=[.B521]-[.E521]" office:value-type="float" office:value="-0.0200155163940394" calcext:value-type="float">
            <text:p>-0.0200</text:p>
          </table:table-cell>
          <table:table-cell table:style-name="ce27" table:formula="of:=ABS([.F521]/[.B$4])" office:value-type="percentage" office:value="0.0569330244097121" calcext:value-type="percentage">
            <text:p>5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19" calcext:value-type="float">
            <text:p>519</text:p>
          </table:table-cell>
          <table:table-cell table:style-name="ce9" table:formula="of:=[.A522]*90/(256)" office:value-type="float" office:value="182.4609375" calcext:value-type="float">
            <text:p>182.46º</text:p>
          </table:table-cell>
          <table:table-cell table:style-name="ce14" table:formula="of:=ROUND([.C$1]*SIN([.B522]*PI()/180);0)" office:value-type="float" office:value="-44" calcext:value-type="float">
            <text:p>-44</text:p>
          </table:table-cell>
          <table:table-cell table:style-name="ce14" table:formula="of:=ROUND([.C$1]*SIN(([.B522]+90)*PI()/180);0)" office:value-type="float" office:value="-1022" calcext:value-type="float">
            <text:p>-1022</text:p>
          </table:table-cell>
          <table:table-cell table:style-name="ce9" table:formula="of:=MOD(ATAN2([.D522];[.C522])*180/PI()+360;360)" office:value-type="float" office:value="182.465223505409" calcext:value-type="float">
            <text:p>182.47º</text:p>
          </table:table-cell>
          <table:table-cell table:style-name="ce20" table:formula="of:=[.B522]-[.E522]" office:value-type="float" office:value="-0.00428600540917046" calcext:value-type="float">
            <text:p>-0.0043</text:p>
          </table:table-cell>
          <table:table-cell table:style-name="ce27" table:formula="of:=ABS([.F522]/[.B$4])" office:value-type="percentage" office:value="0.0121913042749737" calcext:value-type="percentage">
            <text:p>1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0" calcext:value-type="float">
            <text:p>520</text:p>
          </table:table-cell>
          <table:table-cell table:style-name="ce9" table:formula="of:=[.A523]*90/(256)" office:value-type="float" office:value="182.8125" calcext:value-type="float">
            <text:p>182.81º</text:p>
          </table:table-cell>
          <table:table-cell table:style-name="ce14" table:formula="of:=ROUND([.C$1]*SIN([.B523]*PI()/180);0)" office:value-type="float" office:value="-50" calcext:value-type="float">
            <text:p>-50</text:p>
          </table:table-cell>
          <table:table-cell table:style-name="ce14" table:formula="of:=ROUND([.C$1]*SIN(([.B523]+90)*PI()/180);0)" office:value-type="float" office:value="-1022" calcext:value-type="float">
            <text:p>-1022</text:p>
          </table:table-cell>
          <table:table-cell table:style-name="ce9" table:formula="of:=MOD(ATAN2([.D523];[.C523])*180/PI()+360;360)" office:value-type="float" office:value="182.800887087268" calcext:value-type="float">
            <text:p>182.80º</text:p>
          </table:table-cell>
          <table:table-cell table:style-name="ce20" table:formula="of:=[.B523]-[.E523]" office:value-type="float" office:value="0.0116129127320619" calcext:value-type="float">
            <text:p>0.0116</text:p>
          </table:table-cell>
          <table:table-cell table:style-name="ce27" table:formula="of:=ABS([.F523]/[.B$4])" office:value-type="percentage" office:value="0.0330322851045316" calcext:value-type="percentage">
            <text:p>3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1" calcext:value-type="float">
            <text:p>521</text:p>
          </table:table-cell>
          <table:table-cell table:style-name="ce9" table:formula="of:=[.A524]*90/(256)" office:value-type="float" office:value="183.1640625" calcext:value-type="float">
            <text:p>183.16º</text:p>
          </table:table-cell>
          <table:table-cell table:style-name="ce14" table:formula="of:=ROUND([.C$1]*SIN([.B524]*PI()/180);0)" office:value-type="float" office:value="-56" calcext:value-type="float">
            <text:p>-56</text:p>
          </table:table-cell>
          <table:table-cell table:style-name="ce14" table:formula="of:=ROUND([.C$1]*SIN(([.B524]+90)*PI()/180);0)" office:value-type="float" office:value="-1021" calcext:value-type="float">
            <text:p>-1021</text:p>
          </table:table-cell>
          <table:table-cell table:style-name="ce9" table:formula="of:=MOD(ATAN2([.D524];[.C524])*180/PI()+360;360)" office:value-type="float" office:value="183.13942407613" calcext:value-type="float">
            <text:p>183.14º</text:p>
          </table:table-cell>
          <table:table-cell table:style-name="ce20" table:formula="of:=[.B524]-[.E524]" office:value-type="float" office:value="0.0246384238697033" calcext:value-type="float">
            <text:p>0.0246</text:p>
          </table:table-cell>
          <table:table-cell table:style-name="ce27" table:formula="of:=ABS([.F524]/[.B$4])" office:value-type="percentage" office:value="0.0700826278960449" calcext:value-type="percentage">
            <text:p>7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2" calcext:value-type="float">
            <text:p>522</text:p>
          </table:table-cell>
          <table:table-cell table:style-name="ce9" table:formula="of:=[.A525]*90/(256)" office:value-type="float" office:value="183.515625" calcext:value-type="float">
            <text:p>183.52º</text:p>
          </table:table-cell>
          <table:table-cell table:style-name="ce14" table:formula="of:=ROUND([.C$1]*SIN([.B525]*PI()/180);0)" office:value-type="float" office:value="-63" calcext:value-type="float">
            <text:p>-63</text:p>
          </table:table-cell>
          <table:table-cell table:style-name="ce14" table:formula="of:=ROUND([.C$1]*SIN(([.B525]+90)*PI()/180);0)" office:value-type="float" office:value="-1021" calcext:value-type="float">
            <text:p>-1021</text:p>
          </table:table-cell>
          <table:table-cell table:style-name="ce9" table:formula="of:=MOD(ATAN2([.D525];[.C525])*180/PI()+360;360)" office:value-type="float" office:value="183.530914228791" calcext:value-type="float">
            <text:p>183.53º</text:p>
          </table:table-cell>
          <table:table-cell table:style-name="ce20" table:formula="of:=[.B525]-[.E525]" office:value-type="float" office:value="-0.0152892287906354" calcext:value-type="float">
            <text:p>-0.0153</text:p>
          </table:table-cell>
          <table:table-cell table:style-name="ce27" table:formula="of:=ABS([.F525]/[.B$4])" office:value-type="percentage" office:value="0.043489361893363" calcext:value-type="percentage">
            <text:p>4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3" calcext:value-type="float">
            <text:p>523</text:p>
          </table:table-cell>
          <table:table-cell table:style-name="ce9" table:formula="of:=[.A526]*90/(256)" office:value-type="float" office:value="183.8671875" calcext:value-type="float">
            <text:p>183.87º</text:p>
          </table:table-cell>
          <table:table-cell table:style-name="ce14" table:formula="of:=ROUND([.C$1]*SIN([.B526]*PI()/180);0)" office:value-type="float" office:value="-69" calcext:value-type="float">
            <text:p>-69</text:p>
          </table:table-cell>
          <table:table-cell table:style-name="ce14" table:formula="of:=ROUND([.C$1]*SIN(([.B526]+90)*PI()/180);0)" office:value-type="float" office:value="-1021" calcext:value-type="float">
            <text:p>-1021</text:p>
          </table:table-cell>
          <table:table-cell table:style-name="ce9" table:formula="of:=MOD(ATAN2([.D526];[.C526])*180/PI()+360;360)" office:value-type="float" office:value="183.866216064903" calcext:value-type="float">
            <text:p>183.87º</text:p>
          </table:table-cell>
          <table:table-cell table:style-name="ce20" table:formula="of:=[.B526]-[.E526]" office:value-type="float" office:value="0.000971435096829509" calcext:value-type="float">
            <text:p>0.0010</text:p>
          </table:table-cell>
          <table:table-cell table:style-name="ce27" table:formula="of:=ABS([.F526]/[.B$4])" office:value-type="percentage" office:value="0.00276319316431505" calcext:value-type="percentage">
            <text:p>0.2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4" calcext:value-type="float">
            <text:p>524</text:p>
          </table:table-cell>
          <table:table-cell table:style-name="ce9" table:formula="of:=[.A527]*90/(256)" office:value-type="float" office:value="184.21875" calcext:value-type="float">
            <text:p>184.22º</text:p>
          </table:table-cell>
          <table:table-cell table:style-name="ce14" table:formula="of:=ROUND([.C$1]*SIN([.B527]*PI()/180);0)" office:value-type="float" office:value="-75" calcext:value-type="float">
            <text:p>-75</text:p>
          </table:table-cell>
          <table:table-cell table:style-name="ce14" table:formula="of:=ROUND([.C$1]*SIN(([.B527]+90)*PI()/180);0)" office:value-type="float" office:value="-1020" calcext:value-type="float">
            <text:p>-1020</text:p>
          </table:table-cell>
          <table:table-cell table:style-name="ce9" table:formula="of:=MOD(ATAN2([.D527];[.C527])*180/PI()+360;360)" office:value-type="float" office:value="184.205357001709" calcext:value-type="float">
            <text:p>184.21º</text:p>
          </table:table-cell>
          <table:table-cell table:style-name="ce20" table:formula="of:=[.B527]-[.E527]" office:value-type="float" office:value="0.0133929982914367" calcext:value-type="float">
            <text:p>0.0134</text:p>
          </table:table-cell>
          <table:table-cell table:style-name="ce27" table:formula="of:=ABS([.F527]/[.B$4])" office:value-type="percentage" office:value="0.038095639584531" calcext:value-type="percentage">
            <text:p>3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5" calcext:value-type="float">
            <text:p>525</text:p>
          </table:table-cell>
          <table:table-cell table:style-name="ce9" table:formula="of:=[.A528]*90/(256)" office:value-type="float" office:value="184.5703125" calcext:value-type="float">
            <text:p>184.57º</text:p>
          </table:table-cell>
          <table:table-cell table:style-name="ce14" table:formula="of:=ROUND([.C$1]*SIN([.B528]*PI()/180);0)" office:value-type="float" office:value="-82" calcext:value-type="float">
            <text:p>-82</text:p>
          </table:table-cell>
          <table:table-cell table:style-name="ce14" table:formula="of:=ROUND([.C$1]*SIN(([.B528]+90)*PI()/180);0)" office:value-type="float" office:value="-1020" calcext:value-type="float">
            <text:p>-1020</text:p>
          </table:table-cell>
          <table:table-cell table:style-name="ce9" table:formula="of:=MOD(ATAN2([.D528];[.C528])*180/PI()+360;360)" office:value-type="float" office:value="184.596246609267" calcext:value-type="float">
            <text:p>184.60º</text:p>
          </table:table-cell>
          <table:table-cell table:style-name="ce20" table:formula="of:=[.B528]-[.E528]" office:value-type="float" office:value="-0.0259341092670411" calcext:value-type="float">
            <text:p>-0.0259</text:p>
          </table:table-cell>
          <table:table-cell table:style-name="ce27" table:formula="of:=ABS([.F528]/[.B$4])" office:value-type="percentage" office:value="0.0737681330262502" calcext:value-type="percentage">
            <text:p>7.3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6" calcext:value-type="float">
            <text:p>526</text:p>
          </table:table-cell>
          <table:table-cell table:style-name="ce9" table:formula="of:=[.A529]*90/(256)" office:value-type="float" office:value="184.921875" calcext:value-type="float">
            <text:p>184.92º</text:p>
          </table:table-cell>
          <table:table-cell table:style-name="ce14" table:formula="of:=ROUND([.C$1]*SIN([.B529]*PI()/180);0)" office:value-type="float" office:value="-88" calcext:value-type="float">
            <text:p>-88</text:p>
          </table:table-cell>
          <table:table-cell table:style-name="ce14" table:formula="of:=ROUND([.C$1]*SIN(([.B529]+90)*PI()/180);0)" office:value-type="float" office:value="-1019" calcext:value-type="float">
            <text:p>-1019</text:p>
          </table:table-cell>
          <table:table-cell table:style-name="ce9" table:formula="of:=MOD(ATAN2([.D529];[.C529])*180/PI()+360;360)" office:value-type="float" office:value="184.935770422804" calcext:value-type="float">
            <text:p>184.94º</text:p>
          </table:table-cell>
          <table:table-cell table:style-name="ce20" table:formula="of:=[.B529]-[.E529]" office:value-type="float" office:value="-0.013895422804211" calcext:value-type="float">
            <text:p>-0.0139</text:p>
          </table:table-cell>
          <table:table-cell table:style-name="ce27" table:formula="of:=ABS([.F529]/[.B$4])" office:value-type="percentage" office:value="0.0395247581986445" calcext:value-type="percentage">
            <text:p>3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7" calcext:value-type="float">
            <text:p>527</text:p>
          </table:table-cell>
          <table:table-cell table:style-name="ce9" table:formula="of:=[.A530]*90/(256)" office:value-type="float" office:value="185.2734375" calcext:value-type="float">
            <text:p>185.27º</text:p>
          </table:table-cell>
          <table:table-cell table:style-name="ce14" table:formula="of:=ROUND([.C$1]*SIN([.B530]*PI()/180);0)" office:value-type="float" office:value="-94" calcext:value-type="float">
            <text:p>-94</text:p>
          </table:table-cell>
          <table:table-cell table:style-name="ce14" table:formula="of:=ROUND([.C$1]*SIN(([.B530]+90)*PI()/180);0)" office:value-type="float" office:value="-1019" calcext:value-type="float">
            <text:p>-1019</text:p>
          </table:table-cell>
          <table:table-cell table:style-name="ce9" table:formula="of:=MOD(ATAN2([.D530];[.C530])*180/PI()+360;360)" office:value-type="float" office:value="185.270465020994" calcext:value-type="float">
            <text:p>185.27º</text:p>
          </table:table-cell>
          <table:table-cell table:style-name="ce20" table:formula="of:=[.B530]-[.E530]" office:value-type="float" office:value="0.00297247900624598" calcext:value-type="float">
            <text:p>0.0030</text:p>
          </table:table-cell>
          <table:table-cell table:style-name="ce27" table:formula="of:=ABS([.F530]/[.B$4])" office:value-type="percentage" office:value="0.00845505139554411" calcext:value-type="percentage">
            <text:p>0.8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8" calcext:value-type="float">
            <text:p>528</text:p>
          </table:table-cell>
          <table:table-cell table:style-name="ce9" table:formula="of:=[.A531]*90/(256)" office:value-type="float" office:value="185.625" calcext:value-type="float">
            <text:p>185.63º</text:p>
          </table:table-cell>
          <table:table-cell table:style-name="ce14" table:formula="of:=ROUND([.C$1]*SIN([.B531]*PI()/180);0)" office:value-type="float" office:value="-100" calcext:value-type="float">
            <text:p>-100</text:p>
          </table:table-cell>
          <table:table-cell table:style-name="ce14" table:formula="of:=ROUND([.C$1]*SIN(([.B531]+90)*PI()/180);0)" office:value-type="float" office:value="-1018" calcext:value-type="float">
            <text:p>-1018</text:p>
          </table:table-cell>
          <table:table-cell table:style-name="ce9" table:formula="of:=MOD(ATAN2([.D531];[.C531])*180/PI()+360;360)" office:value-type="float" office:value="185.610269890685" calcext:value-type="float">
            <text:p>185.61º</text:p>
          </table:table-cell>
          <table:table-cell table:style-name="ce20" table:formula="of:=[.B531]-[.E531]" office:value-type="float" office:value="0.0147301093152237" calcext:value-type="float">
            <text:p>0.0147</text:p>
          </table:table-cell>
          <table:table-cell table:style-name="ce27" table:formula="of:=ABS([.F531]/[.B$4])" office:value-type="percentage" office:value="0.041898977607747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29" calcext:value-type="float">
            <text:p>529</text:p>
          </table:table-cell>
          <table:table-cell table:style-name="ce9" table:formula="of:=[.A532]*90/(256)" office:value-type="float" office:value="185.9765625" calcext:value-type="float">
            <text:p>185.98º</text:p>
          </table:table-cell>
          <table:table-cell table:style-name="ce14" table:formula="of:=ROUND([.C$1]*SIN([.B532]*PI()/180);0)" office:value-type="float" office:value="-107" calcext:value-type="float">
            <text:p>-107</text:p>
          </table:table-cell>
          <table:table-cell table:style-name="ce14" table:formula="of:=ROUND([.C$1]*SIN(([.B532]+90)*PI()/180);0)" office:value-type="float" office:value="-1017" calcext:value-type="float">
            <text:p>-1017</text:p>
          </table:table-cell>
          <table:table-cell table:style-name="ce9" table:formula="of:=MOD(ATAN2([.D532];[.C532])*180/PI()+360;360)" office:value-type="float" office:value="186.006073276967" calcext:value-type="float">
            <text:p>186.01º</text:p>
          </table:table-cell>
          <table:table-cell table:style-name="ce20" table:formula="of:=[.B532]-[.E532]" office:value-type="float" office:value="-0.0295107769671858" calcext:value-type="float">
            <text:p>-0.0295</text:p>
          </table:table-cell>
          <table:table-cell table:style-name="ce27" table:formula="of:=ABS([.F532]/[.B$4])" office:value-type="percentage" office:value="0.0839417655955509" calcext:value-type="percentage">
            <text:p>8.3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0" calcext:value-type="float">
            <text:p>530</text:p>
          </table:table-cell>
          <table:table-cell table:style-name="ce9" table:formula="of:=[.A533]*90/(256)" office:value-type="float" office:value="186.328125" calcext:value-type="float">
            <text:p>186.33º</text:p>
          </table:table-cell>
          <table:table-cell table:style-name="ce14" table:formula="of:=ROUND([.C$1]*SIN([.B533]*PI()/180);0)" office:value-type="float" office:value="-113" calcext:value-type="float">
            <text:p>-113</text:p>
          </table:table-cell>
          <table:table-cell table:style-name="ce14" table:formula="of:=ROUND([.C$1]*SIN(([.B533]+90)*PI()/180);0)" office:value-type="float" office:value="-1017" calcext:value-type="float">
            <text:p>-1017</text:p>
          </table:table-cell>
          <table:table-cell table:style-name="ce9" table:formula="of:=MOD(ATAN2([.D533];[.C533])*180/PI()+360;360)" office:value-type="float" office:value="186.34019174591" calcext:value-type="float">
            <text:p>186.34º</text:p>
          </table:table-cell>
          <table:table-cell table:style-name="ce20" table:formula="of:=[.B533]-[.E533]" office:value-type="float" office:value="-0.0120667459098911" calcext:value-type="float">
            <text:p>-0.0121</text:p>
          </table:table-cell>
          <table:table-cell table:style-name="ce27" table:formula="of:=ABS([.F533]/[.B$4])" office:value-type="percentage" office:value="0.0343231883659125" calcext:value-type="percentage">
            <text:p>3.4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1" calcext:value-type="float">
            <text:p>531</text:p>
          </table:table-cell>
          <table:table-cell table:style-name="ce9" table:formula="of:=[.A534]*90/(256)" office:value-type="float" office:value="186.6796875" calcext:value-type="float">
            <text:p>186.68º</text:p>
          </table:table-cell>
          <table:table-cell table:style-name="ce14" table:formula="of:=ROUND([.C$1]*SIN([.B534]*PI()/180);0)" office:value-type="float" office:value="-119" calcext:value-type="float">
            <text:p>-119</text:p>
          </table:table-cell>
          <table:table-cell table:style-name="ce14" table:formula="of:=ROUND([.C$1]*SIN(([.B534]+90)*PI()/180);0)" office:value-type="float" office:value="-1016" calcext:value-type="float">
            <text:p>-1016</text:p>
          </table:table-cell>
          <table:table-cell table:style-name="ce9" table:formula="of:=MOD(ATAN2([.D534];[.C534])*180/PI()+360;360)" office:value-type="float" office:value="186.680387237785" calcext:value-type="float">
            <text:p>186.68º</text:p>
          </table:table-cell>
          <table:table-cell table:style-name="ce20" table:formula="of:=[.B534]-[.E534]" office:value-type="float" office:value="-0.000699737785055277" calcext:value-type="float">
            <text:p>-0.0007</text:p>
          </table:table-cell>
          <table:table-cell table:style-name="ce27" table:formula="of:=ABS([.F534]/[.B$4])" office:value-type="percentage" office:value="0.00199036525526834" calcext:value-type="percentage">
            <text:p>0.2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2" calcext:value-type="float">
            <text:p>532</text:p>
          </table:table-cell>
          <table:table-cell table:style-name="ce9" table:formula="of:=[.A535]*90/(256)" office:value-type="float" office:value="187.03125" calcext:value-type="float">
            <text:p>187.03º</text:p>
          </table:table-cell>
          <table:table-cell table:style-name="ce14" table:formula="of:=ROUND([.C$1]*SIN([.B535]*PI()/180);0)" office:value-type="float" office:value="-125" calcext:value-type="float">
            <text:p>-125</text:p>
          </table:table-cell>
          <table:table-cell table:style-name="ce14" table:formula="of:=ROUND([.C$1]*SIN(([.B535]+90)*PI()/180);0)" office:value-type="float" office:value="-1015" calcext:value-type="float">
            <text:p>-1015</text:p>
          </table:table-cell>
          <table:table-cell table:style-name="ce9" table:formula="of:=MOD(ATAN2([.D535];[.C535])*180/PI()+360;360)" office:value-type="float" office:value="187.020779145201" calcext:value-type="float">
            <text:p>187.02º</text:p>
          </table:table-cell>
          <table:table-cell table:style-name="ce20" table:formula="of:=[.B535]-[.E535]" office:value-type="float" office:value="0.0104708547987968" calcext:value-type="float">
            <text:p>0.0105</text:p>
          </table:table-cell>
          <table:table-cell table:style-name="ce27" table:formula="of:=ABS([.F535]/[.B$4])" office:value-type="percentage" office:value="0.0297837647610221" calcext:value-type="percentage">
            <text:p>2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3" calcext:value-type="float">
            <text:p>533</text:p>
          </table:table-cell>
          <table:table-cell table:style-name="ce9" table:formula="of:=[.A536]*90/(256)" office:value-type="float" office:value="187.3828125" calcext:value-type="float">
            <text:p>187.38º</text:p>
          </table:table-cell>
          <table:table-cell table:style-name="ce14" table:formula="of:=ROUND([.C$1]*SIN([.B536]*PI()/180);0)" office:value-type="float" office:value="-131" calcext:value-type="float">
            <text:p>-131</text:p>
          </table:table-cell>
          <table:table-cell table:style-name="ce14" table:formula="of:=ROUND([.C$1]*SIN(([.B536]+90)*PI()/180);0)" office:value-type="float" office:value="-1015" calcext:value-type="float">
            <text:p>-1015</text:p>
          </table:table-cell>
          <table:table-cell table:style-name="ce9" table:formula="of:=MOD(ATAN2([.D536];[.C536])*180/PI()+360;360)" office:value-type="float" office:value="187.354170468695" calcext:value-type="float">
            <text:p>187.35º</text:p>
          </table:table-cell>
          <table:table-cell table:style-name="ce20" table:formula="of:=[.B536]-[.E536]" office:value-type="float" office:value="0.0286420313047984" calcext:value-type="float">
            <text:p>0.0286</text:p>
          </table:table-cell>
          <table:table-cell table:style-name="ce27" table:formula="of:=ABS([.F536]/[.B$4])" office:value-type="percentage" office:value="0.0814706668225376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4" calcext:value-type="float">
            <text:p>534</text:p>
          </table:table-cell>
          <table:table-cell table:style-name="ce9" table:formula="of:=[.A537]*90/(256)" office:value-type="float" office:value="187.734375" calcext:value-type="float">
            <text:p>187.73º</text:p>
          </table:table-cell>
          <table:table-cell table:style-name="ce14" table:formula="of:=ROUND([.C$1]*SIN([.B537]*PI()/180);0)" office:value-type="float" office:value="-138" calcext:value-type="float">
            <text:p>-138</text:p>
          </table:table-cell>
          <table:table-cell table:style-name="ce14" table:formula="of:=ROUND([.C$1]*SIN(([.B537]+90)*PI()/180);0)" office:value-type="float" office:value="-1014" calcext:value-type="float">
            <text:p>-1014</text:p>
          </table:table-cell>
          <table:table-cell table:style-name="ce9" table:formula="of:=MOD(ATAN2([.D537];[.C537])*180/PI()+360;360)" office:value-type="float" office:value="187.750036422919" calcext:value-type="float">
            <text:p>187.75º</text:p>
          </table:table-cell>
          <table:table-cell table:style-name="ce20" table:formula="of:=[.B537]-[.E537]" office:value-type="float" office:value="-0.015661422919294" calcext:value-type="float">
            <text:p>-0.0157</text:p>
          </table:table-cell>
          <table:table-cell table:style-name="ce27" table:formula="of:=ABS([.F537]/[.B$4])" office:value-type="percentage" office:value="0.0445480474148806" calcext:value-type="percentage">
            <text:p>4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5" calcext:value-type="float">
            <text:p>535</text:p>
          </table:table-cell>
          <table:table-cell table:style-name="ce9" table:formula="of:=[.A538]*90/(256)" office:value-type="float" office:value="188.0859375" calcext:value-type="float">
            <text:p>188.09º</text:p>
          </table:table-cell>
          <table:table-cell table:style-name="ce14" table:formula="of:=ROUND([.C$1]*SIN([.B538]*PI()/180);0)" office:value-type="float" office:value="-144" calcext:value-type="float">
            <text:p>-144</text:p>
          </table:table-cell>
          <table:table-cell table:style-name="ce14" table:formula="of:=ROUND([.C$1]*SIN(([.B538]+90)*PI()/180);0)" office:value-type="float" office:value="-1013" calcext:value-type="float">
            <text:p>-1013</text:p>
          </table:table-cell>
          <table:table-cell table:style-name="ce9" table:formula="of:=MOD(ATAN2([.D538];[.C538])*180/PI()+360;360)" office:value-type="float" office:value="188.090506106477" calcext:value-type="float">
            <text:p>188.09º</text:p>
          </table:table-cell>
          <table:table-cell table:style-name="ce20" table:formula="of:=[.B538]-[.E538]" office:value-type="float" office:value="-0.00456860647688018" calcext:value-type="float">
            <text:p>-0.0046</text:p>
          </table:table-cell>
          <table:table-cell table:style-name="ce27" table:formula="of:=ABS([.F538]/[.B$4])" office:value-type="percentage" office:value="0.0129951473120147" calcext:value-type="percentage">
            <text:p>1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6" calcext:value-type="float">
            <text:p>536</text:p>
          </table:table-cell>
          <table:table-cell table:style-name="ce9" table:formula="of:=[.A539]*90/(256)" office:value-type="float" office:value="188.4375" calcext:value-type="float">
            <text:p>188.44º</text:p>
          </table:table-cell>
          <table:table-cell table:style-name="ce14" table:formula="of:=ROUND([.C$1]*SIN([.B539]*PI()/180);0)" office:value-type="float" office:value="-150" calcext:value-type="float">
            <text:p>-150</text:p>
          </table:table-cell>
          <table:table-cell table:style-name="ce14" table:formula="of:=ROUND([.C$1]*SIN(([.B539]+90)*PI()/180);0)" office:value-type="float" office:value="-1012" calcext:value-type="float">
            <text:p>-1012</text:p>
          </table:table-cell>
          <table:table-cell table:style-name="ce9" table:formula="of:=MOD(ATAN2([.D539];[.C539])*180/PI()+360;360)" office:value-type="float" office:value="188.431072715752" calcext:value-type="float">
            <text:p>188.43º</text:p>
          </table:table-cell>
          <table:table-cell table:style-name="ce20" table:formula="of:=[.B539]-[.E539]" office:value-type="float" office:value="0.00642728424813299" calcext:value-type="float">
            <text:p>0.0064</text:p>
          </table:table-cell>
          <table:table-cell table:style-name="ce27" table:formula="of:=ABS([.F539]/[.B$4])" office:value-type="percentage" office:value="0.0182820529724672" calcext:value-type="percentage">
            <text:p>1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7" calcext:value-type="float">
            <text:p>537</text:p>
          </table:table-cell>
          <table:table-cell table:style-name="ce9" table:formula="of:=[.A540]*90/(256)" office:value-type="float" office:value="188.7890625" calcext:value-type="float">
            <text:p>188.79º</text:p>
          </table:table-cell>
          <table:table-cell table:style-name="ce14" table:formula="of:=ROUND([.C$1]*SIN([.B540]*PI()/180);0)" office:value-type="float" office:value="-156" calcext:value-type="float">
            <text:p>-156</text:p>
          </table:table-cell>
          <table:table-cell table:style-name="ce14" table:formula="of:=ROUND([.C$1]*SIN(([.B540]+90)*PI()/180);0)" office:value-type="float" office:value="-1011" calcext:value-type="float">
            <text:p>-1011</text:p>
          </table:table-cell>
          <table:table-cell table:style-name="ce9" table:formula="of:=MOD(ATAN2([.D540];[.C540])*180/PI()+360;360)" office:value-type="float" office:value="188.771712218281" calcext:value-type="float">
            <text:p>188.77º</text:p>
          </table:table-cell>
          <table:table-cell table:style-name="ce20" table:formula="of:=[.B540]-[.E540]" office:value-type="float" office:value="0.017350281718933" calcext:value-type="float">
            <text:p>0.0174</text:p>
          </table:table-cell>
          <table:table-cell table:style-name="ce27" table:formula="of:=ABS([.F540]/[.B$4])" office:value-type="percentage" office:value="0.0493519124449651" calcext:value-type="percentage">
            <text:p>4.9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8" calcext:value-type="float">
            <text:p>538</text:p>
          </table:table-cell>
          <table:table-cell table:style-name="ce9" table:formula="of:=[.A541]*90/(256)" office:value-type="float" office:value="189.140625" calcext:value-type="float">
            <text:p>189.14º</text:p>
          </table:table-cell>
          <table:table-cell table:style-name="ce14" table:formula="of:=ROUND([.C$1]*SIN([.B541]*PI()/180);0)" office:value-type="float" office:value="-163" calcext:value-type="float">
            <text:p>-163</text:p>
          </table:table-cell>
          <table:table-cell table:style-name="ce14" table:formula="of:=ROUND([.C$1]*SIN(([.B541]+90)*PI()/180);0)" office:value-type="float" office:value="-1010" calcext:value-type="float">
            <text:p>-1010</text:p>
          </table:table-cell>
          <table:table-cell table:style-name="ce9" table:formula="of:=MOD(ATAN2([.D541];[.C541])*180/PI()+360;360)" office:value-type="float" office:value="189.167697624338" calcext:value-type="float">
            <text:p>189.17º</text:p>
          </table:table-cell>
          <table:table-cell table:style-name="ce20" table:formula="of:=[.B541]-[.E541]" office:value-type="float" office:value="-0.0270726243377055" calcext:value-type="float">
            <text:p>-0.0271</text:p>
          </table:table-cell>
          <table:table-cell table:style-name="ce27" table:formula="of:=ABS([.F541]/[.B$4])" office:value-type="percentage" office:value="0.0770065758939179" calcext:value-type="percentage">
            <text:p>7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39" calcext:value-type="float">
            <text:p>539</text:p>
          </table:table-cell>
          <table:table-cell table:style-name="ce9" table:formula="of:=[.A542]*90/(256)" office:value-type="float" office:value="189.4921875" calcext:value-type="float">
            <text:p>189.49º</text:p>
          </table:table-cell>
          <table:table-cell table:style-name="ce14" table:formula="of:=ROUND([.C$1]*SIN([.B542]*PI()/180);0)" office:value-type="float" office:value="-169" calcext:value-type="float">
            <text:p>-169</text:p>
          </table:table-cell>
          <table:table-cell table:style-name="ce14" table:formula="of:=ROUND([.C$1]*SIN(([.B542]+90)*PI()/180);0)" office:value-type="float" office:value="-1009" calcext:value-type="float">
            <text:p>-1009</text:p>
          </table:table-cell>
          <table:table-cell table:style-name="ce9" table:formula="of:=MOD(ATAN2([.D542];[.C542])*180/PI()+360;360)" office:value-type="float" office:value="189.508357695077" calcext:value-type="float">
            <text:p>189.51º</text:p>
          </table:table-cell>
          <table:table-cell table:style-name="ce20" table:formula="of:=[.B542]-[.E542]" office:value-type="float" office:value="-0.0161701950766258" calcext:value-type="float">
            <text:p>-0.0162</text:p>
          </table:table-cell>
          <table:table-cell table:style-name="ce27" table:formula="of:=ABS([.F542]/[.B$4])" office:value-type="percentage" office:value="0.045995221551291" calcext:value-type="percentage">
            <text:p>4.6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0" calcext:value-type="float">
            <text:p>540</text:p>
          </table:table-cell>
          <table:table-cell table:style-name="ce9" table:formula="of:=[.A543]*90/(256)" office:value-type="float" office:value="189.84375" calcext:value-type="float">
            <text:p>189.84º</text:p>
          </table:table-cell>
          <table:table-cell table:style-name="ce14" table:formula="of:=ROUND([.C$1]*SIN([.B543]*PI()/180);0)" office:value-type="float" office:value="-175" calcext:value-type="float">
            <text:p>-175</text:p>
          </table:table-cell>
          <table:table-cell table:style-name="ce14" table:formula="of:=ROUND([.C$1]*SIN(([.B543]+90)*PI()/180);0)" office:value-type="float" office:value="-1008" calcext:value-type="float">
            <text:p>-1008</text:p>
          </table:table-cell>
          <table:table-cell table:style-name="ce9" table:formula="of:=MOD(ATAN2([.D543];[.C543])*180/PI()+360;360)" office:value-type="float" office:value="189.849014511117" calcext:value-type="float">
            <text:p>189.85º</text:p>
          </table:table-cell>
          <table:table-cell table:style-name="ce20" table:formula="of:=[.B543]-[.E543]" office:value-type="float" office:value="-0.00526451111699089" calcext:value-type="float">
            <text:p>-0.0053</text:p>
          </table:table-cell>
          <table:table-cell table:style-name="ce27" table:formula="of:=ABS([.F543]/[.B$4])" office:value-type="percentage" office:value="0.0149746093994407" calcext:value-type="percentage">
            <text:p>1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1" calcext:value-type="float">
            <text:p>541</text:p>
          </table:table-cell>
          <table:table-cell table:style-name="ce9" table:formula="of:=[.A544]*90/(256)" office:value-type="float" office:value="190.1953125" calcext:value-type="float">
            <text:p>190.20º</text:p>
          </table:table-cell>
          <table:table-cell table:style-name="ce14" table:formula="of:=ROUND([.C$1]*SIN([.B544]*PI()/180);0)" office:value-type="float" office:value="-181" calcext:value-type="float">
            <text:p>-181</text:p>
          </table:table-cell>
          <table:table-cell table:style-name="ce14" table:formula="of:=ROUND([.C$1]*SIN(([.B544]+90)*PI()/180);0)" office:value-type="float" office:value="-1007" calcext:value-type="float">
            <text:p>-1007</text:p>
          </table:table-cell>
          <table:table-cell table:style-name="ce9" table:formula="of:=MOD(ATAN2([.D544];[.C544])*180/PI()+360;360)" office:value-type="float" office:value="190.189643990145" calcext:value-type="float">
            <text:p>190.19º</text:p>
          </table:table-cell>
          <table:table-cell table:style-name="ce20" table:formula="of:=[.B544]-[.E544]" office:value-type="float" office:value="0.00566850985489964" calcext:value-type="float">
            <text:p>0.0057</text:p>
          </table:table-cell>
          <table:table-cell table:style-name="ce27" table:formula="of:=ABS([.F544]/[.B$4])" office:value-type="percentage" office:value="0.0161237613650479" calcext:value-type="percentage">
            <text:p>1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2" calcext:value-type="float">
            <text:p>542</text:p>
          </table:table-cell>
          <table:table-cell table:style-name="ce9" table:formula="of:=[.A545]*90/(256)" office:value-type="float" office:value="190.546875" calcext:value-type="float">
            <text:p>190.55º</text:p>
          </table:table-cell>
          <table:table-cell table:style-name="ce14" table:formula="of:=ROUND([.C$1]*SIN([.B545]*PI()/180);0)" office:value-type="float" office:value="-187" calcext:value-type="float">
            <text:p>-187</text:p>
          </table:table-cell>
          <table:table-cell table:style-name="ce14" table:formula="of:=ROUND([.C$1]*SIN(([.B545]+90)*PI()/180);0)" office:value-type="float" office:value="-1006" calcext:value-type="float">
            <text:p>-1006</text:p>
          </table:table-cell>
          <table:table-cell table:style-name="ce9" table:formula="of:=MOD(ATAN2([.D545];[.C545])*180/PI()+360;360)" office:value-type="float" office:value="190.53022206144" calcext:value-type="float">
            <text:p>190.53º</text:p>
          </table:table-cell>
          <table:table-cell table:style-name="ce20" table:formula="of:=[.B545]-[.E545]" office:value-type="float" office:value="0.0166529385595311" calcext:value-type="float">
            <text:p>0.0167</text:p>
          </table:table-cell>
          <table:table-cell table:style-name="ce27" table:formula="of:=ABS([.F545]/[.B$4])" office:value-type="percentage" office:value="0.0473683585693329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3" calcext:value-type="float">
            <text:p>543</text:p>
          </table:table-cell>
          <table:table-cell table:style-name="ce9" table:formula="of:=[.A546]*90/(256)" office:value-type="float" office:value="190.8984375" calcext:value-type="float">
            <text:p>190.90º</text:p>
          </table:table-cell>
          <table:table-cell table:style-name="ce14" table:formula="of:=ROUND([.C$1]*SIN([.B546]*PI()/180);0)" office:value-type="float" office:value="-193" calcext:value-type="float">
            <text:p>-193</text:p>
          </table:table-cell>
          <table:table-cell table:style-name="ce14" table:formula="of:=ROUND([.C$1]*SIN(([.B546]+90)*PI()/180);0)" office:value-type="float" office:value="-1005" calcext:value-type="float">
            <text:p>-1005</text:p>
          </table:table-cell>
          <table:table-cell table:style-name="ce9" table:formula="of:=MOD(ATAN2([.D546];[.C546])*180/PI()+360;360)" office:value-type="float" office:value="190.870724676077" calcext:value-type="float">
            <text:p>190.87º</text:p>
          </table:table-cell>
          <table:table-cell table:style-name="ce20" table:formula="of:=[.B546]-[.E546]" office:value-type="float" office:value="0.027712823922883" calcext:value-type="float">
            <text:p>0.0277</text:p>
          </table:table-cell>
          <table:table-cell table:style-name="ce27" table:formula="of:=ABS([.F546]/[.B$4])" office:value-type="percentage" office:value="0.0788275880473116" calcext:value-type="percentage">
            <text:p>7.8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4" calcext:value-type="float">
            <text:p>544</text:p>
          </table:table-cell>
          <table:table-cell table:style-name="ce9" table:formula="of:=[.A547]*90/(256)" office:value-type="float" office:value="191.25" calcext:value-type="float">
            <text:p>191.25º</text:p>
          </table:table-cell>
          <table:table-cell table:style-name="ce14" table:formula="of:=ROUND([.C$1]*SIN([.B547]*PI()/180);0)" office:value-type="float" office:value="-200" calcext:value-type="float">
            <text:p>-200</text:p>
          </table:table-cell>
          <table:table-cell table:style-name="ce14" table:formula="of:=ROUND([.C$1]*SIN(([.B547]+90)*PI()/180);0)" office:value-type="float" office:value="-1003" calcext:value-type="float">
            <text:p>-1003</text:p>
          </table:table-cell>
          <table:table-cell table:style-name="ce9" table:formula="of:=MOD(ATAN2([.D547];[.C547])*180/PI()+360;360)" office:value-type="float" office:value="191.276972297687" calcext:value-type="float">
            <text:p>191.28º</text:p>
          </table:table-cell>
          <table:table-cell table:style-name="ce20" table:formula="of:=[.B547]-[.E547]" office:value-type="float" office:value="-0.0269722976868536" calcext:value-type="float">
            <text:p>-0.0270</text:p>
          </table:table-cell>
          <table:table-cell table:style-name="ce27" table:formula="of:=ABS([.F547]/[.B$4])" office:value-type="percentage" office:value="0.0767212023092725" calcext:value-type="percentage">
            <text:p>7.6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table:style-name="ce9" table:formula="of:=[.A548]*90/(256)" office:value-type="float" office:value="191.6015625" calcext:value-type="float">
            <text:p>191.60º</text:p>
          </table:table-cell>
          <table:table-cell table:style-name="ce14" table:formula="of:=ROUND([.C$1]*SIN([.B548]*PI()/180);0)" office:value-type="float" office:value="-206" calcext:value-type="float">
            <text:p>-206</text:p>
          </table:table-cell>
          <table:table-cell table:style-name="ce14" table:formula="of:=ROUND([.C$1]*SIN(([.B548]+90)*PI()/180);0)" office:value-type="float" office:value="-1002" calcext:value-type="float">
            <text:p>-1002</text:p>
          </table:table-cell>
          <table:table-cell table:style-name="ce9" table:formula="of:=MOD(ATAN2([.D548];[.C548])*180/PI()+360;360)" office:value-type="float" office:value="191.617498888268" calcext:value-type="float">
            <text:p>191.62º</text:p>
          </table:table-cell>
          <table:table-cell table:style-name="ce20" table:formula="of:=[.B548]-[.E548]" office:value-type="float" office:value="-0.0159363882677894" calcext:value-type="float">
            <text:p>-0.0159</text:p>
          </table:table-cell>
          <table:table-cell table:style-name="ce27" table:formula="of:=ABS([.F548]/[.B$4])" office:value-type="percentage" office:value="0.0453301710728233" calcext:value-type="percentage">
            <text:p>4.5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6" calcext:value-type="float">
            <text:p>546</text:p>
          </table:table-cell>
          <table:table-cell table:style-name="ce9" table:formula="of:=[.A549]*90/(256)" office:value-type="float" office:value="191.953125" calcext:value-type="float">
            <text:p>191.95º</text:p>
          </table:table-cell>
          <table:table-cell table:style-name="ce14" table:formula="of:=ROUND([.C$1]*SIN([.B549]*PI()/180);0)" office:value-type="float" office:value="-212" calcext:value-type="float">
            <text:p>-212</text:p>
          </table:table-cell>
          <table:table-cell table:style-name="ce14" table:formula="of:=ROUND([.C$1]*SIN(([.B549]+90)*PI()/180);0)" office:value-type="float" office:value="-1001" calcext:value-type="float">
            <text:p>-1001</text:p>
          </table:table-cell>
          <table:table-cell table:style-name="ce9" table:formula="of:=MOD(ATAN2([.D549];[.C549])*180/PI()+360;360)" office:value-type="float" office:value="191.957873222565" calcext:value-type="float">
            <text:p>191.96º</text:p>
          </table:table-cell>
          <table:table-cell table:style-name="ce20" table:formula="of:=[.B549]-[.E549]" office:value-type="float" office:value="-0.00474822256450125" calcext:value-type="float">
            <text:p>-0.0047</text:p>
          </table:table-cell>
          <table:table-cell table:style-name="ce27" table:formula="of:=ABS([.F549]/[.B$4])" office:value-type="percentage" office:value="0.0135060552945813" calcext:value-type="percentage">
            <text:p>1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7" calcext:value-type="float">
            <text:p>547</text:p>
          </table:table-cell>
          <table:table-cell table:style-name="ce9" table:formula="of:=[.A550]*90/(256)" office:value-type="float" office:value="192.3046875" calcext:value-type="float">
            <text:p>192.30º</text:p>
          </table:table-cell>
          <table:table-cell table:style-name="ce14" table:formula="of:=ROUND([.C$1]*SIN([.B550]*PI()/180);0)" office:value-type="float" office:value="-218" calcext:value-type="float">
            <text:p>-218</text:p>
          </table:table-cell>
          <table:table-cell table:style-name="ce14" table:formula="of:=ROUND([.C$1]*SIN(([.B550]+90)*PI()/180);0)" office:value-type="float" office:value="-999" calcext:value-type="float">
            <text:p>-999</text:p>
          </table:table-cell>
          <table:table-cell table:style-name="ce9" table:formula="of:=MOD(ATAN2([.D550];[.C550])*180/PI()+360;360)" office:value-type="float" office:value="192.310006602143" calcext:value-type="float">
            <text:p>192.31º</text:p>
          </table:table-cell>
          <table:table-cell table:style-name="ce20" table:formula="of:=[.B550]-[.E550]" office:value-type="float" office:value="-0.00531910214291997" calcext:value-type="float">
            <text:p>-0.0053</text:p>
          </table:table-cell>
          <table:table-cell table:style-name="ce27" table:formula="of:=ABS([.F550]/[.B$4])" office:value-type="percentage" office:value="0.0151298905398613" calcext:value-type="percentage">
            <text:p>1.5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8" calcext:value-type="float">
            <text:p>548</text:p>
          </table:table-cell>
          <table:table-cell table:style-name="ce9" table:formula="of:=[.A551]*90/(256)" office:value-type="float" office:value="192.65625" calcext:value-type="float">
            <text:p>192.66º</text:p>
          </table:table-cell>
          <table:table-cell table:style-name="ce14" table:formula="of:=ROUND([.C$1]*SIN([.B551]*PI()/180);0)" office:value-type="float" office:value="-224" calcext:value-type="float">
            <text:p>-224</text:p>
          </table:table-cell>
          <table:table-cell table:style-name="ce14" table:formula="of:=ROUND([.C$1]*SIN(([.B551]+90)*PI()/180);0)" office:value-type="float" office:value="-998" calcext:value-type="float">
            <text:p>-998</text:p>
          </table:table-cell>
          <table:table-cell table:style-name="ce9" table:formula="of:=MOD(ATAN2([.D551];[.C551])*180/PI()+360;360)" office:value-type="float" office:value="192.650325617114" calcext:value-type="float">
            <text:p>192.65º</text:p>
          </table:table-cell>
          <table:table-cell table:style-name="ce20" table:formula="of:=[.B551]-[.E551]" office:value-type="float" office:value="0.00592438288569497" calcext:value-type="float">
            <text:p>0.0059</text:p>
          </table:table-cell>
          <table:table-cell table:style-name="ce27" table:formula="of:=ABS([.F551]/[.B$4])" office:value-type="percentage" office:value="0.0168515779859768" calcext:value-type="percentage">
            <text:p>1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49" calcext:value-type="float">
            <text:p>549</text:p>
          </table:table-cell>
          <table:table-cell table:style-name="ce9" table:formula="of:=[.A552]*90/(256)" office:value-type="float" office:value="193.0078125" calcext:value-type="float">
            <text:p>193.01º</text:p>
          </table:table-cell>
          <table:table-cell table:style-name="ce14" table:formula="of:=ROUND([.C$1]*SIN([.B552]*PI()/180);0)" office:value-type="float" office:value="-230" calcext:value-type="float">
            <text:p>-230</text:p>
          </table:table-cell>
          <table:table-cell table:style-name="ce14" table:formula="of:=ROUND([.C$1]*SIN(([.B552]+90)*PI()/180);0)" office:value-type="float" office:value="-997" calcext:value-type="float">
            <text:p>-997</text:p>
          </table:table-cell>
          <table:table-cell table:style-name="ce9" table:formula="of:=MOD(ATAN2([.D552];[.C552])*180/PI()+360;360)" office:value-type="float" office:value="192.990419606406" calcext:value-type="float">
            <text:p>192.99º</text:p>
          </table:table-cell>
          <table:table-cell table:style-name="ce20" table:formula="of:=[.B552]-[.E552]" office:value-type="float" office:value="0.01739289359449" calcext:value-type="float">
            <text:p>0.0174</text:p>
          </table:table-cell>
          <table:table-cell table:style-name="ce27" table:formula="of:=ABS([.F552]/[.B$4])" office:value-type="percentage" office:value="0.0494731195576605" calcext:value-type="percentage">
            <text:p>4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0" calcext:value-type="float">
            <text:p>550</text:p>
          </table:table-cell>
          <table:table-cell table:style-name="ce9" table:formula="of:=[.A553]*90/(256)" office:value-type="float" office:value="193.359375" calcext:value-type="float">
            <text:p>193.36º</text:p>
          </table:table-cell>
          <table:table-cell table:style-name="ce14" table:formula="of:=ROUND([.C$1]*SIN([.B553]*PI()/180);0)" office:value-type="float" office:value="-236" calcext:value-type="float">
            <text:p>-236</text:p>
          </table:table-cell>
          <table:table-cell table:style-name="ce14" table:formula="of:=ROUND([.C$1]*SIN(([.B553]+90)*PI()/180);0)" office:value-type="float" office:value="-995" calcext:value-type="float">
            <text:p>-995</text:p>
          </table:table-cell>
          <table:table-cell table:style-name="ce9" table:formula="of:=MOD(ATAN2([.D553];[.C553])*180/PI()+360;360)" office:value-type="float" office:value="193.343183165215" calcext:value-type="float">
            <text:p>193.34º</text:p>
          </table:table-cell>
          <table:table-cell table:style-name="ce20" table:formula="of:=[.B553]-[.E553]" office:value-type="float" office:value="0.0161918347847632" calcext:value-type="float">
            <text:p>0.0162</text:p>
          </table:table-cell>
          <table:table-cell table:style-name="ce27" table:formula="of:=ABS([.F553]/[.B$4])" office:value-type="percentage" office:value="0.0460567744988819" calcext:value-type="percentage">
            <text:p>4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1" calcext:value-type="float">
            <text:p>551</text:p>
          </table:table-cell>
          <table:table-cell table:style-name="ce9" table:formula="of:=[.A554]*90/(256)" office:value-type="float" office:value="193.7109375" calcext:value-type="float">
            <text:p>193.71º</text:p>
          </table:table-cell>
          <table:table-cell table:style-name="ce14" table:formula="of:=ROUND([.C$1]*SIN([.B554]*PI()/180);0)" office:value-type="float" office:value="-242" calcext:value-type="float">
            <text:p>-242</text:p>
          </table:table-cell>
          <table:table-cell table:style-name="ce14" table:formula="of:=ROUND([.C$1]*SIN(([.B554]+90)*PI()/180);0)" office:value-type="float" office:value="-994" calcext:value-type="float">
            <text:p>-994</text:p>
          </table:table-cell>
          <table:table-cell table:style-name="ce9" table:formula="of:=MOD(ATAN2([.D554];[.C554])*180/PI()+360;360)" office:value-type="float" office:value="193.683073387193" calcext:value-type="float">
            <text:p>193.68º</text:p>
          </table:table-cell>
          <table:table-cell table:style-name="ce20" table:formula="of:=[.B554]-[.E554]" office:value-type="float" office:value="0.0278641128072366" calcext:value-type="float">
            <text:p>0.0279</text:p>
          </table:table-cell>
          <table:table-cell table:style-name="ce27" table:formula="of:=ABS([.F554]/[.B$4])" office:value-type="percentage" office:value="0.0792579208739173" calcext:value-type="percentage">
            <text:p>7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2" calcext:value-type="float">
            <text:p>552</text:p>
          </table:table-cell>
          <table:table-cell table:style-name="ce9" table:formula="of:=[.A555]*90/(256)" office:value-type="float" office:value="194.0625" calcext:value-type="float">
            <text:p>194.06º</text:p>
          </table:table-cell>
          <table:table-cell table:style-name="ce14" table:formula="of:=ROUND([.C$1]*SIN([.B555]*PI()/180);0)" office:value-type="float" office:value="-249" calcext:value-type="float">
            <text:p>-249</text:p>
          </table:table-cell>
          <table:table-cell table:style-name="ce14" table:formula="of:=ROUND([.C$1]*SIN(([.B555]+90)*PI()/180);0)" office:value-type="float" office:value="-992" calcext:value-type="float">
            <text:p>-992</text:p>
          </table:table-cell>
          <table:table-cell table:style-name="ce9" table:formula="of:=MOD(ATAN2([.D555];[.C555])*180/PI()+360;360)" office:value-type="float" office:value="194.090590882989" calcext:value-type="float">
            <text:p>194.09º</text:p>
          </table:table-cell>
          <table:table-cell table:style-name="ce20" table:formula="of:=[.B555]-[.E555]" office:value-type="float" office:value="-0.0280908829888347" calcext:value-type="float">
            <text:p>-0.0281</text:p>
          </table:table-cell>
          <table:table-cell table:style-name="ce27" table:formula="of:=ABS([.F555]/[.B$4])" office:value-type="percentage" office:value="0.0799029560571297" calcext:value-type="percentage">
            <text:p>7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3" calcext:value-type="float">
            <text:p>553</text:p>
          </table:table-cell>
          <table:table-cell table:style-name="ce9" table:formula="of:=[.A556]*90/(256)" office:value-type="float" office:value="194.4140625" calcext:value-type="float">
            <text:p>194.41º</text:p>
          </table:table-cell>
          <table:table-cell table:style-name="ce14" table:formula="of:=ROUND([.C$1]*SIN([.B556]*PI()/180);0)" office:value-type="float" office:value="-255" calcext:value-type="float">
            <text:p>-255</text:p>
          </table:table-cell>
          <table:table-cell table:style-name="ce14" table:formula="of:=ROUND([.C$1]*SIN(([.B556]+90)*PI()/180);0)" office:value-type="float" office:value="-991" calcext:value-type="float">
            <text:p>-991</text:p>
          </table:table-cell>
          <table:table-cell table:style-name="ce9" table:formula="of:=MOD(ATAN2([.D556];[.C556])*180/PI()+360;360)" office:value-type="float" office:value="194.430069359909" calcext:value-type="float">
            <text:p>194.43º</text:p>
          </table:table-cell>
          <table:table-cell table:style-name="ce20" table:formula="of:=[.B556]-[.E556]" office:value-type="float" office:value="-0.0160068599085719" calcext:value-type="float">
            <text:p>-0.0160</text:p>
          </table:table-cell>
          <table:table-cell table:style-name="ce27" table:formula="of:=ABS([.F556]/[.B$4])" office:value-type="percentage" office:value="0.0455306237399378" calcext:value-type="percentage">
            <text:p>4.5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4" calcext:value-type="float">
            <text:p>554</text:p>
          </table:table-cell>
          <table:table-cell table:style-name="ce9" table:formula="of:=[.A557]*90/(256)" office:value-type="float" office:value="194.765625" calcext:value-type="float">
            <text:p>194.77º</text:p>
          </table:table-cell>
          <table:table-cell table:style-name="ce14" table:formula="of:=ROUND([.C$1]*SIN([.B557]*PI()/180);0)" office:value-type="float" office:value="-261" calcext:value-type="float">
            <text:p>-261</text:p>
          </table:table-cell>
          <table:table-cell table:style-name="ce14" table:formula="of:=ROUND([.C$1]*SIN(([.B557]+90)*PI()/180);0)" office:value-type="float" office:value="-989" calcext:value-type="float">
            <text:p>-989</text:p>
          </table:table-cell>
          <table:table-cell table:style-name="ce9" table:formula="of:=MOD(ATAN2([.D557];[.C557])*180/PI()+360;360)" office:value-type="float" office:value="194.783478281505" calcext:value-type="float">
            <text:p>194.78º</text:p>
          </table:table-cell>
          <table:table-cell table:style-name="ce20" table:formula="of:=[.B557]-[.E557]" office:value-type="float" office:value="-0.0178532815053529" calcext:value-type="float">
            <text:p>-0.0179</text:p>
          </table:table-cell>
          <table:table-cell table:style-name="ce27" table:formula="of:=ABS([.F557]/[.B$4])" office:value-type="percentage" office:value="0.0507826673930039" calcext:value-type="percentage">
            <text:p>5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5" calcext:value-type="float">
            <text:p>555</text:p>
          </table:table-cell>
          <table:table-cell table:style-name="ce9" table:formula="of:=[.A558]*90/(256)" office:value-type="float" office:value="195.1171875" calcext:value-type="float">
            <text:p>195.12º</text:p>
          </table:table-cell>
          <table:table-cell table:style-name="ce14" table:formula="of:=ROUND([.C$1]*SIN([.B558]*PI()/180);0)" office:value-type="float" office:value="-267" calcext:value-type="float">
            <text:p>-267</text:p>
          </table:table-cell>
          <table:table-cell table:style-name="ce14" table:formula="of:=ROUND([.C$1]*SIN(([.B558]+90)*PI()/180);0)" office:value-type="float" office:value="-988" calcext:value-type="float">
            <text:p>-988</text:p>
          </table:table-cell>
          <table:table-cell table:style-name="ce9" table:formula="of:=MOD(ATAN2([.D558];[.C558])*180/PI()+360;360)" office:value-type="float" office:value="195.122546650086" calcext:value-type="float">
            <text:p>195.12º</text:p>
          </table:table-cell>
          <table:table-cell table:style-name="ce20" table:formula="of:=[.B558]-[.E558]" office:value-type="float" office:value="-0.00535915008643428" calcext:value-type="float">
            <text:p>-0.0054</text:p>
          </table:table-cell>
          <table:table-cell table:style-name="ce27" table:formula="of:=ABS([.F558]/[.B$4])" office:value-type="percentage" office:value="0.015243804690302" calcext:value-type="percentage">
            <text:p>1.5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6" calcext:value-type="float">
            <text:p>556</text:p>
          </table:table-cell>
          <table:table-cell table:style-name="ce9" table:formula="of:=[.A559]*90/(256)" office:value-type="float" office:value="195.46875" calcext:value-type="float">
            <text:p>195.47º</text:p>
          </table:table-cell>
          <table:table-cell table:style-name="ce14" table:formula="of:=ROUND([.C$1]*SIN([.B559]*PI()/180);0)" office:value-type="float" office:value="-273" calcext:value-type="float">
            <text:p>-273</text:p>
          </table:table-cell>
          <table:table-cell table:style-name="ce14" table:formula="of:=ROUND([.C$1]*SIN(([.B559]+90)*PI()/180);0)" office:value-type="float" office:value="-986" calcext:value-type="float">
            <text:p>-986</text:p>
          </table:table-cell>
          <table:table-cell table:style-name="ce9" table:formula="of:=MOD(ATAN2([.D559];[.C559])*180/PI()+360;360)" office:value-type="float" office:value="195.476147188976" calcext:value-type="float">
            <text:p>195.48º</text:p>
          </table:table-cell>
          <table:table-cell table:style-name="ce20" table:formula="of:=[.B559]-[.E559]" office:value-type="float" office:value="-0.00739718897594344" calcext:value-type="float">
            <text:p>-0.0074</text:p>
          </table:table-cell>
          <table:table-cell table:style-name="ce27" table:formula="of:=ABS([.F559]/[.B$4])" office:value-type="percentage" office:value="0.021040893087128" calcext:value-type="percentage">
            <text:p>2.1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7" calcext:value-type="float">
            <text:p>557</text:p>
          </table:table-cell>
          <table:table-cell table:style-name="ce9" table:formula="of:=[.A560]*90/(256)" office:value-type="float" office:value="195.8203125" calcext:value-type="float">
            <text:p>195.82º</text:p>
          </table:table-cell>
          <table:table-cell table:style-name="ce14" table:formula="of:=ROUND([.C$1]*SIN([.B560]*PI()/180);0)" office:value-type="float" office:value="-279" calcext:value-type="float">
            <text:p>-279</text:p>
          </table:table-cell>
          <table:table-cell table:style-name="ce14" table:formula="of:=ROUND([.C$1]*SIN(([.B560]+90)*PI()/180);0)" office:value-type="float" office:value="-984" calcext:value-type="float">
            <text:p>-984</text:p>
          </table:table-cell>
          <table:table-cell table:style-name="ce9" table:formula="of:=MOD(ATAN2([.D560];[.C560])*180/PI()+360;360)" office:value-type="float" office:value="195.829973455301" calcext:value-type="float">
            <text:p>195.83º</text:p>
          </table:table-cell>
          <table:table-cell table:style-name="ce20" table:formula="of:=[.B560]-[.E560]" office:value-type="float" office:value="-0.0096609553007454" calcext:value-type="float">
            <text:p>-0.0097</text:p>
          </table:table-cell>
          <table:table-cell table:style-name="ce27" table:formula="of:=ABS([.F560]/[.B$4])" office:value-type="percentage" office:value="0.0274800506332314" calcext:value-type="percentage">
            <text:p>2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8" calcext:value-type="float">
            <text:p>558</text:p>
          </table:table-cell>
          <table:table-cell table:style-name="ce9" table:formula="of:=[.A561]*90/(256)" office:value-type="float" office:value="196.171875" calcext:value-type="float">
            <text:p>196.17º</text:p>
          </table:table-cell>
          <table:table-cell table:style-name="ce14" table:formula="of:=ROUND([.C$1]*SIN([.B561]*PI()/180);0)" office:value-type="float" office:value="-285" calcext:value-type="float">
            <text:p>-285</text:p>
          </table:table-cell>
          <table:table-cell table:style-name="ce14" table:formula="of:=ROUND([.C$1]*SIN(([.B561]+90)*PI()/180);0)" office:value-type="float" office:value="-983" calcext:value-type="float">
            <text:p>-983</text:p>
          </table:table-cell>
          <table:table-cell table:style-name="ce9" table:formula="of:=MOD(ATAN2([.D561];[.C561])*180/PI()+360;360)" office:value-type="float" office:value="196.168395393055" calcext:value-type="float">
            <text:p>196.17º</text:p>
          </table:table-cell>
          <table:table-cell table:style-name="ce20" table:formula="of:=[.B561]-[.E561]" office:value-type="float" office:value="0.00347960694548988" calcext:value-type="float">
            <text:p>0.0035</text:p>
          </table:table-cell>
          <table:table-cell table:style-name="ce27" table:formula="of:=ABS([.F561]/[.B$4])" office:value-type="percentage" office:value="0.00989754864494898" calcext:value-type="percentage">
            <text:p>0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59" calcext:value-type="float">
            <text:p>559</text:p>
          </table:table-cell>
          <table:table-cell table:style-name="ce9" table:formula="of:=[.A562]*90/(256)" office:value-type="float" office:value="196.5234375" calcext:value-type="float">
            <text:p>196.52º</text:p>
          </table:table-cell>
          <table:table-cell table:style-name="ce14" table:formula="of:=ROUND([.C$1]*SIN([.B562]*PI()/180);0)" office:value-type="float" office:value="-291" calcext:value-type="float">
            <text:p>-291</text:p>
          </table:table-cell>
          <table:table-cell table:style-name="ce14" table:formula="of:=ROUND([.C$1]*SIN(([.B562]+90)*PI()/180);0)" office:value-type="float" office:value="-981" calcext:value-type="float">
            <text:p>-981</text:p>
          </table:table-cell>
          <table:table-cell table:style-name="ce9" table:formula="of:=MOD(ATAN2([.D562];[.C562])*180/PI()+360;360)" office:value-type="float" office:value="196.52225699164" calcext:value-type="float">
            <text:p>196.52º</text:p>
          </table:table-cell>
          <table:table-cell table:style-name="ce20" table:formula="of:=[.B562]-[.E562]" office:value-type="float" office:value="0.00118050835953909" calcext:value-type="float">
            <text:p>0.0012</text:p>
          </table:table-cell>
          <table:table-cell table:style-name="ce27" table:formula="of:=ABS([.F562]/[.B$4])" office:value-type="percentage" office:value="0.00335789044491119" calcext:value-type="percentage">
            <text:p>0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0" calcext:value-type="float">
            <text:p>560</text:p>
          </table:table-cell>
          <table:table-cell table:style-name="ce9" table:formula="of:=[.A563]*90/(256)" office:value-type="float" office:value="196.875" calcext:value-type="float">
            <text:p>196.88º</text:p>
          </table:table-cell>
          <table:table-cell table:style-name="ce14" table:formula="of:=ROUND([.C$1]*SIN([.B563]*PI()/180);0)" office:value-type="float" office:value="-297" calcext:value-type="float">
            <text:p>-297</text:p>
          </table:table-cell>
          <table:table-cell table:style-name="ce14" table:formula="of:=ROUND([.C$1]*SIN(([.B563]+90)*PI()/180);0)" office:value-type="float" office:value="-979" calcext:value-type="float">
            <text:p>-979</text:p>
          </table:table-cell>
          <table:table-cell table:style-name="ce9" table:formula="of:=MOD(ATAN2([.D563];[.C563])*180/PI()+360;360)" office:value-type="float" office:value="196.876264616711" calcext:value-type="float">
            <text:p>196.88º</text:p>
          </table:table-cell>
          <table:table-cell table:style-name="ce20" table:formula="of:=[.B563]-[.E563]" office:value-type="float" office:value="-0.0012646167111825" calcext:value-type="float">
            <text:p>-0.0013</text:p>
          </table:table-cell>
          <table:table-cell table:style-name="ce27" table:formula="of:=ABS([.F563]/[.B$4])" office:value-type="percentage" office:value="0.00359713197847466" calcext:value-type="percentage">
            <text:p>0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1" calcext:value-type="float">
            <text:p>561</text:p>
          </table:table-cell>
          <table:table-cell table:style-name="ce9" table:formula="of:=[.A564]*90/(256)" office:value-type="float" office:value="197.2265625" calcext:value-type="float">
            <text:p>197.23º</text:p>
          </table:table-cell>
          <table:table-cell table:style-name="ce14" table:formula="of:=ROUND([.C$1]*SIN([.B564]*PI()/180);0)" office:value-type="float" office:value="-303" calcext:value-type="float">
            <text:p>-303</text:p>
          </table:table-cell>
          <table:table-cell table:style-name="ce14" table:formula="of:=ROUND([.C$1]*SIN(([.B564]+90)*PI()/180);0)" office:value-type="float" office:value="-977" calcext:value-type="float">
            <text:p>-977</text:p>
          </table:table-cell>
          <table:table-cell table:style-name="ce9" table:formula="of:=MOD(ATAN2([.D564];[.C564])*180/PI()+360;360)" office:value-type="float" office:value="197.230391315463" calcext:value-type="float">
            <text:p>197.23º</text:p>
          </table:table-cell>
          <table:table-cell table:style-name="ce20" table:formula="of:=[.B564]-[.E564]" office:value-type="float" office:value="-0.00382881546275371" calcext:value-type="float">
            <text:p>-0.0038</text:p>
          </table:table-cell>
          <table:table-cell table:style-name="ce27" table:formula="of:=ABS([.F564]/[.B$4])" office:value-type="percentage" office:value="0.0108908528718328" calcext:value-type="percentage">
            <text:p>1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2" calcext:value-type="float">
            <text:p>562</text:p>
          </table:table-cell>
          <table:table-cell table:style-name="ce9" table:formula="of:=[.A565]*90/(256)" office:value-type="float" office:value="197.578125" calcext:value-type="float">
            <text:p>197.58º</text:p>
          </table:table-cell>
          <table:table-cell table:style-name="ce14" table:formula="of:=ROUND([.C$1]*SIN([.B565]*PI()/180);0)" office:value-type="float" office:value="-309" calcext:value-type="float">
            <text:p>-309</text:p>
          </table:table-cell>
          <table:table-cell table:style-name="ce14" table:formula="of:=ROUND([.C$1]*SIN(([.B565]+90)*PI()/180);0)" office:value-type="float" office:value="-975" calcext:value-type="float">
            <text:p>-975</text:p>
          </table:table-cell>
          <table:table-cell table:style-name="ce9" table:formula="of:=MOD(ATAN2([.D565];[.C565])*180/PI()+360;360)" office:value-type="float" office:value="197.584610080573" calcext:value-type="float">
            <text:p>197.58º</text:p>
          </table:table-cell>
          <table:table-cell table:style-name="ce20" table:formula="of:=[.B565]-[.E565]" office:value-type="float" office:value="-0.00648508057250297" calcext:value-type="float">
            <text:p>-0.0065</text:p>
          </table:table-cell>
          <table:table-cell table:style-name="ce27" table:formula="of:=ABS([.F565]/[.B$4])" office:value-type="percentage" office:value="0.0184464514062307" calcext:value-type="percentage">
            <text:p>1.8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3" calcext:value-type="float">
            <text:p>563</text:p>
          </table:table-cell>
          <table:table-cell table:style-name="ce9" table:formula="of:=[.A566]*90/(256)" office:value-type="float" office:value="197.9296875" calcext:value-type="float">
            <text:p>197.93º</text:p>
          </table:table-cell>
          <table:table-cell table:style-name="ce14" table:formula="of:=ROUND([.C$1]*SIN([.B566]*PI()/180);0)" office:value-type="float" office:value="-315" calcext:value-type="float">
            <text:p>-315</text:p>
          </table:table-cell>
          <table:table-cell table:style-name="ce14" table:formula="of:=ROUND([.C$1]*SIN(([.B566]+90)*PI()/180);0)" office:value-type="float" office:value="-973" calcext:value-type="float">
            <text:p>-973</text:p>
          </table:table-cell>
          <table:table-cell table:style-name="ce9" table:formula="of:=MOD(ATAN2([.D566];[.C566])*180/PI()+360;360)" office:value-type="float" office:value="197.938893862527" calcext:value-type="float">
            <text:p>197.94º</text:p>
          </table:table-cell>
          <table:table-cell table:style-name="ce20" table:formula="of:=[.B566]-[.E566]" office:value-type="float" office:value="-0.00920636252678264" calcext:value-type="float">
            <text:p>-0.0092</text:p>
          </table:table-cell>
          <table:table-cell table:style-name="ce27" table:formula="of:=ABS([.F566]/[.B$4])" office:value-type="percentage" office:value="0.0261869867428484" calcext:value-type="percentage">
            <text:p>2.6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4" calcext:value-type="float">
            <text:p>564</text:p>
          </table:table-cell>
          <table:table-cell table:style-name="ce9" table:formula="of:=[.A567]*90/(256)" office:value-type="float" office:value="198.28125" calcext:value-type="float">
            <text:p>198.28º</text:p>
          </table:table-cell>
          <table:table-cell table:style-name="ce14" table:formula="of:=ROUND([.C$1]*SIN([.B567]*PI()/180);0)" office:value-type="float" office:value="-321" calcext:value-type="float">
            <text:p>-321</text:p>
          </table:table-cell>
          <table:table-cell table:style-name="ce14" table:formula="of:=ROUND([.C$1]*SIN(([.B567]+90)*PI()/180);0)" office:value-type="float" office:value="-971" calcext:value-type="float">
            <text:p>-971</text:p>
          </table:table-cell>
          <table:table-cell table:style-name="ce9" table:formula="of:=MOD(ATAN2([.D567];[.C567])*180/PI()+360;360)" office:value-type="float" office:value="198.293215581997" calcext:value-type="float">
            <text:p>198.29º</text:p>
          </table:table-cell>
          <table:table-cell table:style-name="ce20" table:formula="of:=[.B567]-[.E567]" office:value-type="float" office:value="-0.0119655819968898" calcext:value-type="float">
            <text:p>-0.0120</text:p>
          </table:table-cell>
          <table:table-cell table:style-name="ce27" table:formula="of:=ABS([.F567]/[.B$4])" office:value-type="percentage" office:value="0.0340354332355976" calcext:value-type="percentage">
            <text:p>3.4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5" calcext:value-type="float">
            <text:p>565</text:p>
          </table:table-cell>
          <table:table-cell table:style-name="ce9" table:formula="of:=[.A568]*90/(256)" office:value-type="float" office:value="198.6328125" calcext:value-type="float">
            <text:p>198.63º</text:p>
          </table:table-cell>
          <table:table-cell table:style-name="ce14" table:formula="of:=ROUND([.C$1]*SIN([.B568]*PI()/180);0)" office:value-type="float" office:value="-327" calcext:value-type="float">
            <text:p>-327</text:p>
          </table:table-cell>
          <table:table-cell table:style-name="ce14" table:formula="of:=ROUND([.C$1]*SIN(([.B568]+90)*PI()/180);0)" office:value-type="float" office:value="-969" calcext:value-type="float">
            <text:p>-969</text:p>
          </table:table-cell>
          <table:table-cell table:style-name="ce9" table:formula="of:=MOD(ATAN2([.D568];[.C568])*180/PI()+360;360)" office:value-type="float" office:value="198.64754814225" calcext:value-type="float">
            <text:p>198.65º</text:p>
          </table:table-cell>
          <table:table-cell table:style-name="ce20" table:formula="of:=[.B568]-[.E568]" office:value-type="float" office:value="-0.014735642249633" calcext:value-type="float">
            <text:p>-0.0147</text:p>
          </table:table-cell>
          <table:table-cell table:style-name="ce27" table:formula="of:=ABS([.F568]/[.B$4])" office:value-type="percentage" office:value="0.041914715732289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6" calcext:value-type="float">
            <text:p>566</text:p>
          </table:table-cell>
          <table:table-cell table:style-name="ce9" table:formula="of:=[.A569]*90/(256)" office:value-type="float" office:value="198.984375" calcext:value-type="float">
            <text:p>198.98º</text:p>
          </table:table-cell>
          <table:table-cell table:style-name="ce14" table:formula="of:=ROUND([.C$1]*SIN([.B569]*PI()/180);0)" office:value-type="float" office:value="-333" calcext:value-type="float">
            <text:p>-333</text:p>
          </table:table-cell>
          <table:table-cell table:style-name="ce14" table:formula="of:=ROUND([.C$1]*SIN(([.B569]+90)*PI()/180);0)" office:value-type="float" office:value="-967" calcext:value-type="float">
            <text:p>-967</text:p>
          </table:table-cell>
          <table:table-cell table:style-name="ce9" table:formula="of:=MOD(ATAN2([.D569];[.C569])*180/PI()+360;360)" office:value-type="float" office:value="199.001864441577" calcext:value-type="float">
            <text:p>199.00º</text:p>
          </table:table-cell>
          <table:table-cell table:style-name="ce20" table:formula="of:=[.B569]-[.E569]" office:value-type="float" office:value="-0.0174894415772258" calcext:value-type="float">
            <text:p>-0.0175</text:p>
          </table:table-cell>
          <table:table-cell table:style-name="ce27" table:formula="of:=ABS([.F569]/[.B$4])" office:value-type="percentage" office:value="0.0497477449307755" calcext:value-type="percentage">
            <text:p>4.9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7" calcext:value-type="float">
            <text:p>567</text:p>
          </table:table-cell>
          <table:table-cell table:style-name="ce9" table:formula="of:=[.A570]*90/(256)" office:value-type="float" office:value="199.3359375" calcext:value-type="float">
            <text:p>199.34º</text:p>
          </table:table-cell>
          <table:table-cell table:style-name="ce14" table:formula="of:=ROUND([.C$1]*SIN([.B570]*PI()/180);0)" office:value-type="float" office:value="-339" calcext:value-type="float">
            <text:p>-339</text:p>
          </table:table-cell>
          <table:table-cell table:style-name="ce14" table:formula="of:=ROUND([.C$1]*SIN(([.B570]+90)*PI()/180);0)" office:value-type="float" office:value="-965" calcext:value-type="float">
            <text:p>-965</text:p>
          </table:table-cell>
          <table:table-cell table:style-name="ce9" table:formula="of:=MOD(ATAN2([.D570];[.C570])*180/PI()+360;360)" office:value-type="float" office:value="199.356137385733" calcext:value-type="float">
            <text:p>199.36º</text:p>
          </table:table-cell>
          <table:table-cell table:style-name="ce20" table:formula="of:=[.B570]-[.E570]" office:value-type="float" office:value="-0.0201998857333194" calcext:value-type="float">
            <text:p>-0.0202</text:p>
          </table:table-cell>
          <table:table-cell table:style-name="ce27" table:formula="of:=ABS([.F570]/[.B$4])" office:value-type="percentage" office:value="0.0574574527525531" calcext:value-type="percentage">
            <text:p>5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8" calcext:value-type="float">
            <text:p>568</text:p>
          </table:table-cell>
          <table:table-cell table:style-name="ce9" table:formula="of:=[.A571]*90/(256)" office:value-type="float" office:value="199.6875" calcext:value-type="float">
            <text:p>199.69º</text:p>
          </table:table-cell>
          <table:table-cell table:style-name="ce14" table:formula="of:=ROUND([.C$1]*SIN([.B571]*PI()/180);0)" office:value-type="float" office:value="-345" calcext:value-type="float">
            <text:p>-345</text:p>
          </table:table-cell>
          <table:table-cell table:style-name="ce14" table:formula="of:=ROUND([.C$1]*SIN(([.B571]+90)*PI()/180);0)" office:value-type="float" office:value="-963" calcext:value-type="float">
            <text:p>-963</text:p>
          </table:table-cell>
          <table:table-cell table:style-name="ce9" table:formula="of:=MOD(ATAN2([.D571];[.C571])*180/PI()+360;360)" office:value-type="float" office:value="199.71033990036" calcext:value-type="float">
            <text:p>199.71º</text:p>
          </table:table-cell>
          <table:table-cell table:style-name="ce20" table:formula="of:=[.B571]-[.E571]" office:value-type="float" office:value="-0.022839900360367" calcext:value-type="float">
            <text:p>-0.0228</text:p>
          </table:table-cell>
          <table:table-cell table:style-name="ce27" table:formula="of:=ABS([.F571]/[.B$4])" office:value-type="percentage" office:value="0.0649668276917105" calcext:value-type="percentage">
            <text:p>6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69" calcext:value-type="float">
            <text:p>569</text:p>
          </table:table-cell>
          <table:table-cell table:style-name="ce9" table:formula="of:=[.A572]*90/(256)" office:value-type="float" office:value="200.0390625" calcext:value-type="float">
            <text:p>200.04º</text:p>
          </table:table-cell>
          <table:table-cell table:style-name="ce14" table:formula="of:=ROUND([.C$1]*SIN([.B572]*PI()/180);0)" office:value-type="float" office:value="-351" calcext:value-type="float">
            <text:p>-351</text:p>
          </table:table-cell>
          <table:table-cell table:style-name="ce14" table:formula="of:=ROUND([.C$1]*SIN(([.B572]+90)*PI()/180);0)" office:value-type="float" office:value="-961" calcext:value-type="float">
            <text:p>-961</text:p>
          </table:table-cell>
          <table:table-cell table:style-name="ce9" table:formula="of:=MOD(ATAN2([.D572];[.C572])*180/PI()+360;360)" office:value-type="float" office:value="200.064444943394" calcext:value-type="float">
            <text:p>200.06º</text:p>
          </table:table-cell>
          <table:table-cell table:style-name="ce20" table:formula="of:=[.B572]-[.E572]" office:value-type="float" office:value="-0.0253824433941645" calcext:value-type="float">
            <text:p>-0.0254</text:p>
          </table:table-cell>
          <table:table-cell table:style-name="ce27" table:formula="of:=ABS([.F572]/[.B$4])" office:value-type="percentage" office:value="0.0721989500989568" calcext:value-type="percentage">
            <text:p>7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0" calcext:value-type="float">
            <text:p>570</text:p>
          </table:table-cell>
          <table:table-cell table:style-name="ce9" table:formula="of:=[.A573]*90/(256)" office:value-type="float" office:value="200.390625" calcext:value-type="float">
            <text:p>200.39º</text:p>
          </table:table-cell>
          <table:table-cell table:style-name="ce14" table:formula="of:=ROUND([.C$1]*SIN([.B573]*PI()/180);0)" office:value-type="float" office:value="-356" calcext:value-type="float">
            <text:p>-356</text:p>
          </table:table-cell>
          <table:table-cell table:style-name="ce14" table:formula="of:=ROUND([.C$1]*SIN(([.B573]+90)*PI()/180);0)" office:value-type="float" office:value="-959" calcext:value-type="float">
            <text:p>-959</text:p>
          </table:table-cell>
          <table:table-cell table:style-name="ce9" table:formula="of:=MOD(ATAN2([.D573];[.C573])*180/PI()+360;360)" office:value-type="float" office:value="200.365934063047" calcext:value-type="float">
            <text:p>200.37º</text:p>
          </table:table-cell>
          <table:table-cell table:style-name="ce20" table:formula="of:=[.B573]-[.E573]" office:value-type="float" office:value="0.0246909369530499" calcext:value-type="float">
            <text:p>0.0247</text:p>
          </table:table-cell>
          <table:table-cell table:style-name="ce27" table:formula="of:=ABS([.F573]/[.B$4])" office:value-type="percentage" office:value="0.0702319984442309" calcext:value-type="percentage">
            <text:p>7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1" calcext:value-type="float">
            <text:p>571</text:p>
          </table:table-cell>
          <table:table-cell table:style-name="ce9" table:formula="of:=[.A574]*90/(256)" office:value-type="float" office:value="200.7421875" calcext:value-type="float">
            <text:p>200.74º</text:p>
          </table:table-cell>
          <table:table-cell table:style-name="ce14" table:formula="of:=ROUND([.C$1]*SIN([.B574]*PI()/180);0)" office:value-type="float" office:value="-362" calcext:value-type="float">
            <text:p>-362</text:p>
          </table:table-cell>
          <table:table-cell table:style-name="ce14" table:formula="of:=ROUND([.C$1]*SIN(([.B574]+90)*PI()/180);0)" office:value-type="float" office:value="-957" calcext:value-type="float">
            <text:p>-957</text:p>
          </table:table-cell>
          <table:table-cell table:style-name="ce9" table:formula="of:=MOD(ATAN2([.D574];[.C574])*180/PI()+360;360)" office:value-type="float" office:value="200.719896807668" calcext:value-type="float">
            <text:p>200.72º</text:p>
          </table:table-cell>
          <table:table-cell table:style-name="ce20" table:formula="of:=[.B574]-[.E574]" office:value-type="float" office:value="0.022290692331751" calcext:value-type="float">
            <text:p>0.0223</text:p>
          </table:table-cell>
          <table:table-cell table:style-name="ce27" table:formula="of:=ABS([.F574]/[.B$4])" office:value-type="percentage" office:value="0.0634046359658694" calcext:value-type="percentage">
            <text:p>6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2" calcext:value-type="float">
            <text:p>572</text:p>
          </table:table-cell>
          <table:table-cell table:style-name="ce9" table:formula="of:=[.A575]*90/(256)" office:value-type="float" office:value="201.09375" calcext:value-type="float">
            <text:p>201.09º</text:p>
          </table:table-cell>
          <table:table-cell table:style-name="ce14" table:formula="of:=ROUND([.C$1]*SIN([.B575]*PI()/180);0)" office:value-type="float" office:value="-368" calcext:value-type="float">
            <text:p>-368</text:p>
          </table:table-cell>
          <table:table-cell table:style-name="ce14" table:formula="of:=ROUND([.C$1]*SIN(([.B575]+90)*PI()/180);0)" office:value-type="float" office:value="-954" calcext:value-type="float">
            <text:p>-954</text:p>
          </table:table-cell>
          <table:table-cell table:style-name="ce9" table:formula="of:=MOD(ATAN2([.D575];[.C575])*180/PI()+360;360)" office:value-type="float" office:value="201.093833217165" calcext:value-type="float">
            <text:p>201.09º</text:p>
          </table:table-cell>
          <table:table-cell table:style-name="ce20" table:formula="of:=[.B575]-[.E575]" office:value-type="float" office:value="-0.0000832171654110425" calcext:value-type="float">
            <text:p>-0.0001</text:p>
          </table:table-cell>
          <table:table-cell table:style-name="ce27" table:formula="of:=ABS([.F575]/[.B$4])" office:value-type="percentage" office:value="0.000236706603835854" calcext:value-type="percentage">
            <text:p>0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3" calcext:value-type="float">
            <text:p>573</text:p>
          </table:table-cell>
          <table:table-cell table:style-name="ce9" table:formula="of:=[.A576]*90/(256)" office:value-type="float" office:value="201.4453125" calcext:value-type="float">
            <text:p>201.45º</text:p>
          </table:table-cell>
          <table:table-cell table:style-name="ce14" table:formula="of:=ROUND([.C$1]*SIN([.B576]*PI()/180);0)" office:value-type="float" office:value="-374" calcext:value-type="float">
            <text:p>-374</text:p>
          </table:table-cell>
          <table:table-cell table:style-name="ce14" table:formula="of:=ROUND([.C$1]*SIN(([.B576]+90)*PI()/180);0)" office:value-type="float" office:value="-952" calcext:value-type="float">
            <text:p>-952</text:p>
          </table:table-cell>
          <table:table-cell table:style-name="ce9" table:formula="of:=MOD(ATAN2([.D576];[.C576])*180/PI()+360;360)" office:value-type="float" office:value="201.447736327105" calcext:value-type="float">
            <text:p>201.45º</text:p>
          </table:table-cell>
          <table:table-cell table:style-name="ce20" table:formula="of:=[.B576]-[.E576]" office:value-type="float" office:value="-0.00242382710533207" calcext:value-type="float">
            <text:p>-0.0024</text:p>
          </table:table-cell>
          <table:table-cell table:style-name="ce27" table:formula="of:=ABS([.F576]/[.B$4])" office:value-type="percentage" office:value="0.00689444154405565" calcext:value-type="percentage">
            <text:p>0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4" calcext:value-type="float">
            <text:p>574</text:p>
          </table:table-cell>
          <table:table-cell table:style-name="ce9" table:formula="of:=[.A577]*90/(256)" office:value-type="float" office:value="201.796875" calcext:value-type="float">
            <text:p>201.80º</text:p>
          </table:table-cell>
          <table:table-cell table:style-name="ce14" table:formula="of:=ROUND([.C$1]*SIN([.B577]*PI()/180);0)" office:value-type="float" office:value="-380" calcext:value-type="float">
            <text:p>-380</text:p>
          </table:table-cell>
          <table:table-cell table:style-name="ce14" table:formula="of:=ROUND([.C$1]*SIN(([.B577]+90)*PI()/180);0)" office:value-type="float" office:value="-950" calcext:value-type="float">
            <text:p>-950</text:p>
          </table:table-cell>
          <table:table-cell table:style-name="ce9" table:formula="of:=MOD(ATAN2([.D577];[.C577])*180/PI()+360;360)" office:value-type="float" office:value="201.801409486352" calcext:value-type="float">
            <text:p>201.80º</text:p>
          </table:table-cell>
          <table:table-cell table:style-name="ce20" table:formula="of:=[.B577]-[.E577]" office:value-type="float" office:value="-0.0045344863518153" calcext:value-type="float">
            <text:p>-0.0045</text:p>
          </table:table-cell>
          <table:table-cell table:style-name="ce27" table:formula="of:=ABS([.F577]/[.B$4])" office:value-type="percentage" office:value="0.0128980945118302" calcext:value-type="percentage">
            <text:p>1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5" calcext:value-type="float">
            <text:p>575</text:p>
          </table:table-cell>
          <table:table-cell table:style-name="ce9" table:formula="of:=[.A578]*90/(256)" office:value-type="float" office:value="202.1484375" calcext:value-type="float">
            <text:p>202.15º</text:p>
          </table:table-cell>
          <table:table-cell table:style-name="ce14" table:formula="of:=ROUND([.C$1]*SIN([.B578]*PI()/180);0)" office:value-type="float" office:value="-386" calcext:value-type="float">
            <text:p>-386</text:p>
          </table:table-cell>
          <table:table-cell table:style-name="ce14" table:formula="of:=ROUND([.C$1]*SIN(([.B578]+90)*PI()/180);0)" office:value-type="float" office:value="-948" calcext:value-type="float">
            <text:p>-948</text:p>
          </table:table-cell>
          <table:table-cell table:style-name="ce9" table:formula="of:=MOD(ATAN2([.D578];[.C578])*180/PI()+360;360)" office:value-type="float" office:value="202.154825995246" calcext:value-type="float">
            <text:p>202.15º</text:p>
          </table:table-cell>
          <table:table-cell table:style-name="ce20" table:formula="of:=[.B578]-[.E578]" office:value-type="float" office:value="-0.00638849524625584" calcext:value-type="float">
            <text:p>-0.0064</text:p>
          </table:table-cell>
          <table:table-cell table:style-name="ce27" table:formula="of:=ABS([.F578]/[.B$4])" office:value-type="percentage" office:value="0.0181717198115722" calcext:value-type="percentage">
            <text:p>1.8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6" calcext:value-type="float">
            <text:p>576</text:p>
          </table:table-cell>
          <table:table-cell table:style-name="ce9" table:formula="of:=[.A579]*90/(256)" office:value-type="float" office:value="202.5" calcext:value-type="float">
            <text:p>202.50º</text:p>
          </table:table-cell>
          <table:table-cell table:style-name="ce14" table:formula="of:=ROUND([.C$1]*SIN([.B579]*PI()/180);0)" office:value-type="float" office:value="-391" calcext:value-type="float">
            <text:p>-391</text:p>
          </table:table-cell>
          <table:table-cell table:style-name="ce14" table:formula="of:=ROUND([.C$1]*SIN(([.B579]+90)*PI()/180);0)" office:value-type="float" office:value="-945" calcext:value-type="float">
            <text:p>-945</text:p>
          </table:table-cell>
          <table:table-cell table:style-name="ce9" table:formula="of:=MOD(ATAN2([.D579];[.C579])*180/PI()+360;360)" office:value-type="float" office:value="202.477649315024" calcext:value-type="float">
            <text:p>202.48º</text:p>
          </table:table-cell>
          <table:table-cell table:style-name="ce20" table:formula="of:=[.B579]-[.E579]" office:value-type="float" office:value="0.0223506849760327" calcext:value-type="float">
            <text:p>0.0224</text:p>
          </table:table-cell>
          <table:table-cell table:style-name="ce27" table:formula="of:=ABS([.F579]/[.B$4])" office:value-type="percentage" office:value="0.063575281709604" calcext:value-type="percentage">
            <text:p>6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7" calcext:value-type="float">
            <text:p>577</text:p>
          </table:table-cell>
          <table:table-cell table:style-name="ce9" table:formula="of:=[.A580]*90/(256)" office:value-type="float" office:value="202.8515625" calcext:value-type="float">
            <text:p>202.85º</text:p>
          </table:table-cell>
          <table:table-cell table:style-name="ce14" table:formula="of:=ROUND([.C$1]*SIN([.B580]*PI()/180);0)" office:value-type="float" office:value="-397" calcext:value-type="float">
            <text:p>-397</text:p>
          </table:table-cell>
          <table:table-cell table:style-name="ce14" table:formula="of:=ROUND([.C$1]*SIN(([.B580]+90)*PI()/180);0)" office:value-type="float" office:value="-943" calcext:value-type="float">
            <text:p>-943</text:p>
          </table:table-cell>
          <table:table-cell table:style-name="ce9" table:formula="of:=MOD(ATAN2([.D580];[.C580])*180/PI()+360;360)" office:value-type="float" office:value="202.830937836976" calcext:value-type="float">
            <text:p>202.83º</text:p>
          </table:table-cell>
          <table:table-cell table:style-name="ce20" table:formula="of:=[.B580]-[.E580]" office:value-type="float" office:value="0.0206246630235398" calcext:value-type="float">
            <text:p>0.0206</text:p>
          </table:table-cell>
          <table:table-cell table:style-name="ce27" table:formula="of:=ABS([.F580]/[.B$4])" office:value-type="percentage" office:value="0.0586657081558466" calcext:value-type="percentage">
            <text:p>5.8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8" calcext:value-type="float">
            <text:p>578</text:p>
          </table:table-cell>
          <table:table-cell table:style-name="ce9" table:formula="of:=[.A581]*90/(256)" office:value-type="float" office:value="203.203125" calcext:value-type="float">
            <text:p>203.20º</text:p>
          </table:table-cell>
          <table:table-cell table:style-name="ce14" table:formula="of:=ROUND([.C$1]*SIN([.B581]*PI()/180);0)" office:value-type="float" office:value="-403" calcext:value-type="float">
            <text:p>-403</text:p>
          </table:table-cell>
          <table:table-cell table:style-name="ce14" table:formula="of:=ROUND([.C$1]*SIN(([.B581]+90)*PI()/180);0)" office:value-type="float" office:value="-940" calcext:value-type="float">
            <text:p>-940</text:p>
          </table:table-cell>
          <table:table-cell table:style-name="ce9" table:formula="of:=MOD(ATAN2([.D581];[.C581])*180/PI()+360;360)" office:value-type="float" office:value="203.205946500193" calcext:value-type="float">
            <text:p>203.21º</text:p>
          </table:table-cell>
          <table:table-cell table:style-name="ce20" table:formula="of:=[.B581]-[.E581]" office:value-type="float" office:value="-0.00282150019310734" calcext:value-type="float">
            <text:p>-0.0028</text:p>
          </table:table-cell>
          <table:table-cell table:style-name="ce27" table:formula="of:=ABS([.F581]/[.B$4])" office:value-type="percentage" office:value="0.0080256005492831" calcext:value-type="percentage">
            <text:p>0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79" calcext:value-type="float">
            <text:p>579</text:p>
          </table:table-cell>
          <table:table-cell table:style-name="ce9" table:formula="of:=[.A582]*90/(256)" office:value-type="float" office:value="203.5546875" calcext:value-type="float">
            <text:p>203.55º</text:p>
          </table:table-cell>
          <table:table-cell table:style-name="ce14" table:formula="of:=ROUND([.C$1]*SIN([.B582]*PI()/180);0)" office:value-type="float" office:value="-409" calcext:value-type="float">
            <text:p>-409</text:p>
          </table:table-cell>
          <table:table-cell table:style-name="ce14" table:formula="of:=ROUND([.C$1]*SIN(([.B582]+90)*PI()/180);0)" office:value-type="float" office:value="-938" calcext:value-type="float">
            <text:p>-938</text:p>
          </table:table-cell>
          <table:table-cell table:style-name="ce9" table:formula="of:=MOD(ATAN2([.D582];[.C582])*180/PI()+360;360)" office:value-type="float" office:value="203.558844100052" calcext:value-type="float">
            <text:p>203.56º</text:p>
          </table:table-cell>
          <table:table-cell table:style-name="ce20" table:formula="of:=[.B582]-[.E582]" office:value-type="float" office:value="-0.00415660005222662" calcext:value-type="float">
            <text:p>-0.0042</text:p>
          </table:table-cell>
          <table:table-cell table:style-name="ce27" table:formula="of:=ABS([.F582]/[.B$4])" office:value-type="percentage" office:value="0.0118232179263335" calcext:value-type="percentage">
            <text:p>1.1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0" calcext:value-type="float">
            <text:p>580</text:p>
          </table:table-cell>
          <table:table-cell table:style-name="ce9" table:formula="of:=[.A583]*90/(256)" office:value-type="float" office:value="203.90625" calcext:value-type="float">
            <text:p>203.91º</text:p>
          </table:table-cell>
          <table:table-cell table:style-name="ce14" table:formula="of:=ROUND([.C$1]*SIN([.B583]*PI()/180);0)" office:value-type="float" office:value="-415" calcext:value-type="float">
            <text:p>-415</text:p>
          </table:table-cell>
          <table:table-cell table:style-name="ce14" table:formula="of:=ROUND([.C$1]*SIN(([.B583]+90)*PI()/180);0)" office:value-type="float" office:value="-935" calcext:value-type="float">
            <text:p>-935</text:p>
          </table:table-cell>
          <table:table-cell table:style-name="ce9" table:formula="of:=MOD(ATAN2([.D583];[.C583])*180/PI()+360;360)" office:value-type="float" office:value="203.934054346881" calcext:value-type="float">
            <text:p>203.93º</text:p>
          </table:table-cell>
          <table:table-cell table:style-name="ce20" table:formula="of:=[.B583]-[.E583]" office:value-type="float" office:value="-0.0278043468812825" calcext:value-type="float">
            <text:p>-0.0278</text:p>
          </table:table-cell>
          <table:table-cell table:style-name="ce27" table:formula="of:=ABS([.F583]/[.B$4])" office:value-type="percentage" office:value="0.0790879200178703" calcext:value-type="percentage">
            <text:p>7.9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1" calcext:value-type="float">
            <text:p>581</text:p>
          </table:table-cell>
          <table:table-cell table:style-name="ce9" table:formula="of:=[.A584]*90/(256)" office:value-type="float" office:value="204.2578125" calcext:value-type="float">
            <text:p>204.26º</text:p>
          </table:table-cell>
          <table:table-cell table:style-name="ce14" table:formula="of:=ROUND([.C$1]*SIN([.B584]*PI()/180);0)" office:value-type="float" office:value="-420" calcext:value-type="float">
            <text:p>-420</text:p>
          </table:table-cell>
          <table:table-cell table:style-name="ce14" table:formula="of:=ROUND([.C$1]*SIN(([.B584]+90)*PI()/180);0)" office:value-type="float" office:value="-933" calcext:value-type="float">
            <text:p>-933</text:p>
          </table:table-cell>
          <table:table-cell table:style-name="ce9" table:formula="of:=MOD(ATAN2([.D584];[.C584])*180/PI()+360;360)" office:value-type="float" office:value="204.23540518148" calcext:value-type="float">
            <text:p>204.24º</text:p>
          </table:table-cell>
          <table:table-cell table:style-name="ce20" table:formula="of:=[.B584]-[.E584]" office:value-type="float" office:value="0.0224073185202087" calcext:value-type="float">
            <text:p>0.0224</text:p>
          </table:table-cell>
          <table:table-cell table:style-name="ce27" table:formula="of:=ABS([.F584]/[.B$4])" office:value-type="percentage" office:value="0.0637363726797048" calcext:value-type="percentage">
            <text:p>6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2" calcext:value-type="float">
            <text:p>582</text:p>
          </table:table-cell>
          <table:table-cell table:style-name="ce9" table:formula="of:=[.A585]*90/(256)" office:value-type="float" office:value="204.609375" calcext:value-type="float">
            <text:p>204.61º</text:p>
          </table:table-cell>
          <table:table-cell table:style-name="ce14" table:formula="of:=ROUND([.C$1]*SIN([.B585]*PI()/180);0)" office:value-type="float" office:value="-426" calcext:value-type="float">
            <text:p>-426</text:p>
          </table:table-cell>
          <table:table-cell table:style-name="ce14" table:formula="of:=ROUND([.C$1]*SIN(([.B585]+90)*PI()/180);0)" office:value-type="float" office:value="-930" calcext:value-type="float">
            <text:p>-930</text:p>
          </table:table-cell>
          <table:table-cell table:style-name="ce9" table:formula="of:=MOD(ATAN2([.D585];[.C585])*180/PI()+360;360)" office:value-type="float" office:value="204.610835219718" calcext:value-type="float">
            <text:p>204.61º</text:p>
          </table:table-cell>
          <table:table-cell table:style-name="ce20" table:formula="of:=[.B585]-[.E585]" office:value-type="float" office:value="-0.00146021971826826" calcext:value-type="float">
            <text:p>-0.0015</text:p>
          </table:table-cell>
          <table:table-cell table:style-name="ce27" table:formula="of:=ABS([.F585]/[.B$4])" office:value-type="percentage" office:value="0.00415351386529639" calcext:value-type="percentage">
            <text:p>0.4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3" calcext:value-type="float">
            <text:p>583</text:p>
          </table:table-cell>
          <table:table-cell table:style-name="ce9" table:formula="of:=[.A586]*90/(256)" office:value-type="float" office:value="204.9609375" calcext:value-type="float">
            <text:p>204.96º</text:p>
          </table:table-cell>
          <table:table-cell table:style-name="ce14" table:formula="of:=ROUND([.C$1]*SIN([.B586]*PI()/180);0)" office:value-type="float" office:value="-432" calcext:value-type="float">
            <text:p>-432</text:p>
          </table:table-cell>
          <table:table-cell table:style-name="ce14" table:formula="of:=ROUND([.C$1]*SIN(([.B586]+90)*PI()/180);0)" office:value-type="float" office:value="-927" calcext:value-type="float">
            <text:p>-927</text:p>
          </table:table-cell>
          <table:table-cell table:style-name="ce9" table:formula="of:=MOD(ATAN2([.D586];[.C586])*180/PI()+360;360)" office:value-type="float" office:value="204.98643320478" calcext:value-type="float">
            <text:p>204.99º</text:p>
          </table:table-cell>
          <table:table-cell table:style-name="ce20" table:formula="of:=[.B586]-[.E586]" office:value-type="float" office:value="-0.0254957047798712" calcext:value-type="float">
            <text:p>-0.0255</text:p>
          </table:table-cell>
          <table:table-cell table:style-name="ce27" table:formula="of:=ABS([.F586]/[.B$4])" office:value-type="percentage" office:value="0.0725211158183002" calcext:value-type="percentage">
            <text:p>7.2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4" calcext:value-type="float">
            <text:p>584</text:p>
          </table:table-cell>
          <table:table-cell table:style-name="ce9" table:formula="of:=[.A587]*90/(256)" office:value-type="float" office:value="205.3125" calcext:value-type="float">
            <text:p>205.31º</text:p>
          </table:table-cell>
          <table:table-cell table:style-name="ce14" table:formula="of:=ROUND([.C$1]*SIN([.B587]*PI()/180);0)" office:value-type="float" office:value="-437" calcext:value-type="float">
            <text:p>-437</text:p>
          </table:table-cell>
          <table:table-cell table:style-name="ce14" table:formula="of:=ROUND([.C$1]*SIN(([.B587]+90)*PI()/180);0)" office:value-type="float" office:value="-925" calcext:value-type="float">
            <text:p>-925</text:p>
          </table:table-cell>
          <table:table-cell table:style-name="ce9" table:formula="of:=MOD(ATAN2([.D587];[.C587])*180/PI()+360;360)" office:value-type="float" office:value="205.287569529929" calcext:value-type="float">
            <text:p>205.29º</text:p>
          </table:table-cell>
          <table:table-cell table:style-name="ce20" table:formula="of:=[.B587]-[.E587]" office:value-type="float" office:value="0.0249304700710127" calcext:value-type="float">
            <text:p>0.0249</text:p>
          </table:table-cell>
          <table:table-cell table:style-name="ce27" table:formula="of:=ABS([.F587]/[.B$4])" office:value-type="percentage" office:value="0.0709133370908805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5" calcext:value-type="float">
            <text:p>585</text:p>
          </table:table-cell>
          <table:table-cell table:style-name="ce9" table:formula="of:=[.A588]*90/(256)" office:value-type="float" office:value="205.6640625" calcext:value-type="float">
            <text:p>205.66º</text:p>
          </table:table-cell>
          <table:table-cell table:style-name="ce14" table:formula="of:=ROUND([.C$1]*SIN([.B588]*PI()/180);0)" office:value-type="float" office:value="-443" calcext:value-type="float">
            <text:p>-443</text:p>
          </table:table-cell>
          <table:table-cell table:style-name="ce14" table:formula="of:=ROUND([.C$1]*SIN(([.B588]+90)*PI()/180);0)" office:value-type="float" office:value="-922" calcext:value-type="float">
            <text:p>-922</text:p>
          </table:table-cell>
          <table:table-cell table:style-name="ce9" table:formula="of:=MOD(ATAN2([.D588];[.C588])*180/PI()+360;360)" office:value-type="float" office:value="205.663224450232" calcext:value-type="float">
            <text:p>205.66º</text:p>
          </table:table-cell>
          <table:table-cell table:style-name="ce20" table:formula="of:=[.B588]-[.E588]" office:value-type="float" office:value="0.000838049767509119" calcext:value-type="float">
            <text:p>0.0008</text:p>
          </table:table-cell>
          <table:table-cell table:style-name="ce27" table:formula="of:=ABS([.F588]/[.B$4])" office:value-type="percentage" office:value="0.00238378600535927" calcext:value-type="percentage">
            <text:p>0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6" calcext:value-type="float">
            <text:p>586</text:p>
          </table:table-cell>
          <table:table-cell table:style-name="ce9" table:formula="of:=[.A589]*90/(256)" office:value-type="float" office:value="206.015625" calcext:value-type="float">
            <text:p>206.02º</text:p>
          </table:table-cell>
          <table:table-cell table:style-name="ce14" table:formula="of:=ROUND([.C$1]*SIN([.B589]*PI()/180);0)" office:value-type="float" office:value="-449" calcext:value-type="float">
            <text:p>-449</text:p>
          </table:table-cell>
          <table:table-cell table:style-name="ce14" table:formula="of:=ROUND([.C$1]*SIN(([.B589]+90)*PI()/180);0)" office:value-type="float" office:value="-919" calcext:value-type="float">
            <text:p>-919</text:p>
          </table:table-cell>
          <table:table-cell table:style-name="ce9" table:formula="of:=MOD(ATAN2([.D589];[.C589])*180/PI()+360;360)" office:value-type="float" office:value="206.03895692473" calcext:value-type="float">
            <text:p>206.04º</text:p>
          </table:table-cell>
          <table:table-cell table:style-name="ce20" table:formula="of:=[.B589]-[.E589]" office:value-type="float" office:value="-0.0233319247301154" calcext:value-type="float">
            <text:p>-0.0233</text:p>
          </table:table-cell>
          <table:table-cell table:style-name="ce27" table:formula="of:=ABS([.F589]/[.B$4])" office:value-type="percentage" office:value="0.0663663636767726" calcext:value-type="percentage">
            <text:p>6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7" calcext:value-type="float">
            <text:p>587</text:p>
          </table:table-cell>
          <table:table-cell table:style-name="ce9" table:formula="of:=[.A590]*90/(256)" office:value-type="float" office:value="206.3671875" calcext:value-type="float">
            <text:p>206.37º</text:p>
          </table:table-cell>
          <table:table-cell table:style-name="ce14" table:formula="of:=ROUND([.C$1]*SIN([.B590]*PI()/180);0)" office:value-type="float" office:value="-454" calcext:value-type="float">
            <text:p>-454</text:p>
          </table:table-cell>
          <table:table-cell table:style-name="ce14" table:formula="of:=ROUND([.C$1]*SIN(([.B590]+90)*PI()/180);0)" office:value-type="float" office:value="-917" calcext:value-type="float">
            <text:p>-917</text:p>
          </table:table-cell>
          <table:table-cell table:style-name="ce9" table:formula="of:=MOD(ATAN2([.D590];[.C590])*180/PI()+360;360)" office:value-type="float" office:value="206.339675584404" calcext:value-type="float">
            <text:p>206.34º</text:p>
          </table:table-cell>
          <table:table-cell table:style-name="ce20" table:formula="of:=[.B590]-[.E590]" office:value-type="float" office:value="0.0275119155964489" calcext:value-type="float">
            <text:p>0.0275</text:p>
          </table:table-cell>
          <table:table-cell table:style-name="ce27" table:formula="of:=ABS([.F590]/[.B$4])" office:value-type="percentage" office:value="0.0782561154743437" calcext:value-type="percentage">
            <text:p>7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8" calcext:value-type="float">
            <text:p>588</text:p>
          </table:table-cell>
          <table:table-cell table:style-name="ce9" table:formula="of:=[.A591]*90/(256)" office:value-type="float" office:value="206.71875" calcext:value-type="float">
            <text:p>206.72º</text:p>
          </table:table-cell>
          <table:table-cell table:style-name="ce14" table:formula="of:=ROUND([.C$1]*SIN([.B591]*PI()/180);0)" office:value-type="float" office:value="-460" calcext:value-type="float">
            <text:p>-460</text:p>
          </table:table-cell>
          <table:table-cell table:style-name="ce14" table:formula="of:=ROUND([.C$1]*SIN(([.B591]+90)*PI()/180);0)" office:value-type="float" office:value="-914" calcext:value-type="float">
            <text:p>-914</text:p>
          </table:table-cell>
          <table:table-cell table:style-name="ce9" table:formula="of:=MOD(ATAN2([.D591];[.C591])*180/PI()+360;360)" office:value-type="float" office:value="206.715302002712" calcext:value-type="float">
            <text:p>206.72º</text:p>
          </table:table-cell>
          <table:table-cell table:style-name="ce20" table:formula="of:=[.B591]-[.E591]" office:value-type="float" office:value="0.00344799728779321" calcext:value-type="float">
            <text:p>0.0034</text:p>
          </table:table-cell>
          <table:table-cell table:style-name="ce27" table:formula="of:=ABS([.F591]/[.B$4])" office:value-type="percentage" office:value="0.00980763672972292" calcext:value-type="percentage">
            <text:p>0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89" calcext:value-type="float">
            <text:p>589</text:p>
          </table:table-cell>
          <table:table-cell table:style-name="ce9" table:formula="of:=[.A592]*90/(256)" office:value-type="float" office:value="207.0703125" calcext:value-type="float">
            <text:p>207.07º</text:p>
          </table:table-cell>
          <table:table-cell table:style-name="ce14" table:formula="of:=ROUND([.C$1]*SIN([.B592]*PI()/180);0)" office:value-type="float" office:value="-466" calcext:value-type="float">
            <text:p>-466</text:p>
          </table:table-cell>
          <table:table-cell table:style-name="ce14" table:formula="of:=ROUND([.C$1]*SIN(([.B592]+90)*PI()/180);0)" office:value-type="float" office:value="-911" calcext:value-type="float">
            <text:p>-911</text:p>
          </table:table-cell>
          <table:table-cell table:style-name="ce9" table:formula="of:=MOD(ATAN2([.D592];[.C592])*180/PI()+360;360)" office:value-type="float" office:value="207.090915506042" calcext:value-type="float">
            <text:p>207.09º</text:p>
          </table:table-cell>
          <table:table-cell table:style-name="ce20" table:formula="of:=[.B592]-[.E592]" office:value-type="float" office:value="-0.0206030060421085" calcext:value-type="float">
            <text:p>-0.0206</text:p>
          </table:table-cell>
          <table:table-cell table:style-name="ce27" table:formula="of:=ABS([.F592]/[.B$4])" office:value-type="percentage" office:value="0.0586041060753309" calcext:value-type="percentage">
            <text:p>5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0" calcext:value-type="float">
            <text:p>590</text:p>
          </table:table-cell>
          <table:table-cell table:style-name="ce9" table:formula="of:=[.A593]*90/(256)" office:value-type="float" office:value="207.421875" calcext:value-type="float">
            <text:p>207.42º</text:p>
          </table:table-cell>
          <table:table-cell table:style-name="ce14" table:formula="of:=ROUND([.C$1]*SIN([.B593]*PI()/180);0)" office:value-type="float" office:value="-471" calcext:value-type="float">
            <text:p>-471</text:p>
          </table:table-cell>
          <table:table-cell table:style-name="ce14" table:formula="of:=ROUND([.C$1]*SIN(([.B593]+90)*PI()/180);0)" office:value-type="float" office:value="-908" calcext:value-type="float">
            <text:p>-908</text:p>
          </table:table-cell>
          <table:table-cell table:style-name="ce9" table:formula="of:=MOD(ATAN2([.D593];[.C593])*180/PI()+360;360)" office:value-type="float" office:value="207.416784016896" calcext:value-type="float">
            <text:p>207.42º</text:p>
          </table:table-cell>
          <table:table-cell table:style-name="ce20" table:formula="of:=[.B593]-[.E593]" office:value-type="float" office:value="0.00509098310416789" calcext:value-type="float">
            <text:p>0.0051</text:p>
          </table:table-cell>
          <table:table-cell table:style-name="ce27" table:formula="of:=ABS([.F593]/[.B$4])" office:value-type="percentage" office:value="0.0144810186074109" calcext:value-type="percentage">
            <text:p>1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1" calcext:value-type="float">
            <text:p>591</text:p>
          </table:table-cell>
          <table:table-cell table:style-name="ce9" table:formula="of:=[.A594]*90/(256)" office:value-type="float" office:value="207.7734375" calcext:value-type="float">
            <text:p>207.77º</text:p>
          </table:table-cell>
          <table:table-cell table:style-name="ce14" table:formula="of:=ROUND([.C$1]*SIN([.B594]*PI()/180);0)" office:value-type="float" office:value="-477" calcext:value-type="float">
            <text:p>-477</text:p>
          </table:table-cell>
          <table:table-cell table:style-name="ce14" table:formula="of:=ROUND([.C$1]*SIN(([.B594]+90)*PI()/180);0)" office:value-type="float" office:value="-905" calcext:value-type="float">
            <text:p>-905</text:p>
          </table:table-cell>
          <table:table-cell table:style-name="ce9" table:formula="of:=MOD(ATAN2([.D594];[.C594])*180/PI()+360;360)" office:value-type="float" office:value="207.792451142681" calcext:value-type="float">
            <text:p>207.79º</text:p>
          </table:table-cell>
          <table:table-cell table:style-name="ce20" table:formula="of:=[.B594]-[.E594]" office:value-type="float" office:value="-0.0190136426807896" calcext:value-type="float">
            <text:p>-0.0190</text:p>
          </table:table-cell>
          <table:table-cell table:style-name="ce27" table:formula="of:=ABS([.F594]/[.B$4])" office:value-type="percentage" office:value="0.0540832502920239" calcext:value-type="percentage">
            <text:p>5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2" calcext:value-type="float">
            <text:p>592</text:p>
          </table:table-cell>
          <table:table-cell table:style-name="ce9" table:formula="of:=[.A595]*90/(256)" office:value-type="float" office:value="208.125" calcext:value-type="float">
            <text:p>208.13º</text:p>
          </table:table-cell>
          <table:table-cell table:style-name="ce14" table:formula="of:=ROUND([.C$1]*SIN([.B595]*PI()/180);0)" office:value-type="float" office:value="-482" calcext:value-type="float">
            <text:p>-482</text:p>
          </table:table-cell>
          <table:table-cell table:style-name="ce14" table:formula="of:=ROUND([.C$1]*SIN(([.B595]+90)*PI()/180);0)" office:value-type="float" office:value="-902" calcext:value-type="float">
            <text:p>-902</text:p>
          </table:table-cell>
          <table:table-cell table:style-name="ce9" table:formula="of:=MOD(ATAN2([.D595];[.C595])*180/PI()+360;360)" office:value-type="float" office:value="208.118624100227" calcext:value-type="float">
            <text:p>208.12º</text:p>
          </table:table-cell>
          <table:table-cell table:style-name="ce20" table:formula="of:=[.B595]-[.E595]" office:value-type="float" office:value="0.00637589977293374" calcext:value-type="float">
            <text:p>0.0064</text:p>
          </table:table-cell>
          <table:table-cell table:style-name="ce27" table:formula="of:=ABS([.F595]/[.B$4])" office:value-type="percentage" office:value="0.018135892687456" calcext:value-type="percentage">
            <text:p>1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table:style-name="ce9" table:formula="of:=[.A596]*90/(256)" office:value-type="float" office:value="208.4765625" calcext:value-type="float">
            <text:p>208.48º</text:p>
          </table:table-cell>
          <table:table-cell table:style-name="ce14" table:formula="of:=ROUND([.C$1]*SIN([.B596]*PI()/180);0)" office:value-type="float" office:value="-488" calcext:value-type="float">
            <text:p>-488</text:p>
          </table:table-cell>
          <table:table-cell table:style-name="ce14" table:formula="of:=ROUND([.C$1]*SIN(([.B596]+90)*PI()/180);0)" office:value-type="float" office:value="-899" calcext:value-type="float">
            <text:p>-899</text:p>
          </table:table-cell>
          <table:table-cell table:style-name="ce9" table:formula="of:=MOD(ATAN2([.D596];[.C596])*180/PI()+360;360)" office:value-type="float" office:value="208.494232138153" calcext:value-type="float">
            <text:p>208.49º</text:p>
          </table:table-cell>
          <table:table-cell table:style-name="ce20" table:formula="of:=[.B596]-[.E596]" office:value-type="float" office:value="-0.0176696381531087" calcext:value-type="float">
            <text:p>-0.0177</text:p>
          </table:table-cell>
          <table:table-cell table:style-name="ce27" table:formula="of:=ABS([.F596]/[.B$4])" office:value-type="percentage" office:value="0.0502603040799537" calcext:value-type="percentage">
            <text:p>5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4" calcext:value-type="float">
            <text:p>594</text:p>
          </table:table-cell>
          <table:table-cell table:style-name="ce9" table:formula="of:=[.A597]*90/(256)" office:value-type="float" office:value="208.828125" calcext:value-type="float">
            <text:p>208.83º</text:p>
          </table:table-cell>
          <table:table-cell table:style-name="ce14" table:formula="of:=ROUND([.C$1]*SIN([.B597]*PI()/180);0)" office:value-type="float" office:value="-493" calcext:value-type="float">
            <text:p>-493</text:p>
          </table:table-cell>
          <table:table-cell table:style-name="ce14" table:formula="of:=ROUND([.C$1]*SIN(([.B597]+90)*PI()/180);0)" office:value-type="float" office:value="-896" calcext:value-type="float">
            <text:p>-896</text:p>
          </table:table-cell>
          <table:table-cell table:style-name="ce9" table:formula="of:=MOD(ATAN2([.D597];[.C597])*180/PI()+360;360)" office:value-type="float" office:value="208.820611809023" calcext:value-type="float">
            <text:p>208.82º</text:p>
          </table:table-cell>
          <table:table-cell table:style-name="ce20" table:formula="of:=[.B597]-[.E597]" office:value-type="float" office:value="0.00751319097676628" calcext:value-type="float">
            <text:p>0.0075</text:p>
          </table:table-cell>
          <table:table-cell table:style-name="ce27" table:formula="of:=ABS([.F597]/[.B$4])" office:value-type="percentage" office:value="0.021370854333913" calcext:value-type="percentage">
            <text:p>2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table:style-name="ce9" table:formula="of:=[.A598]*90/(256)" office:value-type="float" office:value="209.1796875" calcext:value-type="float">
            <text:p>209.18º</text:p>
          </table:table-cell>
          <table:table-cell table:style-name="ce14" table:formula="of:=ROUND([.C$1]*SIN([.B598]*PI()/180);0)" office:value-type="float" office:value="-499" calcext:value-type="float">
            <text:p>-499</text:p>
          </table:table-cell>
          <table:table-cell table:style-name="ce14" table:formula="of:=ROUND([.C$1]*SIN(([.B598]+90)*PI()/180);0)" office:value-type="float" office:value="-893" calcext:value-type="float">
            <text:p>-893</text:p>
          </table:table-cell>
          <table:table-cell table:style-name="ce9" table:formula="of:=MOD(ATAN2([.D598];[.C598])*180/PI()+360;360)" office:value-type="float" office:value="209.196048007275" calcext:value-type="float">
            <text:p>209.20º</text:p>
          </table:table-cell>
          <table:table-cell table:style-name="ce20" table:formula="of:=[.B598]-[.E598]" office:value-type="float" office:value="-0.0163605072746691" calcext:value-type="float">
            <text:p>-0.0164</text:p>
          </table:table-cell>
          <table:table-cell table:style-name="ce27" table:formula="of:=ABS([.F598]/[.B$4])" office:value-type="percentage" office:value="0.0465365540257254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table:style-name="ce9" table:formula="of:=[.A599]*90/(256)" office:value-type="float" office:value="209.53125" calcext:value-type="float">
            <text:p>209.53º</text:p>
          </table:table-cell>
          <table:table-cell table:style-name="ce14" table:formula="of:=ROUND([.C$1]*SIN([.B599]*PI()/180);0)" office:value-type="float" office:value="-504" calcext:value-type="float">
            <text:p>-504</text:p>
          </table:table-cell>
          <table:table-cell table:style-name="ce14" table:formula="of:=ROUND([.C$1]*SIN(([.B599]+90)*PI()/180);0)" office:value-type="float" office:value="-890" calcext:value-type="float">
            <text:p>-890</text:p>
          </table:table-cell>
          <table:table-cell table:style-name="ce9" table:formula="of:=MOD(ATAN2([.D599];[.C599])*180/PI()+360;360)" office:value-type="float" office:value="209.522536433887" calcext:value-type="float">
            <text:p>209.52º</text:p>
          </table:table-cell>
          <table:table-cell table:style-name="ce20" table:formula="of:=[.B599]-[.E599]" office:value-type="float" office:value="0.00871356611324359" calcext:value-type="float">
            <text:p>0.0087</text:p>
          </table:table-cell>
          <table:table-cell table:style-name="ce27" table:formula="of:=ABS([.F599]/[.B$4])" office:value-type="percentage" office:value="0.0247852547221151" calcext:value-type="percentage">
            <text:p>2.4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7" calcext:value-type="float">
            <text:p>597</text:p>
          </table:table-cell>
          <table:table-cell table:style-name="ce9" table:formula="of:=[.A600]*90/(256)" office:value-type="float" office:value="209.8828125" calcext:value-type="float">
            <text:p>209.88º</text:p>
          </table:table-cell>
          <table:table-cell table:style-name="ce14" table:formula="of:=ROUND([.C$1]*SIN([.B600]*PI()/180);0)" office:value-type="float" office:value="-510" calcext:value-type="float">
            <text:p>-510</text:p>
          </table:table-cell>
          <table:table-cell table:style-name="ce14" table:formula="of:=ROUND([.C$1]*SIN(([.B600]+90)*PI()/180);0)" office:value-type="float" office:value="-887" calcext:value-type="float">
            <text:p>-887</text:p>
          </table:table-cell>
          <table:table-cell table:style-name="ce9" table:formula="of:=MOD(ATAN2([.D600];[.C600])*180/PI()+360;360)" office:value-type="float" office:value="209.897688202107" calcext:value-type="float">
            <text:p>209.90º</text:p>
          </table:table-cell>
          <table:table-cell table:style-name="ce20" table:formula="of:=[.B600]-[.E600]" office:value-type="float" office:value="-0.0148757021073607" calcext:value-type="float">
            <text:p>-0.0149</text:p>
          </table:table-cell>
          <table:table-cell table:style-name="ce27" table:formula="of:=ABS([.F600]/[.B$4])" office:value-type="percentage" office:value="0.0423131082164926" calcext:value-type="percentage">
            <text:p>4.2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table:style-name="ce9" table:formula="of:=[.A601]*90/(256)" office:value-type="float" office:value="210.234375" calcext:value-type="float">
            <text:p>210.23º</text:p>
          </table:table-cell>
          <table:table-cell table:style-name="ce14" table:formula="of:=ROUND([.C$1]*SIN([.B601]*PI()/180);0)" office:value-type="float" office:value="-515" calcext:value-type="float">
            <text:p>-515</text:p>
          </table:table-cell>
          <table:table-cell table:style-name="ce14" table:formula="of:=ROUND([.C$1]*SIN(([.B601]+90)*PI()/180);0)" office:value-type="float" office:value="-884" calcext:value-type="float">
            <text:p>-884</text:p>
          </table:table-cell>
          <table:table-cell table:style-name="ce9" table:formula="of:=MOD(ATAN2([.D601];[.C601])*180/PI()+360;360)" office:value-type="float" office:value="210.224187378987" calcext:value-type="float">
            <text:p>210.22º</text:p>
          </table:table-cell>
          <table:table-cell table:style-name="ce20" table:formula="of:=[.B601]-[.E601]" office:value-type="float" office:value="0.0101876210129888" calcext:value-type="float">
            <text:p>0.0102</text:p>
          </table:table-cell>
          <table:table-cell table:style-name="ce27" table:formula="of:=ABS([.F601]/[.B$4])" office:value-type="percentage" office:value="0.0289781219925013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599" calcext:value-type="float">
            <text:p>599</text:p>
          </table:table-cell>
          <table:table-cell table:style-name="ce9" table:formula="of:=[.A602]*90/(256)" office:value-type="float" office:value="210.5859375" calcext:value-type="float">
            <text:p>210.59º</text:p>
          </table:table-cell>
          <table:table-cell table:style-name="ce14" table:formula="of:=ROUND([.C$1]*SIN([.B602]*PI()/180);0)" office:value-type="float" office:value="-521" calcext:value-type="float">
            <text:p>-521</text:p>
          </table:table-cell>
          <table:table-cell table:style-name="ce14" table:formula="of:=ROUND([.C$1]*SIN(([.B602]+90)*PI()/180);0)" office:value-type="float" office:value="-881" calcext:value-type="float">
            <text:p>-881</text:p>
          </table:table-cell>
          <table:table-cell table:style-name="ce9" table:formula="of:=MOD(ATAN2([.D602];[.C602])*180/PI()+360;360)" office:value-type="float" office:value="210.598942490737" calcext:value-type="float">
            <text:p>210.60º</text:p>
          </table:table-cell>
          <table:table-cell table:style-name="ce20" table:formula="of:=[.B602]-[.E602]" office:value-type="float" office:value="-0.0130049907365617" calcext:value-type="float">
            <text:p>-0.0130</text:p>
          </table:table-cell>
          <table:table-cell table:style-name="ce27" table:formula="of:=ABS([.F602]/[.B$4])" office:value-type="percentage" office:value="0.0369919736506644" calcext:value-type="percentage">
            <text:p>3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9" table:formula="of:=[.A603]*90/(256)" office:value-type="float" office:value="210.9375" calcext:value-type="float">
            <text:p>210.94º</text:p>
          </table:table-cell>
          <table:table-cell table:style-name="ce14" table:formula="of:=ROUND([.C$1]*SIN([.B603]*PI()/180);0)" office:value-type="float" office:value="-526" calcext:value-type="float">
            <text:p>-526</text:p>
          </table:table-cell>
          <table:table-cell table:style-name="ce14" table:formula="of:=ROUND([.C$1]*SIN(([.B603]+90)*PI()/180);0)" office:value-type="float" office:value="-877" calcext:value-type="float">
            <text:p>-877</text:p>
          </table:table-cell>
          <table:table-cell table:style-name="ce9" table:formula="of:=MOD(ATAN2([.D603];[.C603])*180/PI()+360;360)" office:value-type="float" office:value="210.954147982857" calcext:value-type="float">
            <text:p>210.95º</text:p>
          </table:table-cell>
          <table:table-cell table:style-name="ce20" table:formula="of:=[.B603]-[.E603]" office:value-type="float" office:value="-0.0166479828573642" calcext:value-type="float">
            <text:p>-0.0166</text:p>
          </table:table-cell>
          <table:table-cell table:style-name="ce27" table:formula="of:=ABS([.F603]/[.B$4])" office:value-type="percentage" office:value="0.047354262349836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9" table:formula="of:=[.A604]*90/(256)" office:value-type="float" office:value="211.2890625" calcext:value-type="float">
            <text:p>211.29º</text:p>
          </table:table-cell>
          <table:table-cell table:style-name="ce14" table:formula="of:=ROUND([.C$1]*SIN([.B604]*PI()/180);0)" office:value-type="float" office:value="-531" calcext:value-type="float">
            <text:p>-531</text:p>
          </table:table-cell>
          <table:table-cell table:style-name="ce14" table:formula="of:=ROUND([.C$1]*SIN(([.B604]+90)*PI()/180);0)" office:value-type="float" office:value="-874" calcext:value-type="float">
            <text:p>-874</text:p>
          </table:table-cell>
          <table:table-cell table:style-name="ce9" table:formula="of:=MOD(ATAN2([.D604];[.C604])*180/PI()+360;360)" office:value-type="float" office:value="211.280835422194" calcext:value-type="float">
            <text:p>211.28º</text:p>
          </table:table-cell>
          <table:table-cell table:style-name="ce20" table:formula="of:=[.B604]-[.E604]" office:value-type="float" office:value="0.00822707780648102" calcext:value-type="float">
            <text:p>0.0082</text:p>
          </table:table-cell>
          <table:table-cell table:style-name="ce27" table:formula="of:=ABS([.F604]/[.B$4])" office:value-type="percentage" office:value="0.0234014657606571" calcext:value-type="percentage">
            <text:p>2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9" table:formula="of:=[.A605]*90/(256)" office:value-type="float" office:value="211.640625" calcext:value-type="float">
            <text:p>211.64º</text:p>
          </table:table-cell>
          <table:table-cell table:style-name="ce14" table:formula="of:=ROUND([.C$1]*SIN([.B605]*PI()/180);0)" office:value-type="float" office:value="-537" calcext:value-type="float">
            <text:p>-537</text:p>
          </table:table-cell>
          <table:table-cell table:style-name="ce14" table:formula="of:=ROUND([.C$1]*SIN(([.B605]+90)*PI()/180);0)" office:value-type="float" office:value="-871" calcext:value-type="float">
            <text:p>-871</text:p>
          </table:table-cell>
          <table:table-cell table:style-name="ce9" table:formula="of:=MOD(ATAN2([.D605];[.C605])*180/PI()+360;360)" office:value-type="float" office:value="211.655190636138" calcext:value-type="float">
            <text:p>211.66º</text:p>
          </table:table-cell>
          <table:table-cell table:style-name="ce20" table:formula="of:=[.B605]-[.E605]" office:value-type="float" office:value="-0.0145656361375757" calcext:value-type="float">
            <text:p>-0.0146</text:p>
          </table:table-cell>
          <table:table-cell table:style-name="ce27" table:formula="of:=ABS([.F605]/[.B$4])" office:value-type="percentage" office:value="0.0414311427913263" calcext:value-type="percentage">
            <text:p>4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9" table:formula="of:=[.A606]*90/(256)" office:value-type="float" office:value="211.9921875" calcext:value-type="float">
            <text:p>211.99º</text:p>
          </table:table-cell>
          <table:table-cell table:style-name="ce14" table:formula="of:=ROUND([.C$1]*SIN([.B606]*PI()/180);0)" office:value-type="float" office:value="-542" calcext:value-type="float">
            <text:p>-542</text:p>
          </table:table-cell>
          <table:table-cell table:style-name="ce14" table:formula="of:=ROUND([.C$1]*SIN(([.B606]+90)*PI()/180);0)" office:value-type="float" office:value="-868" calcext:value-type="float">
            <text:p>-868</text:p>
          </table:table-cell>
          <table:table-cell table:style-name="ce9" table:formula="of:=MOD(ATAN2([.D606];[.C606])*180/PI()+360;360)" office:value-type="float" office:value="211.981643503822" calcext:value-type="float">
            <text:p>211.98º</text:p>
          </table:table-cell>
          <table:table-cell table:style-name="ce20" table:formula="of:=[.B606]-[.E606]" office:value-type="float" office:value="0.0105439961776881" calcext:value-type="float">
            <text:p>0.0105</text:p>
          </table:table-cell>
          <table:table-cell table:style-name="ce27" table:formula="of:=ABS([.F606]/[.B$4])" office:value-type="percentage" office:value="0.0299918113498683" calcext:value-type="percentage">
            <text:p>3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9" table:formula="of:=[.A607]*90/(256)" office:value-type="float" office:value="212.34375" calcext:value-type="float">
            <text:p>212.34º</text:p>
          </table:table-cell>
          <table:table-cell table:style-name="ce14" table:formula="of:=ROUND([.C$1]*SIN([.B607]*PI()/180);0)" office:value-type="float" office:value="-547" calcext:value-type="float">
            <text:p>-547</text:p>
          </table:table-cell>
          <table:table-cell table:style-name="ce14" table:formula="of:=ROUND([.C$1]*SIN(([.B607]+90)*PI()/180);0)" office:value-type="float" office:value="-864" calcext:value-type="float">
            <text:p>-864</text:p>
          </table:table-cell>
          <table:table-cell table:style-name="ce9" table:formula="of:=MOD(ATAN2([.D607];[.C607])*180/PI()+360;360)" office:value-type="float" office:value="212.33797651313" calcext:value-type="float">
            <text:p>212.34º</text:p>
          </table:table-cell>
          <table:table-cell table:style-name="ce20" table:formula="of:=[.B607]-[.E607]" office:value-type="float" office:value="0.00577348687002655" calcext:value-type="float">
            <text:p>0.0058</text:p>
          </table:table-cell>
          <table:table-cell table:style-name="ce27" table:formula="of:=ABS([.F607]/[.B$4])" office:value-type="percentage" office:value="0.01642236265252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9" table:formula="of:=[.A608]*90/(256)" office:value-type="float" office:value="212.6953125" calcext:value-type="float">
            <text:p>212.70º</text:p>
          </table:table-cell>
          <table:table-cell table:style-name="ce14" table:formula="of:=ROUND([.C$1]*SIN([.B608]*PI()/180);0)" office:value-type="float" office:value="-553" calcext:value-type="float">
            <text:p>-553</text:p>
          </table:table-cell>
          <table:table-cell table:style-name="ce14" table:formula="of:=ROUND([.C$1]*SIN(([.B608]+90)*PI()/180);0)" office:value-type="float" office:value="-861" calcext:value-type="float">
            <text:p>-861</text:p>
          </table:table-cell>
          <table:table-cell table:style-name="ce9" table:formula="of:=MOD(ATAN2([.D608];[.C608])*180/PI()+360;360)" office:value-type="float" office:value="212.711676836725" calcext:value-type="float">
            <text:p>212.71º</text:p>
          </table:table-cell>
          <table:table-cell table:style-name="ce20" table:formula="of:=[.B608]-[.E608]" office:value-type="float" office:value="-0.0163643367246493" calcext:value-type="float">
            <text:p>-0.0164</text:p>
          </table:table-cell>
          <table:table-cell table:style-name="ce27" table:formula="of:=ABS([.F608]/[.B$4])" office:value-type="percentage" office:value="0.046547446683447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9" table:formula="of:=[.A609]*90/(256)" office:value-type="float" office:value="213.046875" calcext:value-type="float">
            <text:p>213.05º</text:p>
          </table:table-cell>
          <table:table-cell table:style-name="ce14" table:formula="of:=ROUND([.C$1]*SIN([.B609]*PI()/180);0)" office:value-type="float" office:value="-558" calcext:value-type="float">
            <text:p>-558</text:p>
          </table:table-cell>
          <table:table-cell table:style-name="ce14" table:formula="of:=ROUND([.C$1]*SIN(([.B609]+90)*PI()/180);0)" office:value-type="float" office:value="-858" calcext:value-type="float">
            <text:p>-858</text:p>
          </table:table-cell>
          <table:table-cell table:style-name="ce9" table:formula="of:=MOD(ATAN2([.D609];[.C609])*180/PI()+360;360)" office:value-type="float" office:value="213.037948602334" calcext:value-type="float">
            <text:p>213.04º</text:p>
          </table:table-cell>
          <table:table-cell table:style-name="ce20" table:formula="of:=[.B609]-[.E609]" office:value-type="float" office:value="0.0089263976662437" calcext:value-type="float">
            <text:p>0.0089</text:p>
          </table:table-cell>
          <table:table-cell table:style-name="ce27" table:formula="of:=ABS([.F609]/[.B$4])" office:value-type="percentage" office:value="0.0253906422506487" calcext:value-type="percentage">
            <text:p>2.5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9" table:formula="of:=[.A610]*90/(256)" office:value-type="float" office:value="213.3984375" calcext:value-type="float">
            <text:p>213.40º</text:p>
          </table:table-cell>
          <table:table-cell table:style-name="ce14" table:formula="of:=ROUND([.C$1]*SIN([.B610]*PI()/180);0)" office:value-type="float" office:value="-563" calcext:value-type="float">
            <text:p>-563</text:p>
          </table:table-cell>
          <table:table-cell table:style-name="ce14" table:formula="of:=ROUND([.C$1]*SIN(([.B610]+90)*PI()/180);0)" office:value-type="float" office:value="-854" calcext:value-type="float">
            <text:p>-854</text:p>
          </table:table-cell>
          <table:table-cell table:style-name="ce9" table:formula="of:=MOD(ATAN2([.D610];[.C610])*180/PI()+360;360)" office:value-type="float" office:value="213.394891229965" calcext:value-type="float">
            <text:p>213.39º</text:p>
          </table:table-cell>
          <table:table-cell table:style-name="ce20" table:formula="of:=[.B610]-[.E610]" office:value-type="float" office:value="0.00354627003511609" calcext:value-type="float">
            <text:p>0.0035</text:p>
          </table:table-cell>
          <table:table-cell table:style-name="ce27" table:formula="of:=ABS([.F610]/[.B$4])" office:value-type="percentage" office:value="0.0100871680998858" calcext:value-type="percentage">
            <text:p>1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9" table:formula="of:=[.A611]*90/(256)" office:value-type="float" office:value="213.75" calcext:value-type="float">
            <text:p>213.75º</text:p>
          </table:table-cell>
          <table:table-cell table:style-name="ce14" table:formula="of:=ROUND([.C$1]*SIN([.B611]*PI()/180);0)" office:value-type="float" office:value="-568" calcext:value-type="float">
            <text:p>-568</text:p>
          </table:table-cell>
          <table:table-cell table:style-name="ce14" table:formula="of:=ROUND([.C$1]*SIN(([.B611]+90)*PI()/180);0)" office:value-type="float" office:value="-851" calcext:value-type="float">
            <text:p>-851</text:p>
          </table:table-cell>
          <table:table-cell table:style-name="ce9" table:formula="of:=MOD(ATAN2([.D611];[.C611])*180/PI()+360;360)" office:value-type="float" office:value="213.721130564147" calcext:value-type="float">
            <text:p>213.72º</text:p>
          </table:table-cell>
          <table:table-cell table:style-name="ce20" table:formula="of:=[.B611]-[.E611]" office:value-type="float" office:value="0.0288694358530108" calcext:value-type="float">
            <text:p>0.0289</text:p>
          </table:table-cell>
          <table:table-cell table:style-name="ce27" table:formula="of:=ABS([.F611]/[.B$4])" office:value-type="percentage" office:value="0.0821175064263419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9" table:formula="of:=[.A612]*90/(256)" office:value-type="float" office:value="214.1015625" calcext:value-type="float">
            <text:p>214.10º</text:p>
          </table:table-cell>
          <table:table-cell table:style-name="ce14" table:formula="of:=ROUND([.C$1]*SIN([.B612]*PI()/180);0)" office:value-type="float" office:value="-574" calcext:value-type="float">
            <text:p>-574</text:p>
          </table:table-cell>
          <table:table-cell table:style-name="ce14" table:formula="of:=ROUND([.C$1]*SIN(([.B612]+90)*PI()/180);0)" office:value-type="float" office:value="-847" calcext:value-type="float">
            <text:p>-847</text:p>
          </table:table-cell>
          <table:table-cell table:style-name="ce9" table:formula="of:=MOD(ATAN2([.D612];[.C612])*180/PI()+360;360)" office:value-type="float" office:value="214.124941752006" calcext:value-type="float">
            <text:p>214.12º</text:p>
          </table:table-cell>
          <table:table-cell table:style-name="ce20" table:formula="of:=[.B612]-[.E612]" office:value-type="float" office:value="-0.0233792520058955" calcext:value-type="float">
            <text:p>-0.0234</text:p>
          </table:table-cell>
          <table:table-cell table:style-name="ce27" table:formula="of:=ABS([.F612]/[.B$4])" office:value-type="percentage" office:value="0.0665009834834362" calcext:value-type="percentage">
            <text:p>6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9" table:formula="of:=[.A613]*90/(256)" office:value-type="float" office:value="214.453125" calcext:value-type="float">
            <text:p>214.45º</text:p>
          </table:table-cell>
          <table:table-cell table:style-name="ce14" table:formula="of:=ROUND([.C$1]*SIN([.B613]*PI()/180);0)" office:value-type="float" office:value="-579" calcext:value-type="float">
            <text:p>-579</text:p>
          </table:table-cell>
          <table:table-cell table:style-name="ce14" table:formula="of:=ROUND([.C$1]*SIN(([.B613]+90)*PI()/180);0)" office:value-type="float" office:value="-844" calcext:value-type="float">
            <text:p>-844</text:p>
          </table:table-cell>
          <table:table-cell table:style-name="ce9" table:formula="of:=MOD(ATAN2([.D613];[.C613])*180/PI()+360;360)" office:value-type="float" office:value="214.450861074349" calcext:value-type="float">
            <text:p>214.45º</text:p>
          </table:table-cell>
          <table:table-cell table:style-name="ce20" table:formula="of:=[.B613]-[.E613]" office:value-type="float" office:value="0.00226392565082278" calcext:value-type="float">
            <text:p>0.0023</text:p>
          </table:table-cell>
          <table:table-cell table:style-name="ce27" table:formula="of:=ABS([.F613]/[.B$4])" office:value-type="percentage" office:value="0.00643961074011814" calcext:value-type="percentage">
            <text:p>0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9" table:formula="of:=[.A614]*90/(256)" office:value-type="float" office:value="214.8046875" calcext:value-type="float">
            <text:p>214.80º</text:p>
          </table:table-cell>
          <table:table-cell table:style-name="ce14" table:formula="of:=ROUND([.C$1]*SIN([.B614]*PI()/180);0)" office:value-type="float" office:value="-584" calcext:value-type="float">
            <text:p>-584</text:p>
          </table:table-cell>
          <table:table-cell table:style-name="ce14" table:formula="of:=ROUND([.C$1]*SIN(([.B614]+90)*PI()/180);0)" office:value-type="float" office:value="-840" calcext:value-type="float">
            <text:p>-840</text:p>
          </table:table-cell>
          <table:table-cell table:style-name="ce9" table:formula="of:=MOD(ATAN2([.D614];[.C614])*180/PI()+360;360)" office:value-type="float" office:value="214.808498149972" calcext:value-type="float">
            <text:p>214.81º</text:p>
          </table:table-cell>
          <table:table-cell table:style-name="ce20" table:formula="of:=[.B614]-[.E614]" office:value-type="float" office:value="-0.00381064997230851" calcext:value-type="float">
            <text:p>-0.0038</text:p>
          </table:table-cell>
          <table:table-cell table:style-name="ce27" table:formula="of:=ABS([.F614]/[.B$4])" office:value-type="percentage" office:value="0.0108391821434553" calcext:value-type="percentage">
            <text:p>1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9" table:formula="of:=[.A615]*90/(256)" office:value-type="float" office:value="215.15625" calcext:value-type="float">
            <text:p>215.16º</text:p>
          </table:table-cell>
          <table:table-cell table:style-name="ce14" table:formula="of:=ROUND([.C$1]*SIN([.B615]*PI()/180);0)" office:value-type="float" office:value="-589" calcext:value-type="float">
            <text:p>-589</text:p>
          </table:table-cell>
          <table:table-cell table:style-name="ce14" table:formula="of:=ROUND([.C$1]*SIN(([.B615]+90)*PI()/180);0)" office:value-type="float" office:value="-836" calcext:value-type="float">
            <text:p>-836</text:p>
          </table:table-cell>
          <table:table-cell table:style-name="ce9" table:formula="of:=MOD(ATAN2([.D615];[.C615])*180/PI()+360;360)" office:value-type="float" office:value="215.166436035793" calcext:value-type="float">
            <text:p>215.17º</text:p>
          </table:table-cell>
          <table:table-cell table:style-name="ce20" table:formula="of:=[.B615]-[.E615]" office:value-type="float" office:value="-0.0101860357928842" calcext:value-type="float">
            <text:p>-0.0102</text:p>
          </table:table-cell>
          <table:table-cell table:style-name="ce27" table:formula="of:=ABS([.F615]/[.B$4])" office:value-type="percentage" office:value="0.0289736129219818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9" table:formula="of:=[.A616]*90/(256)" office:value-type="float" office:value="215.5078125" calcext:value-type="float">
            <text:p>215.51º</text:p>
          </table:table-cell>
          <table:table-cell table:style-name="ce14" table:formula="of:=ROUND([.C$1]*SIN([.B616]*PI()/180);0)" office:value-type="float" office:value="-594" calcext:value-type="float">
            <text:p>-594</text:p>
          </table:table-cell>
          <table:table-cell table:style-name="ce14" table:formula="of:=ROUND([.C$1]*SIN(([.B616]+90)*PI()/180);0)" office:value-type="float" office:value="-833" calcext:value-type="float">
            <text:p>-833</text:p>
          </table:table-cell>
          <table:table-cell table:style-name="ce9" table:formula="of:=MOD(ATAN2([.D616];[.C616])*180/PI()+360;360)" office:value-type="float" office:value="215.492106791859" calcext:value-type="float">
            <text:p>215.49º</text:p>
          </table:table-cell>
          <table:table-cell table:style-name="ce20" table:formula="of:=[.B616]-[.E616]" office:value-type="float" office:value="0.0157057081413541" calcext:value-type="float">
            <text:p>0.0157</text:p>
          </table:table-cell>
          <table:table-cell table:style-name="ce27" table:formula="of:=ABS([.F616]/[.B$4])" office:value-type="percentage" office:value="0.0446740142687405" calcext:value-type="percentage">
            <text:p>4.4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9" table:formula="of:=[.A617]*90/(256)" office:value-type="float" office:value="215.859375" calcext:value-type="float">
            <text:p>215.86º</text:p>
          </table:table-cell>
          <table:table-cell table:style-name="ce14" table:formula="of:=ROUND([.C$1]*SIN([.B617]*PI()/180);0)" office:value-type="float" office:value="-599" calcext:value-type="float">
            <text:p>-599</text:p>
          </table:table-cell>
          <table:table-cell table:style-name="ce14" table:formula="of:=ROUND([.C$1]*SIN(([.B617]+90)*PI()/180);0)" office:value-type="float" office:value="-829" calcext:value-type="float">
            <text:p>-829</text:p>
          </table:table-cell>
          <table:table-cell table:style-name="ce9" table:formula="of:=MOD(ATAN2([.D617];[.C617])*180/PI()+360;360)" office:value-type="float" office:value="215.850268168199" calcext:value-type="float">
            <text:p>215.85º</text:p>
          </table:table-cell>
          <table:table-cell table:style-name="ce20" table:formula="of:=[.B617]-[.E617]" office:value-type="float" office:value="0.00910683180052274" calcext:value-type="float">
            <text:p>0.0091</text:p>
          </table:table-cell>
          <table:table-cell table:style-name="ce27" table:formula="of:=ABS([.F617]/[.B$4])" office:value-type="percentage" office:value="0.0259038771214869" calcext:value-type="percentage">
            <text:p>2.5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9" table:formula="of:=[.A618]*90/(256)" office:value-type="float" office:value="216.2109375" calcext:value-type="float">
            <text:p>216.21º</text:p>
          </table:table-cell>
          <table:table-cell table:style-name="ce14" table:formula="of:=ROUND([.C$1]*SIN([.B618]*PI()/180);0)" office:value-type="float" office:value="-604" calcext:value-type="float">
            <text:p>-604</text:p>
          </table:table-cell>
          <table:table-cell table:style-name="ce14" table:formula="of:=ROUND([.C$1]*SIN(([.B618]+90)*PI()/180);0)" office:value-type="float" office:value="-825" calcext:value-type="float">
            <text:p>-825</text:p>
          </table:table-cell>
          <table:table-cell table:style-name="ce9" table:formula="of:=MOD(ATAN2([.D618];[.C618])*180/PI()+360;360)" office:value-type="float" office:value="216.208649424994" calcext:value-type="float">
            <text:p>216.21º</text:p>
          </table:table-cell>
          <table:table-cell table:style-name="ce20" table:formula="of:=[.B618]-[.E618]" office:value-type="float" office:value="0.00228807500590733" calcext:value-type="float">
            <text:p>0.0023</text:p>
          </table:table-cell>
          <table:table-cell table:style-name="ce27" table:formula="of:=ABS([.F618]/[.B$4])" office:value-type="percentage" office:value="0.0065083022390253" calcext:value-type="percentage">
            <text:p>0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9" table:formula="of:=[.A619]*90/(256)" office:value-type="float" office:value="216.5625" calcext:value-type="float">
            <text:p>216.56º</text:p>
          </table:table-cell>
          <table:table-cell table:style-name="ce14" table:formula="of:=ROUND([.C$1]*SIN([.B619]*PI()/180);0)" office:value-type="float" office:value="-609" calcext:value-type="float">
            <text:p>-609</text:p>
          </table:table-cell>
          <table:table-cell table:style-name="ce14" table:formula="of:=ROUND([.C$1]*SIN(([.B619]+90)*PI()/180);0)" office:value-type="float" office:value="-822" calcext:value-type="float">
            <text:p>-822</text:p>
          </table:table-cell>
          <table:table-cell table:style-name="ce9" table:formula="of:=MOD(ATAN2([.D619];[.C619])*180/PI()+360;360)" office:value-type="float" office:value="216.533855871381" calcext:value-type="float">
            <text:p>216.53º</text:p>
          </table:table-cell>
          <table:table-cell table:style-name="ce20" table:formula="of:=[.B619]-[.E619]" office:value-type="float" office:value="0.0286441286189927" calcext:value-type="float">
            <text:p>0.0286</text:p>
          </table:table-cell>
          <table:table-cell table:style-name="ce27" table:formula="of:=ABS([.F619]/[.B$4])" office:value-type="percentage" office:value="0.0814766325162458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9" table:formula="of:=[.A620]*90/(256)" office:value-type="float" office:value="216.9140625" calcext:value-type="float">
            <text:p>216.91º</text:p>
          </table:table-cell>
          <table:table-cell table:style-name="ce14" table:formula="of:=ROUND([.C$1]*SIN([.B620]*PI()/180);0)" office:value-type="float" office:value="-614" calcext:value-type="float">
            <text:p>-614</text:p>
          </table:table-cell>
          <table:table-cell table:style-name="ce14" table:formula="of:=ROUND([.C$1]*SIN(([.B620]+90)*PI()/180);0)" office:value-type="float" office:value="-818" calcext:value-type="float">
            <text:p>-818</text:p>
          </table:table-cell>
          <table:table-cell table:style-name="ce9" table:formula="of:=MOD(ATAN2([.D620];[.C620])*180/PI()+360;360)" office:value-type="float" office:value="216.892305067272" calcext:value-type="float">
            <text:p>216.89º</text:p>
          </table:table-cell>
          <table:table-cell table:style-name="ce20" table:formula="of:=[.B620]-[.E620]" office:value-type="float" office:value="0.0217574327277248" calcext:value-type="float">
            <text:p>0.0218</text:p>
          </table:table-cell>
          <table:table-cell table:style-name="ce27" table:formula="of:=ABS([.F620]/[.B$4])" office:value-type="percentage" office:value="0.0618878086477505" calcext:value-type="percentage">
            <text:p>6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9" table:formula="of:=[.A621]*90/(256)" office:value-type="float" office:value="217.265625" calcext:value-type="float">
            <text:p>217.27º</text:p>
          </table:table-cell>
          <table:table-cell table:style-name="ce14" table:formula="of:=ROUND([.C$1]*SIN([.B621]*PI()/180);0)" office:value-type="float" office:value="-619" calcext:value-type="float">
            <text:p>-619</text:p>
          </table:table-cell>
          <table:table-cell table:style-name="ce14" table:formula="of:=ROUND([.C$1]*SIN(([.B621]+90)*PI()/180);0)" office:value-type="float" office:value="-814" calcext:value-type="float">
            <text:p>-814</text:p>
          </table:table-cell>
          <table:table-cell table:style-name="ce9" table:formula="of:=MOD(ATAN2([.D621];[.C621])*180/PI()+360;360)" office:value-type="float" office:value="217.250892715408" calcext:value-type="float">
            <text:p>217.25º</text:p>
          </table:table-cell>
          <table:table-cell table:style-name="ce20" table:formula="of:=[.B621]-[.E621]" office:value-type="float" office:value="0.0147322845922133" calcext:value-type="float">
            <text:p>0.0147</text:p>
          </table:table-cell>
          <table:table-cell table:style-name="ce27" table:formula="of:=ABS([.F621]/[.B$4])" office:value-type="percentage" office:value="0.0419051650622957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9" table:formula="of:=[.A622]*90/(256)" office:value-type="float" office:value="217.6171875" calcext:value-type="float">
            <text:p>217.62º</text:p>
          </table:table-cell>
          <table:table-cell table:style-name="ce14" table:formula="of:=ROUND([.C$1]*SIN([.B622]*PI()/180);0)" office:value-type="float" office:value="-624" calcext:value-type="float">
            <text:p>-624</text:p>
          </table:table-cell>
          <table:table-cell table:style-name="ce14" table:formula="of:=ROUND([.C$1]*SIN(([.B622]+90)*PI()/180);0)" office:value-type="float" office:value="-810" calcext:value-type="float">
            <text:p>-810</text:p>
          </table:table-cell>
          <table:table-cell table:style-name="ce9" table:formula="of:=MOD(ATAN2([.D622];[.C622])*180/PI()+360;360)" office:value-type="float" office:value="217.609590790712" calcext:value-type="float">
            <text:p>217.61º</text:p>
          </table:table-cell>
          <table:table-cell table:style-name="ce20" table:formula="of:=[.B622]-[.E622]" office:value-type="float" office:value="0.00759670928769651" calcext:value-type="float">
            <text:p>0.0076</text:p>
          </table:table-cell>
          <table:table-cell table:style-name="ce27" table:formula="of:=ABS([.F622]/[.B$4])" office:value-type="percentage" office:value="0.0216084175294479" calcext:value-type="percentage">
            <text:p>2.1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9" table:formula="of:=[.A623]*90/(256)" office:value-type="float" office:value="217.96875" calcext:value-type="float">
            <text:p>217.97º</text:p>
          </table:table-cell>
          <table:table-cell table:style-name="ce14" table:formula="of:=ROUND([.C$1]*SIN([.B623]*PI()/180);0)" office:value-type="float" office:value="-629" calcext:value-type="float">
            <text:p>-629</text:p>
          </table:table-cell>
          <table:table-cell table:style-name="ce14" table:formula="of:=ROUND([.C$1]*SIN(([.B623]+90)*PI()/180);0)" office:value-type="float" office:value="-806" calcext:value-type="float">
            <text:p>-806</text:p>
          </table:table-cell>
          <table:table-cell table:style-name="ce9" table:formula="of:=MOD(ATAN2([.D623];[.C623])*180/PI()+360;360)" office:value-type="float" office:value="217.968371216229" calcext:value-type="float">
            <text:p>217.97º</text:p>
          </table:table-cell>
          <table:table-cell table:style-name="ce20" table:formula="of:=[.B623]-[.E623]" office:value-type="float" office:value="0.000378783771481039" calcext:value-type="float">
            <text:p>0.0004</text:p>
          </table:table-cell>
          <table:table-cell table:style-name="ce27" table:formula="of:=ABS([.F623]/[.B$4])" office:value-type="percentage" office:value="0.00107742939443496" calcext:value-type="percentage">
            <text:p>0.1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9" table:formula="of:=[.A624]*90/(256)" office:value-type="float" office:value="218.3203125" calcext:value-type="float">
            <text:p>218.32º</text:p>
          </table:table-cell>
          <table:table-cell table:style-name="ce14" table:formula="of:=ROUND([.C$1]*SIN([.B624]*PI()/180);0)" office:value-type="float" office:value="-634" calcext:value-type="float">
            <text:p>-634</text:p>
          </table:table-cell>
          <table:table-cell table:style-name="ce14" table:formula="of:=ROUND([.C$1]*SIN(([.B624]+90)*PI()/180);0)" office:value-type="float" office:value="-803" calcext:value-type="float">
            <text:p>-803</text:p>
          </table:table-cell>
          <table:table-cell table:style-name="ce9" table:formula="of:=MOD(ATAN2([.D624];[.C624])*180/PI()+360;360)" office:value-type="float" office:value="218.292476584236" calcext:value-type="float">
            <text:p>218.29º</text:p>
          </table:table-cell>
          <table:table-cell table:style-name="ce20" table:formula="of:=[.B624]-[.E624]" office:value-type="float" office:value="0.0278359157642853" calcext:value-type="float">
            <text:p>0.0278</text:p>
          </table:table-cell>
          <table:table-cell table:style-name="ce27" table:formula="of:=ABS([.F624]/[.B$4])" office:value-type="percentage" office:value="0.079177715951745" calcext:value-type="percentage">
            <text:p>7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9" table:formula="of:=[.A625]*90/(256)" office:value-type="float" office:value="218.671875" calcext:value-type="float">
            <text:p>218.67º</text:p>
          </table:table-cell>
          <table:table-cell table:style-name="ce14" table:formula="of:=ROUND([.C$1]*SIN([.B625]*PI()/180);0)" office:value-type="float" office:value="-639" calcext:value-type="float">
            <text:p>-639</text:p>
          </table:table-cell>
          <table:table-cell table:style-name="ce14" table:formula="of:=ROUND([.C$1]*SIN(([.B625]+90)*PI()/180);0)" office:value-type="float" office:value="-799" calcext:value-type="float">
            <text:p>-799</text:p>
          </table:table-cell>
          <table:table-cell table:style-name="ce9" table:formula="of:=MOD(ATAN2([.D625];[.C625])*180/PI()+360;360)" office:value-type="float" office:value="218.651062142188" calcext:value-type="float">
            <text:p>218.65º</text:p>
          </table:table-cell>
          <table:table-cell table:style-name="ce20" table:formula="of:=[.B625]-[.E625]" office:value-type="float" office:value="0.0208128578116202" calcext:value-type="float">
            <text:p>0.0208</text:p>
          </table:table-cell>
          <table:table-cell table:style-name="ce27" table:formula="of:=ABS([.F625]/[.B$4])" office:value-type="percentage" office:value="0.0592010177752753" calcext:value-type="percentage">
            <text:p>5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9" table:formula="of:=[.A626]*90/(256)" office:value-type="float" office:value="219.0234375" calcext:value-type="float">
            <text:p>219.02º</text:p>
          </table:table-cell>
          <table:table-cell table:style-name="ce14" table:formula="of:=ROUND([.C$1]*SIN([.B626]*PI()/180);0)" office:value-type="float" office:value="-644" calcext:value-type="float">
            <text:p>-644</text:p>
          </table:table-cell>
          <table:table-cell table:style-name="ce14" table:formula="of:=ROUND([.C$1]*SIN(([.B626]+90)*PI()/180);0)" office:value-type="float" office:value="-795" calcext:value-type="float">
            <text:p>-795</text:p>
          </table:table-cell>
          <table:table-cell table:style-name="ce9" table:formula="of:=MOD(ATAN2([.D626];[.C626])*180/PI()+360;360)" office:value-type="float" office:value="219.009648385283" calcext:value-type="float">
            <text:p>219.01º</text:p>
          </table:table-cell>
          <table:table-cell table:style-name="ce20" table:formula="of:=[.B626]-[.E626]" office:value-type="float" office:value="0.0137891147170706" calcext:value-type="float">
            <text:p>0.0138</text:p>
          </table:table-cell>
          <table:table-cell table:style-name="ce27" table:formula="of:=ABS([.F626]/[.B$4])" office:value-type="percentage" office:value="0.0392223707507785" calcext:value-type="percentage">
            <text:p>3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9" table:formula="of:=[.A627]*90/(256)" office:value-type="float" office:value="219.375" calcext:value-type="float">
            <text:p>219.38º</text:p>
          </table:table-cell>
          <table:table-cell table:style-name="ce14" table:formula="of:=ROUND([.C$1]*SIN([.B627]*PI()/180);0)" office:value-type="float" office:value="-649" calcext:value-type="float">
            <text:p>-649</text:p>
          </table:table-cell>
          <table:table-cell table:style-name="ce14" table:formula="of:=ROUND([.C$1]*SIN(([.B627]+90)*PI()/180);0)" office:value-type="float" office:value="-791" calcext:value-type="float">
            <text:p>-791</text:p>
          </table:table-cell>
          <table:table-cell table:style-name="ce9" table:formula="of:=MOD(ATAN2([.D627];[.C627])*180/PI()+360;360)" office:value-type="float" office:value="219.368207224744" calcext:value-type="float">
            <text:p>219.37º</text:p>
          </table:table-cell>
          <table:table-cell table:style-name="ce20" table:formula="of:=[.B627]-[.E627]" office:value-type="float" office:value="0.00679277525554767" calcext:value-type="float">
            <text:p>0.0068</text:p>
          </table:table-cell>
          <table:table-cell table:style-name="ce27" table:formula="of:=ABS([.F627]/[.B$4])" office:value-type="percentage" office:value="0.0193216718380023" calcext:value-type="percentage">
            <text:p>1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9" table:formula="of:=[.A628]*90/(256)" office:value-type="float" office:value="219.7265625" calcext:value-type="float">
            <text:p>219.73º</text:p>
          </table:table-cell>
          <table:table-cell table:style-name="ce14" table:formula="of:=ROUND([.C$1]*SIN([.B628]*PI()/180);0)" office:value-type="float" office:value="-654" calcext:value-type="float">
            <text:p>-654</text:p>
          </table:table-cell>
          <table:table-cell table:style-name="ce14" table:formula="of:=ROUND([.C$1]*SIN(([.B628]+90)*PI()/180);0)" office:value-type="float" office:value="-787" calcext:value-type="float">
            <text:p>-787</text:p>
          </table:table-cell>
          <table:table-cell table:style-name="ce9" table:formula="of:=MOD(ATAN2([.D628];[.C628])*180/PI()+360;360)" office:value-type="float" office:value="219.726710584675" calcext:value-type="float">
            <text:p>219.73º</text:p>
          </table:table-cell>
          <table:table-cell table:style-name="ce20" table:formula="of:=[.B628]-[.E628]" office:value-type="float" office:value="-0.000148084675373639" calcext:value-type="float">
            <text:p>-0.0001</text:p>
          </table:table-cell>
          <table:table-cell table:style-name="ce27" table:formula="of:=ABS([.F628]/[.B$4])" office:value-type="percentage" office:value="0.000421218632173906" calcext:value-type="percentage">
            <text:p>0.0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table:style-name="ce9" table:formula="of:=[.A629]*90/(256)" office:value-type="float" office:value="220.078125" calcext:value-type="float">
            <text:p>220.08º</text:p>
          </table:table-cell>
          <table:table-cell table:style-name="ce14" table:formula="of:=ROUND([.C$1]*SIN([.B629]*PI()/180);0)" office:value-type="float" office:value="-659" calcext:value-type="float">
            <text:p>-659</text:p>
          </table:table-cell>
          <table:table-cell table:style-name="ce14" table:formula="of:=ROUND([.C$1]*SIN(([.B629]+90)*PI()/180);0)" office:value-type="float" office:value="-783" calcext:value-type="float">
            <text:p>-783</text:p>
          </table:table-cell>
          <table:table-cell table:style-name="ce9" table:formula="of:=MOD(ATAN2([.D629];[.C629])*180/PI()+360;360)" office:value-type="float" office:value="220.08513041524" calcext:value-type="float">
            <text:p>220.09º</text:p>
          </table:table-cell>
          <table:table-cell table:style-name="ce20" table:formula="of:=[.B629]-[.E629]" office:value-type="float" office:value="-0.00700541523963238" calcext:value-type="float">
            <text:p>-0.0070</text:p>
          </table:table-cell>
          <table:table-cell table:style-name="ce27" table:formula="of:=ABS([.F629]/[.B$4])" office:value-type="percentage" office:value="0.0199265144593988" calcext:value-type="percentage">
            <text:p>1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9" table:formula="of:=[.A630]*90/(256)" office:value-type="float" office:value="220.4296875" calcext:value-type="float">
            <text:p>220.43º</text:p>
          </table:table-cell>
          <table:table-cell table:style-name="ce14" table:formula="of:=ROUND([.C$1]*SIN([.B630]*PI()/180);0)" office:value-type="float" office:value="-663" calcext:value-type="float">
            <text:p>-663</text:p>
          </table:table-cell>
          <table:table-cell table:style-name="ce14" table:formula="of:=ROUND([.C$1]*SIN(([.B630]+90)*PI()/180);0)" office:value-type="float" office:value="-779" calcext:value-type="float">
            <text:p>-779</text:p>
          </table:table-cell>
          <table:table-cell table:style-name="ce9" table:formula="of:=MOD(ATAN2([.D630];[.C630])*180/PI()+360;360)" office:value-type="float" office:value="220.400811874635" calcext:value-type="float">
            <text:p>220.40º</text:p>
          </table:table-cell>
          <table:table-cell table:style-name="ce20" table:formula="of:=[.B630]-[.E630]" office:value-type="float" office:value="0.028875625365373" calcext:value-type="float">
            <text:p>0.0289</text:p>
          </table:table-cell>
          <table:table-cell table:style-name="ce27" table:formula="of:=ABS([.F630]/[.B$4])" office:value-type="percentage" office:value="0.0821351121503944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9" table:formula="of:=[.A631]*90/(256)" office:value-type="float" office:value="220.78125" calcext:value-type="float">
            <text:p>220.78º</text:p>
          </table:table-cell>
          <table:table-cell table:style-name="ce14" table:formula="of:=ROUND([.C$1]*SIN([.B631]*PI()/180);0)" office:value-type="float" office:value="-668" calcext:value-type="float">
            <text:p>-668</text:p>
          </table:table-cell>
          <table:table-cell table:style-name="ce14" table:formula="of:=ROUND([.C$1]*SIN(([.B631]+90)*PI()/180);0)" office:value-type="float" office:value="-775" calcext:value-type="float">
            <text:p>-775</text:p>
          </table:table-cell>
          <table:table-cell table:style-name="ce9" table:formula="of:=MOD(ATAN2([.D631];[.C631])*180/PI()+360;360)" office:value-type="float" office:value="220.7592175216" calcext:value-type="float">
            <text:p>220.76º</text:p>
          </table:table-cell>
          <table:table-cell table:style-name="ce20" table:formula="of:=[.B631]-[.E631]" office:value-type="float" office:value="0.0220324784003481" calcext:value-type="float">
            <text:p>0.0220</text:p>
          </table:table-cell>
          <table:table-cell table:style-name="ce27" table:formula="of:=ABS([.F631]/[.B$4])" office:value-type="percentage" office:value="0.0626701607832123" calcext:value-type="percentage">
            <text:p>6.2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9" table:formula="of:=[.A632]*90/(256)" office:value-type="float" office:value="221.1328125" calcext:value-type="float">
            <text:p>221.13º</text:p>
          </table:table-cell>
          <table:table-cell table:style-name="ce14" table:formula="of:=ROUND([.C$1]*SIN([.B632]*PI()/180);0)" office:value-type="float" office:value="-673" calcext:value-type="float">
            <text:p>-673</text:p>
          </table:table-cell>
          <table:table-cell table:style-name="ce14" table:formula="of:=ROUND([.C$1]*SIN(([.B632]+90)*PI()/180);0)" office:value-type="float" office:value="-771" calcext:value-type="float">
            <text:p>-771</text:p>
          </table:table-cell>
          <table:table-cell table:style-name="ce9" table:formula="of:=MOD(ATAN2([.D632];[.C632])*180/PI()+360;360)" office:value-type="float" office:value="221.117458874769" calcext:value-type="float">
            <text:p>221.12º</text:p>
          </table:table-cell>
          <table:table-cell table:style-name="ce20" table:formula="of:=[.B632]-[.E632]" office:value-type="float" office:value="0.0153536252307163" calcext:value-type="float">
            <text:p>0.0154</text:p>
          </table:table-cell>
          <table:table-cell table:style-name="ce27" table:formula="of:=ABS([.F632]/[.B$4])" office:value-type="percentage" office:value="0.0436725339895929" calcext:value-type="percentage">
            <text:p>4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9" table:formula="of:=[.A633]*90/(256)" office:value-type="float" office:value="221.484375" calcext:value-type="float">
            <text:p>221.48º</text:p>
          </table:table-cell>
          <table:table-cell table:style-name="ce14" table:formula="of:=ROUND([.C$1]*SIN([.B633]*PI()/180);0)" office:value-type="float" office:value="-678" calcext:value-type="float">
            <text:p>-678</text:p>
          </table:table-cell>
          <table:table-cell table:style-name="ce14" table:formula="of:=ROUND([.C$1]*SIN(([.B633]+90)*PI()/180);0)" office:value-type="float" office:value="-766" calcext:value-type="float">
            <text:p>-766</text:p>
          </table:table-cell>
          <table:table-cell table:style-name="ce9" table:formula="of:=MOD(ATAN2([.D633];[.C633])*180/PI()+360;360)" office:value-type="float" office:value="221.512603465888" calcext:value-type="float">
            <text:p>221.51º</text:p>
          </table:table-cell>
          <table:table-cell table:style-name="ce20" table:formula="of:=[.B633]-[.E633]" office:value-type="float" office:value="-0.0282284658881622" calcext:value-type="float">
            <text:p>-0.0282</text:p>
          </table:table-cell>
          <table:table-cell table:style-name="ce27" table:formula="of:=ABS([.F633]/[.B$4])" office:value-type="percentage" office:value="0.0802943029707725" calcext:value-type="percentage">
            <text:p>8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9" table:formula="of:=[.A634]*90/(256)" office:value-type="float" office:value="221.8359375" calcext:value-type="float">
            <text:p>221.84º</text:p>
          </table:table-cell>
          <table:table-cell table:style-name="ce14" table:formula="of:=ROUND([.C$1]*SIN([.B634]*PI()/180);0)" office:value-type="float" office:value="-682" calcext:value-type="float">
            <text:p>-682</text:p>
          </table:table-cell>
          <table:table-cell table:style-name="ce14" table:formula="of:=ROUND([.C$1]*SIN(([.B634]+90)*PI()/180);0)" office:value-type="float" office:value="-762" calcext:value-type="float">
            <text:p>-762</text:p>
          </table:table-cell>
          <table:table-cell table:style-name="ce9" table:formula="of:=MOD(ATAN2([.D634];[.C634])*180/PI()+360;360)" office:value-type="float" office:value="221.828960272751" calcext:value-type="float">
            <text:p>221.83º</text:p>
          </table:table-cell>
          <table:table-cell table:style-name="ce20" table:formula="of:=[.B634]-[.E634]" office:value-type="float" office:value="0.00697722724939354" calcext:value-type="float">
            <text:p>0.0070</text:p>
          </table:table-cell>
          <table:table-cell table:style-name="ce27" table:formula="of:=ABS([.F634]/[.B$4])" office:value-type="percentage" office:value="0.0198463352871638" calcext:value-type="percentage">
            <text:p>1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9" table:formula="of:=[.A635]*90/(256)" office:value-type="float" office:value="222.1875" calcext:value-type="float">
            <text:p>222.19º</text:p>
          </table:table-cell>
          <table:table-cell table:style-name="ce14" table:formula="of:=ROUND([.C$1]*SIN([.B635]*PI()/180);0)" office:value-type="float" office:value="-687" calcext:value-type="float">
            <text:p>-687</text:p>
          </table:table-cell>
          <table:table-cell table:style-name="ce14" table:formula="of:=ROUND([.C$1]*SIN(([.B635]+90)*PI()/180);0)" office:value-type="float" office:value="-758" calcext:value-type="float">
            <text:p>-758</text:p>
          </table:table-cell>
          <table:table-cell table:style-name="ce9" table:formula="of:=MOD(ATAN2([.D635];[.C635])*180/PI()+360;360)" office:value-type="float" office:value="222.187037117345" calcext:value-type="float">
            <text:p>222.19º</text:p>
          </table:table-cell>
          <table:table-cell table:style-name="ce20" table:formula="of:=[.B635]-[.E635]" office:value-type="float" office:value="0.000462882655114072" calcext:value-type="float">
            <text:p>0.0005</text:p>
          </table:table-cell>
          <table:table-cell table:style-name="ce27" table:formula="of:=ABS([.F635]/[.B$4])" office:value-type="percentage" office:value="0.00131664399676892" calcext:value-type="percentage">
            <text:p>0.1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9" table:formula="of:=[.A636]*90/(256)" office:value-type="float" office:value="222.5390625" calcext:value-type="float">
            <text:p>222.54º</text:p>
          </table:table-cell>
          <table:table-cell table:style-name="ce14" table:formula="of:=ROUND([.C$1]*SIN([.B636]*PI()/180);0)" office:value-type="float" office:value="-692" calcext:value-type="float">
            <text:p>-692</text:p>
          </table:table-cell>
          <table:table-cell table:style-name="ce14" table:formula="of:=ROUND([.C$1]*SIN(([.B636]+90)*PI()/180);0)" office:value-type="float" office:value="-754" calcext:value-type="float">
            <text:p>-754</text:p>
          </table:table-cell>
          <table:table-cell table:style-name="ce9" table:formula="of:=MOD(ATAN2([.D636];[.C636])*180/PI()+360;360)" office:value-type="float" office:value="222.544838298068" calcext:value-type="float">
            <text:p>222.54º</text:p>
          </table:table-cell>
          <table:table-cell table:style-name="ce20" table:formula="of:=[.B636]-[.E636]" office:value-type="float" office:value="-0.00577579806810036" calcext:value-type="float">
            <text:p>-0.0058</text:p>
          </table:table-cell>
          <table:table-cell table:style-name="ce27" table:formula="of:=ABS([.F636]/[.B$4])" office:value-type="percentage" office:value="0.016428936727041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9" table:formula="of:=[.A637]*90/(256)" office:value-type="float" office:value="222.890625" calcext:value-type="float">
            <text:p>222.89º</text:p>
          </table:table-cell>
          <table:table-cell table:style-name="ce14" table:formula="of:=ROUND([.C$1]*SIN([.B637]*PI()/180);0)" office:value-type="float" office:value="-696" calcext:value-type="float">
            <text:p>-696</text:p>
          </table:table-cell>
          <table:table-cell table:style-name="ce14" table:formula="of:=ROUND([.C$1]*SIN(([.B637]+90)*PI()/180);0)" office:value-type="float" office:value="-750" calcext:value-type="float">
            <text:p>-750</text:p>
          </table:table-cell>
          <table:table-cell table:style-name="ce9" table:formula="of:=MOD(ATAN2([.D637];[.C637])*180/PI()+360;360)" office:value-type="float" office:value="222.861317422334" calcext:value-type="float">
            <text:p>222.86º</text:p>
          </table:table-cell>
          <table:table-cell table:style-name="ce20" table:formula="of:=[.B637]-[.E637]" office:value-type="float" office:value="0.0293075776662874" calcext:value-type="float">
            <text:p>0.0293</text:p>
          </table:table-cell>
          <table:table-cell table:style-name="ce27" table:formula="of:=ABS([.F637]/[.B$4])" office:value-type="percentage" office:value="0.0833637764729954" calcext:value-type="percentage">
            <text:p>8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9" table:formula="of:=[.A638]*90/(256)" office:value-type="float" office:value="223.2421875" calcext:value-type="float">
            <text:p>223.24º</text:p>
          </table:table-cell>
          <table:table-cell table:style-name="ce14" table:formula="of:=ROUND([.C$1]*SIN([.B638]*PI()/180);0)" office:value-type="float" office:value="-701" calcext:value-type="float">
            <text:p>-701</text:p>
          </table:table-cell>
          <table:table-cell table:style-name="ce14" table:formula="of:=ROUND([.C$1]*SIN(([.B638]+90)*PI()/180);0)" office:value-type="float" office:value="-745" calcext:value-type="float">
            <text:p>-745</text:p>
          </table:table-cell>
          <table:table-cell table:style-name="ce9" table:formula="of:=MOD(ATAN2([.D638];[.C638])*180/PI()+360;360)" office:value-type="float" office:value="223.257097750269" calcext:value-type="float">
            <text:p>223.26º</text:p>
          </table:table-cell>
          <table:table-cell table:style-name="ce20" table:formula="of:=[.B638]-[.E638]" office:value-type="float" office:value="-0.014910250268656" calcext:value-type="float">
            <text:p>-0.0149</text:p>
          </table:table-cell>
          <table:table-cell table:style-name="ce27" table:formula="of:=ABS([.F638]/[.B$4])" office:value-type="percentage" office:value="0.0424113785419548" calcext:value-type="percentage">
            <text:p>4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9" table:formula="of:=[.A639]*90/(256)" office:value-type="float" office:value="223.59375" calcext:value-type="float">
            <text:p>223.59º</text:p>
          </table:table-cell>
          <table:table-cell table:style-name="ce14" table:formula="of:=ROUND([.C$1]*SIN([.B639]*PI()/180);0)" office:value-type="float" office:value="-705" calcext:value-type="float">
            <text:p>-705</text:p>
          </table:table-cell>
          <table:table-cell table:style-name="ce14" table:formula="of:=ROUND([.C$1]*SIN(([.B639]+90)*PI()/180);0)" office:value-type="float" office:value="-741" calcext:value-type="float">
            <text:p>-741</text:p>
          </table:table-cell>
          <table:table-cell table:style-name="ce9" table:formula="of:=MOD(ATAN2([.D639];[.C639])*180/PI()+360;360)" office:value-type="float" office:value="223.573843664406" calcext:value-type="float">
            <text:p>223.57º</text:p>
          </table:table-cell>
          <table:table-cell table:style-name="ce20" table:formula="of:=[.B639]-[.E639]" office:value-type="float" office:value="0.0199063355944702" calcext:value-type="float">
            <text:p>0.0199</text:p>
          </table:table-cell>
          <table:table-cell table:style-name="ce27" table:formula="of:=ABS([.F639]/[.B$4])" office:value-type="percentage" office:value="0.0566224656909374" calcext:value-type="percentage">
            <text:p>5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9" table:formula="of:=[.A640]*90/(256)" office:value-type="float" office:value="223.9453125" calcext:value-type="float">
            <text:p>223.95º</text:p>
          </table:table-cell>
          <table:table-cell table:style-name="ce14" table:formula="of:=ROUND([.C$1]*SIN([.B640]*PI()/180);0)" office:value-type="float" office:value="-710" calcext:value-type="float">
            <text:p>-710</text:p>
          </table:table-cell>
          <table:table-cell table:style-name="ce14" table:formula="of:=ROUND([.C$1]*SIN(([.B640]+90)*PI()/180);0)" office:value-type="float" office:value="-737" calcext:value-type="float">
            <text:p>-737</text:p>
          </table:table-cell>
          <table:table-cell table:style-name="ce9" table:formula="of:=MOD(ATAN2([.D640];[.C640])*180/PI()+360;360)" office:value-type="float" office:value="223.93102519235" calcext:value-type="float">
            <text:p>223.93º</text:p>
          </table:table-cell>
          <table:table-cell table:style-name="ce20" table:formula="of:=[.B640]-[.E640]" office:value-type="float" office:value="0.0142873076503065" calcext:value-type="float">
            <text:p>0.0143</text:p>
          </table:table-cell>
          <table:table-cell table:style-name="ce27" table:formula="of:=ABS([.F640]/[.B$4])" office:value-type="percentage" office:value="0.0406394528719829" calcext:value-type="percentage">
            <text:p>4.0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9" table:formula="of:=[.A641]*90/(256)" office:value-type="float" office:value="224.296875" calcext:value-type="float">
            <text:p>224.30º</text:p>
          </table:table-cell>
          <table:table-cell table:style-name="ce14" table:formula="of:=ROUND([.C$1]*SIN([.B641]*PI()/180);0)" office:value-type="float" office:value="-714" calcext:value-type="float">
            <text:p>-714</text:p>
          </table:table-cell>
          <table:table-cell table:style-name="ce14" table:formula="of:=ROUND([.C$1]*SIN(([.B641]+90)*PI()/180);0)" office:value-type="float" office:value="-732" calcext:value-type="float">
            <text:p>-732</text:p>
          </table:table-cell>
          <table:table-cell table:style-name="ce9" table:formula="of:=MOD(ATAN2([.D641];[.C641])*180/PI()+360;360)" office:value-type="float" office:value="224.286811364982" calcext:value-type="float">
            <text:p>224.29º</text:p>
          </table:table-cell>
          <table:table-cell table:style-name="ce20" table:formula="of:=[.B641]-[.E641]" office:value-type="float" office:value="0.010063635017616" calcext:value-type="float">
            <text:p>0.0101</text:p>
          </table:table-cell>
          <table:table-cell table:style-name="ce27" table:formula="of:=ABS([.F641]/[.B$4])" office:value-type="percentage" office:value="0.0286254507167743" calcext:value-type="percentage">
            <text:p>2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39" calcext:value-type="float">
            <text:p>639</text:p>
          </table:table-cell>
          <table:table-cell table:style-name="ce9" table:formula="of:=[.A642]*90/(256)" office:value-type="float" office:value="224.6484375" calcext:value-type="float">
            <text:p>224.65º</text:p>
          </table:table-cell>
          <table:table-cell table:style-name="ce14" table:formula="of:=ROUND([.C$1]*SIN([.B642]*PI()/180);0)" office:value-type="float" office:value="-719" calcext:value-type="float">
            <text:p>-719</text:p>
          </table:table-cell>
          <table:table-cell table:style-name="ce14" table:formula="of:=ROUND([.C$1]*SIN(([.B642]+90)*PI()/180);0)" office:value-type="float" office:value="-728" calcext:value-type="float">
            <text:p>-728</text:p>
          </table:table-cell>
          <table:table-cell table:style-name="ce9" table:formula="of:=MOD(ATAN2([.D642];[.C642])*180/PI()+360;360)" office:value-type="float" office:value="224.643638309448" calcext:value-type="float">
            <text:p>224.64º</text:p>
          </table:table-cell>
          <table:table-cell table:style-name="ce20" table:formula="of:=[.B642]-[.E642]" office:value-type="float" office:value="0.00479919055177902" calcext:value-type="float">
            <text:p>0.0048</text:p>
          </table:table-cell>
          <table:table-cell table:style-name="ce27" table:formula="of:=ABS([.F642]/[.B$4])" office:value-type="percentage" office:value="0.0136510309028381" calcext:value-type="percentage">
            <text:p>1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0" calcext:value-type="float">
            <text:p>640</text:p>
          </table:table-cell>
          <table:table-cell table:style-name="ce9" table:formula="of:=[.A643]*90/(256)" office:value-type="float" office:value="225" calcext:value-type="float">
            <text:p>225.00º</text:p>
          </table:table-cell>
          <table:table-cell table:style-name="ce14" table:formula="of:=ROUND([.C$1]*SIN([.B643]*PI()/180);0)" office:value-type="float" office:value="-723" calcext:value-type="float">
            <text:p>-723</text:p>
          </table:table-cell>
          <table:table-cell table:style-name="ce14" table:formula="of:=ROUND([.C$1]*SIN(([.B643]+90)*PI()/180);0)" office:value-type="float" office:value="-723" calcext:value-type="float">
            <text:p>-723</text:p>
          </table:table-cell>
          <table:table-cell table:style-name="ce9" table:formula="of:=MOD(ATAN2([.D643];[.C643])*180/PI()+360;360)" office:value-type="float" office:value="225" calcext:value-type="float">
            <text:p>225.00º</text:p>
          </table:table-cell>
          <table:table-cell table:style-name="ce20" table:formula="of:=[.B643]-[.E643]" office:value-type="float" office:value="0" calcext:value-type="float">
            <text:p>0.0000</text:p>
          </table:table-cell>
          <table:table-cell table:style-name="ce27" table:formula="of:=ABS([.F643]/[.B$4])" office:value-type="percentage" office:value="0" calcext:value-type="percentage">
            <text:p>0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1" calcext:value-type="float">
            <text:p>641</text:p>
          </table:table-cell>
          <table:table-cell table:style-name="ce9" table:formula="of:=[.A644]*90/(256)" office:value-type="float" office:value="225.3515625" calcext:value-type="float">
            <text:p>225.35º</text:p>
          </table:table-cell>
          <table:table-cell table:style-name="ce14" table:formula="of:=ROUND([.C$1]*SIN([.B644]*PI()/180);0)" office:value-type="float" office:value="-728" calcext:value-type="float">
            <text:p>-728</text:p>
          </table:table-cell>
          <table:table-cell table:style-name="ce14" table:formula="of:=ROUND([.C$1]*SIN(([.B644]+90)*PI()/180);0)" office:value-type="float" office:value="-719" calcext:value-type="float">
            <text:p>-719</text:p>
          </table:table-cell>
          <table:table-cell table:style-name="ce9" table:formula="of:=MOD(ATAN2([.D644];[.C644])*180/PI()+360;360)" office:value-type="float" office:value="225.356361690552" calcext:value-type="float">
            <text:p>225.36º</text:p>
          </table:table-cell>
          <table:table-cell table:style-name="ce20" table:formula="of:=[.B644]-[.E644]" office:value-type="float" office:value="-0.0047991905517506" calcext:value-type="float">
            <text:p>-0.0048</text:p>
          </table:table-cell>
          <table:table-cell table:style-name="ce27" table:formula="of:=ABS([.F644]/[.B$4])" office:value-type="percentage" office:value="0.0136510309027573" calcext:value-type="percentage">
            <text:p>1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2" calcext:value-type="float">
            <text:p>642</text:p>
          </table:table-cell>
          <table:table-cell table:style-name="ce9" table:formula="of:=[.A645]*90/(256)" office:value-type="float" office:value="225.703125" calcext:value-type="float">
            <text:p>225.70º</text:p>
          </table:table-cell>
          <table:table-cell table:style-name="ce14" table:formula="of:=ROUND([.C$1]*SIN([.B645]*PI()/180);0)" office:value-type="float" office:value="-732" calcext:value-type="float">
            <text:p>-732</text:p>
          </table:table-cell>
          <table:table-cell table:style-name="ce14" table:formula="of:=ROUND([.C$1]*SIN(([.B645]+90)*PI()/180);0)" office:value-type="float" office:value="-714" calcext:value-type="float">
            <text:p>-714</text:p>
          </table:table-cell>
          <table:table-cell table:style-name="ce9" table:formula="of:=MOD(ATAN2([.D645];[.C645])*180/PI()+360;360)" office:value-type="float" office:value="225.713188635018" calcext:value-type="float">
            <text:p>225.71º</text:p>
          </table:table-cell>
          <table:table-cell table:style-name="ce20" table:formula="of:=[.B645]-[.E645]" office:value-type="float" office:value="-0.0100636350175876" calcext:value-type="float">
            <text:p>-0.0101</text:p>
          </table:table-cell>
          <table:table-cell table:style-name="ce27" table:formula="of:=ABS([.F645]/[.B$4])" office:value-type="percentage" office:value="0.0286254507166935" calcext:value-type="percentage">
            <text:p>2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3" calcext:value-type="float">
            <text:p>643</text:p>
          </table:table-cell>
          <table:table-cell table:style-name="ce9" table:formula="of:=[.A646]*90/(256)" office:value-type="float" office:value="226.0546875" calcext:value-type="float">
            <text:p>226.05º</text:p>
          </table:table-cell>
          <table:table-cell table:style-name="ce14" table:formula="of:=ROUND([.C$1]*SIN([.B646]*PI()/180);0)" office:value-type="float" office:value="-737" calcext:value-type="float">
            <text:p>-737</text:p>
          </table:table-cell>
          <table:table-cell table:style-name="ce14" table:formula="of:=ROUND([.C$1]*SIN(([.B646]+90)*PI()/180);0)" office:value-type="float" office:value="-710" calcext:value-type="float">
            <text:p>-710</text:p>
          </table:table-cell>
          <table:table-cell table:style-name="ce9" table:formula="of:=MOD(ATAN2([.D646];[.C646])*180/PI()+360;360)" office:value-type="float" office:value="226.06897480765" calcext:value-type="float">
            <text:p>226.07º</text:p>
          </table:table-cell>
          <table:table-cell table:style-name="ce20" table:formula="of:=[.B646]-[.E646]" office:value-type="float" office:value="-0.0142873076503065" calcext:value-type="float">
            <text:p>-0.0143</text:p>
          </table:table-cell>
          <table:table-cell table:style-name="ce27" table:formula="of:=ABS([.F646]/[.B$4])" office:value-type="percentage" office:value="0.0406394528719829" calcext:value-type="percentage">
            <text:p>4.0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4" calcext:value-type="float">
            <text:p>644</text:p>
          </table:table-cell>
          <table:table-cell table:style-name="ce9" table:formula="of:=[.A647]*90/(256)" office:value-type="float" office:value="226.40625" calcext:value-type="float">
            <text:p>226.41º</text:p>
          </table:table-cell>
          <table:table-cell table:style-name="ce14" table:formula="of:=ROUND([.C$1]*SIN([.B647]*PI()/180);0)" office:value-type="float" office:value="-741" calcext:value-type="float">
            <text:p>-741</text:p>
          </table:table-cell>
          <table:table-cell table:style-name="ce14" table:formula="of:=ROUND([.C$1]*SIN(([.B647]+90)*PI()/180);0)" office:value-type="float" office:value="-705" calcext:value-type="float">
            <text:p>-705</text:p>
          </table:table-cell>
          <table:table-cell table:style-name="ce9" table:formula="of:=MOD(ATAN2([.D647];[.C647])*180/PI()+360;360)" office:value-type="float" office:value="226.426156335594" calcext:value-type="float">
            <text:p>226.43º</text:p>
          </table:table-cell>
          <table:table-cell table:style-name="ce20" table:formula="of:=[.B647]-[.E647]" office:value-type="float" office:value="-0.0199063355944702" calcext:value-type="float">
            <text:p>-0.0199</text:p>
          </table:table-cell>
          <table:table-cell table:style-name="ce27" table:formula="of:=ABS([.F647]/[.B$4])" office:value-type="percentage" office:value="0.0566224656909374" calcext:value-type="percentage">
            <text:p>5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5" calcext:value-type="float">
            <text:p>645</text:p>
          </table:table-cell>
          <table:table-cell table:style-name="ce9" table:formula="of:=[.A648]*90/(256)" office:value-type="float" office:value="226.7578125" calcext:value-type="float">
            <text:p>226.76º</text:p>
          </table:table-cell>
          <table:table-cell table:style-name="ce14" table:formula="of:=ROUND([.C$1]*SIN([.B648]*PI()/180);0)" office:value-type="float" office:value="-745" calcext:value-type="float">
            <text:p>-745</text:p>
          </table:table-cell>
          <table:table-cell table:style-name="ce14" table:formula="of:=ROUND([.C$1]*SIN(([.B648]+90)*PI()/180);0)" office:value-type="float" office:value="-701" calcext:value-type="float">
            <text:p>-701</text:p>
          </table:table-cell>
          <table:table-cell table:style-name="ce9" table:formula="of:=MOD(ATAN2([.D648];[.C648])*180/PI()+360;360)" office:value-type="float" office:value="226.742902249731" calcext:value-type="float">
            <text:p>226.74º</text:p>
          </table:table-cell>
          <table:table-cell table:style-name="ce20" table:formula="of:=[.B648]-[.E648]" office:value-type="float" office:value="0.0149102502686844" calcext:value-type="float">
            <text:p>0.0149</text:p>
          </table:table-cell>
          <table:table-cell table:style-name="ce27" table:formula="of:=ABS([.F648]/[.B$4])" office:value-type="percentage" office:value="0.0424113785420357" calcext:value-type="percentage">
            <text:p>4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6" calcext:value-type="float">
            <text:p>646</text:p>
          </table:table-cell>
          <table:table-cell table:style-name="ce9" table:formula="of:=[.A649]*90/(256)" office:value-type="float" office:value="227.109375" calcext:value-type="float">
            <text:p>227.11º</text:p>
          </table:table-cell>
          <table:table-cell table:style-name="ce14" table:formula="of:=ROUND([.C$1]*SIN([.B649]*PI()/180);0)" office:value-type="float" office:value="-750" calcext:value-type="float">
            <text:p>-750</text:p>
          </table:table-cell>
          <table:table-cell table:style-name="ce14" table:formula="of:=ROUND([.C$1]*SIN(([.B649]+90)*PI()/180);0)" office:value-type="float" office:value="-696" calcext:value-type="float">
            <text:p>-696</text:p>
          </table:table-cell>
          <table:table-cell table:style-name="ce9" table:formula="of:=MOD(ATAN2([.D649];[.C649])*180/PI()+360;360)" office:value-type="float" office:value="227.138682577666" calcext:value-type="float">
            <text:p>227.14º</text:p>
          </table:table-cell>
          <table:table-cell table:style-name="ce20" table:formula="of:=[.B649]-[.E649]" office:value-type="float" office:value="-0.0293075776663159" calcext:value-type="float">
            <text:p>-0.0293</text:p>
          </table:table-cell>
          <table:table-cell table:style-name="ce27" table:formula="of:=ABS([.F649]/[.B$4])" office:value-type="percentage" office:value="0.0833637764730762" calcext:value-type="percentage">
            <text:p>8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7" calcext:value-type="float">
            <text:p>647</text:p>
          </table:table-cell>
          <table:table-cell table:style-name="ce9" table:formula="of:=[.A650]*90/(256)" office:value-type="float" office:value="227.4609375" calcext:value-type="float">
            <text:p>227.46º</text:p>
          </table:table-cell>
          <table:table-cell table:style-name="ce14" table:formula="of:=ROUND([.C$1]*SIN([.B650]*PI()/180);0)" office:value-type="float" office:value="-754" calcext:value-type="float">
            <text:p>-754</text:p>
          </table:table-cell>
          <table:table-cell table:style-name="ce14" table:formula="of:=ROUND([.C$1]*SIN(([.B650]+90)*PI()/180);0)" office:value-type="float" office:value="-692" calcext:value-type="float">
            <text:p>-692</text:p>
          </table:table-cell>
          <table:table-cell table:style-name="ce9" table:formula="of:=MOD(ATAN2([.D650];[.C650])*180/PI()+360;360)" office:value-type="float" office:value="227.455161701932" calcext:value-type="float">
            <text:p>227.46º</text:p>
          </table:table-cell>
          <table:table-cell table:style-name="ce20" table:formula="of:=[.B650]-[.E650]" office:value-type="float" office:value="0.00577579806812878" calcext:value-type="float">
            <text:p>0.0058</text:p>
          </table:table-cell>
          <table:table-cell table:style-name="ce27" table:formula="of:=ABS([.F650]/[.B$4])" office:value-type="percentage" office:value="0.0164289367271219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8" calcext:value-type="float">
            <text:p>648</text:p>
          </table:table-cell>
          <table:table-cell table:style-name="ce9" table:formula="of:=[.A651]*90/(256)" office:value-type="float" office:value="227.8125" calcext:value-type="float">
            <text:p>227.81º</text:p>
          </table:table-cell>
          <table:table-cell table:style-name="ce14" table:formula="of:=ROUND([.C$1]*SIN([.B651]*PI()/180);0)" office:value-type="float" office:value="-758" calcext:value-type="float">
            <text:p>-758</text:p>
          </table:table-cell>
          <table:table-cell table:style-name="ce14" table:formula="of:=ROUND([.C$1]*SIN(([.B651]+90)*PI()/180);0)" office:value-type="float" office:value="-687" calcext:value-type="float">
            <text:p>-687</text:p>
          </table:table-cell>
          <table:table-cell table:style-name="ce9" table:formula="of:=MOD(ATAN2([.D651];[.C651])*180/PI()+360;360)" office:value-type="float" office:value="227.812962882655" calcext:value-type="float">
            <text:p>227.81º</text:p>
          </table:table-cell>
          <table:table-cell table:style-name="ce20" table:formula="of:=[.B651]-[.E651]" office:value-type="float" office:value="-0.000462882655114072" calcext:value-type="float">
            <text:p>-0.0005</text:p>
          </table:table-cell>
          <table:table-cell table:style-name="ce27" table:formula="of:=ABS([.F651]/[.B$4])" office:value-type="percentage" office:value="0.00131664399676892" calcext:value-type="percentage">
            <text:p>0.1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49" calcext:value-type="float">
            <text:p>649</text:p>
          </table:table-cell>
          <table:table-cell table:style-name="ce9" table:formula="of:=[.A652]*90/(256)" office:value-type="float" office:value="228.1640625" calcext:value-type="float">
            <text:p>228.16º</text:p>
          </table:table-cell>
          <table:table-cell table:style-name="ce14" table:formula="of:=ROUND([.C$1]*SIN([.B652]*PI()/180);0)" office:value-type="float" office:value="-762" calcext:value-type="float">
            <text:p>-762</text:p>
          </table:table-cell>
          <table:table-cell table:style-name="ce14" table:formula="of:=ROUND([.C$1]*SIN(([.B652]+90)*PI()/180);0)" office:value-type="float" office:value="-682" calcext:value-type="float">
            <text:p>-682</text:p>
          </table:table-cell>
          <table:table-cell table:style-name="ce9" table:formula="of:=MOD(ATAN2([.D652];[.C652])*180/PI()+360;360)" office:value-type="float" office:value="228.171039727249" calcext:value-type="float">
            <text:p>228.17º</text:p>
          </table:table-cell>
          <table:table-cell table:style-name="ce20" table:formula="of:=[.B652]-[.E652]" office:value-type="float" office:value="-0.00697722724939354" calcext:value-type="float">
            <text:p>-0.0070</text:p>
          </table:table-cell>
          <table:table-cell table:style-name="ce27" table:formula="of:=ABS([.F652]/[.B$4])" office:value-type="percentage" office:value="0.0198463352871638" calcext:value-type="percentage">
            <text:p>1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0" calcext:value-type="float">
            <text:p>650</text:p>
          </table:table-cell>
          <table:table-cell table:style-name="ce9" table:formula="of:=[.A653]*90/(256)" office:value-type="float" office:value="228.515625" calcext:value-type="float">
            <text:p>228.52º</text:p>
          </table:table-cell>
          <table:table-cell table:style-name="ce14" table:formula="of:=ROUND([.C$1]*SIN([.B653]*PI()/180);0)" office:value-type="float" office:value="-766" calcext:value-type="float">
            <text:p>-766</text:p>
          </table:table-cell>
          <table:table-cell table:style-name="ce14" table:formula="of:=ROUND([.C$1]*SIN(([.B653]+90)*PI()/180);0)" office:value-type="float" office:value="-678" calcext:value-type="float">
            <text:p>-678</text:p>
          </table:table-cell>
          <table:table-cell table:style-name="ce9" table:formula="of:=MOD(ATAN2([.D653];[.C653])*180/PI()+360;360)" office:value-type="float" office:value="228.487396534112" calcext:value-type="float">
            <text:p>228.49º</text:p>
          </table:table-cell>
          <table:table-cell table:style-name="ce20" table:formula="of:=[.B653]-[.E653]" office:value-type="float" office:value="0.0282284658881622" calcext:value-type="float">
            <text:p>0.0282</text:p>
          </table:table-cell>
          <table:table-cell table:style-name="ce27" table:formula="of:=ABS([.F653]/[.B$4])" office:value-type="percentage" office:value="0.0802943029707725" calcext:value-type="percentage">
            <text:p>8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1" calcext:value-type="float">
            <text:p>651</text:p>
          </table:table-cell>
          <table:table-cell table:style-name="ce9" table:formula="of:=[.A654]*90/(256)" office:value-type="float" office:value="228.8671875" calcext:value-type="float">
            <text:p>228.87º</text:p>
          </table:table-cell>
          <table:table-cell table:style-name="ce14" table:formula="of:=ROUND([.C$1]*SIN([.B654]*PI()/180);0)" office:value-type="float" office:value="-771" calcext:value-type="float">
            <text:p>-771</text:p>
          </table:table-cell>
          <table:table-cell table:style-name="ce14" table:formula="of:=ROUND([.C$1]*SIN(([.B654]+90)*PI()/180);0)" office:value-type="float" office:value="-673" calcext:value-type="float">
            <text:p>-673</text:p>
          </table:table-cell>
          <table:table-cell table:style-name="ce9" table:formula="of:=MOD(ATAN2([.D654];[.C654])*180/PI()+360;360)" office:value-type="float" office:value="228.882541125231" calcext:value-type="float">
            <text:p>228.88º</text:p>
          </table:table-cell>
          <table:table-cell table:style-name="ce20" table:formula="of:=[.B654]-[.E654]" office:value-type="float" office:value="-0.0153536252306878" calcext:value-type="float">
            <text:p>-0.0154</text:p>
          </table:table-cell>
          <table:table-cell table:style-name="ce27" table:formula="of:=ABS([.F654]/[.B$4])" office:value-type="percentage" office:value="0.0436725339895121" calcext:value-type="percentage">
            <text:p>4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table:style-name="ce9" table:formula="of:=[.A655]*90/(256)" office:value-type="float" office:value="229.21875" calcext:value-type="float">
            <text:p>229.22º</text:p>
          </table:table-cell>
          <table:table-cell table:style-name="ce14" table:formula="of:=ROUND([.C$1]*SIN([.B655]*PI()/180);0)" office:value-type="float" office:value="-775" calcext:value-type="float">
            <text:p>-775</text:p>
          </table:table-cell>
          <table:table-cell table:style-name="ce14" table:formula="of:=ROUND([.C$1]*SIN(([.B655]+90)*PI()/180);0)" office:value-type="float" office:value="-668" calcext:value-type="float">
            <text:p>-668</text:p>
          </table:table-cell>
          <table:table-cell table:style-name="ce9" table:formula="of:=MOD(ATAN2([.D655];[.C655])*180/PI()+360;360)" office:value-type="float" office:value="229.2407824784" calcext:value-type="float">
            <text:p>229.24º</text:p>
          </table:table-cell>
          <table:table-cell table:style-name="ce20" table:formula="of:=[.B655]-[.E655]" office:value-type="float" office:value="-0.0220324784003196" calcext:value-type="float">
            <text:p>-0.0220</text:p>
          </table:table-cell>
          <table:table-cell table:style-name="ce27" table:formula="of:=ABS([.F655]/[.B$4])" office:value-type="percentage" office:value="0.0626701607831314" calcext:value-type="percentage">
            <text:p>6.2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table:style-name="ce9" table:formula="of:=[.A656]*90/(256)" office:value-type="float" office:value="229.5703125" calcext:value-type="float">
            <text:p>229.57º</text:p>
          </table:table-cell>
          <table:table-cell table:style-name="ce14" table:formula="of:=ROUND([.C$1]*SIN([.B656]*PI()/180);0)" office:value-type="float" office:value="-779" calcext:value-type="float">
            <text:p>-779</text:p>
          </table:table-cell>
          <table:table-cell table:style-name="ce14" table:formula="of:=ROUND([.C$1]*SIN(([.B656]+90)*PI()/180);0)" office:value-type="float" office:value="-663" calcext:value-type="float">
            <text:p>-663</text:p>
          </table:table-cell>
          <table:table-cell table:style-name="ce9" table:formula="of:=MOD(ATAN2([.D656];[.C656])*180/PI()+360;360)" office:value-type="float" office:value="229.599188125365" calcext:value-type="float">
            <text:p>229.60º</text:p>
          </table:table-cell>
          <table:table-cell table:style-name="ce20" table:formula="of:=[.B656]-[.E656]" office:value-type="float" office:value="-0.028875625365373" calcext:value-type="float">
            <text:p>-0.0289</text:p>
          </table:table-cell>
          <table:table-cell table:style-name="ce27" table:formula="of:=ABS([.F656]/[.B$4])" office:value-type="percentage" office:value="0.0821351121503944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4" calcext:value-type="float">
            <text:p>654</text:p>
          </table:table-cell>
          <table:table-cell table:style-name="ce9" table:formula="of:=[.A657]*90/(256)" office:value-type="float" office:value="229.921875" calcext:value-type="float">
            <text:p>229.92º</text:p>
          </table:table-cell>
          <table:table-cell table:style-name="ce14" table:formula="of:=ROUND([.C$1]*SIN([.B657]*PI()/180);0)" office:value-type="float" office:value="-783" calcext:value-type="float">
            <text:p>-783</text:p>
          </table:table-cell>
          <table:table-cell table:style-name="ce14" table:formula="of:=ROUND([.C$1]*SIN(([.B657]+90)*PI()/180);0)" office:value-type="float" office:value="-659" calcext:value-type="float">
            <text:p>-659</text:p>
          </table:table-cell>
          <table:table-cell table:style-name="ce9" table:formula="of:=MOD(ATAN2([.D657];[.C657])*180/PI()+360;360)" office:value-type="float" office:value="229.91486958476" calcext:value-type="float">
            <text:p>229.91º</text:p>
          </table:table-cell>
          <table:table-cell table:style-name="ce20" table:formula="of:=[.B657]-[.E657]" office:value-type="float" office:value="0.00700541523963238" calcext:value-type="float">
            <text:p>0.0070</text:p>
          </table:table-cell>
          <table:table-cell table:style-name="ce27" table:formula="of:=ABS([.F657]/[.B$4])" office:value-type="percentage" office:value="0.0199265144593988" calcext:value-type="percentage">
            <text:p>1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table:style-name="ce9" table:formula="of:=[.A658]*90/(256)" office:value-type="float" office:value="230.2734375" calcext:value-type="float">
            <text:p>230.27º</text:p>
          </table:table-cell>
          <table:table-cell table:style-name="ce14" table:formula="of:=ROUND([.C$1]*SIN([.B658]*PI()/180);0)" office:value-type="float" office:value="-787" calcext:value-type="float">
            <text:p>-787</text:p>
          </table:table-cell>
          <table:table-cell table:style-name="ce14" table:formula="of:=ROUND([.C$1]*SIN(([.B658]+90)*PI()/180);0)" office:value-type="float" office:value="-654" calcext:value-type="float">
            <text:p>-654</text:p>
          </table:table-cell>
          <table:table-cell table:style-name="ce9" table:formula="of:=MOD(ATAN2([.D658];[.C658])*180/PI()+360;360)" office:value-type="float" office:value="230.273289415325" calcext:value-type="float">
            <text:p>230.27º</text:p>
          </table:table-cell>
          <table:table-cell table:style-name="ce20" table:formula="of:=[.B658]-[.E658]" office:value-type="float" office:value="0.00014808467540206" calcext:value-type="float">
            <text:p>0.0001</text:p>
          </table:table-cell>
          <table:table-cell table:style-name="ce27" table:formula="of:=ABS([.F658]/[.B$4])" office:value-type="percentage" office:value="0.00042121863225475" calcext:value-type="percentage">
            <text:p>0.0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6" calcext:value-type="float">
            <text:p>656</text:p>
          </table:table-cell>
          <table:table-cell table:style-name="ce9" table:formula="of:=[.A659]*90/(256)" office:value-type="float" office:value="230.625" calcext:value-type="float">
            <text:p>230.63º</text:p>
          </table:table-cell>
          <table:table-cell table:style-name="ce14" table:formula="of:=ROUND([.C$1]*SIN([.B659]*PI()/180);0)" office:value-type="float" office:value="-791" calcext:value-type="float">
            <text:p>-791</text:p>
          </table:table-cell>
          <table:table-cell table:style-name="ce14" table:formula="of:=ROUND([.C$1]*SIN(([.B659]+90)*PI()/180);0)" office:value-type="float" office:value="-649" calcext:value-type="float">
            <text:p>-649</text:p>
          </table:table-cell>
          <table:table-cell table:style-name="ce9" table:formula="of:=MOD(ATAN2([.D659];[.C659])*180/PI()+360;360)" office:value-type="float" office:value="230.631792775256" calcext:value-type="float">
            <text:p>230.63º</text:p>
          </table:table-cell>
          <table:table-cell table:style-name="ce20" table:formula="of:=[.B659]-[.E659]" office:value-type="float" office:value="-0.00679277525554767" calcext:value-type="float">
            <text:p>-0.0068</text:p>
          </table:table-cell>
          <table:table-cell table:style-name="ce27" table:formula="of:=ABS([.F659]/[.B$4])" office:value-type="percentage" office:value="0.0193216718380023" calcext:value-type="percentage">
            <text:p>1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7" calcext:value-type="float">
            <text:p>657</text:p>
          </table:table-cell>
          <table:table-cell table:style-name="ce9" table:formula="of:=[.A660]*90/(256)" office:value-type="float" office:value="230.9765625" calcext:value-type="float">
            <text:p>230.98º</text:p>
          </table:table-cell>
          <table:table-cell table:style-name="ce14" table:formula="of:=ROUND([.C$1]*SIN([.B660]*PI()/180);0)" office:value-type="float" office:value="-795" calcext:value-type="float">
            <text:p>-795</text:p>
          </table:table-cell>
          <table:table-cell table:style-name="ce14" table:formula="of:=ROUND([.C$1]*SIN(([.B660]+90)*PI()/180);0)" office:value-type="float" office:value="-644" calcext:value-type="float">
            <text:p>-644</text:p>
          </table:table-cell>
          <table:table-cell table:style-name="ce9" table:formula="of:=MOD(ATAN2([.D660];[.C660])*180/PI()+360;360)" office:value-type="float" office:value="230.990351614717" calcext:value-type="float">
            <text:p>230.99º</text:p>
          </table:table-cell>
          <table:table-cell table:style-name="ce20" table:formula="of:=[.B660]-[.E660]" office:value-type="float" office:value="-0.0137891147170706" calcext:value-type="float">
            <text:p>-0.0138</text:p>
          </table:table-cell>
          <table:table-cell table:style-name="ce27" table:formula="of:=ABS([.F660]/[.B$4])" office:value-type="percentage" office:value="0.0392223707507785" calcext:value-type="percentage">
            <text:p>3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8" calcext:value-type="float">
            <text:p>658</text:p>
          </table:table-cell>
          <table:table-cell table:style-name="ce9" table:formula="of:=[.A661]*90/(256)" office:value-type="float" office:value="231.328125" calcext:value-type="float">
            <text:p>231.33º</text:p>
          </table:table-cell>
          <table:table-cell table:style-name="ce14" table:formula="of:=ROUND([.C$1]*SIN([.B661]*PI()/180);0)" office:value-type="float" office:value="-799" calcext:value-type="float">
            <text:p>-799</text:p>
          </table:table-cell>
          <table:table-cell table:style-name="ce14" table:formula="of:=ROUND([.C$1]*SIN(([.B661]+90)*PI()/180);0)" office:value-type="float" office:value="-639" calcext:value-type="float">
            <text:p>-639</text:p>
          </table:table-cell>
          <table:table-cell table:style-name="ce9" table:formula="of:=MOD(ATAN2([.D661];[.C661])*180/PI()+360;360)" office:value-type="float" office:value="231.348937857812" calcext:value-type="float">
            <text:p>231.35º</text:p>
          </table:table-cell>
          <table:table-cell table:style-name="ce20" table:formula="of:=[.B661]-[.E661]" office:value-type="float" office:value="-0.0208128578115918" calcext:value-type="float">
            <text:p>-0.0208</text:p>
          </table:table-cell>
          <table:table-cell table:style-name="ce27" table:formula="of:=ABS([.F661]/[.B$4])" office:value-type="percentage" office:value="0.0592010177751945" calcext:value-type="percentage">
            <text:p>5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59" calcext:value-type="float">
            <text:p>659</text:p>
          </table:table-cell>
          <table:table-cell table:style-name="ce9" table:formula="of:=[.A662]*90/(256)" office:value-type="float" office:value="231.6796875" calcext:value-type="float">
            <text:p>231.68º</text:p>
          </table:table-cell>
          <table:table-cell table:style-name="ce14" table:formula="of:=ROUND([.C$1]*SIN([.B662]*PI()/180);0)" office:value-type="float" office:value="-803" calcext:value-type="float">
            <text:p>-803</text:p>
          </table:table-cell>
          <table:table-cell table:style-name="ce14" table:formula="of:=ROUND([.C$1]*SIN(([.B662]+90)*PI()/180);0)" office:value-type="float" office:value="-634" calcext:value-type="float">
            <text:p>-634</text:p>
          </table:table-cell>
          <table:table-cell table:style-name="ce9" table:formula="of:=MOD(ATAN2([.D662];[.C662])*180/PI()+360;360)" office:value-type="float" office:value="231.707523415764" calcext:value-type="float">
            <text:p>231.71º</text:p>
          </table:table-cell>
          <table:table-cell table:style-name="ce20" table:formula="of:=[.B662]-[.E662]" office:value-type="float" office:value="-0.0278359157642853" calcext:value-type="float">
            <text:p>-0.0278</text:p>
          </table:table-cell>
          <table:table-cell table:style-name="ce27" table:formula="of:=ABS([.F662]/[.B$4])" office:value-type="percentage" office:value="0.079177715951745" calcext:value-type="percentage">
            <text:p>7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table:style-name="ce9" table:formula="of:=[.A663]*90/(256)" office:value-type="float" office:value="232.03125" calcext:value-type="float">
            <text:p>232.03º</text:p>
          </table:table-cell>
          <table:table-cell table:style-name="ce14" table:formula="of:=ROUND([.C$1]*SIN([.B663]*PI()/180);0)" office:value-type="float" office:value="-806" calcext:value-type="float">
            <text:p>-806</text:p>
          </table:table-cell>
          <table:table-cell table:style-name="ce14" table:formula="of:=ROUND([.C$1]*SIN(([.B663]+90)*PI()/180);0)" office:value-type="float" office:value="-629" calcext:value-type="float">
            <text:p>-629</text:p>
          </table:table-cell>
          <table:table-cell table:style-name="ce9" table:formula="of:=MOD(ATAN2([.D663];[.C663])*180/PI()+360;360)" office:value-type="float" office:value="232.031628783771" calcext:value-type="float">
            <text:p>232.03º</text:p>
          </table:table-cell>
          <table:table-cell table:style-name="ce20" table:formula="of:=[.B663]-[.E663]" office:value-type="float" office:value="-0.000378783771452618" calcext:value-type="float">
            <text:p>-0.0004</text:p>
          </table:table-cell>
          <table:table-cell table:style-name="ce27" table:formula="of:=ABS([.F663]/[.B$4])" office:value-type="percentage" office:value="0.00107742939435411" calcext:value-type="percentage">
            <text:p>0.1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1" calcext:value-type="float">
            <text:p>661</text:p>
          </table:table-cell>
          <table:table-cell table:style-name="ce9" table:formula="of:=[.A664]*90/(256)" office:value-type="float" office:value="232.3828125" calcext:value-type="float">
            <text:p>232.38º</text:p>
          </table:table-cell>
          <table:table-cell table:style-name="ce14" table:formula="of:=ROUND([.C$1]*SIN([.B664]*PI()/180);0)" office:value-type="float" office:value="-810" calcext:value-type="float">
            <text:p>-810</text:p>
          </table:table-cell>
          <table:table-cell table:style-name="ce14" table:formula="of:=ROUND([.C$1]*SIN(([.B664]+90)*PI()/180);0)" office:value-type="float" office:value="-624" calcext:value-type="float">
            <text:p>-624</text:p>
          </table:table-cell>
          <table:table-cell table:style-name="ce9" table:formula="of:=MOD(ATAN2([.D664];[.C664])*180/PI()+360;360)" office:value-type="float" office:value="232.390409209288" calcext:value-type="float">
            <text:p>232.39º</text:p>
          </table:table-cell>
          <table:table-cell table:style-name="ce20" table:formula="of:=[.B664]-[.E664]" office:value-type="float" office:value="-0.00759670928772493" calcext:value-type="float">
            <text:p>-0.0076</text:p>
          </table:table-cell>
          <table:table-cell table:style-name="ce27" table:formula="of:=ABS([.F664]/[.B$4])" office:value-type="percentage" office:value="0.0216084175295287" calcext:value-type="percentage">
            <text:p>2.1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2" calcext:value-type="float">
            <text:p>662</text:p>
          </table:table-cell>
          <table:table-cell table:style-name="ce9" table:formula="of:=[.A665]*90/(256)" office:value-type="float" office:value="232.734375" calcext:value-type="float">
            <text:p>232.73º</text:p>
          </table:table-cell>
          <table:table-cell table:style-name="ce14" table:formula="of:=ROUND([.C$1]*SIN([.B665]*PI()/180);0)" office:value-type="float" office:value="-814" calcext:value-type="float">
            <text:p>-814</text:p>
          </table:table-cell>
          <table:table-cell table:style-name="ce14" table:formula="of:=ROUND([.C$1]*SIN(([.B665]+90)*PI()/180);0)" office:value-type="float" office:value="-619" calcext:value-type="float">
            <text:p>-619</text:p>
          </table:table-cell>
          <table:table-cell table:style-name="ce9" table:formula="of:=MOD(ATAN2([.D665];[.C665])*180/PI()+360;360)" office:value-type="float" office:value="232.749107284592" calcext:value-type="float">
            <text:p>232.75º</text:p>
          </table:table-cell>
          <table:table-cell table:style-name="ce20" table:formula="of:=[.B665]-[.E665]" office:value-type="float" office:value="-0.0147322845922133" calcext:value-type="float">
            <text:p>-0.0147</text:p>
          </table:table-cell>
          <table:table-cell table:style-name="ce27" table:formula="of:=ABS([.F665]/[.B$4])" office:value-type="percentage" office:value="0.0419051650622957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3" calcext:value-type="float">
            <text:p>663</text:p>
          </table:table-cell>
          <table:table-cell table:style-name="ce9" table:formula="of:=[.A666]*90/(256)" office:value-type="float" office:value="233.0859375" calcext:value-type="float">
            <text:p>233.09º</text:p>
          </table:table-cell>
          <table:table-cell table:style-name="ce14" table:formula="of:=ROUND([.C$1]*SIN([.B666]*PI()/180);0)" office:value-type="float" office:value="-818" calcext:value-type="float">
            <text:p>-818</text:p>
          </table:table-cell>
          <table:table-cell table:style-name="ce14" table:formula="of:=ROUND([.C$1]*SIN(([.B666]+90)*PI()/180);0)" office:value-type="float" office:value="-614" calcext:value-type="float">
            <text:p>-614</text:p>
          </table:table-cell>
          <table:table-cell table:style-name="ce9" table:formula="of:=MOD(ATAN2([.D666];[.C666])*180/PI()+360;360)" office:value-type="float" office:value="233.107694932728" calcext:value-type="float">
            <text:p>233.11º</text:p>
          </table:table-cell>
          <table:table-cell table:style-name="ce20" table:formula="of:=[.B666]-[.E666]" office:value-type="float" office:value="-0.0217574327277248" calcext:value-type="float">
            <text:p>-0.0218</text:p>
          </table:table-cell>
          <table:table-cell table:style-name="ce27" table:formula="of:=ABS([.F666]/[.B$4])" office:value-type="percentage" office:value="0.0618878086477505" calcext:value-type="percentage">
            <text:p>6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4" calcext:value-type="float">
            <text:p>664</text:p>
          </table:table-cell>
          <table:table-cell table:style-name="ce9" table:formula="of:=[.A667]*90/(256)" office:value-type="float" office:value="233.4375" calcext:value-type="float">
            <text:p>233.44º</text:p>
          </table:table-cell>
          <table:table-cell table:style-name="ce14" table:formula="of:=ROUND([.C$1]*SIN([.B667]*PI()/180);0)" office:value-type="float" office:value="-822" calcext:value-type="float">
            <text:p>-822</text:p>
          </table:table-cell>
          <table:table-cell table:style-name="ce14" table:formula="of:=ROUND([.C$1]*SIN(([.B667]+90)*PI()/180);0)" office:value-type="float" office:value="-609" calcext:value-type="float">
            <text:p>-609</text:p>
          </table:table-cell>
          <table:table-cell table:style-name="ce9" table:formula="of:=MOD(ATAN2([.D667];[.C667])*180/PI()+360;360)" office:value-type="float" office:value="233.466144128619" calcext:value-type="float">
            <text:p>233.47º</text:p>
          </table:table-cell>
          <table:table-cell table:style-name="ce20" table:formula="of:=[.B667]-[.E667]" office:value-type="float" office:value="-0.0286441286189643" calcext:value-type="float">
            <text:p>-0.0286</text:p>
          </table:table-cell>
          <table:table-cell table:style-name="ce27" table:formula="of:=ABS([.F667]/[.B$4])" office:value-type="percentage" office:value="0.081476632516165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5" calcext:value-type="float">
            <text:p>665</text:p>
          </table:table-cell>
          <table:table-cell table:style-name="ce9" table:formula="of:=[.A668]*90/(256)" office:value-type="float" office:value="233.7890625" calcext:value-type="float">
            <text:p>233.79º</text:p>
          </table:table-cell>
          <table:table-cell table:style-name="ce14" table:formula="of:=ROUND([.C$1]*SIN([.B668]*PI()/180);0)" office:value-type="float" office:value="-825" calcext:value-type="float">
            <text:p>-825</text:p>
          </table:table-cell>
          <table:table-cell table:style-name="ce14" table:formula="of:=ROUND([.C$1]*SIN(([.B668]+90)*PI()/180);0)" office:value-type="float" office:value="-604" calcext:value-type="float">
            <text:p>-604</text:p>
          </table:table-cell>
          <table:table-cell table:style-name="ce9" table:formula="of:=MOD(ATAN2([.D668];[.C668])*180/PI()+360;360)" office:value-type="float" office:value="233.791350575006" calcext:value-type="float">
            <text:p>233.79º</text:p>
          </table:table-cell>
          <table:table-cell table:style-name="ce20" table:formula="of:=[.B668]-[.E668]" office:value-type="float" office:value="-0.00228807500587891" calcext:value-type="float">
            <text:p>-0.0023</text:p>
          </table:table-cell>
          <table:table-cell table:style-name="ce27" table:formula="of:=ABS([.F668]/[.B$4])" office:value-type="percentage" office:value="0.00650830223894445" calcext:value-type="percentage">
            <text:p>0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6" calcext:value-type="float">
            <text:p>666</text:p>
          </table:table-cell>
          <table:table-cell table:style-name="ce9" table:formula="of:=[.A669]*90/(256)" office:value-type="float" office:value="234.140625" calcext:value-type="float">
            <text:p>234.14º</text:p>
          </table:table-cell>
          <table:table-cell table:style-name="ce14" table:formula="of:=ROUND([.C$1]*SIN([.B669]*PI()/180);0)" office:value-type="float" office:value="-829" calcext:value-type="float">
            <text:p>-829</text:p>
          </table:table-cell>
          <table:table-cell table:style-name="ce14" table:formula="of:=ROUND([.C$1]*SIN(([.B669]+90)*PI()/180);0)" office:value-type="float" office:value="-599" calcext:value-type="float">
            <text:p>-599</text:p>
          </table:table-cell>
          <table:table-cell table:style-name="ce9" table:formula="of:=MOD(ATAN2([.D669];[.C669])*180/PI()+360;360)" office:value-type="float" office:value="234.149731831801" calcext:value-type="float">
            <text:p>234.15º</text:p>
          </table:table-cell>
          <table:table-cell table:style-name="ce20" table:formula="of:=[.B669]-[.E669]" office:value-type="float" office:value="-0.00910683180052274" calcext:value-type="float">
            <text:p>-0.0091</text:p>
          </table:table-cell>
          <table:table-cell table:style-name="ce27" table:formula="of:=ABS([.F669]/[.B$4])" office:value-type="percentage" office:value="0.0259038771214869" calcext:value-type="percentage">
            <text:p>2.5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7" calcext:value-type="float">
            <text:p>667</text:p>
          </table:table-cell>
          <table:table-cell table:style-name="ce9" table:formula="of:=[.A670]*90/(256)" office:value-type="float" office:value="234.4921875" calcext:value-type="float">
            <text:p>234.49º</text:p>
          </table:table-cell>
          <table:table-cell table:style-name="ce14" table:formula="of:=ROUND([.C$1]*SIN([.B670]*PI()/180);0)" office:value-type="float" office:value="-833" calcext:value-type="float">
            <text:p>-833</text:p>
          </table:table-cell>
          <table:table-cell table:style-name="ce14" table:formula="of:=ROUND([.C$1]*SIN(([.B670]+90)*PI()/180);0)" office:value-type="float" office:value="-594" calcext:value-type="float">
            <text:p>-594</text:p>
          </table:table-cell>
          <table:table-cell table:style-name="ce9" table:formula="of:=MOD(ATAN2([.D670];[.C670])*180/PI()+360;360)" office:value-type="float" office:value="234.507893208141" calcext:value-type="float">
            <text:p>234.51º</text:p>
          </table:table-cell>
          <table:table-cell table:style-name="ce20" table:formula="of:=[.B670]-[.E670]" office:value-type="float" office:value="-0.0157057081413541" calcext:value-type="float">
            <text:p>-0.0157</text:p>
          </table:table-cell>
          <table:table-cell table:style-name="ce27" table:formula="of:=ABS([.F670]/[.B$4])" office:value-type="percentage" office:value="0.0446740142687405" calcext:value-type="percentage">
            <text:p>4.4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table:style-name="ce9" table:formula="of:=[.A671]*90/(256)" office:value-type="float" office:value="234.84375" calcext:value-type="float">
            <text:p>234.84º</text:p>
          </table:table-cell>
          <table:table-cell table:style-name="ce14" table:formula="of:=ROUND([.C$1]*SIN([.B671]*PI()/180);0)" office:value-type="float" office:value="-836" calcext:value-type="float">
            <text:p>-836</text:p>
          </table:table-cell>
          <table:table-cell table:style-name="ce14" table:formula="of:=ROUND([.C$1]*SIN(([.B671]+90)*PI()/180);0)" office:value-type="float" office:value="-589" calcext:value-type="float">
            <text:p>-589</text:p>
          </table:table-cell>
          <table:table-cell table:style-name="ce9" table:formula="of:=MOD(ATAN2([.D671];[.C671])*180/PI()+360;360)" office:value-type="float" office:value="234.833563964207" calcext:value-type="float">
            <text:p>234.83º</text:p>
          </table:table-cell>
          <table:table-cell table:style-name="ce20" table:formula="of:=[.B671]-[.E671]" office:value-type="float" office:value="0.0101860357929127" calcext:value-type="float">
            <text:p>0.0102</text:p>
          </table:table-cell>
          <table:table-cell table:style-name="ce27" table:formula="of:=ABS([.F671]/[.B$4])" office:value-type="percentage" office:value="0.0289736129220627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69" calcext:value-type="float">
            <text:p>669</text:p>
          </table:table-cell>
          <table:table-cell table:style-name="ce9" table:formula="of:=[.A672]*90/(256)" office:value-type="float" office:value="235.1953125" calcext:value-type="float">
            <text:p>235.20º</text:p>
          </table:table-cell>
          <table:table-cell table:style-name="ce14" table:formula="of:=ROUND([.C$1]*SIN([.B672]*PI()/180);0)" office:value-type="float" office:value="-840" calcext:value-type="float">
            <text:p>-840</text:p>
          </table:table-cell>
          <table:table-cell table:style-name="ce14" table:formula="of:=ROUND([.C$1]*SIN(([.B672]+90)*PI()/180);0)" office:value-type="float" office:value="-584" calcext:value-type="float">
            <text:p>-584</text:p>
          </table:table-cell>
          <table:table-cell table:style-name="ce9" table:formula="of:=MOD(ATAN2([.D672];[.C672])*180/PI()+360;360)" office:value-type="float" office:value="235.191501850028" calcext:value-type="float">
            <text:p>235.19º</text:p>
          </table:table-cell>
          <table:table-cell table:style-name="ce20" table:formula="of:=[.B672]-[.E672]" office:value-type="float" office:value="0.00381064997233693" calcext:value-type="float">
            <text:p>0.0038</text:p>
          </table:table-cell>
          <table:table-cell table:style-name="ce27" table:formula="of:=ABS([.F672]/[.B$4])" office:value-type="percentage" office:value="0.0108391821435362" calcext:value-type="percentage">
            <text:p>1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table:style-name="ce9" table:formula="of:=[.A673]*90/(256)" office:value-type="float" office:value="235.546875" calcext:value-type="float">
            <text:p>235.55º</text:p>
          </table:table-cell>
          <table:table-cell table:style-name="ce14" table:formula="of:=ROUND([.C$1]*SIN([.B673]*PI()/180);0)" office:value-type="float" office:value="-844" calcext:value-type="float">
            <text:p>-844</text:p>
          </table:table-cell>
          <table:table-cell table:style-name="ce14" table:formula="of:=ROUND([.C$1]*SIN(([.B673]+90)*PI()/180);0)" office:value-type="float" office:value="-579" calcext:value-type="float">
            <text:p>-579</text:p>
          </table:table-cell>
          <table:table-cell table:style-name="ce9" table:formula="of:=MOD(ATAN2([.D673];[.C673])*180/PI()+360;360)" office:value-type="float" office:value="235.549138925651" calcext:value-type="float">
            <text:p>235.55º</text:p>
          </table:table-cell>
          <table:table-cell table:style-name="ce20" table:formula="of:=[.B673]-[.E673]" office:value-type="float" office:value="-0.00226392565076594" calcext:value-type="float">
            <text:p>-0.0023</text:p>
          </table:table-cell>
          <table:table-cell table:style-name="ce27" table:formula="of:=ABS([.F673]/[.B$4])" office:value-type="percentage" office:value="0.00643961073995645" calcext:value-type="percentage">
            <text:p>0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1" calcext:value-type="float">
            <text:p>671</text:p>
          </table:table-cell>
          <table:table-cell table:style-name="ce9" table:formula="of:=[.A674]*90/(256)" office:value-type="float" office:value="235.8984375" calcext:value-type="float">
            <text:p>235.90º</text:p>
          </table:table-cell>
          <table:table-cell table:style-name="ce14" table:formula="of:=ROUND([.C$1]*SIN([.B674]*PI()/180);0)" office:value-type="float" office:value="-847" calcext:value-type="float">
            <text:p>-847</text:p>
          </table:table-cell>
          <table:table-cell table:style-name="ce14" table:formula="of:=ROUND([.C$1]*SIN(([.B674]+90)*PI()/180);0)" office:value-type="float" office:value="-574" calcext:value-type="float">
            <text:p>-574</text:p>
          </table:table-cell>
          <table:table-cell table:style-name="ce9" table:formula="of:=MOD(ATAN2([.D674];[.C674])*180/PI()+360;360)" office:value-type="float" office:value="235.875058247994" calcext:value-type="float">
            <text:p>235.88º</text:p>
          </table:table-cell>
          <table:table-cell table:style-name="ce20" table:formula="of:=[.B674]-[.E674]" office:value-type="float" office:value="0.0233792520058955" calcext:value-type="float">
            <text:p>0.0234</text:p>
          </table:table-cell>
          <table:table-cell table:style-name="ce27" table:formula="of:=ABS([.F674]/[.B$4])" office:value-type="percentage" office:value="0.0665009834834362" calcext:value-type="percentage">
            <text:p>6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2" calcext:value-type="float">
            <text:p>672</text:p>
          </table:table-cell>
          <table:table-cell table:style-name="ce9" table:formula="of:=[.A675]*90/(256)" office:value-type="float" office:value="236.25" calcext:value-type="float">
            <text:p>236.25º</text:p>
          </table:table-cell>
          <table:table-cell table:style-name="ce14" table:formula="of:=ROUND([.C$1]*SIN([.B675]*PI()/180);0)" office:value-type="float" office:value="-851" calcext:value-type="float">
            <text:p>-851</text:p>
          </table:table-cell>
          <table:table-cell table:style-name="ce14" table:formula="of:=ROUND([.C$1]*SIN(([.B675]+90)*PI()/180);0)" office:value-type="float" office:value="-568" calcext:value-type="float">
            <text:p>-568</text:p>
          </table:table-cell>
          <table:table-cell table:style-name="ce9" table:formula="of:=MOD(ATAN2([.D675];[.C675])*180/PI()+360;360)" office:value-type="float" office:value="236.278869435853" calcext:value-type="float">
            <text:p>236.28º</text:p>
          </table:table-cell>
          <table:table-cell table:style-name="ce20" table:formula="of:=[.B675]-[.E675]" office:value-type="float" office:value="-0.0288694358529824" calcext:value-type="float">
            <text:p>-0.0289</text:p>
          </table:table-cell>
          <table:table-cell table:style-name="ce27" table:formula="of:=ABS([.F675]/[.B$4])" office:value-type="percentage" office:value="0.0821175064262611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3" calcext:value-type="float">
            <text:p>673</text:p>
          </table:table-cell>
          <table:table-cell table:style-name="ce9" table:formula="of:=[.A676]*90/(256)" office:value-type="float" office:value="236.6015625" calcext:value-type="float">
            <text:p>236.60º</text:p>
          </table:table-cell>
          <table:table-cell table:style-name="ce14" table:formula="of:=ROUND([.C$1]*SIN([.B676]*PI()/180);0)" office:value-type="float" office:value="-854" calcext:value-type="float">
            <text:p>-854</text:p>
          </table:table-cell>
          <table:table-cell table:style-name="ce14" table:formula="of:=ROUND([.C$1]*SIN(([.B676]+90)*PI()/180);0)" office:value-type="float" office:value="-563" calcext:value-type="float">
            <text:p>-563</text:p>
          </table:table-cell>
          <table:table-cell table:style-name="ce9" table:formula="of:=MOD(ATAN2([.D676];[.C676])*180/PI()+360;360)" office:value-type="float" office:value="236.605108770035" calcext:value-type="float">
            <text:p>236.61º</text:p>
          </table:table-cell>
          <table:table-cell table:style-name="ce20" table:formula="of:=[.B676]-[.E676]" office:value-type="float" office:value="-0.00354627003508767" calcext:value-type="float">
            <text:p>-0.0035</text:p>
          </table:table-cell>
          <table:table-cell table:style-name="ce27" table:formula="of:=ABS([.F676]/[.B$4])" office:value-type="percentage" office:value="0.0100871680998049" calcext:value-type="percentage">
            <text:p>1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4" calcext:value-type="float">
            <text:p>674</text:p>
          </table:table-cell>
          <table:table-cell table:style-name="ce9" table:formula="of:=[.A677]*90/(256)" office:value-type="float" office:value="236.953125" calcext:value-type="float">
            <text:p>236.95º</text:p>
          </table:table-cell>
          <table:table-cell table:style-name="ce14" table:formula="of:=ROUND([.C$1]*SIN([.B677]*PI()/180);0)" office:value-type="float" office:value="-858" calcext:value-type="float">
            <text:p>-858</text:p>
          </table:table-cell>
          <table:table-cell table:style-name="ce14" table:formula="of:=ROUND([.C$1]*SIN(([.B677]+90)*PI()/180);0)" office:value-type="float" office:value="-558" calcext:value-type="float">
            <text:p>-558</text:p>
          </table:table-cell>
          <table:table-cell table:style-name="ce9" table:formula="of:=MOD(ATAN2([.D677];[.C677])*180/PI()+360;360)" office:value-type="float" office:value="236.962051397666" calcext:value-type="float">
            <text:p>236.96º</text:p>
          </table:table-cell>
          <table:table-cell table:style-name="ce20" table:formula="of:=[.B677]-[.E677]" office:value-type="float" office:value="-0.00892639766621528" calcext:value-type="float">
            <text:p>-0.0089</text:p>
          </table:table-cell>
          <table:table-cell table:style-name="ce27" table:formula="of:=ABS([.F677]/[.B$4])" office:value-type="percentage" office:value="0.0253906422505679" calcext:value-type="percentage">
            <text:p>2.5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5" calcext:value-type="float">
            <text:p>675</text:p>
          </table:table-cell>
          <table:table-cell table:style-name="ce9" table:formula="of:=[.A678]*90/(256)" office:value-type="float" office:value="237.3046875" calcext:value-type="float">
            <text:p>237.30º</text:p>
          </table:table-cell>
          <table:table-cell table:style-name="ce14" table:formula="of:=ROUND([.C$1]*SIN([.B678]*PI()/180);0)" office:value-type="float" office:value="-861" calcext:value-type="float">
            <text:p>-861</text:p>
          </table:table-cell>
          <table:table-cell table:style-name="ce14" table:formula="of:=ROUND([.C$1]*SIN(([.B678]+90)*PI()/180);0)" office:value-type="float" office:value="-553" calcext:value-type="float">
            <text:p>-553</text:p>
          </table:table-cell>
          <table:table-cell table:style-name="ce9" table:formula="of:=MOD(ATAN2([.D678];[.C678])*180/PI()+360;360)" office:value-type="float" office:value="237.288323163275" calcext:value-type="float">
            <text:p>237.29º</text:p>
          </table:table-cell>
          <table:table-cell table:style-name="ce20" table:formula="of:=[.B678]-[.E678]" office:value-type="float" office:value="0.0163643367246777" calcext:value-type="float">
            <text:p>0.0164</text:p>
          </table:table-cell>
          <table:table-cell table:style-name="ce27" table:formula="of:=ABS([.F678]/[.B$4])" office:value-type="percentage" office:value="0.0465474466835278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6" calcext:value-type="float">
            <text:p>676</text:p>
          </table:table-cell>
          <table:table-cell table:style-name="ce9" table:formula="of:=[.A679]*90/(256)" office:value-type="float" office:value="237.65625" calcext:value-type="float">
            <text:p>237.66º</text:p>
          </table:table-cell>
          <table:table-cell table:style-name="ce14" table:formula="of:=ROUND([.C$1]*SIN([.B679]*PI()/180);0)" office:value-type="float" office:value="-864" calcext:value-type="float">
            <text:p>-864</text:p>
          </table:table-cell>
          <table:table-cell table:style-name="ce14" table:formula="of:=ROUND([.C$1]*SIN(([.B679]+90)*PI()/180);0)" office:value-type="float" office:value="-547" calcext:value-type="float">
            <text:p>-547</text:p>
          </table:table-cell>
          <table:table-cell table:style-name="ce9" table:formula="of:=MOD(ATAN2([.D679];[.C679])*180/PI()+360;360)" office:value-type="float" office:value="237.66202348687" calcext:value-type="float">
            <text:p>237.66º</text:p>
          </table:table-cell>
          <table:table-cell table:style-name="ce20" table:formula="of:=[.B679]-[.E679]" office:value-type="float" office:value="-0.00577348687002655" calcext:value-type="float">
            <text:p>-0.0058</text:p>
          </table:table-cell>
          <table:table-cell table:style-name="ce27" table:formula="of:=ABS([.F679]/[.B$4])" office:value-type="percentage" office:value="0.01642236265252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7" calcext:value-type="float">
            <text:p>677</text:p>
          </table:table-cell>
          <table:table-cell table:style-name="ce9" table:formula="of:=[.A680]*90/(256)" office:value-type="float" office:value="238.0078125" calcext:value-type="float">
            <text:p>238.01º</text:p>
          </table:table-cell>
          <table:table-cell table:style-name="ce14" table:formula="of:=ROUND([.C$1]*SIN([.B680]*PI()/180);0)" office:value-type="float" office:value="-868" calcext:value-type="float">
            <text:p>-868</text:p>
          </table:table-cell>
          <table:table-cell table:style-name="ce14" table:formula="of:=ROUND([.C$1]*SIN(([.B680]+90)*PI()/180);0)" office:value-type="float" office:value="-542" calcext:value-type="float">
            <text:p>-542</text:p>
          </table:table-cell>
          <table:table-cell table:style-name="ce9" table:formula="of:=MOD(ATAN2([.D680];[.C680])*180/PI()+360;360)" office:value-type="float" office:value="238.018356496178" calcext:value-type="float">
            <text:p>238.02º</text:p>
          </table:table-cell>
          <table:table-cell table:style-name="ce20" table:formula="of:=[.B680]-[.E680]" office:value-type="float" office:value="-0.0105439961776597" calcext:value-type="float">
            <text:p>-0.0105</text:p>
          </table:table-cell>
          <table:table-cell table:style-name="ce27" table:formula="of:=ABS([.F680]/[.B$4])" office:value-type="percentage" office:value="0.0299918113497875" calcext:value-type="percentage">
            <text:p>3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8" calcext:value-type="float">
            <text:p>678</text:p>
          </table:table-cell>
          <table:table-cell table:style-name="ce9" table:formula="of:=[.A681]*90/(256)" office:value-type="float" office:value="238.359375" calcext:value-type="float">
            <text:p>238.36º</text:p>
          </table:table-cell>
          <table:table-cell table:style-name="ce14" table:formula="of:=ROUND([.C$1]*SIN([.B681]*PI()/180);0)" office:value-type="float" office:value="-871" calcext:value-type="float">
            <text:p>-871</text:p>
          </table:table-cell>
          <table:table-cell table:style-name="ce14" table:formula="of:=ROUND([.C$1]*SIN(([.B681]+90)*PI()/180);0)" office:value-type="float" office:value="-537" calcext:value-type="float">
            <text:p>-537</text:p>
          </table:table-cell>
          <table:table-cell table:style-name="ce9" table:formula="of:=MOD(ATAN2([.D681];[.C681])*180/PI()+360;360)" office:value-type="float" office:value="238.344809363862" calcext:value-type="float">
            <text:p>238.34º</text:p>
          </table:table-cell>
          <table:table-cell table:style-name="ce20" table:formula="of:=[.B681]-[.E681]" office:value-type="float" office:value="0.0145656361376041" calcext:value-type="float">
            <text:p>0.0146</text:p>
          </table:table-cell>
          <table:table-cell table:style-name="ce27" table:formula="of:=ABS([.F681]/[.B$4])" office:value-type="percentage" office:value="0.0414311427914072" calcext:value-type="percentage">
            <text:p>4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79" calcext:value-type="float">
            <text:p>679</text:p>
          </table:table-cell>
          <table:table-cell table:style-name="ce9" table:formula="of:=[.A682]*90/(256)" office:value-type="float" office:value="238.7109375" calcext:value-type="float">
            <text:p>238.71º</text:p>
          </table:table-cell>
          <table:table-cell table:style-name="ce14" table:formula="of:=ROUND([.C$1]*SIN([.B682]*PI()/180);0)" office:value-type="float" office:value="-874" calcext:value-type="float">
            <text:p>-874</text:p>
          </table:table-cell>
          <table:table-cell table:style-name="ce14" table:formula="of:=ROUND([.C$1]*SIN(([.B682]+90)*PI()/180);0)" office:value-type="float" office:value="-531" calcext:value-type="float">
            <text:p>-531</text:p>
          </table:table-cell>
          <table:table-cell table:style-name="ce9" table:formula="of:=MOD(ATAN2([.D682];[.C682])*180/PI()+360;360)" office:value-type="float" office:value="238.719164577806" calcext:value-type="float">
            <text:p>238.72º</text:p>
          </table:table-cell>
          <table:table-cell table:style-name="ce20" table:formula="of:=[.B682]-[.E682]" office:value-type="float" office:value="-0.0082270778064526" calcext:value-type="float">
            <text:p>-0.0082</text:p>
          </table:table-cell>
          <table:table-cell table:style-name="ce27" table:formula="of:=ABS([.F682]/[.B$4])" office:value-type="percentage" office:value="0.0234014657605763" calcext:value-type="percentage">
            <text:p>2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table:style-name="ce9" table:formula="of:=[.A683]*90/(256)" office:value-type="float" office:value="239.0625" calcext:value-type="float">
            <text:p>239.06º</text:p>
          </table:table-cell>
          <table:table-cell table:style-name="ce14" table:formula="of:=ROUND([.C$1]*SIN([.B683]*PI()/180);0)" office:value-type="float" office:value="-877" calcext:value-type="float">
            <text:p>-877</text:p>
          </table:table-cell>
          <table:table-cell table:style-name="ce14" table:formula="of:=ROUND([.C$1]*SIN(([.B683]+90)*PI()/180);0)" office:value-type="float" office:value="-526" calcext:value-type="float">
            <text:p>-526</text:p>
          </table:table-cell>
          <table:table-cell table:style-name="ce9" table:formula="of:=MOD(ATAN2([.D683];[.C683])*180/PI()+360;360)" office:value-type="float" office:value="239.045852017143" calcext:value-type="float">
            <text:p>239.05º</text:p>
          </table:table-cell>
          <table:table-cell table:style-name="ce20" table:formula="of:=[.B683]-[.E683]" office:value-type="float" office:value="0.0166479828573642" calcext:value-type="float">
            <text:p>0.0166</text:p>
          </table:table-cell>
          <table:table-cell table:style-name="ce27" table:formula="of:=ABS([.F683]/[.B$4])" office:value-type="percentage" office:value="0.047354262349836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1" calcext:value-type="float">
            <text:p>681</text:p>
          </table:table-cell>
          <table:table-cell table:style-name="ce9" table:formula="of:=[.A684]*90/(256)" office:value-type="float" office:value="239.4140625" calcext:value-type="float">
            <text:p>239.41º</text:p>
          </table:table-cell>
          <table:table-cell table:style-name="ce14" table:formula="of:=ROUND([.C$1]*SIN([.B684]*PI()/180);0)" office:value-type="float" office:value="-881" calcext:value-type="float">
            <text:p>-881</text:p>
          </table:table-cell>
          <table:table-cell table:style-name="ce14" table:formula="of:=ROUND([.C$1]*SIN(([.B684]+90)*PI()/180);0)" office:value-type="float" office:value="-521" calcext:value-type="float">
            <text:p>-521</text:p>
          </table:table-cell>
          <table:table-cell table:style-name="ce9" table:formula="of:=MOD(ATAN2([.D684];[.C684])*180/PI()+360;360)" office:value-type="float" office:value="239.401057509263" calcext:value-type="float">
            <text:p>239.40º</text:p>
          </table:table-cell>
          <table:table-cell table:style-name="ce20" table:formula="of:=[.B684]-[.E684]" office:value-type="float" office:value="0.0130049907365901" calcext:value-type="float">
            <text:p>0.0130</text:p>
          </table:table-cell>
          <table:table-cell table:style-name="ce27" table:formula="of:=ABS([.F684]/[.B$4])" office:value-type="percentage" office:value="0.0369919736507452" calcext:value-type="percentage">
            <text:p>3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table:style-name="ce9" table:formula="of:=[.A685]*90/(256)" office:value-type="float" office:value="239.765625" calcext:value-type="float">
            <text:p>239.77º</text:p>
          </table:table-cell>
          <table:table-cell table:style-name="ce14" table:formula="of:=ROUND([.C$1]*SIN([.B685]*PI()/180);0)" office:value-type="float" office:value="-884" calcext:value-type="float">
            <text:p>-884</text:p>
          </table:table-cell>
          <table:table-cell table:style-name="ce14" table:formula="of:=ROUND([.C$1]*SIN(([.B685]+90)*PI()/180);0)" office:value-type="float" office:value="-515" calcext:value-type="float">
            <text:p>-515</text:p>
          </table:table-cell>
          <table:table-cell table:style-name="ce9" table:formula="of:=MOD(ATAN2([.D685];[.C685])*180/PI()+360;360)" office:value-type="float" office:value="239.775812621013" calcext:value-type="float">
            <text:p>239.78º</text:p>
          </table:table-cell>
          <table:table-cell table:style-name="ce20" table:formula="of:=[.B685]-[.E685]" office:value-type="float" office:value="-0.0101876210129603" calcext:value-type="float">
            <text:p>-0.0102</text:p>
          </table:table-cell>
          <table:table-cell table:style-name="ce27" table:formula="of:=ABS([.F685]/[.B$4])" office:value-type="percentage" office:value="0.0289781219924205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3" calcext:value-type="float">
            <text:p>683</text:p>
          </table:table-cell>
          <table:table-cell table:style-name="ce9" table:formula="of:=[.A686]*90/(256)" office:value-type="float" office:value="240.1171875" calcext:value-type="float">
            <text:p>240.12º</text:p>
          </table:table-cell>
          <table:table-cell table:style-name="ce14" table:formula="of:=ROUND([.C$1]*SIN([.B686]*PI()/180);0)" office:value-type="float" office:value="-887" calcext:value-type="float">
            <text:p>-887</text:p>
          </table:table-cell>
          <table:table-cell table:style-name="ce14" table:formula="of:=ROUND([.C$1]*SIN(([.B686]+90)*PI()/180);0)" office:value-type="float" office:value="-510" calcext:value-type="float">
            <text:p>-510</text:p>
          </table:table-cell>
          <table:table-cell table:style-name="ce9" table:formula="of:=MOD(ATAN2([.D686];[.C686])*180/PI()+360;360)" office:value-type="float" office:value="240.102311797893" calcext:value-type="float">
            <text:p>240.10º</text:p>
          </table:table-cell>
          <table:table-cell table:style-name="ce20" table:formula="of:=[.B686]-[.E686]" office:value-type="float" office:value="0.0148757021073607" calcext:value-type="float">
            <text:p>0.0149</text:p>
          </table:table-cell>
          <table:table-cell table:style-name="ce27" table:formula="of:=ABS([.F686]/[.B$4])" office:value-type="percentage" office:value="0.0423131082164926" calcext:value-type="percentage">
            <text:p>4.2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4" calcext:value-type="float">
            <text:p>684</text:p>
          </table:table-cell>
          <table:table-cell table:style-name="ce9" table:formula="of:=[.A687]*90/(256)" office:value-type="float" office:value="240.46875" calcext:value-type="float">
            <text:p>240.47º</text:p>
          </table:table-cell>
          <table:table-cell table:style-name="ce14" table:formula="of:=ROUND([.C$1]*SIN([.B687]*PI()/180);0)" office:value-type="float" office:value="-890" calcext:value-type="float">
            <text:p>-890</text:p>
          </table:table-cell>
          <table:table-cell table:style-name="ce14" table:formula="of:=ROUND([.C$1]*SIN(([.B687]+90)*PI()/180);0)" office:value-type="float" office:value="-504" calcext:value-type="float">
            <text:p>-504</text:p>
          </table:table-cell>
          <table:table-cell table:style-name="ce9" table:formula="of:=MOD(ATAN2([.D687];[.C687])*180/PI()+360;360)" office:value-type="float" office:value="240.477463566113" calcext:value-type="float">
            <text:p>240.48º</text:p>
          </table:table-cell>
          <table:table-cell table:style-name="ce20" table:formula="of:=[.B687]-[.E687]" office:value-type="float" office:value="-0.00871356611321517" calcext:value-type="float">
            <text:p>-0.0087</text:p>
          </table:table-cell>
          <table:table-cell table:style-name="ce27" table:formula="of:=ABS([.F687]/[.B$4])" office:value-type="percentage" office:value="0.0247852547220342" calcext:value-type="percentage">
            <text:p>2.4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5" calcext:value-type="float">
            <text:p>685</text:p>
          </table:table-cell>
          <table:table-cell table:style-name="ce9" table:formula="of:=[.A688]*90/(256)" office:value-type="float" office:value="240.8203125" calcext:value-type="float">
            <text:p>240.82º</text:p>
          </table:table-cell>
          <table:table-cell table:style-name="ce14" table:formula="of:=ROUND([.C$1]*SIN([.B688]*PI()/180);0)" office:value-type="float" office:value="-893" calcext:value-type="float">
            <text:p>-893</text:p>
          </table:table-cell>
          <table:table-cell table:style-name="ce14" table:formula="of:=ROUND([.C$1]*SIN(([.B688]+90)*PI()/180);0)" office:value-type="float" office:value="-499" calcext:value-type="float">
            <text:p>-499</text:p>
          </table:table-cell>
          <table:table-cell table:style-name="ce9" table:formula="of:=MOD(ATAN2([.D688];[.C688])*180/PI()+360;360)" office:value-type="float" office:value="240.803951992725" calcext:value-type="float">
            <text:p>240.80º</text:p>
          </table:table-cell>
          <table:table-cell table:style-name="ce20" table:formula="of:=[.B688]-[.E688]" office:value-type="float" office:value="0.0163605072746975" calcext:value-type="float">
            <text:p>0.0164</text:p>
          </table:table-cell>
          <table:table-cell table:style-name="ce27" table:formula="of:=ABS([.F688]/[.B$4])" office:value-type="percentage" office:value="0.0465365540258063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table:style-name="ce9" table:formula="of:=[.A689]*90/(256)" office:value-type="float" office:value="241.171875" calcext:value-type="float">
            <text:p>241.17º</text:p>
          </table:table-cell>
          <table:table-cell table:style-name="ce14" table:formula="of:=ROUND([.C$1]*SIN([.B689]*PI()/180);0)" office:value-type="float" office:value="-896" calcext:value-type="float">
            <text:p>-896</text:p>
          </table:table-cell>
          <table:table-cell table:style-name="ce14" table:formula="of:=ROUND([.C$1]*SIN(([.B689]+90)*PI()/180);0)" office:value-type="float" office:value="-493" calcext:value-type="float">
            <text:p>-493</text:p>
          </table:table-cell>
          <table:table-cell table:style-name="ce9" table:formula="of:=MOD(ATAN2([.D689];[.C689])*180/PI()+360;360)" office:value-type="float" office:value="241.179388190977" calcext:value-type="float">
            <text:p>241.18º</text:p>
          </table:table-cell>
          <table:table-cell table:style-name="ce20" table:formula="of:=[.B689]-[.E689]" office:value-type="float" office:value="-0.00751319097676628" calcext:value-type="float">
            <text:p>-0.0075</text:p>
          </table:table-cell>
          <table:table-cell table:style-name="ce27" table:formula="of:=ABS([.F689]/[.B$4])" office:value-type="percentage" office:value="0.021370854333913" calcext:value-type="percentage">
            <text:p>2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7" calcext:value-type="float">
            <text:p>687</text:p>
          </table:table-cell>
          <table:table-cell table:style-name="ce9" table:formula="of:=[.A690]*90/(256)" office:value-type="float" office:value="241.5234375" calcext:value-type="float">
            <text:p>241.52º</text:p>
          </table:table-cell>
          <table:table-cell table:style-name="ce14" table:formula="of:=ROUND([.C$1]*SIN([.B690]*PI()/180);0)" office:value-type="float" office:value="-899" calcext:value-type="float">
            <text:p>-899</text:p>
          </table:table-cell>
          <table:table-cell table:style-name="ce14" table:formula="of:=ROUND([.C$1]*SIN(([.B690]+90)*PI()/180);0)" office:value-type="float" office:value="-488" calcext:value-type="float">
            <text:p>-488</text:p>
          </table:table-cell>
          <table:table-cell table:style-name="ce9" table:formula="of:=MOD(ATAN2([.D690];[.C690])*180/PI()+360;360)" office:value-type="float" office:value="241.505767861847" calcext:value-type="float">
            <text:p>241.51º</text:p>
          </table:table-cell>
          <table:table-cell table:style-name="ce20" table:formula="of:=[.B690]-[.E690]" office:value-type="float" office:value="0.0176696381531656" calcext:value-type="float">
            <text:p>0.0177</text:p>
          </table:table-cell>
          <table:table-cell table:style-name="ce27" table:formula="of:=ABS([.F690]/[.B$4])" office:value-type="percentage" office:value="0.0502603040801154" calcext:value-type="percentage">
            <text:p>5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table:style-name="ce9" table:formula="of:=[.A691]*90/(256)" office:value-type="float" office:value="241.875" calcext:value-type="float">
            <text:p>241.88º</text:p>
          </table:table-cell>
          <table:table-cell table:style-name="ce14" table:formula="of:=ROUND([.C$1]*SIN([.B691]*PI()/180);0)" office:value-type="float" office:value="-902" calcext:value-type="float">
            <text:p>-902</text:p>
          </table:table-cell>
          <table:table-cell table:style-name="ce14" table:formula="of:=ROUND([.C$1]*SIN(([.B691]+90)*PI()/180);0)" office:value-type="float" office:value="-482" calcext:value-type="float">
            <text:p>-482</text:p>
          </table:table-cell>
          <table:table-cell table:style-name="ce9" table:formula="of:=MOD(ATAN2([.D691];[.C691])*180/PI()+360;360)" office:value-type="float" office:value="241.881375899773" calcext:value-type="float">
            <text:p>241.88º</text:p>
          </table:table-cell>
          <table:table-cell table:style-name="ce20" table:formula="of:=[.B691]-[.E691]" office:value-type="float" office:value="-0.00637589977293374" calcext:value-type="float">
            <text:p>-0.0064</text:p>
          </table:table-cell>
          <table:table-cell table:style-name="ce27" table:formula="of:=ABS([.F691]/[.B$4])" office:value-type="percentage" office:value="0.018135892687456" calcext:value-type="percentage">
            <text:p>1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89" calcext:value-type="float">
            <text:p>689</text:p>
          </table:table-cell>
          <table:table-cell table:style-name="ce9" table:formula="of:=[.A692]*90/(256)" office:value-type="float" office:value="242.2265625" calcext:value-type="float">
            <text:p>242.23º</text:p>
          </table:table-cell>
          <table:table-cell table:style-name="ce14" table:formula="of:=ROUND([.C$1]*SIN([.B692]*PI()/180);0)" office:value-type="float" office:value="-905" calcext:value-type="float">
            <text:p>-905</text:p>
          </table:table-cell>
          <table:table-cell table:style-name="ce14" table:formula="of:=ROUND([.C$1]*SIN(([.B692]+90)*PI()/180);0)" office:value-type="float" office:value="-477" calcext:value-type="float">
            <text:p>-477</text:p>
          </table:table-cell>
          <table:table-cell table:style-name="ce9" table:formula="of:=MOD(ATAN2([.D692];[.C692])*180/PI()+360;360)" office:value-type="float" office:value="242.207548857319" calcext:value-type="float">
            <text:p>242.21º</text:p>
          </table:table-cell>
          <table:table-cell table:style-name="ce20" table:formula="of:=[.B692]-[.E692]" office:value-type="float" office:value="0.0190136426808181" calcext:value-type="float">
            <text:p>0.0190</text:p>
          </table:table-cell>
          <table:table-cell table:style-name="ce27" table:formula="of:=ABS([.F692]/[.B$4])" office:value-type="percentage" office:value="0.0540832502921047" calcext:value-type="percentage">
            <text:p>5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0" calcext:value-type="float">
            <text:p>690</text:p>
          </table:table-cell>
          <table:table-cell table:style-name="ce9" table:formula="of:=[.A693]*90/(256)" office:value-type="float" office:value="242.578125" calcext:value-type="float">
            <text:p>242.58º</text:p>
          </table:table-cell>
          <table:table-cell table:style-name="ce14" table:formula="of:=ROUND([.C$1]*SIN([.B693]*PI()/180);0)" office:value-type="float" office:value="-908" calcext:value-type="float">
            <text:p>-908</text:p>
          </table:table-cell>
          <table:table-cell table:style-name="ce14" table:formula="of:=ROUND([.C$1]*SIN(([.B693]+90)*PI()/180);0)" office:value-type="float" office:value="-471" calcext:value-type="float">
            <text:p>-471</text:p>
          </table:table-cell>
          <table:table-cell table:style-name="ce9" table:formula="of:=MOD(ATAN2([.D693];[.C693])*180/PI()+360;360)" office:value-type="float" office:value="242.583215983104" calcext:value-type="float">
            <text:p>242.58º</text:p>
          </table:table-cell>
          <table:table-cell table:style-name="ce20" table:formula="of:=[.B693]-[.E693]" office:value-type="float" office:value="-0.00509098310419631" calcext:value-type="float">
            <text:p>-0.0051</text:p>
          </table:table-cell>
          <table:table-cell table:style-name="ce27" table:formula="of:=ABS([.F693]/[.B$4])" office:value-type="percentage" office:value="0.0144810186074917" calcext:value-type="percentage">
            <text:p>1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1" calcext:value-type="float">
            <text:p>691</text:p>
          </table:table-cell>
          <table:table-cell table:style-name="ce9" table:formula="of:=[.A694]*90/(256)" office:value-type="float" office:value="242.9296875" calcext:value-type="float">
            <text:p>242.93º</text:p>
          </table:table-cell>
          <table:table-cell table:style-name="ce14" table:formula="of:=ROUND([.C$1]*SIN([.B694]*PI()/180);0)" office:value-type="float" office:value="-911" calcext:value-type="float">
            <text:p>-911</text:p>
          </table:table-cell>
          <table:table-cell table:style-name="ce14" table:formula="of:=ROUND([.C$1]*SIN(([.B694]+90)*PI()/180);0)" office:value-type="float" office:value="-466" calcext:value-type="float">
            <text:p>-466</text:p>
          </table:table-cell>
          <table:table-cell table:style-name="ce9" table:formula="of:=MOD(ATAN2([.D694];[.C694])*180/PI()+360;360)" office:value-type="float" office:value="242.909084493958" calcext:value-type="float">
            <text:p>242.91º</text:p>
          </table:table-cell>
          <table:table-cell table:style-name="ce20" table:formula="of:=[.B694]-[.E694]" office:value-type="float" office:value="0.0206030060421085" calcext:value-type="float">
            <text:p>0.0206</text:p>
          </table:table-cell>
          <table:table-cell table:style-name="ce27" table:formula="of:=ABS([.F694]/[.B$4])" office:value-type="percentage" office:value="0.0586041060753309" calcext:value-type="percentage">
            <text:p>5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table:style-name="ce9" table:formula="of:=[.A695]*90/(256)" office:value-type="float" office:value="243.28125" calcext:value-type="float">
            <text:p>243.28º</text:p>
          </table:table-cell>
          <table:table-cell table:style-name="ce14" table:formula="of:=ROUND([.C$1]*SIN([.B695]*PI()/180);0)" office:value-type="float" office:value="-914" calcext:value-type="float">
            <text:p>-914</text:p>
          </table:table-cell>
          <table:table-cell table:style-name="ce14" table:formula="of:=ROUND([.C$1]*SIN(([.B695]+90)*PI()/180);0)" office:value-type="float" office:value="-460" calcext:value-type="float">
            <text:p>-460</text:p>
          </table:table-cell>
          <table:table-cell table:style-name="ce9" table:formula="of:=MOD(ATAN2([.D695];[.C695])*180/PI()+360;360)" office:value-type="float" office:value="243.284697997288" calcext:value-type="float">
            <text:p>243.28º</text:p>
          </table:table-cell>
          <table:table-cell table:style-name="ce20" table:formula="of:=[.B695]-[.E695]" office:value-type="float" office:value="-0.00344799728776479" calcext:value-type="float">
            <text:p>-0.0034</text:p>
          </table:table-cell>
          <table:table-cell table:style-name="ce27" table:formula="of:=ABS([.F695]/[.B$4])" office:value-type="percentage" office:value="0.00980763672964208" calcext:value-type="percentage">
            <text:p>0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3" calcext:value-type="float">
            <text:p>693</text:p>
          </table:table-cell>
          <table:table-cell table:style-name="ce9" table:formula="of:=[.A696]*90/(256)" office:value-type="float" office:value="243.6328125" calcext:value-type="float">
            <text:p>243.63º</text:p>
          </table:table-cell>
          <table:table-cell table:style-name="ce14" table:formula="of:=ROUND([.C$1]*SIN([.B696]*PI()/180);0)" office:value-type="float" office:value="-917" calcext:value-type="float">
            <text:p>-917</text:p>
          </table:table-cell>
          <table:table-cell table:style-name="ce14" table:formula="of:=ROUND([.C$1]*SIN(([.B696]+90)*PI()/180);0)" office:value-type="float" office:value="-454" calcext:value-type="float">
            <text:p>-454</text:p>
          </table:table-cell>
          <table:table-cell table:style-name="ce9" table:formula="of:=MOD(ATAN2([.D696];[.C696])*180/PI()+360;360)" office:value-type="float" office:value="243.660324415596" calcext:value-type="float">
            <text:p>243.66º</text:p>
          </table:table-cell>
          <table:table-cell table:style-name="ce20" table:formula="of:=[.B696]-[.E696]" office:value-type="float" office:value="-0.0275119155964489" calcext:value-type="float">
            <text:p>-0.0275</text:p>
          </table:table-cell>
          <table:table-cell table:style-name="ce27" table:formula="of:=ABS([.F696]/[.B$4])" office:value-type="percentage" office:value="0.0782561154743437" calcext:value-type="percentage">
            <text:p>7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4" calcext:value-type="float">
            <text:p>694</text:p>
          </table:table-cell>
          <table:table-cell table:style-name="ce9" table:formula="of:=[.A697]*90/(256)" office:value-type="float" office:value="243.984375" calcext:value-type="float">
            <text:p>243.98º</text:p>
          </table:table-cell>
          <table:table-cell table:style-name="ce14" table:formula="of:=ROUND([.C$1]*SIN([.B697]*PI()/180);0)" office:value-type="float" office:value="-919" calcext:value-type="float">
            <text:p>-919</text:p>
          </table:table-cell>
          <table:table-cell table:style-name="ce14" table:formula="of:=ROUND([.C$1]*SIN(([.B697]+90)*PI()/180);0)" office:value-type="float" office:value="-449" calcext:value-type="float">
            <text:p>-449</text:p>
          </table:table-cell>
          <table:table-cell table:style-name="ce9" table:formula="of:=MOD(ATAN2([.D697];[.C697])*180/PI()+360;360)" office:value-type="float" office:value="243.96104307527" calcext:value-type="float">
            <text:p>243.96º</text:p>
          </table:table-cell>
          <table:table-cell table:style-name="ce20" table:formula="of:=[.B697]-[.E697]" office:value-type="float" office:value="0.0233319247301154" calcext:value-type="float">
            <text:p>0.0233</text:p>
          </table:table-cell>
          <table:table-cell table:style-name="ce27" table:formula="of:=ABS([.F697]/[.B$4])" office:value-type="percentage" office:value="0.0663663636767726" calcext:value-type="percentage">
            <text:p>6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5" calcext:value-type="float">
            <text:p>695</text:p>
          </table:table-cell>
          <table:table-cell table:style-name="ce9" table:formula="of:=[.A698]*90/(256)" office:value-type="float" office:value="244.3359375" calcext:value-type="float">
            <text:p>244.34º</text:p>
          </table:table-cell>
          <table:table-cell table:style-name="ce14" table:formula="of:=ROUND([.C$1]*SIN([.B698]*PI()/180);0)" office:value-type="float" office:value="-922" calcext:value-type="float">
            <text:p>-922</text:p>
          </table:table-cell>
          <table:table-cell table:style-name="ce14" table:formula="of:=ROUND([.C$1]*SIN(([.B698]+90)*PI()/180);0)" office:value-type="float" office:value="-443" calcext:value-type="float">
            <text:p>-443</text:p>
          </table:table-cell>
          <table:table-cell table:style-name="ce9" table:formula="of:=MOD(ATAN2([.D698];[.C698])*180/PI()+360;360)" office:value-type="float" office:value="244.336775549767" calcext:value-type="float">
            <text:p>244.34º</text:p>
          </table:table-cell>
          <table:table-cell table:style-name="ce20" table:formula="of:=[.B698]-[.E698]" office:value-type="float" office:value="-0.000838049767480698" calcext:value-type="float">
            <text:p>-0.0008</text:p>
          </table:table-cell>
          <table:table-cell table:style-name="ce27" table:formula="of:=ABS([.F698]/[.B$4])" office:value-type="percentage" office:value="0.00238378600527843" calcext:value-type="percentage">
            <text:p>0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6" calcext:value-type="float">
            <text:p>696</text:p>
          </table:table-cell>
          <table:table-cell table:style-name="ce9" table:formula="of:=[.A699]*90/(256)" office:value-type="float" office:value="244.6875" calcext:value-type="float">
            <text:p>244.69º</text:p>
          </table:table-cell>
          <table:table-cell table:style-name="ce14" table:formula="of:=ROUND([.C$1]*SIN([.B699]*PI()/180);0)" office:value-type="float" office:value="-925" calcext:value-type="float">
            <text:p>-925</text:p>
          </table:table-cell>
          <table:table-cell table:style-name="ce14" table:formula="of:=ROUND([.C$1]*SIN(([.B699]+90)*PI()/180);0)" office:value-type="float" office:value="-437" calcext:value-type="float">
            <text:p>-437</text:p>
          </table:table-cell>
          <table:table-cell table:style-name="ce9" table:formula="of:=MOD(ATAN2([.D699];[.C699])*180/PI()+360;360)" office:value-type="float" office:value="244.712430470071" calcext:value-type="float">
            <text:p>244.71º</text:p>
          </table:table-cell>
          <table:table-cell table:style-name="ce20" table:formula="of:=[.B699]-[.E699]" office:value-type="float" office:value="-0.0249304700709558" calcext:value-type="float">
            <text:p>-0.0249</text:p>
          </table:table-cell>
          <table:table-cell table:style-name="ce27" table:formula="of:=ABS([.F699]/[.B$4])" office:value-type="percentage" office:value="0.0709133370907188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7" calcext:value-type="float">
            <text:p>697</text:p>
          </table:table-cell>
          <table:table-cell table:style-name="ce9" table:formula="of:=[.A700]*90/(256)" office:value-type="float" office:value="245.0390625" calcext:value-type="float">
            <text:p>245.04º</text:p>
          </table:table-cell>
          <table:table-cell table:style-name="ce14" table:formula="of:=ROUND([.C$1]*SIN([.B700]*PI()/180);0)" office:value-type="float" office:value="-927" calcext:value-type="float">
            <text:p>-927</text:p>
          </table:table-cell>
          <table:table-cell table:style-name="ce14" table:formula="of:=ROUND([.C$1]*SIN(([.B700]+90)*PI()/180);0)" office:value-type="float" office:value="-432" calcext:value-type="float">
            <text:p>-432</text:p>
          </table:table-cell>
          <table:table-cell table:style-name="ce9" table:formula="of:=MOD(ATAN2([.D700];[.C700])*180/PI()+360;360)" office:value-type="float" office:value="245.01356679522" calcext:value-type="float">
            <text:p>245.01º</text:p>
          </table:table-cell>
          <table:table-cell table:style-name="ce20" table:formula="of:=[.B700]-[.E700]" office:value-type="float" office:value="0.0254957047798712" calcext:value-type="float">
            <text:p>0.0255</text:p>
          </table:table-cell>
          <table:table-cell table:style-name="ce27" table:formula="of:=ABS([.F700]/[.B$4])" office:value-type="percentage" office:value="0.0725211158183002" calcext:value-type="percentage">
            <text:p>7.2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8" calcext:value-type="float">
            <text:p>698</text:p>
          </table:table-cell>
          <table:table-cell table:style-name="ce9" table:formula="of:=[.A701]*90/(256)" office:value-type="float" office:value="245.390625" calcext:value-type="float">
            <text:p>245.39º</text:p>
          </table:table-cell>
          <table:table-cell table:style-name="ce14" table:formula="of:=ROUND([.C$1]*SIN([.B701]*PI()/180);0)" office:value-type="float" office:value="-930" calcext:value-type="float">
            <text:p>-930</text:p>
          </table:table-cell>
          <table:table-cell table:style-name="ce14" table:formula="of:=ROUND([.C$1]*SIN(([.B701]+90)*PI()/180);0)" office:value-type="float" office:value="-426" calcext:value-type="float">
            <text:p>-426</text:p>
          </table:table-cell>
          <table:table-cell table:style-name="ce9" table:formula="of:=MOD(ATAN2([.D701];[.C701])*180/PI()+360;360)" office:value-type="float" office:value="245.389164780282" calcext:value-type="float">
            <text:p>245.39º</text:p>
          </table:table-cell>
          <table:table-cell table:style-name="ce20" table:formula="of:=[.B701]-[.E701]" office:value-type="float" office:value="0.00146021971829668" calcext:value-type="float">
            <text:p>0.0015</text:p>
          </table:table-cell>
          <table:table-cell table:style-name="ce27" table:formula="of:=ABS([.F701]/[.B$4])" office:value-type="percentage" office:value="0.00415351386537724" calcext:value-type="percentage">
            <text:p>0.4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699" calcext:value-type="float">
            <text:p>699</text:p>
          </table:table-cell>
          <table:table-cell table:style-name="ce9" table:formula="of:=[.A702]*90/(256)" office:value-type="float" office:value="245.7421875" calcext:value-type="float">
            <text:p>245.74º</text:p>
          </table:table-cell>
          <table:table-cell table:style-name="ce14" table:formula="of:=ROUND([.C$1]*SIN([.B702]*PI()/180);0)" office:value-type="float" office:value="-933" calcext:value-type="float">
            <text:p>-933</text:p>
          </table:table-cell>
          <table:table-cell table:style-name="ce14" table:formula="of:=ROUND([.C$1]*SIN(([.B702]+90)*PI()/180);0)" office:value-type="float" office:value="-420" calcext:value-type="float">
            <text:p>-420</text:p>
          </table:table-cell>
          <table:table-cell table:style-name="ce9" table:formula="of:=MOD(ATAN2([.D702];[.C702])*180/PI()+360;360)" office:value-type="float" office:value="245.76459481852" calcext:value-type="float">
            <text:p>245.76º</text:p>
          </table:table-cell>
          <table:table-cell table:style-name="ce20" table:formula="of:=[.B702]-[.E702]" office:value-type="float" office:value="-0.0224073185201803" calcext:value-type="float">
            <text:p>-0.0224</text:p>
          </table:table-cell>
          <table:table-cell table:style-name="ce27" table:formula="of:=ABS([.F702]/[.B$4])" office:value-type="percentage" office:value="0.063736372679624" calcext:value-type="percentage">
            <text:p>6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0" calcext:value-type="float">
            <text:p>700</text:p>
          </table:table-cell>
          <table:table-cell table:style-name="ce9" table:formula="of:=[.A703]*90/(256)" office:value-type="float" office:value="246.09375" calcext:value-type="float">
            <text:p>246.09º</text:p>
          </table:table-cell>
          <table:table-cell table:style-name="ce14" table:formula="of:=ROUND([.C$1]*SIN([.B703]*PI()/180);0)" office:value-type="float" office:value="-935" calcext:value-type="float">
            <text:p>-935</text:p>
          </table:table-cell>
          <table:table-cell table:style-name="ce14" table:formula="of:=ROUND([.C$1]*SIN(([.B703]+90)*PI()/180);0)" office:value-type="float" office:value="-415" calcext:value-type="float">
            <text:p>-415</text:p>
          </table:table-cell>
          <table:table-cell table:style-name="ce9" table:formula="of:=MOD(ATAN2([.D703];[.C703])*180/PI()+360;360)" office:value-type="float" office:value="246.065945653119" calcext:value-type="float">
            <text:p>246.07º</text:p>
          </table:table-cell>
          <table:table-cell table:style-name="ce20" table:formula="of:=[.B703]-[.E703]" office:value-type="float" office:value="0.0278043468812825" calcext:value-type="float">
            <text:p>0.0278</text:p>
          </table:table-cell>
          <table:table-cell table:style-name="ce27" table:formula="of:=ABS([.F703]/[.B$4])" office:value-type="percentage" office:value="0.0790879200178703" calcext:value-type="percentage">
            <text:p>7.9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1" calcext:value-type="float">
            <text:p>701</text:p>
          </table:table-cell>
          <table:table-cell table:style-name="ce9" table:formula="of:=[.A704]*90/(256)" office:value-type="float" office:value="246.4453125" calcext:value-type="float">
            <text:p>246.45º</text:p>
          </table:table-cell>
          <table:table-cell table:style-name="ce14" table:formula="of:=ROUND([.C$1]*SIN([.B704]*PI()/180);0)" office:value-type="float" office:value="-938" calcext:value-type="float">
            <text:p>-938</text:p>
          </table:table-cell>
          <table:table-cell table:style-name="ce14" table:formula="of:=ROUND([.C$1]*SIN(([.B704]+90)*PI()/180);0)" office:value-type="float" office:value="-409" calcext:value-type="float">
            <text:p>-409</text:p>
          </table:table-cell>
          <table:table-cell table:style-name="ce9" table:formula="of:=MOD(ATAN2([.D704];[.C704])*180/PI()+360;360)" office:value-type="float" office:value="246.441155899948" calcext:value-type="float">
            <text:p>246.44º</text:p>
          </table:table-cell>
          <table:table-cell table:style-name="ce20" table:formula="of:=[.B704]-[.E704]" office:value-type="float" office:value="0.00415660005222662" calcext:value-type="float">
            <text:p>0.0042</text:p>
          </table:table-cell>
          <table:table-cell table:style-name="ce27" table:formula="of:=ABS([.F704]/[.B$4])" office:value-type="percentage" office:value="0.0118232179263335" calcext:value-type="percentage">
            <text:p>1.1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2" calcext:value-type="float">
            <text:p>702</text:p>
          </table:table-cell>
          <table:table-cell table:style-name="ce9" table:formula="of:=[.A705]*90/(256)" office:value-type="float" office:value="246.796875" calcext:value-type="float">
            <text:p>246.80º</text:p>
          </table:table-cell>
          <table:table-cell table:style-name="ce14" table:formula="of:=ROUND([.C$1]*SIN([.B705]*PI()/180);0)" office:value-type="float" office:value="-940" calcext:value-type="float">
            <text:p>-940</text:p>
          </table:table-cell>
          <table:table-cell table:style-name="ce14" table:formula="of:=ROUND([.C$1]*SIN(([.B705]+90)*PI()/180);0)" office:value-type="float" office:value="-403" calcext:value-type="float">
            <text:p>-403</text:p>
          </table:table-cell>
          <table:table-cell table:style-name="ce9" table:formula="of:=MOD(ATAN2([.D705];[.C705])*180/PI()+360;360)" office:value-type="float" office:value="246.794053499807" calcext:value-type="float">
            <text:p>246.79º</text:p>
          </table:table-cell>
          <table:table-cell table:style-name="ce20" table:formula="of:=[.B705]-[.E705]" office:value-type="float" office:value="0.00282150019307892" calcext:value-type="float">
            <text:p>0.0028</text:p>
          </table:table-cell>
          <table:table-cell table:style-name="ce27" table:formula="of:=ABS([.F705]/[.B$4])" office:value-type="percentage" office:value="0.00802560054920226" calcext:value-type="percentage">
            <text:p>0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3" calcext:value-type="float">
            <text:p>703</text:p>
          </table:table-cell>
          <table:table-cell table:style-name="ce9" table:formula="of:=[.A706]*90/(256)" office:value-type="float" office:value="247.1484375" calcext:value-type="float">
            <text:p>247.15º</text:p>
          </table:table-cell>
          <table:table-cell table:style-name="ce14" table:formula="of:=ROUND([.C$1]*SIN([.B706]*PI()/180);0)" office:value-type="float" office:value="-943" calcext:value-type="float">
            <text:p>-943</text:p>
          </table:table-cell>
          <table:table-cell table:style-name="ce14" table:formula="of:=ROUND([.C$1]*SIN(([.B706]+90)*PI()/180);0)" office:value-type="float" office:value="-397" calcext:value-type="float">
            <text:p>-397</text:p>
          </table:table-cell>
          <table:table-cell table:style-name="ce9" table:formula="of:=MOD(ATAN2([.D706];[.C706])*180/PI()+360;360)" office:value-type="float" office:value="247.169062163023" calcext:value-type="float">
            <text:p>247.17º</text:p>
          </table:table-cell>
          <table:table-cell table:style-name="ce20" table:formula="of:=[.B706]-[.E706]" office:value-type="float" office:value="-0.0206246630235114" calcext:value-type="float">
            <text:p>-0.0206</text:p>
          </table:table-cell>
          <table:table-cell table:style-name="ce27" table:formula="of:=ABS([.F706]/[.B$4])" office:value-type="percentage" office:value="0.0586657081557658" calcext:value-type="percentage">
            <text:p>5.8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4" calcext:value-type="float">
            <text:p>704</text:p>
          </table:table-cell>
          <table:table-cell table:style-name="ce9" table:formula="of:=[.A707]*90/(256)" office:value-type="float" office:value="247.5" calcext:value-type="float">
            <text:p>247.50º</text:p>
          </table:table-cell>
          <table:table-cell table:style-name="ce14" table:formula="of:=ROUND([.C$1]*SIN([.B707]*PI()/180);0)" office:value-type="float" office:value="-945" calcext:value-type="float">
            <text:p>-945</text:p>
          </table:table-cell>
          <table:table-cell table:style-name="ce14" table:formula="of:=ROUND([.C$1]*SIN(([.B707]+90)*PI()/180);0)" office:value-type="float" office:value="-391" calcext:value-type="float">
            <text:p>-391</text:p>
          </table:table-cell>
          <table:table-cell table:style-name="ce9" table:formula="of:=MOD(ATAN2([.D707];[.C707])*180/PI()+360;360)" office:value-type="float" office:value="247.522350684976" calcext:value-type="float">
            <text:p>247.52º</text:p>
          </table:table-cell>
          <table:table-cell table:style-name="ce20" table:formula="of:=[.B707]-[.E707]" office:value-type="float" office:value="-0.0223506849760327" calcext:value-type="float">
            <text:p>-0.0224</text:p>
          </table:table-cell>
          <table:table-cell table:style-name="ce27" table:formula="of:=ABS([.F707]/[.B$4])" office:value-type="percentage" office:value="0.063575281709604" calcext:value-type="percentage">
            <text:p>6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5" calcext:value-type="float">
            <text:p>705</text:p>
          </table:table-cell>
          <table:table-cell table:style-name="ce9" table:formula="of:=[.A708]*90/(256)" office:value-type="float" office:value="247.8515625" calcext:value-type="float">
            <text:p>247.85º</text:p>
          </table:table-cell>
          <table:table-cell table:style-name="ce14" table:formula="of:=ROUND([.C$1]*SIN([.B708]*PI()/180);0)" office:value-type="float" office:value="-948" calcext:value-type="float">
            <text:p>-948</text:p>
          </table:table-cell>
          <table:table-cell table:style-name="ce14" table:formula="of:=ROUND([.C$1]*SIN(([.B708]+90)*PI()/180);0)" office:value-type="float" office:value="-386" calcext:value-type="float">
            <text:p>-386</text:p>
          </table:table-cell>
          <table:table-cell table:style-name="ce9" table:formula="of:=MOD(ATAN2([.D708];[.C708])*180/PI()+360;360)" office:value-type="float" office:value="247.845174004754" calcext:value-type="float">
            <text:p>247.85º</text:p>
          </table:table-cell>
          <table:table-cell table:style-name="ce20" table:formula="of:=[.B708]-[.E708]" office:value-type="float" office:value="0.00638849524625584" calcext:value-type="float">
            <text:p>0.0064</text:p>
          </table:table-cell>
          <table:table-cell table:style-name="ce27" table:formula="of:=ABS([.F708]/[.B$4])" office:value-type="percentage" office:value="0.0181717198115722" calcext:value-type="percentage">
            <text:p>1.8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6" calcext:value-type="float">
            <text:p>706</text:p>
          </table:table-cell>
          <table:table-cell table:style-name="ce9" table:formula="of:=[.A709]*90/(256)" office:value-type="float" office:value="248.203125" calcext:value-type="float">
            <text:p>248.20º</text:p>
          </table:table-cell>
          <table:table-cell table:style-name="ce14" table:formula="of:=ROUND([.C$1]*SIN([.B709]*PI()/180);0)" office:value-type="float" office:value="-950" calcext:value-type="float">
            <text:p>-950</text:p>
          </table:table-cell>
          <table:table-cell table:style-name="ce14" table:formula="of:=ROUND([.C$1]*SIN(([.B709]+90)*PI()/180);0)" office:value-type="float" office:value="-380" calcext:value-type="float">
            <text:p>-380</text:p>
          </table:table-cell>
          <table:table-cell table:style-name="ce9" table:formula="of:=MOD(ATAN2([.D709];[.C709])*180/PI()+360;360)" office:value-type="float" office:value="248.198590513648" calcext:value-type="float">
            <text:p>248.20º</text:p>
          </table:table-cell>
          <table:table-cell table:style-name="ce20" table:formula="of:=[.B709]-[.E709]" office:value-type="float" office:value="0.0045344863518153" calcext:value-type="float">
            <text:p>0.0045</text:p>
          </table:table-cell>
          <table:table-cell table:style-name="ce27" table:formula="of:=ABS([.F709]/[.B$4])" office:value-type="percentage" office:value="0.0128980945118302" calcext:value-type="percentage">
            <text:p>1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7" calcext:value-type="float">
            <text:p>707</text:p>
          </table:table-cell>
          <table:table-cell table:style-name="ce9" table:formula="of:=[.A710]*90/(256)" office:value-type="float" office:value="248.5546875" calcext:value-type="float">
            <text:p>248.55º</text:p>
          </table:table-cell>
          <table:table-cell table:style-name="ce14" table:formula="of:=ROUND([.C$1]*SIN([.B710]*PI()/180);0)" office:value-type="float" office:value="-952" calcext:value-type="float">
            <text:p>-952</text:p>
          </table:table-cell>
          <table:table-cell table:style-name="ce14" table:formula="of:=ROUND([.C$1]*SIN(([.B710]+90)*PI()/180);0)" office:value-type="float" office:value="-374" calcext:value-type="float">
            <text:p>-374</text:p>
          </table:table-cell>
          <table:table-cell table:style-name="ce9" table:formula="of:=MOD(ATAN2([.D710];[.C710])*180/PI()+360;360)" office:value-type="float" office:value="248.552263672895" calcext:value-type="float">
            <text:p>248.55º</text:p>
          </table:table-cell>
          <table:table-cell table:style-name="ce20" table:formula="of:=[.B710]-[.E710]" office:value-type="float" office:value="0.00242382710536049" calcext:value-type="float">
            <text:p>0.0024</text:p>
          </table:table-cell>
          <table:table-cell table:style-name="ce27" table:formula="of:=ABS([.F710]/[.B$4])" office:value-type="percentage" office:value="0.0068944415441365" calcext:value-type="percentage">
            <text:p>0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8" calcext:value-type="float">
            <text:p>708</text:p>
          </table:table-cell>
          <table:table-cell table:style-name="ce9" table:formula="of:=[.A711]*90/(256)" office:value-type="float" office:value="248.90625" calcext:value-type="float">
            <text:p>248.91º</text:p>
          </table:table-cell>
          <table:table-cell table:style-name="ce14" table:formula="of:=ROUND([.C$1]*SIN([.B711]*PI()/180);0)" office:value-type="float" office:value="-954" calcext:value-type="float">
            <text:p>-954</text:p>
          </table:table-cell>
          <table:table-cell table:style-name="ce14" table:formula="of:=ROUND([.C$1]*SIN(([.B711]+90)*PI()/180);0)" office:value-type="float" office:value="-368" calcext:value-type="float">
            <text:p>-368</text:p>
          </table:table-cell>
          <table:table-cell table:style-name="ce9" table:formula="of:=MOD(ATAN2([.D711];[.C711])*180/PI()+360;360)" office:value-type="float" office:value="248.906166782835" calcext:value-type="float">
            <text:p>248.91º</text:p>
          </table:table-cell>
          <table:table-cell table:style-name="ce20" table:formula="of:=[.B711]-[.E711]" office:value-type="float" office:value="0.0000832171654110425" calcext:value-type="float">
            <text:p>0.0001</text:p>
          </table:table-cell>
          <table:table-cell table:style-name="ce27" table:formula="of:=ABS([.F711]/[.B$4])" office:value-type="percentage" office:value="0.000236706603835854" calcext:value-type="percentage">
            <text:p>0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09" calcext:value-type="float">
            <text:p>709</text:p>
          </table:table-cell>
          <table:table-cell table:style-name="ce9" table:formula="of:=[.A712]*90/(256)" office:value-type="float" office:value="249.2578125" calcext:value-type="float">
            <text:p>249.26º</text:p>
          </table:table-cell>
          <table:table-cell table:style-name="ce14" table:formula="of:=ROUND([.C$1]*SIN([.B712]*PI()/180);0)" office:value-type="float" office:value="-957" calcext:value-type="float">
            <text:p>-957</text:p>
          </table:table-cell>
          <table:table-cell table:style-name="ce14" table:formula="of:=ROUND([.C$1]*SIN(([.B712]+90)*PI()/180);0)" office:value-type="float" office:value="-362" calcext:value-type="float">
            <text:p>-362</text:p>
          </table:table-cell>
          <table:table-cell table:style-name="ce9" table:formula="of:=MOD(ATAN2([.D712];[.C712])*180/PI()+360;360)" office:value-type="float" office:value="249.280103192332" calcext:value-type="float">
            <text:p>249.28º</text:p>
          </table:table-cell>
          <table:table-cell table:style-name="ce20" table:formula="of:=[.B712]-[.E712]" office:value-type="float" office:value="-0.022290692331751" calcext:value-type="float">
            <text:p>-0.0223</text:p>
          </table:table-cell>
          <table:table-cell table:style-name="ce27" table:formula="of:=ABS([.F712]/[.B$4])" office:value-type="percentage" office:value="0.0634046359658694" calcext:value-type="percentage">
            <text:p>6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0" calcext:value-type="float">
            <text:p>710</text:p>
          </table:table-cell>
          <table:table-cell table:style-name="ce9" table:formula="of:=[.A713]*90/(256)" office:value-type="float" office:value="249.609375" calcext:value-type="float">
            <text:p>249.61º</text:p>
          </table:table-cell>
          <table:table-cell table:style-name="ce14" table:formula="of:=ROUND([.C$1]*SIN([.B713]*PI()/180);0)" office:value-type="float" office:value="-959" calcext:value-type="float">
            <text:p>-959</text:p>
          </table:table-cell>
          <table:table-cell table:style-name="ce14" table:formula="of:=ROUND([.C$1]*SIN(([.B713]+90)*PI()/180);0)" office:value-type="float" office:value="-356" calcext:value-type="float">
            <text:p>-356</text:p>
          </table:table-cell>
          <table:table-cell table:style-name="ce9" table:formula="of:=MOD(ATAN2([.D713];[.C713])*180/PI()+360;360)" office:value-type="float" office:value="249.634065936953" calcext:value-type="float">
            <text:p>249.63º</text:p>
          </table:table-cell>
          <table:table-cell table:style-name="ce20" table:formula="of:=[.B713]-[.E713]" office:value-type="float" office:value="-0.0246909369530499" calcext:value-type="float">
            <text:p>-0.0247</text:p>
          </table:table-cell>
          <table:table-cell table:style-name="ce27" table:formula="of:=ABS([.F713]/[.B$4])" office:value-type="percentage" office:value="0.0702319984442309" calcext:value-type="percentage">
            <text:p>7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1" calcext:value-type="float">
            <text:p>711</text:p>
          </table:table-cell>
          <table:table-cell table:style-name="ce9" table:formula="of:=[.A714]*90/(256)" office:value-type="float" office:value="249.9609375" calcext:value-type="float">
            <text:p>249.96º</text:p>
          </table:table-cell>
          <table:table-cell table:style-name="ce14" table:formula="of:=ROUND([.C$1]*SIN([.B714]*PI()/180);0)" office:value-type="float" office:value="-961" calcext:value-type="float">
            <text:p>-961</text:p>
          </table:table-cell>
          <table:table-cell table:style-name="ce14" table:formula="of:=ROUND([.C$1]*SIN(([.B714]+90)*PI()/180);0)" office:value-type="float" office:value="-351" calcext:value-type="float">
            <text:p>-351</text:p>
          </table:table-cell>
          <table:table-cell table:style-name="ce9" table:formula="of:=MOD(ATAN2([.D714];[.C714])*180/PI()+360;360)" office:value-type="float" office:value="249.935555056606" calcext:value-type="float">
            <text:p>249.94º</text:p>
          </table:table-cell>
          <table:table-cell table:style-name="ce20" table:formula="of:=[.B714]-[.E714]" office:value-type="float" office:value="0.0253824433941645" calcext:value-type="float">
            <text:p>0.0254</text:p>
          </table:table-cell>
          <table:table-cell table:style-name="ce27" table:formula="of:=ABS([.F714]/[.B$4])" office:value-type="percentage" office:value="0.0721989500989568" calcext:value-type="percentage">
            <text:p>7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2" calcext:value-type="float">
            <text:p>712</text:p>
          </table:table-cell>
          <table:table-cell table:style-name="ce9" table:formula="of:=[.A715]*90/(256)" office:value-type="float" office:value="250.3125" calcext:value-type="float">
            <text:p>250.31º</text:p>
          </table:table-cell>
          <table:table-cell table:style-name="ce14" table:formula="of:=ROUND([.C$1]*SIN([.B715]*PI()/180);0)" office:value-type="float" office:value="-963" calcext:value-type="float">
            <text:p>-963</text:p>
          </table:table-cell>
          <table:table-cell table:style-name="ce14" table:formula="of:=ROUND([.C$1]*SIN(([.B715]+90)*PI()/180);0)" office:value-type="float" office:value="-345" calcext:value-type="float">
            <text:p>-345</text:p>
          </table:table-cell>
          <table:table-cell table:style-name="ce9" table:formula="of:=MOD(ATAN2([.D715];[.C715])*180/PI()+360;360)" office:value-type="float" office:value="250.28966009964" calcext:value-type="float">
            <text:p>250.29º</text:p>
          </table:table-cell>
          <table:table-cell table:style-name="ce20" table:formula="of:=[.B715]-[.E715]" office:value-type="float" office:value="0.0228399003603954" calcext:value-type="float">
            <text:p>0.0228</text:p>
          </table:table-cell>
          <table:table-cell table:style-name="ce27" table:formula="of:=ABS([.F715]/[.B$4])" office:value-type="percentage" office:value="0.0649668276917914" calcext:value-type="percentage">
            <text:p>6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3" calcext:value-type="float">
            <text:p>713</text:p>
          </table:table-cell>
          <table:table-cell table:style-name="ce9" table:formula="of:=[.A716]*90/(256)" office:value-type="float" office:value="250.6640625" calcext:value-type="float">
            <text:p>250.66º</text:p>
          </table:table-cell>
          <table:table-cell table:style-name="ce14" table:formula="of:=ROUND([.C$1]*SIN([.B716]*PI()/180);0)" office:value-type="float" office:value="-965" calcext:value-type="float">
            <text:p>-965</text:p>
          </table:table-cell>
          <table:table-cell table:style-name="ce14" table:formula="of:=ROUND([.C$1]*SIN(([.B716]+90)*PI()/180);0)" office:value-type="float" office:value="-339" calcext:value-type="float">
            <text:p>-339</text:p>
          </table:table-cell>
          <table:table-cell table:style-name="ce9" table:formula="of:=MOD(ATAN2([.D716];[.C716])*180/PI()+360;360)" office:value-type="float" office:value="250.643862614267" calcext:value-type="float">
            <text:p>250.64º</text:p>
          </table:table-cell>
          <table:table-cell table:style-name="ce20" table:formula="of:=[.B716]-[.E716]" office:value-type="float" office:value="0.0201998857333479" calcext:value-type="float">
            <text:p>0.0202</text:p>
          </table:table-cell>
          <table:table-cell table:style-name="ce27" table:formula="of:=ABS([.F716]/[.B$4])" office:value-type="percentage" office:value="0.0574574527526339" calcext:value-type="percentage">
            <text:p>5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4" calcext:value-type="float">
            <text:p>714</text:p>
          </table:table-cell>
          <table:table-cell table:style-name="ce9" table:formula="of:=[.A717]*90/(256)" office:value-type="float" office:value="251.015625" calcext:value-type="float">
            <text:p>251.02º</text:p>
          </table:table-cell>
          <table:table-cell table:style-name="ce14" table:formula="of:=ROUND([.C$1]*SIN([.B717]*PI()/180);0)" office:value-type="float" office:value="-967" calcext:value-type="float">
            <text:p>-967</text:p>
          </table:table-cell>
          <table:table-cell table:style-name="ce14" table:formula="of:=ROUND([.C$1]*SIN(([.B717]+90)*PI()/180);0)" office:value-type="float" office:value="-333" calcext:value-type="float">
            <text:p>-333</text:p>
          </table:table-cell>
          <table:table-cell table:style-name="ce9" table:formula="of:=MOD(ATAN2([.D717];[.C717])*180/PI()+360;360)" office:value-type="float" office:value="250.998135558423" calcext:value-type="float">
            <text:p>251.00º</text:p>
          </table:table-cell>
          <table:table-cell table:style-name="ce20" table:formula="of:=[.B717]-[.E717]" office:value-type="float" office:value="0.0174894415772542" calcext:value-type="float">
            <text:p>0.0175</text:p>
          </table:table-cell>
          <table:table-cell table:style-name="ce27" table:formula="of:=ABS([.F717]/[.B$4])" office:value-type="percentage" office:value="0.0497477449308563" calcext:value-type="percentage">
            <text:p>4.9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5" calcext:value-type="float">
            <text:p>715</text:p>
          </table:table-cell>
          <table:table-cell table:style-name="ce9" table:formula="of:=[.A718]*90/(256)" office:value-type="float" office:value="251.3671875" calcext:value-type="float">
            <text:p>251.37º</text:p>
          </table:table-cell>
          <table:table-cell table:style-name="ce14" table:formula="of:=ROUND([.C$1]*SIN([.B718]*PI()/180);0)" office:value-type="float" office:value="-969" calcext:value-type="float">
            <text:p>-969</text:p>
          </table:table-cell>
          <table:table-cell table:style-name="ce14" table:formula="of:=ROUND([.C$1]*SIN(([.B718]+90)*PI()/180);0)" office:value-type="float" office:value="-327" calcext:value-type="float">
            <text:p>-327</text:p>
          </table:table-cell>
          <table:table-cell table:style-name="ce9" table:formula="of:=MOD(ATAN2([.D718];[.C718])*180/PI()+360;360)" office:value-type="float" office:value="251.35245185775" calcext:value-type="float">
            <text:p>251.35º</text:p>
          </table:table-cell>
          <table:table-cell table:style-name="ce20" table:formula="of:=[.B718]-[.E718]" office:value-type="float" office:value="0.0147356422496614" calcext:value-type="float">
            <text:p>0.0147</text:p>
          </table:table-cell>
          <table:table-cell table:style-name="ce27" table:formula="of:=ABS([.F718]/[.B$4])" office:value-type="percentage" office:value="0.0419147157323702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6" calcext:value-type="float">
            <text:p>716</text:p>
          </table:table-cell>
          <table:table-cell table:style-name="ce9" table:formula="of:=[.A719]*90/(256)" office:value-type="float" office:value="251.71875" calcext:value-type="float">
            <text:p>251.72º</text:p>
          </table:table-cell>
          <table:table-cell table:style-name="ce14" table:formula="of:=ROUND([.C$1]*SIN([.B719]*PI()/180);0)" office:value-type="float" office:value="-971" calcext:value-type="float">
            <text:p>-971</text:p>
          </table:table-cell>
          <table:table-cell table:style-name="ce14" table:formula="of:=ROUND([.C$1]*SIN(([.B719]+90)*PI()/180);0)" office:value-type="float" office:value="-321" calcext:value-type="float">
            <text:p>-321</text:p>
          </table:table-cell>
          <table:table-cell table:style-name="ce9" table:formula="of:=MOD(ATAN2([.D719];[.C719])*180/PI()+360;360)" office:value-type="float" office:value="251.706784418003" calcext:value-type="float">
            <text:p>251.71º</text:p>
          </table:table-cell>
          <table:table-cell table:style-name="ce20" table:formula="of:=[.B719]-[.E719]" office:value-type="float" office:value="0.0119655819968898" calcext:value-type="float">
            <text:p>0.0120</text:p>
          </table:table-cell>
          <table:table-cell table:style-name="ce27" table:formula="of:=ABS([.F719]/[.B$4])" office:value-type="percentage" office:value="0.0340354332355976" calcext:value-type="percentage">
            <text:p>3.4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7" calcext:value-type="float">
            <text:p>717</text:p>
          </table:table-cell>
          <table:table-cell table:style-name="ce9" table:formula="of:=[.A720]*90/(256)" office:value-type="float" office:value="252.0703125" calcext:value-type="float">
            <text:p>252.07º</text:p>
          </table:table-cell>
          <table:table-cell table:style-name="ce14" table:formula="of:=ROUND([.C$1]*SIN([.B720]*PI()/180);0)" office:value-type="float" office:value="-973" calcext:value-type="float">
            <text:p>-973</text:p>
          </table:table-cell>
          <table:table-cell table:style-name="ce14" table:formula="of:=ROUND([.C$1]*SIN(([.B720]+90)*PI()/180);0)" office:value-type="float" office:value="-315" calcext:value-type="float">
            <text:p>-315</text:p>
          </table:table-cell>
          <table:table-cell table:style-name="ce9" table:formula="of:=MOD(ATAN2([.D720];[.C720])*180/PI()+360;360)" office:value-type="float" office:value="252.061106137473" calcext:value-type="float">
            <text:p>252.06º</text:p>
          </table:table-cell>
          <table:table-cell table:style-name="ce20" table:formula="of:=[.B720]-[.E720]" office:value-type="float" office:value="0.00920636252675422" calcext:value-type="float">
            <text:p>0.0092</text:p>
          </table:table-cell>
          <table:table-cell table:style-name="ce27" table:formula="of:=ABS([.F720]/[.B$4])" office:value-type="percentage" office:value="0.0261869867427676" calcext:value-type="percentage">
            <text:p>2.6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8" calcext:value-type="float">
            <text:p>718</text:p>
          </table:table-cell>
          <table:table-cell table:style-name="ce9" table:formula="of:=[.A721]*90/(256)" office:value-type="float" office:value="252.421875" calcext:value-type="float">
            <text:p>252.42º</text:p>
          </table:table-cell>
          <table:table-cell table:style-name="ce14" table:formula="of:=ROUND([.C$1]*SIN([.B721]*PI()/180);0)" office:value-type="float" office:value="-975" calcext:value-type="float">
            <text:p>-975</text:p>
          </table:table-cell>
          <table:table-cell table:style-name="ce14" table:formula="of:=ROUND([.C$1]*SIN(([.B721]+90)*PI()/180);0)" office:value-type="float" office:value="-309" calcext:value-type="float">
            <text:p>-309</text:p>
          </table:table-cell>
          <table:table-cell table:style-name="ce9" table:formula="of:=MOD(ATAN2([.D721];[.C721])*180/PI()+360;360)" office:value-type="float" office:value="252.415389919427" calcext:value-type="float">
            <text:p>252.42º</text:p>
          </table:table-cell>
          <table:table-cell table:style-name="ce20" table:formula="of:=[.B721]-[.E721]" office:value-type="float" office:value="0.00648508057253139" calcext:value-type="float">
            <text:p>0.0065</text:p>
          </table:table-cell>
          <table:table-cell table:style-name="ce27" table:formula="of:=ABS([.F721]/[.B$4])" office:value-type="percentage" office:value="0.0184464514063115" calcext:value-type="percentage">
            <text:p>1.8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19" calcext:value-type="float">
            <text:p>719</text:p>
          </table:table-cell>
          <table:table-cell table:style-name="ce9" table:formula="of:=[.A722]*90/(256)" office:value-type="float" office:value="252.7734375" calcext:value-type="float">
            <text:p>252.77º</text:p>
          </table:table-cell>
          <table:table-cell table:style-name="ce14" table:formula="of:=ROUND([.C$1]*SIN([.B722]*PI()/180);0)" office:value-type="float" office:value="-977" calcext:value-type="float">
            <text:p>-977</text:p>
          </table:table-cell>
          <table:table-cell table:style-name="ce14" table:formula="of:=ROUND([.C$1]*SIN(([.B722]+90)*PI()/180);0)" office:value-type="float" office:value="-303" calcext:value-type="float">
            <text:p>-303</text:p>
          </table:table-cell>
          <table:table-cell table:style-name="ce9" table:formula="of:=MOD(ATAN2([.D722];[.C722])*180/PI()+360;360)" office:value-type="float" office:value="252.769608684537" calcext:value-type="float">
            <text:p>252.77º</text:p>
          </table:table-cell>
          <table:table-cell table:style-name="ce20" table:formula="of:=[.B722]-[.E722]" office:value-type="float" office:value="0.00382881546278213" calcext:value-type="float">
            <text:p>0.0038</text:p>
          </table:table-cell>
          <table:table-cell table:style-name="ce27" table:formula="of:=ABS([.F722]/[.B$4])" office:value-type="percentage" office:value="0.0108908528719136" calcext:value-type="percentage">
            <text:p>1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table:style-name="ce9" table:formula="of:=[.A723]*90/(256)" office:value-type="float" office:value="253.125" calcext:value-type="float">
            <text:p>253.13º</text:p>
          </table:table-cell>
          <table:table-cell table:style-name="ce14" table:formula="of:=ROUND([.C$1]*SIN([.B723]*PI()/180);0)" office:value-type="float" office:value="-979" calcext:value-type="float">
            <text:p>-979</text:p>
          </table:table-cell>
          <table:table-cell table:style-name="ce14" table:formula="of:=ROUND([.C$1]*SIN(([.B723]+90)*PI()/180);0)" office:value-type="float" office:value="-297" calcext:value-type="float">
            <text:p>-297</text:p>
          </table:table-cell>
          <table:table-cell table:style-name="ce9" table:formula="of:=MOD(ATAN2([.D723];[.C723])*180/PI()+360;360)" office:value-type="float" office:value="253.123735383289" calcext:value-type="float">
            <text:p>253.12º</text:p>
          </table:table-cell>
          <table:table-cell table:style-name="ce20" table:formula="of:=[.B723]-[.E723]" office:value-type="float" office:value="0.0012646167111825" calcext:value-type="float">
            <text:p>0.0013</text:p>
          </table:table-cell>
          <table:table-cell table:style-name="ce27" table:formula="of:=ABS([.F723]/[.B$4])" office:value-type="percentage" office:value="0.00359713197847466" calcext:value-type="percentage">
            <text:p>0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1" calcext:value-type="float">
            <text:p>721</text:p>
          </table:table-cell>
          <table:table-cell table:style-name="ce9" table:formula="of:=[.A724]*90/(256)" office:value-type="float" office:value="253.4765625" calcext:value-type="float">
            <text:p>253.48º</text:p>
          </table:table-cell>
          <table:table-cell table:style-name="ce14" table:formula="of:=ROUND([.C$1]*SIN([.B724]*PI()/180);0)" office:value-type="float" office:value="-981" calcext:value-type="float">
            <text:p>-981</text:p>
          </table:table-cell>
          <table:table-cell table:style-name="ce14" table:formula="of:=ROUND([.C$1]*SIN(([.B724]+90)*PI()/180);0)" office:value-type="float" office:value="-291" calcext:value-type="float">
            <text:p>-291</text:p>
          </table:table-cell>
          <table:table-cell table:style-name="ce9" table:formula="of:=MOD(ATAN2([.D724];[.C724])*180/PI()+360;360)" office:value-type="float" office:value="253.477743008359" calcext:value-type="float">
            <text:p>253.48º</text:p>
          </table:table-cell>
          <table:table-cell table:style-name="ce20" table:formula="of:=[.B724]-[.E724]" office:value-type="float" office:value="-0.00118050835951067" calcext:value-type="float">
            <text:p>-0.0012</text:p>
          </table:table-cell>
          <table:table-cell table:style-name="ce27" table:formula="of:=ABS([.F724]/[.B$4])" office:value-type="percentage" office:value="0.00335789044483034" calcext:value-type="percentage">
            <text:p>0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2" calcext:value-type="float">
            <text:p>722</text:p>
          </table:table-cell>
          <table:table-cell table:style-name="ce9" table:formula="of:=[.A725]*90/(256)" office:value-type="float" office:value="253.828125" calcext:value-type="float">
            <text:p>253.83º</text:p>
          </table:table-cell>
          <table:table-cell table:style-name="ce14" table:formula="of:=ROUND([.C$1]*SIN([.B725]*PI()/180);0)" office:value-type="float" office:value="-983" calcext:value-type="float">
            <text:p>-983</text:p>
          </table:table-cell>
          <table:table-cell table:style-name="ce14" table:formula="of:=ROUND([.C$1]*SIN(([.B725]+90)*PI()/180);0)" office:value-type="float" office:value="-285" calcext:value-type="float">
            <text:p>-285</text:p>
          </table:table-cell>
          <table:table-cell table:style-name="ce9" table:formula="of:=MOD(ATAN2([.D725];[.C725])*180/PI()+360;360)" office:value-type="float" office:value="253.831604606945" calcext:value-type="float">
            <text:p>253.83º</text:p>
          </table:table-cell>
          <table:table-cell table:style-name="ce20" table:formula="of:=[.B725]-[.E725]" office:value-type="float" office:value="-0.00347960694548988" calcext:value-type="float">
            <text:p>-0.0035</text:p>
          </table:table-cell>
          <table:table-cell table:style-name="ce27" table:formula="of:=ABS([.F725]/[.B$4])" office:value-type="percentage" office:value="0.00989754864494898" calcext:value-type="percentage">
            <text:p>0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3" calcext:value-type="float">
            <text:p>723</text:p>
          </table:table-cell>
          <table:table-cell table:style-name="ce9" table:formula="of:=[.A726]*90/(256)" office:value-type="float" office:value="254.1796875" calcext:value-type="float">
            <text:p>254.18º</text:p>
          </table:table-cell>
          <table:table-cell table:style-name="ce14" table:formula="of:=ROUND([.C$1]*SIN([.B726]*PI()/180);0)" office:value-type="float" office:value="-984" calcext:value-type="float">
            <text:p>-984</text:p>
          </table:table-cell>
          <table:table-cell table:style-name="ce14" table:formula="of:=ROUND([.C$1]*SIN(([.B726]+90)*PI()/180);0)" office:value-type="float" office:value="-279" calcext:value-type="float">
            <text:p>-279</text:p>
          </table:table-cell>
          <table:table-cell table:style-name="ce9" table:formula="of:=MOD(ATAN2([.D726];[.C726])*180/PI()+360;360)" office:value-type="float" office:value="254.170026544699" calcext:value-type="float">
            <text:p>254.17º</text:p>
          </table:table-cell>
          <table:table-cell table:style-name="ce20" table:formula="of:=[.B726]-[.E726]" office:value-type="float" office:value="0.00966095530071698" calcext:value-type="float">
            <text:p>0.0097</text:p>
          </table:table-cell>
          <table:table-cell table:style-name="ce27" table:formula="of:=ABS([.F726]/[.B$4])" office:value-type="percentage" office:value="0.0274800506331505" calcext:value-type="percentage">
            <text:p>2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4" calcext:value-type="float">
            <text:p>724</text:p>
          </table:table-cell>
          <table:table-cell table:style-name="ce9" table:formula="of:=[.A727]*90/(256)" office:value-type="float" office:value="254.53125" calcext:value-type="float">
            <text:p>254.53º</text:p>
          </table:table-cell>
          <table:table-cell table:style-name="ce14" table:formula="of:=ROUND([.C$1]*SIN([.B727]*PI()/180);0)" office:value-type="float" office:value="-986" calcext:value-type="float">
            <text:p>-986</text:p>
          </table:table-cell>
          <table:table-cell table:style-name="ce14" table:formula="of:=ROUND([.C$1]*SIN(([.B727]+90)*PI()/180);0)" office:value-type="float" office:value="-273" calcext:value-type="float">
            <text:p>-273</text:p>
          </table:table-cell>
          <table:table-cell table:style-name="ce9" table:formula="of:=MOD(ATAN2([.D727];[.C727])*180/PI()+360;360)" office:value-type="float" office:value="254.523852811024" calcext:value-type="float">
            <text:p>254.52º</text:p>
          </table:table-cell>
          <table:table-cell table:style-name="ce20" table:formula="of:=[.B727]-[.E727]" office:value-type="float" office:value="0.00739718897597186" calcext:value-type="float">
            <text:p>0.0074</text:p>
          </table:table-cell>
          <table:table-cell table:style-name="ce27" table:formula="of:=ABS([.F727]/[.B$4])" office:value-type="percentage" office:value="0.0210408930872088" calcext:value-type="percentage">
            <text:p>2.1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5" calcext:value-type="float">
            <text:p>725</text:p>
          </table:table-cell>
          <table:table-cell table:style-name="ce9" table:formula="of:=[.A728]*90/(256)" office:value-type="float" office:value="254.8828125" calcext:value-type="float">
            <text:p>254.88º</text:p>
          </table:table-cell>
          <table:table-cell table:style-name="ce14" table:formula="of:=ROUND([.C$1]*SIN([.B728]*PI()/180);0)" office:value-type="float" office:value="-988" calcext:value-type="float">
            <text:p>-988</text:p>
          </table:table-cell>
          <table:table-cell table:style-name="ce14" table:formula="of:=ROUND([.C$1]*SIN(([.B728]+90)*PI()/180);0)" office:value-type="float" office:value="-267" calcext:value-type="float">
            <text:p>-267</text:p>
          </table:table-cell>
          <table:table-cell table:style-name="ce9" table:formula="of:=MOD(ATAN2([.D728];[.C728])*180/PI()+360;360)" office:value-type="float" office:value="254.877453349914" calcext:value-type="float">
            <text:p>254.88º</text:p>
          </table:table-cell>
          <table:table-cell table:style-name="ce20" table:formula="of:=[.B728]-[.E728]" office:value-type="float" office:value="0.00535915008640586" calcext:value-type="float">
            <text:p>0.0054</text:p>
          </table:table-cell>
          <table:table-cell table:style-name="ce27" table:formula="of:=ABS([.F728]/[.B$4])" office:value-type="percentage" office:value="0.0152438046902211" calcext:value-type="percentage">
            <text:p>1.5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6" calcext:value-type="float">
            <text:p>726</text:p>
          </table:table-cell>
          <table:table-cell table:style-name="ce9" table:formula="of:=[.A729]*90/(256)" office:value-type="float" office:value="255.234375" calcext:value-type="float">
            <text:p>255.23º</text:p>
          </table:table-cell>
          <table:table-cell table:style-name="ce14" table:formula="of:=ROUND([.C$1]*SIN([.B729]*PI()/180);0)" office:value-type="float" office:value="-989" calcext:value-type="float">
            <text:p>-989</text:p>
          </table:table-cell>
          <table:table-cell table:style-name="ce14" table:formula="of:=ROUND([.C$1]*SIN(([.B729]+90)*PI()/180);0)" office:value-type="float" office:value="-261" calcext:value-type="float">
            <text:p>-261</text:p>
          </table:table-cell>
          <table:table-cell table:style-name="ce9" table:formula="of:=MOD(ATAN2([.D729];[.C729])*180/PI()+360;360)" office:value-type="float" office:value="255.216521718495" calcext:value-type="float">
            <text:p>255.22º</text:p>
          </table:table-cell>
          <table:table-cell table:style-name="ce20" table:formula="of:=[.B729]-[.E729]" office:value-type="float" office:value="0.0178532815053813" calcext:value-type="float">
            <text:p>0.0179</text:p>
          </table:table-cell>
          <table:table-cell table:style-name="ce27" table:formula="of:=ABS([.F729]/[.B$4])" office:value-type="percentage" office:value="0.0507826673930847" calcext:value-type="percentage">
            <text:p>5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7" calcext:value-type="float">
            <text:p>727</text:p>
          </table:table-cell>
          <table:table-cell table:style-name="ce9" table:formula="of:=[.A730]*90/(256)" office:value-type="float" office:value="255.5859375" calcext:value-type="float">
            <text:p>255.59º</text:p>
          </table:table-cell>
          <table:table-cell table:style-name="ce14" table:formula="of:=ROUND([.C$1]*SIN([.B730]*PI()/180);0)" office:value-type="float" office:value="-991" calcext:value-type="float">
            <text:p>-991</text:p>
          </table:table-cell>
          <table:table-cell table:style-name="ce14" table:formula="of:=ROUND([.C$1]*SIN(([.B730]+90)*PI()/180);0)" office:value-type="float" office:value="-255" calcext:value-type="float">
            <text:p>-255</text:p>
          </table:table-cell>
          <table:table-cell table:style-name="ce9" table:formula="of:=MOD(ATAN2([.D730];[.C730])*180/PI()+360;360)" office:value-type="float" office:value="255.569930640091" calcext:value-type="float">
            <text:p>255.57º</text:p>
          </table:table-cell>
          <table:table-cell table:style-name="ce20" table:formula="of:=[.B730]-[.E730]" office:value-type="float" office:value="0.0160068599085434" calcext:value-type="float">
            <text:p>0.0160</text:p>
          </table:table-cell>
          <table:table-cell table:style-name="ce27" table:formula="of:=ABS([.F730]/[.B$4])" office:value-type="percentage" office:value="0.0455306237398569" calcext:value-type="percentage">
            <text:p>4.5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8" calcext:value-type="float">
            <text:p>728</text:p>
          </table:table-cell>
          <table:table-cell table:style-name="ce9" table:formula="of:=[.A731]*90/(256)" office:value-type="float" office:value="255.9375" calcext:value-type="float">
            <text:p>255.94º</text:p>
          </table:table-cell>
          <table:table-cell table:style-name="ce14" table:formula="of:=ROUND([.C$1]*SIN([.B731]*PI()/180);0)" office:value-type="float" office:value="-992" calcext:value-type="float">
            <text:p>-992</text:p>
          </table:table-cell>
          <table:table-cell table:style-name="ce14" table:formula="of:=ROUND([.C$1]*SIN(([.B731]+90)*PI()/180);0)" office:value-type="float" office:value="-249" calcext:value-type="float">
            <text:p>-249</text:p>
          </table:table-cell>
          <table:table-cell table:style-name="ce9" table:formula="of:=MOD(ATAN2([.D731];[.C731])*180/PI()+360;360)" office:value-type="float" office:value="255.909409117011" calcext:value-type="float">
            <text:p>255.91º</text:p>
          </table:table-cell>
          <table:table-cell table:style-name="ce20" table:formula="of:=[.B731]-[.E731]" office:value-type="float" office:value="0.0280908829888347" calcext:value-type="float">
            <text:p>0.0281</text:p>
          </table:table-cell>
          <table:table-cell table:style-name="ce27" table:formula="of:=ABS([.F731]/[.B$4])" office:value-type="percentage" office:value="0.0799029560571297" calcext:value-type="percentage">
            <text:p>7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29" calcext:value-type="float">
            <text:p>729</text:p>
          </table:table-cell>
          <table:table-cell table:style-name="ce9" table:formula="of:=[.A732]*90/(256)" office:value-type="float" office:value="256.2890625" calcext:value-type="float">
            <text:p>256.29º</text:p>
          </table:table-cell>
          <table:table-cell table:style-name="ce14" table:formula="of:=ROUND([.C$1]*SIN([.B732]*PI()/180);0)" office:value-type="float" office:value="-994" calcext:value-type="float">
            <text:p>-994</text:p>
          </table:table-cell>
          <table:table-cell table:style-name="ce14" table:formula="of:=ROUND([.C$1]*SIN(([.B732]+90)*PI()/180);0)" office:value-type="float" office:value="-242" calcext:value-type="float">
            <text:p>-242</text:p>
          </table:table-cell>
          <table:table-cell table:style-name="ce9" table:formula="of:=MOD(ATAN2([.D732];[.C732])*180/PI()+360;360)" office:value-type="float" office:value="256.316926612807" calcext:value-type="float">
            <text:p>256.32º</text:p>
          </table:table-cell>
          <table:table-cell table:style-name="ce20" table:formula="of:=[.B732]-[.E732]" office:value-type="float" office:value="-0.0278641128072081" calcext:value-type="float">
            <text:p>-0.0279</text:p>
          </table:table-cell>
          <table:table-cell table:style-name="ce27" table:formula="of:=ABS([.F732]/[.B$4])" office:value-type="percentage" office:value="0.0792579208738365" calcext:value-type="percentage">
            <text:p>7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0" calcext:value-type="float">
            <text:p>730</text:p>
          </table:table-cell>
          <table:table-cell table:style-name="ce9" table:formula="of:=[.A733]*90/(256)" office:value-type="float" office:value="256.640625" calcext:value-type="float">
            <text:p>256.64º</text:p>
          </table:table-cell>
          <table:table-cell table:style-name="ce14" table:formula="of:=ROUND([.C$1]*SIN([.B733]*PI()/180);0)" office:value-type="float" office:value="-995" calcext:value-type="float">
            <text:p>-995</text:p>
          </table:table-cell>
          <table:table-cell table:style-name="ce14" table:formula="of:=ROUND([.C$1]*SIN(([.B733]+90)*PI()/180);0)" office:value-type="float" office:value="-236" calcext:value-type="float">
            <text:p>-236</text:p>
          </table:table-cell>
          <table:table-cell table:style-name="ce9" table:formula="of:=MOD(ATAN2([.D733];[.C733])*180/PI()+360;360)" office:value-type="float" office:value="256.656816834785" calcext:value-type="float">
            <text:p>256.66º</text:p>
          </table:table-cell>
          <table:table-cell table:style-name="ce20" table:formula="of:=[.B733]-[.E733]" office:value-type="float" office:value="-0.0161918347847632" calcext:value-type="float">
            <text:p>-0.0162</text:p>
          </table:table-cell>
          <table:table-cell table:style-name="ce27" table:formula="of:=ABS([.F733]/[.B$4])" office:value-type="percentage" office:value="0.0460567744988819" calcext:value-type="percentage">
            <text:p>4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1" calcext:value-type="float">
            <text:p>731</text:p>
          </table:table-cell>
          <table:table-cell table:style-name="ce9" table:formula="of:=[.A734]*90/(256)" office:value-type="float" office:value="256.9921875" calcext:value-type="float">
            <text:p>256.99º</text:p>
          </table:table-cell>
          <table:table-cell table:style-name="ce14" table:formula="of:=ROUND([.C$1]*SIN([.B734]*PI()/180);0)" office:value-type="float" office:value="-997" calcext:value-type="float">
            <text:p>-997</text:p>
          </table:table-cell>
          <table:table-cell table:style-name="ce14" table:formula="of:=ROUND([.C$1]*SIN(([.B734]+90)*PI()/180);0)" office:value-type="float" office:value="-230" calcext:value-type="float">
            <text:p>-230</text:p>
          </table:table-cell>
          <table:table-cell table:style-name="ce9" table:formula="of:=MOD(ATAN2([.D734];[.C734])*180/PI()+360;360)" office:value-type="float" office:value="257.009580393594" calcext:value-type="float">
            <text:p>257.01º</text:p>
          </table:table-cell>
          <table:table-cell table:style-name="ce20" table:formula="of:=[.B734]-[.E734]" office:value-type="float" office:value="-0.01739289359449" calcext:value-type="float">
            <text:p>-0.0174</text:p>
          </table:table-cell>
          <table:table-cell table:style-name="ce27" table:formula="of:=ABS([.F734]/[.B$4])" office:value-type="percentage" office:value="0.0494731195576605" calcext:value-type="percentage">
            <text:p>4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2" calcext:value-type="float">
            <text:p>732</text:p>
          </table:table-cell>
          <table:table-cell table:style-name="ce9" table:formula="of:=[.A735]*90/(256)" office:value-type="float" office:value="257.34375" calcext:value-type="float">
            <text:p>257.34º</text:p>
          </table:table-cell>
          <table:table-cell table:style-name="ce14" table:formula="of:=ROUND([.C$1]*SIN([.B735]*PI()/180);0)" office:value-type="float" office:value="-998" calcext:value-type="float">
            <text:p>-998</text:p>
          </table:table-cell>
          <table:table-cell table:style-name="ce14" table:formula="of:=ROUND([.C$1]*SIN(([.B735]+90)*PI()/180);0)" office:value-type="float" office:value="-224" calcext:value-type="float">
            <text:p>-224</text:p>
          </table:table-cell>
          <table:table-cell table:style-name="ce9" table:formula="of:=MOD(ATAN2([.D735];[.C735])*180/PI()+360;360)" office:value-type="float" office:value="257.349674382886" calcext:value-type="float">
            <text:p>257.35º</text:p>
          </table:table-cell>
          <table:table-cell table:style-name="ce20" table:formula="of:=[.B735]-[.E735]" office:value-type="float" office:value="-0.00592438288572339" calcext:value-type="float">
            <text:p>-0.0059</text:p>
          </table:table-cell>
          <table:table-cell table:style-name="ce27" table:formula="of:=ABS([.F735]/[.B$4])" office:value-type="percentage" office:value="0.0168515779860576" calcext:value-type="percentage">
            <text:p>1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3" calcext:value-type="float">
            <text:p>733</text:p>
          </table:table-cell>
          <table:table-cell table:style-name="ce9" table:formula="of:=[.A736]*90/(256)" office:value-type="float" office:value="257.6953125" calcext:value-type="float">
            <text:p>257.70º</text:p>
          </table:table-cell>
          <table:table-cell table:style-name="ce14" table:formula="of:=ROUND([.C$1]*SIN([.B736]*PI()/180);0)" office:value-type="float" office:value="-999" calcext:value-type="float">
            <text:p>-999</text:p>
          </table:table-cell>
          <table:table-cell table:style-name="ce14" table:formula="of:=ROUND([.C$1]*SIN(([.B736]+90)*PI()/180);0)" office:value-type="float" office:value="-218" calcext:value-type="float">
            <text:p>-218</text:p>
          </table:table-cell>
          <table:table-cell table:style-name="ce9" table:formula="of:=MOD(ATAN2([.D736];[.C736])*180/PI()+360;360)" office:value-type="float" office:value="257.689993397857" calcext:value-type="float">
            <text:p>257.69º</text:p>
          </table:table-cell>
          <table:table-cell table:style-name="ce20" table:formula="of:=[.B736]-[.E736]" office:value-type="float" office:value="0.0053191021429484" calcext:value-type="float">
            <text:p>0.0053</text:p>
          </table:table-cell>
          <table:table-cell table:style-name="ce27" table:formula="of:=ABS([.F736]/[.B$4])" office:value-type="percentage" office:value="0.0151298905399421" calcext:value-type="percentage">
            <text:p>1.5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4" calcext:value-type="float">
            <text:p>734</text:p>
          </table:table-cell>
          <table:table-cell table:style-name="ce9" table:formula="of:=[.A737]*90/(256)" office:value-type="float" office:value="258.046875" calcext:value-type="float">
            <text:p>258.05º</text:p>
          </table:table-cell>
          <table:table-cell table:style-name="ce14" table:formula="of:=ROUND([.C$1]*SIN([.B737]*PI()/180);0)" office:value-type="float" office:value="-1001" calcext:value-type="float">
            <text:p>-1001</text:p>
          </table:table-cell>
          <table:table-cell table:style-name="ce14" table:formula="of:=ROUND([.C$1]*SIN(([.B737]+90)*PI()/180);0)" office:value-type="float" office:value="-212" calcext:value-type="float">
            <text:p>-212</text:p>
          </table:table-cell>
          <table:table-cell table:style-name="ce9" table:formula="of:=MOD(ATAN2([.D737];[.C737])*180/PI()+360;360)" office:value-type="float" office:value="258.042126777435" calcext:value-type="float">
            <text:p>258.04º</text:p>
          </table:table-cell>
          <table:table-cell table:style-name="ce20" table:formula="of:=[.B737]-[.E737]" office:value-type="float" office:value="0.00474822256450125" calcext:value-type="float">
            <text:p>0.0047</text:p>
          </table:table-cell>
          <table:table-cell table:style-name="ce27" table:formula="of:=ABS([.F737]/[.B$4])" office:value-type="percentage" office:value="0.0135060552945813" calcext:value-type="percentage">
            <text:p>1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5" calcext:value-type="float">
            <text:p>735</text:p>
          </table:table-cell>
          <table:table-cell table:style-name="ce9" table:formula="of:=[.A738]*90/(256)" office:value-type="float" office:value="258.3984375" calcext:value-type="float">
            <text:p>258.40º</text:p>
          </table:table-cell>
          <table:table-cell table:style-name="ce14" table:formula="of:=ROUND([.C$1]*SIN([.B738]*PI()/180);0)" office:value-type="float" office:value="-1002" calcext:value-type="float">
            <text:p>-1002</text:p>
          </table:table-cell>
          <table:table-cell table:style-name="ce14" table:formula="of:=ROUND([.C$1]*SIN(([.B738]+90)*PI()/180);0)" office:value-type="float" office:value="-206" calcext:value-type="float">
            <text:p>-206</text:p>
          </table:table-cell>
          <table:table-cell table:style-name="ce9" table:formula="of:=MOD(ATAN2([.D738];[.C738])*180/PI()+360;360)" office:value-type="float" office:value="258.382501111732" calcext:value-type="float">
            <text:p>258.38º</text:p>
          </table:table-cell>
          <table:table-cell table:style-name="ce20" table:formula="of:=[.B738]-[.E738]" office:value-type="float" office:value="0.0159363882678463" calcext:value-type="float">
            <text:p>0.0159</text:p>
          </table:table-cell>
          <table:table-cell table:style-name="ce27" table:formula="of:=ABS([.F738]/[.B$4])" office:value-type="percentage" office:value="0.0453301710729849" calcext:value-type="percentage">
            <text:p>4.5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6" calcext:value-type="float">
            <text:p>736</text:p>
          </table:table-cell>
          <table:table-cell table:style-name="ce9" table:formula="of:=[.A739]*90/(256)" office:value-type="float" office:value="258.75" calcext:value-type="float">
            <text:p>258.75º</text:p>
          </table:table-cell>
          <table:table-cell table:style-name="ce14" table:formula="of:=ROUND([.C$1]*SIN([.B739]*PI()/180);0)" office:value-type="float" office:value="-1003" calcext:value-type="float">
            <text:p>-1003</text:p>
          </table:table-cell>
          <table:table-cell table:style-name="ce14" table:formula="of:=ROUND([.C$1]*SIN(([.B739]+90)*PI()/180);0)" office:value-type="float" office:value="-200" calcext:value-type="float">
            <text:p>-200</text:p>
          </table:table-cell>
          <table:table-cell table:style-name="ce9" table:formula="of:=MOD(ATAN2([.D739];[.C739])*180/PI()+360;360)" office:value-type="float" office:value="258.723027702313" calcext:value-type="float">
            <text:p>258.72º</text:p>
          </table:table-cell>
          <table:table-cell table:style-name="ce20" table:formula="of:=[.B739]-[.E739]" office:value-type="float" office:value="0.0269722976868252" calcext:value-type="float">
            <text:p>0.0270</text:p>
          </table:table-cell>
          <table:table-cell table:style-name="ce27" table:formula="of:=ABS([.F739]/[.B$4])" office:value-type="percentage" office:value="0.0767212023091916" calcext:value-type="percentage">
            <text:p>7.6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7" calcext:value-type="float">
            <text:p>737</text:p>
          </table:table-cell>
          <table:table-cell table:style-name="ce9" table:formula="of:=[.A740]*90/(256)" office:value-type="float" office:value="259.1015625" calcext:value-type="float">
            <text:p>259.10º</text:p>
          </table:table-cell>
          <table:table-cell table:style-name="ce14" table:formula="of:=ROUND([.C$1]*SIN([.B740]*PI()/180);0)" office:value-type="float" office:value="-1005" calcext:value-type="float">
            <text:p>-1005</text:p>
          </table:table-cell>
          <table:table-cell table:style-name="ce14" table:formula="of:=ROUND([.C$1]*SIN(([.B740]+90)*PI()/180);0)" office:value-type="float" office:value="-193" calcext:value-type="float">
            <text:p>-193</text:p>
          </table:table-cell>
          <table:table-cell table:style-name="ce9" table:formula="of:=MOD(ATAN2([.D740];[.C740])*180/PI()+360;360)" office:value-type="float" office:value="259.129275323923" calcext:value-type="float">
            <text:p>259.13º</text:p>
          </table:table-cell>
          <table:table-cell table:style-name="ce20" table:formula="of:=[.B740]-[.E740]" office:value-type="float" office:value="-0.0277128239228546" calcext:value-type="float">
            <text:p>-0.0277</text:p>
          </table:table-cell>
          <table:table-cell table:style-name="ce27" table:formula="of:=ABS([.F740]/[.B$4])" office:value-type="percentage" office:value="0.0788275880472308" calcext:value-type="percentage">
            <text:p>7.8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8" calcext:value-type="float">
            <text:p>738</text:p>
          </table:table-cell>
          <table:table-cell table:style-name="ce9" table:formula="of:=[.A741]*90/(256)" office:value-type="float" office:value="259.453125" calcext:value-type="float">
            <text:p>259.45º</text:p>
          </table:table-cell>
          <table:table-cell table:style-name="ce14" table:formula="of:=ROUND([.C$1]*SIN([.B741]*PI()/180);0)" office:value-type="float" office:value="-1006" calcext:value-type="float">
            <text:p>-1006</text:p>
          </table:table-cell>
          <table:table-cell table:style-name="ce14" table:formula="of:=ROUND([.C$1]*SIN(([.B741]+90)*PI()/180);0)" office:value-type="float" office:value="-187" calcext:value-type="float">
            <text:p>-187</text:p>
          </table:table-cell>
          <table:table-cell table:style-name="ce9" table:formula="of:=MOD(ATAN2([.D741];[.C741])*180/PI()+360;360)" office:value-type="float" office:value="259.46977793856" calcext:value-type="float">
            <text:p>259.47º</text:p>
          </table:table-cell>
          <table:table-cell table:style-name="ce20" table:formula="of:=[.B741]-[.E741]" office:value-type="float" office:value="-0.0166529385595595" calcext:value-type="float">
            <text:p>-0.0167</text:p>
          </table:table-cell>
          <table:table-cell table:style-name="ce27" table:formula="of:=ABS([.F741]/[.B$4])" office:value-type="percentage" office:value="0.0473683585694137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39" calcext:value-type="float">
            <text:p>739</text:p>
          </table:table-cell>
          <table:table-cell table:style-name="ce9" table:formula="of:=[.A742]*90/(256)" office:value-type="float" office:value="259.8046875" calcext:value-type="float">
            <text:p>259.80º</text:p>
          </table:table-cell>
          <table:table-cell table:style-name="ce14" table:formula="of:=ROUND([.C$1]*SIN([.B742]*PI()/180);0)" office:value-type="float" office:value="-1007" calcext:value-type="float">
            <text:p>-1007</text:p>
          </table:table-cell>
          <table:table-cell table:style-name="ce14" table:formula="of:=ROUND([.C$1]*SIN(([.B742]+90)*PI()/180);0)" office:value-type="float" office:value="-181" calcext:value-type="float">
            <text:p>-181</text:p>
          </table:table-cell>
          <table:table-cell table:style-name="ce9" table:formula="of:=MOD(ATAN2([.D742];[.C742])*180/PI()+360;360)" office:value-type="float" office:value="259.810356009855" calcext:value-type="float">
            <text:p>259.81º</text:p>
          </table:table-cell>
          <table:table-cell table:style-name="ce20" table:formula="of:=[.B742]-[.E742]" office:value-type="float" office:value="-0.00566850985489964" calcext:value-type="float">
            <text:p>-0.0057</text:p>
          </table:table-cell>
          <table:table-cell table:style-name="ce27" table:formula="of:=ABS([.F742]/[.B$4])" office:value-type="percentage" office:value="0.0161237613650479" calcext:value-type="percentage">
            <text:p>1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0" calcext:value-type="float">
            <text:p>740</text:p>
          </table:table-cell>
          <table:table-cell table:style-name="ce9" table:formula="of:=[.A743]*90/(256)" office:value-type="float" office:value="260.15625" calcext:value-type="float">
            <text:p>260.16º</text:p>
          </table:table-cell>
          <table:table-cell table:style-name="ce14" table:formula="of:=ROUND([.C$1]*SIN([.B743]*PI()/180);0)" office:value-type="float" office:value="-1008" calcext:value-type="float">
            <text:p>-1008</text:p>
          </table:table-cell>
          <table:table-cell table:style-name="ce14" table:formula="of:=ROUND([.C$1]*SIN(([.B743]+90)*PI()/180);0)" office:value-type="float" office:value="-175" calcext:value-type="float">
            <text:p>-175</text:p>
          </table:table-cell>
          <table:table-cell table:style-name="ce9" table:formula="of:=MOD(ATAN2([.D743];[.C743])*180/PI()+360;360)" office:value-type="float" office:value="260.150985488883" calcext:value-type="float">
            <text:p>260.15º</text:p>
          </table:table-cell>
          <table:table-cell table:style-name="ce20" table:formula="of:=[.B743]-[.E743]" office:value-type="float" office:value="0.00526451111704773" calcext:value-type="float">
            <text:p>0.0053</text:p>
          </table:table-cell>
          <table:table-cell table:style-name="ce27" table:formula="of:=ABS([.F743]/[.B$4])" office:value-type="percentage" office:value="0.0149746093996024" calcext:value-type="percentage">
            <text:p>1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1" calcext:value-type="float">
            <text:p>741</text:p>
          </table:table-cell>
          <table:table-cell table:style-name="ce9" table:formula="of:=[.A744]*90/(256)" office:value-type="float" office:value="260.5078125" calcext:value-type="float">
            <text:p>260.51º</text:p>
          </table:table-cell>
          <table:table-cell table:style-name="ce14" table:formula="of:=ROUND([.C$1]*SIN([.B744]*PI()/180);0)" office:value-type="float" office:value="-1009" calcext:value-type="float">
            <text:p>-1009</text:p>
          </table:table-cell>
          <table:table-cell table:style-name="ce14" table:formula="of:=ROUND([.C$1]*SIN(([.B744]+90)*PI()/180);0)" office:value-type="float" office:value="-169" calcext:value-type="float">
            <text:p>-169</text:p>
          </table:table-cell>
          <table:table-cell table:style-name="ce9" table:formula="of:=MOD(ATAN2([.D744];[.C744])*180/PI()+360;360)" office:value-type="float" office:value="260.491642304923" calcext:value-type="float">
            <text:p>260.49º</text:p>
          </table:table-cell>
          <table:table-cell table:style-name="ce20" table:formula="of:=[.B744]-[.E744]" office:value-type="float" office:value="0.0161701950766542" calcext:value-type="float">
            <text:p>0.0162</text:p>
          </table:table-cell>
          <table:table-cell table:style-name="ce27" table:formula="of:=ABS([.F744]/[.B$4])" office:value-type="percentage" office:value="0.0459952215513719" calcext:value-type="percentage">
            <text:p>4.6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2" calcext:value-type="float">
            <text:p>742</text:p>
          </table:table-cell>
          <table:table-cell table:style-name="ce9" table:formula="of:=[.A745]*90/(256)" office:value-type="float" office:value="260.859375" calcext:value-type="float">
            <text:p>260.86º</text:p>
          </table:table-cell>
          <table:table-cell table:style-name="ce14" table:formula="of:=ROUND([.C$1]*SIN([.B745]*PI()/180);0)" office:value-type="float" office:value="-1010" calcext:value-type="float">
            <text:p>-1010</text:p>
          </table:table-cell>
          <table:table-cell table:style-name="ce14" table:formula="of:=ROUND([.C$1]*SIN(([.B745]+90)*PI()/180);0)" office:value-type="float" office:value="-163" calcext:value-type="float">
            <text:p>-163</text:p>
          </table:table-cell>
          <table:table-cell table:style-name="ce9" table:formula="of:=MOD(ATAN2([.D745];[.C745])*180/PI()+360;360)" office:value-type="float" office:value="260.832302375662" calcext:value-type="float">
            <text:p>260.83º</text:p>
          </table:table-cell>
          <table:table-cell table:style-name="ce20" table:formula="of:=[.B745]-[.E745]" office:value-type="float" office:value="0.0270726243377339" calcext:value-type="float">
            <text:p>0.0271</text:p>
          </table:table-cell>
          <table:table-cell table:style-name="ce27" table:formula="of:=ABS([.F745]/[.B$4])" office:value-type="percentage" office:value="0.0770065758939988" calcext:value-type="percentage">
            <text:p>7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3" calcext:value-type="float">
            <text:p>743</text:p>
          </table:table-cell>
          <table:table-cell table:style-name="ce9" table:formula="of:=[.A746]*90/(256)" office:value-type="float" office:value="261.2109375" calcext:value-type="float">
            <text:p>261.21º</text:p>
          </table:table-cell>
          <table:table-cell table:style-name="ce14" table:formula="of:=ROUND([.C$1]*SIN([.B746]*PI()/180);0)" office:value-type="float" office:value="-1011" calcext:value-type="float">
            <text:p>-1011</text:p>
          </table:table-cell>
          <table:table-cell table:style-name="ce14" table:formula="of:=ROUND([.C$1]*SIN(([.B746]+90)*PI()/180);0)" office:value-type="float" office:value="-156" calcext:value-type="float">
            <text:p>-156</text:p>
          </table:table-cell>
          <table:table-cell table:style-name="ce9" table:formula="of:=MOD(ATAN2([.D746];[.C746])*180/PI()+360;360)" office:value-type="float" office:value="261.228287781719" calcext:value-type="float">
            <text:p>261.23º</text:p>
          </table:table-cell>
          <table:table-cell table:style-name="ce20" table:formula="of:=[.B746]-[.E746]" office:value-type="float" office:value="-0.0173502817189046" calcext:value-type="float">
            <text:p>-0.0174</text:p>
          </table:table-cell>
          <table:table-cell table:style-name="ce27" table:formula="of:=ABS([.F746]/[.B$4])" office:value-type="percentage" office:value="0.0493519124448843" calcext:value-type="percentage">
            <text:p>4.9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4" calcext:value-type="float">
            <text:p>744</text:p>
          </table:table-cell>
          <table:table-cell table:style-name="ce9" table:formula="of:=[.A747]*90/(256)" office:value-type="float" office:value="261.5625" calcext:value-type="float">
            <text:p>261.56º</text:p>
          </table:table-cell>
          <table:table-cell table:style-name="ce14" table:formula="of:=ROUND([.C$1]*SIN([.B747]*PI()/180);0)" office:value-type="float" office:value="-1012" calcext:value-type="float">
            <text:p>-1012</text:p>
          </table:table-cell>
          <table:table-cell table:style-name="ce14" table:formula="of:=ROUND([.C$1]*SIN(([.B747]+90)*PI()/180);0)" office:value-type="float" office:value="-150" calcext:value-type="float">
            <text:p>-150</text:p>
          </table:table-cell>
          <table:table-cell table:style-name="ce9" table:formula="of:=MOD(ATAN2([.D747];[.C747])*180/PI()+360;360)" office:value-type="float" office:value="261.568927284248" calcext:value-type="float">
            <text:p>261.57º</text:p>
          </table:table-cell>
          <table:table-cell table:style-name="ce20" table:formula="of:=[.B747]-[.E747]" office:value-type="float" office:value="-0.00642728424804773" calcext:value-type="float">
            <text:p>-0.0064</text:p>
          </table:table-cell>
          <table:table-cell table:style-name="ce27" table:formula="of:=ABS([.F747]/[.B$4])" office:value-type="percentage" office:value="0.0182820529722246" calcext:value-type="percentage">
            <text:p>1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5" calcext:value-type="float">
            <text:p>745</text:p>
          </table:table-cell>
          <table:table-cell table:style-name="ce9" table:formula="of:=[.A748]*90/(256)" office:value-type="float" office:value="261.9140625" calcext:value-type="float">
            <text:p>261.91º</text:p>
          </table:table-cell>
          <table:table-cell table:style-name="ce14" table:formula="of:=ROUND([.C$1]*SIN([.B748]*PI()/180);0)" office:value-type="float" office:value="-1013" calcext:value-type="float">
            <text:p>-1013</text:p>
          </table:table-cell>
          <table:table-cell table:style-name="ce14" table:formula="of:=ROUND([.C$1]*SIN(([.B748]+90)*PI()/180);0)" office:value-type="float" office:value="-144" calcext:value-type="float">
            <text:p>-144</text:p>
          </table:table-cell>
          <table:table-cell table:style-name="ce9" table:formula="of:=MOD(ATAN2([.D748];[.C748])*180/PI()+360;360)" office:value-type="float" office:value="261.909493893523" calcext:value-type="float">
            <text:p>261.91º</text:p>
          </table:table-cell>
          <table:table-cell table:style-name="ce20" table:formula="of:=[.B748]-[.E748]" office:value-type="float" office:value="0.00456860647688018" calcext:value-type="float">
            <text:p>0.0046</text:p>
          </table:table-cell>
          <table:table-cell table:style-name="ce27" table:formula="of:=ABS([.F748]/[.B$4])" office:value-type="percentage" office:value="0.0129951473120147" calcext:value-type="percentage">
            <text:p>1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6" calcext:value-type="float">
            <text:p>746</text:p>
          </table:table-cell>
          <table:table-cell table:style-name="ce9" table:formula="of:=[.A749]*90/(256)" office:value-type="float" office:value="262.265625" calcext:value-type="float">
            <text:p>262.27º</text:p>
          </table:table-cell>
          <table:table-cell table:style-name="ce14" table:formula="of:=ROUND([.C$1]*SIN([.B749]*PI()/180);0)" office:value-type="float" office:value="-1014" calcext:value-type="float">
            <text:p>-1014</text:p>
          </table:table-cell>
          <table:table-cell table:style-name="ce14" table:formula="of:=ROUND([.C$1]*SIN(([.B749]+90)*PI()/180);0)" office:value-type="float" office:value="-138" calcext:value-type="float">
            <text:p>-138</text:p>
          </table:table-cell>
          <table:table-cell table:style-name="ce9" table:formula="of:=MOD(ATAN2([.D749];[.C749])*180/PI()+360;360)" office:value-type="float" office:value="262.249963577081" calcext:value-type="float">
            <text:p>262.25º</text:p>
          </table:table-cell>
          <table:table-cell table:style-name="ce20" table:formula="of:=[.B749]-[.E749]" office:value-type="float" office:value="0.0156614229193224" calcext:value-type="float">
            <text:p>0.0157</text:p>
          </table:table-cell>
          <table:table-cell table:style-name="ce27" table:formula="of:=ABS([.F749]/[.B$4])" office:value-type="percentage" office:value="0.0445480474149614" calcext:value-type="percentage">
            <text:p>4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7" calcext:value-type="float">
            <text:p>747</text:p>
          </table:table-cell>
          <table:table-cell table:style-name="ce9" table:formula="of:=[.A750]*90/(256)" office:value-type="float" office:value="262.6171875" calcext:value-type="float">
            <text:p>262.62º</text:p>
          </table:table-cell>
          <table:table-cell table:style-name="ce14" table:formula="of:=ROUND([.C$1]*SIN([.B750]*PI()/180);0)" office:value-type="float" office:value="-1015" calcext:value-type="float">
            <text:p>-1015</text:p>
          </table:table-cell>
          <table:table-cell table:style-name="ce14" table:formula="of:=ROUND([.C$1]*SIN(([.B750]+90)*PI()/180);0)" office:value-type="float" office:value="-131" calcext:value-type="float">
            <text:p>-131</text:p>
          </table:table-cell>
          <table:table-cell table:style-name="ce9" table:formula="of:=MOD(ATAN2([.D750];[.C750])*180/PI()+360;360)" office:value-type="float" office:value="262.645829531305" calcext:value-type="float">
            <text:p>262.65º</text:p>
          </table:table-cell>
          <table:table-cell table:style-name="ce20" table:formula="of:=[.B750]-[.E750]" office:value-type="float" office:value="-0.0286420313047984" calcext:value-type="float">
            <text:p>-0.0286</text:p>
          </table:table-cell>
          <table:table-cell table:style-name="ce27" table:formula="of:=ABS([.F750]/[.B$4])" office:value-type="percentage" office:value="0.0814706668225376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8" calcext:value-type="float">
            <text:p>748</text:p>
          </table:table-cell>
          <table:table-cell table:style-name="ce9" table:formula="of:=[.A751]*90/(256)" office:value-type="float" office:value="262.96875" calcext:value-type="float">
            <text:p>262.97º</text:p>
          </table:table-cell>
          <table:table-cell table:style-name="ce14" table:formula="of:=ROUND([.C$1]*SIN([.B751]*PI()/180);0)" office:value-type="float" office:value="-1015" calcext:value-type="float">
            <text:p>-1015</text:p>
          </table:table-cell>
          <table:table-cell table:style-name="ce14" table:formula="of:=ROUND([.C$1]*SIN(([.B751]+90)*PI()/180);0)" office:value-type="float" office:value="-125" calcext:value-type="float">
            <text:p>-125</text:p>
          </table:table-cell>
          <table:table-cell table:style-name="ce9" table:formula="of:=MOD(ATAN2([.D751];[.C751])*180/PI()+360;360)" office:value-type="float" office:value="262.979220854799" calcext:value-type="float">
            <text:p>262.98º</text:p>
          </table:table-cell>
          <table:table-cell table:style-name="ce20" table:formula="of:=[.B751]-[.E751]" office:value-type="float" office:value="-0.0104708547988253" calcext:value-type="float">
            <text:p>-0.0105</text:p>
          </table:table-cell>
          <table:table-cell table:style-name="ce27" table:formula="of:=ABS([.F751]/[.B$4])" office:value-type="percentage" office:value="0.029783764761103" calcext:value-type="percentage">
            <text:p>2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49" calcext:value-type="float">
            <text:p>749</text:p>
          </table:table-cell>
          <table:table-cell table:style-name="ce9" table:formula="of:=[.A752]*90/(256)" office:value-type="float" office:value="263.3203125" calcext:value-type="float">
            <text:p>263.32º</text:p>
          </table:table-cell>
          <table:table-cell table:style-name="ce14" table:formula="of:=ROUND([.C$1]*SIN([.B752]*PI()/180);0)" office:value-type="float" office:value="-1016" calcext:value-type="float">
            <text:p>-1016</text:p>
          </table:table-cell>
          <table:table-cell table:style-name="ce14" table:formula="of:=ROUND([.C$1]*SIN(([.B752]+90)*PI()/180);0)" office:value-type="float" office:value="-119" calcext:value-type="float">
            <text:p>-119</text:p>
          </table:table-cell>
          <table:table-cell table:style-name="ce9" table:formula="of:=MOD(ATAN2([.D752];[.C752])*180/PI()+360;360)" office:value-type="float" office:value="263.319612762215" calcext:value-type="float">
            <text:p>263.32º</text:p>
          </table:table-cell>
          <table:table-cell table:style-name="ce20" table:formula="of:=[.B752]-[.E752]" office:value-type="float" office:value="0.000699737785055277" calcext:value-type="float">
            <text:p>0.0007</text:p>
          </table:table-cell>
          <table:table-cell table:style-name="ce27" table:formula="of:=ABS([.F752]/[.B$4])" office:value-type="percentage" office:value="0.00199036525526834" calcext:value-type="percentage">
            <text:p>0.2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0" calcext:value-type="float">
            <text:p>750</text:p>
          </table:table-cell>
          <table:table-cell table:style-name="ce9" table:formula="of:=[.A753]*90/(256)" office:value-type="float" office:value="263.671875" calcext:value-type="float">
            <text:p>263.67º</text:p>
          </table:table-cell>
          <table:table-cell table:style-name="ce14" table:formula="of:=ROUND([.C$1]*SIN([.B753]*PI()/180);0)" office:value-type="float" office:value="-1017" calcext:value-type="float">
            <text:p>-1017</text:p>
          </table:table-cell>
          <table:table-cell table:style-name="ce14" table:formula="of:=ROUND([.C$1]*SIN(([.B753]+90)*PI()/180);0)" office:value-type="float" office:value="-113" calcext:value-type="float">
            <text:p>-113</text:p>
          </table:table-cell>
          <table:table-cell table:style-name="ce9" table:formula="of:=MOD(ATAN2([.D753];[.C753])*180/PI()+360;360)" office:value-type="float" office:value="263.65980825409" calcext:value-type="float">
            <text:p>263.66º</text:p>
          </table:table-cell>
          <table:table-cell table:style-name="ce20" table:formula="of:=[.B753]-[.E753]" office:value-type="float" office:value="0.0120667459099195" calcext:value-type="float">
            <text:p>0.0121</text:p>
          </table:table-cell>
          <table:table-cell table:style-name="ce27" table:formula="of:=ABS([.F753]/[.B$4])" office:value-type="percentage" office:value="0.0343231883659933" calcext:value-type="percentage">
            <text:p>3.4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1" calcext:value-type="float">
            <text:p>751</text:p>
          </table:table-cell>
          <table:table-cell table:style-name="ce9" table:formula="of:=[.A754]*90/(256)" office:value-type="float" office:value="264.0234375" calcext:value-type="float">
            <text:p>264.02º</text:p>
          </table:table-cell>
          <table:table-cell table:style-name="ce14" table:formula="of:=ROUND([.C$1]*SIN([.B754]*PI()/180);0)" office:value-type="float" office:value="-1017" calcext:value-type="float">
            <text:p>-1017</text:p>
          </table:table-cell>
          <table:table-cell table:style-name="ce14" table:formula="of:=ROUND([.C$1]*SIN(([.B754]+90)*PI()/180);0)" office:value-type="float" office:value="-107" calcext:value-type="float">
            <text:p>-107</text:p>
          </table:table-cell>
          <table:table-cell table:style-name="ce9" table:formula="of:=MOD(ATAN2([.D754];[.C754])*180/PI()+360;360)" office:value-type="float" office:value="263.993926723033" calcext:value-type="float">
            <text:p>263.99º</text:p>
          </table:table-cell>
          <table:table-cell table:style-name="ce20" table:formula="of:=[.B754]-[.E754]" office:value-type="float" office:value="0.0295107769671858" calcext:value-type="float">
            <text:p>0.0295</text:p>
          </table:table-cell>
          <table:table-cell table:style-name="ce27" table:formula="of:=ABS([.F754]/[.B$4])" office:value-type="percentage" office:value="0.0839417655955509" calcext:value-type="percentage">
            <text:p>8.3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2" calcext:value-type="float">
            <text:p>752</text:p>
          </table:table-cell>
          <table:table-cell table:style-name="ce9" table:formula="of:=[.A755]*90/(256)" office:value-type="float" office:value="264.375" calcext:value-type="float">
            <text:p>264.38º</text:p>
          </table:table-cell>
          <table:table-cell table:style-name="ce14" table:formula="of:=ROUND([.C$1]*SIN([.B755]*PI()/180);0)" office:value-type="float" office:value="-1018" calcext:value-type="float">
            <text:p>-1018</text:p>
          </table:table-cell>
          <table:table-cell table:style-name="ce14" table:formula="of:=ROUND([.C$1]*SIN(([.B755]+90)*PI()/180);0)" office:value-type="float" office:value="-100" calcext:value-type="float">
            <text:p>-100</text:p>
          </table:table-cell>
          <table:table-cell table:style-name="ce9" table:formula="of:=MOD(ATAN2([.D755];[.C755])*180/PI()+360;360)" office:value-type="float" office:value="264.389730109315" calcext:value-type="float">
            <text:p>264.39º</text:p>
          </table:table-cell>
          <table:table-cell table:style-name="ce20" table:formula="of:=[.B755]-[.E755]" office:value-type="float" office:value="-0.0147301093152237" calcext:value-type="float">
            <text:p>-0.0147</text:p>
          </table:table-cell>
          <table:table-cell table:style-name="ce27" table:formula="of:=ABS([.F755]/[.B$4])" office:value-type="percentage" office:value="0.041898977607747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3" calcext:value-type="float">
            <text:p>753</text:p>
          </table:table-cell>
          <table:table-cell table:style-name="ce9" table:formula="of:=[.A756]*90/(256)" office:value-type="float" office:value="264.7265625" calcext:value-type="float">
            <text:p>264.73º</text:p>
          </table:table-cell>
          <table:table-cell table:style-name="ce14" table:formula="of:=ROUND([.C$1]*SIN([.B756]*PI()/180);0)" office:value-type="float" office:value="-1019" calcext:value-type="float">
            <text:p>-1019</text:p>
          </table:table-cell>
          <table:table-cell table:style-name="ce14" table:formula="of:=ROUND([.C$1]*SIN(([.B756]+90)*PI()/180);0)" office:value-type="float" office:value="-94" calcext:value-type="float">
            <text:p>-94</text:p>
          </table:table-cell>
          <table:table-cell table:style-name="ce9" table:formula="of:=MOD(ATAN2([.D756];[.C756])*180/PI()+360;360)" office:value-type="float" office:value="264.729534979006" calcext:value-type="float">
            <text:p>264.73º</text:p>
          </table:table-cell>
          <table:table-cell table:style-name="ce20" table:formula="of:=[.B756]-[.E756]" office:value-type="float" office:value="-0.00297247900624598" calcext:value-type="float">
            <text:p>-0.0030</text:p>
          </table:table-cell>
          <table:table-cell table:style-name="ce27" table:formula="of:=ABS([.F756]/[.B$4])" office:value-type="percentage" office:value="0.00845505139554411" calcext:value-type="percentage">
            <text:p>0.8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4" calcext:value-type="float">
            <text:p>754</text:p>
          </table:table-cell>
          <table:table-cell table:style-name="ce9" table:formula="of:=[.A757]*90/(256)" office:value-type="float" office:value="265.078125" calcext:value-type="float">
            <text:p>265.08º</text:p>
          </table:table-cell>
          <table:table-cell table:style-name="ce14" table:formula="of:=ROUND([.C$1]*SIN([.B757]*PI()/180);0)" office:value-type="float" office:value="-1019" calcext:value-type="float">
            <text:p>-1019</text:p>
          </table:table-cell>
          <table:table-cell table:style-name="ce14" table:formula="of:=ROUND([.C$1]*SIN(([.B757]+90)*PI()/180);0)" office:value-type="float" office:value="-88" calcext:value-type="float">
            <text:p>-88</text:p>
          </table:table-cell>
          <table:table-cell table:style-name="ce9" table:formula="of:=MOD(ATAN2([.D757];[.C757])*180/PI()+360;360)" office:value-type="float" office:value="265.064229577196" calcext:value-type="float">
            <text:p>265.06º</text:p>
          </table:table-cell>
          <table:table-cell table:style-name="ce20" table:formula="of:=[.B757]-[.E757]" office:value-type="float" office:value="0.0138954228042394" calcext:value-type="float">
            <text:p>0.0139</text:p>
          </table:table-cell>
          <table:table-cell table:style-name="ce27" table:formula="of:=ABS([.F757]/[.B$4])" office:value-type="percentage" office:value="0.0395247581987254" calcext:value-type="percentage">
            <text:p>3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5" calcext:value-type="float">
            <text:p>755</text:p>
          </table:table-cell>
          <table:table-cell table:style-name="ce9" table:formula="of:=[.A758]*90/(256)" office:value-type="float" office:value="265.4296875" calcext:value-type="float">
            <text:p>265.43º</text:p>
          </table:table-cell>
          <table:table-cell table:style-name="ce14" table:formula="of:=ROUND([.C$1]*SIN([.B758]*PI()/180);0)" office:value-type="float" office:value="-1020" calcext:value-type="float">
            <text:p>-1020</text:p>
          </table:table-cell>
          <table:table-cell table:style-name="ce14" table:formula="of:=ROUND([.C$1]*SIN(([.B758]+90)*PI()/180);0)" office:value-type="float" office:value="-82" calcext:value-type="float">
            <text:p>-82</text:p>
          </table:table-cell>
          <table:table-cell table:style-name="ce9" table:formula="of:=MOD(ATAN2([.D758];[.C758])*180/PI()+360;360)" office:value-type="float" office:value="265.403753390733" calcext:value-type="float">
            <text:p>265.40º</text:p>
          </table:table-cell>
          <table:table-cell table:style-name="ce20" table:formula="of:=[.B758]-[.E758]" office:value-type="float" office:value="0.0259341092670411" calcext:value-type="float">
            <text:p>0.0259</text:p>
          </table:table-cell>
          <table:table-cell table:style-name="ce27" table:formula="of:=ABS([.F758]/[.B$4])" office:value-type="percentage" office:value="0.0737681330262502" calcext:value-type="percentage">
            <text:p>7.3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6" calcext:value-type="float">
            <text:p>756</text:p>
          </table:table-cell>
          <table:table-cell table:style-name="ce9" table:formula="of:=[.A759]*90/(256)" office:value-type="float" office:value="265.78125" calcext:value-type="float">
            <text:p>265.78º</text:p>
          </table:table-cell>
          <table:table-cell table:style-name="ce14" table:formula="of:=ROUND([.C$1]*SIN([.B759]*PI()/180);0)" office:value-type="float" office:value="-1020" calcext:value-type="float">
            <text:p>-1020</text:p>
          </table:table-cell>
          <table:table-cell table:style-name="ce14" table:formula="of:=ROUND([.C$1]*SIN(([.B759]+90)*PI()/180);0)" office:value-type="float" office:value="-75" calcext:value-type="float">
            <text:p>-75</text:p>
          </table:table-cell>
          <table:table-cell table:style-name="ce9" table:formula="of:=MOD(ATAN2([.D759];[.C759])*180/PI()+360;360)" office:value-type="float" office:value="265.794642998291" calcext:value-type="float">
            <text:p>265.79º</text:p>
          </table:table-cell>
          <table:table-cell table:style-name="ce20" table:formula="of:=[.B759]-[.E759]" office:value-type="float" office:value="-0.0133929982914083" calcext:value-type="float">
            <text:p>-0.0134</text:p>
          </table:table-cell>
          <table:table-cell table:style-name="ce27" table:formula="of:=ABS([.F759]/[.B$4])" office:value-type="percentage" office:value="0.0380956395844502" calcext:value-type="percentage">
            <text:p>3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7" calcext:value-type="float">
            <text:p>757</text:p>
          </table:table-cell>
          <table:table-cell table:style-name="ce9" table:formula="of:=[.A760]*90/(256)" office:value-type="float" office:value="266.1328125" calcext:value-type="float">
            <text:p>266.13º</text:p>
          </table:table-cell>
          <table:table-cell table:style-name="ce14" table:formula="of:=ROUND([.C$1]*SIN([.B760]*PI()/180);0)" office:value-type="float" office:value="-1021" calcext:value-type="float">
            <text:p>-1021</text:p>
          </table:table-cell>
          <table:table-cell table:style-name="ce14" table:formula="of:=ROUND([.C$1]*SIN(([.B760]+90)*PI()/180);0)" office:value-type="float" office:value="-69" calcext:value-type="float">
            <text:p>-69</text:p>
          </table:table-cell>
          <table:table-cell table:style-name="ce9" table:formula="of:=MOD(ATAN2([.D760];[.C760])*180/PI()+360;360)" office:value-type="float" office:value="266.133783935097" calcext:value-type="float">
            <text:p>266.13º</text:p>
          </table:table-cell>
          <table:table-cell table:style-name="ce20" table:formula="of:=[.B760]-[.E760]" office:value-type="float" office:value="-0.000971435096801088" calcext:value-type="float">
            <text:p>-0.0010</text:p>
          </table:table-cell>
          <table:table-cell table:style-name="ce27" table:formula="of:=ABS([.F760]/[.B$4])" office:value-type="percentage" office:value="0.0027631931642342" calcext:value-type="percentage">
            <text:p>0.2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8" calcext:value-type="float">
            <text:p>758</text:p>
          </table:table-cell>
          <table:table-cell table:style-name="ce9" table:formula="of:=[.A761]*90/(256)" office:value-type="float" office:value="266.484375" calcext:value-type="float">
            <text:p>266.48º</text:p>
          </table:table-cell>
          <table:table-cell table:style-name="ce14" table:formula="of:=ROUND([.C$1]*SIN([.B761]*PI()/180);0)" office:value-type="float" office:value="-1021" calcext:value-type="float">
            <text:p>-1021</text:p>
          </table:table-cell>
          <table:table-cell table:style-name="ce14" table:formula="of:=ROUND([.C$1]*SIN(([.B761]+90)*PI()/180);0)" office:value-type="float" office:value="-63" calcext:value-type="float">
            <text:p>-63</text:p>
          </table:table-cell>
          <table:table-cell table:style-name="ce9" table:formula="of:=MOD(ATAN2([.D761];[.C761])*180/PI()+360;360)" office:value-type="float" office:value="266.469085771209" calcext:value-type="float">
            <text:p>266.47º</text:p>
          </table:table-cell>
          <table:table-cell table:style-name="ce20" table:formula="of:=[.B761]-[.E761]" office:value-type="float" office:value="0.015289228790607" calcext:value-type="float">
            <text:p>0.0153</text:p>
          </table:table-cell>
          <table:table-cell table:style-name="ce27" table:formula="of:=ABS([.F761]/[.B$4])" office:value-type="percentage" office:value="0.0434893618932822" calcext:value-type="percentage">
            <text:p>4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59" calcext:value-type="float">
            <text:p>759</text:p>
          </table:table-cell>
          <table:table-cell table:style-name="ce9" table:formula="of:=[.A762]*90/(256)" office:value-type="float" office:value="266.8359375" calcext:value-type="float">
            <text:p>266.84º</text:p>
          </table:table-cell>
          <table:table-cell table:style-name="ce14" table:formula="of:=ROUND([.C$1]*SIN([.B762]*PI()/180);0)" office:value-type="float" office:value="-1021" calcext:value-type="float">
            <text:p>-1021</text:p>
          </table:table-cell>
          <table:table-cell table:style-name="ce14" table:formula="of:=ROUND([.C$1]*SIN(([.B762]+90)*PI()/180);0)" office:value-type="float" office:value="-56" calcext:value-type="float">
            <text:p>-56</text:p>
          </table:table-cell>
          <table:table-cell table:style-name="ce9" table:formula="of:=MOD(ATAN2([.D762];[.C762])*180/PI()+360;360)" office:value-type="float" office:value="266.86057592387" calcext:value-type="float">
            <text:p>266.86º</text:p>
          </table:table-cell>
          <table:table-cell table:style-name="ce20" table:formula="of:=[.B762]-[.E762]" office:value-type="float" office:value="-0.0246384238697033" calcext:value-type="float">
            <text:p>-0.0246</text:p>
          </table:table-cell>
          <table:table-cell table:style-name="ce27" table:formula="of:=ABS([.F762]/[.B$4])" office:value-type="percentage" office:value="0.0700826278960449" calcext:value-type="percentage">
            <text:p>7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0" calcext:value-type="float">
            <text:p>760</text:p>
          </table:table-cell>
          <table:table-cell table:style-name="ce9" table:formula="of:=[.A763]*90/(256)" office:value-type="float" office:value="267.1875" calcext:value-type="float">
            <text:p>267.19º</text:p>
          </table:table-cell>
          <table:table-cell table:style-name="ce14" table:formula="of:=ROUND([.C$1]*SIN([.B763]*PI()/180);0)" office:value-type="float" office:value="-1022" calcext:value-type="float">
            <text:p>-1022</text:p>
          </table:table-cell>
          <table:table-cell table:style-name="ce14" table:formula="of:=ROUND([.C$1]*SIN(([.B763]+90)*PI()/180);0)" office:value-type="float" office:value="-50" calcext:value-type="float">
            <text:p>-50</text:p>
          </table:table-cell>
          <table:table-cell table:style-name="ce9" table:formula="of:=MOD(ATAN2([.D763];[.C763])*180/PI()+360;360)" office:value-type="float" office:value="267.199112912732" calcext:value-type="float">
            <text:p>267.20º</text:p>
          </table:table-cell>
          <table:table-cell table:style-name="ce20" table:formula="of:=[.B763]-[.E763]" office:value-type="float" office:value="-0.011612912732005" calcext:value-type="float">
            <text:p>-0.0116</text:p>
          </table:table-cell>
          <table:table-cell table:style-name="ce27" table:formula="of:=ABS([.F763]/[.B$4])" office:value-type="percentage" office:value="0.0330322851043699" calcext:value-type="percentage">
            <text:p>3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1" calcext:value-type="float">
            <text:p>761</text:p>
          </table:table-cell>
          <table:table-cell table:style-name="ce9" table:formula="of:=[.A764]*90/(256)" office:value-type="float" office:value="267.5390625" calcext:value-type="float">
            <text:p>267.54º</text:p>
          </table:table-cell>
          <table:table-cell table:style-name="ce14" table:formula="of:=ROUND([.C$1]*SIN([.B764]*PI()/180);0)" office:value-type="float" office:value="-1022" calcext:value-type="float">
            <text:p>-1022</text:p>
          </table:table-cell>
          <table:table-cell table:style-name="ce14" table:formula="of:=ROUND([.C$1]*SIN(([.B764]+90)*PI()/180);0)" office:value-type="float" office:value="-44" calcext:value-type="float">
            <text:p>-44</text:p>
          </table:table-cell>
          <table:table-cell table:style-name="ce9" table:formula="of:=MOD(ATAN2([.D764];[.C764])*180/PI()+360;360)" office:value-type="float" office:value="267.534776494591" calcext:value-type="float">
            <text:p>267.53º</text:p>
          </table:table-cell>
          <table:table-cell table:style-name="ce20" table:formula="of:=[.B764]-[.E764]" office:value-type="float" office:value="0.00428600540919888" calcext:value-type="float">
            <text:p>0.0043</text:p>
          </table:table-cell>
          <table:table-cell table:style-name="ce27" table:formula="of:=ABS([.F764]/[.B$4])" office:value-type="percentage" office:value="0.0121913042750546" calcext:value-type="percentage">
            <text:p>1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2" calcext:value-type="float">
            <text:p>762</text:p>
          </table:table-cell>
          <table:table-cell table:style-name="ce9" table:formula="of:=[.A765]*90/(256)" office:value-type="float" office:value="267.890625" calcext:value-type="float">
            <text:p>267.89º</text:p>
          </table:table-cell>
          <table:table-cell table:style-name="ce14" table:formula="of:=ROUND([.C$1]*SIN([.B765]*PI()/180);0)" office:value-type="float" office:value="-1022" calcext:value-type="float">
            <text:p>-1022</text:p>
          </table:table-cell>
          <table:table-cell table:style-name="ce14" table:formula="of:=ROUND([.C$1]*SIN(([.B765]+90)*PI()/180);0)" office:value-type="float" office:value="-38" calcext:value-type="float">
            <text:p>-38</text:p>
          </table:table-cell>
          <table:table-cell table:style-name="ce9" table:formula="of:=MOD(ATAN2([.D765];[.C765])*180/PI()+360;360)" office:value-type="float" office:value="267.870609483606" calcext:value-type="float">
            <text:p>267.87º</text:p>
          </table:table-cell>
          <table:table-cell table:style-name="ce20" table:formula="of:=[.B765]-[.E765]" office:value-type="float" office:value="0.0200155163940963" calcext:value-type="float">
            <text:p>0.0200</text:p>
          </table:table-cell>
          <table:table-cell table:style-name="ce27" table:formula="of:=ABS([.F765]/[.B$4])" office:value-type="percentage" office:value="0.0569330244098738" calcext:value-type="percentage">
            <text:p>5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3" calcext:value-type="float">
            <text:p>763</text:p>
          </table:table-cell>
          <table:table-cell table:style-name="ce9" table:formula="of:=[.A766]*90/(256)" office:value-type="float" office:value="268.2421875" calcext:value-type="float">
            <text:p>268.24º</text:p>
          </table:table-cell>
          <table:table-cell table:style-name="ce14" table:formula="of:=ROUND([.C$1]*SIN([.B766]*PI()/180);0)" office:value-type="float" office:value="-1023" calcext:value-type="float">
            <text:p>-1023</text:p>
          </table:table-cell>
          <table:table-cell table:style-name="ce14" table:formula="of:=ROUND([.C$1]*SIN(([.B766]+90)*PI()/180);0)" office:value-type="float" office:value="-31" calcext:value-type="float">
            <text:p>-31</text:p>
          </table:table-cell>
          <table:table-cell table:style-name="ce9" table:formula="of:=MOD(ATAN2([.D766];[.C766])*180/PI()+360;360)" office:value-type="float" office:value="268.264295411072" calcext:value-type="float">
            <text:p>268.26º</text:p>
          </table:table-cell>
          <table:table-cell table:style-name="ce20" table:formula="of:=[.B766]-[.E766]" office:value-type="float" office:value="-0.0221079110716005" calcext:value-type="float">
            <text:p>-0.0221</text:p>
          </table:table-cell>
          <table:table-cell table:style-name="ce27" table:formula="of:=ABS([.F766]/[.B$4])" office:value-type="percentage" office:value="0.0628847248258858" calcext:value-type="percentage">
            <text:p>6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4" calcext:value-type="float">
            <text:p>764</text:p>
          </table:table-cell>
          <table:table-cell table:style-name="ce9" table:formula="of:=[.A767]*90/(256)" office:value-type="float" office:value="268.59375" calcext:value-type="float">
            <text:p>268.59º</text:p>
          </table:table-cell>
          <table:table-cell table:style-name="ce14" table:formula="of:=ROUND([.C$1]*SIN([.B767]*PI()/180);0)" office:value-type="float" office:value="-1023" calcext:value-type="float">
            <text:p>-1023</text:p>
          </table:table-cell>
          <table:table-cell table:style-name="ce14" table:formula="of:=ROUND([.C$1]*SIN(([.B767]+90)*PI()/180);0)" office:value-type="float" office:value="-25" calcext:value-type="float">
            <text:p>-25</text:p>
          </table:table-cell>
          <table:table-cell table:style-name="ce9" table:formula="of:=MOD(ATAN2([.D767];[.C767])*180/PI()+360;360)" office:value-type="float" office:value="268.600088521909" calcext:value-type="float">
            <text:p>268.60º</text:p>
          </table:table-cell>
          <table:table-cell table:style-name="ce20" table:formula="of:=[.B767]-[.E767]" office:value-type="float" office:value="-0.00633852190924245" calcext:value-type="float">
            <text:p>-0.0063</text:p>
          </table:table-cell>
          <table:table-cell table:style-name="ce27" table:formula="of:=ABS([.F767]/[.B$4])" office:value-type="percentage" office:value="0.0180295734307341" calcext:value-type="percentage">
            <text:p>1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5" calcext:value-type="float">
            <text:p>765</text:p>
          </table:table-cell>
          <table:table-cell table:style-name="ce9" table:formula="of:=[.A768]*90/(256)" office:value-type="float" office:value="268.9453125" calcext:value-type="float">
            <text:p>268.95º</text:p>
          </table:table-cell>
          <table:table-cell table:style-name="ce14" table:formula="of:=ROUND([.C$1]*SIN([.B768]*PI()/180);0)" office:value-type="float" office:value="-1023" calcext:value-type="float">
            <text:p>-1023</text:p>
          </table:table-cell>
          <table:table-cell table:style-name="ce14" table:formula="of:=ROUND([.C$1]*SIN(([.B768]+90)*PI()/180);0)" office:value-type="float" office:value="-19" calcext:value-type="float">
            <text:p>-19</text:p>
          </table:table-cell>
          <table:table-cell table:style-name="ce9" table:formula="of:=MOD(ATAN2([.D768];[.C768])*180/PI()+360;360)" office:value-type="float" office:value="268.935977845966" calcext:value-type="float">
            <text:p>268.94º</text:p>
          </table:table-cell>
          <table:table-cell table:style-name="ce20" table:formula="of:=[.B768]-[.E768]" office:value-type="float" office:value="0.00933465403380751" calcext:value-type="float">
            <text:p>0.0093</text:p>
          </table:table-cell>
          <table:table-cell table:style-name="ce27" table:formula="of:=ABS([.F768]/[.B$4])" office:value-type="percentage" office:value="0.0265519048072747" calcext:value-type="percentage">
            <text:p>2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6" calcext:value-type="float">
            <text:p>766</text:p>
          </table:table-cell>
          <table:table-cell table:style-name="ce9" table:formula="of:=[.A769]*90/(256)" office:value-type="float" office:value="269.296875" calcext:value-type="float">
            <text:p>269.30º</text:p>
          </table:table-cell>
          <table:table-cell table:style-name="ce14" table:formula="of:=ROUND([.C$1]*SIN([.B769]*PI()/180);0)" office:value-type="float" office:value="-1023" calcext:value-type="float">
            <text:p>-1023</text:p>
          </table:table-cell>
          <table:table-cell table:style-name="ce14" table:formula="of:=ROUND([.C$1]*SIN(([.B769]+90)*PI()/180);0)" office:value-type="float" office:value="-13" calcext:value-type="float">
            <text:p>-13</text:p>
          </table:table-cell>
          <table:table-cell table:style-name="ce9" table:formula="of:=MOD(ATAN2([.D769];[.C769])*180/PI()+360;360)" office:value-type="float" office:value="269.271940328952" calcext:value-type="float">
            <text:p>269.27º</text:p>
          </table:table-cell>
          <table:table-cell table:style-name="ce20" table:formula="of:=[.B769]-[.E769]" office:value-type="float" office:value="0.0249346710481859" calcext:value-type="float">
            <text:p>0.0249</text:p>
          </table:table-cell>
          <table:table-cell table:style-name="ce27" table:formula="of:=ABS([.F769]/[.B$4])" office:value-type="percentage" office:value="0.0709252865370622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7" calcext:value-type="float">
            <text:p>767</text:p>
          </table:table-cell>
          <table:table-cell table:style-name="ce9" table:formula="of:=[.A770]*90/(256)" office:value-type="float" office:value="269.6484375" calcext:value-type="float">
            <text:p>269.65º</text:p>
          </table:table-cell>
          <table:table-cell table:style-name="ce14" table:formula="of:=ROUND([.C$1]*SIN([.B770]*PI()/180);0)" office:value-type="float" office:value="-1023" calcext:value-type="float">
            <text:p>-1023</text:p>
          </table:table-cell>
          <table:table-cell table:style-name="ce14" table:formula="of:=ROUND([.C$1]*SIN(([.B770]+90)*PI()/180);0)" office:value-type="float" office:value="-6" calcext:value-type="float">
            <text:p>-6</text:p>
          </table:table-cell>
          <table:table-cell table:style-name="ce9" table:formula="of:=MOD(ATAN2([.D770];[.C770])*180/PI()+360;360)" office:value-type="float" office:value="269.663958225537" calcext:value-type="float">
            <text:p>269.66º</text:p>
          </table:table-cell>
          <table:table-cell table:style-name="ce20" table:formula="of:=[.B770]-[.E770]" office:value-type="float" office:value="-0.0155207255369874" calcext:value-type="float">
            <text:p>-0.0155</text:p>
          </table:table-cell>
          <table:table-cell table:style-name="ce27" table:formula="of:=ABS([.F770]/[.B$4])" office:value-type="percentage" office:value="0.0441478415274307" calcext:value-type="percentage">
            <text:p>4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8" calcext:value-type="float">
            <text:p>768</text:p>
          </table:table-cell>
          <table:table-cell table:style-name="ce9" table:formula="of:=[.A771]*90/(256)" office:value-type="float" office:value="270" calcext:value-type="float">
            <text:p>270.00º</text:p>
          </table:table-cell>
          <table:table-cell table:style-name="ce14" table:formula="of:=ROUND([.C$1]*SIN([.B771]*PI()/180);0)" office:value-type="float" office:value="-1023" calcext:value-type="float">
            <text:p>-1023</text:p>
          </table:table-cell>
          <table:table-cell table:style-name="ce14" table:formula="of:=ROUND([.C$1]*SIN(([.B771]+90)*PI()/180);0)" office:value-type="float" office:value="-0" calcext:value-type="float">
            <text:p>0</text:p>
          </table:table-cell>
          <table:table-cell table:style-name="ce9" table:formula="of:=MOD(ATAN2([.D771];[.C771])*180/PI()+360;360)" office:value-type="float" office:value="270" calcext:value-type="float">
            <text:p>270.00º</text:p>
          </table:table-cell>
          <table:table-cell table:style-name="ce20" table:formula="of:=[.B771]-[.E771]" office:value-type="float" office:value="0" calcext:value-type="float">
            <text:p>0.0000</text:p>
          </table:table-cell>
          <table:table-cell table:style-name="ce27" table:formula="of:=ABS([.F771]/[.B$4])" office:value-type="percentage" office:value="0" calcext:value-type="percentage">
            <text:p>0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69" calcext:value-type="float">
            <text:p>769</text:p>
          </table:table-cell>
          <table:table-cell table:style-name="ce9" table:formula="of:=[.A772]*90/(256)" office:value-type="float" office:value="270.3515625" calcext:value-type="float">
            <text:p>270.35º</text:p>
          </table:table-cell>
          <table:table-cell table:style-name="ce14" table:formula="of:=ROUND([.C$1]*SIN([.B772]*PI()/180);0)" office:value-type="float" office:value="-1023" calcext:value-type="float">
            <text:p>-1023</text:p>
          </table:table-cell>
          <table:table-cell table:style-name="ce14" table:formula="of:=ROUND([.C$1]*SIN(([.B772]+90)*PI()/180);0)" office:value-type="float" office:value="6" calcext:value-type="float">
            <text:p>6</text:p>
          </table:table-cell>
          <table:table-cell table:style-name="ce9" table:formula="of:=MOD(ATAN2([.D772];[.C772])*180/PI()+360;360)" office:value-type="float" office:value="270.336041774463" calcext:value-type="float">
            <text:p>270.34º</text:p>
          </table:table-cell>
          <table:table-cell table:style-name="ce20" table:formula="of:=[.B772]-[.E772]" office:value-type="float" office:value="0.0155207255369874" calcext:value-type="float">
            <text:p>0.0155</text:p>
          </table:table-cell>
          <table:table-cell table:style-name="ce27" table:formula="of:=ABS([.F772]/[.B$4])" office:value-type="percentage" office:value="0.0441478415274307" calcext:value-type="percentage">
            <text:p>4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0" calcext:value-type="float">
            <text:p>770</text:p>
          </table:table-cell>
          <table:table-cell table:style-name="ce9" table:formula="of:=[.A773]*90/(256)" office:value-type="float" office:value="270.703125" calcext:value-type="float">
            <text:p>270.70º</text:p>
          </table:table-cell>
          <table:table-cell table:style-name="ce14" table:formula="of:=ROUND([.C$1]*SIN([.B773]*PI()/180);0)" office:value-type="float" office:value="-1023" calcext:value-type="float">
            <text:p>-1023</text:p>
          </table:table-cell>
          <table:table-cell table:style-name="ce14" table:formula="of:=ROUND([.C$1]*SIN(([.B773]+90)*PI()/180);0)" office:value-type="float" office:value="13" calcext:value-type="float">
            <text:p>13</text:p>
          </table:table-cell>
          <table:table-cell table:style-name="ce9" table:formula="of:=MOD(ATAN2([.D773];[.C773])*180/PI()+360;360)" office:value-type="float" office:value="270.728059671048" calcext:value-type="float">
            <text:p>270.73º</text:p>
          </table:table-cell>
          <table:table-cell table:style-name="ce20" table:formula="of:=[.B773]-[.E773]" office:value-type="float" office:value="-0.0249346710481859" calcext:value-type="float">
            <text:p>-0.0249</text:p>
          </table:table-cell>
          <table:table-cell table:style-name="ce27" table:formula="of:=ABS([.F773]/[.B$4])" office:value-type="percentage" office:value="0.0709252865370622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1" calcext:value-type="float">
            <text:p>771</text:p>
          </table:table-cell>
          <table:table-cell table:style-name="ce9" table:formula="of:=[.A774]*90/(256)" office:value-type="float" office:value="271.0546875" calcext:value-type="float">
            <text:p>271.05º</text:p>
          </table:table-cell>
          <table:table-cell table:style-name="ce14" table:formula="of:=ROUND([.C$1]*SIN([.B774]*PI()/180);0)" office:value-type="float" office:value="-1023" calcext:value-type="float">
            <text:p>-1023</text:p>
          </table:table-cell>
          <table:table-cell table:style-name="ce14" table:formula="of:=ROUND([.C$1]*SIN(([.B774]+90)*PI()/180);0)" office:value-type="float" office:value="19" calcext:value-type="float">
            <text:p>19</text:p>
          </table:table-cell>
          <table:table-cell table:style-name="ce9" table:formula="of:=MOD(ATAN2([.D774];[.C774])*180/PI()+360;360)" office:value-type="float" office:value="271.064022154034" calcext:value-type="float">
            <text:p>271.06º</text:p>
          </table:table-cell>
          <table:table-cell table:style-name="ce20" table:formula="of:=[.B774]-[.E774]" office:value-type="float" office:value="-0.00933465403380751" calcext:value-type="float">
            <text:p>-0.0093</text:p>
          </table:table-cell>
          <table:table-cell table:style-name="ce27" table:formula="of:=ABS([.F774]/[.B$4])" office:value-type="percentage" office:value="0.0265519048072747" calcext:value-type="percentage">
            <text:p>2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2" calcext:value-type="float">
            <text:p>772</text:p>
          </table:table-cell>
          <table:table-cell table:style-name="ce9" table:formula="of:=[.A775]*90/(256)" office:value-type="float" office:value="271.40625" calcext:value-type="float">
            <text:p>271.41º</text:p>
          </table:table-cell>
          <table:table-cell table:style-name="ce14" table:formula="of:=ROUND([.C$1]*SIN([.B775]*PI()/180);0)" office:value-type="float" office:value="-1023" calcext:value-type="float">
            <text:p>-1023</text:p>
          </table:table-cell>
          <table:table-cell table:style-name="ce14" table:formula="of:=ROUND([.C$1]*SIN(([.B775]+90)*PI()/180);0)" office:value-type="float" office:value="25" calcext:value-type="float">
            <text:p>25</text:p>
          </table:table-cell>
          <table:table-cell table:style-name="ce9" table:formula="of:=MOD(ATAN2([.D775];[.C775])*180/PI()+360;360)" office:value-type="float" office:value="271.399911478091" calcext:value-type="float">
            <text:p>271.40º</text:p>
          </table:table-cell>
          <table:table-cell table:style-name="ce20" table:formula="of:=[.B775]-[.E775]" office:value-type="float" office:value="0.00633852190924245" calcext:value-type="float">
            <text:p>0.0063</text:p>
          </table:table-cell>
          <table:table-cell table:style-name="ce27" table:formula="of:=ABS([.F775]/[.B$4])" office:value-type="percentage" office:value="0.0180295734307341" calcext:value-type="percentage">
            <text:p>1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3" calcext:value-type="float">
            <text:p>773</text:p>
          </table:table-cell>
          <table:table-cell table:style-name="ce9" table:formula="of:=[.A776]*90/(256)" office:value-type="float" office:value="271.7578125" calcext:value-type="float">
            <text:p>271.76º</text:p>
          </table:table-cell>
          <table:table-cell table:style-name="ce14" table:formula="of:=ROUND([.C$1]*SIN([.B776]*PI()/180);0)" office:value-type="float" office:value="-1023" calcext:value-type="float">
            <text:p>-1023</text:p>
          </table:table-cell>
          <table:table-cell table:style-name="ce14" table:formula="of:=ROUND([.C$1]*SIN(([.B776]+90)*PI()/180);0)" office:value-type="float" office:value="31" calcext:value-type="float">
            <text:p>31</text:p>
          </table:table-cell>
          <table:table-cell table:style-name="ce9" table:formula="of:=MOD(ATAN2([.D776];[.C776])*180/PI()+360;360)" office:value-type="float" office:value="271.735704588928" calcext:value-type="float">
            <text:p>271.74º</text:p>
          </table:table-cell>
          <table:table-cell table:style-name="ce20" table:formula="of:=[.B776]-[.E776]" office:value-type="float" office:value="0.0221079110716005" calcext:value-type="float">
            <text:p>0.0221</text:p>
          </table:table-cell>
          <table:table-cell table:style-name="ce27" table:formula="of:=ABS([.F776]/[.B$4])" office:value-type="percentage" office:value="0.0628847248258858" calcext:value-type="percentage">
            <text:p>6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4" calcext:value-type="float">
            <text:p>774</text:p>
          </table:table-cell>
          <table:table-cell table:style-name="ce9" table:formula="of:=[.A777]*90/(256)" office:value-type="float" office:value="272.109375" calcext:value-type="float">
            <text:p>272.11º</text:p>
          </table:table-cell>
          <table:table-cell table:style-name="ce14" table:formula="of:=ROUND([.C$1]*SIN([.B777]*PI()/180);0)" office:value-type="float" office:value="-1022" calcext:value-type="float">
            <text:p>-1022</text:p>
          </table:table-cell>
          <table:table-cell table:style-name="ce14" table:formula="of:=ROUND([.C$1]*SIN(([.B777]+90)*PI()/180);0)" office:value-type="float" office:value="38" calcext:value-type="float">
            <text:p>38</text:p>
          </table:table-cell>
          <table:table-cell table:style-name="ce9" table:formula="of:=MOD(ATAN2([.D777];[.C777])*180/PI()+360;360)" office:value-type="float" office:value="272.129390516394" calcext:value-type="float">
            <text:p>272.13º</text:p>
          </table:table-cell>
          <table:table-cell table:style-name="ce20" table:formula="of:=[.B777]-[.E777]" office:value-type="float" office:value="-0.0200155163940394" calcext:value-type="float">
            <text:p>-0.0200</text:p>
          </table:table-cell>
          <table:table-cell table:style-name="ce27" table:formula="of:=ABS([.F777]/[.B$4])" office:value-type="percentage" office:value="0.0569330244097121" calcext:value-type="percentage">
            <text:p>5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5" calcext:value-type="float">
            <text:p>775</text:p>
          </table:table-cell>
          <table:table-cell table:style-name="ce9" table:formula="of:=[.A778]*90/(256)" office:value-type="float" office:value="272.4609375" calcext:value-type="float">
            <text:p>272.46º</text:p>
          </table:table-cell>
          <table:table-cell table:style-name="ce14" table:formula="of:=ROUND([.C$1]*SIN([.B778]*PI()/180);0)" office:value-type="float" office:value="-1022" calcext:value-type="float">
            <text:p>-1022</text:p>
          </table:table-cell>
          <table:table-cell table:style-name="ce14" table:formula="of:=ROUND([.C$1]*SIN(([.B778]+90)*PI()/180);0)" office:value-type="float" office:value="44" calcext:value-type="float">
            <text:p>44</text:p>
          </table:table-cell>
          <table:table-cell table:style-name="ce9" table:formula="of:=MOD(ATAN2([.D778];[.C778])*180/PI()+360;360)" office:value-type="float" office:value="272.465223505409" calcext:value-type="float">
            <text:p>272.47º</text:p>
          </table:table-cell>
          <table:table-cell table:style-name="ce20" table:formula="of:=[.B778]-[.E778]" office:value-type="float" office:value="-0.00428600540919888" calcext:value-type="float">
            <text:p>-0.0043</text:p>
          </table:table-cell>
          <table:table-cell table:style-name="ce27" table:formula="of:=ABS([.F778]/[.B$4])" office:value-type="percentage" office:value="0.0121913042750546" calcext:value-type="percentage">
            <text:p>1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6" calcext:value-type="float">
            <text:p>776</text:p>
          </table:table-cell>
          <table:table-cell table:style-name="ce9" table:formula="of:=[.A779]*90/(256)" office:value-type="float" office:value="272.8125" calcext:value-type="float">
            <text:p>272.81º</text:p>
          </table:table-cell>
          <table:table-cell table:style-name="ce14" table:formula="of:=ROUND([.C$1]*SIN([.B779]*PI()/180);0)" office:value-type="float" office:value="-1022" calcext:value-type="float">
            <text:p>-1022</text:p>
          </table:table-cell>
          <table:table-cell table:style-name="ce14" table:formula="of:=ROUND([.C$1]*SIN(([.B779]+90)*PI()/180);0)" office:value-type="float" office:value="50" calcext:value-type="float">
            <text:p>50</text:p>
          </table:table-cell>
          <table:table-cell table:style-name="ce9" table:formula="of:=MOD(ATAN2([.D779];[.C779])*180/PI()+360;360)" office:value-type="float" office:value="272.800887087268" calcext:value-type="float">
            <text:p>272.80º</text:p>
          </table:table-cell>
          <table:table-cell table:style-name="ce20" table:formula="of:=[.B779]-[.E779]" office:value-type="float" office:value="0.011612912732005" calcext:value-type="float">
            <text:p>0.0116</text:p>
          </table:table-cell>
          <table:table-cell table:style-name="ce27" table:formula="of:=ABS([.F779]/[.B$4])" office:value-type="percentage" office:value="0.0330322851043699" calcext:value-type="percentage">
            <text:p>3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7" calcext:value-type="float">
            <text:p>777</text:p>
          </table:table-cell>
          <table:table-cell table:style-name="ce9" table:formula="of:=[.A780]*90/(256)" office:value-type="float" office:value="273.1640625" calcext:value-type="float">
            <text:p>273.16º</text:p>
          </table:table-cell>
          <table:table-cell table:style-name="ce14" table:formula="of:=ROUND([.C$1]*SIN([.B780]*PI()/180);0)" office:value-type="float" office:value="-1021" calcext:value-type="float">
            <text:p>-1021</text:p>
          </table:table-cell>
          <table:table-cell table:style-name="ce14" table:formula="of:=ROUND([.C$1]*SIN(([.B780]+90)*PI()/180);0)" office:value-type="float" office:value="56" calcext:value-type="float">
            <text:p>56</text:p>
          </table:table-cell>
          <table:table-cell table:style-name="ce9" table:formula="of:=MOD(ATAN2([.D780];[.C780])*180/PI()+360;360)" office:value-type="float" office:value="273.13942407613" calcext:value-type="float">
            <text:p>273.14º</text:p>
          </table:table-cell>
          <table:table-cell table:style-name="ce20" table:formula="of:=[.B780]-[.E780]" office:value-type="float" office:value="0.0246384238697033" calcext:value-type="float">
            <text:p>0.0246</text:p>
          </table:table-cell>
          <table:table-cell table:style-name="ce27" table:formula="of:=ABS([.F780]/[.B$4])" office:value-type="percentage" office:value="0.0700826278960449" calcext:value-type="percentage">
            <text:p>7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8" calcext:value-type="float">
            <text:p>778</text:p>
          </table:table-cell>
          <table:table-cell table:style-name="ce9" table:formula="of:=[.A781]*90/(256)" office:value-type="float" office:value="273.515625" calcext:value-type="float">
            <text:p>273.52º</text:p>
          </table:table-cell>
          <table:table-cell table:style-name="ce14" table:formula="of:=ROUND([.C$1]*SIN([.B781]*PI()/180);0)" office:value-type="float" office:value="-1021" calcext:value-type="float">
            <text:p>-1021</text:p>
          </table:table-cell>
          <table:table-cell table:style-name="ce14" table:formula="of:=ROUND([.C$1]*SIN(([.B781]+90)*PI()/180);0)" office:value-type="float" office:value="63" calcext:value-type="float">
            <text:p>63</text:p>
          </table:table-cell>
          <table:table-cell table:style-name="ce9" table:formula="of:=MOD(ATAN2([.D781];[.C781])*180/PI()+360;360)" office:value-type="float" office:value="273.530914228791" calcext:value-type="float">
            <text:p>273.53º</text:p>
          </table:table-cell>
          <table:table-cell table:style-name="ce20" table:formula="of:=[.B781]-[.E781]" office:value-type="float" office:value="-0.015289228790607" calcext:value-type="float">
            <text:p>-0.0153</text:p>
          </table:table-cell>
          <table:table-cell table:style-name="ce27" table:formula="of:=ABS([.F781]/[.B$4])" office:value-type="percentage" office:value="0.0434893618932822" calcext:value-type="percentage">
            <text:p>4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79" calcext:value-type="float">
            <text:p>779</text:p>
          </table:table-cell>
          <table:table-cell table:style-name="ce9" table:formula="of:=[.A782]*90/(256)" office:value-type="float" office:value="273.8671875" calcext:value-type="float">
            <text:p>273.87º</text:p>
          </table:table-cell>
          <table:table-cell table:style-name="ce14" table:formula="of:=ROUND([.C$1]*SIN([.B782]*PI()/180);0)" office:value-type="float" office:value="-1021" calcext:value-type="float">
            <text:p>-1021</text:p>
          </table:table-cell>
          <table:table-cell table:style-name="ce14" table:formula="of:=ROUND([.C$1]*SIN(([.B782]+90)*PI()/180);0)" office:value-type="float" office:value="69" calcext:value-type="float">
            <text:p>69</text:p>
          </table:table-cell>
          <table:table-cell table:style-name="ce9" table:formula="of:=MOD(ATAN2([.D782];[.C782])*180/PI()+360;360)" office:value-type="float" office:value="273.866216064903" calcext:value-type="float">
            <text:p>273.87º</text:p>
          </table:table-cell>
          <table:table-cell table:style-name="ce20" table:formula="of:=[.B782]-[.E782]" office:value-type="float" office:value="0.000971435096801088" calcext:value-type="float">
            <text:p>0.0010</text:p>
          </table:table-cell>
          <table:table-cell table:style-name="ce27" table:formula="of:=ABS([.F782]/[.B$4])" office:value-type="percentage" office:value="0.0027631931642342" calcext:value-type="percentage">
            <text:p>0.2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0" calcext:value-type="float">
            <text:p>780</text:p>
          </table:table-cell>
          <table:table-cell table:style-name="ce9" table:formula="of:=[.A783]*90/(256)" office:value-type="float" office:value="274.21875" calcext:value-type="float">
            <text:p>274.22º</text:p>
          </table:table-cell>
          <table:table-cell table:style-name="ce14" table:formula="of:=ROUND([.C$1]*SIN([.B783]*PI()/180);0)" office:value-type="float" office:value="-1020" calcext:value-type="float">
            <text:p>-1020</text:p>
          </table:table-cell>
          <table:table-cell table:style-name="ce14" table:formula="of:=ROUND([.C$1]*SIN(([.B783]+90)*PI()/180);0)" office:value-type="float" office:value="75" calcext:value-type="float">
            <text:p>75</text:p>
          </table:table-cell>
          <table:table-cell table:style-name="ce9" table:formula="of:=MOD(ATAN2([.D783];[.C783])*180/PI()+360;360)" office:value-type="float" office:value="274.205357001709" calcext:value-type="float">
            <text:p>274.21º</text:p>
          </table:table-cell>
          <table:table-cell table:style-name="ce20" table:formula="of:=[.B783]-[.E783]" office:value-type="float" office:value="0.0133929982914083" calcext:value-type="float">
            <text:p>0.0134</text:p>
          </table:table-cell>
          <table:table-cell table:style-name="ce27" table:formula="of:=ABS([.F783]/[.B$4])" office:value-type="percentage" office:value="0.0380956395844502" calcext:value-type="percentage">
            <text:p>3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1" calcext:value-type="float">
            <text:p>781</text:p>
          </table:table-cell>
          <table:table-cell table:style-name="ce9" table:formula="of:=[.A784]*90/(256)" office:value-type="float" office:value="274.5703125" calcext:value-type="float">
            <text:p>274.57º</text:p>
          </table:table-cell>
          <table:table-cell table:style-name="ce14" table:formula="of:=ROUND([.C$1]*SIN([.B784]*PI()/180);0)" office:value-type="float" office:value="-1020" calcext:value-type="float">
            <text:p>-1020</text:p>
          </table:table-cell>
          <table:table-cell table:style-name="ce14" table:formula="of:=ROUND([.C$1]*SIN(([.B784]+90)*PI()/180);0)" office:value-type="float" office:value="82" calcext:value-type="float">
            <text:p>82</text:p>
          </table:table-cell>
          <table:table-cell table:style-name="ce9" table:formula="of:=MOD(ATAN2([.D784];[.C784])*180/PI()+360;360)" office:value-type="float" office:value="274.596246609267" calcext:value-type="float">
            <text:p>274.60º</text:p>
          </table:table-cell>
          <table:table-cell table:style-name="ce20" table:formula="of:=[.B784]-[.E784]" office:value-type="float" office:value="-0.0259341092670411" calcext:value-type="float">
            <text:p>-0.0259</text:p>
          </table:table-cell>
          <table:table-cell table:style-name="ce27" table:formula="of:=ABS([.F784]/[.B$4])" office:value-type="percentage" office:value="0.0737681330262502" calcext:value-type="percentage">
            <text:p>7.3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2" calcext:value-type="float">
            <text:p>782</text:p>
          </table:table-cell>
          <table:table-cell table:style-name="ce9" table:formula="of:=[.A785]*90/(256)" office:value-type="float" office:value="274.921875" calcext:value-type="float">
            <text:p>274.92º</text:p>
          </table:table-cell>
          <table:table-cell table:style-name="ce14" table:formula="of:=ROUND([.C$1]*SIN([.B785]*PI()/180);0)" office:value-type="float" office:value="-1019" calcext:value-type="float">
            <text:p>-1019</text:p>
          </table:table-cell>
          <table:table-cell table:style-name="ce14" table:formula="of:=ROUND([.C$1]*SIN(([.B785]+90)*PI()/180);0)" office:value-type="float" office:value="88" calcext:value-type="float">
            <text:p>88</text:p>
          </table:table-cell>
          <table:table-cell table:style-name="ce9" table:formula="of:=MOD(ATAN2([.D785];[.C785])*180/PI()+360;360)" office:value-type="float" office:value="274.935770422804" calcext:value-type="float">
            <text:p>274.94º</text:p>
          </table:table-cell>
          <table:table-cell table:style-name="ce20" table:formula="of:=[.B785]-[.E785]" office:value-type="float" office:value="-0.0138954228041825" calcext:value-type="float">
            <text:p>-0.0139</text:p>
          </table:table-cell>
          <table:table-cell table:style-name="ce27" table:formula="of:=ABS([.F785]/[.B$4])" office:value-type="percentage" office:value="0.0395247581985637" calcext:value-type="percentage">
            <text:p>3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3" calcext:value-type="float">
            <text:p>783</text:p>
          </table:table-cell>
          <table:table-cell table:style-name="ce9" table:formula="of:=[.A786]*90/(256)" office:value-type="float" office:value="275.2734375" calcext:value-type="float">
            <text:p>275.27º</text:p>
          </table:table-cell>
          <table:table-cell table:style-name="ce14" table:formula="of:=ROUND([.C$1]*SIN([.B786]*PI()/180);0)" office:value-type="float" office:value="-1019" calcext:value-type="float">
            <text:p>-1019</text:p>
          </table:table-cell>
          <table:table-cell table:style-name="ce14" table:formula="of:=ROUND([.C$1]*SIN(([.B786]+90)*PI()/180);0)" office:value-type="float" office:value="94" calcext:value-type="float">
            <text:p>94</text:p>
          </table:table-cell>
          <table:table-cell table:style-name="ce9" table:formula="of:=MOD(ATAN2([.D786];[.C786])*180/PI()+360;360)" office:value-type="float" office:value="275.270465020994" calcext:value-type="float">
            <text:p>275.27º</text:p>
          </table:table-cell>
          <table:table-cell table:style-name="ce20" table:formula="of:=[.B786]-[.E786]" office:value-type="float" office:value="0.00297247900624598" calcext:value-type="float">
            <text:p>0.0030</text:p>
          </table:table-cell>
          <table:table-cell table:style-name="ce27" table:formula="of:=ABS([.F786]/[.B$4])" office:value-type="percentage" office:value="0.00845505139554411" calcext:value-type="percentage">
            <text:p>0.8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4" calcext:value-type="float">
            <text:p>784</text:p>
          </table:table-cell>
          <table:table-cell table:style-name="ce9" table:formula="of:=[.A787]*90/(256)" office:value-type="float" office:value="275.625" calcext:value-type="float">
            <text:p>275.63º</text:p>
          </table:table-cell>
          <table:table-cell table:style-name="ce14" table:formula="of:=ROUND([.C$1]*SIN([.B787]*PI()/180);0)" office:value-type="float" office:value="-1018" calcext:value-type="float">
            <text:p>-1018</text:p>
          </table:table-cell>
          <table:table-cell table:style-name="ce14" table:formula="of:=ROUND([.C$1]*SIN(([.B787]+90)*PI()/180);0)" office:value-type="float" office:value="100" calcext:value-type="float">
            <text:p>100</text:p>
          </table:table-cell>
          <table:table-cell table:style-name="ce9" table:formula="of:=MOD(ATAN2([.D787];[.C787])*180/PI()+360;360)" office:value-type="float" office:value="275.610269890685" calcext:value-type="float">
            <text:p>275.61º</text:p>
          </table:table-cell>
          <table:table-cell table:style-name="ce20" table:formula="of:=[.B787]-[.E787]" office:value-type="float" office:value="0.0147301093152237" calcext:value-type="float">
            <text:p>0.0147</text:p>
          </table:table-cell>
          <table:table-cell table:style-name="ce27" table:formula="of:=ABS([.F787]/[.B$4])" office:value-type="percentage" office:value="0.041898977607747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5" calcext:value-type="float">
            <text:p>785</text:p>
          </table:table-cell>
          <table:table-cell table:style-name="ce9" table:formula="of:=[.A788]*90/(256)" office:value-type="float" office:value="275.9765625" calcext:value-type="float">
            <text:p>275.98º</text:p>
          </table:table-cell>
          <table:table-cell table:style-name="ce14" table:formula="of:=ROUND([.C$1]*SIN([.B788]*PI()/180);0)" office:value-type="float" office:value="-1017" calcext:value-type="float">
            <text:p>-1017</text:p>
          </table:table-cell>
          <table:table-cell table:style-name="ce14" table:formula="of:=ROUND([.C$1]*SIN(([.B788]+90)*PI()/180);0)" office:value-type="float" office:value="107" calcext:value-type="float">
            <text:p>107</text:p>
          </table:table-cell>
          <table:table-cell table:style-name="ce9" table:formula="of:=MOD(ATAN2([.D788];[.C788])*180/PI()+360;360)" office:value-type="float" office:value="276.006073276967" calcext:value-type="float">
            <text:p>276.01º</text:p>
          </table:table-cell>
          <table:table-cell table:style-name="ce20" table:formula="of:=[.B788]-[.E788]" office:value-type="float" office:value="-0.0295107769671858" calcext:value-type="float">
            <text:p>-0.0295</text:p>
          </table:table-cell>
          <table:table-cell table:style-name="ce27" table:formula="of:=ABS([.F788]/[.B$4])" office:value-type="percentage" office:value="0.0839417655955509" calcext:value-type="percentage">
            <text:p>8.3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6" calcext:value-type="float">
            <text:p>786</text:p>
          </table:table-cell>
          <table:table-cell table:style-name="ce9" table:formula="of:=[.A789]*90/(256)" office:value-type="float" office:value="276.328125" calcext:value-type="float">
            <text:p>276.33º</text:p>
          </table:table-cell>
          <table:table-cell table:style-name="ce14" table:formula="of:=ROUND([.C$1]*SIN([.B789]*PI()/180);0)" office:value-type="float" office:value="-1017" calcext:value-type="float">
            <text:p>-1017</text:p>
          </table:table-cell>
          <table:table-cell table:style-name="ce14" table:formula="of:=ROUND([.C$1]*SIN(([.B789]+90)*PI()/180);0)" office:value-type="float" office:value="113" calcext:value-type="float">
            <text:p>113</text:p>
          </table:table-cell>
          <table:table-cell table:style-name="ce9" table:formula="of:=MOD(ATAN2([.D789];[.C789])*180/PI()+360;360)" office:value-type="float" office:value="276.34019174591" calcext:value-type="float">
            <text:p>276.34º</text:p>
          </table:table-cell>
          <table:table-cell table:style-name="ce20" table:formula="of:=[.B789]-[.E789]" office:value-type="float" office:value="-0.0120667459099195" calcext:value-type="float">
            <text:p>-0.0121</text:p>
          </table:table-cell>
          <table:table-cell table:style-name="ce27" table:formula="of:=ABS([.F789]/[.B$4])" office:value-type="percentage" office:value="0.0343231883659933" calcext:value-type="percentage">
            <text:p>3.4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7" calcext:value-type="float">
            <text:p>787</text:p>
          </table:table-cell>
          <table:table-cell table:style-name="ce9" table:formula="of:=[.A790]*90/(256)" office:value-type="float" office:value="276.6796875" calcext:value-type="float">
            <text:p>276.68º</text:p>
          </table:table-cell>
          <table:table-cell table:style-name="ce14" table:formula="of:=ROUND([.C$1]*SIN([.B790]*PI()/180);0)" office:value-type="float" office:value="-1016" calcext:value-type="float">
            <text:p>-1016</text:p>
          </table:table-cell>
          <table:table-cell table:style-name="ce14" table:formula="of:=ROUND([.C$1]*SIN(([.B790]+90)*PI()/180);0)" office:value-type="float" office:value="119" calcext:value-type="float">
            <text:p>119</text:p>
          </table:table-cell>
          <table:table-cell table:style-name="ce9" table:formula="of:=MOD(ATAN2([.D790];[.C790])*180/PI()+360;360)" office:value-type="float" office:value="276.680387237785" calcext:value-type="float">
            <text:p>276.68º</text:p>
          </table:table-cell>
          <table:table-cell table:style-name="ce20" table:formula="of:=[.B790]-[.E790]" office:value-type="float" office:value="-0.000699737785055277" calcext:value-type="float">
            <text:p>-0.0007</text:p>
          </table:table-cell>
          <table:table-cell table:style-name="ce27" table:formula="of:=ABS([.F790]/[.B$4])" office:value-type="percentage" office:value="0.00199036525526834" calcext:value-type="percentage">
            <text:p>0.2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8" calcext:value-type="float">
            <text:p>788</text:p>
          </table:table-cell>
          <table:table-cell table:style-name="ce9" table:formula="of:=[.A791]*90/(256)" office:value-type="float" office:value="277.03125" calcext:value-type="float">
            <text:p>277.03º</text:p>
          </table:table-cell>
          <table:table-cell table:style-name="ce14" table:formula="of:=ROUND([.C$1]*SIN([.B791]*PI()/180);0)" office:value-type="float" office:value="-1015" calcext:value-type="float">
            <text:p>-1015</text:p>
          </table:table-cell>
          <table:table-cell table:style-name="ce14" table:formula="of:=ROUND([.C$1]*SIN(([.B791]+90)*PI()/180);0)" office:value-type="float" office:value="125" calcext:value-type="float">
            <text:p>125</text:p>
          </table:table-cell>
          <table:table-cell table:style-name="ce9" table:formula="of:=MOD(ATAN2([.D791];[.C791])*180/PI()+360;360)" office:value-type="float" office:value="277.020779145201" calcext:value-type="float">
            <text:p>277.02º</text:p>
          </table:table-cell>
          <table:table-cell table:style-name="ce20" table:formula="of:=[.B791]-[.E791]" office:value-type="float" office:value="0.0104708547988253" calcext:value-type="float">
            <text:p>0.0105</text:p>
          </table:table-cell>
          <table:table-cell table:style-name="ce27" table:formula="of:=ABS([.F791]/[.B$4])" office:value-type="percentage" office:value="0.029783764761103" calcext:value-type="percentage">
            <text:p>2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89" calcext:value-type="float">
            <text:p>789</text:p>
          </table:table-cell>
          <table:table-cell table:style-name="ce9" table:formula="of:=[.A792]*90/(256)" office:value-type="float" office:value="277.3828125" calcext:value-type="float">
            <text:p>277.38º</text:p>
          </table:table-cell>
          <table:table-cell table:style-name="ce14" table:formula="of:=ROUND([.C$1]*SIN([.B792]*PI()/180);0)" office:value-type="float" office:value="-1015" calcext:value-type="float">
            <text:p>-1015</text:p>
          </table:table-cell>
          <table:table-cell table:style-name="ce14" table:formula="of:=ROUND([.C$1]*SIN(([.B792]+90)*PI()/180);0)" office:value-type="float" office:value="131" calcext:value-type="float">
            <text:p>131</text:p>
          </table:table-cell>
          <table:table-cell table:style-name="ce9" table:formula="of:=MOD(ATAN2([.D792];[.C792])*180/PI()+360;360)" office:value-type="float" office:value="277.354170468695" calcext:value-type="float">
            <text:p>277.35º</text:p>
          </table:table-cell>
          <table:table-cell table:style-name="ce20" table:formula="of:=[.B792]-[.E792]" office:value-type="float" office:value="0.0286420313047984" calcext:value-type="float">
            <text:p>0.0286</text:p>
          </table:table-cell>
          <table:table-cell table:style-name="ce27" table:formula="of:=ABS([.F792]/[.B$4])" office:value-type="percentage" office:value="0.0814706668225376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0" calcext:value-type="float">
            <text:p>790</text:p>
          </table:table-cell>
          <table:table-cell table:style-name="ce9" table:formula="of:=[.A793]*90/(256)" office:value-type="float" office:value="277.734375" calcext:value-type="float">
            <text:p>277.73º</text:p>
          </table:table-cell>
          <table:table-cell table:style-name="ce14" table:formula="of:=ROUND([.C$1]*SIN([.B793]*PI()/180);0)" office:value-type="float" office:value="-1014" calcext:value-type="float">
            <text:p>-1014</text:p>
          </table:table-cell>
          <table:table-cell table:style-name="ce14" table:formula="of:=ROUND([.C$1]*SIN(([.B793]+90)*PI()/180);0)" office:value-type="float" office:value="138" calcext:value-type="float">
            <text:p>138</text:p>
          </table:table-cell>
          <table:table-cell table:style-name="ce9" table:formula="of:=MOD(ATAN2([.D793];[.C793])*180/PI()+360;360)" office:value-type="float" office:value="277.750036422919" calcext:value-type="float">
            <text:p>277.75º</text:p>
          </table:table-cell>
          <table:table-cell table:style-name="ce20" table:formula="of:=[.B793]-[.E793]" office:value-type="float" office:value="-0.0156614229192655" calcext:value-type="float">
            <text:p>-0.0157</text:p>
          </table:table-cell>
          <table:table-cell table:style-name="ce27" table:formula="of:=ABS([.F793]/[.B$4])" office:value-type="percentage" office:value="0.0445480474147997" calcext:value-type="percentage">
            <text:p>4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1" calcext:value-type="float">
            <text:p>791</text:p>
          </table:table-cell>
          <table:table-cell table:style-name="ce9" table:formula="of:=[.A794]*90/(256)" office:value-type="float" office:value="278.0859375" calcext:value-type="float">
            <text:p>278.09º</text:p>
          </table:table-cell>
          <table:table-cell table:style-name="ce14" table:formula="of:=ROUND([.C$1]*SIN([.B794]*PI()/180);0)" office:value-type="float" office:value="-1013" calcext:value-type="float">
            <text:p>-1013</text:p>
          </table:table-cell>
          <table:table-cell table:style-name="ce14" table:formula="of:=ROUND([.C$1]*SIN(([.B794]+90)*PI()/180);0)" office:value-type="float" office:value="144" calcext:value-type="float">
            <text:p>144</text:p>
          </table:table-cell>
          <table:table-cell table:style-name="ce9" table:formula="of:=MOD(ATAN2([.D794];[.C794])*180/PI()+360;360)" office:value-type="float" office:value="278.090506106477" calcext:value-type="float">
            <text:p>278.09º</text:p>
          </table:table-cell>
          <table:table-cell table:style-name="ce20" table:formula="of:=[.B794]-[.E794]" office:value-type="float" office:value="-0.00456860647688018" calcext:value-type="float">
            <text:p>-0.0046</text:p>
          </table:table-cell>
          <table:table-cell table:style-name="ce27" table:formula="of:=ABS([.F794]/[.B$4])" office:value-type="percentage" office:value="0.0129951473120147" calcext:value-type="percentage">
            <text:p>1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2" calcext:value-type="float">
            <text:p>792</text:p>
          </table:table-cell>
          <table:table-cell table:style-name="ce9" table:formula="of:=[.A795]*90/(256)" office:value-type="float" office:value="278.4375" calcext:value-type="float">
            <text:p>278.44º</text:p>
          </table:table-cell>
          <table:table-cell table:style-name="ce14" table:formula="of:=ROUND([.C$1]*SIN([.B795]*PI()/180);0)" office:value-type="float" office:value="-1012" calcext:value-type="float">
            <text:p>-1012</text:p>
          </table:table-cell>
          <table:table-cell table:style-name="ce14" table:formula="of:=ROUND([.C$1]*SIN(([.B795]+90)*PI()/180);0)" office:value-type="float" office:value="150" calcext:value-type="float">
            <text:p>150</text:p>
          </table:table-cell>
          <table:table-cell table:style-name="ce9" table:formula="of:=MOD(ATAN2([.D795];[.C795])*180/PI()+360;360)" office:value-type="float" office:value="278.431072715752" calcext:value-type="float">
            <text:p>278.43º</text:p>
          </table:table-cell>
          <table:table-cell table:style-name="ce20" table:formula="of:=[.B795]-[.E795]" office:value-type="float" office:value="0.00642728424804773" calcext:value-type="float">
            <text:p>0.0064</text:p>
          </table:table-cell>
          <table:table-cell table:style-name="ce27" table:formula="of:=ABS([.F795]/[.B$4])" office:value-type="percentage" office:value="0.0182820529722246" calcext:value-type="percentage">
            <text:p>1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3" calcext:value-type="float">
            <text:p>793</text:p>
          </table:table-cell>
          <table:table-cell table:style-name="ce9" table:formula="of:=[.A796]*90/(256)" office:value-type="float" office:value="278.7890625" calcext:value-type="float">
            <text:p>278.79º</text:p>
          </table:table-cell>
          <table:table-cell table:style-name="ce14" table:formula="of:=ROUND([.C$1]*SIN([.B796]*PI()/180);0)" office:value-type="float" office:value="-1011" calcext:value-type="float">
            <text:p>-1011</text:p>
          </table:table-cell>
          <table:table-cell table:style-name="ce14" table:formula="of:=ROUND([.C$1]*SIN(([.B796]+90)*PI()/180);0)" office:value-type="float" office:value="156" calcext:value-type="float">
            <text:p>156</text:p>
          </table:table-cell>
          <table:table-cell table:style-name="ce9" table:formula="of:=MOD(ATAN2([.D796];[.C796])*180/PI()+360;360)" office:value-type="float" office:value="278.771712218281" calcext:value-type="float">
            <text:p>278.77º</text:p>
          </table:table-cell>
          <table:table-cell table:style-name="ce20" table:formula="of:=[.B796]-[.E796]" office:value-type="float" office:value="0.0173502817189046" calcext:value-type="float">
            <text:p>0.0174</text:p>
          </table:table-cell>
          <table:table-cell table:style-name="ce27" table:formula="of:=ABS([.F796]/[.B$4])" office:value-type="percentage" office:value="0.0493519124448843" calcext:value-type="percentage">
            <text:p>4.9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4" calcext:value-type="float">
            <text:p>794</text:p>
          </table:table-cell>
          <table:table-cell table:style-name="ce9" table:formula="of:=[.A797]*90/(256)" office:value-type="float" office:value="279.140625" calcext:value-type="float">
            <text:p>279.14º</text:p>
          </table:table-cell>
          <table:table-cell table:style-name="ce14" table:formula="of:=ROUND([.C$1]*SIN([.B797]*PI()/180);0)" office:value-type="float" office:value="-1010" calcext:value-type="float">
            <text:p>-1010</text:p>
          </table:table-cell>
          <table:table-cell table:style-name="ce14" table:formula="of:=ROUND([.C$1]*SIN(([.B797]+90)*PI()/180);0)" office:value-type="float" office:value="163" calcext:value-type="float">
            <text:p>163</text:p>
          </table:table-cell>
          <table:table-cell table:style-name="ce9" table:formula="of:=MOD(ATAN2([.D797];[.C797])*180/PI()+360;360)" office:value-type="float" office:value="279.167697624338" calcext:value-type="float">
            <text:p>279.17º</text:p>
          </table:table-cell>
          <table:table-cell table:style-name="ce20" table:formula="of:=[.B797]-[.E797]" office:value-type="float" office:value="-0.0270726243377339" calcext:value-type="float">
            <text:p>-0.0271</text:p>
          </table:table-cell>
          <table:table-cell table:style-name="ce27" table:formula="of:=ABS([.F797]/[.B$4])" office:value-type="percentage" office:value="0.0770065758939988" calcext:value-type="percentage">
            <text:p>7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5" calcext:value-type="float">
            <text:p>795</text:p>
          </table:table-cell>
          <table:table-cell table:style-name="ce9" table:formula="of:=[.A798]*90/(256)" office:value-type="float" office:value="279.4921875" calcext:value-type="float">
            <text:p>279.49º</text:p>
          </table:table-cell>
          <table:table-cell table:style-name="ce14" table:formula="of:=ROUND([.C$1]*SIN([.B798]*PI()/180);0)" office:value-type="float" office:value="-1009" calcext:value-type="float">
            <text:p>-1009</text:p>
          </table:table-cell>
          <table:table-cell table:style-name="ce14" table:formula="of:=ROUND([.C$1]*SIN(([.B798]+90)*PI()/180);0)" office:value-type="float" office:value="169" calcext:value-type="float">
            <text:p>169</text:p>
          </table:table-cell>
          <table:table-cell table:style-name="ce9" table:formula="of:=MOD(ATAN2([.D798];[.C798])*180/PI()+360;360)" office:value-type="float" office:value="279.508357695077" calcext:value-type="float">
            <text:p>279.51º</text:p>
          </table:table-cell>
          <table:table-cell table:style-name="ce20" table:formula="of:=[.B798]-[.E798]" office:value-type="float" office:value="-0.0161701950765973" calcext:value-type="float">
            <text:p>-0.0162</text:p>
          </table:table-cell>
          <table:table-cell table:style-name="ce27" table:formula="of:=ABS([.F798]/[.B$4])" office:value-type="percentage" office:value="0.0459952215512102" calcext:value-type="percentage">
            <text:p>4.6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6" calcext:value-type="float">
            <text:p>796</text:p>
          </table:table-cell>
          <table:table-cell table:style-name="ce9" table:formula="of:=[.A799]*90/(256)" office:value-type="float" office:value="279.84375" calcext:value-type="float">
            <text:p>279.84º</text:p>
          </table:table-cell>
          <table:table-cell table:style-name="ce14" table:formula="of:=ROUND([.C$1]*SIN([.B799]*PI()/180);0)" office:value-type="float" office:value="-1008" calcext:value-type="float">
            <text:p>-1008</text:p>
          </table:table-cell>
          <table:table-cell table:style-name="ce14" table:formula="of:=ROUND([.C$1]*SIN(([.B799]+90)*PI()/180);0)" office:value-type="float" office:value="175" calcext:value-type="float">
            <text:p>175</text:p>
          </table:table-cell>
          <table:table-cell table:style-name="ce9" table:formula="of:=MOD(ATAN2([.D799];[.C799])*180/PI()+360;360)" office:value-type="float" office:value="279.849014511117" calcext:value-type="float">
            <text:p>279.85º</text:p>
          </table:table-cell>
          <table:table-cell table:style-name="ce20" table:formula="of:=[.B799]-[.E799]" office:value-type="float" office:value="-0.00526451111704773" calcext:value-type="float">
            <text:p>-0.0053</text:p>
          </table:table-cell>
          <table:table-cell table:style-name="ce27" table:formula="of:=ABS([.F799]/[.B$4])" office:value-type="percentage" office:value="0.0149746093996024" calcext:value-type="percentage">
            <text:p>1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7" calcext:value-type="float">
            <text:p>797</text:p>
          </table:table-cell>
          <table:table-cell table:style-name="ce9" table:formula="of:=[.A800]*90/(256)" office:value-type="float" office:value="280.1953125" calcext:value-type="float">
            <text:p>280.20º</text:p>
          </table:table-cell>
          <table:table-cell table:style-name="ce14" table:formula="of:=ROUND([.C$1]*SIN([.B800]*PI()/180);0)" office:value-type="float" office:value="-1007" calcext:value-type="float">
            <text:p>-1007</text:p>
          </table:table-cell>
          <table:table-cell table:style-name="ce14" table:formula="of:=ROUND([.C$1]*SIN(([.B800]+90)*PI()/180);0)" office:value-type="float" office:value="181" calcext:value-type="float">
            <text:p>181</text:p>
          </table:table-cell>
          <table:table-cell table:style-name="ce9" table:formula="of:=MOD(ATAN2([.D800];[.C800])*180/PI()+360;360)" office:value-type="float" office:value="280.189643990145" calcext:value-type="float">
            <text:p>280.19º</text:p>
          </table:table-cell>
          <table:table-cell table:style-name="ce20" table:formula="of:=[.B800]-[.E800]" office:value-type="float" office:value="0.00566850985489964" calcext:value-type="float">
            <text:p>0.0057</text:p>
          </table:table-cell>
          <table:table-cell table:style-name="ce27" table:formula="of:=ABS([.F800]/[.B$4])" office:value-type="percentage" office:value="0.0161237613650479" calcext:value-type="percentage">
            <text:p>1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8" calcext:value-type="float">
            <text:p>798</text:p>
          </table:table-cell>
          <table:table-cell table:style-name="ce9" table:formula="of:=[.A801]*90/(256)" office:value-type="float" office:value="280.546875" calcext:value-type="float">
            <text:p>280.55º</text:p>
          </table:table-cell>
          <table:table-cell table:style-name="ce14" table:formula="of:=ROUND([.C$1]*SIN([.B801]*PI()/180);0)" office:value-type="float" office:value="-1006" calcext:value-type="float">
            <text:p>-1006</text:p>
          </table:table-cell>
          <table:table-cell table:style-name="ce14" table:formula="of:=ROUND([.C$1]*SIN(([.B801]+90)*PI()/180);0)" office:value-type="float" office:value="187" calcext:value-type="float">
            <text:p>187</text:p>
          </table:table-cell>
          <table:table-cell table:style-name="ce9" table:formula="of:=MOD(ATAN2([.D801];[.C801])*180/PI()+360;360)" office:value-type="float" office:value="280.53022206144" calcext:value-type="float">
            <text:p>280.53º</text:p>
          </table:table-cell>
          <table:table-cell table:style-name="ce20" table:formula="of:=[.B801]-[.E801]" office:value-type="float" office:value="0.0166529385595595" calcext:value-type="float">
            <text:p>0.0167</text:p>
          </table:table-cell>
          <table:table-cell table:style-name="ce27" table:formula="of:=ABS([.F801]/[.B$4])" office:value-type="percentage" office:value="0.0473683585694137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799" calcext:value-type="float">
            <text:p>799</text:p>
          </table:table-cell>
          <table:table-cell table:style-name="ce9" table:formula="of:=[.A802]*90/(256)" office:value-type="float" office:value="280.8984375" calcext:value-type="float">
            <text:p>280.90º</text:p>
          </table:table-cell>
          <table:table-cell table:style-name="ce14" table:formula="of:=ROUND([.C$1]*SIN([.B802]*PI()/180);0)" office:value-type="float" office:value="-1005" calcext:value-type="float">
            <text:p>-1005</text:p>
          </table:table-cell>
          <table:table-cell table:style-name="ce14" table:formula="of:=ROUND([.C$1]*SIN(([.B802]+90)*PI()/180);0)" office:value-type="float" office:value="193" calcext:value-type="float">
            <text:p>193</text:p>
          </table:table-cell>
          <table:table-cell table:style-name="ce9" table:formula="of:=MOD(ATAN2([.D802];[.C802])*180/PI()+360;360)" office:value-type="float" office:value="280.870724676077" calcext:value-type="float">
            <text:p>280.87º</text:p>
          </table:table-cell>
          <table:table-cell table:style-name="ce20" table:formula="of:=[.B802]-[.E802]" office:value-type="float" office:value="0.0277128239228546" calcext:value-type="float">
            <text:p>0.0277</text:p>
          </table:table-cell>
          <table:table-cell table:style-name="ce27" table:formula="of:=ABS([.F802]/[.B$4])" office:value-type="percentage" office:value="0.0788275880472308" calcext:value-type="percentage">
            <text:p>7.8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table:style-name="ce9" table:formula="of:=[.A803]*90/(256)" office:value-type="float" office:value="281.25" calcext:value-type="float">
            <text:p>281.25º</text:p>
          </table:table-cell>
          <table:table-cell table:style-name="ce14" table:formula="of:=ROUND([.C$1]*SIN([.B803]*PI()/180);0)" office:value-type="float" office:value="-1003" calcext:value-type="float">
            <text:p>-1003</text:p>
          </table:table-cell>
          <table:table-cell table:style-name="ce14" table:formula="of:=ROUND([.C$1]*SIN(([.B803]+90)*PI()/180);0)" office:value-type="float" office:value="200" calcext:value-type="float">
            <text:p>200</text:p>
          </table:table-cell>
          <table:table-cell table:style-name="ce9" table:formula="of:=MOD(ATAN2([.D803];[.C803])*180/PI()+360;360)" office:value-type="float" office:value="281.276972297687" calcext:value-type="float">
            <text:p>281.28º</text:p>
          </table:table-cell>
          <table:table-cell table:style-name="ce20" table:formula="of:=[.B803]-[.E803]" office:value-type="float" office:value="-0.0269722976868252" calcext:value-type="float">
            <text:p>-0.0270</text:p>
          </table:table-cell>
          <table:table-cell table:style-name="ce27" table:formula="of:=ABS([.F803]/[.B$4])" office:value-type="percentage" office:value="0.0767212023091916" calcext:value-type="percentage">
            <text:p>7.6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1" calcext:value-type="float">
            <text:p>801</text:p>
          </table:table-cell>
          <table:table-cell table:style-name="ce9" table:formula="of:=[.A804]*90/(256)" office:value-type="float" office:value="281.6015625" calcext:value-type="float">
            <text:p>281.60º</text:p>
          </table:table-cell>
          <table:table-cell table:style-name="ce14" table:formula="of:=ROUND([.C$1]*SIN([.B804]*PI()/180);0)" office:value-type="float" office:value="-1002" calcext:value-type="float">
            <text:p>-1002</text:p>
          </table:table-cell>
          <table:table-cell table:style-name="ce14" table:formula="of:=ROUND([.C$1]*SIN(([.B804]+90)*PI()/180);0)" office:value-type="float" office:value="206" calcext:value-type="float">
            <text:p>206</text:p>
          </table:table-cell>
          <table:table-cell table:style-name="ce9" table:formula="of:=MOD(ATAN2([.D804];[.C804])*180/PI()+360;360)" office:value-type="float" office:value="281.617498888268" calcext:value-type="float">
            <text:p>281.62º</text:p>
          </table:table-cell>
          <table:table-cell table:style-name="ce20" table:formula="of:=[.B804]-[.E804]" office:value-type="float" office:value="-0.0159363882678463" calcext:value-type="float">
            <text:p>-0.0159</text:p>
          </table:table-cell>
          <table:table-cell table:style-name="ce27" table:formula="of:=ABS([.F804]/[.B$4])" office:value-type="percentage" office:value="0.0453301710729849" calcext:value-type="percentage">
            <text:p>4.5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2" calcext:value-type="float">
            <text:p>802</text:p>
          </table:table-cell>
          <table:table-cell table:style-name="ce9" table:formula="of:=[.A805]*90/(256)" office:value-type="float" office:value="281.953125" calcext:value-type="float">
            <text:p>281.95º</text:p>
          </table:table-cell>
          <table:table-cell table:style-name="ce14" table:formula="of:=ROUND([.C$1]*SIN([.B805]*PI()/180);0)" office:value-type="float" office:value="-1001" calcext:value-type="float">
            <text:p>-1001</text:p>
          </table:table-cell>
          <table:table-cell table:style-name="ce14" table:formula="of:=ROUND([.C$1]*SIN(([.B805]+90)*PI()/180);0)" office:value-type="float" office:value="212" calcext:value-type="float">
            <text:p>212</text:p>
          </table:table-cell>
          <table:table-cell table:style-name="ce9" table:formula="of:=MOD(ATAN2([.D805];[.C805])*180/PI()+360;360)" office:value-type="float" office:value="281.957873222564" calcext:value-type="float">
            <text:p>281.96º</text:p>
          </table:table-cell>
          <table:table-cell table:style-name="ce20" table:formula="of:=[.B805]-[.E805]" office:value-type="float" office:value="-0.00474822256450125" calcext:value-type="float">
            <text:p>-0.0047</text:p>
          </table:table-cell>
          <table:table-cell table:style-name="ce27" table:formula="of:=ABS([.F805]/[.B$4])" office:value-type="percentage" office:value="0.0135060552945813" calcext:value-type="percentage">
            <text:p>1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3" calcext:value-type="float">
            <text:p>803</text:p>
          </table:table-cell>
          <table:table-cell table:style-name="ce9" table:formula="of:=[.A806]*90/(256)" office:value-type="float" office:value="282.3046875" calcext:value-type="float">
            <text:p>282.30º</text:p>
          </table:table-cell>
          <table:table-cell table:style-name="ce14" table:formula="of:=ROUND([.C$1]*SIN([.B806]*PI()/180);0)" office:value-type="float" office:value="-999" calcext:value-type="float">
            <text:p>-999</text:p>
          </table:table-cell>
          <table:table-cell table:style-name="ce14" table:formula="of:=ROUND([.C$1]*SIN(([.B806]+90)*PI()/180);0)" office:value-type="float" office:value="218" calcext:value-type="float">
            <text:p>218</text:p>
          </table:table-cell>
          <table:table-cell table:style-name="ce9" table:formula="of:=MOD(ATAN2([.D806];[.C806])*180/PI()+360;360)" office:value-type="float" office:value="282.310006602143" calcext:value-type="float">
            <text:p>282.31º</text:p>
          </table:table-cell>
          <table:table-cell table:style-name="ce20" table:formula="of:=[.B806]-[.E806]" office:value-type="float" office:value="-0.0053191021429484" calcext:value-type="float">
            <text:p>-0.0053</text:p>
          </table:table-cell>
          <table:table-cell table:style-name="ce27" table:formula="of:=ABS([.F806]/[.B$4])" office:value-type="percentage" office:value="0.0151298905399421" calcext:value-type="percentage">
            <text:p>1.5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4" calcext:value-type="float">
            <text:p>804</text:p>
          </table:table-cell>
          <table:table-cell table:style-name="ce9" table:formula="of:=[.A807]*90/(256)" office:value-type="float" office:value="282.65625" calcext:value-type="float">
            <text:p>282.66º</text:p>
          </table:table-cell>
          <table:table-cell table:style-name="ce14" table:formula="of:=ROUND([.C$1]*SIN([.B807]*PI()/180);0)" office:value-type="float" office:value="-998" calcext:value-type="float">
            <text:p>-998</text:p>
          </table:table-cell>
          <table:table-cell table:style-name="ce14" table:formula="of:=ROUND([.C$1]*SIN(([.B807]+90)*PI()/180);0)" office:value-type="float" office:value="224" calcext:value-type="float">
            <text:p>224</text:p>
          </table:table-cell>
          <table:table-cell table:style-name="ce9" table:formula="of:=MOD(ATAN2([.D807];[.C807])*180/PI()+360;360)" office:value-type="float" office:value="282.650325617114" calcext:value-type="float">
            <text:p>282.65º</text:p>
          </table:table-cell>
          <table:table-cell table:style-name="ce20" table:formula="of:=[.B807]-[.E807]" office:value-type="float" office:value="0.00592438288572339" calcext:value-type="float">
            <text:p>0.0059</text:p>
          </table:table-cell>
          <table:table-cell table:style-name="ce27" table:formula="of:=ABS([.F807]/[.B$4])" office:value-type="percentage" office:value="0.0168515779860576" calcext:value-type="percentage">
            <text:p>1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5" calcext:value-type="float">
            <text:p>805</text:p>
          </table:table-cell>
          <table:table-cell table:style-name="ce9" table:formula="of:=[.A808]*90/(256)" office:value-type="float" office:value="283.0078125" calcext:value-type="float">
            <text:p>283.01º</text:p>
          </table:table-cell>
          <table:table-cell table:style-name="ce14" table:formula="of:=ROUND([.C$1]*SIN([.B808]*PI()/180);0)" office:value-type="float" office:value="-997" calcext:value-type="float">
            <text:p>-997</text:p>
          </table:table-cell>
          <table:table-cell table:style-name="ce14" table:formula="of:=ROUND([.C$1]*SIN(([.B808]+90)*PI()/180);0)" office:value-type="float" office:value="230" calcext:value-type="float">
            <text:p>230</text:p>
          </table:table-cell>
          <table:table-cell table:style-name="ce9" table:formula="of:=MOD(ATAN2([.D808];[.C808])*180/PI()+360;360)" office:value-type="float" office:value="282.990419606406" calcext:value-type="float">
            <text:p>282.99º</text:p>
          </table:table-cell>
          <table:table-cell table:style-name="ce20" table:formula="of:=[.B808]-[.E808]" office:value-type="float" office:value="0.01739289359449" calcext:value-type="float">
            <text:p>0.0174</text:p>
          </table:table-cell>
          <table:table-cell table:style-name="ce27" table:formula="of:=ABS([.F808]/[.B$4])" office:value-type="percentage" office:value="0.0494731195576605" calcext:value-type="percentage">
            <text:p>4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6" calcext:value-type="float">
            <text:p>806</text:p>
          </table:table-cell>
          <table:table-cell table:style-name="ce9" table:formula="of:=[.A809]*90/(256)" office:value-type="float" office:value="283.359375" calcext:value-type="float">
            <text:p>283.36º</text:p>
          </table:table-cell>
          <table:table-cell table:style-name="ce14" table:formula="of:=ROUND([.C$1]*SIN([.B809]*PI()/180);0)" office:value-type="float" office:value="-995" calcext:value-type="float">
            <text:p>-995</text:p>
          </table:table-cell>
          <table:table-cell table:style-name="ce14" table:formula="of:=ROUND([.C$1]*SIN(([.B809]+90)*PI()/180);0)" office:value-type="float" office:value="236" calcext:value-type="float">
            <text:p>236</text:p>
          </table:table-cell>
          <table:table-cell table:style-name="ce9" table:formula="of:=MOD(ATAN2([.D809];[.C809])*180/PI()+360;360)" office:value-type="float" office:value="283.343183165215" calcext:value-type="float">
            <text:p>283.34º</text:p>
          </table:table-cell>
          <table:table-cell table:style-name="ce20" table:formula="of:=[.B809]-[.E809]" office:value-type="float" office:value="0.0161918347847632" calcext:value-type="float">
            <text:p>0.0162</text:p>
          </table:table-cell>
          <table:table-cell table:style-name="ce27" table:formula="of:=ABS([.F809]/[.B$4])" office:value-type="percentage" office:value="0.0460567744988819" calcext:value-type="percentage">
            <text:p>4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7" calcext:value-type="float">
            <text:p>807</text:p>
          </table:table-cell>
          <table:table-cell table:style-name="ce9" table:formula="of:=[.A810]*90/(256)" office:value-type="float" office:value="283.7109375" calcext:value-type="float">
            <text:p>283.71º</text:p>
          </table:table-cell>
          <table:table-cell table:style-name="ce14" table:formula="of:=ROUND([.C$1]*SIN([.B810]*PI()/180);0)" office:value-type="float" office:value="-994" calcext:value-type="float">
            <text:p>-994</text:p>
          </table:table-cell>
          <table:table-cell table:style-name="ce14" table:formula="of:=ROUND([.C$1]*SIN(([.B810]+90)*PI()/180);0)" office:value-type="float" office:value="242" calcext:value-type="float">
            <text:p>242</text:p>
          </table:table-cell>
          <table:table-cell table:style-name="ce9" table:formula="of:=MOD(ATAN2([.D810];[.C810])*180/PI()+360;360)" office:value-type="float" office:value="283.683073387193" calcext:value-type="float">
            <text:p>283.68º</text:p>
          </table:table-cell>
          <table:table-cell table:style-name="ce20" table:formula="of:=[.B810]-[.E810]" office:value-type="float" office:value="0.0278641128072081" calcext:value-type="float">
            <text:p>0.0279</text:p>
          </table:table-cell>
          <table:table-cell table:style-name="ce27" table:formula="of:=ABS([.F810]/[.B$4])" office:value-type="percentage" office:value="0.0792579208738365" calcext:value-type="percentage">
            <text:p>7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8" calcext:value-type="float">
            <text:p>808</text:p>
          </table:table-cell>
          <table:table-cell table:style-name="ce9" table:formula="of:=[.A811]*90/(256)" office:value-type="float" office:value="284.0625" calcext:value-type="float">
            <text:p>284.06º</text:p>
          </table:table-cell>
          <table:table-cell table:style-name="ce14" table:formula="of:=ROUND([.C$1]*SIN([.B811]*PI()/180);0)" office:value-type="float" office:value="-992" calcext:value-type="float">
            <text:p>-992</text:p>
          </table:table-cell>
          <table:table-cell table:style-name="ce14" table:formula="of:=ROUND([.C$1]*SIN(([.B811]+90)*PI()/180);0)" office:value-type="float" office:value="249" calcext:value-type="float">
            <text:p>249</text:p>
          </table:table-cell>
          <table:table-cell table:style-name="ce9" table:formula="of:=MOD(ATAN2([.D811];[.C811])*180/PI()+360;360)" office:value-type="float" office:value="284.090590882989" calcext:value-type="float">
            <text:p>284.09º</text:p>
          </table:table-cell>
          <table:table-cell table:style-name="ce20" table:formula="of:=[.B811]-[.E811]" office:value-type="float" office:value="-0.0280908829888062" calcext:value-type="float">
            <text:p>-0.0281</text:p>
          </table:table-cell>
          <table:table-cell table:style-name="ce27" table:formula="of:=ABS([.F811]/[.B$4])" office:value-type="percentage" office:value="0.0799029560570489" calcext:value-type="percentage">
            <text:p>7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09" calcext:value-type="float">
            <text:p>809</text:p>
          </table:table-cell>
          <table:table-cell table:style-name="ce9" table:formula="of:=[.A812]*90/(256)" office:value-type="float" office:value="284.4140625" calcext:value-type="float">
            <text:p>284.41º</text:p>
          </table:table-cell>
          <table:table-cell table:style-name="ce14" table:formula="of:=ROUND([.C$1]*SIN([.B812]*PI()/180);0)" office:value-type="float" office:value="-991" calcext:value-type="float">
            <text:p>-991</text:p>
          </table:table-cell>
          <table:table-cell table:style-name="ce14" table:formula="of:=ROUND([.C$1]*SIN(([.B812]+90)*PI()/180);0)" office:value-type="float" office:value="255" calcext:value-type="float">
            <text:p>255</text:p>
          </table:table-cell>
          <table:table-cell table:style-name="ce9" table:formula="of:=MOD(ATAN2([.D812];[.C812])*180/PI()+360;360)" office:value-type="float" office:value="284.430069359909" calcext:value-type="float">
            <text:p>284.43º</text:p>
          </table:table-cell>
          <table:table-cell table:style-name="ce20" table:formula="of:=[.B812]-[.E812]" office:value-type="float" office:value="-0.0160068599085434" calcext:value-type="float">
            <text:p>-0.0160</text:p>
          </table:table-cell>
          <table:table-cell table:style-name="ce27" table:formula="of:=ABS([.F812]/[.B$4])" office:value-type="percentage" office:value="0.0455306237398569" calcext:value-type="percentage">
            <text:p>4.5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0" calcext:value-type="float">
            <text:p>810</text:p>
          </table:table-cell>
          <table:table-cell table:style-name="ce9" table:formula="of:=[.A813]*90/(256)" office:value-type="float" office:value="284.765625" calcext:value-type="float">
            <text:p>284.77º</text:p>
          </table:table-cell>
          <table:table-cell table:style-name="ce14" table:formula="of:=ROUND([.C$1]*SIN([.B813]*PI()/180);0)" office:value-type="float" office:value="-989" calcext:value-type="float">
            <text:p>-989</text:p>
          </table:table-cell>
          <table:table-cell table:style-name="ce14" table:formula="of:=ROUND([.C$1]*SIN(([.B813]+90)*PI()/180);0)" office:value-type="float" office:value="261" calcext:value-type="float">
            <text:p>261</text:p>
          </table:table-cell>
          <table:table-cell table:style-name="ce9" table:formula="of:=MOD(ATAN2([.D813];[.C813])*180/PI()+360;360)" office:value-type="float" office:value="284.783478281505" calcext:value-type="float">
            <text:p>284.78º</text:p>
          </table:table-cell>
          <table:table-cell table:style-name="ce20" table:formula="of:=[.B813]-[.E813]" office:value-type="float" office:value="-0.0178532815053245" calcext:value-type="float">
            <text:p>-0.0179</text:p>
          </table:table-cell>
          <table:table-cell table:style-name="ce27" table:formula="of:=ABS([.F813]/[.B$4])" office:value-type="percentage" office:value="0.050782667392923" calcext:value-type="percentage">
            <text:p>5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1" calcext:value-type="float">
            <text:p>811</text:p>
          </table:table-cell>
          <table:table-cell table:style-name="ce9" table:formula="of:=[.A814]*90/(256)" office:value-type="float" office:value="285.1171875" calcext:value-type="float">
            <text:p>285.12º</text:p>
          </table:table-cell>
          <table:table-cell table:style-name="ce14" table:formula="of:=ROUND([.C$1]*SIN([.B814]*PI()/180);0)" office:value-type="float" office:value="-988" calcext:value-type="float">
            <text:p>-988</text:p>
          </table:table-cell>
          <table:table-cell table:style-name="ce14" table:formula="of:=ROUND([.C$1]*SIN(([.B814]+90)*PI()/180);0)" office:value-type="float" office:value="267" calcext:value-type="float">
            <text:p>267</text:p>
          </table:table-cell>
          <table:table-cell table:style-name="ce9" table:formula="of:=MOD(ATAN2([.D814];[.C814])*180/PI()+360;360)" office:value-type="float" office:value="285.122546650086" calcext:value-type="float">
            <text:p>285.12º</text:p>
          </table:table-cell>
          <table:table-cell table:style-name="ce20" table:formula="of:=[.B814]-[.E814]" office:value-type="float" office:value="-0.00535915008640586" calcext:value-type="float">
            <text:p>-0.0054</text:p>
          </table:table-cell>
          <table:table-cell table:style-name="ce27" table:formula="of:=ABS([.F814]/[.B$4])" office:value-type="percentage" office:value="0.0152438046902211" calcext:value-type="percentage">
            <text:p>1.5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2" calcext:value-type="float">
            <text:p>812</text:p>
          </table:table-cell>
          <table:table-cell table:style-name="ce9" table:formula="of:=[.A815]*90/(256)" office:value-type="float" office:value="285.46875" calcext:value-type="float">
            <text:p>285.47º</text:p>
          </table:table-cell>
          <table:table-cell table:style-name="ce14" table:formula="of:=ROUND([.C$1]*SIN([.B815]*PI()/180);0)" office:value-type="float" office:value="-986" calcext:value-type="float">
            <text:p>-986</text:p>
          </table:table-cell>
          <table:table-cell table:style-name="ce14" table:formula="of:=ROUND([.C$1]*SIN(([.B815]+90)*PI()/180);0)" office:value-type="float" office:value="273" calcext:value-type="float">
            <text:p>273</text:p>
          </table:table-cell>
          <table:table-cell table:style-name="ce9" table:formula="of:=MOD(ATAN2([.D815];[.C815])*180/PI()+360;360)" office:value-type="float" office:value="285.476147188976" calcext:value-type="float">
            <text:p>285.48º</text:p>
          </table:table-cell>
          <table:table-cell table:style-name="ce20" table:formula="of:=[.B815]-[.E815]" office:value-type="float" office:value="-0.00739718897597186" calcext:value-type="float">
            <text:p>-0.0074</text:p>
          </table:table-cell>
          <table:table-cell table:style-name="ce27" table:formula="of:=ABS([.F815]/[.B$4])" office:value-type="percentage" office:value="0.0210408930872088" calcext:value-type="percentage">
            <text:p>2.1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3" calcext:value-type="float">
            <text:p>813</text:p>
          </table:table-cell>
          <table:table-cell table:style-name="ce9" table:formula="of:=[.A816]*90/(256)" office:value-type="float" office:value="285.8203125" calcext:value-type="float">
            <text:p>285.82º</text:p>
          </table:table-cell>
          <table:table-cell table:style-name="ce14" table:formula="of:=ROUND([.C$1]*SIN([.B816]*PI()/180);0)" office:value-type="float" office:value="-984" calcext:value-type="float">
            <text:p>-984</text:p>
          </table:table-cell>
          <table:table-cell table:style-name="ce14" table:formula="of:=ROUND([.C$1]*SIN(([.B816]+90)*PI()/180);0)" office:value-type="float" office:value="279" calcext:value-type="float">
            <text:p>279</text:p>
          </table:table-cell>
          <table:table-cell table:style-name="ce9" table:formula="of:=MOD(ATAN2([.D816];[.C816])*180/PI()+360;360)" office:value-type="float" office:value="285.829973455301" calcext:value-type="float">
            <text:p>285.83º</text:p>
          </table:table-cell>
          <table:table-cell table:style-name="ce20" table:formula="of:=[.B816]-[.E816]" office:value-type="float" office:value="-0.00966095530071698" calcext:value-type="float">
            <text:p>-0.0097</text:p>
          </table:table-cell>
          <table:table-cell table:style-name="ce27" table:formula="of:=ABS([.F816]/[.B$4])" office:value-type="percentage" office:value="0.0274800506331505" calcext:value-type="percentage">
            <text:p>2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4" calcext:value-type="float">
            <text:p>814</text:p>
          </table:table-cell>
          <table:table-cell table:style-name="ce9" table:formula="of:=[.A817]*90/(256)" office:value-type="float" office:value="286.171875" calcext:value-type="float">
            <text:p>286.17º</text:p>
          </table:table-cell>
          <table:table-cell table:style-name="ce14" table:formula="of:=ROUND([.C$1]*SIN([.B817]*PI()/180);0)" office:value-type="float" office:value="-983" calcext:value-type="float">
            <text:p>-983</text:p>
          </table:table-cell>
          <table:table-cell table:style-name="ce14" table:formula="of:=ROUND([.C$1]*SIN(([.B817]+90)*PI()/180);0)" office:value-type="float" office:value="285" calcext:value-type="float">
            <text:p>285</text:p>
          </table:table-cell>
          <table:table-cell table:style-name="ce9" table:formula="of:=MOD(ATAN2([.D817];[.C817])*180/PI()+360;360)" office:value-type="float" office:value="286.168395393054" calcext:value-type="float">
            <text:p>286.17º</text:p>
          </table:table-cell>
          <table:table-cell table:style-name="ce20" table:formula="of:=[.B817]-[.E817]" office:value-type="float" office:value="0.0034796069455183" calcext:value-type="float">
            <text:p>0.0035</text:p>
          </table:table-cell>
          <table:table-cell table:style-name="ce27" table:formula="of:=ABS([.F817]/[.B$4])" office:value-type="percentage" office:value="0.00989754864502983" calcext:value-type="percentage">
            <text:p>0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5" calcext:value-type="float">
            <text:p>815</text:p>
          </table:table-cell>
          <table:table-cell table:style-name="ce9" table:formula="of:=[.A818]*90/(256)" office:value-type="float" office:value="286.5234375" calcext:value-type="float">
            <text:p>286.52º</text:p>
          </table:table-cell>
          <table:table-cell table:style-name="ce14" table:formula="of:=ROUND([.C$1]*SIN([.B818]*PI()/180);0)" office:value-type="float" office:value="-981" calcext:value-type="float">
            <text:p>-981</text:p>
          </table:table-cell>
          <table:table-cell table:style-name="ce14" table:formula="of:=ROUND([.C$1]*SIN(([.B818]+90)*PI()/180);0)" office:value-type="float" office:value="291" calcext:value-type="float">
            <text:p>291</text:p>
          </table:table-cell>
          <table:table-cell table:style-name="ce9" table:formula="of:=MOD(ATAN2([.D818];[.C818])*180/PI()+360;360)" office:value-type="float" office:value="286.52225699164" calcext:value-type="float">
            <text:p>286.52º</text:p>
          </table:table-cell>
          <table:table-cell table:style-name="ce20" table:formula="of:=[.B818]-[.E818]" office:value-type="float" office:value="0.00118050835953909" calcext:value-type="float">
            <text:p>0.0012</text:p>
          </table:table-cell>
          <table:table-cell table:style-name="ce27" table:formula="of:=ABS([.F818]/[.B$4])" office:value-type="percentage" office:value="0.00335789044491119" calcext:value-type="percentage">
            <text:p>0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6" calcext:value-type="float">
            <text:p>816</text:p>
          </table:table-cell>
          <table:table-cell table:style-name="ce9" table:formula="of:=[.A819]*90/(256)" office:value-type="float" office:value="286.875" calcext:value-type="float">
            <text:p>286.88º</text:p>
          </table:table-cell>
          <table:table-cell table:style-name="ce14" table:formula="of:=ROUND([.C$1]*SIN([.B819]*PI()/180);0)" office:value-type="float" office:value="-979" calcext:value-type="float">
            <text:p>-979</text:p>
          </table:table-cell>
          <table:table-cell table:style-name="ce14" table:formula="of:=ROUND([.C$1]*SIN(([.B819]+90)*PI()/180);0)" office:value-type="float" office:value="297" calcext:value-type="float">
            <text:p>297</text:p>
          </table:table-cell>
          <table:table-cell table:style-name="ce9" table:formula="of:=MOD(ATAN2([.D819];[.C819])*180/PI()+360;360)" office:value-type="float" office:value="286.876264616711" calcext:value-type="float">
            <text:p>286.88º</text:p>
          </table:table-cell>
          <table:table-cell table:style-name="ce20" table:formula="of:=[.B819]-[.E819]" office:value-type="float" office:value="-0.0012646167111825" calcext:value-type="float">
            <text:p>-0.0013</text:p>
          </table:table-cell>
          <table:table-cell table:style-name="ce27" table:formula="of:=ABS([.F819]/[.B$4])" office:value-type="percentage" office:value="0.00359713197847466" calcext:value-type="percentage">
            <text:p>0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7" calcext:value-type="float">
            <text:p>817</text:p>
          </table:table-cell>
          <table:table-cell table:style-name="ce9" table:formula="of:=[.A820]*90/(256)" office:value-type="float" office:value="287.2265625" calcext:value-type="float">
            <text:p>287.23º</text:p>
          </table:table-cell>
          <table:table-cell table:style-name="ce14" table:formula="of:=ROUND([.C$1]*SIN([.B820]*PI()/180);0)" office:value-type="float" office:value="-977" calcext:value-type="float">
            <text:p>-977</text:p>
          </table:table-cell>
          <table:table-cell table:style-name="ce14" table:formula="of:=ROUND([.C$1]*SIN(([.B820]+90)*PI()/180);0)" office:value-type="float" office:value="303" calcext:value-type="float">
            <text:p>303</text:p>
          </table:table-cell>
          <table:table-cell table:style-name="ce9" table:formula="of:=MOD(ATAN2([.D820];[.C820])*180/PI()+360;360)" office:value-type="float" office:value="287.230391315463" calcext:value-type="float">
            <text:p>287.23º</text:p>
          </table:table-cell>
          <table:table-cell table:style-name="ce20" table:formula="of:=[.B820]-[.E820]" office:value-type="float" office:value="-0.00382881546272529" calcext:value-type="float">
            <text:p>-0.0038</text:p>
          </table:table-cell>
          <table:table-cell table:style-name="ce27" table:formula="of:=ABS([.F820]/[.B$4])" office:value-type="percentage" office:value="0.0108908528717519" calcext:value-type="percentage">
            <text:p>1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8" calcext:value-type="float">
            <text:p>818</text:p>
          </table:table-cell>
          <table:table-cell table:style-name="ce9" table:formula="of:=[.A821]*90/(256)" office:value-type="float" office:value="287.578125" calcext:value-type="float">
            <text:p>287.58º</text:p>
          </table:table-cell>
          <table:table-cell table:style-name="ce14" table:formula="of:=ROUND([.C$1]*SIN([.B821]*PI()/180);0)" office:value-type="float" office:value="-975" calcext:value-type="float">
            <text:p>-975</text:p>
          </table:table-cell>
          <table:table-cell table:style-name="ce14" table:formula="of:=ROUND([.C$1]*SIN(([.B821]+90)*PI()/180);0)" office:value-type="float" office:value="309" calcext:value-type="float">
            <text:p>309</text:p>
          </table:table-cell>
          <table:table-cell table:style-name="ce9" table:formula="of:=MOD(ATAN2([.D821];[.C821])*180/PI()+360;360)" office:value-type="float" office:value="287.584610080572" calcext:value-type="float">
            <text:p>287.58º</text:p>
          </table:table-cell>
          <table:table-cell table:style-name="ce20" table:formula="of:=[.B821]-[.E821]" office:value-type="float" office:value="-0.00648508057247454" calcext:value-type="float">
            <text:p>-0.0065</text:p>
          </table:table-cell>
          <table:table-cell table:style-name="ce27" table:formula="of:=ABS([.F821]/[.B$4])" office:value-type="percentage" office:value="0.0184464514061498" calcext:value-type="percentage">
            <text:p>1.8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19" calcext:value-type="float">
            <text:p>819</text:p>
          </table:table-cell>
          <table:table-cell table:style-name="ce9" table:formula="of:=[.A822]*90/(256)" office:value-type="float" office:value="287.9296875" calcext:value-type="float">
            <text:p>287.93º</text:p>
          </table:table-cell>
          <table:table-cell table:style-name="ce14" table:formula="of:=ROUND([.C$1]*SIN([.B822]*PI()/180);0)" office:value-type="float" office:value="-973" calcext:value-type="float">
            <text:p>-973</text:p>
          </table:table-cell>
          <table:table-cell table:style-name="ce14" table:formula="of:=ROUND([.C$1]*SIN(([.B822]+90)*PI()/180);0)" office:value-type="float" office:value="315" calcext:value-type="float">
            <text:p>315</text:p>
          </table:table-cell>
          <table:table-cell table:style-name="ce9" table:formula="of:=MOD(ATAN2([.D822];[.C822])*180/PI()+360;360)" office:value-type="float" office:value="287.938893862527" calcext:value-type="float">
            <text:p>287.94º</text:p>
          </table:table-cell>
          <table:table-cell table:style-name="ce20" table:formula="of:=[.B822]-[.E822]" office:value-type="float" office:value="-0.00920636252675422" calcext:value-type="float">
            <text:p>-0.0092</text:p>
          </table:table-cell>
          <table:table-cell table:style-name="ce27" table:formula="of:=ABS([.F822]/[.B$4])" office:value-type="percentage" office:value="0.0261869867427676" calcext:value-type="percentage">
            <text:p>2.6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0" calcext:value-type="float">
            <text:p>820</text:p>
          </table:table-cell>
          <table:table-cell table:style-name="ce9" table:formula="of:=[.A823]*90/(256)" office:value-type="float" office:value="288.28125" calcext:value-type="float">
            <text:p>288.28º</text:p>
          </table:table-cell>
          <table:table-cell table:style-name="ce14" table:formula="of:=ROUND([.C$1]*SIN([.B823]*PI()/180);0)" office:value-type="float" office:value="-971" calcext:value-type="float">
            <text:p>-971</text:p>
          </table:table-cell>
          <table:table-cell table:style-name="ce14" table:formula="of:=ROUND([.C$1]*SIN(([.B823]+90)*PI()/180);0)" office:value-type="float" office:value="321" calcext:value-type="float">
            <text:p>321</text:p>
          </table:table-cell>
          <table:table-cell table:style-name="ce9" table:formula="of:=MOD(ATAN2([.D823];[.C823])*180/PI()+360;360)" office:value-type="float" office:value="288.293215581997" calcext:value-type="float">
            <text:p>288.29º</text:p>
          </table:table-cell>
          <table:table-cell table:style-name="ce20" table:formula="of:=[.B823]-[.E823]" office:value-type="float" office:value="-0.0119655819968898" calcext:value-type="float">
            <text:p>-0.0120</text:p>
          </table:table-cell>
          <table:table-cell table:style-name="ce27" table:formula="of:=ABS([.F823]/[.B$4])" office:value-type="percentage" office:value="0.0340354332355976" calcext:value-type="percentage">
            <text:p>3.4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1" calcext:value-type="float">
            <text:p>821</text:p>
          </table:table-cell>
          <table:table-cell table:style-name="ce9" table:formula="of:=[.A824]*90/(256)" office:value-type="float" office:value="288.6328125" calcext:value-type="float">
            <text:p>288.63º</text:p>
          </table:table-cell>
          <table:table-cell table:style-name="ce14" table:formula="of:=ROUND([.C$1]*SIN([.B824]*PI()/180);0)" office:value-type="float" office:value="-969" calcext:value-type="float">
            <text:p>-969</text:p>
          </table:table-cell>
          <table:table-cell table:style-name="ce14" table:formula="of:=ROUND([.C$1]*SIN(([.B824]+90)*PI()/180);0)" office:value-type="float" office:value="327" calcext:value-type="float">
            <text:p>327</text:p>
          </table:table-cell>
          <table:table-cell table:style-name="ce9" table:formula="of:=MOD(ATAN2([.D824];[.C824])*180/PI()+360;360)" office:value-type="float" office:value="288.64754814225" calcext:value-type="float">
            <text:p>288.65º</text:p>
          </table:table-cell>
          <table:table-cell table:style-name="ce20" table:formula="of:=[.B824]-[.E824]" office:value-type="float" office:value="-0.0147356422496614" calcext:value-type="float">
            <text:p>-0.0147</text:p>
          </table:table-cell>
          <table:table-cell table:style-name="ce27" table:formula="of:=ABS([.F824]/[.B$4])" office:value-type="percentage" office:value="0.0419147157323702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2" calcext:value-type="float">
            <text:p>822</text:p>
          </table:table-cell>
          <table:table-cell table:style-name="ce9" table:formula="of:=[.A825]*90/(256)" office:value-type="float" office:value="288.984375" calcext:value-type="float">
            <text:p>288.98º</text:p>
          </table:table-cell>
          <table:table-cell table:style-name="ce14" table:formula="of:=ROUND([.C$1]*SIN([.B825]*PI()/180);0)" office:value-type="float" office:value="-967" calcext:value-type="float">
            <text:p>-967</text:p>
          </table:table-cell>
          <table:table-cell table:style-name="ce14" table:formula="of:=ROUND([.C$1]*SIN(([.B825]+90)*PI()/180);0)" office:value-type="float" office:value="333" calcext:value-type="float">
            <text:p>333</text:p>
          </table:table-cell>
          <table:table-cell table:style-name="ce9" table:formula="of:=MOD(ATAN2([.D825];[.C825])*180/PI()+360;360)" office:value-type="float" office:value="289.001864441577" calcext:value-type="float">
            <text:p>289.00º</text:p>
          </table:table-cell>
          <table:table-cell table:style-name="ce20" table:formula="of:=[.B825]-[.E825]" office:value-type="float" office:value="-0.0174894415772542" calcext:value-type="float">
            <text:p>-0.0175</text:p>
          </table:table-cell>
          <table:table-cell table:style-name="ce27" table:formula="of:=ABS([.F825]/[.B$4])" office:value-type="percentage" office:value="0.0497477449308563" calcext:value-type="percentage">
            <text:p>4.9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3" calcext:value-type="float">
            <text:p>823</text:p>
          </table:table-cell>
          <table:table-cell table:style-name="ce9" table:formula="of:=[.A826]*90/(256)" office:value-type="float" office:value="289.3359375" calcext:value-type="float">
            <text:p>289.34º</text:p>
          </table:table-cell>
          <table:table-cell table:style-name="ce14" table:formula="of:=ROUND([.C$1]*SIN([.B826]*PI()/180);0)" office:value-type="float" office:value="-965" calcext:value-type="float">
            <text:p>-965</text:p>
          </table:table-cell>
          <table:table-cell table:style-name="ce14" table:formula="of:=ROUND([.C$1]*SIN(([.B826]+90)*PI()/180);0)" office:value-type="float" office:value="339" calcext:value-type="float">
            <text:p>339</text:p>
          </table:table-cell>
          <table:table-cell table:style-name="ce9" table:formula="of:=MOD(ATAN2([.D826];[.C826])*180/PI()+360;360)" office:value-type="float" office:value="289.356137385733" calcext:value-type="float">
            <text:p>289.36º</text:p>
          </table:table-cell>
          <table:table-cell table:style-name="ce20" table:formula="of:=[.B826]-[.E826]" office:value-type="float" office:value="-0.0201998857333479" calcext:value-type="float">
            <text:p>-0.0202</text:p>
          </table:table-cell>
          <table:table-cell table:style-name="ce27" table:formula="of:=ABS([.F826]/[.B$4])" office:value-type="percentage" office:value="0.0574574527526339" calcext:value-type="percentage">
            <text:p>5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4" calcext:value-type="float">
            <text:p>824</text:p>
          </table:table-cell>
          <table:table-cell table:style-name="ce9" table:formula="of:=[.A827]*90/(256)" office:value-type="float" office:value="289.6875" calcext:value-type="float">
            <text:p>289.69º</text:p>
          </table:table-cell>
          <table:table-cell table:style-name="ce14" table:formula="of:=ROUND([.C$1]*SIN([.B827]*PI()/180);0)" office:value-type="float" office:value="-963" calcext:value-type="float">
            <text:p>-963</text:p>
          </table:table-cell>
          <table:table-cell table:style-name="ce14" table:formula="of:=ROUND([.C$1]*SIN(([.B827]+90)*PI()/180);0)" office:value-type="float" office:value="345" calcext:value-type="float">
            <text:p>345</text:p>
          </table:table-cell>
          <table:table-cell table:style-name="ce9" table:formula="of:=MOD(ATAN2([.D827];[.C827])*180/PI()+360;360)" office:value-type="float" office:value="289.71033990036" calcext:value-type="float">
            <text:p>289.71º</text:p>
          </table:table-cell>
          <table:table-cell table:style-name="ce20" table:formula="of:=[.B827]-[.E827]" office:value-type="float" office:value="-0.0228399003603954" calcext:value-type="float">
            <text:p>-0.0228</text:p>
          </table:table-cell>
          <table:table-cell table:style-name="ce27" table:formula="of:=ABS([.F827]/[.B$4])" office:value-type="percentage" office:value="0.0649668276917914" calcext:value-type="percentage">
            <text:p>6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5" calcext:value-type="float">
            <text:p>825</text:p>
          </table:table-cell>
          <table:table-cell table:style-name="ce9" table:formula="of:=[.A828]*90/(256)" office:value-type="float" office:value="290.0390625" calcext:value-type="float">
            <text:p>290.04º</text:p>
          </table:table-cell>
          <table:table-cell table:style-name="ce14" table:formula="of:=ROUND([.C$1]*SIN([.B828]*PI()/180);0)" office:value-type="float" office:value="-961" calcext:value-type="float">
            <text:p>-961</text:p>
          </table:table-cell>
          <table:table-cell table:style-name="ce14" table:formula="of:=ROUND([.C$1]*SIN(([.B828]+90)*PI()/180);0)" office:value-type="float" office:value="351" calcext:value-type="float">
            <text:p>351</text:p>
          </table:table-cell>
          <table:table-cell table:style-name="ce9" table:formula="of:=MOD(ATAN2([.D828];[.C828])*180/PI()+360;360)" office:value-type="float" office:value="290.064444943394" calcext:value-type="float">
            <text:p>290.06º</text:p>
          </table:table-cell>
          <table:table-cell table:style-name="ce20" table:formula="of:=[.B828]-[.E828]" office:value-type="float" office:value="-0.0253824433941645" calcext:value-type="float">
            <text:p>-0.0254</text:p>
          </table:table-cell>
          <table:table-cell table:style-name="ce27" table:formula="of:=ABS([.F828]/[.B$4])" office:value-type="percentage" office:value="0.0721989500989568" calcext:value-type="percentage">
            <text:p>7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6" calcext:value-type="float">
            <text:p>826</text:p>
          </table:table-cell>
          <table:table-cell table:style-name="ce9" table:formula="of:=[.A829]*90/(256)" office:value-type="float" office:value="290.390625" calcext:value-type="float">
            <text:p>290.39º</text:p>
          </table:table-cell>
          <table:table-cell table:style-name="ce14" table:formula="of:=ROUND([.C$1]*SIN([.B829]*PI()/180);0)" office:value-type="float" office:value="-959" calcext:value-type="float">
            <text:p>-959</text:p>
          </table:table-cell>
          <table:table-cell table:style-name="ce14" table:formula="of:=ROUND([.C$1]*SIN(([.B829]+90)*PI()/180);0)" office:value-type="float" office:value="356" calcext:value-type="float">
            <text:p>356</text:p>
          </table:table-cell>
          <table:table-cell table:style-name="ce9" table:formula="of:=MOD(ATAN2([.D829];[.C829])*180/PI()+360;360)" office:value-type="float" office:value="290.365934063047" calcext:value-type="float">
            <text:p>290.37º</text:p>
          </table:table-cell>
          <table:table-cell table:style-name="ce20" table:formula="of:=[.B829]-[.E829]" office:value-type="float" office:value="0.0246909369530499" calcext:value-type="float">
            <text:p>0.0247</text:p>
          </table:table-cell>
          <table:table-cell table:style-name="ce27" table:formula="of:=ABS([.F829]/[.B$4])" office:value-type="percentage" office:value="0.0702319984442309" calcext:value-type="percentage">
            <text:p>7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7" calcext:value-type="float">
            <text:p>827</text:p>
          </table:table-cell>
          <table:table-cell table:style-name="ce9" table:formula="of:=[.A830]*90/(256)" office:value-type="float" office:value="290.7421875" calcext:value-type="float">
            <text:p>290.74º</text:p>
          </table:table-cell>
          <table:table-cell table:style-name="ce14" table:formula="of:=ROUND([.C$1]*SIN([.B830]*PI()/180);0)" office:value-type="float" office:value="-957" calcext:value-type="float">
            <text:p>-957</text:p>
          </table:table-cell>
          <table:table-cell table:style-name="ce14" table:formula="of:=ROUND([.C$1]*SIN(([.B830]+90)*PI()/180);0)" office:value-type="float" office:value="362" calcext:value-type="float">
            <text:p>362</text:p>
          </table:table-cell>
          <table:table-cell table:style-name="ce9" table:formula="of:=MOD(ATAN2([.D830];[.C830])*180/PI()+360;360)" office:value-type="float" office:value="290.719896807668" calcext:value-type="float">
            <text:p>290.72º</text:p>
          </table:table-cell>
          <table:table-cell table:style-name="ce20" table:formula="of:=[.B830]-[.E830]" office:value-type="float" office:value="0.022290692331751" calcext:value-type="float">
            <text:p>0.0223</text:p>
          </table:table-cell>
          <table:table-cell table:style-name="ce27" table:formula="of:=ABS([.F830]/[.B$4])" office:value-type="percentage" office:value="0.0634046359658694" calcext:value-type="percentage">
            <text:p>6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8" calcext:value-type="float">
            <text:p>828</text:p>
          </table:table-cell>
          <table:table-cell table:style-name="ce9" table:formula="of:=[.A831]*90/(256)" office:value-type="float" office:value="291.09375" calcext:value-type="float">
            <text:p>291.09º</text:p>
          </table:table-cell>
          <table:table-cell table:style-name="ce14" table:formula="of:=ROUND([.C$1]*SIN([.B831]*PI()/180);0)" office:value-type="float" office:value="-954" calcext:value-type="float">
            <text:p>-954</text:p>
          </table:table-cell>
          <table:table-cell table:style-name="ce14" table:formula="of:=ROUND([.C$1]*SIN(([.B831]+90)*PI()/180);0)" office:value-type="float" office:value="368" calcext:value-type="float">
            <text:p>368</text:p>
          </table:table-cell>
          <table:table-cell table:style-name="ce9" table:formula="of:=MOD(ATAN2([.D831];[.C831])*180/PI()+360;360)" office:value-type="float" office:value="291.093833217165" calcext:value-type="float">
            <text:p>291.09º</text:p>
          </table:table-cell>
          <table:table-cell table:style-name="ce20" table:formula="of:=[.B831]-[.E831]" office:value-type="float" office:value="-0.0000832171654110425" calcext:value-type="float">
            <text:p>-0.0001</text:p>
          </table:table-cell>
          <table:table-cell table:style-name="ce27" table:formula="of:=ABS([.F831]/[.B$4])" office:value-type="percentage" office:value="0.000236706603835854" calcext:value-type="percentage">
            <text:p>0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29" calcext:value-type="float">
            <text:p>829</text:p>
          </table:table-cell>
          <table:table-cell table:style-name="ce9" table:formula="of:=[.A832]*90/(256)" office:value-type="float" office:value="291.4453125" calcext:value-type="float">
            <text:p>291.45º</text:p>
          </table:table-cell>
          <table:table-cell table:style-name="ce14" table:formula="of:=ROUND([.C$1]*SIN([.B832]*PI()/180);0)" office:value-type="float" office:value="-952" calcext:value-type="float">
            <text:p>-952</text:p>
          </table:table-cell>
          <table:table-cell table:style-name="ce14" table:formula="of:=ROUND([.C$1]*SIN(([.B832]+90)*PI()/180);0)" office:value-type="float" office:value="374" calcext:value-type="float">
            <text:p>374</text:p>
          </table:table-cell>
          <table:table-cell table:style-name="ce9" table:formula="of:=MOD(ATAN2([.D832];[.C832])*180/PI()+360;360)" office:value-type="float" office:value="291.447736327105" calcext:value-type="float">
            <text:p>291.45º</text:p>
          </table:table-cell>
          <table:table-cell table:style-name="ce20" table:formula="of:=[.B832]-[.E832]" office:value-type="float" office:value="-0.00242382710536049" calcext:value-type="float">
            <text:p>-0.0024</text:p>
          </table:table-cell>
          <table:table-cell table:style-name="ce27" table:formula="of:=ABS([.F832]/[.B$4])" office:value-type="percentage" office:value="0.0068944415441365" calcext:value-type="percentage">
            <text:p>0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0" calcext:value-type="float">
            <text:p>830</text:p>
          </table:table-cell>
          <table:table-cell table:style-name="ce9" table:formula="of:=[.A833]*90/(256)" office:value-type="float" office:value="291.796875" calcext:value-type="float">
            <text:p>291.80º</text:p>
          </table:table-cell>
          <table:table-cell table:style-name="ce14" table:formula="of:=ROUND([.C$1]*SIN([.B833]*PI()/180);0)" office:value-type="float" office:value="-950" calcext:value-type="float">
            <text:p>-950</text:p>
          </table:table-cell>
          <table:table-cell table:style-name="ce14" table:formula="of:=ROUND([.C$1]*SIN(([.B833]+90)*PI()/180);0)" office:value-type="float" office:value="380" calcext:value-type="float">
            <text:p>380</text:p>
          </table:table-cell>
          <table:table-cell table:style-name="ce9" table:formula="of:=MOD(ATAN2([.D833];[.C833])*180/PI()+360;360)" office:value-type="float" office:value="291.801409486352" calcext:value-type="float">
            <text:p>291.80º</text:p>
          </table:table-cell>
          <table:table-cell table:style-name="ce20" table:formula="of:=[.B833]-[.E833]" office:value-type="float" office:value="-0.0045344863518153" calcext:value-type="float">
            <text:p>-0.0045</text:p>
          </table:table-cell>
          <table:table-cell table:style-name="ce27" table:formula="of:=ABS([.F833]/[.B$4])" office:value-type="percentage" office:value="0.0128980945118302" calcext:value-type="percentage">
            <text:p>1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1" calcext:value-type="float">
            <text:p>831</text:p>
          </table:table-cell>
          <table:table-cell table:style-name="ce9" table:formula="of:=[.A834]*90/(256)" office:value-type="float" office:value="292.1484375" calcext:value-type="float">
            <text:p>292.15º</text:p>
          </table:table-cell>
          <table:table-cell table:style-name="ce14" table:formula="of:=ROUND([.C$1]*SIN([.B834]*PI()/180);0)" office:value-type="float" office:value="-948" calcext:value-type="float">
            <text:p>-948</text:p>
          </table:table-cell>
          <table:table-cell table:style-name="ce14" table:formula="of:=ROUND([.C$1]*SIN(([.B834]+90)*PI()/180);0)" office:value-type="float" office:value="386" calcext:value-type="float">
            <text:p>386</text:p>
          </table:table-cell>
          <table:table-cell table:style-name="ce9" table:formula="of:=MOD(ATAN2([.D834];[.C834])*180/PI()+360;360)" office:value-type="float" office:value="292.154825995246" calcext:value-type="float">
            <text:p>292.15º</text:p>
          </table:table-cell>
          <table:table-cell table:style-name="ce20" table:formula="of:=[.B834]-[.E834]" office:value-type="float" office:value="-0.00638849524625584" calcext:value-type="float">
            <text:p>-0.0064</text:p>
          </table:table-cell>
          <table:table-cell table:style-name="ce27" table:formula="of:=ABS([.F834]/[.B$4])" office:value-type="percentage" office:value="0.0181717198115722" calcext:value-type="percentage">
            <text:p>1.8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2" calcext:value-type="float">
            <text:p>832</text:p>
          </table:table-cell>
          <table:table-cell table:style-name="ce9" table:formula="of:=[.A835]*90/(256)" office:value-type="float" office:value="292.5" calcext:value-type="float">
            <text:p>292.50º</text:p>
          </table:table-cell>
          <table:table-cell table:style-name="ce14" table:formula="of:=ROUND([.C$1]*SIN([.B835]*PI()/180);0)" office:value-type="float" office:value="-945" calcext:value-type="float">
            <text:p>-945</text:p>
          </table:table-cell>
          <table:table-cell table:style-name="ce14" table:formula="of:=ROUND([.C$1]*SIN(([.B835]+90)*PI()/180);0)" office:value-type="float" office:value="391" calcext:value-type="float">
            <text:p>391</text:p>
          </table:table-cell>
          <table:table-cell table:style-name="ce9" table:formula="of:=MOD(ATAN2([.D835];[.C835])*180/PI()+360;360)" office:value-type="float" office:value="292.477649315024" calcext:value-type="float">
            <text:p>292.48º</text:p>
          </table:table-cell>
          <table:table-cell table:style-name="ce20" table:formula="of:=[.B835]-[.E835]" office:value-type="float" office:value="0.0223506849760611" calcext:value-type="float">
            <text:p>0.0224</text:p>
          </table:table-cell>
          <table:table-cell table:style-name="ce27" table:formula="of:=ABS([.F835]/[.B$4])" office:value-type="percentage" office:value="0.0635752817096848" calcext:value-type="percentage">
            <text:p>6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3" calcext:value-type="float">
            <text:p>833</text:p>
          </table:table-cell>
          <table:table-cell table:style-name="ce9" table:formula="of:=[.A836]*90/(256)" office:value-type="float" office:value="292.8515625" calcext:value-type="float">
            <text:p>292.85º</text:p>
          </table:table-cell>
          <table:table-cell table:style-name="ce14" table:formula="of:=ROUND([.C$1]*SIN([.B836]*PI()/180);0)" office:value-type="float" office:value="-943" calcext:value-type="float">
            <text:p>-943</text:p>
          </table:table-cell>
          <table:table-cell table:style-name="ce14" table:formula="of:=ROUND([.C$1]*SIN(([.B836]+90)*PI()/180);0)" office:value-type="float" office:value="397" calcext:value-type="float">
            <text:p>397</text:p>
          </table:table-cell>
          <table:table-cell table:style-name="ce9" table:formula="of:=MOD(ATAN2([.D836];[.C836])*180/PI()+360;360)" office:value-type="float" office:value="292.830937836976" calcext:value-type="float">
            <text:p>292.83º</text:p>
          </table:table-cell>
          <table:table-cell table:style-name="ce20" table:formula="of:=[.B836]-[.E836]" office:value-type="float" office:value="0.0206246630235682" calcext:value-type="float">
            <text:p>0.0206</text:p>
          </table:table-cell>
          <table:table-cell table:style-name="ce27" table:formula="of:=ABS([.F836]/[.B$4])" office:value-type="percentage" office:value="0.0586657081559275" calcext:value-type="percentage">
            <text:p>5.8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4" calcext:value-type="float">
            <text:p>834</text:p>
          </table:table-cell>
          <table:table-cell table:style-name="ce9" table:formula="of:=[.A837]*90/(256)" office:value-type="float" office:value="293.203125" calcext:value-type="float">
            <text:p>293.20º</text:p>
          </table:table-cell>
          <table:table-cell table:style-name="ce14" table:formula="of:=ROUND([.C$1]*SIN([.B837]*PI()/180);0)" office:value-type="float" office:value="-940" calcext:value-type="float">
            <text:p>-940</text:p>
          </table:table-cell>
          <table:table-cell table:style-name="ce14" table:formula="of:=ROUND([.C$1]*SIN(([.B837]+90)*PI()/180);0)" office:value-type="float" office:value="403" calcext:value-type="float">
            <text:p>403</text:p>
          </table:table-cell>
          <table:table-cell table:style-name="ce9" table:formula="of:=MOD(ATAN2([.D837];[.C837])*180/PI()+360;360)" office:value-type="float" office:value="293.205946500193" calcext:value-type="float">
            <text:p>293.21º</text:p>
          </table:table-cell>
          <table:table-cell table:style-name="ce20" table:formula="of:=[.B837]-[.E837]" office:value-type="float" office:value="-0.00282150019307892" calcext:value-type="float">
            <text:p>-0.0028</text:p>
          </table:table-cell>
          <table:table-cell table:style-name="ce27" table:formula="of:=ABS([.F837]/[.B$4])" office:value-type="percentage" office:value="0.00802560054920226" calcext:value-type="percentage">
            <text:p>0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5" calcext:value-type="float">
            <text:p>835</text:p>
          </table:table-cell>
          <table:table-cell table:style-name="ce9" table:formula="of:=[.A838]*90/(256)" office:value-type="float" office:value="293.5546875" calcext:value-type="float">
            <text:p>293.55º</text:p>
          </table:table-cell>
          <table:table-cell table:style-name="ce14" table:formula="of:=ROUND([.C$1]*SIN([.B838]*PI()/180);0)" office:value-type="float" office:value="-938" calcext:value-type="float">
            <text:p>-938</text:p>
          </table:table-cell>
          <table:table-cell table:style-name="ce14" table:formula="of:=ROUND([.C$1]*SIN(([.B838]+90)*PI()/180);0)" office:value-type="float" office:value="409" calcext:value-type="float">
            <text:p>409</text:p>
          </table:table-cell>
          <table:table-cell table:style-name="ce9" table:formula="of:=MOD(ATAN2([.D838];[.C838])*180/PI()+360;360)" office:value-type="float" office:value="293.558844100052" calcext:value-type="float">
            <text:p>293.56º</text:p>
          </table:table-cell>
          <table:table-cell table:style-name="ce20" table:formula="of:=[.B838]-[.E838]" office:value-type="float" office:value="-0.00415660005222662" calcext:value-type="float">
            <text:p>-0.0042</text:p>
          </table:table-cell>
          <table:table-cell table:style-name="ce27" table:formula="of:=ABS([.F838]/[.B$4])" office:value-type="percentage" office:value="0.0118232179263335" calcext:value-type="percentage">
            <text:p>1.1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6" calcext:value-type="float">
            <text:p>836</text:p>
          </table:table-cell>
          <table:table-cell table:style-name="ce9" table:formula="of:=[.A839]*90/(256)" office:value-type="float" office:value="293.90625" calcext:value-type="float">
            <text:p>293.91º</text:p>
          </table:table-cell>
          <table:table-cell table:style-name="ce14" table:formula="of:=ROUND([.C$1]*SIN([.B839]*PI()/180);0)" office:value-type="float" office:value="-935" calcext:value-type="float">
            <text:p>-935</text:p>
          </table:table-cell>
          <table:table-cell table:style-name="ce14" table:formula="of:=ROUND([.C$1]*SIN(([.B839]+90)*PI()/180);0)" office:value-type="float" office:value="415" calcext:value-type="float">
            <text:p>415</text:p>
          </table:table-cell>
          <table:table-cell table:style-name="ce9" table:formula="of:=MOD(ATAN2([.D839];[.C839])*180/PI()+360;360)" office:value-type="float" office:value="293.934054346881" calcext:value-type="float">
            <text:p>293.93º</text:p>
          </table:table-cell>
          <table:table-cell table:style-name="ce20" table:formula="of:=[.B839]-[.E839]" office:value-type="float" office:value="-0.0278043468812825" calcext:value-type="float">
            <text:p>-0.0278</text:p>
          </table:table-cell>
          <table:table-cell table:style-name="ce27" table:formula="of:=ABS([.F839]/[.B$4])" office:value-type="percentage" office:value="0.0790879200178703" calcext:value-type="percentage">
            <text:p>7.9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7" calcext:value-type="float">
            <text:p>837</text:p>
          </table:table-cell>
          <table:table-cell table:style-name="ce9" table:formula="of:=[.A840]*90/(256)" office:value-type="float" office:value="294.2578125" calcext:value-type="float">
            <text:p>294.26º</text:p>
          </table:table-cell>
          <table:table-cell table:style-name="ce14" table:formula="of:=ROUND([.C$1]*SIN([.B840]*PI()/180);0)" office:value-type="float" office:value="-933" calcext:value-type="float">
            <text:p>-933</text:p>
          </table:table-cell>
          <table:table-cell table:style-name="ce14" table:formula="of:=ROUND([.C$1]*SIN(([.B840]+90)*PI()/180);0)" office:value-type="float" office:value="420" calcext:value-type="float">
            <text:p>420</text:p>
          </table:table-cell>
          <table:table-cell table:style-name="ce9" table:formula="of:=MOD(ATAN2([.D840];[.C840])*180/PI()+360;360)" office:value-type="float" office:value="294.23540518148" calcext:value-type="float">
            <text:p>294.24º</text:p>
          </table:table-cell>
          <table:table-cell table:style-name="ce20" table:formula="of:=[.B840]-[.E840]" office:value-type="float" office:value="0.0224073185202087" calcext:value-type="float">
            <text:p>0.0224</text:p>
          </table:table-cell>
          <table:table-cell table:style-name="ce27" table:formula="of:=ABS([.F840]/[.B$4])" office:value-type="percentage" office:value="0.0637363726797048" calcext:value-type="percentage">
            <text:p>6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8" calcext:value-type="float">
            <text:p>838</text:p>
          </table:table-cell>
          <table:table-cell table:style-name="ce9" table:formula="of:=[.A841]*90/(256)" office:value-type="float" office:value="294.609375" calcext:value-type="float">
            <text:p>294.61º</text:p>
          </table:table-cell>
          <table:table-cell table:style-name="ce14" table:formula="of:=ROUND([.C$1]*SIN([.B841]*PI()/180);0)" office:value-type="float" office:value="-930" calcext:value-type="float">
            <text:p>-930</text:p>
          </table:table-cell>
          <table:table-cell table:style-name="ce14" table:formula="of:=ROUND([.C$1]*SIN(([.B841]+90)*PI()/180);0)" office:value-type="float" office:value="426" calcext:value-type="float">
            <text:p>426</text:p>
          </table:table-cell>
          <table:table-cell table:style-name="ce9" table:formula="of:=MOD(ATAN2([.D841];[.C841])*180/PI()+360;360)" office:value-type="float" office:value="294.610835219718" calcext:value-type="float">
            <text:p>294.61º</text:p>
          </table:table-cell>
          <table:table-cell table:style-name="ce20" table:formula="of:=[.B841]-[.E841]" office:value-type="float" office:value="-0.00146021971829668" calcext:value-type="float">
            <text:p>-0.0015</text:p>
          </table:table-cell>
          <table:table-cell table:style-name="ce27" table:formula="of:=ABS([.F841]/[.B$4])" office:value-type="percentage" office:value="0.00415351386537724" calcext:value-type="percentage">
            <text:p>0.4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39" calcext:value-type="float">
            <text:p>839</text:p>
          </table:table-cell>
          <table:table-cell table:style-name="ce9" table:formula="of:=[.A842]*90/(256)" office:value-type="float" office:value="294.9609375" calcext:value-type="float">
            <text:p>294.96º</text:p>
          </table:table-cell>
          <table:table-cell table:style-name="ce14" table:formula="of:=ROUND([.C$1]*SIN([.B842]*PI()/180);0)" office:value-type="float" office:value="-927" calcext:value-type="float">
            <text:p>-927</text:p>
          </table:table-cell>
          <table:table-cell table:style-name="ce14" table:formula="of:=ROUND([.C$1]*SIN(([.B842]+90)*PI()/180);0)" office:value-type="float" office:value="432" calcext:value-type="float">
            <text:p>432</text:p>
          </table:table-cell>
          <table:table-cell table:style-name="ce9" table:formula="of:=MOD(ATAN2([.D842];[.C842])*180/PI()+360;360)" office:value-type="float" office:value="294.98643320478" calcext:value-type="float">
            <text:p>294.99º</text:p>
          </table:table-cell>
          <table:table-cell table:style-name="ce20" table:formula="of:=[.B842]-[.E842]" office:value-type="float" office:value="-0.0254957047798712" calcext:value-type="float">
            <text:p>-0.0255</text:p>
          </table:table-cell>
          <table:table-cell table:style-name="ce27" table:formula="of:=ABS([.F842]/[.B$4])" office:value-type="percentage" office:value="0.0725211158183002" calcext:value-type="percentage">
            <text:p>7.2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0" calcext:value-type="float">
            <text:p>840</text:p>
          </table:table-cell>
          <table:table-cell table:style-name="ce9" table:formula="of:=[.A843]*90/(256)" office:value-type="float" office:value="295.3125" calcext:value-type="float">
            <text:p>295.31º</text:p>
          </table:table-cell>
          <table:table-cell table:style-name="ce14" table:formula="of:=ROUND([.C$1]*SIN([.B843]*PI()/180);0)" office:value-type="float" office:value="-925" calcext:value-type="float">
            <text:p>-925</text:p>
          </table:table-cell>
          <table:table-cell table:style-name="ce14" table:formula="of:=ROUND([.C$1]*SIN(([.B843]+90)*PI()/180);0)" office:value-type="float" office:value="437" calcext:value-type="float">
            <text:p>437</text:p>
          </table:table-cell>
          <table:table-cell table:style-name="ce9" table:formula="of:=MOD(ATAN2([.D843];[.C843])*180/PI()+360;360)" office:value-type="float" office:value="295.287569529929" calcext:value-type="float">
            <text:p>295.29º</text:p>
          </table:table-cell>
          <table:table-cell table:style-name="ce20" table:formula="of:=[.B843]-[.E843]" office:value-type="float" office:value="0.0249304700710127" calcext:value-type="float">
            <text:p>0.0249</text:p>
          </table:table-cell>
          <table:table-cell table:style-name="ce27" table:formula="of:=ABS([.F843]/[.B$4])" office:value-type="percentage" office:value="0.0709133370908805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1" calcext:value-type="float">
            <text:p>841</text:p>
          </table:table-cell>
          <table:table-cell table:style-name="ce9" table:formula="of:=[.A844]*90/(256)" office:value-type="float" office:value="295.6640625" calcext:value-type="float">
            <text:p>295.66º</text:p>
          </table:table-cell>
          <table:table-cell table:style-name="ce14" table:formula="of:=ROUND([.C$1]*SIN([.B844]*PI()/180);0)" office:value-type="float" office:value="-922" calcext:value-type="float">
            <text:p>-922</text:p>
          </table:table-cell>
          <table:table-cell table:style-name="ce14" table:formula="of:=ROUND([.C$1]*SIN(([.B844]+90)*PI()/180);0)" office:value-type="float" office:value="443" calcext:value-type="float">
            <text:p>443</text:p>
          </table:table-cell>
          <table:table-cell table:style-name="ce9" table:formula="of:=MOD(ATAN2([.D844];[.C844])*180/PI()+360;360)" office:value-type="float" office:value="295.663224450232" calcext:value-type="float">
            <text:p>295.66º</text:p>
          </table:table-cell>
          <table:table-cell table:style-name="ce20" table:formula="of:=[.B844]-[.E844]" office:value-type="float" office:value="0.000838049767480698" calcext:value-type="float">
            <text:p>0.0008</text:p>
          </table:table-cell>
          <table:table-cell table:style-name="ce27" table:formula="of:=ABS([.F844]/[.B$4])" office:value-type="percentage" office:value="0.00238378600527843" calcext:value-type="percentage">
            <text:p>0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2" calcext:value-type="float">
            <text:p>842</text:p>
          </table:table-cell>
          <table:table-cell table:style-name="ce9" table:formula="of:=[.A845]*90/(256)" office:value-type="float" office:value="296.015625" calcext:value-type="float">
            <text:p>296.02º</text:p>
          </table:table-cell>
          <table:table-cell table:style-name="ce14" table:formula="of:=ROUND([.C$1]*SIN([.B845]*PI()/180);0)" office:value-type="float" office:value="-919" calcext:value-type="float">
            <text:p>-919</text:p>
          </table:table-cell>
          <table:table-cell table:style-name="ce14" table:formula="of:=ROUND([.C$1]*SIN(([.B845]+90)*PI()/180);0)" office:value-type="float" office:value="449" calcext:value-type="float">
            <text:p>449</text:p>
          </table:table-cell>
          <table:table-cell table:style-name="ce9" table:formula="of:=MOD(ATAN2([.D845];[.C845])*180/PI()+360;360)" office:value-type="float" office:value="296.03895692473" calcext:value-type="float">
            <text:p>296.04º</text:p>
          </table:table-cell>
          <table:table-cell table:style-name="ce20" table:formula="of:=[.B845]-[.E845]" office:value-type="float" office:value="-0.0233319247300869" calcext:value-type="float">
            <text:p>-0.0233</text:p>
          </table:table-cell>
          <table:table-cell table:style-name="ce27" table:formula="of:=ABS([.F845]/[.B$4])" office:value-type="percentage" office:value="0.0663663636766917" calcext:value-type="percentage">
            <text:p>6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3" calcext:value-type="float">
            <text:p>843</text:p>
          </table:table-cell>
          <table:table-cell table:style-name="ce9" table:formula="of:=[.A846]*90/(256)" office:value-type="float" office:value="296.3671875" calcext:value-type="float">
            <text:p>296.37º</text:p>
          </table:table-cell>
          <table:table-cell table:style-name="ce14" table:formula="of:=ROUND([.C$1]*SIN([.B846]*PI()/180);0)" office:value-type="float" office:value="-917" calcext:value-type="float">
            <text:p>-917</text:p>
          </table:table-cell>
          <table:table-cell table:style-name="ce14" table:formula="of:=ROUND([.C$1]*SIN(([.B846]+90)*PI()/180);0)" office:value-type="float" office:value="454" calcext:value-type="float">
            <text:p>454</text:p>
          </table:table-cell>
          <table:table-cell table:style-name="ce9" table:formula="of:=MOD(ATAN2([.D846];[.C846])*180/PI()+360;360)" office:value-type="float" office:value="296.339675584404" calcext:value-type="float">
            <text:p>296.34º</text:p>
          </table:table-cell>
          <table:table-cell table:style-name="ce20" table:formula="of:=[.B846]-[.E846]" office:value-type="float" office:value="0.0275119155964489" calcext:value-type="float">
            <text:p>0.0275</text:p>
          </table:table-cell>
          <table:table-cell table:style-name="ce27" table:formula="of:=ABS([.F846]/[.B$4])" office:value-type="percentage" office:value="0.0782561154743437" calcext:value-type="percentage">
            <text:p>7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4" calcext:value-type="float">
            <text:p>844</text:p>
          </table:table-cell>
          <table:table-cell table:style-name="ce9" table:formula="of:=[.A847]*90/(256)" office:value-type="float" office:value="296.71875" calcext:value-type="float">
            <text:p>296.72º</text:p>
          </table:table-cell>
          <table:table-cell table:style-name="ce14" table:formula="of:=ROUND([.C$1]*SIN([.B847]*PI()/180);0)" office:value-type="float" office:value="-914" calcext:value-type="float">
            <text:p>-914</text:p>
          </table:table-cell>
          <table:table-cell table:style-name="ce14" table:formula="of:=ROUND([.C$1]*SIN(([.B847]+90)*PI()/180);0)" office:value-type="float" office:value="460" calcext:value-type="float">
            <text:p>460</text:p>
          </table:table-cell>
          <table:table-cell table:style-name="ce9" table:formula="of:=MOD(ATAN2([.D847];[.C847])*180/PI()+360;360)" office:value-type="float" office:value="296.715302002712" calcext:value-type="float">
            <text:p>296.72º</text:p>
          </table:table-cell>
          <table:table-cell table:style-name="ce20" table:formula="of:=[.B847]-[.E847]" office:value-type="float" office:value="0.00344799728776479" calcext:value-type="float">
            <text:p>0.0034</text:p>
          </table:table-cell>
          <table:table-cell table:style-name="ce27" table:formula="of:=ABS([.F847]/[.B$4])" office:value-type="percentage" office:value="0.00980763672964208" calcext:value-type="percentage">
            <text:p>0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5" calcext:value-type="float">
            <text:p>845</text:p>
          </table:table-cell>
          <table:table-cell table:style-name="ce9" table:formula="of:=[.A848]*90/(256)" office:value-type="float" office:value="297.0703125" calcext:value-type="float">
            <text:p>297.07º</text:p>
          </table:table-cell>
          <table:table-cell table:style-name="ce14" table:formula="of:=ROUND([.C$1]*SIN([.B848]*PI()/180);0)" office:value-type="float" office:value="-911" calcext:value-type="float">
            <text:p>-911</text:p>
          </table:table-cell>
          <table:table-cell table:style-name="ce14" table:formula="of:=ROUND([.C$1]*SIN(([.B848]+90)*PI()/180);0)" office:value-type="float" office:value="466" calcext:value-type="float">
            <text:p>466</text:p>
          </table:table-cell>
          <table:table-cell table:style-name="ce9" table:formula="of:=MOD(ATAN2([.D848];[.C848])*180/PI()+360;360)" office:value-type="float" office:value="297.090915506042" calcext:value-type="float">
            <text:p>297.09º</text:p>
          </table:table-cell>
          <table:table-cell table:style-name="ce20" table:formula="of:=[.B848]-[.E848]" office:value-type="float" office:value="-0.0206030060421085" calcext:value-type="float">
            <text:p>-0.0206</text:p>
          </table:table-cell>
          <table:table-cell table:style-name="ce27" table:formula="of:=ABS([.F848]/[.B$4])" office:value-type="percentage" office:value="0.0586041060753309" calcext:value-type="percentage">
            <text:p>5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6" calcext:value-type="float">
            <text:p>846</text:p>
          </table:table-cell>
          <table:table-cell table:style-name="ce9" table:formula="of:=[.A849]*90/(256)" office:value-type="float" office:value="297.421875" calcext:value-type="float">
            <text:p>297.42º</text:p>
          </table:table-cell>
          <table:table-cell table:style-name="ce14" table:formula="of:=ROUND([.C$1]*SIN([.B849]*PI()/180);0)" office:value-type="float" office:value="-908" calcext:value-type="float">
            <text:p>-908</text:p>
          </table:table-cell>
          <table:table-cell table:style-name="ce14" table:formula="of:=ROUND([.C$1]*SIN(([.B849]+90)*PI()/180);0)" office:value-type="float" office:value="471" calcext:value-type="float">
            <text:p>471</text:p>
          </table:table-cell>
          <table:table-cell table:style-name="ce9" table:formula="of:=MOD(ATAN2([.D849];[.C849])*180/PI()+360;360)" office:value-type="float" office:value="297.416784016896" calcext:value-type="float">
            <text:p>297.42º</text:p>
          </table:table-cell>
          <table:table-cell table:style-name="ce20" table:formula="of:=[.B849]-[.E849]" office:value-type="float" office:value="0.00509098310419631" calcext:value-type="float">
            <text:p>0.0051</text:p>
          </table:table-cell>
          <table:table-cell table:style-name="ce27" table:formula="of:=ABS([.F849]/[.B$4])" office:value-type="percentage" office:value="0.0144810186074917" calcext:value-type="percentage">
            <text:p>1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7" calcext:value-type="float">
            <text:p>847</text:p>
          </table:table-cell>
          <table:table-cell table:style-name="ce9" table:formula="of:=[.A850]*90/(256)" office:value-type="float" office:value="297.7734375" calcext:value-type="float">
            <text:p>297.77º</text:p>
          </table:table-cell>
          <table:table-cell table:style-name="ce14" table:formula="of:=ROUND([.C$1]*SIN([.B850]*PI()/180);0)" office:value-type="float" office:value="-905" calcext:value-type="float">
            <text:p>-905</text:p>
          </table:table-cell>
          <table:table-cell table:style-name="ce14" table:formula="of:=ROUND([.C$1]*SIN(([.B850]+90)*PI()/180);0)" office:value-type="float" office:value="477" calcext:value-type="float">
            <text:p>477</text:p>
          </table:table-cell>
          <table:table-cell table:style-name="ce9" table:formula="of:=MOD(ATAN2([.D850];[.C850])*180/PI()+360;360)" office:value-type="float" office:value="297.792451142681" calcext:value-type="float">
            <text:p>297.79º</text:p>
          </table:table-cell>
          <table:table-cell table:style-name="ce20" table:formula="of:=[.B850]-[.E850]" office:value-type="float" office:value="-0.0190136426807612" calcext:value-type="float">
            <text:p>-0.0190</text:p>
          </table:table-cell>
          <table:table-cell table:style-name="ce27" table:formula="of:=ABS([.F850]/[.B$4])" office:value-type="percentage" office:value="0.054083250291943" calcext:value-type="percentage">
            <text:p>5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8" calcext:value-type="float">
            <text:p>848</text:p>
          </table:table-cell>
          <table:table-cell table:style-name="ce9" table:formula="of:=[.A851]*90/(256)" office:value-type="float" office:value="298.125" calcext:value-type="float">
            <text:p>298.13º</text:p>
          </table:table-cell>
          <table:table-cell table:style-name="ce14" table:formula="of:=ROUND([.C$1]*SIN([.B851]*PI()/180);0)" office:value-type="float" office:value="-902" calcext:value-type="float">
            <text:p>-902</text:p>
          </table:table-cell>
          <table:table-cell table:style-name="ce14" table:formula="of:=ROUND([.C$1]*SIN(([.B851]+90)*PI()/180);0)" office:value-type="float" office:value="482" calcext:value-type="float">
            <text:p>482</text:p>
          </table:table-cell>
          <table:table-cell table:style-name="ce9" table:formula="of:=MOD(ATAN2([.D851];[.C851])*180/PI()+360;360)" office:value-type="float" office:value="298.118624100227" calcext:value-type="float">
            <text:p>298.12º</text:p>
          </table:table-cell>
          <table:table-cell table:style-name="ce20" table:formula="of:=[.B851]-[.E851]" office:value-type="float" office:value="0.00637589977293374" calcext:value-type="float">
            <text:p>0.0064</text:p>
          </table:table-cell>
          <table:table-cell table:style-name="ce27" table:formula="of:=ABS([.F851]/[.B$4])" office:value-type="percentage" office:value="0.018135892687456" calcext:value-type="percentage">
            <text:p>1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49" calcext:value-type="float">
            <text:p>849</text:p>
          </table:table-cell>
          <table:table-cell table:style-name="ce9" table:formula="of:=[.A852]*90/(256)" office:value-type="float" office:value="298.4765625" calcext:value-type="float">
            <text:p>298.48º</text:p>
          </table:table-cell>
          <table:table-cell table:style-name="ce14" table:formula="of:=ROUND([.C$1]*SIN([.B852]*PI()/180);0)" office:value-type="float" office:value="-899" calcext:value-type="float">
            <text:p>-899</text:p>
          </table:table-cell>
          <table:table-cell table:style-name="ce14" table:formula="of:=ROUND([.C$1]*SIN(([.B852]+90)*PI()/180);0)" office:value-type="float" office:value="488" calcext:value-type="float">
            <text:p>488</text:p>
          </table:table-cell>
          <table:table-cell table:style-name="ce9" table:formula="of:=MOD(ATAN2([.D852];[.C852])*180/PI()+360;360)" office:value-type="float" office:value="298.494232138153" calcext:value-type="float">
            <text:p>298.49º</text:p>
          </table:table-cell>
          <table:table-cell table:style-name="ce20" table:formula="of:=[.B852]-[.E852]" office:value-type="float" office:value="-0.0176696381531087" calcext:value-type="float">
            <text:p>-0.0177</text:p>
          </table:table-cell>
          <table:table-cell table:style-name="ce27" table:formula="of:=ABS([.F852]/[.B$4])" office:value-type="percentage" office:value="0.0502603040799537" calcext:value-type="percentage">
            <text:p>5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0" calcext:value-type="float">
            <text:p>850</text:p>
          </table:table-cell>
          <table:table-cell table:style-name="ce9" table:formula="of:=[.A853]*90/(256)" office:value-type="float" office:value="298.828125" calcext:value-type="float">
            <text:p>298.83º</text:p>
          </table:table-cell>
          <table:table-cell table:style-name="ce14" table:formula="of:=ROUND([.C$1]*SIN([.B853]*PI()/180);0)" office:value-type="float" office:value="-896" calcext:value-type="float">
            <text:p>-896</text:p>
          </table:table-cell>
          <table:table-cell table:style-name="ce14" table:formula="of:=ROUND([.C$1]*SIN(([.B853]+90)*PI()/180);0)" office:value-type="float" office:value="493" calcext:value-type="float">
            <text:p>493</text:p>
          </table:table-cell>
          <table:table-cell table:style-name="ce9" table:formula="of:=MOD(ATAN2([.D853];[.C853])*180/PI()+360;360)" office:value-type="float" office:value="298.820611809023" calcext:value-type="float">
            <text:p>298.82º</text:p>
          </table:table-cell>
          <table:table-cell table:style-name="ce20" table:formula="of:=[.B853]-[.E853]" office:value-type="float" office:value="0.0075131909767947" calcext:value-type="float">
            <text:p>0.0075</text:p>
          </table:table-cell>
          <table:table-cell table:style-name="ce27" table:formula="of:=ABS([.F853]/[.B$4])" office:value-type="percentage" office:value="0.0213708543339938" calcext:value-type="percentage">
            <text:p>2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1" calcext:value-type="float">
            <text:p>851</text:p>
          </table:table-cell>
          <table:table-cell table:style-name="ce9" table:formula="of:=[.A854]*90/(256)" office:value-type="float" office:value="299.1796875" calcext:value-type="float">
            <text:p>299.18º</text:p>
          </table:table-cell>
          <table:table-cell table:style-name="ce14" table:formula="of:=ROUND([.C$1]*SIN([.B854]*PI()/180);0)" office:value-type="float" office:value="-893" calcext:value-type="float">
            <text:p>-893</text:p>
          </table:table-cell>
          <table:table-cell table:style-name="ce14" table:formula="of:=ROUND([.C$1]*SIN(([.B854]+90)*PI()/180);0)" office:value-type="float" office:value="499" calcext:value-type="float">
            <text:p>499</text:p>
          </table:table-cell>
          <table:table-cell table:style-name="ce9" table:formula="of:=MOD(ATAN2([.D854];[.C854])*180/PI()+360;360)" office:value-type="float" office:value="299.196048007275" calcext:value-type="float">
            <text:p>299.20º</text:p>
          </table:table-cell>
          <table:table-cell table:style-name="ce20" table:formula="of:=[.B854]-[.E854]" office:value-type="float" office:value="-0.0163605072746691" calcext:value-type="float">
            <text:p>-0.0164</text:p>
          </table:table-cell>
          <table:table-cell table:style-name="ce27" table:formula="of:=ABS([.F854]/[.B$4])" office:value-type="percentage" office:value="0.0465365540257254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2" calcext:value-type="float">
            <text:p>852</text:p>
          </table:table-cell>
          <table:table-cell table:style-name="ce9" table:formula="of:=[.A855]*90/(256)" office:value-type="float" office:value="299.53125" calcext:value-type="float">
            <text:p>299.53º</text:p>
          </table:table-cell>
          <table:table-cell table:style-name="ce14" table:formula="of:=ROUND([.C$1]*SIN([.B855]*PI()/180);0)" office:value-type="float" office:value="-890" calcext:value-type="float">
            <text:p>-890</text:p>
          </table:table-cell>
          <table:table-cell table:style-name="ce14" table:formula="of:=ROUND([.C$1]*SIN(([.B855]+90)*PI()/180);0)" office:value-type="float" office:value="504" calcext:value-type="float">
            <text:p>504</text:p>
          </table:table-cell>
          <table:table-cell table:style-name="ce9" table:formula="of:=MOD(ATAN2([.D855];[.C855])*180/PI()+360;360)" office:value-type="float" office:value="299.522536433887" calcext:value-type="float">
            <text:p>299.52º</text:p>
          </table:table-cell>
          <table:table-cell table:style-name="ce20" table:formula="of:=[.B855]-[.E855]" office:value-type="float" office:value="0.00871356611321517" calcext:value-type="float">
            <text:p>0.0087</text:p>
          </table:table-cell>
          <table:table-cell table:style-name="ce27" table:formula="of:=ABS([.F855]/[.B$4])" office:value-type="percentage" office:value="0.0247852547220342" calcext:value-type="percentage">
            <text:p>2.4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3" calcext:value-type="float">
            <text:p>853</text:p>
          </table:table-cell>
          <table:table-cell table:style-name="ce9" table:formula="of:=[.A856]*90/(256)" office:value-type="float" office:value="299.8828125" calcext:value-type="float">
            <text:p>299.88º</text:p>
          </table:table-cell>
          <table:table-cell table:style-name="ce14" table:formula="of:=ROUND([.C$1]*SIN([.B856]*PI()/180);0)" office:value-type="float" office:value="-887" calcext:value-type="float">
            <text:p>-887</text:p>
          </table:table-cell>
          <table:table-cell table:style-name="ce14" table:formula="of:=ROUND([.C$1]*SIN(([.B856]+90)*PI()/180);0)" office:value-type="float" office:value="510" calcext:value-type="float">
            <text:p>510</text:p>
          </table:table-cell>
          <table:table-cell table:style-name="ce9" table:formula="of:=MOD(ATAN2([.D856];[.C856])*180/PI()+360;360)" office:value-type="float" office:value="299.897688202107" calcext:value-type="float">
            <text:p>299.90º</text:p>
          </table:table-cell>
          <table:table-cell table:style-name="ce20" table:formula="of:=[.B856]-[.E856]" office:value-type="float" office:value="-0.0148757021073607" calcext:value-type="float">
            <text:p>-0.0149</text:p>
          </table:table-cell>
          <table:table-cell table:style-name="ce27" table:formula="of:=ABS([.F856]/[.B$4])" office:value-type="percentage" office:value="0.0423131082164926" calcext:value-type="percentage">
            <text:p>4.2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4" calcext:value-type="float">
            <text:p>854</text:p>
          </table:table-cell>
          <table:table-cell table:style-name="ce9" table:formula="of:=[.A857]*90/(256)" office:value-type="float" office:value="300.234375" calcext:value-type="float">
            <text:p>300.23º</text:p>
          </table:table-cell>
          <table:table-cell table:style-name="ce14" table:formula="of:=ROUND([.C$1]*SIN([.B857]*PI()/180);0)" office:value-type="float" office:value="-884" calcext:value-type="float">
            <text:p>-884</text:p>
          </table:table-cell>
          <table:table-cell table:style-name="ce14" table:formula="of:=ROUND([.C$1]*SIN(([.B857]+90)*PI()/180);0)" office:value-type="float" office:value="515" calcext:value-type="float">
            <text:p>515</text:p>
          </table:table-cell>
          <table:table-cell table:style-name="ce9" table:formula="of:=MOD(ATAN2([.D857];[.C857])*180/PI()+360;360)" office:value-type="float" office:value="300.224187378987" calcext:value-type="float">
            <text:p>300.22º</text:p>
          </table:table-cell>
          <table:table-cell table:style-name="ce20" table:formula="of:=[.B857]-[.E857]" office:value-type="float" office:value="0.0101876210129603" calcext:value-type="float">
            <text:p>0.0102</text:p>
          </table:table-cell>
          <table:table-cell table:style-name="ce27" table:formula="of:=ABS([.F857]/[.B$4])" office:value-type="percentage" office:value="0.0289781219924205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5" calcext:value-type="float">
            <text:p>855</text:p>
          </table:table-cell>
          <table:table-cell table:style-name="ce9" table:formula="of:=[.A858]*90/(256)" office:value-type="float" office:value="300.5859375" calcext:value-type="float">
            <text:p>300.59º</text:p>
          </table:table-cell>
          <table:table-cell table:style-name="ce14" table:formula="of:=ROUND([.C$1]*SIN([.B858]*PI()/180);0)" office:value-type="float" office:value="-881" calcext:value-type="float">
            <text:p>-881</text:p>
          </table:table-cell>
          <table:table-cell table:style-name="ce14" table:formula="of:=ROUND([.C$1]*SIN(([.B858]+90)*PI()/180);0)" office:value-type="float" office:value="521" calcext:value-type="float">
            <text:p>521</text:p>
          </table:table-cell>
          <table:table-cell table:style-name="ce9" table:formula="of:=MOD(ATAN2([.D858];[.C858])*180/PI()+360;360)" office:value-type="float" office:value="300.598942490737" calcext:value-type="float">
            <text:p>300.60º</text:p>
          </table:table-cell>
          <table:table-cell table:style-name="ce20" table:formula="of:=[.B858]-[.E858]" office:value-type="float" office:value="-0.0130049907365901" calcext:value-type="float">
            <text:p>-0.0130</text:p>
          </table:table-cell>
          <table:table-cell table:style-name="ce27" table:formula="of:=ABS([.F858]/[.B$4])" office:value-type="percentage" office:value="0.0369919736507452" calcext:value-type="percentage">
            <text:p>3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6" calcext:value-type="float">
            <text:p>856</text:p>
          </table:table-cell>
          <table:table-cell table:style-name="ce9" table:formula="of:=[.A859]*90/(256)" office:value-type="float" office:value="300.9375" calcext:value-type="float">
            <text:p>300.94º</text:p>
          </table:table-cell>
          <table:table-cell table:style-name="ce14" table:formula="of:=ROUND([.C$1]*SIN([.B859]*PI()/180);0)" office:value-type="float" office:value="-877" calcext:value-type="float">
            <text:p>-877</text:p>
          </table:table-cell>
          <table:table-cell table:style-name="ce14" table:formula="of:=ROUND([.C$1]*SIN(([.B859]+90)*PI()/180);0)" office:value-type="float" office:value="526" calcext:value-type="float">
            <text:p>526</text:p>
          </table:table-cell>
          <table:table-cell table:style-name="ce9" table:formula="of:=MOD(ATAN2([.D859];[.C859])*180/PI()+360;360)" office:value-type="float" office:value="300.954147982857" calcext:value-type="float">
            <text:p>300.95º</text:p>
          </table:table-cell>
          <table:table-cell table:style-name="ce20" table:formula="of:=[.B859]-[.E859]" office:value-type="float" office:value="-0.0166479828573642" calcext:value-type="float">
            <text:p>-0.0166</text:p>
          </table:table-cell>
          <table:table-cell table:style-name="ce27" table:formula="of:=ABS([.F859]/[.B$4])" office:value-type="percentage" office:value="0.047354262349836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7" calcext:value-type="float">
            <text:p>857</text:p>
          </table:table-cell>
          <table:table-cell table:style-name="ce9" table:formula="of:=[.A860]*90/(256)" office:value-type="float" office:value="301.2890625" calcext:value-type="float">
            <text:p>301.29º</text:p>
          </table:table-cell>
          <table:table-cell table:style-name="ce14" table:formula="of:=ROUND([.C$1]*SIN([.B860]*PI()/180);0)" office:value-type="float" office:value="-874" calcext:value-type="float">
            <text:p>-874</text:p>
          </table:table-cell>
          <table:table-cell table:style-name="ce14" table:formula="of:=ROUND([.C$1]*SIN(([.B860]+90)*PI()/180);0)" office:value-type="float" office:value="531" calcext:value-type="float">
            <text:p>531</text:p>
          </table:table-cell>
          <table:table-cell table:style-name="ce9" table:formula="of:=MOD(ATAN2([.D860];[.C860])*180/PI()+360;360)" office:value-type="float" office:value="301.280835422194" calcext:value-type="float">
            <text:p>301.28º</text:p>
          </table:table-cell>
          <table:table-cell table:style-name="ce20" table:formula="of:=[.B860]-[.E860]" office:value-type="float" office:value="0.0082270778064526" calcext:value-type="float">
            <text:p>0.0082</text:p>
          </table:table-cell>
          <table:table-cell table:style-name="ce27" table:formula="of:=ABS([.F860]/[.B$4])" office:value-type="percentage" office:value="0.0234014657605763" calcext:value-type="percentage">
            <text:p>2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8" calcext:value-type="float">
            <text:p>858</text:p>
          </table:table-cell>
          <table:table-cell table:style-name="ce9" table:formula="of:=[.A861]*90/(256)" office:value-type="float" office:value="301.640625" calcext:value-type="float">
            <text:p>301.64º</text:p>
          </table:table-cell>
          <table:table-cell table:style-name="ce14" table:formula="of:=ROUND([.C$1]*SIN([.B861]*PI()/180);0)" office:value-type="float" office:value="-871" calcext:value-type="float">
            <text:p>-871</text:p>
          </table:table-cell>
          <table:table-cell table:style-name="ce14" table:formula="of:=ROUND([.C$1]*SIN(([.B861]+90)*PI()/180);0)" office:value-type="float" office:value="537" calcext:value-type="float">
            <text:p>537</text:p>
          </table:table-cell>
          <table:table-cell table:style-name="ce9" table:formula="of:=MOD(ATAN2([.D861];[.C861])*180/PI()+360;360)" office:value-type="float" office:value="301.655190636138" calcext:value-type="float">
            <text:p>301.66º</text:p>
          </table:table-cell>
          <table:table-cell table:style-name="ce20" table:formula="of:=[.B861]-[.E861]" office:value-type="float" office:value="-0.0145656361376041" calcext:value-type="float">
            <text:p>-0.0146</text:p>
          </table:table-cell>
          <table:table-cell table:style-name="ce27" table:formula="of:=ABS([.F861]/[.B$4])" office:value-type="percentage" office:value="0.0414311427914072" calcext:value-type="percentage">
            <text:p>4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59" calcext:value-type="float">
            <text:p>859</text:p>
          </table:table-cell>
          <table:table-cell table:style-name="ce9" table:formula="of:=[.A862]*90/(256)" office:value-type="float" office:value="301.9921875" calcext:value-type="float">
            <text:p>301.99º</text:p>
          </table:table-cell>
          <table:table-cell table:style-name="ce14" table:formula="of:=ROUND([.C$1]*SIN([.B862]*PI()/180);0)" office:value-type="float" office:value="-868" calcext:value-type="float">
            <text:p>-868</text:p>
          </table:table-cell>
          <table:table-cell table:style-name="ce14" table:formula="of:=ROUND([.C$1]*SIN(([.B862]+90)*PI()/180);0)" office:value-type="float" office:value="542" calcext:value-type="float">
            <text:p>542</text:p>
          </table:table-cell>
          <table:table-cell table:style-name="ce9" table:formula="of:=MOD(ATAN2([.D862];[.C862])*180/PI()+360;360)" office:value-type="float" office:value="301.981643503822" calcext:value-type="float">
            <text:p>301.98º</text:p>
          </table:table-cell>
          <table:table-cell table:style-name="ce20" table:formula="of:=[.B862]-[.E862]" office:value-type="float" office:value="0.0105439961776597" calcext:value-type="float">
            <text:p>0.0105</text:p>
          </table:table-cell>
          <table:table-cell table:style-name="ce27" table:formula="of:=ABS([.F862]/[.B$4])" office:value-type="percentage" office:value="0.0299918113497875" calcext:value-type="percentage">
            <text:p>3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0" calcext:value-type="float">
            <text:p>860</text:p>
          </table:table-cell>
          <table:table-cell table:style-name="ce9" table:formula="of:=[.A863]*90/(256)" office:value-type="float" office:value="302.34375" calcext:value-type="float">
            <text:p>302.34º</text:p>
          </table:table-cell>
          <table:table-cell table:style-name="ce14" table:formula="of:=ROUND([.C$1]*SIN([.B863]*PI()/180);0)" office:value-type="float" office:value="-864" calcext:value-type="float">
            <text:p>-864</text:p>
          </table:table-cell>
          <table:table-cell table:style-name="ce14" table:formula="of:=ROUND([.C$1]*SIN(([.B863]+90)*PI()/180);0)" office:value-type="float" office:value="547" calcext:value-type="float">
            <text:p>547</text:p>
          </table:table-cell>
          <table:table-cell table:style-name="ce9" table:formula="of:=MOD(ATAN2([.D863];[.C863])*180/PI()+360;360)" office:value-type="float" office:value="302.33797651313" calcext:value-type="float">
            <text:p>302.34º</text:p>
          </table:table-cell>
          <table:table-cell table:style-name="ce20" table:formula="of:=[.B863]-[.E863]" office:value-type="float" office:value="0.00577348687005497" calcext:value-type="float">
            <text:p>0.0058</text:p>
          </table:table-cell>
          <table:table-cell table:style-name="ce27" table:formula="of:=ABS([.F863]/[.B$4])" office:value-type="percentage" office:value="0.0164223626526008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table:style-name="ce9" table:formula="of:=[.A864]*90/(256)" office:value-type="float" office:value="302.6953125" calcext:value-type="float">
            <text:p>302.70º</text:p>
          </table:table-cell>
          <table:table-cell table:style-name="ce14" table:formula="of:=ROUND([.C$1]*SIN([.B864]*PI()/180);0)" office:value-type="float" office:value="-861" calcext:value-type="float">
            <text:p>-861</text:p>
          </table:table-cell>
          <table:table-cell table:style-name="ce14" table:formula="of:=ROUND([.C$1]*SIN(([.B864]+90)*PI()/180);0)" office:value-type="float" office:value="553" calcext:value-type="float">
            <text:p>553</text:p>
          </table:table-cell>
          <table:table-cell table:style-name="ce9" table:formula="of:=MOD(ATAN2([.D864];[.C864])*180/PI()+360;360)" office:value-type="float" office:value="302.711676836725" calcext:value-type="float">
            <text:p>302.71º</text:p>
          </table:table-cell>
          <table:table-cell table:style-name="ce20" table:formula="of:=[.B864]-[.E864]" office:value-type="float" office:value="-0.0163643367246777" calcext:value-type="float">
            <text:p>-0.0164</text:p>
          </table:table-cell>
          <table:table-cell table:style-name="ce27" table:formula="of:=ABS([.F864]/[.B$4])" office:value-type="percentage" office:value="0.0465474466835278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2" calcext:value-type="float">
            <text:p>862</text:p>
          </table:table-cell>
          <table:table-cell table:style-name="ce9" table:formula="of:=[.A865]*90/(256)" office:value-type="float" office:value="303.046875" calcext:value-type="float">
            <text:p>303.05º</text:p>
          </table:table-cell>
          <table:table-cell table:style-name="ce14" table:formula="of:=ROUND([.C$1]*SIN([.B865]*PI()/180);0)" office:value-type="float" office:value="-858" calcext:value-type="float">
            <text:p>-858</text:p>
          </table:table-cell>
          <table:table-cell table:style-name="ce14" table:formula="of:=ROUND([.C$1]*SIN(([.B865]+90)*PI()/180);0)" office:value-type="float" office:value="558" calcext:value-type="float">
            <text:p>558</text:p>
          </table:table-cell>
          <table:table-cell table:style-name="ce9" table:formula="of:=MOD(ATAN2([.D865];[.C865])*180/PI()+360;360)" office:value-type="float" office:value="303.037948602334" calcext:value-type="float">
            <text:p>303.04º</text:p>
          </table:table-cell>
          <table:table-cell table:style-name="ce20" table:formula="of:=[.B865]-[.E865]" office:value-type="float" office:value="0.0089263976662437" calcext:value-type="float">
            <text:p>0.0089</text:p>
          </table:table-cell>
          <table:table-cell table:style-name="ce27" table:formula="of:=ABS([.F865]/[.B$4])" office:value-type="percentage" office:value="0.0253906422506487" calcext:value-type="percentage">
            <text:p>2.5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3" calcext:value-type="float">
            <text:p>863</text:p>
          </table:table-cell>
          <table:table-cell table:style-name="ce9" table:formula="of:=[.A866]*90/(256)" office:value-type="float" office:value="303.3984375" calcext:value-type="float">
            <text:p>303.40º</text:p>
          </table:table-cell>
          <table:table-cell table:style-name="ce14" table:formula="of:=ROUND([.C$1]*SIN([.B866]*PI()/180);0)" office:value-type="float" office:value="-854" calcext:value-type="float">
            <text:p>-854</text:p>
          </table:table-cell>
          <table:table-cell table:style-name="ce14" table:formula="of:=ROUND([.C$1]*SIN(([.B866]+90)*PI()/180);0)" office:value-type="float" office:value="563" calcext:value-type="float">
            <text:p>563</text:p>
          </table:table-cell>
          <table:table-cell table:style-name="ce9" table:formula="of:=MOD(ATAN2([.D866];[.C866])*180/PI()+360;360)" office:value-type="float" office:value="303.394891229965" calcext:value-type="float">
            <text:p>303.39º</text:p>
          </table:table-cell>
          <table:table-cell table:style-name="ce20" table:formula="of:=[.B866]-[.E866]" office:value-type="float" office:value="0.00354627003514452" calcext:value-type="float">
            <text:p>0.0035</text:p>
          </table:table-cell>
          <table:table-cell table:style-name="ce27" table:formula="of:=ABS([.F866]/[.B$4])" office:value-type="percentage" office:value="0.0100871680999666" calcext:value-type="percentage">
            <text:p>1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4" calcext:value-type="float">
            <text:p>864</text:p>
          </table:table-cell>
          <table:table-cell table:style-name="ce9" table:formula="of:=[.A867]*90/(256)" office:value-type="float" office:value="303.75" calcext:value-type="float">
            <text:p>303.75º</text:p>
          </table:table-cell>
          <table:table-cell table:style-name="ce14" table:formula="of:=ROUND([.C$1]*SIN([.B867]*PI()/180);0)" office:value-type="float" office:value="-851" calcext:value-type="float">
            <text:p>-851</text:p>
          </table:table-cell>
          <table:table-cell table:style-name="ce14" table:formula="of:=ROUND([.C$1]*SIN(([.B867]+90)*PI()/180);0)" office:value-type="float" office:value="568" calcext:value-type="float">
            <text:p>568</text:p>
          </table:table-cell>
          <table:table-cell table:style-name="ce9" table:formula="of:=MOD(ATAN2([.D867];[.C867])*180/PI()+360;360)" office:value-type="float" office:value="303.721130564147" calcext:value-type="float">
            <text:p>303.72º</text:p>
          </table:table-cell>
          <table:table-cell table:style-name="ce20" table:formula="of:=[.B867]-[.E867]" office:value-type="float" office:value="0.0288694358529824" calcext:value-type="float">
            <text:p>0.0289</text:p>
          </table:table-cell>
          <table:table-cell table:style-name="ce27" table:formula="of:=ABS([.F867]/[.B$4])" office:value-type="percentage" office:value="0.0821175064262611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5" calcext:value-type="float">
            <text:p>865</text:p>
          </table:table-cell>
          <table:table-cell table:style-name="ce9" table:formula="of:=[.A868]*90/(256)" office:value-type="float" office:value="304.1015625" calcext:value-type="float">
            <text:p>304.10º</text:p>
          </table:table-cell>
          <table:table-cell table:style-name="ce14" table:formula="of:=ROUND([.C$1]*SIN([.B868]*PI()/180);0)" office:value-type="float" office:value="-847" calcext:value-type="float">
            <text:p>-847</text:p>
          </table:table-cell>
          <table:table-cell table:style-name="ce14" table:formula="of:=ROUND([.C$1]*SIN(([.B868]+90)*PI()/180);0)" office:value-type="float" office:value="574" calcext:value-type="float">
            <text:p>574</text:p>
          </table:table-cell>
          <table:table-cell table:style-name="ce9" table:formula="of:=MOD(ATAN2([.D868];[.C868])*180/PI()+360;360)" office:value-type="float" office:value="304.124941752006" calcext:value-type="float">
            <text:p>304.12º</text:p>
          </table:table-cell>
          <table:table-cell table:style-name="ce20" table:formula="of:=[.B868]-[.E868]" office:value-type="float" office:value="-0.0233792520058955" calcext:value-type="float">
            <text:p>-0.0234</text:p>
          </table:table-cell>
          <table:table-cell table:style-name="ce27" table:formula="of:=ABS([.F868]/[.B$4])" office:value-type="percentage" office:value="0.0665009834834362" calcext:value-type="percentage">
            <text:p>6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6" calcext:value-type="float">
            <text:p>866</text:p>
          </table:table-cell>
          <table:table-cell table:style-name="ce9" table:formula="of:=[.A869]*90/(256)" office:value-type="float" office:value="304.453125" calcext:value-type="float">
            <text:p>304.45º</text:p>
          </table:table-cell>
          <table:table-cell table:style-name="ce14" table:formula="of:=ROUND([.C$1]*SIN([.B869]*PI()/180);0)" office:value-type="float" office:value="-844" calcext:value-type="float">
            <text:p>-844</text:p>
          </table:table-cell>
          <table:table-cell table:style-name="ce14" table:formula="of:=ROUND([.C$1]*SIN(([.B869]+90)*PI()/180);0)" office:value-type="float" office:value="579" calcext:value-type="float">
            <text:p>579</text:p>
          </table:table-cell>
          <table:table-cell table:style-name="ce9" table:formula="of:=MOD(ATAN2([.D869];[.C869])*180/PI()+360;360)" office:value-type="float" office:value="304.450861074349" calcext:value-type="float">
            <text:p>304.45º</text:p>
          </table:table-cell>
          <table:table-cell table:style-name="ce20" table:formula="of:=[.B869]-[.E869]" office:value-type="float" office:value="0.00226392565082278" calcext:value-type="float">
            <text:p>0.0023</text:p>
          </table:table-cell>
          <table:table-cell table:style-name="ce27" table:formula="of:=ABS([.F869]/[.B$4])" office:value-type="percentage" office:value="0.00643961074011814" calcext:value-type="percentage">
            <text:p>0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7" calcext:value-type="float">
            <text:p>867</text:p>
          </table:table-cell>
          <table:table-cell table:style-name="ce9" table:formula="of:=[.A870]*90/(256)" office:value-type="float" office:value="304.8046875" calcext:value-type="float">
            <text:p>304.80º</text:p>
          </table:table-cell>
          <table:table-cell table:style-name="ce14" table:formula="of:=ROUND([.C$1]*SIN([.B870]*PI()/180);0)" office:value-type="float" office:value="-840" calcext:value-type="float">
            <text:p>-840</text:p>
          </table:table-cell>
          <table:table-cell table:style-name="ce14" table:formula="of:=ROUND([.C$1]*SIN(([.B870]+90)*PI()/180);0)" office:value-type="float" office:value="584" calcext:value-type="float">
            <text:p>584</text:p>
          </table:table-cell>
          <table:table-cell table:style-name="ce9" table:formula="of:=MOD(ATAN2([.D870];[.C870])*180/PI()+360;360)" office:value-type="float" office:value="304.808498149972" calcext:value-type="float">
            <text:p>304.81º</text:p>
          </table:table-cell>
          <table:table-cell table:style-name="ce20" table:formula="of:=[.B870]-[.E870]" office:value-type="float" office:value="-0.00381064997230851" calcext:value-type="float">
            <text:p>-0.0038</text:p>
          </table:table-cell>
          <table:table-cell table:style-name="ce27" table:formula="of:=ABS([.F870]/[.B$4])" office:value-type="percentage" office:value="0.0108391821434553" calcext:value-type="percentage">
            <text:p>1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8" calcext:value-type="float">
            <text:p>868</text:p>
          </table:table-cell>
          <table:table-cell table:style-name="ce9" table:formula="of:=[.A871]*90/(256)" office:value-type="float" office:value="305.15625" calcext:value-type="float">
            <text:p>305.16º</text:p>
          </table:table-cell>
          <table:table-cell table:style-name="ce14" table:formula="of:=ROUND([.C$1]*SIN([.B871]*PI()/180);0)" office:value-type="float" office:value="-836" calcext:value-type="float">
            <text:p>-836</text:p>
          </table:table-cell>
          <table:table-cell table:style-name="ce14" table:formula="of:=ROUND([.C$1]*SIN(([.B871]+90)*PI()/180);0)" office:value-type="float" office:value="589" calcext:value-type="float">
            <text:p>589</text:p>
          </table:table-cell>
          <table:table-cell table:style-name="ce9" table:formula="of:=MOD(ATAN2([.D871];[.C871])*180/PI()+360;360)" office:value-type="float" office:value="305.166436035793" calcext:value-type="float">
            <text:p>305.17º</text:p>
          </table:table-cell>
          <table:table-cell table:style-name="ce20" table:formula="of:=[.B871]-[.E871]" office:value-type="float" office:value="-0.0101860357929127" calcext:value-type="float">
            <text:p>-0.0102</text:p>
          </table:table-cell>
          <table:table-cell table:style-name="ce27" table:formula="of:=ABS([.F871]/[.B$4])" office:value-type="percentage" office:value="0.0289736129220627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69" calcext:value-type="float">
            <text:p>869</text:p>
          </table:table-cell>
          <table:table-cell table:style-name="ce9" table:formula="of:=[.A872]*90/(256)" office:value-type="float" office:value="305.5078125" calcext:value-type="float">
            <text:p>305.51º</text:p>
          </table:table-cell>
          <table:table-cell table:style-name="ce14" table:formula="of:=ROUND([.C$1]*SIN([.B872]*PI()/180);0)" office:value-type="float" office:value="-833" calcext:value-type="float">
            <text:p>-833</text:p>
          </table:table-cell>
          <table:table-cell table:style-name="ce14" table:formula="of:=ROUND([.C$1]*SIN(([.B872]+90)*PI()/180);0)" office:value-type="float" office:value="594" calcext:value-type="float">
            <text:p>594</text:p>
          </table:table-cell>
          <table:table-cell table:style-name="ce9" table:formula="of:=MOD(ATAN2([.D872];[.C872])*180/PI()+360;360)" office:value-type="float" office:value="305.492106791859" calcext:value-type="float">
            <text:p>305.49º</text:p>
          </table:table-cell>
          <table:table-cell table:style-name="ce20" table:formula="of:=[.B872]-[.E872]" office:value-type="float" office:value="0.0157057081413541" calcext:value-type="float">
            <text:p>0.0157</text:p>
          </table:table-cell>
          <table:table-cell table:style-name="ce27" table:formula="of:=ABS([.F872]/[.B$4])" office:value-type="percentage" office:value="0.0446740142687405" calcext:value-type="percentage">
            <text:p>4.4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0" calcext:value-type="float">
            <text:p>870</text:p>
          </table:table-cell>
          <table:table-cell table:style-name="ce9" table:formula="of:=[.A873]*90/(256)" office:value-type="float" office:value="305.859375" calcext:value-type="float">
            <text:p>305.86º</text:p>
          </table:table-cell>
          <table:table-cell table:style-name="ce14" table:formula="of:=ROUND([.C$1]*SIN([.B873]*PI()/180);0)" office:value-type="float" office:value="-829" calcext:value-type="float">
            <text:p>-829</text:p>
          </table:table-cell>
          <table:table-cell table:style-name="ce14" table:formula="of:=ROUND([.C$1]*SIN(([.B873]+90)*PI()/180);0)" office:value-type="float" office:value="599" calcext:value-type="float">
            <text:p>599</text:p>
          </table:table-cell>
          <table:table-cell table:style-name="ce9" table:formula="of:=MOD(ATAN2([.D873];[.C873])*180/PI()+360;360)" office:value-type="float" office:value="305.850268168199" calcext:value-type="float">
            <text:p>305.85º</text:p>
          </table:table-cell>
          <table:table-cell table:style-name="ce20" table:formula="of:=[.B873]-[.E873]" office:value-type="float" office:value="0.00910683180052274" calcext:value-type="float">
            <text:p>0.0091</text:p>
          </table:table-cell>
          <table:table-cell table:style-name="ce27" table:formula="of:=ABS([.F873]/[.B$4])" office:value-type="percentage" office:value="0.0259038771214869" calcext:value-type="percentage">
            <text:p>2.5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1" calcext:value-type="float">
            <text:p>871</text:p>
          </table:table-cell>
          <table:table-cell table:style-name="ce9" table:formula="of:=[.A874]*90/(256)" office:value-type="float" office:value="306.2109375" calcext:value-type="float">
            <text:p>306.21º</text:p>
          </table:table-cell>
          <table:table-cell table:style-name="ce14" table:formula="of:=ROUND([.C$1]*SIN([.B874]*PI()/180);0)" office:value-type="float" office:value="-825" calcext:value-type="float">
            <text:p>-825</text:p>
          </table:table-cell>
          <table:table-cell table:style-name="ce14" table:formula="of:=ROUND([.C$1]*SIN(([.B874]+90)*PI()/180);0)" office:value-type="float" office:value="604" calcext:value-type="float">
            <text:p>604</text:p>
          </table:table-cell>
          <table:table-cell table:style-name="ce9" table:formula="of:=MOD(ATAN2([.D874];[.C874])*180/PI()+360;360)" office:value-type="float" office:value="306.208649424994" calcext:value-type="float">
            <text:p>306.21º</text:p>
          </table:table-cell>
          <table:table-cell table:style-name="ce20" table:formula="of:=[.B874]-[.E874]" office:value-type="float" office:value="0.00228807500587891" calcext:value-type="float">
            <text:p>0.0023</text:p>
          </table:table-cell>
          <table:table-cell table:style-name="ce27" table:formula="of:=ABS([.F874]/[.B$4])" office:value-type="percentage" office:value="0.00650830223894445" calcext:value-type="percentage">
            <text:p>0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2" calcext:value-type="float">
            <text:p>872</text:p>
          </table:table-cell>
          <table:table-cell table:style-name="ce9" table:formula="of:=[.A875]*90/(256)" office:value-type="float" office:value="306.5625" calcext:value-type="float">
            <text:p>306.56º</text:p>
          </table:table-cell>
          <table:table-cell table:style-name="ce14" table:formula="of:=ROUND([.C$1]*SIN([.B875]*PI()/180);0)" office:value-type="float" office:value="-822" calcext:value-type="float">
            <text:p>-822</text:p>
          </table:table-cell>
          <table:table-cell table:style-name="ce14" table:formula="of:=ROUND([.C$1]*SIN(([.B875]+90)*PI()/180);0)" office:value-type="float" office:value="609" calcext:value-type="float">
            <text:p>609</text:p>
          </table:table-cell>
          <table:table-cell table:style-name="ce9" table:formula="of:=MOD(ATAN2([.D875];[.C875])*180/PI()+360;360)" office:value-type="float" office:value="306.533855871381" calcext:value-type="float">
            <text:p>306.53º</text:p>
          </table:table-cell>
          <table:table-cell table:style-name="ce20" table:formula="of:=[.B875]-[.E875]" office:value-type="float" office:value="0.0286441286189643" calcext:value-type="float">
            <text:p>0.0286</text:p>
          </table:table-cell>
          <table:table-cell table:style-name="ce27" table:formula="of:=ABS([.F875]/[.B$4])" office:value-type="percentage" office:value="0.081476632516165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3" calcext:value-type="float">
            <text:p>873</text:p>
          </table:table-cell>
          <table:table-cell table:style-name="ce9" table:formula="of:=[.A876]*90/(256)" office:value-type="float" office:value="306.9140625" calcext:value-type="float">
            <text:p>306.91º</text:p>
          </table:table-cell>
          <table:table-cell table:style-name="ce14" table:formula="of:=ROUND([.C$1]*SIN([.B876]*PI()/180);0)" office:value-type="float" office:value="-818" calcext:value-type="float">
            <text:p>-818</text:p>
          </table:table-cell>
          <table:table-cell table:style-name="ce14" table:formula="of:=ROUND([.C$1]*SIN(([.B876]+90)*PI()/180);0)" office:value-type="float" office:value="614" calcext:value-type="float">
            <text:p>614</text:p>
          </table:table-cell>
          <table:table-cell table:style-name="ce9" table:formula="of:=MOD(ATAN2([.D876];[.C876])*180/PI()+360;360)" office:value-type="float" office:value="306.892305067272" calcext:value-type="float">
            <text:p>306.89º</text:p>
          </table:table-cell>
          <table:table-cell table:style-name="ce20" table:formula="of:=[.B876]-[.E876]" office:value-type="float" office:value="0.0217574327277248" calcext:value-type="float">
            <text:p>0.0218</text:p>
          </table:table-cell>
          <table:table-cell table:style-name="ce27" table:formula="of:=ABS([.F876]/[.B$4])" office:value-type="percentage" office:value="0.0618878086477505" calcext:value-type="percentage">
            <text:p>6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4" calcext:value-type="float">
            <text:p>874</text:p>
          </table:table-cell>
          <table:table-cell table:style-name="ce9" table:formula="of:=[.A877]*90/(256)" office:value-type="float" office:value="307.265625" calcext:value-type="float">
            <text:p>307.27º</text:p>
          </table:table-cell>
          <table:table-cell table:style-name="ce14" table:formula="of:=ROUND([.C$1]*SIN([.B877]*PI()/180);0)" office:value-type="float" office:value="-814" calcext:value-type="float">
            <text:p>-814</text:p>
          </table:table-cell>
          <table:table-cell table:style-name="ce14" table:formula="of:=ROUND([.C$1]*SIN(([.B877]+90)*PI()/180);0)" office:value-type="float" office:value="619" calcext:value-type="float">
            <text:p>619</text:p>
          </table:table-cell>
          <table:table-cell table:style-name="ce9" table:formula="of:=MOD(ATAN2([.D877];[.C877])*180/PI()+360;360)" office:value-type="float" office:value="307.250892715408" calcext:value-type="float">
            <text:p>307.25º</text:p>
          </table:table-cell>
          <table:table-cell table:style-name="ce20" table:formula="of:=[.B877]-[.E877]" office:value-type="float" office:value="0.0147322845922417" calcext:value-type="float">
            <text:p>0.0147</text:p>
          </table:table-cell>
          <table:table-cell table:style-name="ce27" table:formula="of:=ABS([.F877]/[.B$4])" office:value-type="percentage" office:value="0.0419051650623765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5" calcext:value-type="float">
            <text:p>875</text:p>
          </table:table-cell>
          <table:table-cell table:style-name="ce9" table:formula="of:=[.A878]*90/(256)" office:value-type="float" office:value="307.6171875" calcext:value-type="float">
            <text:p>307.62º</text:p>
          </table:table-cell>
          <table:table-cell table:style-name="ce14" table:formula="of:=ROUND([.C$1]*SIN([.B878]*PI()/180);0)" office:value-type="float" office:value="-810" calcext:value-type="float">
            <text:p>-810</text:p>
          </table:table-cell>
          <table:table-cell table:style-name="ce14" table:formula="of:=ROUND([.C$1]*SIN(([.B878]+90)*PI()/180);0)" office:value-type="float" office:value="624" calcext:value-type="float">
            <text:p>624</text:p>
          </table:table-cell>
          <table:table-cell table:style-name="ce9" table:formula="of:=MOD(ATAN2([.D878];[.C878])*180/PI()+360;360)" office:value-type="float" office:value="307.609590790712" calcext:value-type="float">
            <text:p>307.61º</text:p>
          </table:table-cell>
          <table:table-cell table:style-name="ce20" table:formula="of:=[.B878]-[.E878]" office:value-type="float" office:value="0.00759670928772493" calcext:value-type="float">
            <text:p>0.0076</text:p>
          </table:table-cell>
          <table:table-cell table:style-name="ce27" table:formula="of:=ABS([.F878]/[.B$4])" office:value-type="percentage" office:value="0.0216084175295287" calcext:value-type="percentage">
            <text:p>2.1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6" calcext:value-type="float">
            <text:p>876</text:p>
          </table:table-cell>
          <table:table-cell table:style-name="ce9" table:formula="of:=[.A879]*90/(256)" office:value-type="float" office:value="307.96875" calcext:value-type="float">
            <text:p>307.97º</text:p>
          </table:table-cell>
          <table:table-cell table:style-name="ce14" table:formula="of:=ROUND([.C$1]*SIN([.B879]*PI()/180);0)" office:value-type="float" office:value="-806" calcext:value-type="float">
            <text:p>-806</text:p>
          </table:table-cell>
          <table:table-cell table:style-name="ce14" table:formula="of:=ROUND([.C$1]*SIN(([.B879]+90)*PI()/180);0)" office:value-type="float" office:value="629" calcext:value-type="float">
            <text:p>629</text:p>
          </table:table-cell>
          <table:table-cell table:style-name="ce9" table:formula="of:=MOD(ATAN2([.D879];[.C879])*180/PI()+360;360)" office:value-type="float" office:value="307.968371216229" calcext:value-type="float">
            <text:p>307.97º</text:p>
          </table:table-cell>
          <table:table-cell table:style-name="ce20" table:formula="of:=[.B879]-[.E879]" office:value-type="float" office:value="0.000378783771452618" calcext:value-type="float">
            <text:p>0.0004</text:p>
          </table:table-cell>
          <table:table-cell table:style-name="ce27" table:formula="of:=ABS([.F879]/[.B$4])" office:value-type="percentage" office:value="0.00107742939435411" calcext:value-type="percentage">
            <text:p>0.1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7" calcext:value-type="float">
            <text:p>877</text:p>
          </table:table-cell>
          <table:table-cell table:style-name="ce9" table:formula="of:=[.A880]*90/(256)" office:value-type="float" office:value="308.3203125" calcext:value-type="float">
            <text:p>308.32º</text:p>
          </table:table-cell>
          <table:table-cell table:style-name="ce14" table:formula="of:=ROUND([.C$1]*SIN([.B880]*PI()/180);0)" office:value-type="float" office:value="-803" calcext:value-type="float">
            <text:p>-803</text:p>
          </table:table-cell>
          <table:table-cell table:style-name="ce14" table:formula="of:=ROUND([.C$1]*SIN(([.B880]+90)*PI()/180);0)" office:value-type="float" office:value="634" calcext:value-type="float">
            <text:p>634</text:p>
          </table:table-cell>
          <table:table-cell table:style-name="ce9" table:formula="of:=MOD(ATAN2([.D880];[.C880])*180/PI()+360;360)" office:value-type="float" office:value="308.292476584236" calcext:value-type="float">
            <text:p>308.29º</text:p>
          </table:table-cell>
          <table:table-cell table:style-name="ce20" table:formula="of:=[.B880]-[.E880]" office:value-type="float" office:value="0.0278359157642853" calcext:value-type="float">
            <text:p>0.0278</text:p>
          </table:table-cell>
          <table:table-cell table:style-name="ce27" table:formula="of:=ABS([.F880]/[.B$4])" office:value-type="percentage" office:value="0.079177715951745" calcext:value-type="percentage">
            <text:p>7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8" calcext:value-type="float">
            <text:p>878</text:p>
          </table:table-cell>
          <table:table-cell table:style-name="ce9" table:formula="of:=[.A881]*90/(256)" office:value-type="float" office:value="308.671875" calcext:value-type="float">
            <text:p>308.67º</text:p>
          </table:table-cell>
          <table:table-cell table:style-name="ce14" table:formula="of:=ROUND([.C$1]*SIN([.B881]*PI()/180);0)" office:value-type="float" office:value="-799" calcext:value-type="float">
            <text:p>-799</text:p>
          </table:table-cell>
          <table:table-cell table:style-name="ce14" table:formula="of:=ROUND([.C$1]*SIN(([.B881]+90)*PI()/180);0)" office:value-type="float" office:value="639" calcext:value-type="float">
            <text:p>639</text:p>
          </table:table-cell>
          <table:table-cell table:style-name="ce9" table:formula="of:=MOD(ATAN2([.D881];[.C881])*180/PI()+360;360)" office:value-type="float" office:value="308.651062142188" calcext:value-type="float">
            <text:p>308.65º</text:p>
          </table:table-cell>
          <table:table-cell table:style-name="ce20" table:formula="of:=[.B881]-[.E881]" office:value-type="float" office:value="0.0208128578116202" calcext:value-type="float">
            <text:p>0.0208</text:p>
          </table:table-cell>
          <table:table-cell table:style-name="ce27" table:formula="of:=ABS([.F881]/[.B$4])" office:value-type="percentage" office:value="0.0592010177752753" calcext:value-type="percentage">
            <text:p>5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79" calcext:value-type="float">
            <text:p>879</text:p>
          </table:table-cell>
          <table:table-cell table:style-name="ce9" table:formula="of:=[.A882]*90/(256)" office:value-type="float" office:value="309.0234375" calcext:value-type="float">
            <text:p>309.02º</text:p>
          </table:table-cell>
          <table:table-cell table:style-name="ce14" table:formula="of:=ROUND([.C$1]*SIN([.B882]*PI()/180);0)" office:value-type="float" office:value="-795" calcext:value-type="float">
            <text:p>-795</text:p>
          </table:table-cell>
          <table:table-cell table:style-name="ce14" table:formula="of:=ROUND([.C$1]*SIN(([.B882]+90)*PI()/180);0)" office:value-type="float" office:value="644" calcext:value-type="float">
            <text:p>644</text:p>
          </table:table-cell>
          <table:table-cell table:style-name="ce9" table:formula="of:=MOD(ATAN2([.D882];[.C882])*180/PI()+360;360)" office:value-type="float" office:value="309.009648385283" calcext:value-type="float">
            <text:p>309.01º</text:p>
          </table:table-cell>
          <table:table-cell table:style-name="ce20" table:formula="of:=[.B882]-[.E882]" office:value-type="float" office:value="0.0137891147170421" calcext:value-type="float">
            <text:p>0.0138</text:p>
          </table:table-cell>
          <table:table-cell table:style-name="ce27" table:formula="of:=ABS([.F882]/[.B$4])" office:value-type="percentage" office:value="0.0392223707506976" calcext:value-type="percentage">
            <text:p>3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0" calcext:value-type="float">
            <text:p>880</text:p>
          </table:table-cell>
          <table:table-cell table:style-name="ce9" table:formula="of:=[.A883]*90/(256)" office:value-type="float" office:value="309.375" calcext:value-type="float">
            <text:p>309.38º</text:p>
          </table:table-cell>
          <table:table-cell table:style-name="ce14" table:formula="of:=ROUND([.C$1]*SIN([.B883]*PI()/180);0)" office:value-type="float" office:value="-791" calcext:value-type="float">
            <text:p>-791</text:p>
          </table:table-cell>
          <table:table-cell table:style-name="ce14" table:formula="of:=ROUND([.C$1]*SIN(([.B883]+90)*PI()/180);0)" office:value-type="float" office:value="649" calcext:value-type="float">
            <text:p>649</text:p>
          </table:table-cell>
          <table:table-cell table:style-name="ce9" table:formula="of:=MOD(ATAN2([.D883];[.C883])*180/PI()+360;360)" office:value-type="float" office:value="309.368207224744" calcext:value-type="float">
            <text:p>309.37º</text:p>
          </table:table-cell>
          <table:table-cell table:style-name="ce20" table:formula="of:=[.B883]-[.E883]" office:value-type="float" office:value="0.00679277525551925" calcext:value-type="float">
            <text:p>0.0068</text:p>
          </table:table-cell>
          <table:table-cell table:style-name="ce27" table:formula="of:=ABS([.F883]/[.B$4])" office:value-type="percentage" office:value="0.0193216718379214" calcext:value-type="percentage">
            <text:p>1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1" calcext:value-type="float">
            <text:p>881</text:p>
          </table:table-cell>
          <table:table-cell table:style-name="ce9" table:formula="of:=[.A884]*90/(256)" office:value-type="float" office:value="309.7265625" calcext:value-type="float">
            <text:p>309.73º</text:p>
          </table:table-cell>
          <table:table-cell table:style-name="ce14" table:formula="of:=ROUND([.C$1]*SIN([.B884]*PI()/180);0)" office:value-type="float" office:value="-787" calcext:value-type="float">
            <text:p>-787</text:p>
          </table:table-cell>
          <table:table-cell table:style-name="ce14" table:formula="of:=ROUND([.C$1]*SIN(([.B884]+90)*PI()/180);0)" office:value-type="float" office:value="654" calcext:value-type="float">
            <text:p>654</text:p>
          </table:table-cell>
          <table:table-cell table:style-name="ce9" table:formula="of:=MOD(ATAN2([.D884];[.C884])*180/PI()+360;360)" office:value-type="float" office:value="309.726710584675" calcext:value-type="float">
            <text:p>309.73º</text:p>
          </table:table-cell>
          <table:table-cell table:style-name="ce20" table:formula="of:=[.B884]-[.E884]" office:value-type="float" office:value="-0.00014808467540206" calcext:value-type="float">
            <text:p>-0.0001</text:p>
          </table:table-cell>
          <table:table-cell table:style-name="ce27" table:formula="of:=ABS([.F884]/[.B$4])" office:value-type="percentage" office:value="0.00042121863225475" calcext:value-type="percentage">
            <text:p>0.0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2" calcext:value-type="float">
            <text:p>882</text:p>
          </table:table-cell>
          <table:table-cell table:style-name="ce9" table:formula="of:=[.A885]*90/(256)" office:value-type="float" office:value="310.078125" calcext:value-type="float">
            <text:p>310.08º</text:p>
          </table:table-cell>
          <table:table-cell table:style-name="ce14" table:formula="of:=ROUND([.C$1]*SIN([.B885]*PI()/180);0)" office:value-type="float" office:value="-783" calcext:value-type="float">
            <text:p>-783</text:p>
          </table:table-cell>
          <table:table-cell table:style-name="ce14" table:formula="of:=ROUND([.C$1]*SIN(([.B885]+90)*PI()/180);0)" office:value-type="float" office:value="659" calcext:value-type="float">
            <text:p>659</text:p>
          </table:table-cell>
          <table:table-cell table:style-name="ce9" table:formula="of:=MOD(ATAN2([.D885];[.C885])*180/PI()+360;360)" office:value-type="float" office:value="310.08513041524" calcext:value-type="float">
            <text:p>310.09º</text:p>
          </table:table-cell>
          <table:table-cell table:style-name="ce20" table:formula="of:=[.B885]-[.E885]" office:value-type="float" office:value="-0.00700541523963238" calcext:value-type="float">
            <text:p>-0.0070</text:p>
          </table:table-cell>
          <table:table-cell table:style-name="ce27" table:formula="of:=ABS([.F885]/[.B$4])" office:value-type="percentage" office:value="0.0199265144593988" calcext:value-type="percentage">
            <text:p>1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3" calcext:value-type="float">
            <text:p>883</text:p>
          </table:table-cell>
          <table:table-cell table:style-name="ce9" table:formula="of:=[.A886]*90/(256)" office:value-type="float" office:value="310.4296875" calcext:value-type="float">
            <text:p>310.43º</text:p>
          </table:table-cell>
          <table:table-cell table:style-name="ce14" table:formula="of:=ROUND([.C$1]*SIN([.B886]*PI()/180);0)" office:value-type="float" office:value="-779" calcext:value-type="float">
            <text:p>-779</text:p>
          </table:table-cell>
          <table:table-cell table:style-name="ce14" table:formula="of:=ROUND([.C$1]*SIN(([.B886]+90)*PI()/180);0)" office:value-type="float" office:value="663" calcext:value-type="float">
            <text:p>663</text:p>
          </table:table-cell>
          <table:table-cell table:style-name="ce9" table:formula="of:=MOD(ATAN2([.D886];[.C886])*180/PI()+360;360)" office:value-type="float" office:value="310.400811874635" calcext:value-type="float">
            <text:p>310.40º</text:p>
          </table:table-cell>
          <table:table-cell table:style-name="ce20" table:formula="of:=[.B886]-[.E886]" office:value-type="float" office:value="0.0288756253653446" calcext:value-type="float">
            <text:p>0.0289</text:p>
          </table:table-cell>
          <table:table-cell table:style-name="ce27" table:formula="of:=ABS([.F886]/[.B$4])" office:value-type="percentage" office:value="0.0821351121503135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4" calcext:value-type="float">
            <text:p>884</text:p>
          </table:table-cell>
          <table:table-cell table:style-name="ce9" table:formula="of:=[.A887]*90/(256)" office:value-type="float" office:value="310.78125" calcext:value-type="float">
            <text:p>310.78º</text:p>
          </table:table-cell>
          <table:table-cell table:style-name="ce14" table:formula="of:=ROUND([.C$1]*SIN([.B887]*PI()/180);0)" office:value-type="float" office:value="-775" calcext:value-type="float">
            <text:p>-775</text:p>
          </table:table-cell>
          <table:table-cell table:style-name="ce14" table:formula="of:=ROUND([.C$1]*SIN(([.B887]+90)*PI()/180);0)" office:value-type="float" office:value="668" calcext:value-type="float">
            <text:p>668</text:p>
          </table:table-cell>
          <table:table-cell table:style-name="ce9" table:formula="of:=MOD(ATAN2([.D887];[.C887])*180/PI()+360;360)" office:value-type="float" office:value="310.7592175216" calcext:value-type="float">
            <text:p>310.76º</text:p>
          </table:table-cell>
          <table:table-cell table:style-name="ce20" table:formula="of:=[.B887]-[.E887]" office:value-type="float" office:value="0.0220324784003196" calcext:value-type="float">
            <text:p>0.0220</text:p>
          </table:table-cell>
          <table:table-cell table:style-name="ce27" table:formula="of:=ABS([.F887]/[.B$4])" office:value-type="percentage" office:value="0.0626701607831314" calcext:value-type="percentage">
            <text:p>6.2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5" calcext:value-type="float">
            <text:p>885</text:p>
          </table:table-cell>
          <table:table-cell table:style-name="ce9" table:formula="of:=[.A888]*90/(256)" office:value-type="float" office:value="311.1328125" calcext:value-type="float">
            <text:p>311.13º</text:p>
          </table:table-cell>
          <table:table-cell table:style-name="ce14" table:formula="of:=ROUND([.C$1]*SIN([.B888]*PI()/180);0)" office:value-type="float" office:value="-771" calcext:value-type="float">
            <text:p>-771</text:p>
          </table:table-cell>
          <table:table-cell table:style-name="ce14" table:formula="of:=ROUND([.C$1]*SIN(([.B888]+90)*PI()/180);0)" office:value-type="float" office:value="673" calcext:value-type="float">
            <text:p>673</text:p>
          </table:table-cell>
          <table:table-cell table:style-name="ce9" table:formula="of:=MOD(ATAN2([.D888];[.C888])*180/PI()+360;360)" office:value-type="float" office:value="311.117458874769" calcext:value-type="float">
            <text:p>311.12º</text:p>
          </table:table-cell>
          <table:table-cell table:style-name="ce20" table:formula="of:=[.B888]-[.E888]" office:value-type="float" office:value="0.0153536252307163" calcext:value-type="float">
            <text:p>0.0154</text:p>
          </table:table-cell>
          <table:table-cell table:style-name="ce27" table:formula="of:=ABS([.F888]/[.B$4])" office:value-type="percentage" office:value="0.0436725339895929" calcext:value-type="percentage">
            <text:p>4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6" calcext:value-type="float">
            <text:p>886</text:p>
          </table:table-cell>
          <table:table-cell table:style-name="ce9" table:formula="of:=[.A889]*90/(256)" office:value-type="float" office:value="311.484375" calcext:value-type="float">
            <text:p>311.48º</text:p>
          </table:table-cell>
          <table:table-cell table:style-name="ce14" table:formula="of:=ROUND([.C$1]*SIN([.B889]*PI()/180);0)" office:value-type="float" office:value="-766" calcext:value-type="float">
            <text:p>-766</text:p>
          </table:table-cell>
          <table:table-cell table:style-name="ce14" table:formula="of:=ROUND([.C$1]*SIN(([.B889]+90)*PI()/180);0)" office:value-type="float" office:value="678" calcext:value-type="float">
            <text:p>678</text:p>
          </table:table-cell>
          <table:table-cell table:style-name="ce9" table:formula="of:=MOD(ATAN2([.D889];[.C889])*180/PI()+360;360)" office:value-type="float" office:value="311.512603465888" calcext:value-type="float">
            <text:p>311.51º</text:p>
          </table:table-cell>
          <table:table-cell table:style-name="ce20" table:formula="of:=[.B889]-[.E889]" office:value-type="float" office:value="-0.0282284658881622" calcext:value-type="float">
            <text:p>-0.0282</text:p>
          </table:table-cell>
          <table:table-cell table:style-name="ce27" table:formula="of:=ABS([.F889]/[.B$4])" office:value-type="percentage" office:value="0.0802943029707725" calcext:value-type="percentage">
            <text:p>8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7" calcext:value-type="float">
            <text:p>887</text:p>
          </table:table-cell>
          <table:table-cell table:style-name="ce9" table:formula="of:=[.A890]*90/(256)" office:value-type="float" office:value="311.8359375" calcext:value-type="float">
            <text:p>311.84º</text:p>
          </table:table-cell>
          <table:table-cell table:style-name="ce14" table:formula="of:=ROUND([.C$1]*SIN([.B890]*PI()/180);0)" office:value-type="float" office:value="-762" calcext:value-type="float">
            <text:p>-762</text:p>
          </table:table-cell>
          <table:table-cell table:style-name="ce14" table:formula="of:=ROUND([.C$1]*SIN(([.B890]+90)*PI()/180);0)" office:value-type="float" office:value="682" calcext:value-type="float">
            <text:p>682</text:p>
          </table:table-cell>
          <table:table-cell table:style-name="ce9" table:formula="of:=MOD(ATAN2([.D890];[.C890])*180/PI()+360;360)" office:value-type="float" office:value="311.828960272751" calcext:value-type="float">
            <text:p>311.83º</text:p>
          </table:table-cell>
          <table:table-cell table:style-name="ce20" table:formula="of:=[.B890]-[.E890]" office:value-type="float" office:value="0.00697722724942196" calcext:value-type="float">
            <text:p>0.0070</text:p>
          </table:table-cell>
          <table:table-cell table:style-name="ce27" table:formula="of:=ABS([.F890]/[.B$4])" office:value-type="percentage" office:value="0.0198463352872447" calcext:value-type="percentage">
            <text:p>1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8" calcext:value-type="float">
            <text:p>888</text:p>
          </table:table-cell>
          <table:table-cell table:style-name="ce9" table:formula="of:=[.A891]*90/(256)" office:value-type="float" office:value="312.1875" calcext:value-type="float">
            <text:p>312.19º</text:p>
          </table:table-cell>
          <table:table-cell table:style-name="ce14" table:formula="of:=ROUND([.C$1]*SIN([.B891]*PI()/180);0)" office:value-type="float" office:value="-758" calcext:value-type="float">
            <text:p>-758</text:p>
          </table:table-cell>
          <table:table-cell table:style-name="ce14" table:formula="of:=ROUND([.C$1]*SIN(([.B891]+90)*PI()/180);0)" office:value-type="float" office:value="687" calcext:value-type="float">
            <text:p>687</text:p>
          </table:table-cell>
          <table:table-cell table:style-name="ce9" table:formula="of:=MOD(ATAN2([.D891];[.C891])*180/PI()+360;360)" office:value-type="float" office:value="312.187037117345" calcext:value-type="float">
            <text:p>312.19º</text:p>
          </table:table-cell>
          <table:table-cell table:style-name="ce20" table:formula="of:=[.B891]-[.E891]" office:value-type="float" office:value="0.00046288265508565" calcext:value-type="float">
            <text:p>0.0005</text:p>
          </table:table-cell>
          <table:table-cell table:style-name="ce27" table:formula="of:=ABS([.F891]/[.B$4])" office:value-type="percentage" office:value="0.00131664399668807" calcext:value-type="percentage">
            <text:p>0.1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89" calcext:value-type="float">
            <text:p>889</text:p>
          </table:table-cell>
          <table:table-cell table:style-name="ce9" table:formula="of:=[.A892]*90/(256)" office:value-type="float" office:value="312.5390625" calcext:value-type="float">
            <text:p>312.54º</text:p>
          </table:table-cell>
          <table:table-cell table:style-name="ce14" table:formula="of:=ROUND([.C$1]*SIN([.B892]*PI()/180);0)" office:value-type="float" office:value="-754" calcext:value-type="float">
            <text:p>-754</text:p>
          </table:table-cell>
          <table:table-cell table:style-name="ce14" table:formula="of:=ROUND([.C$1]*SIN(([.B892]+90)*PI()/180);0)" office:value-type="float" office:value="692" calcext:value-type="float">
            <text:p>692</text:p>
          </table:table-cell>
          <table:table-cell table:style-name="ce9" table:formula="of:=MOD(ATAN2([.D892];[.C892])*180/PI()+360;360)" office:value-type="float" office:value="312.544838298068" calcext:value-type="float">
            <text:p>312.54º</text:p>
          </table:table-cell>
          <table:table-cell table:style-name="ce20" table:formula="of:=[.B892]-[.E892]" office:value-type="float" office:value="-0.00577579806810036" calcext:value-type="float">
            <text:p>-0.0058</text:p>
          </table:table-cell>
          <table:table-cell table:style-name="ce27" table:formula="of:=ABS([.F892]/[.B$4])" office:value-type="percentage" office:value="0.016428936727041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0" calcext:value-type="float">
            <text:p>890</text:p>
          </table:table-cell>
          <table:table-cell table:style-name="ce9" table:formula="of:=[.A893]*90/(256)" office:value-type="float" office:value="312.890625" calcext:value-type="float">
            <text:p>312.89º</text:p>
          </table:table-cell>
          <table:table-cell table:style-name="ce14" table:formula="of:=ROUND([.C$1]*SIN([.B893]*PI()/180);0)" office:value-type="float" office:value="-750" calcext:value-type="float">
            <text:p>-750</text:p>
          </table:table-cell>
          <table:table-cell table:style-name="ce14" table:formula="of:=ROUND([.C$1]*SIN(([.B893]+90)*PI()/180);0)" office:value-type="float" office:value="696" calcext:value-type="float">
            <text:p>696</text:p>
          </table:table-cell>
          <table:table-cell table:style-name="ce9" table:formula="of:=MOD(ATAN2([.D893];[.C893])*180/PI()+360;360)" office:value-type="float" office:value="312.861317422334" calcext:value-type="float">
            <text:p>312.86º</text:p>
          </table:table-cell>
          <table:table-cell table:style-name="ce20" table:formula="of:=[.B893]-[.E893]" office:value-type="float" office:value="0.0293075776663159" calcext:value-type="float">
            <text:p>0.0293</text:p>
          </table:table-cell>
          <table:table-cell table:style-name="ce27" table:formula="of:=ABS([.F893]/[.B$4])" office:value-type="percentage" office:value="0.0833637764730762" calcext:value-type="percentage">
            <text:p>8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1" calcext:value-type="float">
            <text:p>891</text:p>
          </table:table-cell>
          <table:table-cell table:style-name="ce9" table:formula="of:=[.A894]*90/(256)" office:value-type="float" office:value="313.2421875" calcext:value-type="float">
            <text:p>313.24º</text:p>
          </table:table-cell>
          <table:table-cell table:style-name="ce14" table:formula="of:=ROUND([.C$1]*SIN([.B894]*PI()/180);0)" office:value-type="float" office:value="-745" calcext:value-type="float">
            <text:p>-745</text:p>
          </table:table-cell>
          <table:table-cell table:style-name="ce14" table:formula="of:=ROUND([.C$1]*SIN(([.B894]+90)*PI()/180);0)" office:value-type="float" office:value="701" calcext:value-type="float">
            <text:p>701</text:p>
          </table:table-cell>
          <table:table-cell table:style-name="ce9" table:formula="of:=MOD(ATAN2([.D894];[.C894])*180/PI()+360;360)" office:value-type="float" office:value="313.257097750269" calcext:value-type="float">
            <text:p>313.26º</text:p>
          </table:table-cell>
          <table:table-cell table:style-name="ce20" table:formula="of:=[.B894]-[.E894]" office:value-type="float" office:value="-0.014910250268656" calcext:value-type="float">
            <text:p>-0.0149</text:p>
          </table:table-cell>
          <table:table-cell table:style-name="ce27" table:formula="of:=ABS([.F894]/[.B$4])" office:value-type="percentage" office:value="0.0424113785419548" calcext:value-type="percentage">
            <text:p>4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2" calcext:value-type="float">
            <text:p>892</text:p>
          </table:table-cell>
          <table:table-cell table:style-name="ce9" table:formula="of:=[.A895]*90/(256)" office:value-type="float" office:value="313.59375" calcext:value-type="float">
            <text:p>313.59º</text:p>
          </table:table-cell>
          <table:table-cell table:style-name="ce14" table:formula="of:=ROUND([.C$1]*SIN([.B895]*PI()/180);0)" office:value-type="float" office:value="-741" calcext:value-type="float">
            <text:p>-741</text:p>
          </table:table-cell>
          <table:table-cell table:style-name="ce14" table:formula="of:=ROUND([.C$1]*SIN(([.B895]+90)*PI()/180);0)" office:value-type="float" office:value="705" calcext:value-type="float">
            <text:p>705</text:p>
          </table:table-cell>
          <table:table-cell table:style-name="ce9" table:formula="of:=MOD(ATAN2([.D895];[.C895])*180/PI()+360;360)" office:value-type="float" office:value="313.573843664405" calcext:value-type="float">
            <text:p>313.57º</text:p>
          </table:table-cell>
          <table:table-cell table:style-name="ce20" table:formula="of:=[.B895]-[.E895]" office:value-type="float" office:value="0.0199063355944986" calcext:value-type="float">
            <text:p>0.0199</text:p>
          </table:table-cell>
          <table:table-cell table:style-name="ce27" table:formula="of:=ABS([.F895]/[.B$4])" office:value-type="percentage" office:value="0.0566224656910183" calcext:value-type="percentage">
            <text:p>5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3" calcext:value-type="float">
            <text:p>893</text:p>
          </table:table-cell>
          <table:table-cell table:style-name="ce9" table:formula="of:=[.A896]*90/(256)" office:value-type="float" office:value="313.9453125" calcext:value-type="float">
            <text:p>313.95º</text:p>
          </table:table-cell>
          <table:table-cell table:style-name="ce14" table:formula="of:=ROUND([.C$1]*SIN([.B896]*PI()/180);0)" office:value-type="float" office:value="-737" calcext:value-type="float">
            <text:p>-737</text:p>
          </table:table-cell>
          <table:table-cell table:style-name="ce14" table:formula="of:=ROUND([.C$1]*SIN(([.B896]+90)*PI()/180);0)" office:value-type="float" office:value="710" calcext:value-type="float">
            <text:p>710</text:p>
          </table:table-cell>
          <table:table-cell table:style-name="ce9" table:formula="of:=MOD(ATAN2([.D896];[.C896])*180/PI()+360;360)" office:value-type="float" office:value="313.93102519235" calcext:value-type="float">
            <text:p>313.93º</text:p>
          </table:table-cell>
          <table:table-cell table:style-name="ce20" table:formula="of:=[.B896]-[.E896]" office:value-type="float" office:value="0.0142873076503065" calcext:value-type="float">
            <text:p>0.0143</text:p>
          </table:table-cell>
          <table:table-cell table:style-name="ce27" table:formula="of:=ABS([.F896]/[.B$4])" office:value-type="percentage" office:value="0.0406394528719829" calcext:value-type="percentage">
            <text:p>4.0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4" calcext:value-type="float">
            <text:p>894</text:p>
          </table:table-cell>
          <table:table-cell table:style-name="ce9" table:formula="of:=[.A897]*90/(256)" office:value-type="float" office:value="314.296875" calcext:value-type="float">
            <text:p>314.30º</text:p>
          </table:table-cell>
          <table:table-cell table:style-name="ce14" table:formula="of:=ROUND([.C$1]*SIN([.B897]*PI()/180);0)" office:value-type="float" office:value="-732" calcext:value-type="float">
            <text:p>-732</text:p>
          </table:table-cell>
          <table:table-cell table:style-name="ce14" table:formula="of:=ROUND([.C$1]*SIN(([.B897]+90)*PI()/180);0)" office:value-type="float" office:value="714" calcext:value-type="float">
            <text:p>714</text:p>
          </table:table-cell>
          <table:table-cell table:style-name="ce9" table:formula="of:=MOD(ATAN2([.D897];[.C897])*180/PI()+360;360)" office:value-type="float" office:value="314.286811364982" calcext:value-type="float">
            <text:p>314.29º</text:p>
          </table:table-cell>
          <table:table-cell table:style-name="ce20" table:formula="of:=[.B897]-[.E897]" office:value-type="float" office:value="0.010063635017616" calcext:value-type="float">
            <text:p>0.0101</text:p>
          </table:table-cell>
          <table:table-cell table:style-name="ce27" table:formula="of:=ABS([.F897]/[.B$4])" office:value-type="percentage" office:value="0.0286254507167743" calcext:value-type="percentage">
            <text:p>2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5" calcext:value-type="float">
            <text:p>895</text:p>
          </table:table-cell>
          <table:table-cell table:style-name="ce9" table:formula="of:=[.A898]*90/(256)" office:value-type="float" office:value="314.6484375" calcext:value-type="float">
            <text:p>314.65º</text:p>
          </table:table-cell>
          <table:table-cell table:style-name="ce14" table:formula="of:=ROUND([.C$1]*SIN([.B898]*PI()/180);0)" office:value-type="float" office:value="-728" calcext:value-type="float">
            <text:p>-728</text:p>
          </table:table-cell>
          <table:table-cell table:style-name="ce14" table:formula="of:=ROUND([.C$1]*SIN(([.B898]+90)*PI()/180);0)" office:value-type="float" office:value="719" calcext:value-type="float">
            <text:p>719</text:p>
          </table:table-cell>
          <table:table-cell table:style-name="ce9" table:formula="of:=MOD(ATAN2([.D898];[.C898])*180/PI()+360;360)" office:value-type="float" office:value="314.643638309448" calcext:value-type="float">
            <text:p>314.64º</text:p>
          </table:table-cell>
          <table:table-cell table:style-name="ce20" table:formula="of:=[.B898]-[.E898]" office:value-type="float" office:value="0.0047991905517506" calcext:value-type="float">
            <text:p>0.0048</text:p>
          </table:table-cell>
          <table:table-cell table:style-name="ce27" table:formula="of:=ABS([.F898]/[.B$4])" office:value-type="percentage" office:value="0.0136510309027573" calcext:value-type="percentage">
            <text:p>1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6" calcext:value-type="float">
            <text:p>896</text:p>
          </table:table-cell>
          <table:table-cell table:style-name="ce9" table:formula="of:=[.A899]*90/(256)" office:value-type="float" office:value="315" calcext:value-type="float">
            <text:p>315.00º</text:p>
          </table:table-cell>
          <table:table-cell table:style-name="ce14" table:formula="of:=ROUND([.C$1]*SIN([.B899]*PI()/180);0)" office:value-type="float" office:value="-723" calcext:value-type="float">
            <text:p>-723</text:p>
          </table:table-cell>
          <table:table-cell table:style-name="ce14" table:formula="of:=ROUND([.C$1]*SIN(([.B899]+90)*PI()/180);0)" office:value-type="float" office:value="723" calcext:value-type="float">
            <text:p>723</text:p>
          </table:table-cell>
          <table:table-cell table:style-name="ce9" table:formula="of:=MOD(ATAN2([.D899];[.C899])*180/PI()+360;360)" office:value-type="float" office:value="315" calcext:value-type="float">
            <text:p>315.00º</text:p>
          </table:table-cell>
          <table:table-cell table:style-name="ce20" table:formula="of:=[.B899]-[.E899]" office:value-type="float" office:value="0" calcext:value-type="float">
            <text:p>0.0000</text:p>
          </table:table-cell>
          <table:table-cell table:style-name="ce27" table:formula="of:=ABS([.F899]/[.B$4])" office:value-type="percentage" office:value="0" calcext:value-type="percentage">
            <text:p>0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7" calcext:value-type="float">
            <text:p>897</text:p>
          </table:table-cell>
          <table:table-cell table:style-name="ce9" table:formula="of:=[.A900]*90/(256)" office:value-type="float" office:value="315.3515625" calcext:value-type="float">
            <text:p>315.35º</text:p>
          </table:table-cell>
          <table:table-cell table:style-name="ce14" table:formula="of:=ROUND([.C$1]*SIN([.B900]*PI()/180);0)" office:value-type="float" office:value="-719" calcext:value-type="float">
            <text:p>-719</text:p>
          </table:table-cell>
          <table:table-cell table:style-name="ce14" table:formula="of:=ROUND([.C$1]*SIN(([.B900]+90)*PI()/180);0)" office:value-type="float" office:value="728" calcext:value-type="float">
            <text:p>728</text:p>
          </table:table-cell>
          <table:table-cell table:style-name="ce9" table:formula="of:=MOD(ATAN2([.D900];[.C900])*180/PI()+360;360)" office:value-type="float" office:value="315.356361690552" calcext:value-type="float">
            <text:p>315.36º</text:p>
          </table:table-cell>
          <table:table-cell table:style-name="ce20" table:formula="of:=[.B900]-[.E900]" office:value-type="float" office:value="-0.0047991905517506" calcext:value-type="float">
            <text:p>-0.0048</text:p>
          </table:table-cell>
          <table:table-cell table:style-name="ce27" table:formula="of:=ABS([.F900]/[.B$4])" office:value-type="percentage" office:value="0.0136510309027573" calcext:value-type="percentage">
            <text:p>1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8" calcext:value-type="float">
            <text:p>898</text:p>
          </table:table-cell>
          <table:table-cell table:style-name="ce9" table:formula="of:=[.A901]*90/(256)" office:value-type="float" office:value="315.703125" calcext:value-type="float">
            <text:p>315.70º</text:p>
          </table:table-cell>
          <table:table-cell table:style-name="ce14" table:formula="of:=ROUND([.C$1]*SIN([.B901]*PI()/180);0)" office:value-type="float" office:value="-714" calcext:value-type="float">
            <text:p>-714</text:p>
          </table:table-cell>
          <table:table-cell table:style-name="ce14" table:formula="of:=ROUND([.C$1]*SIN(([.B901]+90)*PI()/180);0)" office:value-type="float" office:value="732" calcext:value-type="float">
            <text:p>732</text:p>
          </table:table-cell>
          <table:table-cell table:style-name="ce9" table:formula="of:=MOD(ATAN2([.D901];[.C901])*180/PI()+360;360)" office:value-type="float" office:value="315.713188635018" calcext:value-type="float">
            <text:p>315.71º</text:p>
          </table:table-cell>
          <table:table-cell table:style-name="ce20" table:formula="of:=[.B901]-[.E901]" office:value-type="float" office:value="-0.0100636350175591" calcext:value-type="float">
            <text:p>-0.0101</text:p>
          </table:table-cell>
          <table:table-cell table:style-name="ce27" table:formula="of:=ABS([.F901]/[.B$4])" office:value-type="percentage" office:value="0.0286254507166127" calcext:value-type="percentage">
            <text:p>2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899" calcext:value-type="float">
            <text:p>899</text:p>
          </table:table-cell>
          <table:table-cell table:style-name="ce9" table:formula="of:=[.A902]*90/(256)" office:value-type="float" office:value="316.0546875" calcext:value-type="float">
            <text:p>316.05º</text:p>
          </table:table-cell>
          <table:table-cell table:style-name="ce14" table:formula="of:=ROUND([.C$1]*SIN([.B902]*PI()/180);0)" office:value-type="float" office:value="-710" calcext:value-type="float">
            <text:p>-710</text:p>
          </table:table-cell>
          <table:table-cell table:style-name="ce14" table:formula="of:=ROUND([.C$1]*SIN(([.B902]+90)*PI()/180);0)" office:value-type="float" office:value="737" calcext:value-type="float">
            <text:p>737</text:p>
          </table:table-cell>
          <table:table-cell table:style-name="ce9" table:formula="of:=MOD(ATAN2([.D902];[.C902])*180/PI()+360;360)" office:value-type="float" office:value="316.06897480765" calcext:value-type="float">
            <text:p>316.07º</text:p>
          </table:table-cell>
          <table:table-cell table:style-name="ce20" table:formula="of:=[.B902]-[.E902]" office:value-type="float" office:value="-0.0142873076503065" calcext:value-type="float">
            <text:p>-0.0143</text:p>
          </table:table-cell>
          <table:table-cell table:style-name="ce27" table:formula="of:=ABS([.F902]/[.B$4])" office:value-type="percentage" office:value="0.0406394528719829" calcext:value-type="percentage">
            <text:p>4.0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0" calcext:value-type="float">
            <text:p>900</text:p>
          </table:table-cell>
          <table:table-cell table:style-name="ce9" table:formula="of:=[.A903]*90/(256)" office:value-type="float" office:value="316.40625" calcext:value-type="float">
            <text:p>316.41º</text:p>
          </table:table-cell>
          <table:table-cell table:style-name="ce14" table:formula="of:=ROUND([.C$1]*SIN([.B903]*PI()/180);0)" office:value-type="float" office:value="-705" calcext:value-type="float">
            <text:p>-705</text:p>
          </table:table-cell>
          <table:table-cell table:style-name="ce14" table:formula="of:=ROUND([.C$1]*SIN(([.B903]+90)*PI()/180);0)" office:value-type="float" office:value="741" calcext:value-type="float">
            <text:p>741</text:p>
          </table:table-cell>
          <table:table-cell table:style-name="ce9" table:formula="of:=MOD(ATAN2([.D903];[.C903])*180/PI()+360;360)" office:value-type="float" office:value="316.426156335594" calcext:value-type="float">
            <text:p>316.43º</text:p>
          </table:table-cell>
          <table:table-cell table:style-name="ce20" table:formula="of:=[.B903]-[.E903]" office:value-type="float" office:value="-0.0199063355944986" calcext:value-type="float">
            <text:p>-0.0199</text:p>
          </table:table-cell>
          <table:table-cell table:style-name="ce27" table:formula="of:=ABS([.F903]/[.B$4])" office:value-type="percentage" office:value="0.0566224656910183" calcext:value-type="percentage">
            <text:p>5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1" calcext:value-type="float">
            <text:p>901</text:p>
          </table:table-cell>
          <table:table-cell table:style-name="ce9" table:formula="of:=[.A904]*90/(256)" office:value-type="float" office:value="316.7578125" calcext:value-type="float">
            <text:p>316.76º</text:p>
          </table:table-cell>
          <table:table-cell table:style-name="ce14" table:formula="of:=ROUND([.C$1]*SIN([.B904]*PI()/180);0)" office:value-type="float" office:value="-701" calcext:value-type="float">
            <text:p>-701</text:p>
          </table:table-cell>
          <table:table-cell table:style-name="ce14" table:formula="of:=ROUND([.C$1]*SIN(([.B904]+90)*PI()/180);0)" office:value-type="float" office:value="745" calcext:value-type="float">
            <text:p>745</text:p>
          </table:table-cell>
          <table:table-cell table:style-name="ce9" table:formula="of:=MOD(ATAN2([.D904];[.C904])*180/PI()+360;360)" office:value-type="float" office:value="316.742902249731" calcext:value-type="float">
            <text:p>316.74º</text:p>
          </table:table-cell>
          <table:table-cell table:style-name="ce20" table:formula="of:=[.B904]-[.E904]" office:value-type="float" office:value="0.014910250268656" calcext:value-type="float">
            <text:p>0.0149</text:p>
          </table:table-cell>
          <table:table-cell table:style-name="ce27" table:formula="of:=ABS([.F904]/[.B$4])" office:value-type="percentage" office:value="0.0424113785419548" calcext:value-type="percentage">
            <text:p>4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2" calcext:value-type="float">
            <text:p>902</text:p>
          </table:table-cell>
          <table:table-cell table:style-name="ce9" table:formula="of:=[.A905]*90/(256)" office:value-type="float" office:value="317.109375" calcext:value-type="float">
            <text:p>317.11º</text:p>
          </table:table-cell>
          <table:table-cell table:style-name="ce14" table:formula="of:=ROUND([.C$1]*SIN([.B905]*PI()/180);0)" office:value-type="float" office:value="-696" calcext:value-type="float">
            <text:p>-696</text:p>
          </table:table-cell>
          <table:table-cell table:style-name="ce14" table:formula="of:=ROUND([.C$1]*SIN(([.B905]+90)*PI()/180);0)" office:value-type="float" office:value="750" calcext:value-type="float">
            <text:p>750</text:p>
          </table:table-cell>
          <table:table-cell table:style-name="ce9" table:formula="of:=MOD(ATAN2([.D905];[.C905])*180/PI()+360;360)" office:value-type="float" office:value="317.138682577666" calcext:value-type="float">
            <text:p>317.14º</text:p>
          </table:table-cell>
          <table:table-cell table:style-name="ce20" table:formula="of:=[.B905]-[.E905]" office:value-type="float" office:value="-0.0293075776663159" calcext:value-type="float">
            <text:p>-0.0293</text:p>
          </table:table-cell>
          <table:table-cell table:style-name="ce27" table:formula="of:=ABS([.F905]/[.B$4])" office:value-type="percentage" office:value="0.0833637764730762" calcext:value-type="percentage">
            <text:p>8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3" calcext:value-type="float">
            <text:p>903</text:p>
          </table:table-cell>
          <table:table-cell table:style-name="ce9" table:formula="of:=[.A906]*90/(256)" office:value-type="float" office:value="317.4609375" calcext:value-type="float">
            <text:p>317.46º</text:p>
          </table:table-cell>
          <table:table-cell table:style-name="ce14" table:formula="of:=ROUND([.C$1]*SIN([.B906]*PI()/180);0)" office:value-type="float" office:value="-692" calcext:value-type="float">
            <text:p>-692</text:p>
          </table:table-cell>
          <table:table-cell table:style-name="ce14" table:formula="of:=ROUND([.C$1]*SIN(([.B906]+90)*PI()/180);0)" office:value-type="float" office:value="754" calcext:value-type="float">
            <text:p>754</text:p>
          </table:table-cell>
          <table:table-cell table:style-name="ce9" table:formula="of:=MOD(ATAN2([.D906];[.C906])*180/PI()+360;360)" office:value-type="float" office:value="317.455161701932" calcext:value-type="float">
            <text:p>317.46º</text:p>
          </table:table-cell>
          <table:table-cell table:style-name="ce20" table:formula="of:=[.B906]-[.E906]" office:value-type="float" office:value="0.0057757980681572" calcext:value-type="float">
            <text:p>0.0058</text:p>
          </table:table-cell>
          <table:table-cell table:style-name="ce27" table:formula="of:=ABS([.F906]/[.B$4])" office:value-type="percentage" office:value="0.0164289367272027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4" calcext:value-type="float">
            <text:p>904</text:p>
          </table:table-cell>
          <table:table-cell table:style-name="ce9" table:formula="of:=[.A907]*90/(256)" office:value-type="float" office:value="317.8125" calcext:value-type="float">
            <text:p>317.81º</text:p>
          </table:table-cell>
          <table:table-cell table:style-name="ce14" table:formula="of:=ROUND([.C$1]*SIN([.B907]*PI()/180);0)" office:value-type="float" office:value="-687" calcext:value-type="float">
            <text:p>-687</text:p>
          </table:table-cell>
          <table:table-cell table:style-name="ce14" table:formula="of:=ROUND([.C$1]*SIN(([.B907]+90)*PI()/180);0)" office:value-type="float" office:value="758" calcext:value-type="float">
            <text:p>758</text:p>
          </table:table-cell>
          <table:table-cell table:style-name="ce9" table:formula="of:=MOD(ATAN2([.D907];[.C907])*180/PI()+360;360)" office:value-type="float" office:value="317.812962882655" calcext:value-type="float">
            <text:p>317.81º</text:p>
          </table:table-cell>
          <table:table-cell table:style-name="ce20" table:formula="of:=[.B907]-[.E907]" office:value-type="float" office:value="-0.00046288265508565" calcext:value-type="float">
            <text:p>-0.0005</text:p>
          </table:table-cell>
          <table:table-cell table:style-name="ce27" table:formula="of:=ABS([.F907]/[.B$4])" office:value-type="percentage" office:value="0.00131664399668807" calcext:value-type="percentage">
            <text:p>0.1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5" calcext:value-type="float">
            <text:p>905</text:p>
          </table:table-cell>
          <table:table-cell table:style-name="ce9" table:formula="of:=[.A908]*90/(256)" office:value-type="float" office:value="318.1640625" calcext:value-type="float">
            <text:p>318.16º</text:p>
          </table:table-cell>
          <table:table-cell table:style-name="ce14" table:formula="of:=ROUND([.C$1]*SIN([.B908]*PI()/180);0)" office:value-type="float" office:value="-682" calcext:value-type="float">
            <text:p>-682</text:p>
          </table:table-cell>
          <table:table-cell table:style-name="ce14" table:formula="of:=ROUND([.C$1]*SIN(([.B908]+90)*PI()/180);0)" office:value-type="float" office:value="762" calcext:value-type="float">
            <text:p>762</text:p>
          </table:table-cell>
          <table:table-cell table:style-name="ce9" table:formula="of:=MOD(ATAN2([.D908];[.C908])*180/PI()+360;360)" office:value-type="float" office:value="318.171039727249" calcext:value-type="float">
            <text:p>318.17º</text:p>
          </table:table-cell>
          <table:table-cell table:style-name="ce20" table:formula="of:=[.B908]-[.E908]" office:value-type="float" office:value="-0.00697722724936511" calcext:value-type="float">
            <text:p>-0.0070</text:p>
          </table:table-cell>
          <table:table-cell table:style-name="ce27" table:formula="of:=ABS([.F908]/[.B$4])" office:value-type="percentage" office:value="0.019846335287083" calcext:value-type="percentage">
            <text:p>1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6" calcext:value-type="float">
            <text:p>906</text:p>
          </table:table-cell>
          <table:table-cell table:style-name="ce9" table:formula="of:=[.A909]*90/(256)" office:value-type="float" office:value="318.515625" calcext:value-type="float">
            <text:p>318.52º</text:p>
          </table:table-cell>
          <table:table-cell table:style-name="ce14" table:formula="of:=ROUND([.C$1]*SIN([.B909]*PI()/180);0)" office:value-type="float" office:value="-678" calcext:value-type="float">
            <text:p>-678</text:p>
          </table:table-cell>
          <table:table-cell table:style-name="ce14" table:formula="of:=ROUND([.C$1]*SIN(([.B909]+90)*PI()/180);0)" office:value-type="float" office:value="766" calcext:value-type="float">
            <text:p>766</text:p>
          </table:table-cell>
          <table:table-cell table:style-name="ce9" table:formula="of:=MOD(ATAN2([.D909];[.C909])*180/PI()+360;360)" office:value-type="float" office:value="318.487396534112" calcext:value-type="float">
            <text:p>318.49º</text:p>
          </table:table-cell>
          <table:table-cell table:style-name="ce20" table:formula="of:=[.B909]-[.E909]" office:value-type="float" office:value="0.0282284658881622" calcext:value-type="float">
            <text:p>0.0282</text:p>
          </table:table-cell>
          <table:table-cell table:style-name="ce27" table:formula="of:=ABS([.F909]/[.B$4])" office:value-type="percentage" office:value="0.0802943029707725" calcext:value-type="percentage">
            <text:p>8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7" calcext:value-type="float">
            <text:p>907</text:p>
          </table:table-cell>
          <table:table-cell table:style-name="ce9" table:formula="of:=[.A910]*90/(256)" office:value-type="float" office:value="318.8671875" calcext:value-type="float">
            <text:p>318.87º</text:p>
          </table:table-cell>
          <table:table-cell table:style-name="ce14" table:formula="of:=ROUND([.C$1]*SIN([.B910]*PI()/180);0)" office:value-type="float" office:value="-673" calcext:value-type="float">
            <text:p>-673</text:p>
          </table:table-cell>
          <table:table-cell table:style-name="ce14" table:formula="of:=ROUND([.C$1]*SIN(([.B910]+90)*PI()/180);0)" office:value-type="float" office:value="771" calcext:value-type="float">
            <text:p>771</text:p>
          </table:table-cell>
          <table:table-cell table:style-name="ce9" table:formula="of:=MOD(ATAN2([.D910];[.C910])*180/PI()+360;360)" office:value-type="float" office:value="318.882541125231" calcext:value-type="float">
            <text:p>318.88º</text:p>
          </table:table-cell>
          <table:table-cell table:style-name="ce20" table:formula="of:=[.B910]-[.E910]" office:value-type="float" office:value="-0.0153536252307163" calcext:value-type="float">
            <text:p>-0.0154</text:p>
          </table:table-cell>
          <table:table-cell table:style-name="ce27" table:formula="of:=ABS([.F910]/[.B$4])" office:value-type="percentage" office:value="0.0436725339895929" calcext:value-type="percentage">
            <text:p>4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8" calcext:value-type="float">
            <text:p>908</text:p>
          </table:table-cell>
          <table:table-cell table:style-name="ce9" table:formula="of:=[.A911]*90/(256)" office:value-type="float" office:value="319.21875" calcext:value-type="float">
            <text:p>319.22º</text:p>
          </table:table-cell>
          <table:table-cell table:style-name="ce14" table:formula="of:=ROUND([.C$1]*SIN([.B911]*PI()/180);0)" office:value-type="float" office:value="-668" calcext:value-type="float">
            <text:p>-668</text:p>
          </table:table-cell>
          <table:table-cell table:style-name="ce14" table:formula="of:=ROUND([.C$1]*SIN(([.B911]+90)*PI()/180);0)" office:value-type="float" office:value="775" calcext:value-type="float">
            <text:p>775</text:p>
          </table:table-cell>
          <table:table-cell table:style-name="ce9" table:formula="of:=MOD(ATAN2([.D911];[.C911])*180/PI()+360;360)" office:value-type="float" office:value="319.2407824784" calcext:value-type="float">
            <text:p>319.24º</text:p>
          </table:table-cell>
          <table:table-cell table:style-name="ce20" table:formula="of:=[.B911]-[.E911]" office:value-type="float" office:value="-0.0220324784003196" calcext:value-type="float">
            <text:p>-0.0220</text:p>
          </table:table-cell>
          <table:table-cell table:style-name="ce27" table:formula="of:=ABS([.F911]/[.B$4])" office:value-type="percentage" office:value="0.0626701607831314" calcext:value-type="percentage">
            <text:p>6.2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09" calcext:value-type="float">
            <text:p>909</text:p>
          </table:table-cell>
          <table:table-cell table:style-name="ce9" table:formula="of:=[.A912]*90/(256)" office:value-type="float" office:value="319.5703125" calcext:value-type="float">
            <text:p>319.57º</text:p>
          </table:table-cell>
          <table:table-cell table:style-name="ce14" table:formula="of:=ROUND([.C$1]*SIN([.B912]*PI()/180);0)" office:value-type="float" office:value="-663" calcext:value-type="float">
            <text:p>-663</text:p>
          </table:table-cell>
          <table:table-cell table:style-name="ce14" table:formula="of:=ROUND([.C$1]*SIN(([.B912]+90)*PI()/180);0)" office:value-type="float" office:value="779" calcext:value-type="float">
            <text:p>779</text:p>
          </table:table-cell>
          <table:table-cell table:style-name="ce9" table:formula="of:=MOD(ATAN2([.D912];[.C912])*180/PI()+360;360)" office:value-type="float" office:value="319.599188125365" calcext:value-type="float">
            <text:p>319.60º</text:p>
          </table:table-cell>
          <table:table-cell table:style-name="ce20" table:formula="of:=[.B912]-[.E912]" office:value-type="float" office:value="-0.0288756253653446" calcext:value-type="float">
            <text:p>-0.0289</text:p>
          </table:table-cell>
          <table:table-cell table:style-name="ce27" table:formula="of:=ABS([.F912]/[.B$4])" office:value-type="percentage" office:value="0.0821351121503135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0" calcext:value-type="float">
            <text:p>910</text:p>
          </table:table-cell>
          <table:table-cell table:style-name="ce9" table:formula="of:=[.A913]*90/(256)" office:value-type="float" office:value="319.921875" calcext:value-type="float">
            <text:p>319.92º</text:p>
          </table:table-cell>
          <table:table-cell table:style-name="ce14" table:formula="of:=ROUND([.C$1]*SIN([.B913]*PI()/180);0)" office:value-type="float" office:value="-659" calcext:value-type="float">
            <text:p>-659</text:p>
          </table:table-cell>
          <table:table-cell table:style-name="ce14" table:formula="of:=ROUND([.C$1]*SIN(([.B913]+90)*PI()/180);0)" office:value-type="float" office:value="783" calcext:value-type="float">
            <text:p>783</text:p>
          </table:table-cell>
          <table:table-cell table:style-name="ce9" table:formula="of:=MOD(ATAN2([.D913];[.C913])*180/PI()+360;360)" office:value-type="float" office:value="319.91486958476" calcext:value-type="float">
            <text:p>319.91º</text:p>
          </table:table-cell>
          <table:table-cell table:style-name="ce20" table:formula="of:=[.B913]-[.E913]" office:value-type="float" office:value="0.00700541523963238" calcext:value-type="float">
            <text:p>0.0070</text:p>
          </table:table-cell>
          <table:table-cell table:style-name="ce27" table:formula="of:=ABS([.F913]/[.B$4])" office:value-type="percentage" office:value="0.0199265144593988" calcext:value-type="percentage">
            <text:p>1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1" calcext:value-type="float">
            <text:p>911</text:p>
          </table:table-cell>
          <table:table-cell table:style-name="ce9" table:formula="of:=[.A914]*90/(256)" office:value-type="float" office:value="320.2734375" calcext:value-type="float">
            <text:p>320.27º</text:p>
          </table:table-cell>
          <table:table-cell table:style-name="ce14" table:formula="of:=ROUND([.C$1]*SIN([.B914]*PI()/180);0)" office:value-type="float" office:value="-654" calcext:value-type="float">
            <text:p>-654</text:p>
          </table:table-cell>
          <table:table-cell table:style-name="ce14" table:formula="of:=ROUND([.C$1]*SIN(([.B914]+90)*PI()/180);0)" office:value-type="float" office:value="787" calcext:value-type="float">
            <text:p>787</text:p>
          </table:table-cell>
          <table:table-cell table:style-name="ce9" table:formula="of:=MOD(ATAN2([.D914];[.C914])*180/PI()+360;360)" office:value-type="float" office:value="320.273289415325" calcext:value-type="float">
            <text:p>320.27º</text:p>
          </table:table-cell>
          <table:table-cell table:style-name="ce20" table:formula="of:=[.B914]-[.E914]" office:value-type="float" office:value="0.00014808467540206" calcext:value-type="float">
            <text:p>0.0001</text:p>
          </table:table-cell>
          <table:table-cell table:style-name="ce27" table:formula="of:=ABS([.F914]/[.B$4])" office:value-type="percentage" office:value="0.00042121863225475" calcext:value-type="percentage">
            <text:p>0.0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2" calcext:value-type="float">
            <text:p>912</text:p>
          </table:table-cell>
          <table:table-cell table:style-name="ce9" table:formula="of:=[.A915]*90/(256)" office:value-type="float" office:value="320.625" calcext:value-type="float">
            <text:p>320.63º</text:p>
          </table:table-cell>
          <table:table-cell table:style-name="ce14" table:formula="of:=ROUND([.C$1]*SIN([.B915]*PI()/180);0)" office:value-type="float" office:value="-649" calcext:value-type="float">
            <text:p>-649</text:p>
          </table:table-cell>
          <table:table-cell table:style-name="ce14" table:formula="of:=ROUND([.C$1]*SIN(([.B915]+90)*PI()/180);0)" office:value-type="float" office:value="791" calcext:value-type="float">
            <text:p>791</text:p>
          </table:table-cell>
          <table:table-cell table:style-name="ce9" table:formula="of:=MOD(ATAN2([.D915];[.C915])*180/PI()+360;360)" office:value-type="float" office:value="320.631792775255" calcext:value-type="float">
            <text:p>320.63º</text:p>
          </table:table-cell>
          <table:table-cell table:style-name="ce20" table:formula="of:=[.B915]-[.E915]" office:value-type="float" office:value="-0.00679277525551925" calcext:value-type="float">
            <text:p>-0.0068</text:p>
          </table:table-cell>
          <table:table-cell table:style-name="ce27" table:formula="of:=ABS([.F915]/[.B$4])" office:value-type="percentage" office:value="0.0193216718379214" calcext:value-type="percentage">
            <text:p>1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3" calcext:value-type="float">
            <text:p>913</text:p>
          </table:table-cell>
          <table:table-cell table:style-name="ce9" table:formula="of:=[.A916]*90/(256)" office:value-type="float" office:value="320.9765625" calcext:value-type="float">
            <text:p>320.98º</text:p>
          </table:table-cell>
          <table:table-cell table:style-name="ce14" table:formula="of:=ROUND([.C$1]*SIN([.B916]*PI()/180);0)" office:value-type="float" office:value="-644" calcext:value-type="float">
            <text:p>-644</text:p>
          </table:table-cell>
          <table:table-cell table:style-name="ce14" table:formula="of:=ROUND([.C$1]*SIN(([.B916]+90)*PI()/180);0)" office:value-type="float" office:value="795" calcext:value-type="float">
            <text:p>795</text:p>
          </table:table-cell>
          <table:table-cell table:style-name="ce9" table:formula="of:=MOD(ATAN2([.D916];[.C916])*180/PI()+360;360)" office:value-type="float" office:value="320.990351614717" calcext:value-type="float">
            <text:p>320.99º</text:p>
          </table:table-cell>
          <table:table-cell table:style-name="ce20" table:formula="of:=[.B916]-[.E916]" office:value-type="float" office:value="-0.0137891147170421" calcext:value-type="float">
            <text:p>-0.0138</text:p>
          </table:table-cell>
          <table:table-cell table:style-name="ce27" table:formula="of:=ABS([.F916]/[.B$4])" office:value-type="percentage" office:value="0.0392223707506976" calcext:value-type="percentage">
            <text:p>3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4" calcext:value-type="float">
            <text:p>914</text:p>
          </table:table-cell>
          <table:table-cell table:style-name="ce9" table:formula="of:=[.A917]*90/(256)" office:value-type="float" office:value="321.328125" calcext:value-type="float">
            <text:p>321.33º</text:p>
          </table:table-cell>
          <table:table-cell table:style-name="ce14" table:formula="of:=ROUND([.C$1]*SIN([.B917]*PI()/180);0)" office:value-type="float" office:value="-639" calcext:value-type="float">
            <text:p>-639</text:p>
          </table:table-cell>
          <table:table-cell table:style-name="ce14" table:formula="of:=ROUND([.C$1]*SIN(([.B917]+90)*PI()/180);0)" office:value-type="float" office:value="799" calcext:value-type="float">
            <text:p>799</text:p>
          </table:table-cell>
          <table:table-cell table:style-name="ce9" table:formula="of:=MOD(ATAN2([.D917];[.C917])*180/PI()+360;360)" office:value-type="float" office:value="321.348937857812" calcext:value-type="float">
            <text:p>321.35º</text:p>
          </table:table-cell>
          <table:table-cell table:style-name="ce20" table:formula="of:=[.B917]-[.E917]" office:value-type="float" office:value="-0.0208128578116202" calcext:value-type="float">
            <text:p>-0.0208</text:p>
          </table:table-cell>
          <table:table-cell table:style-name="ce27" table:formula="of:=ABS([.F917]/[.B$4])" office:value-type="percentage" office:value="0.0592010177752753" calcext:value-type="percentage">
            <text:p>5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5" calcext:value-type="float">
            <text:p>915</text:p>
          </table:table-cell>
          <table:table-cell table:style-name="ce9" table:formula="of:=[.A918]*90/(256)" office:value-type="float" office:value="321.6796875" calcext:value-type="float">
            <text:p>321.68º</text:p>
          </table:table-cell>
          <table:table-cell table:style-name="ce14" table:formula="of:=ROUND([.C$1]*SIN([.B918]*PI()/180);0)" office:value-type="float" office:value="-634" calcext:value-type="float">
            <text:p>-634</text:p>
          </table:table-cell>
          <table:table-cell table:style-name="ce14" table:formula="of:=ROUND([.C$1]*SIN(([.B918]+90)*PI()/180);0)" office:value-type="float" office:value="803" calcext:value-type="float">
            <text:p>803</text:p>
          </table:table-cell>
          <table:table-cell table:style-name="ce9" table:formula="of:=MOD(ATAN2([.D918];[.C918])*180/PI()+360;360)" office:value-type="float" office:value="321.707523415764" calcext:value-type="float">
            <text:p>321.71º</text:p>
          </table:table-cell>
          <table:table-cell table:style-name="ce20" table:formula="of:=[.B918]-[.E918]" office:value-type="float" office:value="-0.0278359157642853" calcext:value-type="float">
            <text:p>-0.0278</text:p>
          </table:table-cell>
          <table:table-cell table:style-name="ce27" table:formula="of:=ABS([.F918]/[.B$4])" office:value-type="percentage" office:value="0.079177715951745" calcext:value-type="percentage">
            <text:p>7.9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6" calcext:value-type="float">
            <text:p>916</text:p>
          </table:table-cell>
          <table:table-cell table:style-name="ce9" table:formula="of:=[.A919]*90/(256)" office:value-type="float" office:value="322.03125" calcext:value-type="float">
            <text:p>322.03º</text:p>
          </table:table-cell>
          <table:table-cell table:style-name="ce14" table:formula="of:=ROUND([.C$1]*SIN([.B919]*PI()/180);0)" office:value-type="float" office:value="-629" calcext:value-type="float">
            <text:p>-629</text:p>
          </table:table-cell>
          <table:table-cell table:style-name="ce14" table:formula="of:=ROUND([.C$1]*SIN(([.B919]+90)*PI()/180);0)" office:value-type="float" office:value="806" calcext:value-type="float">
            <text:p>806</text:p>
          </table:table-cell>
          <table:table-cell table:style-name="ce9" table:formula="of:=MOD(ATAN2([.D919];[.C919])*180/PI()+360;360)" office:value-type="float" office:value="322.031628783771" calcext:value-type="float">
            <text:p>322.03º</text:p>
          </table:table-cell>
          <table:table-cell table:style-name="ce20" table:formula="of:=[.B919]-[.E919]" office:value-type="float" office:value="-0.000378783771452618" calcext:value-type="float">
            <text:p>-0.0004</text:p>
          </table:table-cell>
          <table:table-cell table:style-name="ce27" table:formula="of:=ABS([.F919]/[.B$4])" office:value-type="percentage" office:value="0.00107742939435411" calcext:value-type="percentage">
            <text:p>0.1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7" calcext:value-type="float">
            <text:p>917</text:p>
          </table:table-cell>
          <table:table-cell table:style-name="ce9" table:formula="of:=[.A920]*90/(256)" office:value-type="float" office:value="322.3828125" calcext:value-type="float">
            <text:p>322.38º</text:p>
          </table:table-cell>
          <table:table-cell table:style-name="ce14" table:formula="of:=ROUND([.C$1]*SIN([.B920]*PI()/180);0)" office:value-type="float" office:value="-624" calcext:value-type="float">
            <text:p>-624</text:p>
          </table:table-cell>
          <table:table-cell table:style-name="ce14" table:formula="of:=ROUND([.C$1]*SIN(([.B920]+90)*PI()/180);0)" office:value-type="float" office:value="810" calcext:value-type="float">
            <text:p>810</text:p>
          </table:table-cell>
          <table:table-cell table:style-name="ce9" table:formula="of:=MOD(ATAN2([.D920];[.C920])*180/PI()+360;360)" office:value-type="float" office:value="322.390409209288" calcext:value-type="float">
            <text:p>322.39º</text:p>
          </table:table-cell>
          <table:table-cell table:style-name="ce20" table:formula="of:=[.B920]-[.E920]" office:value-type="float" office:value="-0.00759670928772493" calcext:value-type="float">
            <text:p>-0.0076</text:p>
          </table:table-cell>
          <table:table-cell table:style-name="ce27" table:formula="of:=ABS([.F920]/[.B$4])" office:value-type="percentage" office:value="0.0216084175295287" calcext:value-type="percentage">
            <text:p>2.1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8" calcext:value-type="float">
            <text:p>918</text:p>
          </table:table-cell>
          <table:table-cell table:style-name="ce9" table:formula="of:=[.A921]*90/(256)" office:value-type="float" office:value="322.734375" calcext:value-type="float">
            <text:p>322.73º</text:p>
          </table:table-cell>
          <table:table-cell table:style-name="ce14" table:formula="of:=ROUND([.C$1]*SIN([.B921]*PI()/180);0)" office:value-type="float" office:value="-619" calcext:value-type="float">
            <text:p>-619</text:p>
          </table:table-cell>
          <table:table-cell table:style-name="ce14" table:formula="of:=ROUND([.C$1]*SIN(([.B921]+90)*PI()/180);0)" office:value-type="float" office:value="814" calcext:value-type="float">
            <text:p>814</text:p>
          </table:table-cell>
          <table:table-cell table:style-name="ce9" table:formula="of:=MOD(ATAN2([.D921];[.C921])*180/PI()+360;360)" office:value-type="float" office:value="322.749107284592" calcext:value-type="float">
            <text:p>322.75º</text:p>
          </table:table-cell>
          <table:table-cell table:style-name="ce20" table:formula="of:=[.B921]-[.E921]" office:value-type="float" office:value="-0.0147322845922417" calcext:value-type="float">
            <text:p>-0.0147</text:p>
          </table:table-cell>
          <table:table-cell table:style-name="ce27" table:formula="of:=ABS([.F921]/[.B$4])" office:value-type="percentage" office:value="0.0419051650623765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19" calcext:value-type="float">
            <text:p>919</text:p>
          </table:table-cell>
          <table:table-cell table:style-name="ce9" table:formula="of:=[.A922]*90/(256)" office:value-type="float" office:value="323.0859375" calcext:value-type="float">
            <text:p>323.09º</text:p>
          </table:table-cell>
          <table:table-cell table:style-name="ce14" table:formula="of:=ROUND([.C$1]*SIN([.B922]*PI()/180);0)" office:value-type="float" office:value="-614" calcext:value-type="float">
            <text:p>-614</text:p>
          </table:table-cell>
          <table:table-cell table:style-name="ce14" table:formula="of:=ROUND([.C$1]*SIN(([.B922]+90)*PI()/180);0)" office:value-type="float" office:value="818" calcext:value-type="float">
            <text:p>818</text:p>
          </table:table-cell>
          <table:table-cell table:style-name="ce9" table:formula="of:=MOD(ATAN2([.D922];[.C922])*180/PI()+360;360)" office:value-type="float" office:value="323.107694932728" calcext:value-type="float">
            <text:p>323.11º</text:p>
          </table:table-cell>
          <table:table-cell table:style-name="ce20" table:formula="of:=[.B922]-[.E922]" office:value-type="float" office:value="-0.0217574327277248" calcext:value-type="float">
            <text:p>-0.0218</text:p>
          </table:table-cell>
          <table:table-cell table:style-name="ce27" table:formula="of:=ABS([.F922]/[.B$4])" office:value-type="percentage" office:value="0.0618878086477505" calcext:value-type="percentage">
            <text:p>6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0" calcext:value-type="float">
            <text:p>920</text:p>
          </table:table-cell>
          <table:table-cell table:style-name="ce9" table:formula="of:=[.A923]*90/(256)" office:value-type="float" office:value="323.4375" calcext:value-type="float">
            <text:p>323.44º</text:p>
          </table:table-cell>
          <table:table-cell table:style-name="ce14" table:formula="of:=ROUND([.C$1]*SIN([.B923]*PI()/180);0)" office:value-type="float" office:value="-609" calcext:value-type="float">
            <text:p>-609</text:p>
          </table:table-cell>
          <table:table-cell table:style-name="ce14" table:formula="of:=ROUND([.C$1]*SIN(([.B923]+90)*PI()/180);0)" office:value-type="float" office:value="822" calcext:value-type="float">
            <text:p>822</text:p>
          </table:table-cell>
          <table:table-cell table:style-name="ce9" table:formula="of:=MOD(ATAN2([.D923];[.C923])*180/PI()+360;360)" office:value-type="float" office:value="323.466144128619" calcext:value-type="float">
            <text:p>323.47º</text:p>
          </table:table-cell>
          <table:table-cell table:style-name="ce20" table:formula="of:=[.B923]-[.E923]" office:value-type="float" office:value="-0.0286441286189643" calcext:value-type="float">
            <text:p>-0.0286</text:p>
          </table:table-cell>
          <table:table-cell table:style-name="ce27" table:formula="of:=ABS([.F923]/[.B$4])" office:value-type="percentage" office:value="0.081476632516165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1" calcext:value-type="float">
            <text:p>921</text:p>
          </table:table-cell>
          <table:table-cell table:style-name="ce9" table:formula="of:=[.A924]*90/(256)" office:value-type="float" office:value="323.7890625" calcext:value-type="float">
            <text:p>323.79º</text:p>
          </table:table-cell>
          <table:table-cell table:style-name="ce14" table:formula="of:=ROUND([.C$1]*SIN([.B924]*PI()/180);0)" office:value-type="float" office:value="-604" calcext:value-type="float">
            <text:p>-604</text:p>
          </table:table-cell>
          <table:table-cell table:style-name="ce14" table:formula="of:=ROUND([.C$1]*SIN(([.B924]+90)*PI()/180);0)" office:value-type="float" office:value="825" calcext:value-type="float">
            <text:p>825</text:p>
          </table:table-cell>
          <table:table-cell table:style-name="ce9" table:formula="of:=MOD(ATAN2([.D924];[.C924])*180/PI()+360;360)" office:value-type="float" office:value="323.791350575006" calcext:value-type="float">
            <text:p>323.79º</text:p>
          </table:table-cell>
          <table:table-cell table:style-name="ce20" table:formula="of:=[.B924]-[.E924]" office:value-type="float" office:value="-0.00228807500587891" calcext:value-type="float">
            <text:p>-0.0023</text:p>
          </table:table-cell>
          <table:table-cell table:style-name="ce27" table:formula="of:=ABS([.F924]/[.B$4])" office:value-type="percentage" office:value="0.00650830223894445" calcext:value-type="percentage">
            <text:p>0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2" calcext:value-type="float">
            <text:p>922</text:p>
          </table:table-cell>
          <table:table-cell table:style-name="ce9" table:formula="of:=[.A925]*90/(256)" office:value-type="float" office:value="324.140625" calcext:value-type="float">
            <text:p>324.14º</text:p>
          </table:table-cell>
          <table:table-cell table:style-name="ce14" table:formula="of:=ROUND([.C$1]*SIN([.B925]*PI()/180);0)" office:value-type="float" office:value="-599" calcext:value-type="float">
            <text:p>-599</text:p>
          </table:table-cell>
          <table:table-cell table:style-name="ce14" table:formula="of:=ROUND([.C$1]*SIN(([.B925]+90)*PI()/180);0)" office:value-type="float" office:value="829" calcext:value-type="float">
            <text:p>829</text:p>
          </table:table-cell>
          <table:table-cell table:style-name="ce9" table:formula="of:=MOD(ATAN2([.D925];[.C925])*180/PI()+360;360)" office:value-type="float" office:value="324.149731831801" calcext:value-type="float">
            <text:p>324.15º</text:p>
          </table:table-cell>
          <table:table-cell table:style-name="ce20" table:formula="of:=[.B925]-[.E925]" office:value-type="float" office:value="-0.00910683180052274" calcext:value-type="float">
            <text:p>-0.0091</text:p>
          </table:table-cell>
          <table:table-cell table:style-name="ce27" table:formula="of:=ABS([.F925]/[.B$4])" office:value-type="percentage" office:value="0.0259038771214869" calcext:value-type="percentage">
            <text:p>2.5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3" calcext:value-type="float">
            <text:p>923</text:p>
          </table:table-cell>
          <table:table-cell table:style-name="ce9" table:formula="of:=[.A926]*90/(256)" office:value-type="float" office:value="324.4921875" calcext:value-type="float">
            <text:p>324.49º</text:p>
          </table:table-cell>
          <table:table-cell table:style-name="ce14" table:formula="of:=ROUND([.C$1]*SIN([.B926]*PI()/180);0)" office:value-type="float" office:value="-594" calcext:value-type="float">
            <text:p>-594</text:p>
          </table:table-cell>
          <table:table-cell table:style-name="ce14" table:formula="of:=ROUND([.C$1]*SIN(([.B926]+90)*PI()/180);0)" office:value-type="float" office:value="833" calcext:value-type="float">
            <text:p>833</text:p>
          </table:table-cell>
          <table:table-cell table:style-name="ce9" table:formula="of:=MOD(ATAN2([.D926];[.C926])*180/PI()+360;360)" office:value-type="float" office:value="324.507893208141" calcext:value-type="float">
            <text:p>324.51º</text:p>
          </table:table-cell>
          <table:table-cell table:style-name="ce20" table:formula="of:=[.B926]-[.E926]" office:value-type="float" office:value="-0.0157057081413541" calcext:value-type="float">
            <text:p>-0.0157</text:p>
          </table:table-cell>
          <table:table-cell table:style-name="ce27" table:formula="of:=ABS([.F926]/[.B$4])" office:value-type="percentage" office:value="0.0446740142687405" calcext:value-type="percentage">
            <text:p>4.4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4" calcext:value-type="float">
            <text:p>924</text:p>
          </table:table-cell>
          <table:table-cell table:style-name="ce9" table:formula="of:=[.A927]*90/(256)" office:value-type="float" office:value="324.84375" calcext:value-type="float">
            <text:p>324.84º</text:p>
          </table:table-cell>
          <table:table-cell table:style-name="ce14" table:formula="of:=ROUND([.C$1]*SIN([.B927]*PI()/180);0)" office:value-type="float" office:value="-589" calcext:value-type="float">
            <text:p>-589</text:p>
          </table:table-cell>
          <table:table-cell table:style-name="ce14" table:formula="of:=ROUND([.C$1]*SIN(([.B927]+90)*PI()/180);0)" office:value-type="float" office:value="836" calcext:value-type="float">
            <text:p>836</text:p>
          </table:table-cell>
          <table:table-cell table:style-name="ce9" table:formula="of:=MOD(ATAN2([.D927];[.C927])*180/PI()+360;360)" office:value-type="float" office:value="324.833563964207" calcext:value-type="float">
            <text:p>324.83º</text:p>
          </table:table-cell>
          <table:table-cell table:style-name="ce20" table:formula="of:=[.B927]-[.E927]" office:value-type="float" office:value="0.0101860357929127" calcext:value-type="float">
            <text:p>0.0102</text:p>
          </table:table-cell>
          <table:table-cell table:style-name="ce27" table:formula="of:=ABS([.F927]/[.B$4])" office:value-type="percentage" office:value="0.0289736129220627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5" calcext:value-type="float">
            <text:p>925</text:p>
          </table:table-cell>
          <table:table-cell table:style-name="ce9" table:formula="of:=[.A928]*90/(256)" office:value-type="float" office:value="325.1953125" calcext:value-type="float">
            <text:p>325.20º</text:p>
          </table:table-cell>
          <table:table-cell table:style-name="ce14" table:formula="of:=ROUND([.C$1]*SIN([.B928]*PI()/180);0)" office:value-type="float" office:value="-584" calcext:value-type="float">
            <text:p>-584</text:p>
          </table:table-cell>
          <table:table-cell table:style-name="ce14" table:formula="of:=ROUND([.C$1]*SIN(([.B928]+90)*PI()/180);0)" office:value-type="float" office:value="840" calcext:value-type="float">
            <text:p>840</text:p>
          </table:table-cell>
          <table:table-cell table:style-name="ce9" table:formula="of:=MOD(ATAN2([.D928];[.C928])*180/PI()+360;360)" office:value-type="float" office:value="325.191501850028" calcext:value-type="float">
            <text:p>325.19º</text:p>
          </table:table-cell>
          <table:table-cell table:style-name="ce20" table:formula="of:=[.B928]-[.E928]" office:value-type="float" office:value="0.00381064997230851" calcext:value-type="float">
            <text:p>0.0038</text:p>
          </table:table-cell>
          <table:table-cell table:style-name="ce27" table:formula="of:=ABS([.F928]/[.B$4])" office:value-type="percentage" office:value="0.0108391821434553" calcext:value-type="percentage">
            <text:p>1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6" calcext:value-type="float">
            <text:p>926</text:p>
          </table:table-cell>
          <table:table-cell table:style-name="ce9" table:formula="of:=[.A929]*90/(256)" office:value-type="float" office:value="325.546875" calcext:value-type="float">
            <text:p>325.55º</text:p>
          </table:table-cell>
          <table:table-cell table:style-name="ce14" table:formula="of:=ROUND([.C$1]*SIN([.B929]*PI()/180);0)" office:value-type="float" office:value="-579" calcext:value-type="float">
            <text:p>-579</text:p>
          </table:table-cell>
          <table:table-cell table:style-name="ce14" table:formula="of:=ROUND([.C$1]*SIN(([.B929]+90)*PI()/180);0)" office:value-type="float" office:value="844" calcext:value-type="float">
            <text:p>844</text:p>
          </table:table-cell>
          <table:table-cell table:style-name="ce9" table:formula="of:=MOD(ATAN2([.D929];[.C929])*180/PI()+360;360)" office:value-type="float" office:value="325.549138925651" calcext:value-type="float">
            <text:p>325.55º</text:p>
          </table:table-cell>
          <table:table-cell table:style-name="ce20" table:formula="of:=[.B929]-[.E929]" office:value-type="float" office:value="-0.00226392565082278" calcext:value-type="float">
            <text:p>-0.0023</text:p>
          </table:table-cell>
          <table:table-cell table:style-name="ce27" table:formula="of:=ABS([.F929]/[.B$4])" office:value-type="percentage" office:value="0.00643961074011814" calcext:value-type="percentage">
            <text:p>0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7" calcext:value-type="float">
            <text:p>927</text:p>
          </table:table-cell>
          <table:table-cell table:style-name="ce9" table:formula="of:=[.A930]*90/(256)" office:value-type="float" office:value="325.8984375" calcext:value-type="float">
            <text:p>325.90º</text:p>
          </table:table-cell>
          <table:table-cell table:style-name="ce14" table:formula="of:=ROUND([.C$1]*SIN([.B930]*PI()/180);0)" office:value-type="float" office:value="-574" calcext:value-type="float">
            <text:p>-574</text:p>
          </table:table-cell>
          <table:table-cell table:style-name="ce14" table:formula="of:=ROUND([.C$1]*SIN(([.B930]+90)*PI()/180);0)" office:value-type="float" office:value="847" calcext:value-type="float">
            <text:p>847</text:p>
          </table:table-cell>
          <table:table-cell table:style-name="ce9" table:formula="of:=MOD(ATAN2([.D930];[.C930])*180/PI()+360;360)" office:value-type="float" office:value="325.875058247994" calcext:value-type="float">
            <text:p>325.88º</text:p>
          </table:table-cell>
          <table:table-cell table:style-name="ce20" table:formula="of:=[.B930]-[.E930]" office:value-type="float" office:value="0.0233792520058955" calcext:value-type="float">
            <text:p>0.0234</text:p>
          </table:table-cell>
          <table:table-cell table:style-name="ce27" table:formula="of:=ABS([.F930]/[.B$4])" office:value-type="percentage" office:value="0.0665009834834362" calcext:value-type="percentage">
            <text:p>6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8" calcext:value-type="float">
            <text:p>928</text:p>
          </table:table-cell>
          <table:table-cell table:style-name="ce9" table:formula="of:=[.A931]*90/(256)" office:value-type="float" office:value="326.25" calcext:value-type="float">
            <text:p>326.25º</text:p>
          </table:table-cell>
          <table:table-cell table:style-name="ce14" table:formula="of:=ROUND([.C$1]*SIN([.B931]*PI()/180);0)" office:value-type="float" office:value="-568" calcext:value-type="float">
            <text:p>-568</text:p>
          </table:table-cell>
          <table:table-cell table:style-name="ce14" table:formula="of:=ROUND([.C$1]*SIN(([.B931]+90)*PI()/180);0)" office:value-type="float" office:value="851" calcext:value-type="float">
            <text:p>851</text:p>
          </table:table-cell>
          <table:table-cell table:style-name="ce9" table:formula="of:=MOD(ATAN2([.D931];[.C931])*180/PI()+360;360)" office:value-type="float" office:value="326.278869435853" calcext:value-type="float">
            <text:p>326.28º</text:p>
          </table:table-cell>
          <table:table-cell table:style-name="ce20" table:formula="of:=[.B931]-[.E931]" office:value-type="float" office:value="-0.0288694358529824" calcext:value-type="float">
            <text:p>-0.0289</text:p>
          </table:table-cell>
          <table:table-cell table:style-name="ce27" table:formula="of:=ABS([.F931]/[.B$4])" office:value-type="percentage" office:value="0.0821175064262611" calcext:value-type="percentage">
            <text:p>8.2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29" calcext:value-type="float">
            <text:p>929</text:p>
          </table:table-cell>
          <table:table-cell table:style-name="ce9" table:formula="of:=[.A932]*90/(256)" office:value-type="float" office:value="326.6015625" calcext:value-type="float">
            <text:p>326.60º</text:p>
          </table:table-cell>
          <table:table-cell table:style-name="ce14" table:formula="of:=ROUND([.C$1]*SIN([.B932]*PI()/180);0)" office:value-type="float" office:value="-563" calcext:value-type="float">
            <text:p>-563</text:p>
          </table:table-cell>
          <table:table-cell table:style-name="ce14" table:formula="of:=ROUND([.C$1]*SIN(([.B932]+90)*PI()/180);0)" office:value-type="float" office:value="854" calcext:value-type="float">
            <text:p>854</text:p>
          </table:table-cell>
          <table:table-cell table:style-name="ce9" table:formula="of:=MOD(ATAN2([.D932];[.C932])*180/PI()+360;360)" office:value-type="float" office:value="326.605108770035" calcext:value-type="float">
            <text:p>326.61º</text:p>
          </table:table-cell>
          <table:table-cell table:style-name="ce20" table:formula="of:=[.B932]-[.E932]" office:value-type="float" office:value="-0.00354627003508767" calcext:value-type="float">
            <text:p>-0.0035</text:p>
          </table:table-cell>
          <table:table-cell table:style-name="ce27" table:formula="of:=ABS([.F932]/[.B$4])" office:value-type="percentage" office:value="0.0100871680998049" calcext:value-type="percentage">
            <text:p>1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0" calcext:value-type="float">
            <text:p>930</text:p>
          </table:table-cell>
          <table:table-cell table:style-name="ce9" table:formula="of:=[.A933]*90/(256)" office:value-type="float" office:value="326.953125" calcext:value-type="float">
            <text:p>326.95º</text:p>
          </table:table-cell>
          <table:table-cell table:style-name="ce14" table:formula="of:=ROUND([.C$1]*SIN([.B933]*PI()/180);0)" office:value-type="float" office:value="-558" calcext:value-type="float">
            <text:p>-558</text:p>
          </table:table-cell>
          <table:table-cell table:style-name="ce14" table:formula="of:=ROUND([.C$1]*SIN(([.B933]+90)*PI()/180);0)" office:value-type="float" office:value="858" calcext:value-type="float">
            <text:p>858</text:p>
          </table:table-cell>
          <table:table-cell table:style-name="ce9" table:formula="of:=MOD(ATAN2([.D933];[.C933])*180/PI()+360;360)" office:value-type="float" office:value="326.962051397666" calcext:value-type="float">
            <text:p>326.96º</text:p>
          </table:table-cell>
          <table:table-cell table:style-name="ce20" table:formula="of:=[.B933]-[.E933]" office:value-type="float" office:value="-0.0089263976662437" calcext:value-type="float">
            <text:p>-0.0089</text:p>
          </table:table-cell>
          <table:table-cell table:style-name="ce27" table:formula="of:=ABS([.F933]/[.B$4])" office:value-type="percentage" office:value="0.0253906422506487" calcext:value-type="percentage">
            <text:p>2.5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1" calcext:value-type="float">
            <text:p>931</text:p>
          </table:table-cell>
          <table:table-cell table:style-name="ce9" table:formula="of:=[.A934]*90/(256)" office:value-type="float" office:value="327.3046875" calcext:value-type="float">
            <text:p>327.30º</text:p>
          </table:table-cell>
          <table:table-cell table:style-name="ce14" table:formula="of:=ROUND([.C$1]*SIN([.B934]*PI()/180);0)" office:value-type="float" office:value="-553" calcext:value-type="float">
            <text:p>-553</text:p>
          </table:table-cell>
          <table:table-cell table:style-name="ce14" table:formula="of:=ROUND([.C$1]*SIN(([.B934]+90)*PI()/180);0)" office:value-type="float" office:value="861" calcext:value-type="float">
            <text:p>861</text:p>
          </table:table-cell>
          <table:table-cell table:style-name="ce9" table:formula="of:=MOD(ATAN2([.D934];[.C934])*180/PI()+360;360)" office:value-type="float" office:value="327.288323163275" calcext:value-type="float">
            <text:p>327.29º</text:p>
          </table:table-cell>
          <table:table-cell table:style-name="ce20" table:formula="of:=[.B934]-[.E934]" office:value-type="float" office:value="0.0163643367246777" calcext:value-type="float">
            <text:p>0.0164</text:p>
          </table:table-cell>
          <table:table-cell table:style-name="ce27" table:formula="of:=ABS([.F934]/[.B$4])" office:value-type="percentage" office:value="0.0465474466835278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2" calcext:value-type="float">
            <text:p>932</text:p>
          </table:table-cell>
          <table:table-cell table:style-name="ce9" table:formula="of:=[.A935]*90/(256)" office:value-type="float" office:value="327.65625" calcext:value-type="float">
            <text:p>327.66º</text:p>
          </table:table-cell>
          <table:table-cell table:style-name="ce14" table:formula="of:=ROUND([.C$1]*SIN([.B935]*PI()/180);0)" office:value-type="float" office:value="-547" calcext:value-type="float">
            <text:p>-547</text:p>
          </table:table-cell>
          <table:table-cell table:style-name="ce14" table:formula="of:=ROUND([.C$1]*SIN(([.B935]+90)*PI()/180);0)" office:value-type="float" office:value="864" calcext:value-type="float">
            <text:p>864</text:p>
          </table:table-cell>
          <table:table-cell table:style-name="ce9" table:formula="of:=MOD(ATAN2([.D935];[.C935])*180/PI()+360;360)" office:value-type="float" office:value="327.66202348687" calcext:value-type="float">
            <text:p>327.66º</text:p>
          </table:table-cell>
          <table:table-cell table:style-name="ce20" table:formula="of:=[.B935]-[.E935]" office:value-type="float" office:value="-0.00577348687005497" calcext:value-type="float">
            <text:p>-0.0058</text:p>
          </table:table-cell>
          <table:table-cell table:style-name="ce27" table:formula="of:=ABS([.F935]/[.B$4])" office:value-type="percentage" office:value="0.0164223626526008" calcext:value-type="percentage">
            <text:p>1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3" calcext:value-type="float">
            <text:p>933</text:p>
          </table:table-cell>
          <table:table-cell table:style-name="ce9" table:formula="of:=[.A936]*90/(256)" office:value-type="float" office:value="328.0078125" calcext:value-type="float">
            <text:p>328.01º</text:p>
          </table:table-cell>
          <table:table-cell table:style-name="ce14" table:formula="of:=ROUND([.C$1]*SIN([.B936]*PI()/180);0)" office:value-type="float" office:value="-542" calcext:value-type="float">
            <text:p>-542</text:p>
          </table:table-cell>
          <table:table-cell table:style-name="ce14" table:formula="of:=ROUND([.C$1]*SIN(([.B936]+90)*PI()/180);0)" office:value-type="float" office:value="868" calcext:value-type="float">
            <text:p>868</text:p>
          </table:table-cell>
          <table:table-cell table:style-name="ce9" table:formula="of:=MOD(ATAN2([.D936];[.C936])*180/PI()+360;360)" office:value-type="float" office:value="328.018356496178" calcext:value-type="float">
            <text:p>328.02º</text:p>
          </table:table-cell>
          <table:table-cell table:style-name="ce20" table:formula="of:=[.B936]-[.E936]" office:value-type="float" office:value="-0.0105439961776597" calcext:value-type="float">
            <text:p>-0.0105</text:p>
          </table:table-cell>
          <table:table-cell table:style-name="ce27" table:formula="of:=ABS([.F936]/[.B$4])" office:value-type="percentage" office:value="0.0299918113497875" calcext:value-type="percentage">
            <text:p>3.0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4" calcext:value-type="float">
            <text:p>934</text:p>
          </table:table-cell>
          <table:table-cell table:style-name="ce9" table:formula="of:=[.A937]*90/(256)" office:value-type="float" office:value="328.359375" calcext:value-type="float">
            <text:p>328.36º</text:p>
          </table:table-cell>
          <table:table-cell table:style-name="ce14" table:formula="of:=ROUND([.C$1]*SIN([.B937]*PI()/180);0)" office:value-type="float" office:value="-537" calcext:value-type="float">
            <text:p>-537</text:p>
          </table:table-cell>
          <table:table-cell table:style-name="ce14" table:formula="of:=ROUND([.C$1]*SIN(([.B937]+90)*PI()/180);0)" office:value-type="float" office:value="871" calcext:value-type="float">
            <text:p>871</text:p>
          </table:table-cell>
          <table:table-cell table:style-name="ce9" table:formula="of:=MOD(ATAN2([.D937];[.C937])*180/PI()+360;360)" office:value-type="float" office:value="328.344809363862" calcext:value-type="float">
            <text:p>328.34º</text:p>
          </table:table-cell>
          <table:table-cell table:style-name="ce20" table:formula="of:=[.B937]-[.E937]" office:value-type="float" office:value="0.0145656361376041" calcext:value-type="float">
            <text:p>0.0146</text:p>
          </table:table-cell>
          <table:table-cell table:style-name="ce27" table:formula="of:=ABS([.F937]/[.B$4])" office:value-type="percentage" office:value="0.0414311427914072" calcext:value-type="percentage">
            <text:p>4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5" calcext:value-type="float">
            <text:p>935</text:p>
          </table:table-cell>
          <table:table-cell table:style-name="ce9" table:formula="of:=[.A938]*90/(256)" office:value-type="float" office:value="328.7109375" calcext:value-type="float">
            <text:p>328.71º</text:p>
          </table:table-cell>
          <table:table-cell table:style-name="ce14" table:formula="of:=ROUND([.C$1]*SIN([.B938]*PI()/180);0)" office:value-type="float" office:value="-531" calcext:value-type="float">
            <text:p>-531</text:p>
          </table:table-cell>
          <table:table-cell table:style-name="ce14" table:formula="of:=ROUND([.C$1]*SIN(([.B938]+90)*PI()/180);0)" office:value-type="float" office:value="874" calcext:value-type="float">
            <text:p>874</text:p>
          </table:table-cell>
          <table:table-cell table:style-name="ce9" table:formula="of:=MOD(ATAN2([.D938];[.C938])*180/PI()+360;360)" office:value-type="float" office:value="328.719164577806" calcext:value-type="float">
            <text:p>328.72º</text:p>
          </table:table-cell>
          <table:table-cell table:style-name="ce20" table:formula="of:=[.B938]-[.E938]" office:value-type="float" office:value="-0.0082270778064526" calcext:value-type="float">
            <text:p>-0.0082</text:p>
          </table:table-cell>
          <table:table-cell table:style-name="ce27" table:formula="of:=ABS([.F938]/[.B$4])" office:value-type="percentage" office:value="0.0234014657605763" calcext:value-type="percentage">
            <text:p>2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6" calcext:value-type="float">
            <text:p>936</text:p>
          </table:table-cell>
          <table:table-cell table:style-name="ce9" table:formula="of:=[.A939]*90/(256)" office:value-type="float" office:value="329.0625" calcext:value-type="float">
            <text:p>329.06º</text:p>
          </table:table-cell>
          <table:table-cell table:style-name="ce14" table:formula="of:=ROUND([.C$1]*SIN([.B939]*PI()/180);0)" office:value-type="float" office:value="-526" calcext:value-type="float">
            <text:p>-526</text:p>
          </table:table-cell>
          <table:table-cell table:style-name="ce14" table:formula="of:=ROUND([.C$1]*SIN(([.B939]+90)*PI()/180);0)" office:value-type="float" office:value="877" calcext:value-type="float">
            <text:p>877</text:p>
          </table:table-cell>
          <table:table-cell table:style-name="ce9" table:formula="of:=MOD(ATAN2([.D939];[.C939])*180/PI()+360;360)" office:value-type="float" office:value="329.045852017143" calcext:value-type="float">
            <text:p>329.05º</text:p>
          </table:table-cell>
          <table:table-cell table:style-name="ce20" table:formula="of:=[.B939]-[.E939]" office:value-type="float" office:value="0.0166479828573642" calcext:value-type="float">
            <text:p>0.0166</text:p>
          </table:table-cell>
          <table:table-cell table:style-name="ce27" table:formula="of:=ABS([.F939]/[.B$4])" office:value-type="percentage" office:value="0.047354262349836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7" calcext:value-type="float">
            <text:p>937</text:p>
          </table:table-cell>
          <table:table-cell table:style-name="ce9" table:formula="of:=[.A940]*90/(256)" office:value-type="float" office:value="329.4140625" calcext:value-type="float">
            <text:p>329.41º</text:p>
          </table:table-cell>
          <table:table-cell table:style-name="ce14" table:formula="of:=ROUND([.C$1]*SIN([.B940]*PI()/180);0)" office:value-type="float" office:value="-521" calcext:value-type="float">
            <text:p>-521</text:p>
          </table:table-cell>
          <table:table-cell table:style-name="ce14" table:formula="of:=ROUND([.C$1]*SIN(([.B940]+90)*PI()/180);0)" office:value-type="float" office:value="881" calcext:value-type="float">
            <text:p>881</text:p>
          </table:table-cell>
          <table:table-cell table:style-name="ce9" table:formula="of:=MOD(ATAN2([.D940];[.C940])*180/PI()+360;360)" office:value-type="float" office:value="329.401057509263" calcext:value-type="float">
            <text:p>329.40º</text:p>
          </table:table-cell>
          <table:table-cell table:style-name="ce20" table:formula="of:=[.B940]-[.E940]" office:value-type="float" office:value="0.0130049907365901" calcext:value-type="float">
            <text:p>0.0130</text:p>
          </table:table-cell>
          <table:table-cell table:style-name="ce27" table:formula="of:=ABS([.F940]/[.B$4])" office:value-type="percentage" office:value="0.0369919736507452" calcext:value-type="percentage">
            <text:p>3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8" calcext:value-type="float">
            <text:p>938</text:p>
          </table:table-cell>
          <table:table-cell table:style-name="ce9" table:formula="of:=[.A941]*90/(256)" office:value-type="float" office:value="329.765625" calcext:value-type="float">
            <text:p>329.77º</text:p>
          </table:table-cell>
          <table:table-cell table:style-name="ce14" table:formula="of:=ROUND([.C$1]*SIN([.B941]*PI()/180);0)" office:value-type="float" office:value="-515" calcext:value-type="float">
            <text:p>-515</text:p>
          </table:table-cell>
          <table:table-cell table:style-name="ce14" table:formula="of:=ROUND([.C$1]*SIN(([.B941]+90)*PI()/180);0)" office:value-type="float" office:value="884" calcext:value-type="float">
            <text:p>884</text:p>
          </table:table-cell>
          <table:table-cell table:style-name="ce9" table:formula="of:=MOD(ATAN2([.D941];[.C941])*180/PI()+360;360)" office:value-type="float" office:value="329.775812621013" calcext:value-type="float">
            <text:p>329.78º</text:p>
          </table:table-cell>
          <table:table-cell table:style-name="ce20" table:formula="of:=[.B941]-[.E941]" office:value-type="float" office:value="-0.0101876210129603" calcext:value-type="float">
            <text:p>-0.0102</text:p>
          </table:table-cell>
          <table:table-cell table:style-name="ce27" table:formula="of:=ABS([.F941]/[.B$4])" office:value-type="percentage" office:value="0.0289781219924205" calcext:value-type="percentage">
            <text:p>2.9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39" calcext:value-type="float">
            <text:p>939</text:p>
          </table:table-cell>
          <table:table-cell table:style-name="ce9" table:formula="of:=[.A942]*90/(256)" office:value-type="float" office:value="330.1171875" calcext:value-type="float">
            <text:p>330.12º</text:p>
          </table:table-cell>
          <table:table-cell table:style-name="ce14" table:formula="of:=ROUND([.C$1]*SIN([.B942]*PI()/180);0)" office:value-type="float" office:value="-510" calcext:value-type="float">
            <text:p>-510</text:p>
          </table:table-cell>
          <table:table-cell table:style-name="ce14" table:formula="of:=ROUND([.C$1]*SIN(([.B942]+90)*PI()/180);0)" office:value-type="float" office:value="887" calcext:value-type="float">
            <text:p>887</text:p>
          </table:table-cell>
          <table:table-cell table:style-name="ce9" table:formula="of:=MOD(ATAN2([.D942];[.C942])*180/PI()+360;360)" office:value-type="float" office:value="330.102311797893" calcext:value-type="float">
            <text:p>330.10º</text:p>
          </table:table-cell>
          <table:table-cell table:style-name="ce20" table:formula="of:=[.B942]-[.E942]" office:value-type="float" office:value="0.0148757021073607" calcext:value-type="float">
            <text:p>0.0149</text:p>
          </table:table-cell>
          <table:table-cell table:style-name="ce27" table:formula="of:=ABS([.F942]/[.B$4])" office:value-type="percentage" office:value="0.0423131082164926" calcext:value-type="percentage">
            <text:p>4.2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0" calcext:value-type="float">
            <text:p>940</text:p>
          </table:table-cell>
          <table:table-cell table:style-name="ce9" table:formula="of:=[.A943]*90/(256)" office:value-type="float" office:value="330.46875" calcext:value-type="float">
            <text:p>330.47º</text:p>
          </table:table-cell>
          <table:table-cell table:style-name="ce14" table:formula="of:=ROUND([.C$1]*SIN([.B943]*PI()/180);0)" office:value-type="float" office:value="-504" calcext:value-type="float">
            <text:p>-504</text:p>
          </table:table-cell>
          <table:table-cell table:style-name="ce14" table:formula="of:=ROUND([.C$1]*SIN(([.B943]+90)*PI()/180);0)" office:value-type="float" office:value="890" calcext:value-type="float">
            <text:p>890</text:p>
          </table:table-cell>
          <table:table-cell table:style-name="ce9" table:formula="of:=MOD(ATAN2([.D943];[.C943])*180/PI()+360;360)" office:value-type="float" office:value="330.477463566113" calcext:value-type="float">
            <text:p>330.48º</text:p>
          </table:table-cell>
          <table:table-cell table:style-name="ce20" table:formula="of:=[.B943]-[.E943]" office:value-type="float" office:value="-0.00871356611321517" calcext:value-type="float">
            <text:p>-0.0087</text:p>
          </table:table-cell>
          <table:table-cell table:style-name="ce27" table:formula="of:=ABS([.F943]/[.B$4])" office:value-type="percentage" office:value="0.0247852547220342" calcext:value-type="percentage">
            <text:p>2.4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1" calcext:value-type="float">
            <text:p>941</text:p>
          </table:table-cell>
          <table:table-cell table:style-name="ce9" table:formula="of:=[.A944]*90/(256)" office:value-type="float" office:value="330.8203125" calcext:value-type="float">
            <text:p>330.82º</text:p>
          </table:table-cell>
          <table:table-cell table:style-name="ce14" table:formula="of:=ROUND([.C$1]*SIN([.B944]*PI()/180);0)" office:value-type="float" office:value="-499" calcext:value-type="float">
            <text:p>-499</text:p>
          </table:table-cell>
          <table:table-cell table:style-name="ce14" table:formula="of:=ROUND([.C$1]*SIN(([.B944]+90)*PI()/180);0)" office:value-type="float" office:value="893" calcext:value-type="float">
            <text:p>893</text:p>
          </table:table-cell>
          <table:table-cell table:style-name="ce9" table:formula="of:=MOD(ATAN2([.D944];[.C944])*180/PI()+360;360)" office:value-type="float" office:value="330.803951992725" calcext:value-type="float">
            <text:p>330.80º</text:p>
          </table:table-cell>
          <table:table-cell table:style-name="ce20" table:formula="of:=[.B944]-[.E944]" office:value-type="float" office:value="0.0163605072747259" calcext:value-type="float">
            <text:p>0.0164</text:p>
          </table:table-cell>
          <table:table-cell table:style-name="ce27" table:formula="of:=ABS([.F944]/[.B$4])" office:value-type="percentage" office:value="0.0465365540258871" calcext:value-type="percentage">
            <text:p>4.6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table:style-name="ce9" table:formula="of:=[.A945]*90/(256)" office:value-type="float" office:value="331.171875" calcext:value-type="float">
            <text:p>331.17º</text:p>
          </table:table-cell>
          <table:table-cell table:style-name="ce14" table:formula="of:=ROUND([.C$1]*SIN([.B945]*PI()/180);0)" office:value-type="float" office:value="-493" calcext:value-type="float">
            <text:p>-493</text:p>
          </table:table-cell>
          <table:table-cell table:style-name="ce14" table:formula="of:=ROUND([.C$1]*SIN(([.B945]+90)*PI()/180);0)" office:value-type="float" office:value="896" calcext:value-type="float">
            <text:p>896</text:p>
          </table:table-cell>
          <table:table-cell table:style-name="ce9" table:formula="of:=MOD(ATAN2([.D945];[.C945])*180/PI()+360;360)" office:value-type="float" office:value="331.179388190977" calcext:value-type="float">
            <text:p>331.18º</text:p>
          </table:table-cell>
          <table:table-cell table:style-name="ce20" table:formula="of:=[.B945]-[.E945]" office:value-type="float" office:value="-0.0075131909767947" calcext:value-type="float">
            <text:p>-0.0075</text:p>
          </table:table-cell>
          <table:table-cell table:style-name="ce27" table:formula="of:=ABS([.F945]/[.B$4])" office:value-type="percentage" office:value="0.0213708543339938" calcext:value-type="percentage">
            <text:p>2.1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3" calcext:value-type="float">
            <text:p>943</text:p>
          </table:table-cell>
          <table:table-cell table:style-name="ce9" table:formula="of:=[.A946]*90/(256)" office:value-type="float" office:value="331.5234375" calcext:value-type="float">
            <text:p>331.52º</text:p>
          </table:table-cell>
          <table:table-cell table:style-name="ce14" table:formula="of:=ROUND([.C$1]*SIN([.B946]*PI()/180);0)" office:value-type="float" office:value="-488" calcext:value-type="float">
            <text:p>-488</text:p>
          </table:table-cell>
          <table:table-cell table:style-name="ce14" table:formula="of:=ROUND([.C$1]*SIN(([.B946]+90)*PI()/180);0)" office:value-type="float" office:value="899" calcext:value-type="float">
            <text:p>899</text:p>
          </table:table-cell>
          <table:table-cell table:style-name="ce9" table:formula="of:=MOD(ATAN2([.D946];[.C946])*180/PI()+360;360)" office:value-type="float" office:value="331.505767861847" calcext:value-type="float">
            <text:p>331.51º</text:p>
          </table:table-cell>
          <table:table-cell table:style-name="ce20" table:formula="of:=[.B946]-[.E946]" office:value-type="float" office:value="0.0176696381531087" calcext:value-type="float">
            <text:p>0.0177</text:p>
          </table:table-cell>
          <table:table-cell table:style-name="ce27" table:formula="of:=ABS([.F946]/[.B$4])" office:value-type="percentage" office:value="0.0502603040799537" calcext:value-type="percentage">
            <text:p>5.0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4" calcext:value-type="float">
            <text:p>944</text:p>
          </table:table-cell>
          <table:table-cell table:style-name="ce9" table:formula="of:=[.A947]*90/(256)" office:value-type="float" office:value="331.875" calcext:value-type="float">
            <text:p>331.88º</text:p>
          </table:table-cell>
          <table:table-cell table:style-name="ce14" table:formula="of:=ROUND([.C$1]*SIN([.B947]*PI()/180);0)" office:value-type="float" office:value="-482" calcext:value-type="float">
            <text:p>-482</text:p>
          </table:table-cell>
          <table:table-cell table:style-name="ce14" table:formula="of:=ROUND([.C$1]*SIN(([.B947]+90)*PI()/180);0)" office:value-type="float" office:value="902" calcext:value-type="float">
            <text:p>902</text:p>
          </table:table-cell>
          <table:table-cell table:style-name="ce9" table:formula="of:=MOD(ATAN2([.D947];[.C947])*180/PI()+360;360)" office:value-type="float" office:value="331.881375899773" calcext:value-type="float">
            <text:p>331.88º</text:p>
          </table:table-cell>
          <table:table-cell table:style-name="ce20" table:formula="of:=[.B947]-[.E947]" office:value-type="float" office:value="-0.00637589977293374" calcext:value-type="float">
            <text:p>-0.0064</text:p>
          </table:table-cell>
          <table:table-cell table:style-name="ce27" table:formula="of:=ABS([.F947]/[.B$4])" office:value-type="percentage" office:value="0.018135892687456" calcext:value-type="percentage">
            <text:p>1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5" calcext:value-type="float">
            <text:p>945</text:p>
          </table:table-cell>
          <table:table-cell table:style-name="ce9" table:formula="of:=[.A948]*90/(256)" office:value-type="float" office:value="332.2265625" calcext:value-type="float">
            <text:p>332.23º</text:p>
          </table:table-cell>
          <table:table-cell table:style-name="ce14" table:formula="of:=ROUND([.C$1]*SIN([.B948]*PI()/180);0)" office:value-type="float" office:value="-477" calcext:value-type="float">
            <text:p>-477</text:p>
          </table:table-cell>
          <table:table-cell table:style-name="ce14" table:formula="of:=ROUND([.C$1]*SIN(([.B948]+90)*PI()/180);0)" office:value-type="float" office:value="905" calcext:value-type="float">
            <text:p>905</text:p>
          </table:table-cell>
          <table:table-cell table:style-name="ce9" table:formula="of:=MOD(ATAN2([.D948];[.C948])*180/PI()+360;360)" office:value-type="float" office:value="332.207548857319" calcext:value-type="float">
            <text:p>332.21º</text:p>
          </table:table-cell>
          <table:table-cell table:style-name="ce20" table:formula="of:=[.B948]-[.E948]" office:value-type="float" office:value="0.0190136426808181" calcext:value-type="float">
            <text:p>0.0190</text:p>
          </table:table-cell>
          <table:table-cell table:style-name="ce27" table:formula="of:=ABS([.F948]/[.B$4])" office:value-type="percentage" office:value="0.0540832502921047" calcext:value-type="percentage">
            <text:p>5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6" calcext:value-type="float">
            <text:p>946</text:p>
          </table:table-cell>
          <table:table-cell table:style-name="ce9" table:formula="of:=[.A949]*90/(256)" office:value-type="float" office:value="332.578125" calcext:value-type="float">
            <text:p>332.58º</text:p>
          </table:table-cell>
          <table:table-cell table:style-name="ce14" table:formula="of:=ROUND([.C$1]*SIN([.B949]*PI()/180);0)" office:value-type="float" office:value="-471" calcext:value-type="float">
            <text:p>-471</text:p>
          </table:table-cell>
          <table:table-cell table:style-name="ce14" table:formula="of:=ROUND([.C$1]*SIN(([.B949]+90)*PI()/180);0)" office:value-type="float" office:value="908" calcext:value-type="float">
            <text:p>908</text:p>
          </table:table-cell>
          <table:table-cell table:style-name="ce9" table:formula="of:=MOD(ATAN2([.D949];[.C949])*180/PI()+360;360)" office:value-type="float" office:value="332.583215983104" calcext:value-type="float">
            <text:p>332.58º</text:p>
          </table:table-cell>
          <table:table-cell table:style-name="ce20" table:formula="of:=[.B949]-[.E949]" office:value-type="float" office:value="-0.00509098310419631" calcext:value-type="float">
            <text:p>-0.0051</text:p>
          </table:table-cell>
          <table:table-cell table:style-name="ce27" table:formula="of:=ABS([.F949]/[.B$4])" office:value-type="percentage" office:value="0.0144810186074917" calcext:value-type="percentage">
            <text:p>1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7" calcext:value-type="float">
            <text:p>947</text:p>
          </table:table-cell>
          <table:table-cell table:style-name="ce9" table:formula="of:=[.A950]*90/(256)" office:value-type="float" office:value="332.9296875" calcext:value-type="float">
            <text:p>332.93º</text:p>
          </table:table-cell>
          <table:table-cell table:style-name="ce14" table:formula="of:=ROUND([.C$1]*SIN([.B950]*PI()/180);0)" office:value-type="float" office:value="-466" calcext:value-type="float">
            <text:p>-466</text:p>
          </table:table-cell>
          <table:table-cell table:style-name="ce14" table:formula="of:=ROUND([.C$1]*SIN(([.B950]+90)*PI()/180);0)" office:value-type="float" office:value="911" calcext:value-type="float">
            <text:p>911</text:p>
          </table:table-cell>
          <table:table-cell table:style-name="ce9" table:formula="of:=MOD(ATAN2([.D950];[.C950])*180/PI()+360;360)" office:value-type="float" office:value="332.909084493958" calcext:value-type="float">
            <text:p>332.91º</text:p>
          </table:table-cell>
          <table:table-cell table:style-name="ce20" table:formula="of:=[.B950]-[.E950]" office:value-type="float" office:value="0.0206030060421085" calcext:value-type="float">
            <text:p>0.0206</text:p>
          </table:table-cell>
          <table:table-cell table:style-name="ce27" table:formula="of:=ABS([.F950]/[.B$4])" office:value-type="percentage" office:value="0.0586041060753309" calcext:value-type="percentage">
            <text:p>5.8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8" calcext:value-type="float">
            <text:p>948</text:p>
          </table:table-cell>
          <table:table-cell table:style-name="ce9" table:formula="of:=[.A951]*90/(256)" office:value-type="float" office:value="333.28125" calcext:value-type="float">
            <text:p>333.28º</text:p>
          </table:table-cell>
          <table:table-cell table:style-name="ce14" table:formula="of:=ROUND([.C$1]*SIN([.B951]*PI()/180);0)" office:value-type="float" office:value="-460" calcext:value-type="float">
            <text:p>-460</text:p>
          </table:table-cell>
          <table:table-cell table:style-name="ce14" table:formula="of:=ROUND([.C$1]*SIN(([.B951]+90)*PI()/180);0)" office:value-type="float" office:value="914" calcext:value-type="float">
            <text:p>914</text:p>
          </table:table-cell>
          <table:table-cell table:style-name="ce9" table:formula="of:=MOD(ATAN2([.D951];[.C951])*180/PI()+360;360)" office:value-type="float" office:value="333.284697997288" calcext:value-type="float">
            <text:p>333.28º</text:p>
          </table:table-cell>
          <table:table-cell table:style-name="ce20" table:formula="of:=[.B951]-[.E951]" office:value-type="float" office:value="-0.00344799728776479" calcext:value-type="float">
            <text:p>-0.0034</text:p>
          </table:table-cell>
          <table:table-cell table:style-name="ce27" table:formula="of:=ABS([.F951]/[.B$4])" office:value-type="percentage" office:value="0.00980763672964208" calcext:value-type="percentage">
            <text:p>0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49" calcext:value-type="float">
            <text:p>949</text:p>
          </table:table-cell>
          <table:table-cell table:style-name="ce9" table:formula="of:=[.A952]*90/(256)" office:value-type="float" office:value="333.6328125" calcext:value-type="float">
            <text:p>333.63º</text:p>
          </table:table-cell>
          <table:table-cell table:style-name="ce14" table:formula="of:=ROUND([.C$1]*SIN([.B952]*PI()/180);0)" office:value-type="float" office:value="-454" calcext:value-type="float">
            <text:p>-454</text:p>
          </table:table-cell>
          <table:table-cell table:style-name="ce14" table:formula="of:=ROUND([.C$1]*SIN(([.B952]+90)*PI()/180);0)" office:value-type="float" office:value="917" calcext:value-type="float">
            <text:p>917</text:p>
          </table:table-cell>
          <table:table-cell table:style-name="ce9" table:formula="of:=MOD(ATAN2([.D952];[.C952])*180/PI()+360;360)" office:value-type="float" office:value="333.660324415596" calcext:value-type="float">
            <text:p>333.66º</text:p>
          </table:table-cell>
          <table:table-cell table:style-name="ce20" table:formula="of:=[.B952]-[.E952]" office:value-type="float" office:value="-0.0275119155964489" calcext:value-type="float">
            <text:p>-0.0275</text:p>
          </table:table-cell>
          <table:table-cell table:style-name="ce27" table:formula="of:=ABS([.F952]/[.B$4])" office:value-type="percentage" office:value="0.0782561154743437" calcext:value-type="percentage">
            <text:p>7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0" calcext:value-type="float">
            <text:p>950</text:p>
          </table:table-cell>
          <table:table-cell table:style-name="ce9" table:formula="of:=[.A953]*90/(256)" office:value-type="float" office:value="333.984375" calcext:value-type="float">
            <text:p>333.98º</text:p>
          </table:table-cell>
          <table:table-cell table:style-name="ce14" table:formula="of:=ROUND([.C$1]*SIN([.B953]*PI()/180);0)" office:value-type="float" office:value="-449" calcext:value-type="float">
            <text:p>-449</text:p>
          </table:table-cell>
          <table:table-cell table:style-name="ce14" table:formula="of:=ROUND([.C$1]*SIN(([.B953]+90)*PI()/180);0)" office:value-type="float" office:value="919" calcext:value-type="float">
            <text:p>919</text:p>
          </table:table-cell>
          <table:table-cell table:style-name="ce9" table:formula="of:=MOD(ATAN2([.D953];[.C953])*180/PI()+360;360)" office:value-type="float" office:value="333.96104307527" calcext:value-type="float">
            <text:p>333.96º</text:p>
          </table:table-cell>
          <table:table-cell table:style-name="ce20" table:formula="of:=[.B953]-[.E953]" office:value-type="float" office:value="0.0233319247301438" calcext:value-type="float">
            <text:p>0.0233</text:p>
          </table:table-cell>
          <table:table-cell table:style-name="ce27" table:formula="of:=ABS([.F953]/[.B$4])" office:value-type="percentage" office:value="0.0663663636768534" calcext:value-type="percentage">
            <text:p>6.6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1" calcext:value-type="float">
            <text:p>951</text:p>
          </table:table-cell>
          <table:table-cell table:style-name="ce9" table:formula="of:=[.A954]*90/(256)" office:value-type="float" office:value="334.3359375" calcext:value-type="float">
            <text:p>334.34º</text:p>
          </table:table-cell>
          <table:table-cell table:style-name="ce14" table:formula="of:=ROUND([.C$1]*SIN([.B954]*PI()/180);0)" office:value-type="float" office:value="-443" calcext:value-type="float">
            <text:p>-443</text:p>
          </table:table-cell>
          <table:table-cell table:style-name="ce14" table:formula="of:=ROUND([.C$1]*SIN(([.B954]+90)*PI()/180);0)" office:value-type="float" office:value="922" calcext:value-type="float">
            <text:p>922</text:p>
          </table:table-cell>
          <table:table-cell table:style-name="ce9" table:formula="of:=MOD(ATAN2([.D954];[.C954])*180/PI()+360;360)" office:value-type="float" office:value="334.336775549767" calcext:value-type="float">
            <text:p>334.34º</text:p>
          </table:table-cell>
          <table:table-cell table:style-name="ce20" table:formula="of:=[.B954]-[.E954]" office:value-type="float" office:value="-0.000838049767480698" calcext:value-type="float">
            <text:p>-0.0008</text:p>
          </table:table-cell>
          <table:table-cell table:style-name="ce27" table:formula="of:=ABS([.F954]/[.B$4])" office:value-type="percentage" office:value="0.00238378600527843" calcext:value-type="percentage">
            <text:p>0.2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2" calcext:value-type="float">
            <text:p>952</text:p>
          </table:table-cell>
          <table:table-cell table:style-name="ce9" table:formula="of:=[.A955]*90/(256)" office:value-type="float" office:value="334.6875" calcext:value-type="float">
            <text:p>334.69º</text:p>
          </table:table-cell>
          <table:table-cell table:style-name="ce14" table:formula="of:=ROUND([.C$1]*SIN([.B955]*PI()/180);0)" office:value-type="float" office:value="-437" calcext:value-type="float">
            <text:p>-437</text:p>
          </table:table-cell>
          <table:table-cell table:style-name="ce14" table:formula="of:=ROUND([.C$1]*SIN(([.B955]+90)*PI()/180);0)" office:value-type="float" office:value="925" calcext:value-type="float">
            <text:p>925</text:p>
          </table:table-cell>
          <table:table-cell table:style-name="ce9" table:formula="of:=MOD(ATAN2([.D955];[.C955])*180/PI()+360;360)" office:value-type="float" office:value="334.712430470071" calcext:value-type="float">
            <text:p>334.71º</text:p>
          </table:table-cell>
          <table:table-cell table:style-name="ce20" table:formula="of:=[.B955]-[.E955]" office:value-type="float" office:value="-0.0249304700710127" calcext:value-type="float">
            <text:p>-0.0249</text:p>
          </table:table-cell>
          <table:table-cell table:style-name="ce27" table:formula="of:=ABS([.F955]/[.B$4])" office:value-type="percentage" office:value="0.0709133370908805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3" calcext:value-type="float">
            <text:p>953</text:p>
          </table:table-cell>
          <table:table-cell table:style-name="ce9" table:formula="of:=[.A956]*90/(256)" office:value-type="float" office:value="335.0390625" calcext:value-type="float">
            <text:p>335.04º</text:p>
          </table:table-cell>
          <table:table-cell table:style-name="ce14" table:formula="of:=ROUND([.C$1]*SIN([.B956]*PI()/180);0)" office:value-type="float" office:value="-432" calcext:value-type="float">
            <text:p>-432</text:p>
          </table:table-cell>
          <table:table-cell table:style-name="ce14" table:formula="of:=ROUND([.C$1]*SIN(([.B956]+90)*PI()/180);0)" office:value-type="float" office:value="927" calcext:value-type="float">
            <text:p>927</text:p>
          </table:table-cell>
          <table:table-cell table:style-name="ce9" table:formula="of:=MOD(ATAN2([.D956];[.C956])*180/PI()+360;360)" office:value-type="float" office:value="335.01356679522" calcext:value-type="float">
            <text:p>335.01º</text:p>
          </table:table-cell>
          <table:table-cell table:style-name="ce20" table:formula="of:=[.B956]-[.E956]" office:value-type="float" office:value="0.0254957047798712" calcext:value-type="float">
            <text:p>0.0255</text:p>
          </table:table-cell>
          <table:table-cell table:style-name="ce27" table:formula="of:=ABS([.F956]/[.B$4])" office:value-type="percentage" office:value="0.0725211158183002" calcext:value-type="percentage">
            <text:p>7.2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4" calcext:value-type="float">
            <text:p>954</text:p>
          </table:table-cell>
          <table:table-cell table:style-name="ce9" table:formula="of:=[.A957]*90/(256)" office:value-type="float" office:value="335.390625" calcext:value-type="float">
            <text:p>335.39º</text:p>
          </table:table-cell>
          <table:table-cell table:style-name="ce14" table:formula="of:=ROUND([.C$1]*SIN([.B957]*PI()/180);0)" office:value-type="float" office:value="-426" calcext:value-type="float">
            <text:p>-426</text:p>
          </table:table-cell>
          <table:table-cell table:style-name="ce14" table:formula="of:=ROUND([.C$1]*SIN(([.B957]+90)*PI()/180);0)" office:value-type="float" office:value="930" calcext:value-type="float">
            <text:p>930</text:p>
          </table:table-cell>
          <table:table-cell table:style-name="ce9" table:formula="of:=MOD(ATAN2([.D957];[.C957])*180/PI()+360;360)" office:value-type="float" office:value="335.389164780282" calcext:value-type="float">
            <text:p>335.39º</text:p>
          </table:table-cell>
          <table:table-cell table:style-name="ce20" table:formula="of:=[.B957]-[.E957]" office:value-type="float" office:value="0.00146021971829668" calcext:value-type="float">
            <text:p>0.0015</text:p>
          </table:table-cell>
          <table:table-cell table:style-name="ce27" table:formula="of:=ABS([.F957]/[.B$4])" office:value-type="percentage" office:value="0.00415351386537724" calcext:value-type="percentage">
            <text:p>0.4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5" calcext:value-type="float">
            <text:p>955</text:p>
          </table:table-cell>
          <table:table-cell table:style-name="ce9" table:formula="of:=[.A958]*90/(256)" office:value-type="float" office:value="335.7421875" calcext:value-type="float">
            <text:p>335.74º</text:p>
          </table:table-cell>
          <table:table-cell table:style-name="ce14" table:formula="of:=ROUND([.C$1]*SIN([.B958]*PI()/180);0)" office:value-type="float" office:value="-420" calcext:value-type="float">
            <text:p>-420</text:p>
          </table:table-cell>
          <table:table-cell table:style-name="ce14" table:formula="of:=ROUND([.C$1]*SIN(([.B958]+90)*PI()/180);0)" office:value-type="float" office:value="933" calcext:value-type="float">
            <text:p>933</text:p>
          </table:table-cell>
          <table:table-cell table:style-name="ce9" table:formula="of:=MOD(ATAN2([.D958];[.C958])*180/PI()+360;360)" office:value-type="float" office:value="335.76459481852" calcext:value-type="float">
            <text:p>335.76º</text:p>
          </table:table-cell>
          <table:table-cell table:style-name="ce20" table:formula="of:=[.B958]-[.E958]" office:value-type="float" office:value="-0.0224073185202087" calcext:value-type="float">
            <text:p>-0.0224</text:p>
          </table:table-cell>
          <table:table-cell table:style-name="ce27" table:formula="of:=ABS([.F958]/[.B$4])" office:value-type="percentage" office:value="0.0637363726797048" calcext:value-type="percentage">
            <text:p>6.3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6" calcext:value-type="float">
            <text:p>956</text:p>
          </table:table-cell>
          <table:table-cell table:style-name="ce9" table:formula="of:=[.A959]*90/(256)" office:value-type="float" office:value="336.09375" calcext:value-type="float">
            <text:p>336.09º</text:p>
          </table:table-cell>
          <table:table-cell table:style-name="ce14" table:formula="of:=ROUND([.C$1]*SIN([.B959]*PI()/180);0)" office:value-type="float" office:value="-415" calcext:value-type="float">
            <text:p>-415</text:p>
          </table:table-cell>
          <table:table-cell table:style-name="ce14" table:formula="of:=ROUND([.C$1]*SIN(([.B959]+90)*PI()/180);0)" office:value-type="float" office:value="935" calcext:value-type="float">
            <text:p>935</text:p>
          </table:table-cell>
          <table:table-cell table:style-name="ce9" table:formula="of:=MOD(ATAN2([.D959];[.C959])*180/PI()+360;360)" office:value-type="float" office:value="336.065945653119" calcext:value-type="float">
            <text:p>336.07º</text:p>
          </table:table-cell>
          <table:table-cell table:style-name="ce20" table:formula="of:=[.B959]-[.E959]" office:value-type="float" office:value="0.0278043468812825" calcext:value-type="float">
            <text:p>0.0278</text:p>
          </table:table-cell>
          <table:table-cell table:style-name="ce27" table:formula="of:=ABS([.F959]/[.B$4])" office:value-type="percentage" office:value="0.0790879200178703" calcext:value-type="percentage">
            <text:p>7.9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7" calcext:value-type="float">
            <text:p>957</text:p>
          </table:table-cell>
          <table:table-cell table:style-name="ce9" table:formula="of:=[.A960]*90/(256)" office:value-type="float" office:value="336.4453125" calcext:value-type="float">
            <text:p>336.45º</text:p>
          </table:table-cell>
          <table:table-cell table:style-name="ce14" table:formula="of:=ROUND([.C$1]*SIN([.B960]*PI()/180);0)" office:value-type="float" office:value="-409" calcext:value-type="float">
            <text:p>-409</text:p>
          </table:table-cell>
          <table:table-cell table:style-name="ce14" table:formula="of:=ROUND([.C$1]*SIN(([.B960]+90)*PI()/180);0)" office:value-type="float" office:value="938" calcext:value-type="float">
            <text:p>938</text:p>
          </table:table-cell>
          <table:table-cell table:style-name="ce9" table:formula="of:=MOD(ATAN2([.D960];[.C960])*180/PI()+360;360)" office:value-type="float" office:value="336.441155899948" calcext:value-type="float">
            <text:p>336.44º</text:p>
          </table:table-cell>
          <table:table-cell table:style-name="ce20" table:formula="of:=[.B960]-[.E960]" office:value-type="float" office:value="0.00415660005222662" calcext:value-type="float">
            <text:p>0.0042</text:p>
          </table:table-cell>
          <table:table-cell table:style-name="ce27" table:formula="of:=ABS([.F960]/[.B$4])" office:value-type="percentage" office:value="0.0118232179263335" calcext:value-type="percentage">
            <text:p>1.1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8" calcext:value-type="float">
            <text:p>958</text:p>
          </table:table-cell>
          <table:table-cell table:style-name="ce9" table:formula="of:=[.A961]*90/(256)" office:value-type="float" office:value="336.796875" calcext:value-type="float">
            <text:p>336.80º</text:p>
          </table:table-cell>
          <table:table-cell table:style-name="ce14" table:formula="of:=ROUND([.C$1]*SIN([.B961]*PI()/180);0)" office:value-type="float" office:value="-403" calcext:value-type="float">
            <text:p>-403</text:p>
          </table:table-cell>
          <table:table-cell table:style-name="ce14" table:formula="of:=ROUND([.C$1]*SIN(([.B961]+90)*PI()/180);0)" office:value-type="float" office:value="940" calcext:value-type="float">
            <text:p>940</text:p>
          </table:table-cell>
          <table:table-cell table:style-name="ce9" table:formula="of:=MOD(ATAN2([.D961];[.C961])*180/PI()+360;360)" office:value-type="float" office:value="336.794053499807" calcext:value-type="float">
            <text:p>336.79º</text:p>
          </table:table-cell>
          <table:table-cell table:style-name="ce20" table:formula="of:=[.B961]-[.E961]" office:value-type="float" office:value="0.00282150019307892" calcext:value-type="float">
            <text:p>0.0028</text:p>
          </table:table-cell>
          <table:table-cell table:style-name="ce27" table:formula="of:=ABS([.F961]/[.B$4])" office:value-type="percentage" office:value="0.00802560054920226" calcext:value-type="percentage">
            <text:p>0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59" calcext:value-type="float">
            <text:p>959</text:p>
          </table:table-cell>
          <table:table-cell table:style-name="ce9" table:formula="of:=[.A962]*90/(256)" office:value-type="float" office:value="337.1484375" calcext:value-type="float">
            <text:p>337.15º</text:p>
          </table:table-cell>
          <table:table-cell table:style-name="ce14" table:formula="of:=ROUND([.C$1]*SIN([.B962]*PI()/180);0)" office:value-type="float" office:value="-397" calcext:value-type="float">
            <text:p>-397</text:p>
          </table:table-cell>
          <table:table-cell table:style-name="ce14" table:formula="of:=ROUND([.C$1]*SIN(([.B962]+90)*PI()/180);0)" office:value-type="float" office:value="943" calcext:value-type="float">
            <text:p>943</text:p>
          </table:table-cell>
          <table:table-cell table:style-name="ce9" table:formula="of:=MOD(ATAN2([.D962];[.C962])*180/PI()+360;360)" office:value-type="float" office:value="337.169062163023" calcext:value-type="float">
            <text:p>337.17º</text:p>
          </table:table-cell>
          <table:table-cell table:style-name="ce20" table:formula="of:=[.B962]-[.E962]" office:value-type="float" office:value="-0.0206246630235114" calcext:value-type="float">
            <text:p>-0.0206</text:p>
          </table:table-cell>
          <table:table-cell table:style-name="ce27" table:formula="of:=ABS([.F962]/[.B$4])" office:value-type="percentage" office:value="0.0586657081557658" calcext:value-type="percentage">
            <text:p>5.8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table:style-name="ce9" table:formula="of:=[.A963]*90/(256)" office:value-type="float" office:value="337.5" calcext:value-type="float">
            <text:p>337.50º</text:p>
          </table:table-cell>
          <table:table-cell table:style-name="ce14" table:formula="of:=ROUND([.C$1]*SIN([.B963]*PI()/180);0)" office:value-type="float" office:value="-391" calcext:value-type="float">
            <text:p>-391</text:p>
          </table:table-cell>
          <table:table-cell table:style-name="ce14" table:formula="of:=ROUND([.C$1]*SIN(([.B963]+90)*PI()/180);0)" office:value-type="float" office:value="945" calcext:value-type="float">
            <text:p>945</text:p>
          </table:table-cell>
          <table:table-cell table:style-name="ce9" table:formula="of:=MOD(ATAN2([.D963];[.C963])*180/PI()+360;360)" office:value-type="float" office:value="337.522350684976" calcext:value-type="float">
            <text:p>337.52º</text:p>
          </table:table-cell>
          <table:table-cell table:style-name="ce20" table:formula="of:=[.B963]-[.E963]" office:value-type="float" office:value="-0.0223506849760611" calcext:value-type="float">
            <text:p>-0.0224</text:p>
          </table:table-cell>
          <table:table-cell table:style-name="ce27" table:formula="of:=ABS([.F963]/[.B$4])" office:value-type="percentage" office:value="0.0635752817096848" calcext:value-type="percentage">
            <text:p>6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1" calcext:value-type="float">
            <text:p>961</text:p>
          </table:table-cell>
          <table:table-cell table:style-name="ce9" table:formula="of:=[.A964]*90/(256)" office:value-type="float" office:value="337.8515625" calcext:value-type="float">
            <text:p>337.85º</text:p>
          </table:table-cell>
          <table:table-cell table:style-name="ce14" table:formula="of:=ROUND([.C$1]*SIN([.B964]*PI()/180);0)" office:value-type="float" office:value="-386" calcext:value-type="float">
            <text:p>-386</text:p>
          </table:table-cell>
          <table:table-cell table:style-name="ce14" table:formula="of:=ROUND([.C$1]*SIN(([.B964]+90)*PI()/180);0)" office:value-type="float" office:value="948" calcext:value-type="float">
            <text:p>948</text:p>
          </table:table-cell>
          <table:table-cell table:style-name="ce9" table:formula="of:=MOD(ATAN2([.D964];[.C964])*180/PI()+360;360)" office:value-type="float" office:value="337.845174004754" calcext:value-type="float">
            <text:p>337.85º</text:p>
          </table:table-cell>
          <table:table-cell table:style-name="ce20" table:formula="of:=[.B964]-[.E964]" office:value-type="float" office:value="0.00638849524625584" calcext:value-type="float">
            <text:p>0.0064</text:p>
          </table:table-cell>
          <table:table-cell table:style-name="ce27" table:formula="of:=ABS([.F964]/[.B$4])" office:value-type="percentage" office:value="0.0181717198115722" calcext:value-type="percentage">
            <text:p>1.8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2" calcext:value-type="float">
            <text:p>962</text:p>
          </table:table-cell>
          <table:table-cell table:style-name="ce9" table:formula="of:=[.A965]*90/(256)" office:value-type="float" office:value="338.203125" calcext:value-type="float">
            <text:p>338.20º</text:p>
          </table:table-cell>
          <table:table-cell table:style-name="ce14" table:formula="of:=ROUND([.C$1]*SIN([.B965]*PI()/180);0)" office:value-type="float" office:value="-380" calcext:value-type="float">
            <text:p>-380</text:p>
          </table:table-cell>
          <table:table-cell table:style-name="ce14" table:formula="of:=ROUND([.C$1]*SIN(([.B965]+90)*PI()/180);0)" office:value-type="float" office:value="950" calcext:value-type="float">
            <text:p>950</text:p>
          </table:table-cell>
          <table:table-cell table:style-name="ce9" table:formula="of:=MOD(ATAN2([.D965];[.C965])*180/PI()+360;360)" office:value-type="float" office:value="338.198590513648" calcext:value-type="float">
            <text:p>338.20º</text:p>
          </table:table-cell>
          <table:table-cell table:style-name="ce20" table:formula="of:=[.B965]-[.E965]" office:value-type="float" office:value="0.0045344863518153" calcext:value-type="float">
            <text:p>0.0045</text:p>
          </table:table-cell>
          <table:table-cell table:style-name="ce27" table:formula="of:=ABS([.F965]/[.B$4])" office:value-type="percentage" office:value="0.0128980945118302" calcext:value-type="percentage">
            <text:p>1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3" calcext:value-type="float">
            <text:p>963</text:p>
          </table:table-cell>
          <table:table-cell table:style-name="ce9" table:formula="of:=[.A966]*90/(256)" office:value-type="float" office:value="338.5546875" calcext:value-type="float">
            <text:p>338.55º</text:p>
          </table:table-cell>
          <table:table-cell table:style-name="ce14" table:formula="of:=ROUND([.C$1]*SIN([.B966]*PI()/180);0)" office:value-type="float" office:value="-374" calcext:value-type="float">
            <text:p>-374</text:p>
          </table:table-cell>
          <table:table-cell table:style-name="ce14" table:formula="of:=ROUND([.C$1]*SIN(([.B966]+90)*PI()/180);0)" office:value-type="float" office:value="952" calcext:value-type="float">
            <text:p>952</text:p>
          </table:table-cell>
          <table:table-cell table:style-name="ce9" table:formula="of:=MOD(ATAN2([.D966];[.C966])*180/PI()+360;360)" office:value-type="float" office:value="338.552263672895" calcext:value-type="float">
            <text:p>338.55º</text:p>
          </table:table-cell>
          <table:table-cell table:style-name="ce20" table:formula="of:=[.B966]-[.E966]" office:value-type="float" office:value="0.00242382710536049" calcext:value-type="float">
            <text:p>0.0024</text:p>
          </table:table-cell>
          <table:table-cell table:style-name="ce27" table:formula="of:=ABS([.F966]/[.B$4])" office:value-type="percentage" office:value="0.0068944415441365" calcext:value-type="percentage">
            <text:p>0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4" calcext:value-type="float">
            <text:p>964</text:p>
          </table:table-cell>
          <table:table-cell table:style-name="ce9" table:formula="of:=[.A967]*90/(256)" office:value-type="float" office:value="338.90625" calcext:value-type="float">
            <text:p>338.91º</text:p>
          </table:table-cell>
          <table:table-cell table:style-name="ce14" table:formula="of:=ROUND([.C$1]*SIN([.B967]*PI()/180);0)" office:value-type="float" office:value="-368" calcext:value-type="float">
            <text:p>-368</text:p>
          </table:table-cell>
          <table:table-cell table:style-name="ce14" table:formula="of:=ROUND([.C$1]*SIN(([.B967]+90)*PI()/180);0)" office:value-type="float" office:value="954" calcext:value-type="float">
            <text:p>954</text:p>
          </table:table-cell>
          <table:table-cell table:style-name="ce9" table:formula="of:=MOD(ATAN2([.D967];[.C967])*180/PI()+360;360)" office:value-type="float" office:value="338.906166782835" calcext:value-type="float">
            <text:p>338.91º</text:p>
          </table:table-cell>
          <table:table-cell table:style-name="ce20" table:formula="of:=[.B967]-[.E967]" office:value-type="float" office:value="0.0000832171654110425" calcext:value-type="float">
            <text:p>0.0001</text:p>
          </table:table-cell>
          <table:table-cell table:style-name="ce27" table:formula="of:=ABS([.F967]/[.B$4])" office:value-type="percentage" office:value="0.000236706603835854" calcext:value-type="percentage">
            <text:p>0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5" calcext:value-type="float">
            <text:p>965</text:p>
          </table:table-cell>
          <table:table-cell table:style-name="ce9" table:formula="of:=[.A968]*90/(256)" office:value-type="float" office:value="339.2578125" calcext:value-type="float">
            <text:p>339.26º</text:p>
          </table:table-cell>
          <table:table-cell table:style-name="ce14" table:formula="of:=ROUND([.C$1]*SIN([.B968]*PI()/180);0)" office:value-type="float" office:value="-362" calcext:value-type="float">
            <text:p>-362</text:p>
          </table:table-cell>
          <table:table-cell table:style-name="ce14" table:formula="of:=ROUND([.C$1]*SIN(([.B968]+90)*PI()/180);0)" office:value-type="float" office:value="957" calcext:value-type="float">
            <text:p>957</text:p>
          </table:table-cell>
          <table:table-cell table:style-name="ce9" table:formula="of:=MOD(ATAN2([.D968];[.C968])*180/PI()+360;360)" office:value-type="float" office:value="339.280103192332" calcext:value-type="float">
            <text:p>339.28º</text:p>
          </table:table-cell>
          <table:table-cell table:style-name="ce20" table:formula="of:=[.B968]-[.E968]" office:value-type="float" office:value="-0.022290692331751" calcext:value-type="float">
            <text:p>-0.0223</text:p>
          </table:table-cell>
          <table:table-cell table:style-name="ce27" table:formula="of:=ABS([.F968]/[.B$4])" office:value-type="percentage" office:value="0.0634046359658694" calcext:value-type="percentage">
            <text:p>6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6" calcext:value-type="float">
            <text:p>966</text:p>
          </table:table-cell>
          <table:table-cell table:style-name="ce9" table:formula="of:=[.A969]*90/(256)" office:value-type="float" office:value="339.609375" calcext:value-type="float">
            <text:p>339.61º</text:p>
          </table:table-cell>
          <table:table-cell table:style-name="ce14" table:formula="of:=ROUND([.C$1]*SIN([.B969]*PI()/180);0)" office:value-type="float" office:value="-356" calcext:value-type="float">
            <text:p>-356</text:p>
          </table:table-cell>
          <table:table-cell table:style-name="ce14" table:formula="of:=ROUND([.C$1]*SIN(([.B969]+90)*PI()/180);0)" office:value-type="float" office:value="959" calcext:value-type="float">
            <text:p>959</text:p>
          </table:table-cell>
          <table:table-cell table:style-name="ce9" table:formula="of:=MOD(ATAN2([.D969];[.C969])*180/PI()+360;360)" office:value-type="float" office:value="339.634065936953" calcext:value-type="float">
            <text:p>339.63º</text:p>
          </table:table-cell>
          <table:table-cell table:style-name="ce20" table:formula="of:=[.B969]-[.E969]" office:value-type="float" office:value="-0.0246909369530499" calcext:value-type="float">
            <text:p>-0.0247</text:p>
          </table:table-cell>
          <table:table-cell table:style-name="ce27" table:formula="of:=ABS([.F969]/[.B$4])" office:value-type="percentage" office:value="0.0702319984442309" calcext:value-type="percentage">
            <text:p>7.0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7" calcext:value-type="float">
            <text:p>967</text:p>
          </table:table-cell>
          <table:table-cell table:style-name="ce9" table:formula="of:=[.A970]*90/(256)" office:value-type="float" office:value="339.9609375" calcext:value-type="float">
            <text:p>339.96º</text:p>
          </table:table-cell>
          <table:table-cell table:style-name="ce14" table:formula="of:=ROUND([.C$1]*SIN([.B970]*PI()/180);0)" office:value-type="float" office:value="-351" calcext:value-type="float">
            <text:p>-351</text:p>
          </table:table-cell>
          <table:table-cell table:style-name="ce14" table:formula="of:=ROUND([.C$1]*SIN(([.B970]+90)*PI()/180);0)" office:value-type="float" office:value="961" calcext:value-type="float">
            <text:p>961</text:p>
          </table:table-cell>
          <table:table-cell table:style-name="ce9" table:formula="of:=MOD(ATAN2([.D970];[.C970])*180/PI()+360;360)" office:value-type="float" office:value="339.935555056606" calcext:value-type="float">
            <text:p>339.94º</text:p>
          </table:table-cell>
          <table:table-cell table:style-name="ce20" table:formula="of:=[.B970]-[.E970]" office:value-type="float" office:value="0.0253824433941645" calcext:value-type="float">
            <text:p>0.0254</text:p>
          </table:table-cell>
          <table:table-cell table:style-name="ce27" table:formula="of:=ABS([.F970]/[.B$4])" office:value-type="percentage" office:value="0.0721989500989568" calcext:value-type="percentage">
            <text:p>7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8" calcext:value-type="float">
            <text:p>968</text:p>
          </table:table-cell>
          <table:table-cell table:style-name="ce9" table:formula="of:=[.A971]*90/(256)" office:value-type="float" office:value="340.3125" calcext:value-type="float">
            <text:p>340.31º</text:p>
          </table:table-cell>
          <table:table-cell table:style-name="ce14" table:formula="of:=ROUND([.C$1]*SIN([.B971]*PI()/180);0)" office:value-type="float" office:value="-345" calcext:value-type="float">
            <text:p>-345</text:p>
          </table:table-cell>
          <table:table-cell table:style-name="ce14" table:formula="of:=ROUND([.C$1]*SIN(([.B971]+90)*PI()/180);0)" office:value-type="float" office:value="963" calcext:value-type="float">
            <text:p>963</text:p>
          </table:table-cell>
          <table:table-cell table:style-name="ce9" table:formula="of:=MOD(ATAN2([.D971];[.C971])*180/PI()+360;360)" office:value-type="float" office:value="340.28966009964" calcext:value-type="float">
            <text:p>340.29º</text:p>
          </table:table-cell>
          <table:table-cell table:style-name="ce20" table:formula="of:=[.B971]-[.E971]" office:value-type="float" office:value="0.0228399003603954" calcext:value-type="float">
            <text:p>0.0228</text:p>
          </table:table-cell>
          <table:table-cell table:style-name="ce27" table:formula="of:=ABS([.F971]/[.B$4])" office:value-type="percentage" office:value="0.0649668276917914" calcext:value-type="percentage">
            <text:p>6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69" calcext:value-type="float">
            <text:p>969</text:p>
          </table:table-cell>
          <table:table-cell table:style-name="ce9" table:formula="of:=[.A972]*90/(256)" office:value-type="float" office:value="340.6640625" calcext:value-type="float">
            <text:p>340.66º</text:p>
          </table:table-cell>
          <table:table-cell table:style-name="ce14" table:formula="of:=ROUND([.C$1]*SIN([.B972]*PI()/180);0)" office:value-type="float" office:value="-339" calcext:value-type="float">
            <text:p>-339</text:p>
          </table:table-cell>
          <table:table-cell table:style-name="ce14" table:formula="of:=ROUND([.C$1]*SIN(([.B972]+90)*PI()/180);0)" office:value-type="float" office:value="965" calcext:value-type="float">
            <text:p>965</text:p>
          </table:table-cell>
          <table:table-cell table:style-name="ce9" table:formula="of:=MOD(ATAN2([.D972];[.C972])*180/PI()+360;360)" office:value-type="float" office:value="340.643862614267" calcext:value-type="float">
            <text:p>340.64º</text:p>
          </table:table-cell>
          <table:table-cell table:style-name="ce20" table:formula="of:=[.B972]-[.E972]" office:value-type="float" office:value="0.0201998857333479" calcext:value-type="float">
            <text:p>0.0202</text:p>
          </table:table-cell>
          <table:table-cell table:style-name="ce27" table:formula="of:=ABS([.F972]/[.B$4])" office:value-type="percentage" office:value="0.0574574527526339" calcext:value-type="percentage">
            <text:p>5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0" calcext:value-type="float">
            <text:p>970</text:p>
          </table:table-cell>
          <table:table-cell table:style-name="ce9" table:formula="of:=[.A973]*90/(256)" office:value-type="float" office:value="341.015625" calcext:value-type="float">
            <text:p>341.02º</text:p>
          </table:table-cell>
          <table:table-cell table:style-name="ce14" table:formula="of:=ROUND([.C$1]*SIN([.B973]*PI()/180);0)" office:value-type="float" office:value="-333" calcext:value-type="float">
            <text:p>-333</text:p>
          </table:table-cell>
          <table:table-cell table:style-name="ce14" table:formula="of:=ROUND([.C$1]*SIN(([.B973]+90)*PI()/180);0)" office:value-type="float" office:value="967" calcext:value-type="float">
            <text:p>967</text:p>
          </table:table-cell>
          <table:table-cell table:style-name="ce9" table:formula="of:=MOD(ATAN2([.D973];[.C973])*180/PI()+360;360)" office:value-type="float" office:value="340.998135558423" calcext:value-type="float">
            <text:p>341.00º</text:p>
          </table:table-cell>
          <table:table-cell table:style-name="ce20" table:formula="of:=[.B973]-[.E973]" office:value-type="float" office:value="0.0174894415772542" calcext:value-type="float">
            <text:p>0.0175</text:p>
          </table:table-cell>
          <table:table-cell table:style-name="ce27" table:formula="of:=ABS([.F973]/[.B$4])" office:value-type="percentage" office:value="0.0497477449308563" calcext:value-type="percentage">
            <text:p>4.9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1" calcext:value-type="float">
            <text:p>971</text:p>
          </table:table-cell>
          <table:table-cell table:style-name="ce9" table:formula="of:=[.A974]*90/(256)" office:value-type="float" office:value="341.3671875" calcext:value-type="float">
            <text:p>341.37º</text:p>
          </table:table-cell>
          <table:table-cell table:style-name="ce14" table:formula="of:=ROUND([.C$1]*SIN([.B974]*PI()/180);0)" office:value-type="float" office:value="-327" calcext:value-type="float">
            <text:p>-327</text:p>
          </table:table-cell>
          <table:table-cell table:style-name="ce14" table:formula="of:=ROUND([.C$1]*SIN(([.B974]+90)*PI()/180);0)" office:value-type="float" office:value="969" calcext:value-type="float">
            <text:p>969</text:p>
          </table:table-cell>
          <table:table-cell table:style-name="ce9" table:formula="of:=MOD(ATAN2([.D974];[.C974])*180/PI()+360;360)" office:value-type="float" office:value="341.35245185775" calcext:value-type="float">
            <text:p>341.35º</text:p>
          </table:table-cell>
          <table:table-cell table:style-name="ce20" table:formula="of:=[.B974]-[.E974]" office:value-type="float" office:value="0.0147356422496614" calcext:value-type="float">
            <text:p>0.0147</text:p>
          </table:table-cell>
          <table:table-cell table:style-name="ce27" table:formula="of:=ABS([.F974]/[.B$4])" office:value-type="percentage" office:value="0.0419147157323702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2" calcext:value-type="float">
            <text:p>972</text:p>
          </table:table-cell>
          <table:table-cell table:style-name="ce9" table:formula="of:=[.A975]*90/(256)" office:value-type="float" office:value="341.71875" calcext:value-type="float">
            <text:p>341.72º</text:p>
          </table:table-cell>
          <table:table-cell table:style-name="ce14" table:formula="of:=ROUND([.C$1]*SIN([.B975]*PI()/180);0)" office:value-type="float" office:value="-321" calcext:value-type="float">
            <text:p>-321</text:p>
          </table:table-cell>
          <table:table-cell table:style-name="ce14" table:formula="of:=ROUND([.C$1]*SIN(([.B975]+90)*PI()/180);0)" office:value-type="float" office:value="971" calcext:value-type="float">
            <text:p>971</text:p>
          </table:table-cell>
          <table:table-cell table:style-name="ce9" table:formula="of:=MOD(ATAN2([.D975];[.C975])*180/PI()+360;360)" office:value-type="float" office:value="341.706784418003" calcext:value-type="float">
            <text:p>341.71º</text:p>
          </table:table-cell>
          <table:table-cell table:style-name="ce20" table:formula="of:=[.B975]-[.E975]" office:value-type="float" office:value="0.0119655819968898" calcext:value-type="float">
            <text:p>0.0120</text:p>
          </table:table-cell>
          <table:table-cell table:style-name="ce27" table:formula="of:=ABS([.F975]/[.B$4])" office:value-type="percentage" office:value="0.0340354332355976" calcext:value-type="percentage">
            <text:p>3.4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3" calcext:value-type="float">
            <text:p>973</text:p>
          </table:table-cell>
          <table:table-cell table:style-name="ce9" table:formula="of:=[.A976]*90/(256)" office:value-type="float" office:value="342.0703125" calcext:value-type="float">
            <text:p>342.07º</text:p>
          </table:table-cell>
          <table:table-cell table:style-name="ce14" table:formula="of:=ROUND([.C$1]*SIN([.B976]*PI()/180);0)" office:value-type="float" office:value="-315" calcext:value-type="float">
            <text:p>-315</text:p>
          </table:table-cell>
          <table:table-cell table:style-name="ce14" table:formula="of:=ROUND([.C$1]*SIN(([.B976]+90)*PI()/180);0)" office:value-type="float" office:value="973" calcext:value-type="float">
            <text:p>973</text:p>
          </table:table-cell>
          <table:table-cell table:style-name="ce9" table:formula="of:=MOD(ATAN2([.D976];[.C976])*180/PI()+360;360)" office:value-type="float" office:value="342.061106137473" calcext:value-type="float">
            <text:p>342.06º</text:p>
          </table:table-cell>
          <table:table-cell table:style-name="ce20" table:formula="of:=[.B976]-[.E976]" office:value-type="float" office:value="0.00920636252675422" calcext:value-type="float">
            <text:p>0.0092</text:p>
          </table:table-cell>
          <table:table-cell table:style-name="ce27" table:formula="of:=ABS([.F976]/[.B$4])" office:value-type="percentage" office:value="0.0261869867427676" calcext:value-type="percentage">
            <text:p>2.6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4" calcext:value-type="float">
            <text:p>974</text:p>
          </table:table-cell>
          <table:table-cell table:style-name="ce9" table:formula="of:=[.A977]*90/(256)" office:value-type="float" office:value="342.421875" calcext:value-type="float">
            <text:p>342.42º</text:p>
          </table:table-cell>
          <table:table-cell table:style-name="ce14" table:formula="of:=ROUND([.C$1]*SIN([.B977]*PI()/180);0)" office:value-type="float" office:value="-309" calcext:value-type="float">
            <text:p>-309</text:p>
          </table:table-cell>
          <table:table-cell table:style-name="ce14" table:formula="of:=ROUND([.C$1]*SIN(([.B977]+90)*PI()/180);0)" office:value-type="float" office:value="975" calcext:value-type="float">
            <text:p>975</text:p>
          </table:table-cell>
          <table:table-cell table:style-name="ce9" table:formula="of:=MOD(ATAN2([.D977];[.C977])*180/PI()+360;360)" office:value-type="float" office:value="342.415389919427" calcext:value-type="float">
            <text:p>342.42º</text:p>
          </table:table-cell>
          <table:table-cell table:style-name="ce20" table:formula="of:=[.B977]-[.E977]" office:value-type="float" office:value="0.00648508057253139" calcext:value-type="float">
            <text:p>0.0065</text:p>
          </table:table-cell>
          <table:table-cell table:style-name="ce27" table:formula="of:=ABS([.F977]/[.B$4])" office:value-type="percentage" office:value="0.0184464514063115" calcext:value-type="percentage">
            <text:p>1.8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5" calcext:value-type="float">
            <text:p>975</text:p>
          </table:table-cell>
          <table:table-cell table:style-name="ce9" table:formula="of:=[.A978]*90/(256)" office:value-type="float" office:value="342.7734375" calcext:value-type="float">
            <text:p>342.77º</text:p>
          </table:table-cell>
          <table:table-cell table:style-name="ce14" table:formula="of:=ROUND([.C$1]*SIN([.B978]*PI()/180);0)" office:value-type="float" office:value="-303" calcext:value-type="float">
            <text:p>-303</text:p>
          </table:table-cell>
          <table:table-cell table:style-name="ce14" table:formula="of:=ROUND([.C$1]*SIN(([.B978]+90)*PI()/180);0)" office:value-type="float" office:value="977" calcext:value-type="float">
            <text:p>977</text:p>
          </table:table-cell>
          <table:table-cell table:style-name="ce9" table:formula="of:=MOD(ATAN2([.D978];[.C978])*180/PI()+360;360)" office:value-type="float" office:value="342.769608684537" calcext:value-type="float">
            <text:p>342.77º</text:p>
          </table:table-cell>
          <table:table-cell table:style-name="ce20" table:formula="of:=[.B978]-[.E978]" office:value-type="float" office:value="0.00382881546278213" calcext:value-type="float">
            <text:p>0.0038</text:p>
          </table:table-cell>
          <table:table-cell table:style-name="ce27" table:formula="of:=ABS([.F978]/[.B$4])" office:value-type="percentage" office:value="0.0108908528719136" calcext:value-type="percentage">
            <text:p>1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6" calcext:value-type="float">
            <text:p>976</text:p>
          </table:table-cell>
          <table:table-cell table:style-name="ce9" table:formula="of:=[.A979]*90/(256)" office:value-type="float" office:value="343.125" calcext:value-type="float">
            <text:p>343.13º</text:p>
          </table:table-cell>
          <table:table-cell table:style-name="ce14" table:formula="of:=ROUND([.C$1]*SIN([.B979]*PI()/180);0)" office:value-type="float" office:value="-297" calcext:value-type="float">
            <text:p>-297</text:p>
          </table:table-cell>
          <table:table-cell table:style-name="ce14" table:formula="of:=ROUND([.C$1]*SIN(([.B979]+90)*PI()/180);0)" office:value-type="float" office:value="979" calcext:value-type="float">
            <text:p>979</text:p>
          </table:table-cell>
          <table:table-cell table:style-name="ce9" table:formula="of:=MOD(ATAN2([.D979];[.C979])*180/PI()+360;360)" office:value-type="float" office:value="343.123735383289" calcext:value-type="float">
            <text:p>343.12º</text:p>
          </table:table-cell>
          <table:table-cell table:style-name="ce20" table:formula="of:=[.B979]-[.E979]" office:value-type="float" office:value="0.0012646167111825" calcext:value-type="float">
            <text:p>0.0013</text:p>
          </table:table-cell>
          <table:table-cell table:style-name="ce27" table:formula="of:=ABS([.F979]/[.B$4])" office:value-type="percentage" office:value="0.00359713197847466" calcext:value-type="percentage">
            <text:p>0.3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7" calcext:value-type="float">
            <text:p>977</text:p>
          </table:table-cell>
          <table:table-cell table:style-name="ce9" table:formula="of:=[.A980]*90/(256)" office:value-type="float" office:value="343.4765625" calcext:value-type="float">
            <text:p>343.48º</text:p>
          </table:table-cell>
          <table:table-cell table:style-name="ce14" table:formula="of:=ROUND([.C$1]*SIN([.B980]*PI()/180);0)" office:value-type="float" office:value="-291" calcext:value-type="float">
            <text:p>-291</text:p>
          </table:table-cell>
          <table:table-cell table:style-name="ce14" table:formula="of:=ROUND([.C$1]*SIN(([.B980]+90)*PI()/180);0)" office:value-type="float" office:value="981" calcext:value-type="float">
            <text:p>981</text:p>
          </table:table-cell>
          <table:table-cell table:style-name="ce9" table:formula="of:=MOD(ATAN2([.D980];[.C980])*180/PI()+360;360)" office:value-type="float" office:value="343.47774300836" calcext:value-type="float">
            <text:p>343.48º</text:p>
          </table:table-cell>
          <table:table-cell table:style-name="ce20" table:formula="of:=[.B980]-[.E980]" office:value-type="float" office:value="-0.00118050835953909" calcext:value-type="float">
            <text:p>-0.0012</text:p>
          </table:table-cell>
          <table:table-cell table:style-name="ce27" table:formula="of:=ABS([.F980]/[.B$4])" office:value-type="percentage" office:value="0.00335789044491119" calcext:value-type="percentage">
            <text:p>0.3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8" calcext:value-type="float">
            <text:p>978</text:p>
          </table:table-cell>
          <table:table-cell table:style-name="ce9" table:formula="of:=[.A981]*90/(256)" office:value-type="float" office:value="343.828125" calcext:value-type="float">
            <text:p>343.83º</text:p>
          </table:table-cell>
          <table:table-cell table:style-name="ce14" table:formula="of:=ROUND([.C$1]*SIN([.B981]*PI()/180);0)" office:value-type="float" office:value="-285" calcext:value-type="float">
            <text:p>-285</text:p>
          </table:table-cell>
          <table:table-cell table:style-name="ce14" table:formula="of:=ROUND([.C$1]*SIN(([.B981]+90)*PI()/180);0)" office:value-type="float" office:value="983" calcext:value-type="float">
            <text:p>983</text:p>
          </table:table-cell>
          <table:table-cell table:style-name="ce9" table:formula="of:=MOD(ATAN2([.D981];[.C981])*180/PI()+360;360)" office:value-type="float" office:value="343.831604606946" calcext:value-type="float">
            <text:p>343.83º</text:p>
          </table:table-cell>
          <table:table-cell table:style-name="ce20" table:formula="of:=[.B981]-[.E981]" office:value-type="float" office:value="-0.0034796069455183" calcext:value-type="float">
            <text:p>-0.0035</text:p>
          </table:table-cell>
          <table:table-cell table:style-name="ce27" table:formula="of:=ABS([.F981]/[.B$4])" office:value-type="percentage" office:value="0.00989754864502983" calcext:value-type="percentage">
            <text:p>0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79" calcext:value-type="float">
            <text:p>979</text:p>
          </table:table-cell>
          <table:table-cell table:style-name="ce9" table:formula="of:=[.A982]*90/(256)" office:value-type="float" office:value="344.1796875" calcext:value-type="float">
            <text:p>344.18º</text:p>
          </table:table-cell>
          <table:table-cell table:style-name="ce14" table:formula="of:=ROUND([.C$1]*SIN([.B982]*PI()/180);0)" office:value-type="float" office:value="-279" calcext:value-type="float">
            <text:p>-279</text:p>
          </table:table-cell>
          <table:table-cell table:style-name="ce14" table:formula="of:=ROUND([.C$1]*SIN(([.B982]+90)*PI()/180);0)" office:value-type="float" office:value="984" calcext:value-type="float">
            <text:p>984</text:p>
          </table:table-cell>
          <table:table-cell table:style-name="ce9" table:formula="of:=MOD(ATAN2([.D982];[.C982])*180/PI()+360;360)" office:value-type="float" office:value="344.170026544699" calcext:value-type="float">
            <text:p>344.17º</text:p>
          </table:table-cell>
          <table:table-cell table:style-name="ce20" table:formula="of:=[.B982]-[.E982]" office:value-type="float" office:value="0.00966095530071698" calcext:value-type="float">
            <text:p>0.0097</text:p>
          </table:table-cell>
          <table:table-cell table:style-name="ce27" table:formula="of:=ABS([.F982]/[.B$4])" office:value-type="percentage" office:value="0.0274800506331505" calcext:value-type="percentage">
            <text:p>2.7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0" calcext:value-type="float">
            <text:p>980</text:p>
          </table:table-cell>
          <table:table-cell table:style-name="ce9" table:formula="of:=[.A983]*90/(256)" office:value-type="float" office:value="344.53125" calcext:value-type="float">
            <text:p>344.53º</text:p>
          </table:table-cell>
          <table:table-cell table:style-name="ce14" table:formula="of:=ROUND([.C$1]*SIN([.B983]*PI()/180);0)" office:value-type="float" office:value="-273" calcext:value-type="float">
            <text:p>-273</text:p>
          </table:table-cell>
          <table:table-cell table:style-name="ce14" table:formula="of:=ROUND([.C$1]*SIN(([.B983]+90)*PI()/180);0)" office:value-type="float" office:value="986" calcext:value-type="float">
            <text:p>986</text:p>
          </table:table-cell>
          <table:table-cell table:style-name="ce9" table:formula="of:=MOD(ATAN2([.D983];[.C983])*180/PI()+360;360)" office:value-type="float" office:value="344.523852811024" calcext:value-type="float">
            <text:p>344.52º</text:p>
          </table:table-cell>
          <table:table-cell table:style-name="ce20" table:formula="of:=[.B983]-[.E983]" office:value-type="float" office:value="0.00739718897597186" calcext:value-type="float">
            <text:p>0.0074</text:p>
          </table:table-cell>
          <table:table-cell table:style-name="ce27" table:formula="of:=ABS([.F983]/[.B$4])" office:value-type="percentage" office:value="0.0210408930872088" calcext:value-type="percentage">
            <text:p>2.1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1" calcext:value-type="float">
            <text:p>981</text:p>
          </table:table-cell>
          <table:table-cell table:style-name="ce9" table:formula="of:=[.A984]*90/(256)" office:value-type="float" office:value="344.8828125" calcext:value-type="float">
            <text:p>344.88º</text:p>
          </table:table-cell>
          <table:table-cell table:style-name="ce14" table:formula="of:=ROUND([.C$1]*SIN([.B984]*PI()/180);0)" office:value-type="float" office:value="-267" calcext:value-type="float">
            <text:p>-267</text:p>
          </table:table-cell>
          <table:table-cell table:style-name="ce14" table:formula="of:=ROUND([.C$1]*SIN(([.B984]+90)*PI()/180);0)" office:value-type="float" office:value="988" calcext:value-type="float">
            <text:p>988</text:p>
          </table:table-cell>
          <table:table-cell table:style-name="ce9" table:formula="of:=MOD(ATAN2([.D984];[.C984])*180/PI()+360;360)" office:value-type="float" office:value="344.877453349914" calcext:value-type="float">
            <text:p>344.88º</text:p>
          </table:table-cell>
          <table:table-cell table:style-name="ce20" table:formula="of:=[.B984]-[.E984]" office:value-type="float" office:value="0.00535915008640586" calcext:value-type="float">
            <text:p>0.0054</text:p>
          </table:table-cell>
          <table:table-cell table:style-name="ce27" table:formula="of:=ABS([.F984]/[.B$4])" office:value-type="percentage" office:value="0.0152438046902211" calcext:value-type="percentage">
            <text:p>1.5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2" calcext:value-type="float">
            <text:p>982</text:p>
          </table:table-cell>
          <table:table-cell table:style-name="ce9" table:formula="of:=[.A985]*90/(256)" office:value-type="float" office:value="345.234375" calcext:value-type="float">
            <text:p>345.23º</text:p>
          </table:table-cell>
          <table:table-cell table:style-name="ce14" table:formula="of:=ROUND([.C$1]*SIN([.B985]*PI()/180);0)" office:value-type="float" office:value="-261" calcext:value-type="float">
            <text:p>-261</text:p>
          </table:table-cell>
          <table:table-cell table:style-name="ce14" table:formula="of:=ROUND([.C$1]*SIN(([.B985]+90)*PI()/180);0)" office:value-type="float" office:value="989" calcext:value-type="float">
            <text:p>989</text:p>
          </table:table-cell>
          <table:table-cell table:style-name="ce9" table:formula="of:=MOD(ATAN2([.D985];[.C985])*180/PI()+360;360)" office:value-type="float" office:value="345.216521718495" calcext:value-type="float">
            <text:p>345.22º</text:p>
          </table:table-cell>
          <table:table-cell table:style-name="ce20" table:formula="of:=[.B985]-[.E985]" office:value-type="float" office:value="0.0178532815053245" calcext:value-type="float">
            <text:p>0.0179</text:p>
          </table:table-cell>
          <table:table-cell table:style-name="ce27" table:formula="of:=ABS([.F985]/[.B$4])" office:value-type="percentage" office:value="0.050782667392923" calcext:value-type="percentage">
            <text:p>5.0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3" calcext:value-type="float">
            <text:p>983</text:p>
          </table:table-cell>
          <table:table-cell table:style-name="ce9" table:formula="of:=[.A986]*90/(256)" office:value-type="float" office:value="345.5859375" calcext:value-type="float">
            <text:p>345.59º</text:p>
          </table:table-cell>
          <table:table-cell table:style-name="ce14" table:formula="of:=ROUND([.C$1]*SIN([.B986]*PI()/180);0)" office:value-type="float" office:value="-255" calcext:value-type="float">
            <text:p>-255</text:p>
          </table:table-cell>
          <table:table-cell table:style-name="ce14" table:formula="of:=ROUND([.C$1]*SIN(([.B986]+90)*PI()/180);0)" office:value-type="float" office:value="991" calcext:value-type="float">
            <text:p>991</text:p>
          </table:table-cell>
          <table:table-cell table:style-name="ce9" table:formula="of:=MOD(ATAN2([.D986];[.C986])*180/PI()+360;360)" office:value-type="float" office:value="345.569930640091" calcext:value-type="float">
            <text:p>345.57º</text:p>
          </table:table-cell>
          <table:table-cell table:style-name="ce20" table:formula="of:=[.B986]-[.E986]" office:value-type="float" office:value="0.0160068599085434" calcext:value-type="float">
            <text:p>0.0160</text:p>
          </table:table-cell>
          <table:table-cell table:style-name="ce27" table:formula="of:=ABS([.F986]/[.B$4])" office:value-type="percentage" office:value="0.0455306237398569" calcext:value-type="percentage">
            <text:p>4.5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4" calcext:value-type="float">
            <text:p>984</text:p>
          </table:table-cell>
          <table:table-cell table:style-name="ce9" table:formula="of:=[.A987]*90/(256)" office:value-type="float" office:value="345.9375" calcext:value-type="float">
            <text:p>345.94º</text:p>
          </table:table-cell>
          <table:table-cell table:style-name="ce14" table:formula="of:=ROUND([.C$1]*SIN([.B987]*PI()/180);0)" office:value-type="float" office:value="-249" calcext:value-type="float">
            <text:p>-249</text:p>
          </table:table-cell>
          <table:table-cell table:style-name="ce14" table:formula="of:=ROUND([.C$1]*SIN(([.B987]+90)*PI()/180);0)" office:value-type="float" office:value="992" calcext:value-type="float">
            <text:p>992</text:p>
          </table:table-cell>
          <table:table-cell table:style-name="ce9" table:formula="of:=MOD(ATAN2([.D987];[.C987])*180/PI()+360;360)" office:value-type="float" office:value="345.909409117011" calcext:value-type="float">
            <text:p>345.91º</text:p>
          </table:table-cell>
          <table:table-cell table:style-name="ce20" table:formula="of:=[.B987]-[.E987]" office:value-type="float" office:value="0.0280908829888631" calcext:value-type="float">
            <text:p>0.0281</text:p>
          </table:table-cell>
          <table:table-cell table:style-name="ce27" table:formula="of:=ABS([.F987]/[.B$4])" office:value-type="percentage" office:value="0.0799029560572106" calcext:value-type="percentage">
            <text:p>7.9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5" calcext:value-type="float">
            <text:p>985</text:p>
          </table:table-cell>
          <table:table-cell table:style-name="ce9" table:formula="of:=[.A988]*90/(256)" office:value-type="float" office:value="346.2890625" calcext:value-type="float">
            <text:p>346.29º</text:p>
          </table:table-cell>
          <table:table-cell table:style-name="ce14" table:formula="of:=ROUND([.C$1]*SIN([.B988]*PI()/180);0)" office:value-type="float" office:value="-242" calcext:value-type="float">
            <text:p>-242</text:p>
          </table:table-cell>
          <table:table-cell table:style-name="ce14" table:formula="of:=ROUND([.C$1]*SIN(([.B988]+90)*PI()/180);0)" office:value-type="float" office:value="994" calcext:value-type="float">
            <text:p>994</text:p>
          </table:table-cell>
          <table:table-cell table:style-name="ce9" table:formula="of:=MOD(ATAN2([.D988];[.C988])*180/PI()+360;360)" office:value-type="float" office:value="346.316926612807" calcext:value-type="float">
            <text:p>346.32º</text:p>
          </table:table-cell>
          <table:table-cell table:style-name="ce20" table:formula="of:=[.B988]-[.E988]" office:value-type="float" office:value="-0.0278641128072081" calcext:value-type="float">
            <text:p>-0.0279</text:p>
          </table:table-cell>
          <table:table-cell table:style-name="ce27" table:formula="of:=ABS([.F988]/[.B$4])" office:value-type="percentage" office:value="0.0792579208738365" calcext:value-type="percentage">
            <text:p>7.9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6" calcext:value-type="float">
            <text:p>986</text:p>
          </table:table-cell>
          <table:table-cell table:style-name="ce9" table:formula="of:=[.A989]*90/(256)" office:value-type="float" office:value="346.640625" calcext:value-type="float">
            <text:p>346.64º</text:p>
          </table:table-cell>
          <table:table-cell table:style-name="ce14" table:formula="of:=ROUND([.C$1]*SIN([.B989]*PI()/180);0)" office:value-type="float" office:value="-236" calcext:value-type="float">
            <text:p>-236</text:p>
          </table:table-cell>
          <table:table-cell table:style-name="ce14" table:formula="of:=ROUND([.C$1]*SIN(([.B989]+90)*PI()/180);0)" office:value-type="float" office:value="995" calcext:value-type="float">
            <text:p>995</text:p>
          </table:table-cell>
          <table:table-cell table:style-name="ce9" table:formula="of:=MOD(ATAN2([.D989];[.C989])*180/PI()+360;360)" office:value-type="float" office:value="346.656816834785" calcext:value-type="float">
            <text:p>346.66º</text:p>
          </table:table-cell>
          <table:table-cell table:style-name="ce20" table:formula="of:=[.B989]-[.E989]" office:value-type="float" office:value="-0.0161918347847632" calcext:value-type="float">
            <text:p>-0.0162</text:p>
          </table:table-cell>
          <table:table-cell table:style-name="ce27" table:formula="of:=ABS([.F989]/[.B$4])" office:value-type="percentage" office:value="0.0460567744988819" calcext:value-type="percentage">
            <text:p>4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7" calcext:value-type="float">
            <text:p>987</text:p>
          </table:table-cell>
          <table:table-cell table:style-name="ce9" table:formula="of:=[.A990]*90/(256)" office:value-type="float" office:value="346.9921875" calcext:value-type="float">
            <text:p>346.99º</text:p>
          </table:table-cell>
          <table:table-cell table:style-name="ce14" table:formula="of:=ROUND([.C$1]*SIN([.B990]*PI()/180);0)" office:value-type="float" office:value="-230" calcext:value-type="float">
            <text:p>-230</text:p>
          </table:table-cell>
          <table:table-cell table:style-name="ce14" table:formula="of:=ROUND([.C$1]*SIN(([.B990]+90)*PI()/180);0)" office:value-type="float" office:value="997" calcext:value-type="float">
            <text:p>997</text:p>
          </table:table-cell>
          <table:table-cell table:style-name="ce9" table:formula="of:=MOD(ATAN2([.D990];[.C990])*180/PI()+360;360)" office:value-type="float" office:value="347.009580393594" calcext:value-type="float">
            <text:p>347.01º</text:p>
          </table:table-cell>
          <table:table-cell table:style-name="ce20" table:formula="of:=[.B990]-[.E990]" office:value-type="float" office:value="-0.01739289359449" calcext:value-type="float">
            <text:p>-0.0174</text:p>
          </table:table-cell>
          <table:table-cell table:style-name="ce27" table:formula="of:=ABS([.F990]/[.B$4])" office:value-type="percentage" office:value="0.0494731195576605" calcext:value-type="percentage">
            <text:p>4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8" calcext:value-type="float">
            <text:p>988</text:p>
          </table:table-cell>
          <table:table-cell table:style-name="ce9" table:formula="of:=[.A991]*90/(256)" office:value-type="float" office:value="347.34375" calcext:value-type="float">
            <text:p>347.34º</text:p>
          </table:table-cell>
          <table:table-cell table:style-name="ce14" table:formula="of:=ROUND([.C$1]*SIN([.B991]*PI()/180);0)" office:value-type="float" office:value="-224" calcext:value-type="float">
            <text:p>-224</text:p>
          </table:table-cell>
          <table:table-cell table:style-name="ce14" table:formula="of:=ROUND([.C$1]*SIN(([.B991]+90)*PI()/180);0)" office:value-type="float" office:value="998" calcext:value-type="float">
            <text:p>998</text:p>
          </table:table-cell>
          <table:table-cell table:style-name="ce9" table:formula="of:=MOD(ATAN2([.D991];[.C991])*180/PI()+360;360)" office:value-type="float" office:value="347.349674382886" calcext:value-type="float">
            <text:p>347.35º</text:p>
          </table:table-cell>
          <table:table-cell table:style-name="ce20" table:formula="of:=[.B991]-[.E991]" office:value-type="float" office:value="-0.00592438288572339" calcext:value-type="float">
            <text:p>-0.0059</text:p>
          </table:table-cell>
          <table:table-cell table:style-name="ce27" table:formula="of:=ABS([.F991]/[.B$4])" office:value-type="percentage" office:value="0.0168515779860576" calcext:value-type="percentage">
            <text:p>1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89" calcext:value-type="float">
            <text:p>989</text:p>
          </table:table-cell>
          <table:table-cell table:style-name="ce9" table:formula="of:=[.A992]*90/(256)" office:value-type="float" office:value="347.6953125" calcext:value-type="float">
            <text:p>347.70º</text:p>
          </table:table-cell>
          <table:table-cell table:style-name="ce14" table:formula="of:=ROUND([.C$1]*SIN([.B992]*PI()/180);0)" office:value-type="float" office:value="-218" calcext:value-type="float">
            <text:p>-218</text:p>
          </table:table-cell>
          <table:table-cell table:style-name="ce14" table:formula="of:=ROUND([.C$1]*SIN(([.B992]+90)*PI()/180);0)" office:value-type="float" office:value="999" calcext:value-type="float">
            <text:p>999</text:p>
          </table:table-cell>
          <table:table-cell table:style-name="ce9" table:formula="of:=MOD(ATAN2([.D992];[.C992])*180/PI()+360;360)" office:value-type="float" office:value="347.689993397857" calcext:value-type="float">
            <text:p>347.69º</text:p>
          </table:table-cell>
          <table:table-cell table:style-name="ce20" table:formula="of:=[.B992]-[.E992]" office:value-type="float" office:value="0.0053191021429484" calcext:value-type="float">
            <text:p>0.0053</text:p>
          </table:table-cell>
          <table:table-cell table:style-name="ce27" table:formula="of:=ABS([.F992]/[.B$4])" office:value-type="percentage" office:value="0.0151298905399421" calcext:value-type="percentage">
            <text:p>1.5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0" calcext:value-type="float">
            <text:p>990</text:p>
          </table:table-cell>
          <table:table-cell table:style-name="ce9" table:formula="of:=[.A993]*90/(256)" office:value-type="float" office:value="348.046875" calcext:value-type="float">
            <text:p>348.05º</text:p>
          </table:table-cell>
          <table:table-cell table:style-name="ce14" table:formula="of:=ROUND([.C$1]*SIN([.B993]*PI()/180);0)" office:value-type="float" office:value="-212" calcext:value-type="float">
            <text:p>-212</text:p>
          </table:table-cell>
          <table:table-cell table:style-name="ce14" table:formula="of:=ROUND([.C$1]*SIN(([.B993]+90)*PI()/180);0)" office:value-type="float" office:value="1001" calcext:value-type="float">
            <text:p>1001</text:p>
          </table:table-cell>
          <table:table-cell table:style-name="ce9" table:formula="of:=MOD(ATAN2([.D993];[.C993])*180/PI()+360;360)" office:value-type="float" office:value="348.042126777435" calcext:value-type="float">
            <text:p>348.04º</text:p>
          </table:table-cell>
          <table:table-cell table:style-name="ce20" table:formula="of:=[.B993]-[.E993]" office:value-type="float" office:value="0.00474822256450125" calcext:value-type="float">
            <text:p>0.0047</text:p>
          </table:table-cell>
          <table:table-cell table:style-name="ce27" table:formula="of:=ABS([.F993]/[.B$4])" office:value-type="percentage" office:value="0.0135060552945813" calcext:value-type="percentage">
            <text:p>1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1" calcext:value-type="float">
            <text:p>991</text:p>
          </table:table-cell>
          <table:table-cell table:style-name="ce9" table:formula="of:=[.A994]*90/(256)" office:value-type="float" office:value="348.3984375" calcext:value-type="float">
            <text:p>348.40º</text:p>
          </table:table-cell>
          <table:table-cell table:style-name="ce14" table:formula="of:=ROUND([.C$1]*SIN([.B994]*PI()/180);0)" office:value-type="float" office:value="-206" calcext:value-type="float">
            <text:p>-206</text:p>
          </table:table-cell>
          <table:table-cell table:style-name="ce14" table:formula="of:=ROUND([.C$1]*SIN(([.B994]+90)*PI()/180);0)" office:value-type="float" office:value="1002" calcext:value-type="float">
            <text:p>1002</text:p>
          </table:table-cell>
          <table:table-cell table:style-name="ce9" table:formula="of:=MOD(ATAN2([.D994];[.C994])*180/PI()+360;360)" office:value-type="float" office:value="348.382501111732" calcext:value-type="float">
            <text:p>348.38º</text:p>
          </table:table-cell>
          <table:table-cell table:style-name="ce20" table:formula="of:=[.B994]-[.E994]" office:value-type="float" office:value="0.0159363882678463" calcext:value-type="float">
            <text:p>0.0159</text:p>
          </table:table-cell>
          <table:table-cell table:style-name="ce27" table:formula="of:=ABS([.F994]/[.B$4])" office:value-type="percentage" office:value="0.0453301710729849" calcext:value-type="percentage">
            <text:p>4.5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2" calcext:value-type="float">
            <text:p>992</text:p>
          </table:table-cell>
          <table:table-cell table:style-name="ce9" table:formula="of:=[.A995]*90/(256)" office:value-type="float" office:value="348.75" calcext:value-type="float">
            <text:p>348.75º</text:p>
          </table:table-cell>
          <table:table-cell table:style-name="ce14" table:formula="of:=ROUND([.C$1]*SIN([.B995]*PI()/180);0)" office:value-type="float" office:value="-200" calcext:value-type="float">
            <text:p>-200</text:p>
          </table:table-cell>
          <table:table-cell table:style-name="ce14" table:formula="of:=ROUND([.C$1]*SIN(([.B995]+90)*PI()/180);0)" office:value-type="float" office:value="1003" calcext:value-type="float">
            <text:p>1003</text:p>
          </table:table-cell>
          <table:table-cell table:style-name="ce9" table:formula="of:=MOD(ATAN2([.D995];[.C995])*180/PI()+360;360)" office:value-type="float" office:value="348.723027702313" calcext:value-type="float">
            <text:p>348.72º</text:p>
          </table:table-cell>
          <table:table-cell table:style-name="ce20" table:formula="of:=[.B995]-[.E995]" office:value-type="float" office:value="0.026972297686882" calcext:value-type="float">
            <text:p>0.0270</text:p>
          </table:table-cell>
          <table:table-cell table:style-name="ce27" table:formula="of:=ABS([.F995]/[.B$4])" office:value-type="percentage" office:value="0.0767212023093533" calcext:value-type="percentage">
            <text:p>7.67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3" calcext:value-type="float">
            <text:p>993</text:p>
          </table:table-cell>
          <table:table-cell table:style-name="ce9" table:formula="of:=[.A996]*90/(256)" office:value-type="float" office:value="349.1015625" calcext:value-type="float">
            <text:p>349.10º</text:p>
          </table:table-cell>
          <table:table-cell table:style-name="ce14" table:formula="of:=ROUND([.C$1]*SIN([.B996]*PI()/180);0)" office:value-type="float" office:value="-193" calcext:value-type="float">
            <text:p>-193</text:p>
          </table:table-cell>
          <table:table-cell table:style-name="ce14" table:formula="of:=ROUND([.C$1]*SIN(([.B996]+90)*PI()/180);0)" office:value-type="float" office:value="1005" calcext:value-type="float">
            <text:p>1005</text:p>
          </table:table-cell>
          <table:table-cell table:style-name="ce9" table:formula="of:=MOD(ATAN2([.D996];[.C996])*180/PI()+360;360)" office:value-type="float" office:value="349.129275323923" calcext:value-type="float">
            <text:p>349.13º</text:p>
          </table:table-cell>
          <table:table-cell table:style-name="ce20" table:formula="of:=[.B996]-[.E996]" office:value-type="float" office:value="-0.0277128239228546" calcext:value-type="float">
            <text:p>-0.0277</text:p>
          </table:table-cell>
          <table:table-cell table:style-name="ce27" table:formula="of:=ABS([.F996]/[.B$4])" office:value-type="percentage" office:value="0.0788275880472308" calcext:value-type="percentage">
            <text:p>7.8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4" calcext:value-type="float">
            <text:p>994</text:p>
          </table:table-cell>
          <table:table-cell table:style-name="ce9" table:formula="of:=[.A997]*90/(256)" office:value-type="float" office:value="349.453125" calcext:value-type="float">
            <text:p>349.45º</text:p>
          </table:table-cell>
          <table:table-cell table:style-name="ce14" table:formula="of:=ROUND([.C$1]*SIN([.B997]*PI()/180);0)" office:value-type="float" office:value="-187" calcext:value-type="float">
            <text:p>-187</text:p>
          </table:table-cell>
          <table:table-cell table:style-name="ce14" table:formula="of:=ROUND([.C$1]*SIN(([.B997]+90)*PI()/180);0)" office:value-type="float" office:value="1006" calcext:value-type="float">
            <text:p>1006</text:p>
          </table:table-cell>
          <table:table-cell table:style-name="ce9" table:formula="of:=MOD(ATAN2([.D997];[.C997])*180/PI()+360;360)" office:value-type="float" office:value="349.46977793856" calcext:value-type="float">
            <text:p>349.47º</text:p>
          </table:table-cell>
          <table:table-cell table:style-name="ce20" table:formula="of:=[.B997]-[.E997]" office:value-type="float" office:value="-0.0166529385595027" calcext:value-type="float">
            <text:p>-0.0167</text:p>
          </table:table-cell>
          <table:table-cell table:style-name="ce27" table:formula="of:=ABS([.F997]/[.B$4])" office:value-type="percentage" office:value="0.0473683585692521" calcext:value-type="percentage">
            <text:p>4.7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5" calcext:value-type="float">
            <text:p>995</text:p>
          </table:table-cell>
          <table:table-cell table:style-name="ce9" table:formula="of:=[.A998]*90/(256)" office:value-type="float" office:value="349.8046875" calcext:value-type="float">
            <text:p>349.80º</text:p>
          </table:table-cell>
          <table:table-cell table:style-name="ce14" table:formula="of:=ROUND([.C$1]*SIN([.B998]*PI()/180);0)" office:value-type="float" office:value="-181" calcext:value-type="float">
            <text:p>-181</text:p>
          </table:table-cell>
          <table:table-cell table:style-name="ce14" table:formula="of:=ROUND([.C$1]*SIN(([.B998]+90)*PI()/180);0)" office:value-type="float" office:value="1007" calcext:value-type="float">
            <text:p>1007</text:p>
          </table:table-cell>
          <table:table-cell table:style-name="ce9" table:formula="of:=MOD(ATAN2([.D998];[.C998])*180/PI()+360;360)" office:value-type="float" office:value="349.810356009855" calcext:value-type="float">
            <text:p>349.81º</text:p>
          </table:table-cell>
          <table:table-cell table:style-name="ce20" table:formula="of:=[.B998]-[.E998]" office:value-type="float" office:value="-0.00566850985489964" calcext:value-type="float">
            <text:p>-0.0057</text:p>
          </table:table-cell>
          <table:table-cell table:style-name="ce27" table:formula="of:=ABS([.F998]/[.B$4])" office:value-type="percentage" office:value="0.0161237613650479" calcext:value-type="percentage">
            <text:p>1.6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6" calcext:value-type="float">
            <text:p>996</text:p>
          </table:table-cell>
          <table:table-cell table:style-name="ce9" table:formula="of:=[.A999]*90/(256)" office:value-type="float" office:value="350.15625" calcext:value-type="float">
            <text:p>350.16º</text:p>
          </table:table-cell>
          <table:table-cell table:style-name="ce14" table:formula="of:=ROUND([.C$1]*SIN([.B999]*PI()/180);0)" office:value-type="float" office:value="-175" calcext:value-type="float">
            <text:p>-175</text:p>
          </table:table-cell>
          <table:table-cell table:style-name="ce14" table:formula="of:=ROUND([.C$1]*SIN(([.B999]+90)*PI()/180);0)" office:value-type="float" office:value="1008" calcext:value-type="float">
            <text:p>1008</text:p>
          </table:table-cell>
          <table:table-cell table:style-name="ce9" table:formula="of:=MOD(ATAN2([.D999];[.C999])*180/PI()+360;360)" office:value-type="float" office:value="350.150985488883" calcext:value-type="float">
            <text:p>350.15º</text:p>
          </table:table-cell>
          <table:table-cell table:style-name="ce20" table:formula="of:=[.B999]-[.E999]" office:value-type="float" office:value="0.00526451111704773" calcext:value-type="float">
            <text:p>0.0053</text:p>
          </table:table-cell>
          <table:table-cell table:style-name="ce27" table:formula="of:=ABS([.F999]/[.B$4])" office:value-type="percentage" office:value="0.0149746093996024" calcext:value-type="percentage">
            <text:p>1.5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7" calcext:value-type="float">
            <text:p>997</text:p>
          </table:table-cell>
          <table:table-cell table:style-name="ce9" table:formula="of:=[.A1000]*90/(256)" office:value-type="float" office:value="350.5078125" calcext:value-type="float">
            <text:p>350.51º</text:p>
          </table:table-cell>
          <table:table-cell table:style-name="ce14" table:formula="of:=ROUND([.C$1]*SIN([.B1000]*PI()/180);0)" office:value-type="float" office:value="-169" calcext:value-type="float">
            <text:p>-169</text:p>
          </table:table-cell>
          <table:table-cell table:style-name="ce14" table:formula="of:=ROUND([.C$1]*SIN(([.B1000]+90)*PI()/180);0)" office:value-type="float" office:value="1009" calcext:value-type="float">
            <text:p>1009</text:p>
          </table:table-cell>
          <table:table-cell table:style-name="ce9" table:formula="of:=MOD(ATAN2([.D1000];[.C1000])*180/PI()+360;360)" office:value-type="float" office:value="350.491642304923" calcext:value-type="float">
            <text:p>350.49º</text:p>
          </table:table-cell>
          <table:table-cell table:style-name="ce20" table:formula="of:=[.B1000]-[.E1000]" office:value-type="float" office:value="0.0161701950766542" calcext:value-type="float">
            <text:p>0.0162</text:p>
          </table:table-cell>
          <table:table-cell table:style-name="ce27" table:formula="of:=ABS([.F1000]/[.B$4])" office:value-type="percentage" office:value="0.0459952215513719" calcext:value-type="percentage">
            <text:p>4.6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8" calcext:value-type="float">
            <text:p>998</text:p>
          </table:table-cell>
          <table:table-cell table:style-name="ce9" table:formula="of:=[.A1001]*90/(256)" office:value-type="float" office:value="350.859375" calcext:value-type="float">
            <text:p>350.86º</text:p>
          </table:table-cell>
          <table:table-cell table:style-name="ce14" table:formula="of:=ROUND([.C$1]*SIN([.B1001]*PI()/180);0)" office:value-type="float" office:value="-163" calcext:value-type="float">
            <text:p>-163</text:p>
          </table:table-cell>
          <table:table-cell table:style-name="ce14" table:formula="of:=ROUND([.C$1]*SIN(([.B1001]+90)*PI()/180);0)" office:value-type="float" office:value="1010" calcext:value-type="float">
            <text:p>1010</text:p>
          </table:table-cell>
          <table:table-cell table:style-name="ce9" table:formula="of:=MOD(ATAN2([.D1001];[.C1001])*180/PI()+360;360)" office:value-type="float" office:value="350.832302375662" calcext:value-type="float">
            <text:p>350.83º</text:p>
          </table:table-cell>
          <table:table-cell table:style-name="ce20" table:formula="of:=[.B1001]-[.E1001]" office:value-type="float" office:value="0.0270726243377339" calcext:value-type="float">
            <text:p>0.0271</text:p>
          </table:table-cell>
          <table:table-cell table:style-name="ce27" table:formula="of:=ABS([.F1001]/[.B$4])" office:value-type="percentage" office:value="0.0770065758939988" calcext:value-type="percentage">
            <text:p>7.7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999" calcext:value-type="float">
            <text:p>999</text:p>
          </table:table-cell>
          <table:table-cell table:style-name="ce9" table:formula="of:=[.A1002]*90/(256)" office:value-type="float" office:value="351.2109375" calcext:value-type="float">
            <text:p>351.21º</text:p>
          </table:table-cell>
          <table:table-cell table:style-name="ce14" table:formula="of:=ROUND([.C$1]*SIN([.B1002]*PI()/180);0)" office:value-type="float" office:value="-156" calcext:value-type="float">
            <text:p>-156</text:p>
          </table:table-cell>
          <table:table-cell table:style-name="ce14" table:formula="of:=ROUND([.C$1]*SIN(([.B1002]+90)*PI()/180);0)" office:value-type="float" office:value="1011" calcext:value-type="float">
            <text:p>1011</text:p>
          </table:table-cell>
          <table:table-cell table:style-name="ce9" table:formula="of:=MOD(ATAN2([.D1002];[.C1002])*180/PI()+360;360)" office:value-type="float" office:value="351.228287781719" calcext:value-type="float">
            <text:p>351.23º</text:p>
          </table:table-cell>
          <table:table-cell table:style-name="ce20" table:formula="of:=[.B1002]-[.E1002]" office:value-type="float" office:value="-0.0173502817189046" calcext:value-type="float">
            <text:p>-0.0174</text:p>
          </table:table-cell>
          <table:table-cell table:style-name="ce27" table:formula="of:=ABS([.F1002]/[.B$4])" office:value-type="percentage" office:value="0.0493519124448843" calcext:value-type="percentage">
            <text:p>4.94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9" table:formula="of:=[.A1003]*90/(256)" office:value-type="float" office:value="351.5625" calcext:value-type="float">
            <text:p>351.56º</text:p>
          </table:table-cell>
          <table:table-cell table:style-name="ce14" table:formula="of:=ROUND([.C$1]*SIN([.B1003]*PI()/180);0)" office:value-type="float" office:value="-150" calcext:value-type="float">
            <text:p>-150</text:p>
          </table:table-cell>
          <table:table-cell table:style-name="ce14" table:formula="of:=ROUND([.C$1]*SIN(([.B1003]+90)*PI()/180);0)" office:value-type="float" office:value="1012" calcext:value-type="float">
            <text:p>1012</text:p>
          </table:table-cell>
          <table:table-cell table:style-name="ce9" table:formula="of:=MOD(ATAN2([.D1003];[.C1003])*180/PI()+360;360)" office:value-type="float" office:value="351.568927284248" calcext:value-type="float">
            <text:p>351.57º</text:p>
          </table:table-cell>
          <table:table-cell table:style-name="ce20" table:formula="of:=[.B1003]-[.E1003]" office:value-type="float" office:value="-0.00642728424810457" calcext:value-type="float">
            <text:p>-0.0064</text:p>
          </table:table-cell>
          <table:table-cell table:style-name="ce27" table:formula="of:=ABS([.F1003]/[.B$4])" office:value-type="percentage" office:value="0.0182820529723863" calcext:value-type="percentage">
            <text:p>1.8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1" calcext:value-type="float">
            <text:p>1001</text:p>
          </table:table-cell>
          <table:table-cell table:style-name="ce9" table:formula="of:=[.A1004]*90/(256)" office:value-type="float" office:value="351.9140625" calcext:value-type="float">
            <text:p>351.91º</text:p>
          </table:table-cell>
          <table:table-cell table:style-name="ce14" table:formula="of:=ROUND([.C$1]*SIN([.B1004]*PI()/180);0)" office:value-type="float" office:value="-144" calcext:value-type="float">
            <text:p>-144</text:p>
          </table:table-cell>
          <table:table-cell table:style-name="ce14" table:formula="of:=ROUND([.C$1]*SIN(([.B1004]+90)*PI()/180);0)" office:value-type="float" office:value="1013" calcext:value-type="float">
            <text:p>1013</text:p>
          </table:table-cell>
          <table:table-cell table:style-name="ce9" table:formula="of:=MOD(ATAN2([.D1004];[.C1004])*180/PI()+360;360)" office:value-type="float" office:value="351.909493893523" calcext:value-type="float">
            <text:p>351.91º</text:p>
          </table:table-cell>
          <table:table-cell table:style-name="ce20" table:formula="of:=[.B1004]-[.E1004]" office:value-type="float" office:value="0.00456860647688018" calcext:value-type="float">
            <text:p>0.0046</text:p>
          </table:table-cell>
          <table:table-cell table:style-name="ce27" table:formula="of:=ABS([.F1004]/[.B$4])" office:value-type="percentage" office:value="0.0129951473120147" calcext:value-type="percentage">
            <text:p>1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2" calcext:value-type="float">
            <text:p>1002</text:p>
          </table:table-cell>
          <table:table-cell table:style-name="ce9" table:formula="of:=[.A1005]*90/(256)" office:value-type="float" office:value="352.265625" calcext:value-type="float">
            <text:p>352.27º</text:p>
          </table:table-cell>
          <table:table-cell table:style-name="ce14" table:formula="of:=ROUND([.C$1]*SIN([.B1005]*PI()/180);0)" office:value-type="float" office:value="-138" calcext:value-type="float">
            <text:p>-138</text:p>
          </table:table-cell>
          <table:table-cell table:style-name="ce14" table:formula="of:=ROUND([.C$1]*SIN(([.B1005]+90)*PI()/180);0)" office:value-type="float" office:value="1014" calcext:value-type="float">
            <text:p>1014</text:p>
          </table:table-cell>
          <table:table-cell table:style-name="ce9" table:formula="of:=MOD(ATAN2([.D1005];[.C1005])*180/PI()+360;360)" office:value-type="float" office:value="352.249963577081" calcext:value-type="float">
            <text:p>352.25º</text:p>
          </table:table-cell>
          <table:table-cell table:style-name="ce20" table:formula="of:=[.B1005]-[.E1005]" office:value-type="float" office:value="0.0156614229193224" calcext:value-type="float">
            <text:p>0.0157</text:p>
          </table:table-cell>
          <table:table-cell table:style-name="ce27" table:formula="of:=ABS([.F1005]/[.B$4])" office:value-type="percentage" office:value="0.0445480474149614" calcext:value-type="percentage">
            <text:p>4.4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3" calcext:value-type="float">
            <text:p>1003</text:p>
          </table:table-cell>
          <table:table-cell table:style-name="ce9" table:formula="of:=[.A1006]*90/(256)" office:value-type="float" office:value="352.6171875" calcext:value-type="float">
            <text:p>352.62º</text:p>
          </table:table-cell>
          <table:table-cell table:style-name="ce14" table:formula="of:=ROUND([.C$1]*SIN([.B1006]*PI()/180);0)" office:value-type="float" office:value="-131" calcext:value-type="float">
            <text:p>-131</text:p>
          </table:table-cell>
          <table:table-cell table:style-name="ce14" table:formula="of:=ROUND([.C$1]*SIN(([.B1006]+90)*PI()/180);0)" office:value-type="float" office:value="1015" calcext:value-type="float">
            <text:p>1015</text:p>
          </table:table-cell>
          <table:table-cell table:style-name="ce9" table:formula="of:=MOD(ATAN2([.D1006];[.C1006])*180/PI()+360;360)" office:value-type="float" office:value="352.645829531305" calcext:value-type="float">
            <text:p>352.65º</text:p>
          </table:table-cell>
          <table:table-cell table:style-name="ce20" table:formula="of:=[.B1006]-[.E1006]" office:value-type="float" office:value="-0.0286420313047984" calcext:value-type="float">
            <text:p>-0.0286</text:p>
          </table:table-cell>
          <table:table-cell table:style-name="ce27" table:formula="of:=ABS([.F1006]/[.B$4])" office:value-type="percentage" office:value="0.0814706668225376" calcext:value-type="percentage">
            <text:p>8.1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4" calcext:value-type="float">
            <text:p>1004</text:p>
          </table:table-cell>
          <table:table-cell table:style-name="ce9" table:formula="of:=[.A1007]*90/(256)" office:value-type="float" office:value="352.96875" calcext:value-type="float">
            <text:p>352.97º</text:p>
          </table:table-cell>
          <table:table-cell table:style-name="ce14" table:formula="of:=ROUND([.C$1]*SIN([.B1007]*PI()/180);0)" office:value-type="float" office:value="-125" calcext:value-type="float">
            <text:p>-125</text:p>
          </table:table-cell>
          <table:table-cell table:style-name="ce14" table:formula="of:=ROUND([.C$1]*SIN(([.B1007]+90)*PI()/180);0)" office:value-type="float" office:value="1015" calcext:value-type="float">
            <text:p>1015</text:p>
          </table:table-cell>
          <table:table-cell table:style-name="ce9" table:formula="of:=MOD(ATAN2([.D1007];[.C1007])*180/PI()+360;360)" office:value-type="float" office:value="352.979220854799" calcext:value-type="float">
            <text:p>352.98º</text:p>
          </table:table-cell>
          <table:table-cell table:style-name="ce20" table:formula="of:=[.B1007]-[.E1007]" office:value-type="float" office:value="-0.0104708547988253" calcext:value-type="float">
            <text:p>-0.0105</text:p>
          </table:table-cell>
          <table:table-cell table:style-name="ce27" table:formula="of:=ABS([.F1007]/[.B$4])" office:value-type="percentage" office:value="0.029783764761103" calcext:value-type="percentage">
            <text:p>2.9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5" calcext:value-type="float">
            <text:p>1005</text:p>
          </table:table-cell>
          <table:table-cell table:style-name="ce9" table:formula="of:=[.A1008]*90/(256)" office:value-type="float" office:value="353.3203125" calcext:value-type="float">
            <text:p>353.32º</text:p>
          </table:table-cell>
          <table:table-cell table:style-name="ce14" table:formula="of:=ROUND([.C$1]*SIN([.B1008]*PI()/180);0)" office:value-type="float" office:value="-119" calcext:value-type="float">
            <text:p>-119</text:p>
          </table:table-cell>
          <table:table-cell table:style-name="ce14" table:formula="of:=ROUND([.C$1]*SIN(([.B1008]+90)*PI()/180);0)" office:value-type="float" office:value="1016" calcext:value-type="float">
            <text:p>1016</text:p>
          </table:table-cell>
          <table:table-cell table:style-name="ce9" table:formula="of:=MOD(ATAN2([.D1008];[.C1008])*180/PI()+360;360)" office:value-type="float" office:value="353.319612762215" calcext:value-type="float">
            <text:p>353.32º</text:p>
          </table:table-cell>
          <table:table-cell table:style-name="ce20" table:formula="of:=[.B1008]-[.E1008]" office:value-type="float" office:value="0.000699737785055277" calcext:value-type="float">
            <text:p>0.0007</text:p>
          </table:table-cell>
          <table:table-cell table:style-name="ce27" table:formula="of:=ABS([.F1008]/[.B$4])" office:value-type="percentage" office:value="0.00199036525526834" calcext:value-type="percentage">
            <text:p>0.2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6" calcext:value-type="float">
            <text:p>1006</text:p>
          </table:table-cell>
          <table:table-cell table:style-name="ce9" table:formula="of:=[.A1009]*90/(256)" office:value-type="float" office:value="353.671875" calcext:value-type="float">
            <text:p>353.67º</text:p>
          </table:table-cell>
          <table:table-cell table:style-name="ce14" table:formula="of:=ROUND([.C$1]*SIN([.B1009]*PI()/180);0)" office:value-type="float" office:value="-113" calcext:value-type="float">
            <text:p>-113</text:p>
          </table:table-cell>
          <table:table-cell table:style-name="ce14" table:formula="of:=ROUND([.C$1]*SIN(([.B1009]+90)*PI()/180);0)" office:value-type="float" office:value="1017" calcext:value-type="float">
            <text:p>1017</text:p>
          </table:table-cell>
          <table:table-cell table:style-name="ce9" table:formula="of:=MOD(ATAN2([.D1009];[.C1009])*180/PI()+360;360)" office:value-type="float" office:value="353.65980825409" calcext:value-type="float">
            <text:p>353.66º</text:p>
          </table:table-cell>
          <table:table-cell table:style-name="ce20" table:formula="of:=[.B1009]-[.E1009]" office:value-type="float" office:value="0.0120667459099195" calcext:value-type="float">
            <text:p>0.0121</text:p>
          </table:table-cell>
          <table:table-cell table:style-name="ce27" table:formula="of:=ABS([.F1009]/[.B$4])" office:value-type="percentage" office:value="0.0343231883659933" calcext:value-type="percentage">
            <text:p>3.43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7" calcext:value-type="float">
            <text:p>1007</text:p>
          </table:table-cell>
          <table:table-cell table:style-name="ce9" table:formula="of:=[.A1010]*90/(256)" office:value-type="float" office:value="354.0234375" calcext:value-type="float">
            <text:p>354.02º</text:p>
          </table:table-cell>
          <table:table-cell table:style-name="ce14" table:formula="of:=ROUND([.C$1]*SIN([.B1010]*PI()/180);0)" office:value-type="float" office:value="-107" calcext:value-type="float">
            <text:p>-107</text:p>
          </table:table-cell>
          <table:table-cell table:style-name="ce14" table:formula="of:=ROUND([.C$1]*SIN(([.B1010]+90)*PI()/180);0)" office:value-type="float" office:value="1017" calcext:value-type="float">
            <text:p>1017</text:p>
          </table:table-cell>
          <table:table-cell table:style-name="ce9" table:formula="of:=MOD(ATAN2([.D1010];[.C1010])*180/PI()+360;360)" office:value-type="float" office:value="353.993926723033" calcext:value-type="float">
            <text:p>353.99º</text:p>
          </table:table-cell>
          <table:table-cell table:style-name="ce20" table:formula="of:=[.B1010]-[.E1010]" office:value-type="float" office:value="0.0295107769671858" calcext:value-type="float">
            <text:p>0.0295</text:p>
          </table:table-cell>
          <table:table-cell table:style-name="ce27" table:formula="of:=ABS([.F1010]/[.B$4])" office:value-type="percentage" office:value="0.0839417655955509" calcext:value-type="percentage">
            <text:p>8.3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8" calcext:value-type="float">
            <text:p>1008</text:p>
          </table:table-cell>
          <table:table-cell table:style-name="ce9" table:formula="of:=[.A1011]*90/(256)" office:value-type="float" office:value="354.375" calcext:value-type="float">
            <text:p>354.38º</text:p>
          </table:table-cell>
          <table:table-cell table:style-name="ce14" table:formula="of:=ROUND([.C$1]*SIN([.B1011]*PI()/180);0)" office:value-type="float" office:value="-100" calcext:value-type="float">
            <text:p>-100</text:p>
          </table:table-cell>
          <table:table-cell table:style-name="ce14" table:formula="of:=ROUND([.C$1]*SIN(([.B1011]+90)*PI()/180);0)" office:value-type="float" office:value="1018" calcext:value-type="float">
            <text:p>1018</text:p>
          </table:table-cell>
          <table:table-cell table:style-name="ce9" table:formula="of:=MOD(ATAN2([.D1011];[.C1011])*180/PI()+360;360)" office:value-type="float" office:value="354.389730109315" calcext:value-type="float">
            <text:p>354.39º</text:p>
          </table:table-cell>
          <table:table-cell table:style-name="ce20" table:formula="of:=[.B1011]-[.E1011]" office:value-type="float" office:value="-0.0147301093152237" calcext:value-type="float">
            <text:p>-0.0147</text:p>
          </table:table-cell>
          <table:table-cell table:style-name="ce27" table:formula="of:=ABS([.F1011]/[.B$4])" office:value-type="percentage" office:value="0.0418989776077473" calcext:value-type="percentage">
            <text:p>4.1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09" calcext:value-type="float">
            <text:p>1009</text:p>
          </table:table-cell>
          <table:table-cell table:style-name="ce9" table:formula="of:=[.A1012]*90/(256)" office:value-type="float" office:value="354.7265625" calcext:value-type="float">
            <text:p>354.73º</text:p>
          </table:table-cell>
          <table:table-cell table:style-name="ce14" table:formula="of:=ROUND([.C$1]*SIN([.B1012]*PI()/180);0)" office:value-type="float" office:value="-94" calcext:value-type="float">
            <text:p>-94</text:p>
          </table:table-cell>
          <table:table-cell table:style-name="ce14" table:formula="of:=ROUND([.C$1]*SIN(([.B1012]+90)*PI()/180);0)" office:value-type="float" office:value="1019" calcext:value-type="float">
            <text:p>1019</text:p>
          </table:table-cell>
          <table:table-cell table:style-name="ce9" table:formula="of:=MOD(ATAN2([.D1012];[.C1012])*180/PI()+360;360)" office:value-type="float" office:value="354.729534979006" calcext:value-type="float">
            <text:p>354.73º</text:p>
          </table:table-cell>
          <table:table-cell table:style-name="ce20" table:formula="of:=[.B1012]-[.E1012]" office:value-type="float" office:value="-0.00297247900624598" calcext:value-type="float">
            <text:p>-0.0030</text:p>
          </table:table-cell>
          <table:table-cell table:style-name="ce27" table:formula="of:=ABS([.F1012]/[.B$4])" office:value-type="percentage" office:value="0.00845505139554411" calcext:value-type="percentage">
            <text:p>0.8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0" calcext:value-type="float">
            <text:p>1010</text:p>
          </table:table-cell>
          <table:table-cell table:style-name="ce9" table:formula="of:=[.A1013]*90/(256)" office:value-type="float" office:value="355.078125" calcext:value-type="float">
            <text:p>355.08º</text:p>
          </table:table-cell>
          <table:table-cell table:style-name="ce14" table:formula="of:=ROUND([.C$1]*SIN([.B1013]*PI()/180);0)" office:value-type="float" office:value="-88" calcext:value-type="float">
            <text:p>-88</text:p>
          </table:table-cell>
          <table:table-cell table:style-name="ce14" table:formula="of:=ROUND([.C$1]*SIN(([.B1013]+90)*PI()/180);0)" office:value-type="float" office:value="1019" calcext:value-type="float">
            <text:p>1019</text:p>
          </table:table-cell>
          <table:table-cell table:style-name="ce9" table:formula="of:=MOD(ATAN2([.D1013];[.C1013])*180/PI()+360;360)" office:value-type="float" office:value="355.064229577196" calcext:value-type="float">
            <text:p>355.06º</text:p>
          </table:table-cell>
          <table:table-cell table:style-name="ce20" table:formula="of:=[.B1013]-[.E1013]" office:value-type="float" office:value="0.0138954228041825" calcext:value-type="float">
            <text:p>0.0139</text:p>
          </table:table-cell>
          <table:table-cell table:style-name="ce27" table:formula="of:=ABS([.F1013]/[.B$4])" office:value-type="percentage" office:value="0.0395247581985637" calcext:value-type="percentage">
            <text:p>3.9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1" calcext:value-type="float">
            <text:p>1011</text:p>
          </table:table-cell>
          <table:table-cell table:style-name="ce9" table:formula="of:=[.A1014]*90/(256)" office:value-type="float" office:value="355.4296875" calcext:value-type="float">
            <text:p>355.43º</text:p>
          </table:table-cell>
          <table:table-cell table:style-name="ce14" table:formula="of:=ROUND([.C$1]*SIN([.B1014]*PI()/180);0)" office:value-type="float" office:value="-82" calcext:value-type="float">
            <text:p>-82</text:p>
          </table:table-cell>
          <table:table-cell table:style-name="ce14" table:formula="of:=ROUND([.C$1]*SIN(([.B1014]+90)*PI()/180);0)" office:value-type="float" office:value="1020" calcext:value-type="float">
            <text:p>1020</text:p>
          </table:table-cell>
          <table:table-cell table:style-name="ce9" table:formula="of:=MOD(ATAN2([.D1014];[.C1014])*180/PI()+360;360)" office:value-type="float" office:value="355.403753390733" calcext:value-type="float">
            <text:p>355.40º</text:p>
          </table:table-cell>
          <table:table-cell table:style-name="ce20" table:formula="of:=[.B1014]-[.E1014]" office:value-type="float" office:value="0.0259341092670411" calcext:value-type="float">
            <text:p>0.0259</text:p>
          </table:table-cell>
          <table:table-cell table:style-name="ce27" table:formula="of:=ABS([.F1014]/[.B$4])" office:value-type="percentage" office:value="0.0737681330262502" calcext:value-type="percentage">
            <text:p>7.3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2" calcext:value-type="float">
            <text:p>1012</text:p>
          </table:table-cell>
          <table:table-cell table:style-name="ce9" table:formula="of:=[.A1015]*90/(256)" office:value-type="float" office:value="355.78125" calcext:value-type="float">
            <text:p>355.78º</text:p>
          </table:table-cell>
          <table:table-cell table:style-name="ce14" table:formula="of:=ROUND([.C$1]*SIN([.B1015]*PI()/180);0)" office:value-type="float" office:value="-75" calcext:value-type="float">
            <text:p>-75</text:p>
          </table:table-cell>
          <table:table-cell table:style-name="ce14" table:formula="of:=ROUND([.C$1]*SIN(([.B1015]+90)*PI()/180);0)" office:value-type="float" office:value="1020" calcext:value-type="float">
            <text:p>1020</text:p>
          </table:table-cell>
          <table:table-cell table:style-name="ce9" table:formula="of:=MOD(ATAN2([.D1015];[.C1015])*180/PI()+360;360)" office:value-type="float" office:value="355.794642998291" calcext:value-type="float">
            <text:p>355.79º</text:p>
          </table:table-cell>
          <table:table-cell table:style-name="ce20" table:formula="of:=[.B1015]-[.E1015]" office:value-type="float" office:value="-0.0133929982914083" calcext:value-type="float">
            <text:p>-0.0134</text:p>
          </table:table-cell>
          <table:table-cell table:style-name="ce27" table:formula="of:=ABS([.F1015]/[.B$4])" office:value-type="percentage" office:value="0.0380956395844502" calcext:value-type="percentage">
            <text:p>3.8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table:style-name="ce9" table:formula="of:=[.A1016]*90/(256)" office:value-type="float" office:value="356.1328125" calcext:value-type="float">
            <text:p>356.13º</text:p>
          </table:table-cell>
          <table:table-cell table:style-name="ce14" table:formula="of:=ROUND([.C$1]*SIN([.B1016]*PI()/180);0)" office:value-type="float" office:value="-69" calcext:value-type="float">
            <text:p>-69</text:p>
          </table:table-cell>
          <table:table-cell table:style-name="ce14" table:formula="of:=ROUND([.C$1]*SIN(([.B1016]+90)*PI()/180);0)" office:value-type="float" office:value="1021" calcext:value-type="float">
            <text:p>1021</text:p>
          </table:table-cell>
          <table:table-cell table:style-name="ce9" table:formula="of:=MOD(ATAN2([.D1016];[.C1016])*180/PI()+360;360)" office:value-type="float" office:value="356.133783935097" calcext:value-type="float">
            <text:p>356.13º</text:p>
          </table:table-cell>
          <table:table-cell table:style-name="ce20" table:formula="of:=[.B1016]-[.E1016]" office:value-type="float" office:value="-0.000971435096801088" calcext:value-type="float">
            <text:p>-0.0010</text:p>
          </table:table-cell>
          <table:table-cell table:style-name="ce27" table:formula="of:=ABS([.F1016]/[.B$4])" office:value-type="percentage" office:value="0.0027631931642342" calcext:value-type="percentage">
            <text:p>0.28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4" calcext:value-type="float">
            <text:p>1014</text:p>
          </table:table-cell>
          <table:table-cell table:style-name="ce9" table:formula="of:=[.A1017]*90/(256)" office:value-type="float" office:value="356.484375" calcext:value-type="float">
            <text:p>356.48º</text:p>
          </table:table-cell>
          <table:table-cell table:style-name="ce14" table:formula="of:=ROUND([.C$1]*SIN([.B1017]*PI()/180);0)" office:value-type="float" office:value="-63" calcext:value-type="float">
            <text:p>-63</text:p>
          </table:table-cell>
          <table:table-cell table:style-name="ce14" table:formula="of:=ROUND([.C$1]*SIN(([.B1017]+90)*PI()/180);0)" office:value-type="float" office:value="1021" calcext:value-type="float">
            <text:p>1021</text:p>
          </table:table-cell>
          <table:table-cell table:style-name="ce9" table:formula="of:=MOD(ATAN2([.D1017];[.C1017])*180/PI()+360;360)" office:value-type="float" office:value="356.469085771209" calcext:value-type="float">
            <text:p>356.47º</text:p>
          </table:table-cell>
          <table:table-cell table:style-name="ce20" table:formula="of:=[.B1017]-[.E1017]" office:value-type="float" office:value="0.015289228790607" calcext:value-type="float">
            <text:p>0.0153</text:p>
          </table:table-cell>
          <table:table-cell table:style-name="ce27" table:formula="of:=ABS([.F1017]/[.B$4])" office:value-type="percentage" office:value="0.0434893618932822" calcext:value-type="percentage">
            <text:p>4.35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5" calcext:value-type="float">
            <text:p>1015</text:p>
          </table:table-cell>
          <table:table-cell table:style-name="ce9" table:formula="of:=[.A1018]*90/(256)" office:value-type="float" office:value="356.8359375" calcext:value-type="float">
            <text:p>356.84º</text:p>
          </table:table-cell>
          <table:table-cell table:style-name="ce14" table:formula="of:=ROUND([.C$1]*SIN([.B1018]*PI()/180);0)" office:value-type="float" office:value="-56" calcext:value-type="float">
            <text:p>-56</text:p>
          </table:table-cell>
          <table:table-cell table:style-name="ce14" table:formula="of:=ROUND([.C$1]*SIN(([.B1018]+90)*PI()/180);0)" office:value-type="float" office:value="1021" calcext:value-type="float">
            <text:p>1021</text:p>
          </table:table-cell>
          <table:table-cell table:style-name="ce9" table:formula="of:=MOD(ATAN2([.D1018];[.C1018])*180/PI()+360;360)" office:value-type="float" office:value="356.86057592387" calcext:value-type="float">
            <text:p>356.86º</text:p>
          </table:table-cell>
          <table:table-cell table:style-name="ce20" table:formula="of:=[.B1018]-[.E1018]" office:value-type="float" office:value="-0.0246384238697033" calcext:value-type="float">
            <text:p>-0.0246</text:p>
          </table:table-cell>
          <table:table-cell table:style-name="ce27" table:formula="of:=ABS([.F1018]/[.B$4])" office:value-type="percentage" office:value="0.0700826278960449" calcext:value-type="percentage">
            <text:p>7.0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6" calcext:value-type="float">
            <text:p>1016</text:p>
          </table:table-cell>
          <table:table-cell table:style-name="ce9" table:formula="of:=[.A1019]*90/(256)" office:value-type="float" office:value="357.1875" calcext:value-type="float">
            <text:p>357.19º</text:p>
          </table:table-cell>
          <table:table-cell table:style-name="ce14" table:formula="of:=ROUND([.C$1]*SIN([.B1019]*PI()/180);0)" office:value-type="float" office:value="-50" calcext:value-type="float">
            <text:p>-50</text:p>
          </table:table-cell>
          <table:table-cell table:style-name="ce14" table:formula="of:=ROUND([.C$1]*SIN(([.B1019]+90)*PI()/180);0)" office:value-type="float" office:value="1022" calcext:value-type="float">
            <text:p>1022</text:p>
          </table:table-cell>
          <table:table-cell table:style-name="ce9" table:formula="of:=MOD(ATAN2([.D1019];[.C1019])*180/PI()+360;360)" office:value-type="float" office:value="357.199112912732" calcext:value-type="float">
            <text:p>357.20º</text:p>
          </table:table-cell>
          <table:table-cell table:style-name="ce20" table:formula="of:=[.B1019]-[.E1019]" office:value-type="float" office:value="-0.011612912732005" calcext:value-type="float">
            <text:p>-0.0116</text:p>
          </table:table-cell>
          <table:table-cell table:style-name="ce27" table:formula="of:=ABS([.F1019]/[.B$4])" office:value-type="percentage" office:value="0.0330322851043699" calcext:value-type="percentage">
            <text:p>3.3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7" calcext:value-type="float">
            <text:p>1017</text:p>
          </table:table-cell>
          <table:table-cell table:style-name="ce9" table:formula="of:=[.A1020]*90/(256)" office:value-type="float" office:value="357.5390625" calcext:value-type="float">
            <text:p>357.54º</text:p>
          </table:table-cell>
          <table:table-cell table:style-name="ce14" table:formula="of:=ROUND([.C$1]*SIN([.B1020]*PI()/180);0)" office:value-type="float" office:value="-44" calcext:value-type="float">
            <text:p>-44</text:p>
          </table:table-cell>
          <table:table-cell table:style-name="ce14" table:formula="of:=ROUND([.C$1]*SIN(([.B1020]+90)*PI()/180);0)" office:value-type="float" office:value="1022" calcext:value-type="float">
            <text:p>1022</text:p>
          </table:table-cell>
          <table:table-cell table:style-name="ce9" table:formula="of:=MOD(ATAN2([.D1020];[.C1020])*180/PI()+360;360)" office:value-type="float" office:value="357.534776494591" calcext:value-type="float">
            <text:p>357.53º</text:p>
          </table:table-cell>
          <table:table-cell table:style-name="ce20" table:formula="of:=[.B1020]-[.E1020]" office:value-type="float" office:value="0.00428600540914204" calcext:value-type="float">
            <text:p>0.0043</text:p>
          </table:table-cell>
          <table:table-cell table:style-name="ce27" table:formula="of:=ABS([.F1020]/[.B$4])" office:value-type="percentage" office:value="0.0121913042748929" calcext:value-type="percentage">
            <text:p>1.22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8" calcext:value-type="float">
            <text:p>1018</text:p>
          </table:table-cell>
          <table:table-cell table:style-name="ce9" table:formula="of:=[.A1021]*90/(256)" office:value-type="float" office:value="357.890625" calcext:value-type="float">
            <text:p>357.89º</text:p>
          </table:table-cell>
          <table:table-cell table:style-name="ce14" table:formula="of:=ROUND([.C$1]*SIN([.B1021]*PI()/180);0)" office:value-type="float" office:value="-38" calcext:value-type="float">
            <text:p>-38</text:p>
          </table:table-cell>
          <table:table-cell table:style-name="ce14" table:formula="of:=ROUND([.C$1]*SIN(([.B1021]+90)*PI()/180);0)" office:value-type="float" office:value="1022" calcext:value-type="float">
            <text:p>1022</text:p>
          </table:table-cell>
          <table:table-cell table:style-name="ce9" table:formula="of:=MOD(ATAN2([.D1021];[.C1021])*180/PI()+360;360)" office:value-type="float" office:value="357.870609483606" calcext:value-type="float">
            <text:p>357.87º</text:p>
          </table:table-cell>
          <table:table-cell table:style-name="ce20" table:formula="of:=[.B1021]-[.E1021]" office:value-type="float" office:value="0.0200155163940394" calcext:value-type="float">
            <text:p>0.0200</text:p>
          </table:table-cell>
          <table:table-cell table:style-name="ce27" table:formula="of:=ABS([.F1021]/[.B$4])" office:value-type="percentage" office:value="0.0569330244097121" calcext:value-type="percentage">
            <text:p>5.6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19" calcext:value-type="float">
            <text:p>1019</text:p>
          </table:table-cell>
          <table:table-cell table:style-name="ce9" table:formula="of:=[.A1022]*90/(256)" office:value-type="float" office:value="358.2421875" calcext:value-type="float">
            <text:p>358.24º</text:p>
          </table:table-cell>
          <table:table-cell table:style-name="ce14" table:formula="of:=ROUND([.C$1]*SIN([.B1022]*PI()/180);0)" office:value-type="float" office:value="-31" calcext:value-type="float">
            <text:p>-31</text:p>
          </table:table-cell>
          <table:table-cell table:style-name="ce14" table:formula="of:=ROUND([.C$1]*SIN(([.B1022]+90)*PI()/180);0)" office:value-type="float" office:value="1023" calcext:value-type="float">
            <text:p>1023</text:p>
          </table:table-cell>
          <table:table-cell table:style-name="ce9" table:formula="of:=MOD(ATAN2([.D1022];[.C1022])*180/PI()+360;360)" office:value-type="float" office:value="358.264295411072" calcext:value-type="float">
            <text:p>358.26º</text:p>
          </table:table-cell>
          <table:table-cell table:style-name="ce20" table:formula="of:=[.B1022]-[.E1022]" office:value-type="float" office:value="-0.0221079110716005" calcext:value-type="float">
            <text:p>-0.0221</text:p>
          </table:table-cell>
          <table:table-cell table:style-name="ce27" table:formula="of:=ABS([.F1022]/[.B$4])" office:value-type="percentage" office:value="0.0628847248258858" calcext:value-type="percentage">
            <text:p>6.2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20" calcext:value-type="float">
            <text:p>1020</text:p>
          </table:table-cell>
          <table:table-cell table:style-name="ce9" table:formula="of:=[.A1023]*90/(256)" office:value-type="float" office:value="358.59375" calcext:value-type="float">
            <text:p>358.59º</text:p>
          </table:table-cell>
          <table:table-cell table:style-name="ce14" table:formula="of:=ROUND([.C$1]*SIN([.B1023]*PI()/180);0)" office:value-type="float" office:value="-25" calcext:value-type="float">
            <text:p>-25</text:p>
          </table:table-cell>
          <table:table-cell table:style-name="ce14" table:formula="of:=ROUND([.C$1]*SIN(([.B1023]+90)*PI()/180);0)" office:value-type="float" office:value="1023" calcext:value-type="float">
            <text:p>1023</text:p>
          </table:table-cell>
          <table:table-cell table:style-name="ce9" table:formula="of:=MOD(ATAN2([.D1023];[.C1023])*180/PI()+360;360)" office:value-type="float" office:value="358.600088521909" calcext:value-type="float">
            <text:p>358.60º</text:p>
          </table:table-cell>
          <table:table-cell table:style-name="ce20" table:formula="of:=[.B1023]-[.E1023]" office:value-type="float" office:value="-0.00633852190924245" calcext:value-type="float">
            <text:p>-0.0063</text:p>
          </table:table-cell>
          <table:table-cell table:style-name="ce27" table:formula="of:=ABS([.F1023]/[.B$4])" office:value-type="percentage" office:value="0.0180295734307341" calcext:value-type="percentage">
            <text:p>1.80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21" calcext:value-type="float">
            <text:p>1021</text:p>
          </table:table-cell>
          <table:table-cell table:style-name="ce9" table:formula="of:=[.A1024]*90/(256)" office:value-type="float" office:value="358.9453125" calcext:value-type="float">
            <text:p>358.95º</text:p>
          </table:table-cell>
          <table:table-cell table:style-name="ce14" table:formula="of:=ROUND([.C$1]*SIN([.B1024]*PI()/180);0)" office:value-type="float" office:value="-19" calcext:value-type="float">
            <text:p>-19</text:p>
          </table:table-cell>
          <table:table-cell table:style-name="ce14" table:formula="of:=ROUND([.C$1]*SIN(([.B1024]+90)*PI()/180);0)" office:value-type="float" office:value="1023" calcext:value-type="float">
            <text:p>1023</text:p>
          </table:table-cell>
          <table:table-cell table:style-name="ce9" table:formula="of:=MOD(ATAN2([.D1024];[.C1024])*180/PI()+360;360)" office:value-type="float" office:value="358.935977845966" calcext:value-type="float">
            <text:p>358.94º</text:p>
          </table:table-cell>
          <table:table-cell table:style-name="ce20" table:formula="of:=[.B1024]-[.E1024]" office:value-type="float" office:value="0.00933465403380751" calcext:value-type="float">
            <text:p>0.0093</text:p>
          </table:table-cell>
          <table:table-cell table:style-name="ce27" table:formula="of:=ABS([.F1024]/[.B$4])" office:value-type="percentage" office:value="0.0265519048072747" calcext:value-type="percentage">
            <text:p>2.66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4" office:value-type="float" office:value="1022" calcext:value-type="float">
            <text:p>1022</text:p>
          </table:table-cell>
          <table:table-cell table:style-name="ce9" table:formula="of:=[.A1025]*90/(256)" office:value-type="float" office:value="359.296875" calcext:value-type="float">
            <text:p>359.30º</text:p>
          </table:table-cell>
          <table:table-cell table:style-name="ce14" table:formula="of:=ROUND([.C$1]*SIN([.B1025]*PI()/180);0)" office:value-type="float" office:value="-13" calcext:value-type="float">
            <text:p>-13</text:p>
          </table:table-cell>
          <table:table-cell table:style-name="ce14" table:formula="of:=ROUND([.C$1]*SIN(([.B1025]+90)*PI()/180);0)" office:value-type="float" office:value="1023" calcext:value-type="float">
            <text:p>1023</text:p>
          </table:table-cell>
          <table:table-cell table:style-name="ce9" table:formula="of:=MOD(ATAN2([.D1025];[.C1025])*180/PI()+360;360)" office:value-type="float" office:value="359.271940328952" calcext:value-type="float">
            <text:p>359.27º</text:p>
          </table:table-cell>
          <table:table-cell table:style-name="ce20" table:formula="of:=[.B1025]-[.E1025]" office:value-type="float" office:value="0.0249346710481859" calcext:value-type="float">
            <text:p>0.0249</text:p>
          </table:table-cell>
          <table:table-cell table:style-name="ce27" table:formula="of:=ABS([.F1025]/[.B$4])" office:value-type="percentage" office:value="0.0709252865370622" calcext:value-type="percentage">
            <text:p>7.09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1">
          <table:table-cell table:style-name="ce5" office:value-type="float" office:value="1023" calcext:value-type="float">
            <text:p>1023</text:p>
          </table:table-cell>
          <table:table-cell table:style-name="ce10" table:formula="of:=[.A1026]*90/(256)" office:value-type="float" office:value="359.6484375" calcext:value-type="float">
            <text:p>359.65º</text:p>
          </table:table-cell>
          <table:table-cell table:style-name="ce15" table:formula="of:=ROUND([.C$1]*SIN([.B1026]*PI()/180);0)" office:value-type="float" office:value="-6" calcext:value-type="float">
            <text:p>-6</text:p>
          </table:table-cell>
          <table:table-cell table:style-name="ce15" table:formula="of:=ROUND([.C$1]*SIN(([.B1026]+90)*PI()/180);0)" office:value-type="float" office:value="1023" calcext:value-type="float">
            <text:p>1023</text:p>
          </table:table-cell>
          <table:table-cell table:style-name="ce10" table:formula="of:=MOD(ATAN2([.D1026];[.C1026])*180/PI()+360;360)" office:value-type="float" office:value="359.663958225537" calcext:value-type="float">
            <text:p>359.66º</text:p>
          </table:table-cell>
          <table:table-cell table:style-name="ce21" table:formula="of:=[.B1026]-[.E1026]" office:value-type="float" office:value="-0.0155207255369874" calcext:value-type="float">
            <text:p>-0.0155</text:p>
          </table:table-cell>
          <table:table-cell table:style-name="ce28" table:formula="of:=ABS([.F1026]/[.B$4])" office:value-type="percentage" office:value="0.0441478415274307" calcext:value-type="percentage">
            <text:p>4.41%</text:p>
          </table:table-cell>
          <table:table-cell table:style-name="ce40"/>
          <table:table-cell table:style-name="ce39" table:number-columns-repeated="2"/>
          <table:table-cell table:number-columns-repeated="1014"/>
        </table:table-row>
        <table:table-row table:style-name="ro2" table:number-rows-repeated="104754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Hoja 1'.G2:'Hoja 1'.G1026">
            <calcext:condition calcext:apply-style-name="ConditionalStyle_1" calcext:value="&gt;=0.1" calcext:base-cell-address="'Hoja 1'.G2"/>
          </calcext:conditional-format>
          <calcext:conditional-format calcext:target-range-address="'Hoja 1'.G2:'Hoja 1'.G1026">
            <calcext:condition calcext:apply-style-name="ConditionalStyle_2" calcext:value="&gt;=0.05" calcext:base-cell-address="'Hoja 1'.G2"/>
          </calcext:conditional-format>
          <calcext:conditional-format calcext:target-range-address="'Hoja 1'.G2:'Hoja 1'.G1026">
            <calcext:condition calcext:apply-style-name="ConditionalStyle_3" calcext:value="&gt;=0.01" calcext:base-cell-address="'Hoja 1'.G2"/>
          </calcext:conditional-format>
          <calcext:conditional-format calcext:target-range-address="'Hoja 1'.G2:'Hoja 1'.G1026">
            <calcext:condition calcext:apply-style-name="ConditionalStyle_4" calcext:value="&lt;=0.01" calcext:base-cell-address="'Hoja 1'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Helvetica Neue" svg:font-family="'Helvetica Neue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2" loext:min-decimal-places="2" number:min-integer-digits="1"/>
      <number:text>º</number:text>
    </number:number-style>
    <number:number-style style:name="N127">
      <number:number number:decimal-places="2" loext:min-decimal-places="2" number:min-integer-digits="1"/>
      <number:text> MHz</number:text>
    </number:number-style>
    <number:number-style style:name="N128">
      <number:number number:decimal-places="0" loext:min-decimal-places="0" number:min-integer-digits="1"/>
      <number:text> Hz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a4335"/>
      <style:text-properties fo:color="#000000"/>
    </style:style>
    <style:style style:name="ConditionalStyle_5f_2" style:display-name="ConditionalStyle_2" style:family="table-cell" style:parent-style-name="Default">
      <style:table-cell-properties fo:background-color="#ff9900"/>
    </style:style>
    <style:style style:name="ConditionalStyle_5f_3" style:display-name="ConditionalStyle_3" style:family="table-cell" style:parent-style-name="Default">
      <style:table-cell-properties fo:background-color="#fbbc04"/>
    </style:style>
    <style:style style:name="ConditionalStyle_5f_4" style:display-name="ConditionalStyle_4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01" meta:object-count="0"/>
    <meta:generator>LibreOfficeDev/6.0.5.2$Linux_X86_64 LibreOffice_project/</meta:generator>
  </office:meta>
</office:document-meta>
</file>